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591in"/>
    </style:style>
    <style:style style:name="co2" style:family="table-column">
      <style:table-column-properties fo:break-before="auto" style:column-width="1.1661in"/>
    </style:style>
    <style:style style:name="co3" style:family="table-column">
      <style:table-column-properties fo:break-before="auto" style:column-width="1.5516in"/>
    </style:style>
    <style:style style:name="co4" style:family="table-column">
      <style:table-column-properties fo:break-before="auto" style:column-width="0.711in"/>
    </style:style>
    <style:style style:name="co5" style:family="table-column">
      <style:table-column-properties fo:break-before="auto" style:column-width="1.1063in"/>
    </style:style>
    <style:style style:name="co6" style:family="table-column">
      <style:table-column-properties fo:break-before="auto" style:column-width="1.5602in"/>
    </style:style>
    <style:style style:name="co7" style:family="table-column">
      <style:table-column-properties fo:break-before="auto" style:column-width="1.0283in"/>
    </style:style>
    <style:style style:name="co8" style:family="table-column">
      <style:table-column-properties fo:break-before="auto" style:column-width="1.0457in"/>
    </style:style>
    <style:style style:name="co9" style:family="table-column">
      <style:table-column-properties fo:break-before="auto" style:column-width="0.9945in"/>
    </style:style>
    <style:style style:name="co10" style:family="table-column">
      <style:table-column-properties fo:break-before="auto" style:column-width="1.0717in"/>
    </style:style>
    <style:style style:name="co11" style:family="table-column">
      <style:table-column-properties fo:break-before="auto" style:column-width="0.8571in"/>
    </style:style>
    <style:style style:name="co12" style:family="table-column">
      <style:table-column-properties fo:break-before="auto" style:column-width="0.7543in"/>
    </style:style>
    <style:style style:name="co13" style:family="table-column">
      <style:table-column-properties fo:break-before="auto" style:column-width="3.0181in"/>
    </style:style>
    <style:style style:name="co14" style:family="table-column">
      <style:table-column-properties fo:break-before="auto" style:column-width="0.9429in"/>
    </style:style>
    <style:style style:name="co15" style:family="table-column">
      <style:table-column-properties fo:break-before="auto" style:column-width="0.8917in"/>
    </style:style>
    <style:style style:name="co16" style:family="table-column">
      <style:table-column-properties fo:break-before="auto" style:column-width="2.1429in"/>
    </style:style>
    <style:style style:name="co17" style:family="table-column">
      <style:table-column-properties fo:break-before="auto" style:column-width="2.9492in"/>
    </style:style>
    <style:style style:name="co18" style:family="table-column">
      <style:table-column-properties fo:break-before="auto" style:column-width="0.6173in"/>
    </style:style>
    <style:style style:name="co19" style:family="table-column">
      <style:table-column-properties fo:break-before="auto" style:column-width="0.4717in"/>
    </style:style>
    <style:style style:name="co20" style:family="table-column">
      <style:table-column-properties fo:break-before="auto" style:column-width="0.5063in"/>
    </style:style>
    <style:style style:name="co21" style:family="table-column">
      <style:table-column-properties fo:break-before="auto" style:column-width="0.7283in"/>
    </style:style>
    <style:style style:name="co22" style:family="table-column">
      <style:table-column-properties fo:break-before="auto" style:column-width="1.0374in"/>
    </style:style>
    <style:style style:name="co23" style:family="table-column">
      <style:table-column-properties fo:break-before="auto" style:column-width="0.7374in"/>
    </style:style>
    <style:style style:name="co24" style:family="table-column">
      <style:table-column-properties fo:break-before="auto" style:column-width="0.8146in"/>
    </style:style>
    <style:style style:name="co25" style:family="table-column">
      <style:table-column-properties fo:break-before="auto" style:column-width="0.8063in"/>
    </style:style>
    <style:style style:name="co26" style:family="table-column">
      <style:table-column-properties fo:break-before="auto" style:column-width="0.7457in"/>
    </style:style>
    <style:style style:name="co27" style:family="table-column">
      <style:table-column-properties fo:break-before="auto" style:column-width="0.9516in"/>
    </style:style>
    <style:style style:name="co28" style:family="table-column">
      <style:table-column-properties fo:break-before="auto" style:column-width="0.8402in"/>
    </style:style>
    <style:style style:name="co29" style:family="table-column">
      <style:table-column-properties fo:break-before="auto" style:column-width="0.4366in"/>
    </style:style>
    <style:style style:name="co30" style:family="table-column">
      <style:table-column-properties fo:break-before="auto" style:column-width="0.6862in"/>
    </style:style>
    <style:style style:name="co31" style:family="table-column">
      <style:table-column-properties fo:break-before="auto" style:column-width="0.3862in"/>
    </style:style>
    <style:style style:name="co32" style:family="table-column">
      <style:table-column-properties fo:break-before="auto" style:column-width="0.3772in"/>
    </style:style>
    <style:style style:name="co33" style:family="table-column">
      <style:table-column-properties fo:break-before="auto" style:column-width="0.7799in"/>
    </style:style>
    <style:style style:name="co34" style:family="table-column">
      <style:table-column-properties fo:break-before="auto" style:column-width="0.7717in"/>
    </style:style>
    <style:style style:name="co35" style:family="table-column">
      <style:table-column-properties fo:break-before="auto" style:column-width="0.633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header">
      <style:table-properties table:display="true" style:writing-mode="lr-tb"/>
    </style:style>
    <style:style style:name="ta2" style:family="table" style:master-page-name="PageStyle_5f_masses">
      <style:table-properties table:display="true" style:writing-mode="lr-tb"/>
    </style:style>
    <style:style style:name="ta3" style:family="table" style:master-page-name="PageStyle_5f_units">
      <style:table-properties table:display="true" style:writing-mode="lr-tb"/>
    </style:style>
    <style:style style:name="ta4" style:family="table" style:master-page-name="PageStyle_5f_pair">
      <style:table-properties table:display="true" style:writing-mode="lr-tb"/>
    </style:style>
    <style:style style:name="ta5" style:family="table" style:master-page-name="PageStyle_5f_bonded">
      <style:table-properties table:display="true" style:writing-mode="lr-tb"/>
    </style:style>
    <style:style style:name="ta6" style:family="table" style:master-page-name="PageStyle_5f_reversible">
      <style:table-properties table:display="true" style:writing-mode="lr-tb"/>
    </style:style>
    <style:style style:name="ta7" style:family="table" style:master-page-name="PageStyle_5f_force-strain">
      <style:table-properties table:display="true" style:writing-mode="lr-tb"/>
    </style:style>
    <style:style style:name="ta8" style:family="table" style:master-page-name="PageStyle_5f_langevin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2" style:family="table-cell" style:parent-style-name="Default">
      <style:table-cell-properties fo:background-color="#ffff00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3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5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style:diagonal-bl-tr="none" style:diagonal-tl-br="none" fo:border="none" style:rotation-align="none"/>
    </style:style>
    <style:style style:name="ce10" style:family="table-cell" style:parent-style-name="Default" style:data-style-name="N160">
      <style:table-cell-properties style:diagonal-bl-tr="none" style:diagonal-tl-br="none" fo:border="none" style:rotation-align="none"/>
    </style:style>
    <style:style style:name="ce11" style:family="table-cell" style:parent-style-name="Default" style:data-style-name="N160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13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14" style:family="table-cell" style:parent-style-name="Default" style:data-style-name="N1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15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fo:background-color="#dddddd" style:rotation-align="none"/>
    </style:style>
    <style:style style:name="ce18" style:family="table-cell" style:parent-style-name="Default">
      <style:table-cell-properties fo:background-color="#00aaff" style:rotation-align="none"/>
    </style:style>
    <style:style style:name="ce19" style:family="table-cell" style:parent-style-name="Default">
      <style:table-cell-properties fo:background-color="#cccc00" style:rotation-align="none"/>
    </style:style>
    <style:style style:name="ce20" style:family="table-cell" style:parent-style-name="Default">
      <style:table-cell-properties fo:background-color="#aa00ff" style:rotation-align="none"/>
    </style:style>
    <style:style style:name="ce21" style:family="table-cell" style:parent-style-name="Default">
      <style:table-cell-properties fo:background-color="#7d7d7d" style:rotation-align="none"/>
    </style:style>
    <style:style style:name="ce22" style:family="table-cell" style:parent-style-name="Default">
      <style:table-cell-properties fo:background-color="#5555ff" style:rotation-align="none"/>
    </style:style>
    <style:style style:name="ce23" style:family="table-cell" style:parent-style-name="Default">
      <style:table-cell-properties fo:background-color="#cc0000" style:rotation-align="none"/>
    </style:style>
    <style:style style:name="ce24" style:family="table-cell" style:parent-style-name="Default">
      <style:table-cell-properties fo:background-color="#00cc00" style:rotation-align="none"/>
    </style:style>
    <style:style style:name="ce25" style:family="table-cell" style:parent-style-name="Default" style:data-style-name="N2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26" style:family="table-cell" style:parent-style-name="Default" style:data-style-name="N2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27" style:family="table-cell" style:parent-style-name="Default">
      <style:table-cell-properties fo:border-bottom="none" style:diagonal-bl-tr="none" style:diagonal-tl-br="none" fo:background-color="transparent" fo:border-left="1.76pt solid #000000" fo:border-right="none" style:rotation-align="none" fo:border-top="none"/>
    </style:style>
    <style:style style:name="ce28" style:family="table-cell" style:parent-style-name="Default">
      <style:table-cell-properties fo:border-bottom="1.76pt solid #000000" style:diagonal-bl-tr="none" style:diagonal-tl-br="none" fo:background-color="transparent" fo:border-left="1.76pt solid #000000" fo:border-right="none" style:rotation-align="none" fo:border-top="none"/>
    </style:style>
    <style:style style:name="ce29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1.76pt solid #000000"/>
    </style:style>
    <style:style style:name="ce30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31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32" style:family="table-cell" style:parent-style-name="Default" style:data-style-name="N1">
      <style:table-cell-properties style:diagonal-bl-tr="none" style:diagonal-tl-br="none" fo:border="none" style:rotation-align="none"/>
    </style:style>
    <style:style style:name="ce33" style:family="table-cell" style:parent-style-name="Default" style:data-style-name="N1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34" style:family="table-cell" style:parent-style-name="Default" style:data-style-name="N2">
      <style:table-cell-properties style:diagonal-bl-tr="none" style:diagonal-tl-br="none" fo:border="none" style:rotation-align="none"/>
    </style:style>
    <style:style style:name="ce35" style:family="table-cell" style:parent-style-name="Default">
      <style:table-cell-properties fo:border-bottom="none" style:diagonal-bl-tr="none" style:diagonal-tl-br="none" fo:background-color="transparent" fo:border-left="none" fo:border-right="1.76pt solid #000000" style:rotation-align="none" fo:border-top="1.76pt solid #000000"/>
    </style:style>
    <style:style style:name="ce36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 style:data-style-name="N1">
      <style:table-cell-properties style:rotation-align="none"/>
    </style:style>
    <style:style style:name="ce41" style:family="table-cell" style:parent-style-name="Default" style:data-style-name="N81">
      <style:table-cell-properties style:rotation-align="none"/>
    </style:style>
    <style:style style:name="ce42" style:family="table-cell" style:parent-style-name="Default" style:data-style-name="N2">
      <style:table-cell-properties style:rotation-align="none"/>
    </style:style>
    <style:style style:name="ce43" style:family="table-cell" style:parent-style-name="Default" style:data-style-name="N160">
      <style:table-cell-properties style:rotation-align="none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5" style:family="table-cell" style:parent-style-name="Default">
      <style:table-cell-properties style:rotation-align="non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 style:data-style-name="N162">
      <style:table-cell-properties style:rotation-align="non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 style:data-style-name="N161">
      <style:table-cell-properties style:rotation-align="non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 style:data-style-name="N161">
      <style:table-cell-properties style:rotation-align="none"/>
    </style:style>
    <style:style style:name="ce49" style:family="table-cell" style:parent-style-name="Default" style:data-style-name="N2">
      <style:table-cell-properties style:rotation-align="non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 style:data-style-name="N1">
      <style:table-cell-properties style:rotation-align="non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 style:data-style-name="N162">
      <style:table-cell-properties style:rotation-align="none"/>
    </style:style>
    <style:style style:name="ce52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ackground-color="#d0cece" style:diagonal-bl-tr="none" style:diagonal-tl-br="none" fo:border="none" style:rotation-align="none"/>
    </style:style>
    <style:style style:name="ce54" style:family="table-cell" style:parent-style-name="Default">
      <style:table-cell-properties fo:border-bottom="1.76pt solid #000000" fo:background-color="#d0cece" style:diagonal-bl-tr="none" style:diagonal-tl-br="none" fo:border-left="none" fo:border-right="none" style:rotation-align="none" fo:border-top="none"/>
    </style:style>
    <style:style style:name="ce5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 style:data-style-name="N100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57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 style:data-style-name="N100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59" style:family="table-cell" style:parent-style-name="Default" style:data-style-name="N160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60" style:family="table-cell" style:parent-style-name="Default">
      <style:table-cell-properties style:diagonal-bl-tr="none" style:diagonal-tl-br="none" fo:border="none" style:rotation-align="non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 style:data-style-name="N160">
      <style:table-cell-properties style:rotation-align="non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 style:data-style-name="N160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 style:data-style-name="N163">
      <style:table-cell-properties style:rotation-align="none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909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567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46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0602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57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6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844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79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8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211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66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673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gr12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57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text-position="0% 100%" fo:font-family="Taho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eader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2" office:value-type="string" calcext:value-type="string" table:number-columns-spanned="8" table:number-rows-spanned="25">
            <text:p># This file is part of CGNPS - Coarse-Grained Nuclear Periphery Simulator.</text:p>
            <text:p># </text:p>
            <text:p># Copyright 2021, 2022 Pranjal Singh</text:p>
            <text:p>#</text:p>
            <text:p># When contributing, please append a new line (e.g. # Copyright [Year] [Name])  </text:p>
            <text:p># to the above copyright notice.</text:p>
            <text:p># </text:p>
            <text:p># See the README file in the top-level CGNPS directory.</text:p>
            <text:p># This software is distributed under the GNU General Public License.</text:p>
            <text:p/>
            <text:p># -----------------------------------------------------------------------------</text:p>
            <text:p># This file (param.ods) is used for managing model parameters.</text:p>
            <text:p># -----------------------------------------------------------------------------</text:p>
            <text:p/>
            <text:p># date           :09-Jul-22</text:p>
            <text:p># version      :0.7.0</text:p>
          </table:table-cell>
          <table:covered-table-cell table:number-columns-repeated="7" table:style-name="ce3"/>
          <table:table-cell table:number-columns-repeated="1016"/>
        </table:table-row>
        <table:table-row table:style-name="ro1">
          <table:covered-table-cell table:number-columns-repeated="8" table:style-name="ce3"/>
          <table:table-cell table:number-columns-repeated="1016"/>
        </table:table-row>
        <table:table-row table:style-name="ro1">
          <table:covered-table-cell table:number-columns-repeated="8" table:style-name="ce3"/>
          <table:table-cell table:number-columns-repeated="1016"/>
        </table:table-row>
        <table:table-row table:style-name="ro1">
          <table:covered-table-cell table:number-columns-repeated="8" table:style-name="ce3"/>
          <table:table-cell table:number-columns-repeated="1016"/>
        </table:table-row>
        <table:table-row table:style-name="ro1">
          <table:covered-table-cell table:number-columns-repeated="8" table:style-name="ce3"/>
          <table:table-cell table:number-columns-repeated="1016"/>
        </table:table-row>
        <table:table-row table:style-name="ro1">
          <table:covered-table-cell table:number-columns-repeated="8" table:style-name="ce3"/>
          <table:table-cell table:number-columns-repeated="1016"/>
        </table:table-row>
        <table:table-row table:style-name="ro1">
          <table:covered-table-cell table:number-columns-repeated="8" table:style-name="ce3"/>
          <table:table-cell table:number-columns-repeated="1016"/>
        </table:table-row>
        <table:table-row table:style-name="ro1">
          <table:covered-table-cell table:number-columns-repeated="8" table:style-name="ce3"/>
          <table:table-cell table:number-columns-repeated="1016"/>
        </table:table-row>
        <table:table-row table:style-name="ro1">
          <table:covered-table-cell table:number-columns-repeated="8" table:style-name="ce3"/>
          <table:table-cell table:number-columns-repeated="1016"/>
        </table:table-row>
        <table:table-row table:style-name="ro1">
          <table:covered-table-cell table:number-columns-repeated="8" table:style-name="ce3"/>
          <table:table-cell table:number-columns-repeated="1016"/>
        </table:table-row>
        <table:table-row table:style-name="ro1">
          <table:covered-table-cell table:number-columns-repeated="8" table:style-name="ce3"/>
          <table:table-cell table:number-columns-repeated="1016"/>
        </table:table-row>
        <table:table-row table:style-name="ro1">
          <table:covered-table-cell table:number-columns-repeated="8" table:style-name="ce3"/>
          <table:table-cell table:number-columns-repeated="1016"/>
        </table:table-row>
        <table:table-row table:style-name="ro1">
          <table:covered-table-cell table:number-columns-repeated="8" table:style-name="ce3"/>
          <table:table-cell table:number-columns-repeated="1016"/>
        </table:table-row>
        <table:table-row table:style-name="ro1">
          <table:covered-table-cell table:number-columns-repeated="8" table:style-name="ce3"/>
          <table:table-cell table:number-columns-repeated="1016"/>
        </table:table-row>
        <table:table-row table:style-name="ro1">
          <table:covered-table-cell table:number-columns-repeated="8" table:style-name="ce3"/>
          <table:table-cell table:number-columns-repeated="1016"/>
        </table:table-row>
        <table:table-row table:style-name="ro1">
          <table:covered-table-cell table:number-columns-repeated="8"/>
          <table:table-cell table:number-columns-repeated="1016"/>
        </table:table-row>
        <table:table-row table:style-name="ro1">
          <table:covered-table-cell table:number-columns-repeated="8"/>
          <table:table-cell table:number-columns-repeated="1016"/>
        </table:table-row>
        <table:table-row table:style-name="ro1">
          <table:covered-table-cell table:number-columns-repeated="8"/>
          <table:table-cell table:number-columns-repeated="1016"/>
        </table:table-row>
        <table:table-row table:style-name="ro1">
          <table:covered-table-cell table:number-columns-repeated="8"/>
          <table:table-cell table:number-columns-repeated="1016"/>
        </table:table-row>
        <table:table-row table:style-name="ro1">
          <table:covered-table-cell table:number-columns-repeated="8"/>
          <table:table-cell table:number-columns-repeated="1016"/>
        </table:table-row>
        <table:table-row table:style-name="ro1">
          <table:covered-table-cell table:number-columns-repeated="8"/>
          <table:table-cell table:number-columns-repeated="1016"/>
        </table:table-row>
        <table:table-row table:style-name="ro1">
          <table:covered-table-cell table:number-columns-repeated="8"/>
          <table:table-cell table:number-columns-repeated="1016"/>
        </table:table-row>
        <table:table-row table:style-name="ro1">
          <table:covered-table-cell table:number-columns-repeated="8"/>
          <table:table-cell table:number-columns-repeated="1016"/>
        </table:table-row>
        <table:table-row table:style-name="ro1">
          <table:covered-table-cell table:number-columns-repeated="8"/>
          <table:table-cell table:number-columns-repeated="1016"/>
        </table:table-row>
        <table:table-row table:style-name="ro1">
          <table:covered-table-cell table:number-columns-repeated="8"/>
          <table:table-cell table:number-columns-repeated="1016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sses" table:style-name="ta2">
        <table:table-column table:style-name="co2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10" table:default-cell-style-name="ce6"/>
        <table:table-column table:style-name="co3" table:default-cell-style-name="ce6"/>
        <table:table-column table:style-name="co4" table:default-cell-style-name="ce6"/>
        <table:table-column table:style-name="co11" table:default-cell-style-name="ce6"/>
        <table:table-column table:style-name="co12" table:default-cell-style-name="ce6"/>
        <table:table-column table:style-name="co4" table:number-columns-repeated="1009" table:default-cell-style-name="ce6"/>
        <table:table-row table:style-name="ro1">
          <table:table-cell table:style-name="ce67" office:value-type="string" calcext:value-type="string" table:number-columns-spanned="3" table:number-rows-spanned="1">
            <text:p>NM Lipids</text:p>
          </table:table-cell>
          <table:covered-table-cell table:style-name="ce8"/>
          <table:covered-table-cell table:style-name="ce16"/>
          <table:table-cell/>
          <table:table-cell table:style-name="ce67" office:value-type="string" calcext:value-type="string" table:number-columns-spanned="2" table:number-rows-spanned="1">
            <text:p>NM binding proteins</text:p>
          </table:table-cell>
          <table:covered-table-cell table:style-name="ce16"/>
          <table:table-cell/>
          <table:table-cell table:style-name="ce67" office:value-type="string" calcext:value-type="string" table:number-columns-spanned="2" table:number-rows-spanned="1">
            <text:p>NPC</text:p>
          </table:table-cell>
          <table:covered-table-cell table:style-name="ce16"/>
          <table:table-cell/>
          <table:table-cell table:style-name="ce67" office:value-type="string" calcext:value-type="string" table:number-columns-spanned="2" table:number-rows-spanned="1">
            <text:p>NL</text:p>
          </table:table-cell>
          <table:covered-table-cell table:style-name="ce16"/>
          <table:table-cell/>
          <table:table-cell table:style-name="ce67" office:value-type="string" calcext:value-type="string" table:number-columns-spanned="2" table:number-rows-spanned="1">
            <text:p>PC</text:p>
          </table:table-cell>
          <table:covered-table-cell table:style-name="ce16"/>
          <table:table-cell/>
          <table:table-cell table:style-name="ce37" office:value-type="string" calcext:value-type="string" table:number-columns-spanned="2" table:number-rows-spanned="1">
            <text:p>CSK</text:p>
          </table:table-cell>
          <table:covered-table-cell table:style-name="ce38"/>
          <table:table-cell table:number-columns-repeated="1006"/>
        </table:table-row>
        <table:table-row table:style-name="ro1">
          <table:table-cell table:style-name="ce4" office:value-type="string" calcext:value-type="string">
            <text:p>Lipid</text:p>
          </table:table-cell>
          <table:table-cell table:style-name="ce9" office:value-type="string" calcext:value-type="string">
            <text:p>Molecular weight [kDa]</text:p>
          </table:table-cell>
          <table:table-cell table:style-name="ce13" office:value-type="string" calcext:value-type="string">
            <text:p>Fraction</text:p>
          </table:table-cell>
          <table:table-cell/>
          <table:table-cell table:style-name="ce4" office:value-type="string" calcext:value-type="string">
            <text:p>Protein</text:p>
          </table:table-cell>
          <table:table-cell table:style-name="ce13" office:value-type="string" calcext:value-type="string">
            <text:p>Molecular weight [kDa]</text:p>
          </table:table-cell>
          <table:table-cell/>
          <table:table-cell table:style-name="ce4" office:value-type="string" calcext:value-type="string">
            <text:p>Protein</text:p>
          </table:table-cell>
          <table:table-cell table:style-name="ce13" office:value-type="string" calcext:value-type="string">
            <text:p>Molecular weight [kDa]</text:p>
          </table:table-cell>
          <table:table-cell/>
          <table:table-cell table:style-name="ce4" office:value-type="string" calcext:value-type="string">
            <text:p>Protein</text:p>
          </table:table-cell>
          <table:table-cell table:style-name="ce13" office:value-type="string" calcext:value-type="string">
            <text:p>Molecular weight [kDa]</text:p>
          </table:table-cell>
          <table:table-cell/>
          <table:table-cell table:style-name="ce4" office:value-type="string" calcext:value-type="string">
            <text:p>Entity</text:p>
          </table:table-cell>
          <table:table-cell table:style-name="ce13" office:value-type="string" calcext:value-type="string">
            <text:p>Mass [kDa]</text:p>
          </table:table-cell>
          <table:table-cell/>
          <table:table-cell table:style-name="ce4" office:value-type="string" calcext:value-type="string">
            <text:p>Entity</text:p>
          </table:table-cell>
          <table:table-cell table:style-name="ce13" office:value-type="string" calcext:value-type="string">
            <text:p>Mass [kDa]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PC</text:p>
          </table:table-cell>
          <table:table-cell table:style-name="ce10" office:value-type="float" office:value="0.7626" calcext:value-type="float">
            <text:p>0.763</text:p>
          </table:table-cell>
          <table:table-cell table:style-name="ce13" office:value-type="float" office:value="48" calcext:value-type="float">
            <text:p>48</text:p>
          </table:table-cell>
          <table:table-cell/>
          <table:table-cell table:style-name="ce4" office:value-type="string" calcext:value-type="string">
            <text:p>LBR</text:p>
          </table:table-cell>
          <table:table-cell table:style-name="ce25" office:value-type="float" office:value="71.44" calcext:value-type="float">
            <text:p>71.44</text:p>
          </table:table-cell>
          <table:table-cell/>
          <table:table-cell table:style-name="ce4" office:value-type="string" calcext:value-type="string">
            <text:p>NPC</text:p>
          </table:table-cell>
          <table:table-cell table:style-name="ce13" office:value-type="float" office:value="120000" calcext:value-type="float">
            <text:p>120000</text:p>
          </table:table-cell>
          <table:table-cell/>
          <table:table-cell table:style-name="ce4" office:value-type="string" calcext:value-type="string">
            <text:p>Lamin-A</text:p>
          </table:table-cell>
          <table:table-cell table:style-name="ce13" office:value-type="float" office:value="74.14" calcext:value-type="float">
            <text:p>74.14</text:p>
          </table:table-cell>
          <table:table-cell/>
          <table:table-cell table:style-name="ce4" office:value-type="string" calcext:value-type="string">
            <text:p>Nucleosome</text:p>
          </table:table-cell>
          <table:table-cell table:style-name="ce13" office:value-type="float" office:value="179" calcext:value-type="float">
            <text:p>179</text:p>
          </table:table-cell>
          <table:table-cell/>
          <table:table-cell office:value-type="string" calcext:value-type="string">
            <text:p>Tubulin</text:p>
          </table:table-cell>
          <table:table-cell office:value-type="float" office:value="50" calcext:value-type="float">
            <text:p>50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ePC</text:p>
          </table:table-cell>
          <table:table-cell table:style-name="ce10" office:value-type="float" office:value="0.73" calcext:value-type="float">
            <text:p>0.730</text:p>
          </table:table-cell>
          <table:table-cell table:style-name="ce13" office:value-type="float" office:value="15" calcext:value-type="float">
            <text:p>15</text:p>
          </table:table-cell>
          <table:table-cell/>
          <table:table-cell table:style-name="ce4" office:value-type="string" calcext:value-type="string">
            <text:p>Emerin</text:p>
          </table:table-cell>
          <table:table-cell table:style-name="ce25" office:value-type="float" office:value="29.43" calcext:value-type="float">
            <text:p>29.43</text:p>
          </table:table-cell>
          <table:table-cell/>
          <table:table-cell table:style-name="ce4"/>
          <table:table-cell table:style-name="ce13"/>
          <table:table-cell/>
          <table:table-cell table:style-name="ce4" office:value-type="string" calcext:value-type="string">
            <text:p>Lamin-C</text:p>
          </table:table-cell>
          <table:table-cell table:style-name="ce13" office:value-type="float" office:value="65.13" calcext:value-type="float">
            <text:p>65.13</text:p>
          </table:table-cell>
          <table:table-cell/>
          <table:table-cell table:style-name="ce4"/>
          <table:table-cell table:style-name="ce13"/>
          <table:table-cell/>
          <table:table-cell office:value-type="string" calcext:value-type="string">
            <text:p>Actin</text:p>
          </table:table-cell>
          <table:table-cell office:value-type="float" office:value="42" calcext:value-type="float">
            <text:p>42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PI</text:p>
          </table:table-cell>
          <table:table-cell table:style-name="ce10" office:value-type="float" office:value="0.7935" calcext:value-type="float">
            <text:p>0.794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table:style-name="ce4" office:value-type="string" calcext:value-type="string">
            <text:p>SUN-1</text:p>
          </table:table-cell>
          <table:table-cell table:style-name="ce25" office:value-type="float" office:value="101.98" calcext:value-type="float">
            <text:p>101.98</text:p>
          </table:table-cell>
          <table:table-cell/>
          <table:table-cell table:style-name="ce4"/>
          <table:table-cell table:style-name="ce13"/>
          <table:table-cell/>
          <table:table-cell table:style-name="ce4" office:value-type="string" calcext:value-type="string">
            <text:p>Lamin-B1</text:p>
          </table:table-cell>
          <table:table-cell table:style-name="ce13" office:value-type="float" office:value="66.4" calcext:value-type="float">
            <text:p>66.4</text:p>
          </table:table-cell>
          <table:table-cell/>
          <table:table-cell table:style-name="ce4"/>
          <table:table-cell table:style-name="ce13"/>
          <table:table-cell table:number-columns-repeated="1009"/>
        </table:table-row>
        <table:table-row table:style-name="ro1">
          <table:table-cell table:style-name="ce4" office:value-type="string" calcext:value-type="string">
            <text:p>PE</text:p>
          </table:table-cell>
          <table:table-cell table:style-name="ce10" office:value-type="float" office:value="0.7185" calcext:value-type="float">
            <text:p>0.719</text:p>
          </table:table-cell>
          <table:table-cell table:style-name="ce13" office:value-type="float" office:value="9" calcext:value-type="float">
            <text:p>9</text:p>
          </table:table-cell>
          <table:table-cell/>
          <table:table-cell table:style-name="ce4" office:value-type="string" calcext:value-type="string">
            <text:p>Nesprin-3</text:p>
          </table:table-cell>
          <table:table-cell table:style-name="ce25" office:value-type="float" office:value="112.03" calcext:value-type="float">
            <text:p>112.03</text:p>
          </table:table-cell>
          <table:table-cell/>
          <table:table-cell table:style-name="ce4"/>
          <table:table-cell table:style-name="ce13"/>
          <table:table-cell/>
          <table:table-cell table:style-name="ce4" office:value-type="string" calcext:value-type="string">
            <text:p>Lamin-B2</text:p>
          </table:table-cell>
          <table:table-cell table:style-name="ce13" office:value-type="float" office:value="69.95" calcext:value-type="float">
            <text:p>69.95</text:p>
          </table:table-cell>
          <table:table-cell/>
          <table:table-cell table:style-name="ce4"/>
          <table:table-cell table:style-name="ce13"/>
          <table:table-cell table:number-columns-repeated="1009"/>
        </table:table-row>
        <table:table-row table:style-name="ro1">
          <table:table-cell table:style-name="ce4" office:value-type="string" calcext:value-type="string">
            <text:p>PA</text:p>
          </table:table-cell>
          <table:table-cell table:style-name="ce10" office:value-type="float" office:value="0.6755" calcext:value-type="float">
            <text:p>0.676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ce4" office:value-type="string" calcext:value-type="string">
            <text:p>LAP2</text:p>
          </table:table-cell>
          <table:table-cell table:style-name="ce25" office:value-type="float" office:value="50.37" calcext:value-type="float">
            <text:p>50.37</text:p>
          </table:table-cell>
          <table:table-cell/>
          <table:table-cell table:style-name="ce4"/>
          <table:table-cell table:style-name="ce13"/>
          <table:table-cell/>
          <table:table-cell table:style-name="ce4"/>
          <table:table-cell table:style-name="ce13"/>
          <table:table-cell/>
          <table:table-cell table:style-name="ce4"/>
          <table:table-cell table:style-name="ce13"/>
          <table:table-cell table:number-columns-repeated="1009"/>
        </table:table-row>
        <table:table-row table:style-name="ro1">
          <table:table-cell table:style-name="ce4" office:value-type="string" calcext:value-type="string">
            <text:p>PS</text:p>
          </table:table-cell>
          <table:table-cell table:style-name="ce10" office:value-type="float" office:value="0.7626" calcext:value-type="float">
            <text:p>0.763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MAN1</text:p>
          </table:table-cell>
          <table:table-cell table:style-name="ce25" office:value-type="float" office:value="102.74" calcext:value-type="float">
            <text:p>102.74</text:p>
          </table:table-cell>
          <table:table-cell/>
          <table:table-cell table:style-name="ce4"/>
          <table:table-cell table:style-name="ce13"/>
          <table:table-cell/>
          <table:table-cell table:style-name="ce4"/>
          <table:table-cell table:style-name="ce13"/>
          <table:table-cell/>
          <table:table-cell table:style-name="ce4"/>
          <table:table-cell table:style-name="ce13"/>
          <table:table-cell table:number-columns-repeated="1009"/>
        </table:table-row>
        <table:table-row table:style-name="ro1">
          <table:table-cell table:style-name="ce4" office:value-type="string" calcext:value-type="string">
            <text:p>SM</text:p>
          </table:table-cell>
          <table:table-cell table:style-name="ce10" office:value-type="float" office:value="0.8132" calcext:value-type="float">
            <text:p>0.813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4"/>
          <table:table-cell table:style-name="ce25"/>
          <table:table-cell/>
          <table:table-cell table:style-name="ce4"/>
          <table:table-cell table:style-name="ce13"/>
          <table:table-cell/>
          <table:table-cell table:style-name="ce4"/>
          <table:table-cell table:style-name="ce13"/>
          <table:table-cell/>
          <table:table-cell table:style-name="ce4"/>
          <table:table-cell table:style-name="ce13"/>
          <table:table-cell table:number-columns-repeated="1009"/>
        </table:table-row>
        <table:table-row table:style-name="ro1">
          <table:table-cell table:style-name="ce4"/>
          <table:table-cell table:style-name="ce10"/>
          <table:table-cell table:style-name="ce13"/>
          <table:table-cell/>
          <table:table-cell table:style-name="ce4"/>
          <table:table-cell table:style-name="ce13"/>
          <table:table-cell/>
          <table:table-cell table:style-name="ce4"/>
          <table:table-cell table:style-name="ce13"/>
          <table:table-cell/>
          <table:table-cell table:style-name="ce4" office:value-type="string" calcext:value-type="string">
            <text:p>Average m_NLA</text:p>
          </table:table-cell>
          <table:table-cell table:style-name="ce13" table:formula="of:=([.L3]+[.L4])/2" office:value-type="float" office:value="69.635" calcext:value-type="float">
            <text:p>69.635</text:p>
          </table:table-cell>
          <table:table-cell/>
          <table:table-cell table:style-name="ce4"/>
          <table:table-cell table:style-name="ce13"/>
          <table:table-cell table:number-columns-repeated="1009"/>
        </table:table-row>
        <table:table-row table:style-name="ro1">
          <table:table-cell table:style-name="ce5" office:value-type="string" calcext:value-type="string">
            <text:p>Average m_L</text:p>
          </table:table-cell>
          <table:table-cell table:style-name="ce11" table:formula="of:=([.B3]*[.C3]+[.B4]*[.C4]+[.B5]*[.C5]+[.B6]*[.C6]+[.B7]*[.C7]+[.B8]*[.C8]+[.B9]*[.C9])/[.C11]" office:value-type="float" office:value="0.752872448979592" calcext:value-type="float">
            <text:p>0.753</text:p>
          </table:table-cell>
          <table:table-cell table:style-name="ce15" table:formula="of:=SUM([.C3:.C10])" office:value-type="float" office:value="98" calcext:value-type="float">
            <text:p>98</text:p>
          </table:table-cell>
          <table:table-cell/>
          <table:table-cell table:style-name="ce5" office:value-type="string" calcext:value-type="string">
            <text:p>Average m_B</text:p>
          </table:table-cell>
          <table:table-cell table:style-name="ce26" table:formula="of:=AVERAGE([.F3:.F8])" office:value-type="float" office:value="77.9983333333333" calcext:value-type="float">
            <text:p>78.00</text:p>
          </table:table-cell>
          <table:table-cell/>
          <table:table-cell table:style-name="ce5" office:value-type="string" calcext:value-type="string">
            <text:p>m_NPC</text:p>
          </table:table-cell>
          <table:table-cell table:style-name="ce15" table:formula="of:=[.I3]" office:value-type="float" office:value="120000" calcext:value-type="float">
            <text:p>120000</text:p>
          </table:table-cell>
          <table:table-cell/>
          <table:table-cell table:style-name="ce5" office:value-type="string" calcext:value-type="string">
            <text:p>Average m_NLB</text:p>
          </table:table-cell>
          <table:table-cell table:style-name="ce15" table:formula="of:=([.L5]+[.L6])/2" office:value-type="float" office:value="68.175" calcext:value-type="float">
            <text:p>68.175</text:p>
          </table:table-cell>
          <table:table-cell/>
          <table:table-cell table:style-name="ce5" office:value-type="string" calcext:value-type="string">
            <text:p>m_NUC</text:p>
          </table:table-cell>
          <table:table-cell table:style-name="ce15" table:formula="of:=[.O3]" office:value-type="float" office:value="179" calcext:value-type="float">
            <text:p>17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urces:</text:p>
          </table:table-cell>
          <table:table-cell table:number-columns-repeated="3"/>
          <table:table-cell office:value-type="string" calcext:value-type="string">
            <text:p>Source:</text:p>
          </table:table-cell>
          <table:table-cell table:number-columns-repeated="2"/>
          <table:table-cell office:value-type="string" calcext:value-type="string">
            <text:p>Source:</text:p>
          </table:table-cell>
          <table:table-cell table:number-columns-repeated="2"/>
          <table:table-cell office:value-type="string" calcext:value-type="string">
            <text:p>Sources:</text:p>
          </table:table-cell>
          <table:table-cell table:number-columns-repeated="5"/>
          <table:table-cell office:value-type="string" calcext:value-type="string">
            <text:p>https://www.ncbi.nlm.nih.gov/pmc/articles/PMC4039033/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ttps://pubs.acs.org/doi/10.1021/acs.analchem.9b05052</text:p>
          </table:table-cell>
          <table:table-cell table:number-columns-repeated="3"/>
          <table:table-cell office:value-type="string" calcext:value-type="string">
            <text:p>http://www.nature.com/articles/nature10098</text:p>
          </table:table-cell>
          <table:table-cell table:number-columns-repeated="2"/>
          <table:table-cell office:value-type="string" calcext:value-type="string">
            <text:p>http://www.nature.com/articles/nrm.2016.147</text:p>
          </table:table-cell>
          <table:table-cell table:number-columns-repeated="2"/>
          <table:table-cell office:value-type="string" calcext:value-type="string">
            <text:p>https://www.uniprot.org/uniprot/P02545</text:p>
          </table:table-cell>
          <table:table-cell table:number-columns-repeated="2"/>
          <table:table-cell office:value-type="string" calcext:value-type="string">
            <text:p>https://www.nature.com/articles/s41598-019-46617-7</text:p>
          </table:table-cell>
          <table:table-cell table:number-columns-repeated="2"/>
          <table:table-cell office:value-type="string" calcext:value-type="string">
            <text:p>https://www.nature.com/articles/nature0920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ttps://pubchem.ncbi.nlm.nih.gov/compound/C24_1-Sphingomyelin</text:p>
          </table:table-cell>
          <table:table-cell table:number-columns-repeated="9"/>
          <table:table-cell office:value-type="string" calcext:value-type="string">
            <text:p>https://www.uniprot.org/uniprot/P20700</text:p>
          </table:table-cell>
          <table:table-cell table:number-columns-repeated="5"/>
          <table:table-cell office:value-type="string" calcext:value-type="string">
            <text:p>Assuming 13 tubulin in cicumference and 4 tubulin in length (13/pi)</text:p>
          </table:table-cell>
          <table:table-cell table:number-columns-repeated="1007"/>
        </table:table-row>
        <table:table-row table:style-name="ro1">
          <table:table-cell table:number-columns-repeated="10"/>
          <table:table-cell office:value-type="string" calcext:value-type="string">
            <text:p>https://www.uniprot.org/uniprot/Q03252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Parameter</text:p>
          </table:table-cell>
          <table:table-cell table:style-name="ce12" office:value-type="string" calcext:value-type="string">
            <text:p>Value</text:p>
          </table:table-cell>
          <table:table-cell table:number-columns-repeated="8"/>
          <table:table-cell table:style-name="ce36"/>
          <table:table-cell table:number-columns-repeated="5"/>
          <table:table-cell office:value-type="string" calcext:value-type="string">
            <text:p>https://www.uniprot.org/uniprot/P60709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N_NM</text:p>
          </table:table-cell>
          <table:table-cell table:style-name="ce13" table:formula="of:=[.G19]" office:value-type="float" office:value="15356" calcext:value-type="float">
            <text:p>15356</text:p>
          </table:table-cell>
          <table:table-cell table:number-columns-repeated="2"/>
          <table:table-cell office:value-type="string" calcext:value-type="string">
            <text:p>Colors</text:p>
          </table:table-cell>
          <table:table-cell table:style-name="ce7" office:value-type="string" calcext:value-type="string">
            <text:p>Particle Type</text:p>
          </table:table-cell>
          <table:table-cell table:style-name="ce29" office:value-type="string" calcext:value-type="string">
            <text:p>Particle Counts</text:p>
          </table:table-cell>
          <table:table-cell table:style-name="ce31" office:value-type="string" calcext:value-type="string">
            <text:p>Mass [kDa]</text:p>
          </table:table-cell>
          <table:table-cell table:style-name="ce31" office:value-type="string" calcext:value-type="string">
            <text:p>Reduced Mass</text:p>
          </table:table-cell>
          <table:table-cell table:style-name="ce35" office:value-type="string" calcext:value-type="string">
            <text:p>Diameter [nm]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dddddd</text:p>
          </table:table-cell>
          <table:table-cell office:value-type="string" calcext:value-type="string">
            <text:p>light gray</text:p>
          </table:table-cell>
          <table:table-cell table:number-columns-repeated="2"/>
          <table:table-cell office:value-type="string" calcext:value-type="string">
            <text:p>https://www.rcsb.org/structure/3g37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N_NPC</text:p>
          </table:table-cell>
          <table:table-cell table:style-name="ce13" table:formula="of:=[.G20]" office:value-type="float" office:value="37" calcext:value-type="float">
            <text:p>37</text:p>
          </table:table-cell>
          <table:table-cell/>
          <table:table-cell office:value-type="float" office:value="1.5" calcext:value-type="float">
            <text:p>1.5</text:p>
          </table:table-cell>
          <table:table-cell table:style-name="ce17" office:value-type="string" calcext:value-type="string">
            <text:p>#dddddd</text:p>
          </table:table-cell>
          <table:table-cell table:style-name="ce4" office:value-type="string" calcext:value-type="string">
            <text:p>1 (NM)</text:p>
          </table:table-cell>
          <table:table-cell table:style-name="ce9" table:formula="of:=15393-[.G20]" office:value-type="float" office:value="15356" calcext:value-type="float">
            <text:p>15356</text:p>
          </table:table-cell>
          <table:table-cell table:style-name="ce32" table:formula="of:=[.B23]*[.B11]+[.B24]*[.F11]" office:value-type="float" office:value="2473.54367072637" calcext:value-type="float">
            <text:p>2474</text:p>
          </table:table-cell>
          <table:table-cell table:style-name="ce10" table:formula="of:=[.H19]/[.$H$27]" office:value-type="float" office:value="1.23669668889205" calcext:value-type="float">
            <text:p>1.237</text:p>
          </table:table-cell>
          <table:table-cell table:style-name="ce14"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00aaff</text:p>
          </table:table-cell>
          <table:table-cell office:value-type="string" calcext:value-type="string">
            <text:p>cyan</text:p>
          </table:table-cell>
          <table:table-cell table:number-columns-repeated="2"/>
          <table:table-cell office:value-type="string" calcext:value-type="string">
            <text:p>From above ref, about 5 actin in 8nm by 20 nm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r_NPC [nm]</text:p>
          </table:table-cell>
          <table:table-cell table:style-name="ce13" office:value-type="float" office:value="35" calcext:value-type="float">
            <text:p>35</text:p>
          </table:table-cell>
          <table:table-cell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#00aaff</text:p>
          </table:table-cell>
          <table:table-cell table:style-name="ce4" office:value-type="string" calcext:value-type="string">
            <text:p>2 (NPC)</text:p>
          </table:table-cell>
          <table:table-cell table:style-name="ce9" office:value-type="float" office:value="37" calcext:value-type="float">
            <text:p>37</text:p>
          </table:table-cell>
          <table:table-cell table:style-name="ce9" table:formula="of:=[.I11]" office:value-type="float" office:value="120000" calcext:value-type="float">
            <text:p>120000</text:p>
          </table:table-cell>
          <table:table-cell table:style-name="ce34" table:formula="of:=[.H20]/[.$H$27]" office:value-type="float" office:value="59.996354389598" calcext:value-type="float">
            <text:p>60.00</text:p>
          </table:table-cell>
          <table:table-cell table:style-name="ce13"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cccc00</text:p>
          </table:table-cell>
          <table:table-cell office:value-type="string" calcext:value-type="string">
            <text:p>gold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L_NEpatch [nm]</text:p>
          </table:table-cell>
          <table:table-cell table:style-name="ce13" office:value-type="float" office:value="2500" calcext:value-type="float">
            <text:p>2500</text:p>
          </table:table-cell>
          <table:table-cell/>
          <table:table-cell office:value-type="float" office:value="0.6" calcext:value-type="float">
            <text:p>0.6</text:p>
          </table:table-cell>
          <table:table-cell table:style-name="ce19" office:value-type="string" calcext:value-type="string">
            <text:p>#cccc00</text:p>
          </table:table-cell>
          <table:table-cell table:style-name="ce4" office:value-type="string" calcext:value-type="string">
            <text:p>3 (NLA)</text:p>
          </table:table-cell>
          <table:table-cell table:style-name="ce9" office:value-type="float" office:value="15945" calcext:value-type="float">
            <text:p>15945</text:p>
          </table:table-cell>
          <table:table-cell table:style-name="ce32" table:formula="of:=[.L10]*2" office:value-type="float" office:value="139.27" calcext:value-type="float">
            <text:p>139</text:p>
          </table:table-cell>
          <table:table-cell table:style-name="ce10" table:formula="of:=[.H21]/[.$H$27]" office:value-type="float" office:value="0.0696307689653276" calcext:value-type="float">
            <text:p>0.070</text:p>
          </table:table-cell>
          <table:table-cell table:style-name="ce14" office:value-type="float" office:value="12" calcext:value-type="float">
            <text:p>12</text:p>
          </table:table-cell>
          <table:table-cell table:style-name="ce36" office:value-type="string" calcext:value-type="string">
            <text:p>Turgay 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aa00ff</text:p>
          </table:table-cell>
          <table:table-cell office:value-type="string" calcext:value-type="string">
            <text:p>magenta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rho_L [nm^{-2}]</text:p>
          </table:table-cell>
          <table:table-cell table:style-name="ce13" table:formula="of:=1/0.5" office:value-type="float" office:value="2" calcext:value-type="float">
            <text:p>2</text:p>
          </table:table-cell>
          <table:table-cell/>
          <table:table-cell office:value-type="float" office:value="0.6" calcext:value-type="float">
            <text:p>0.6</text:p>
          </table:table-cell>
          <table:table-cell table:style-name="ce20" office:value-type="string" calcext:value-type="string">
            <text:p>#aa00ff</text:p>
          </table:table-cell>
          <table:table-cell table:style-name="ce4" office:value-type="string" calcext:value-type="string">
            <text:p>4 (NLB)</text:p>
          </table:table-cell>
          <table:table-cell table:style-name="ce9" office:value-type="float" office:value="7785" calcext:value-type="float">
            <text:p>7785</text:p>
          </table:table-cell>
          <table:table-cell table:style-name="ce32" table:formula="of:=[.L11]*2" office:value-type="float" office:value="136.35" calcext:value-type="float">
            <text:p>136</text:p>
          </table:table-cell>
          <table:table-cell table:style-name="ce10" table:formula="of:=[.H22]/[.$H$27]" office:value-type="float" office:value="0.0681708576751807" calcext:value-type="float">
            <text:p>0.068</text:p>
          </table:table-cell>
          <table:table-cell table:style-name="ce14" office:value-type="float" office:value="12" calcext:value-type="float">
            <text:p>12</text:p>
          </table:table-cell>
          <table:table-cell table:style-name="ce36" office:value-type="string" calcext:value-type="string">
            <text:p>Turgay 20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7d7d7d dark gray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CG_L_in_NM</text:p>
          </table:table-cell>
          <table:table-cell table:style-name="ce14" table:formula="of:=[.B22]*2*2*([.B21]*[.B21]-[.B19]*PI()*[.B20]*[.B20])/[.B18]" office:value-type="float" office:value="3181.87408855225" calcext:value-type="float">
            <text:p>3182</text:p>
          </table:table-cell>
          <table:table-cell/>
          <table:table-cell office:value-type="float" office:value="3.5" calcext:value-type="float">
            <text:p>3.5</text:p>
          </table:table-cell>
          <table:table-cell table:style-name="ce21" office:value-type="string" calcext:value-type="string">
            <text:p>#7d7d7d</text:p>
          </table:table-cell>
          <table:table-cell table:style-name="ce4" office:value-type="string" calcext:value-type="string">
            <text:p>5 (EC)</text:p>
          </table:table-cell>
          <table:table-cell table:style-name="ce9" office:value-type="float" office:value="3091" calcext:value-type="float">
            <text:p>3091</text:p>
          </table:table-cell>
          <table:table-cell table:style-name="ce9" table:formula="of:=[.O11]*50" office:value-type="float" office:value="8950" calcext:value-type="float">
            <text:p>8950</text:p>
          </table:table-cell>
          <table:table-cell table:style-name="ce10" table:formula="of:=[.H23]/[.$H$27]" office:value-type="float" office:value="4.47472809822418" calcext:value-type="float">
            <text:p>4.475</text:p>
          </table:table-cell>
          <table:table-cell table:style-name="ce14" table:formula="of:=10*4.95*(2^(1/2))" office:value-type="float" office:value="70.0035713374682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#5555ff</text:p>
          </table:table-cell>
          <table:table-cell office:value-type="string" calcext:value-type="string">
            <text:p>blue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CG_B_in_NM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office:value-type="float" office:value="3.5" calcext:value-type="float">
            <text:p>3.5</text:p>
          </table:table-cell>
          <table:table-cell table:style-name="ce22" office:value-type="string" calcext:value-type="string">
            <text:p>#5555ff</text:p>
          </table:table-cell>
          <table:table-cell table:style-name="ce4" office:value-type="string" calcext:value-type="string">
            <text:p>6 (HC)</text:p>
          </table:table-cell>
          <table:table-cell table:style-name="ce9" office:value-type="float" office:value="3212" calcext:value-type="float">
            <text:p>3212</text:p>
          </table:table-cell>
          <table:table-cell table:style-name="ce9" table:formula="of:=[.O11]*50" office:value-type="float" office:value="8950" calcext:value-type="float">
            <text:p>8950</text:p>
          </table:table-cell>
          <table:table-cell table:style-name="ce10" table:formula="of:=[.H24]/[.$H$27]" office:value-type="float" office:value="4.47472809822418" calcext:value-type="float">
            <text:p>4.475</text:p>
          </table:table-cell>
          <table:table-cell table:style-name="ce14" table:formula="of:=10*4.95*(2^(1/2))" office:value-type="float" office:value="70.0035713374682" calcext:value-type="float">
            <text:p>7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#cc0000</text:p>
          </table:table-cell>
          <table:table-cell office:value-type="string" calcext:value-type="string">
            <text:p>red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table:style-name="ce23" office:value-type="string" calcext:value-type="string">
            <text:p>#cc0000</text:p>
          </table:table-cell>
          <table:table-cell table:style-name="ce27" office:value-type="string" calcext:value-type="string">
            <text:p>7 (FA)</text:p>
          </table:table-cell>
          <table:table-cell table:style-name="ce9" office:value-type="float" office:value="7956" calcext:value-type="float">
            <text:p>7956</text:p>
          </table:table-cell>
          <table:table-cell table:style-name="ce9" table:formula="of:=5*[.R4]" office:value-type="float" office:value="210" calcext:value-type="float">
            <text:p>210</text:p>
          </table:table-cell>
          <table:table-cell table:style-name="ce10" table:formula="of:=[.H25]/[.$H$27]" office:value-type="float" office:value="0.104993620181797" calcext:value-type="float">
            <text:p>0.105</text:p>
          </table:table-cell>
          <table:table-cell table:style-name="ce13" office:value-type="float" office:value="8" calcext:value-type="float">
            <text:p>8</text:p>
          </table:table-cell>
          <table:table-cell table:style-name="ce36" office:value-type="string" calcext:value-type="string">
            <text:p>Turgay 20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00cc00</text:p>
          </table:table-cell>
          <table:table-cell office:value-type="string" calcext:value-type="string">
            <text:p>green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.2" calcext:value-type="float">
            <text:p>1.2</text:p>
          </table:table-cell>
          <table:table-cell table:style-name="ce24" office:value-type="string" calcext:value-type="string">
            <text:p>#00cc00</text:p>
          </table:table-cell>
          <table:table-cell table:style-name="ce28" office:value-type="string" calcext:value-type="string">
            <text:p>8 (MT)</text:p>
          </table:table-cell>
          <table:table-cell table:style-name="ce30" office:value-type="float" office:value="4971" calcext:value-type="float">
            <text:p>4971</text:p>
          </table:table-cell>
          <table:table-cell table:style-name="ce30" table:formula="of:=13*4*[.R3]" office:value-type="float" office:value="2600" calcext:value-type="float">
            <text:p>2600</text:p>
          </table:table-cell>
          <table:table-cell table:style-name="ce11" table:formula="of:=[.H26]/[.$H$27]" office:value-type="float" office:value="1.29992101177462" calcext:value-type="float">
            <text:p>1.300</text:p>
          </table:table-cell>
          <table:table-cell table:style-name="ce15" office:value-type="float" office:value="24" calcext:value-type="float">
            <text:p>24</text:p>
          </table:table-cell>
          <table:table-cell table:style-name="ce36" office:value-type="string" calcext:value-type="string">
            <text:p>Turgay 2017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5" office:value-type="string" calcext:value-type="string">
            <text:p>Average</text:p>
          </table:table-cell>
          <table:table-cell table:style-name="ce30"/>
          <table:table-cell table:style-name="ce33" table:formula="of:=SUMPRODUCT([.G19:.G26];[.H19:.H26])/SUM([.G19:.G26])" office:value-type="float" office:value="2000.12152773078" calcext:value-type="float">
            <text:p>2000</text:p>
          </table:table-cell>
          <table:table-cell table:style-name="ce30" table:formula="of:=SUMPRODUCT([.G19:.G26];[.I19:.I26])/SUM([.G19:.G26])" office:value-type="float" office:value="1" calcext:value-type="float">
            <text:p>1</text:p>
          </table:table-cell>
          <table:table-cell table:style-name="ce15"/>
          <table:table-cell table:number-columns-repeated="1014"/>
        </table:table-row>
        <table:table-row table:style-name="ro1">
          <table:table-cell office:value-type="string" calcext:value-type="string">
            <text:p>Sources of rho_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dx.doi.org/10.1016%2Fj.bpj.2014.07.04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://dx.doi.org/10.1016/j.bbamem.2014.06.004</text:p>
          </table:table-cell>
          <table:table-cell table:number-columns-repeated="4"/>
          <table:table-cell office:value-type="string" calcext:value-type="string">
            <text:p>Area per NM</text:p>
          </table:table-cell>
          <table:table-cell table:formula="of:=(2500*2500-0.25*PI()*[.J20]*[.J20]*[.G20])/[.G19]" office:value-type="float" office:value="394.895657391735" calcext:value-type="float">
            <text:p>394.8956573917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nature.com/articles/2231279a0</text:p>
          </table:table-cell>
          <table:table-cell table:number-columns-repeated="102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its" table:style-name="ta3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16" table:default-cell-style-name="Default"/>
        <table:table-row table:style-name="ro1">
          <table:table-cell table:style-name="ce39" office:value-type="string" calcext:value-type="string">
            <text:p>Quantity</text:p>
          </table:table-cell>
          <table:table-cell table:style-name="ce39" office:value-type="string" calcext:value-type="string">
            <text:p>Value</text:p>
          </table:table-cell>
          <table:table-cell table:style-name="ce39" office:value-type="string" calcext:value-type="string">
            <text:p>Unit</text:p>
          </table:table-cell>
          <table:table-cell table:style-name="ce39"/>
          <table:table-cell table:style-name="ce6"/>
          <table:table-cell table:style-name="ce39" table:number-columns-repeated="3"/>
          <table:table-cell table:number-columns-repeated="1016"/>
        </table:table-row>
        <table:table-row table:style-name="ro1">
          <table:table-cell table:style-name="ce6" office:value-type="string" calcext:value-type="string">
            <text:p>Temperature, T</text:p>
          </table:table-cell>
          <table:table-cell table:style-name="ce40" office:value-type="float" office:value="300" calcext:value-type="float">
            <text:p>300</text:p>
          </table:table-cell>
          <table:table-cell table:style-name="ce6" office:value-type="string" calcext:value-type="string">
            <text:p>K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table:style-name="ce6" office:value-type="string" calcext:value-type="string">
            <text:p>Boltzmann Constant, k_B</text:p>
          </table:table-cell>
          <table:table-cell table:style-name="ce41" office:value-type="float" office:value="1.38E-023" calcext:value-type="float">
            <text:p>1.38E-23</text:p>
          </table:table-cell>
          <table:table-cell table:style-name="ce6" office:value-type="string" calcext:value-type="string">
            <text:p>J/K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table:style-name="ce6" office:value-type="string" calcext:value-type="string">
            <text:p>Reduced temperature, T*</text:p>
          </table:table-cell>
          <table:table-cell table:style-name="ce42" office:value-type="float" office:value="0.23" calcext:value-type="float">
            <text:p>0.23</text:p>
          </table:table-cell>
          <table:table-cell table:style-name="ce6"/>
          <table:table-cell table:style-name="ce41"/>
          <table:table-cell table:style-name="ce6"/>
          <table:table-cell table:number-columns-repeated="1019"/>
        </table:table-row>
        <table:table-row table:style-name="ro1">
          <table:table-cell table:style-name="ce6" office:value-type="string" calcext:value-type="string">
            <text:p>Energy scale, epsilon</text:p>
          </table:table-cell>
          <table:table-cell table:style-name="ce41" table:formula="of:=[.B3]*[.B2]/[.B4]" office:value-type="float" office:value="1.8E-020" calcext:value-type="float">
            <text:p>1.80E-20</text:p>
          </table:table-cell>
          <table:table-cell table:style-name="ce6" office:value-type="string" calcext:value-type="string">
            <text:p>J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Equilibrium bond length between NL particles</text:p>
          </table:table-cell>
          <table:table-cell table:style-name="ce40" office:value-type="float" office:value="20" calcext:value-type="float">
            <text:p>20</text:p>
          </table:table-cell>
          <table:table-cell office:value-type="string" calcext:value-type="string">
            <text:p>nm</text:p>
          </table:table-cell>
          <table:table-cell/>
          <table:table-cell table:style-name="ce6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Length scale, sigma</text:p>
          </table:table-cell>
          <table:table-cell table:style-name="ce40" table:formula="of:=[.B6]/2" office:value-type="float" office:value="10" calcext:value-type="float">
            <text:p>10</text:p>
          </table:table-cell>
          <table:table-cell table:style-name="ce6" office:value-type="string" calcext:value-type="string">
            <text:p>nm</text:p>
          </table:table-cell>
          <table:table-cell/>
          <table:table-cell table:style-name="ce6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Mass scale, m</text:p>
          </table:table-cell>
          <table:table-cell table:style-name="ce40" table:formula="of:=[$masses.H27]" office:value-type="float" office:value="2000.12152773078" calcext:value-type="float">
            <text:p>2000</text:p>
          </table:table-cell>
          <table:table-cell table:style-name="ce6" office:value-type="string" calcext:value-type="string">
            <text:p>kDa</text:p>
          </table:table-cell>
          <table:table-cell/>
          <table:table-cell table:style-name="ce6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kDa</text:p>
          </table:table-cell>
          <table:table-cell table:style-name="ce41" office:value-type="float" office:value="1.66E-024" calcext:value-type="float">
            <text:p>1.66E-24</text:p>
          </table:table-cell>
          <table:table-cell table:style-name="ce6" office:value-type="string" calcext:value-type="string">
            <text:p>kg</text:p>
          </table:table-cell>
          <table:table-cell/>
          <table:table-cell table:style-name="ce6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Time scale, tau</text:p>
          </table:table-cell>
          <table:table-cell table:style-name="ce42" table:formula="of:=[.B7]*SQRT([.B8]*[.B9]/[.B5])" office:value-type="float" office:value="4.29483005486642" calcext:value-type="float">
            <text:p>4.29</text:p>
          </table:table-cell>
          <table:table-cell table:style-name="ce6" office:value-type="string" calcext:value-type="string">
            <text:p>ns</text:p>
          </table:table-cell>
          <table:table-cell/>
          <table:table-cell table:style-name="ce6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Timestep, delta t</text:p>
          </table:table-cell>
          <table:table-cell table:style-name="ce43" office:value-type="float" office:value="0.001" calcext:value-type="float">
            <text:p>0.001</text:p>
          </table:table-cell>
          <table:table-cell table:style-name="ce6" office:value-type="string" calcext:value-type="string">
            <text:p>τ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, epsilon/sigma</text:p>
          </table:table-cell>
          <table:table-cell table:style-name="ce41" table:formula="of:=10^12*[.B5]/([.B7]*10^-9)" office:value-type="float" office:value="1.8" calcext:value-type="float">
            <text:p>1.80E+00</text:p>
          </table:table-cell>
          <table:table-cell office:value-type="string" calcext:value-type="string">
            <text:p>pN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ir" table:style-name="ta4">
        <table:table-column table:style-name="co20" table:default-cell-style-name="Default"/>
        <table:table-column table:style-name="co21" table:default-cell-style-name="ce6"/>
        <table:table-column table:style-name="co1" table:number-columns-repeated="2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3" table:default-cell-style-name="Default"/>
        <table:table-column table:style-name="co1" table:number-columns-repeated="1014" table:default-cell-style-name="Default"/>
        <table:table-row table:style-name="ro1">
          <table:table-cell table:style-name="ce44" office:value-type="string" calcext:value-type="string">
            <text:p>Sr. No.</text:p>
          </table:table-cell>
          <table:table-cell table:style-name="ce44" office:value-type="string" calcext:value-type="string">
            <text:p>Prefix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string" calcext:value-type="string">
            <text:p>Style</text:p>
          </table:table-cell>
          <table:table-cell table:style-name="ce44" office:value-type="string" calcext:value-type="string">
            <text:p>epsilon</text:p>
          </table:table-cell>
          <table:table-cell table:style-name="ce6" office:value-type="string" calcext:value-type="string">
            <text:p>sigma</text:p>
          </table:table-cell>
          <table:table-cell table:style-name="ce6" office:value-type="string" calcext:value-type="string">
            <text:p>cutoff</text:p>
          </table:table-cell>
          <table:table-cell table:style-name="ce6" office:value-type="string" calcext:value-type="string">
            <text:p>zeta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theta_0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ir_coef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uidmembrane</text:p>
          </table:table-cell>
          <table:table-cell table:style-name="ce46" table:formula="of:=[.M6]" office:value-type="float" office:value="1" calcext:value-type="float">
            <text:p>1.0</text:p>
          </table:table-cell>
          <table:table-cell table:style-name="ce47" table:formula="of:=[.M16]/[.N26]" office:value-type="float" office:value="2.12132034355964" calcext:value-type="float">
            <text:p>2.121320</text:p>
          </table:table-cell>
          <table:table-cell table:style-name="ce42" office:value-type="float" office:value="5.2" calcext:value-type="float">
            <office:annotation draw:style-name="gr1" draw:text-style-name="P2" svg:width="1.4402in" svg:height="0.9878in" svg:x="5.5988in" svg:y="0.0602in" draw:caption-point-x="0.2772in" draw:caption-point-y="0.1354in">
              <dc:creator>PS</dc:creator>
              <dc:date>2022-07-09T00:00:00</dc:date>
              <text:p text:style-name="P1"><text:span text:style-name="T1">Pranjal Singh:</text:span></text:p>
              <text:p text:style-name="P1"><text:span text:style-name="T2">Cut off chosen to include second nearest neighbour interactions (important to have good diffusivity).</text:span></text:p>
            </office:annotation>
            <text:p>5.20</text:p>
          </table:table-cell>
          <table:table-cell table:style-name="ce6" office:value-type="float" office:value="4" calcext:value-type="float">
            <office:annotation draw:style-name="gr2" draw:text-style-name="P2" svg:width="1.4299in" svg:height="0.8354in" svg:x="6.3134in" svg:y="0.0602in" draw:caption-point-x="0.2217in" draw:caption-point-y="0.1354in">
              <dc:creator>PS</dc:creator>
              <dc:date>2022-07-09T00:00:00</dc:date>
              <text:p text:style-name="P1"><text:span text:style-name="T1">Pranjal Singh:</text:span></text:p>
              <text:p text:style-name="P1"><text:span text:style-name="T2">Tuned to desirable diffusivity.</text:span></text:p>
            </office:annotation>
            <text:p>4</text:p>
          </table:table-cell>
          <table:table-cell table:style-name="ce51" office:value-type="float" office:value="7.5" calcext:value-type="float">
            <office:annotation draw:style-name="gr2" draw:text-style-name="P2" svg:width="1.4299in" svg:height="0.8354in" svg:x="6.9724in" svg:y="0.0602in" draw:caption-point-x="0.3in" draw:caption-point-y="0.1354in">
              <dc:creator>PS</dc:creator>
              <dc:date>2022-07-09T00:00:00</dc:date>
              <text:p text:style-name="P1"><text:span text:style-name="T1">Pranjal Singh:</text:span></text:p>
              <text:p text:style-name="P1"><text:span text:style-name="T2">Tuned to desirable bending rigidity.</text:span></text:p>
            </office:annotation>
            <text:p>7.5</text:p>
          </table:table-cell>
          <table:table-cell table:style-name="ce51" office:value-type="float" office:value="0" calcext:value-type="float">
            <office:annotation draw:style-name="gr2" draw:text-style-name="P2" svg:width="1.3846in" svg:height="0.8354in" svg:x="7.6764in" svg:y="0.0602in" draw:caption-point-x="0.2551in" draw:caption-point-y="0.1354in">
              <dc:creator>PS</dc:creator>
              <dc:date>2022-07-09T00:00:00</dc:date>
              <text:p text:style-name="P1"><text:span text:style-name="T1">Pranjal Singh:</text:span></text:p>
              <text:p text:style-name="P1"><text:span text:style-name="T2">zero spontaneous/intrinsic curvature.</text:span></text:p>
            </office:annotation>
            <text:p>0.0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ir_coef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table:formula="of:=[.E2]" office:value-type="string" office:string-value="fluidmembrane" calcext:value-type="string">
            <text:p>fluidmembrane</text:p>
          </table:table-cell>
          <table:table-cell table:style-name="ce46" office:value-type="float" office:value="2" calcext:value-type="float">
            <text:p>2.0</text:p>
          </table:table-cell>
          <table:table-cell table:style-name="ce47" table:formula="of:=[.N16]/[.N26]" office:value-type="float" office:value="4.94974746830583" calcext:value-type="float">
            <text:p>4.949747</text:p>
          </table:table-cell>
          <table:table-cell table:style-name="ce49" table:formula="of:=([.H2]+[.J6])/2" office:value-type="float" office:value="10.1" calcext:value-type="float">
            <text:p>10.10</text:p>
          </table:table-cell>
          <table:table-cell table:style-name="ce45" table:formula="of:=[.I2]" office:value-type="float" office:value="4" calcext:value-type="float">
            <text:p>4</text:p>
          </table:table-cell>
          <table:table-cell table:style-name="ce46" table:formula="of:=[.J2]" office:value-type="float" office:value="7.5" calcext:value-type="float">
            <text:p>7.5</text:p>
          </table:table-cell>
          <table:table-cell table:style-name="ce46" table:formula="of:=[.K2]" office:value-type="float" office:value="0" calcext:value-type="float">
            <text:p>0.0</text:p>
          </table:table-cell>
          <table:table-cell/>
          <table:table-cell table:style-name="ce6"/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NM</text:p>
          </table:table-cell>
          <table:table-cell office:value-type="string" calcext:value-type="string">
            <text:p>NPC</text:p>
          </table:table-cell>
          <table:table-cell office:value-type="string" calcext:value-type="string">
            <text:p>NL-A</text:p>
          </table:table-cell>
          <table:table-cell office:value-type="string" calcext:value-type="string">
            <text:p>NL-B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MT</text:p>
          </table:table-cell>
          <table:table-cell table:number-columns-repeated="1004"/>
        </table:table-row>
        <table:table-row table:style-name="ro1">
          <table:table-cell table:style-name="ce44" office:value-type="string" calcext:value-type="string">
            <text:p>Sr. No.</text:p>
          </table:table-cell>
          <table:table-cell table:style-name="ce44" office:value-type="string" calcext:value-type="string">
            <text:p>Prefix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string" calcext:value-type="string">
            <text:p>Style</text:p>
          </table:table-cell>
          <table:table-cell table:style-name="ce44" office:value-type="string" calcext:value-type="string">
            <text:p>epsilon</text:p>
          </table:table-cell>
          <table:table-cell table:style-name="ce6" office:value-type="string" calcext:value-type="string">
            <text:p>sigma</text:p>
          </table:table-cell>
          <table:table-cell table:style-name="ce6" office:value-type="string" calcext:value-type="string">
            <text:p>gammaR</text:p>
          </table:table-cell>
          <table:table-cell table:style-name="ce6" office:value-type="string" calcext:value-type="string">
            <text:p>gammaA</text:p>
          </table:table-cell>
          <table:table-cell table:style-name="ce6" office:value-type="string" calcext:value-type="string">
            <text:p>cutoff</text:p>
          </table:table-cell>
          <table:table-cell table:style-name="ce6"/>
          <table:table-cell table:style-name="ce7" office:value-type="string" calcext:value-type="string">
            <text:p>epsilon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ir_coeff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mie/cut</text:p>
          </table:table-cell>
          <table:table-cell table:style-name="ce47" table:formula="of:=[.N7]" office:value-type="float" office:value="0.01" calcext:value-type="float">
            <text:p>0.010000</text:p>
          </table:table-cell>
          <table:table-cell table:style-name="ce47" table:formula="of:=[.N17]/[.N26]" office:value-type="float" office:value="10.6066017177982" calcext:value-type="float">
            <text:p>10.606602</text:p>
          </table:table-cell>
          <table:table-cell office:value-type="float" office:value="4" calcext:value-type="float">
            <office:annotation draw:style-name="gr3" draw:text-style-name="P2" svg:width="1.4402in" svg:height="0.8252in" svg:x="5.5988in" svg:y="0.8268in" draw:caption-point-x="0.2772in" draw:caption-point-y="0.1354in">
              <dc:creator>PS</dc:creator>
              <dc:date>2022-07-09T00:00:00</dc:date>
              <text:p text:style-name="P1"><text:span text:style-name="T1">Pranjal Singh:</text:span></text:p>
              <text:p text:style-name="P1"><text:span text:style-name="T2">4-2 interaction (soft core) because large coarse-graining size.</text:span></text:p>
            </office:annotation>
            <text:p>4</text:p>
          </table:table-cell>
          <table:table-cell office:value-type="float" office:value="2" calcext:value-type="float">
            <text:p>2</text:p>
          </table:table-cell>
          <table:table-cell table:style-name="ce52" table:formula="of:=[.N17]*1" office:value-type="float" office:value="15" calcext:value-type="float">
            <text:p>15.00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9" office:value-type="float" office:value="1" calcext:value-type="float">
            <office:annotation draw:style-name="gr3" draw:text-style-name="P2" svg:width="1.3846in" svg:height="0.8252in" svg:x="8.9945in" svg:y="0.8268in" draw:caption-point-x="0.2551in" draw:caption-point-y="0.1354in">
              <dc:creator>PS</dc:creator>
              <dc:date>2022-07-09T00:00:00</dc:date>
              <text:p text:style-name="P1"><text:span text:style-name="T1">Pranjal Singh:</text:span></text:p>
              <text:p text:style-name="P1"><text:span text:style-name="T2">Baseline potential well depth.</text:span></text:p>
            </office:annotation>
            <text:p>1</text:p>
          </table:table-cell>
          <table:table-cell table:style-name="ce9" office:value-type="float" office:value="1" calcext:value-type="float">
            <office:annotation draw:style-name="gr4" draw:text-style-name="P2" svg:width="1.7772in" svg:height="1.139in" svg:x="9.6535in" svg:y="0.8268in" draw:caption-point-x="0.2551in" draw:caption-point-y="0.1354in">
              <dc:creator>PS</dc:creator>
              <dc:date>2022-07-09T00:00:00</dc:date>
              <text:p text:style-name="P1"><text:span text:style-name="T1">Pranjal Singh:</text:span></text:p>
              <text:p text:style-name="P1"><text:span text:style-name="T2">Twice to model the low mobility of NM particles near NPC; NPC shall bind more strongly to NM than NM to NM, otherwise NM particles will diffuse off.</text:span></text:p>
            </office:annotation>
            <text:p>1</text:p>
          </table:table-cell>
          <table:table-cell table:style-name="ce57" office:value-type="float" office:value="0.01" calcext:value-type="float">
            <text:p>0.01</text:p>
          </table:table-cell>
          <table:table-cell table:style-name="ce9" table:formula="of:=[.O6]*2" office:value-type="float" office:value="0.02" calcext:value-type="float">
            <office:annotation draw:style-name="gr5" draw:text-style-name="P2" svg:width="1.8768in" svg:height="0.8366in" svg:x="11.3307in" svg:y="0.8268in" draw:caption-point-x="-0.1039in" draw:caption-point-y="0.1354in">
              <dc:creator>PS</dc:creator>
              <dc:date>2022-07-09T00:00:00</dc:date>
              <text:p text:style-name="P1"><text:span text:style-name="T1">Pranjal Singh:</text:span></text:p>
              <text:p text:style-name="P1"><text:span text:style-name="T2">NL-B to NM binding via farnesyl group; assumed stronger than NL-A to NM where no farnesyl group is present.</text:span></text:p>
            </office:annotation>
            <text:p>0.02</text:p>
          </table:table-cell>
          <table:table-cell table:number-columns-repeated="2" table:style-name="ce55" office:value-type="float" office:value="0.01" calcext:value-type="float">
            <text:p>0.01</text:p>
          </table:table-cell>
          <table:table-cell table:style-name="ce55" office:value-type="float" office:value="0.05" calcext:value-type="float">
            <text:p>0.05</text:p>
          </table:table-cell>
          <table:table-cell table:style-name="ce61" office:value-type="float" office:value="0.05" calcext:value-type="float">
            <text:p>0.05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ir_coeff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45" table:formula="of:=[.E6]" office:value-type="string" office:string-value="mie/cut" calcext:value-type="string">
            <text:p>mie/cut</text:p>
          </table:table-cell>
          <table:table-cell table:style-name="ce47" table:formula="of:=[.O8]" office:value-type="float" office:value="0.02" calcext:value-type="float">
            <text:p>0.020000</text:p>
          </table:table-cell>
          <table:table-cell table:style-name="ce47" table:formula="of:=[.O18]/[.O26]" office:value-type="float" office:value="1.04829655768356" calcext:value-type="float">
            <text:p>1.048297</text:p>
          </table:table-cell>
          <table:table-cell office:value-type="float" office:value="9" calcext:value-type="float">
            <office:annotation draw:style-name="gr3" draw:text-style-name="P2" svg:width="1.4402in" svg:height="0.8252in" svg:x="5.5988in" svg:y="1.0185in" draw:caption-point-x="0.2772in" draw:caption-point-y="0.1354in">
              <dc:creator>PS</dc:creator>
              <dc:date>2022-07-09T00:00:00</dc:date>
              <text:p text:style-name="P1"><text:span text:style-name="T1">Pranjal Singh:</text:span></text:p>
              <text:p text:style-name="P1"><text:span text:style-name="T2">9-6 interaction (stiff core) because small coarse-graining size.</text:span></text:p>
            </office:annotation>
            <text:p>9</text:p>
          </table:table-cell>
          <table:table-cell office:value-type="float" office:value="6" calcext:value-type="float">
            <text:p>6</text:p>
          </table:table-cell>
          <table:table-cell table:style-name="ce52" table:formula="of:=[.O18]*1.6" office:value-type="float" office:value="1.92" calcext:value-type="float">
            <text:p>1.92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53"/>
          <table:table-cell table:style-name="ce9" office:value-type="float" office:value="0.01" calcext:value-type="float">
            <office:annotation draw:style-name="gr5" draw:text-style-name="P2" svg:width="1.3846in" svg:height="0.8366in" svg:x="9.6535in" svg:y="1.0185in" draw:caption-point-x="0.2551in" draw:caption-point-y="0.1354in">
              <dc:creator>PS</dc:creator>
              <dc:date>2022-07-09T00:00:00</dc:date>
              <text:p text:style-name="P1"><text:span text:style-name="T1">Pranjal Singh:</text:span></text:p>
              <text:p text:style-name="P1"><text:span text:style-name="T2">Tuned to have enough strength of repulsion keeping NPCs from fusing/overlapping.</text:span></text:p>
            </office:annotation>
            <text:p>0.01</text:p>
          </table:table-cell>
          <table:table-cell table:style-name="ce9" office:value-type="float" office:value="0.01" calcext:value-type="float">
            <office:annotation draw:style-name="gr6" draw:text-style-name="P2" svg:width="1.6516in" svg:height="0.9232in" svg:x="10.6717in" svg:y="1.0185in" draw:caption-point-x="-0.1039in" draw:caption-point-y="0.1354in">
              <dc:creator>PS</dc:creator>
              <dc:date>2022-07-09T00:00:00</dc:date>
              <text:p text:style-name="P1"><text:span text:style-name="T1">Pranjal Singh:</text:span></text:p>
              <text:p text:style-name="P1"><text:span text:style-name="T2">NL to NPC binding interaction via Nups and ELYS (Kittisopikul2021).</text:span></text:p>
            </office:annotation>
            <text:p>0.01</text:p>
          </table:table-cell>
          <table:table-cell table:style-name="ce60" table:formula="of:=[.O7]" office:value-type="float" office:value="0.01" calcext:value-type="float">
            <text:p>0.01</text:p>
          </table:table-cell>
          <table:table-cell table:style-name="ce60" table:formula="of:=[.O7]" office:value-type="float" office:value="0.01" calcext:value-type="float">
            <text:p>0.01</text:p>
          </table:table-cell>
          <table:table-cell table:style-name="ce60" table:formula="of:=[.P7]" office:value-type="float" office:value="0.01" calcext:value-type="float">
            <text:p>0.01</text:p>
          </table:table-cell>
          <table:table-cell table:style-name="ce60" table:formula="of:=SQRT([.N7]*[.S12])" office:value-type="float" office:value="0.014142135623731" calcext:value-type="float">
            <text:p>0.014142135623731</text:p>
          </table:table-cell>
          <table:table-cell table:style-name="ce62" table:formula="of:=SQRT([.N7]*[.T13])" office:value-type="float" office:value="0.0316227766016838" calcext:value-type="float">
            <text:p>0.0316227766016838</text:p>
          </table:table-cell>
          <table:table-cell table:number-columns-repeated="1004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pair_coeff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45" table:formula="of:=[.E7]" office:value-type="string" office:string-value="mie/cut" calcext:value-type="string">
            <text:p>mie/cut</text:p>
          </table:table-cell>
          <table:table-cell table:style-name="ce47" table:formula="of:=[.P9]" office:value-type="float" office:value="0.02" calcext:value-type="float">
            <text:p>0.020000</text:p>
          </table:table-cell>
          <table:table-cell table:style-name="ce47" table:formula="of:=[.P19]/[.O26]" office:value-type="float" office:value="1.04829655768356" calcext:value-type="float">
            <text:p>1.048297</text:p>
          </table:table-cell>
          <table:table-cell table:style-name="ce45" table:formula="of:=[.H7]" office:value-type="float" office:value="9" calcext:value-type="float">
            <text:p>9</text:p>
          </table:table-cell>
          <table:table-cell table:style-name="ce45" table:formula="of:=[.I7]" office:value-type="float" office:value="6" calcext:value-type="float">
            <text:p>6</text:p>
          </table:table-cell>
          <table:table-cell table:style-name="ce52" table:formula="of:=[.P19]*1.6" office:value-type="float" office:value="1.92" calcext:value-type="float">
            <text:p>1.92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53" table:number-columns-repeated="2"/>
          <table:table-cell table:style-name="ce9" office:value-type="float" office:value="0.02" calcext:value-type="float">
            <office:annotation draw:style-name="gr7" draw:text-style-name="P2" svg:width="1.7106in" svg:height="0.8583in" svg:x="10.3126in" svg:y="1.2106in" draw:caption-point-x="0.2551in" draw:caption-point-y="0.135in">
              <dc:creator>PS</dc:creator>
              <dc:date>2022-07-09T00:00:00</dc:date>
              <text:p text:style-name="P1"><text:span text:style-name="T1">Pranjal Singh:</text:span></text:p>
              <text:p text:style-name="P1"><text:span text:style-name="T2">The strength of EPS wrapping/unwrapping interaction (Makarov 2019); Assumed value.</text:span></text:p>
            </office:annotation>
            <text:p>0.02</text:p>
          </table:table-cell>
          <table:table-cell table:style-name="ce60" table:formula="of:=SQRT([.O8]*[.P9])" office:value-type="float" office:value="0.02" calcext:value-type="float">
            <text:p>0.02</text:p>
          </table:table-cell>
          <table:table-cell table:style-name="ce60" table:formula="of:=SQRT([.O8]*[.Q10])" office:value-type="float" office:value="0.02" calcext:value-type="float">
            <text:p>0.02</text:p>
          </table:table-cell>
          <table:table-cell table:style-name="ce60" table:formula="of:=SQRT([.O8]*[.R11])" office:value-type="float" office:value="0.0447213595499958" calcext:value-type="float">
            <text:p>0.0447213595499958</text:p>
          </table:table-cell>
          <table:table-cell table:style-name="ce60" table:formula="of:=SQRT([.O8]*[.S12])" office:value-type="float" office:value="0.02" calcext:value-type="float">
            <text:p>0.02</text:p>
          </table:table-cell>
          <table:table-cell table:style-name="ce62" table:formula="of:=SQRT([.O8]*[.T13])" office:value-type="float" office:value="0.0447213595499958" calcext:value-type="float">
            <text:p>0.0447213595499958</text:p>
          </table:table-cell>
          <table:table-cell table:number-columns-repeated="1004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pair_coeff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5" table:formula="of:=[.E8]" office:value-type="string" office:string-value="mie/cut" calcext:value-type="string">
            <text:p>mie/cut</text:p>
          </table:table-cell>
          <table:table-cell table:style-name="ce47" table:formula="of:=[.P8]" office:value-type="float" office:value="0.02" calcext:value-type="float">
            <text:p>0.020000</text:p>
          </table:table-cell>
          <table:table-cell table:style-name="ce47" table:formula="of:=[.P18]/[.O26]" office:value-type="float" office:value="1.04829655768356" calcext:value-type="float">
            <text:p>1.048297</text:p>
          </table:table-cell>
          <table:table-cell table:style-name="ce50" table:formula="of:=[.H8]" office:value-type="float" office:value="9" calcext:value-type="float">
            <text:p>9</text:p>
          </table:table-cell>
          <table:table-cell table:style-name="ce50" table:formula="of:=[.I8]" office:value-type="float" office:value="6" calcext:value-type="float">
            <text:p>6</text:p>
          </table:table-cell>
          <table:table-cell table:style-name="ce52" table:formula="of:=[.P18]*1.6" office:value-type="float" office:value="1.92" calcext:value-type="float">
            <text:p>1.92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53" table:number-columns-repeated="3"/>
          <table:table-cell table:style-name="ce60" table:formula="of:=[.O8]" office:value-type="float" office:value="0.02" calcext:value-type="float">
            <text:p>0.02</text:p>
          </table:table-cell>
          <table:table-cell table:style-name="ce60" table:formula="of:=SQRT([.P9]*[.Q10])" office:value-type="float" office:value="0.02" calcext:value-type="float">
            <text:p>0.02</text:p>
          </table:table-cell>
          <table:table-cell table:style-name="ce60" table:formula="of:=SQRT([.P9]*[.R11])" office:value-type="float" office:value="0.0447213595499958" calcext:value-type="float">
            <text:p>0.0447213595499958</text:p>
          </table:table-cell>
          <table:table-cell table:style-name="ce60" table:formula="of:=SQRT([.P9]*[.S12])" office:value-type="float" office:value="0.02" calcext:value-type="float">
            <text:p>0.02</text:p>
          </table:table-cell>
          <table:table-cell table:style-name="ce62" table:formula="of:=SQRT([.P9]*[.T13])" office:value-type="float" office:value="0.0447213595499958" calcext:value-type="float">
            <text:p>0.0447213595499958</text:p>
          </table:table-cell>
          <table:table-cell table:number-columns-repeated="1004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pair_coef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5" table:formula="of:=[.E9]" office:value-type="string" office:string-value="mie/cut" calcext:value-type="string">
            <text:p>mie/cut</text:p>
          </table:table-cell>
          <table:table-cell table:style-name="ce47" table:formula="of:=[.O7]" office:value-type="float" office:value="0.01" calcext:value-type="float">
            <text:p>0.010000</text:p>
          </table:table-cell>
          <table:table-cell table:style-name="ce47" table:formula="of:=[.O17]/[.O26]" office:value-type="float" office:value="2.6207413942089" calcext:value-type="float">
            <text:p>2.620741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6" calcext:value-type="float">
            <text:p>6</text:p>
          </table:table-cell>
          <table:table-cell table:style-name="ce52" table:formula="of:=[.O17]*1.4" office:value-type="float" office:value="4.2" calcext:value-type="float">
            <text:p>4.20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53" table:number-columns-repeated="4"/>
          <table:table-cell table:style-name="ce9" table:formula="of:=[.R11]/5" office:value-type="float" office:value="0.02" calcext:value-type="float">
            <office:annotation draw:style-name="gr7" draw:text-style-name="P2" svg:width="1.3512in" svg:height="0.8583in" svg:x="11.9898in" svg:y="1.5937in" draw:caption-point-x="-0.1039in" draw:caption-point-y="0.1354in">
              <dc:creator>PS</dc:creator>
              <dc:date>2022-07-09T00:00:00</dc:date>
              <text:p text:style-name="P1"><text:span text:style-name="T1">Pranjal Singh:</text:span></text:p>
              <text:p text:style-name="P1"><text:span text:style-name="T2">Weak EC-EC interaction (Chiang2019).</text:span></text:p>
            </office:annotation>
            <text:p>0.02</text:p>
          </table:table-cell>
          <table:table-cell table:style-name="ce60" table:formula="of:=SQRT([.Q10]*[.R11])" office:value-type="float" office:value="0.0447213595499958" calcext:value-type="float">
            <text:p>0.0447213595499958</text:p>
          </table:table-cell>
          <table:table-cell table:style-name="ce60" table:formula="of:=SQRT([.Q10]*[.S12])" office:value-type="float" office:value="0.02" calcext:value-type="float">
            <text:p>0.02</text:p>
          </table:table-cell>
          <table:table-cell table:style-name="ce62" table:formula="of:=SQRT([.Q10]*[.T13])" office:value-type="float" office:value="0.0447213595499958" calcext:value-type="float">
            <text:p>0.0447213595499958</text:p>
          </table:table-cell>
          <table:table-cell table:number-columns-repeated="1004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pair_coef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5" table:formula="of:=[.E10]" office:value-type="string" office:string-value="mie/cut" calcext:value-type="string">
            <text:p>mie/cut</text:p>
          </table:table-cell>
          <table:table-cell table:style-name="ce47" table:formula="of:=[.P7]" office:value-type="float" office:value="0.01" calcext:value-type="float">
            <text:p>0.010000</text:p>
          </table:table-cell>
          <table:table-cell table:style-name="ce47" table:formula="of:=[.P17]/[.O26]" office:value-type="float" office:value="2.6207413942089" calcext:value-type="float">
            <text:p>2.620741</text:p>
          </table:table-cell>
          <table:table-cell table:style-name="ce50" table:formula="of:=[.H10]" office:value-type="float" office:value="9" calcext:value-type="float">
            <text:p>9</text:p>
          </table:table-cell>
          <table:table-cell table:style-name="ce50" table:formula="of:=[.I10]" office:value-type="float" office:value="6" calcext:value-type="float">
            <text:p>6</text:p>
          </table:table-cell>
          <table:table-cell table:style-name="ce52" table:formula="of:=[.P17]*1.4" office:value-type="float" office:value="4.2" calcext:value-type="float">
            <text:p>4.20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53" table:number-columns-repeated="5"/>
          <table:table-cell table:style-name="ce9" office:value-type="float" office:value="0.1" calcext:value-type="float">
            <office:annotation draw:style-name="gr5" draw:text-style-name="P2" svg:width="1.3516in" svg:height="0.8366in" svg:x="12.6484in" svg:y="1.785in" draw:caption-point-x="-0.1039in" draw:caption-point-y="0.1354in">
              <dc:creator>PS</dc:creator>
              <dc:date>2022-07-09T00:00:00</dc:date>
              <text:p text:style-name="P1"><text:span text:style-name="T1">Pranjal Singh:</text:span></text:p>
              <text:p text:style-name="P1"><text:span text:style-name="T2">Stronger HC-HC interaction than EC-EC interaction (Chiang2019).</text:span></text:p>
            </office:annotation>
            <text:p>0.1</text:p>
          </table:table-cell>
          <table:table-cell table:style-name="ce60" table:formula="of:=SQRT([.R11]*[.S12])" office:value-type="float" office:value="0.0447213595499958" calcext:value-type="float">
            <text:p>0.0447213595499958</text:p>
          </table:table-cell>
          <table:table-cell table:style-name="ce62" table:formula="of:=SQRT([.S11]*[.T12])" office:value-type="float" office:value="0.0447213595499958" calcext:value-type="float">
            <text:p>0.0447213595499958</text:p>
          </table:table-cell>
          <table:table-cell table:number-columns-repeated="1004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pair_coef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5" table:formula="of:=[.E11]" office:value-type="string" office:string-value="mie/cut" calcext:value-type="string">
            <text:p>mie/cut</text:p>
          </table:table-cell>
          <table:table-cell table:style-name="ce47" table:formula="of:=[.O6]" office:value-type="float" office:value="0.01" calcext:value-type="float">
            <text:p>0.010000</text:p>
          </table:table-cell>
          <table:table-cell table:style-name="ce47" table:formula="of:=[.O16]/[.O26]" office:value-type="float" office:value="2.6207413942089" calcext:value-type="float">
            <text:p>2.620741</text:p>
          </table:table-cell>
          <table:table-cell table:style-name="ce50" table:formula="of:=[.H11]" office:value-type="float" office:value="9" calcext:value-type="float">
            <text:p>9</text:p>
          </table:table-cell>
          <table:table-cell table:style-name="ce50" table:formula="of:=[.I11]" office:value-type="float" office:value="6" calcext:value-type="float">
            <text:p>6</text:p>
          </table:table-cell>
          <table:table-cell table:style-name="ce52" table:formula="of:=[.O16]*1.4" office:value-type="float" office:value="4.2" calcext:value-type="float">
            <text:p>4.20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 table:style-name="ce53" table:number-columns-repeated="6"/>
          <table:table-cell table:style-name="ce9" office:value-type="float" office:value="0.02" calcext:value-type="float">
            <text:p>0.02</text:p>
          </table:table-cell>
          <table:table-cell table:style-name="ce62" table:formula="of:=SQRT([.S12]*[.T13])" office:value-type="float" office:value="0.0447213595499958" calcext:value-type="float">
            <text:p>0.0447213595499958</text:p>
          </table:table-cell>
          <table:table-cell table:number-columns-repeated="1004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pair_coef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5" table:formula="of:=[.E12]" office:value-type="string" office:string-value="mie/cut" calcext:value-type="string">
            <text:p>mie/cut</text:p>
          </table:table-cell>
          <table:table-cell table:style-name="ce47" table:formula="of:=[.P6]" office:value-type="float" office:value="0.02" calcext:value-type="float">
            <text:p>0.020000</text:p>
          </table:table-cell>
          <table:table-cell table:style-name="ce47" table:formula="of:=[.P16]/[.O26]" office:value-type="float" office:value="2.6207413942089" calcext:value-type="float">
            <text:p>2.620741</text:p>
          </table:table-cell>
          <table:table-cell table:style-name="ce50" table:formula="of:=[.H12]" office:value-type="float" office:value="9" calcext:value-type="float">
            <text:p>9</text:p>
          </table:table-cell>
          <table:table-cell table:style-name="ce50" table:formula="of:=[.I12]" office:value-type="float" office:value="6" calcext:value-type="float">
            <text:p>6</text:p>
          </table:table-cell>
          <table:table-cell table:style-name="ce52" table:formula="of:=[.P16]*1.4" office:value-type="float" office:value="4.2" calcext:value-type="float">
            <text:p>4.20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4" table:number-columns-repeated="7"/>
          <table:table-cell table:style-name="ce15" office:value-type="float" office:value="0.1" calcext:value-type="float">
            <text:p>0.1</text:p>
          </table:table-cell>
          <table:table-cell table:number-columns-repeated="1004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office:value-type="string" calcext:value-type="string">
            <text:p>pair_coeff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45" table:formula="of:=[.E13]" office:value-type="string" office:string-value="mie/cut" calcext:value-type="string">
            <text:p>mie/cut</text:p>
          </table:table-cell>
          <table:table-cell table:style-name="ce47" table:formula="of:=[.Q10]" office:value-type="float" office:value="0.02" calcext:value-type="float">
            <text:p>0.020000</text:p>
          </table:table-cell>
          <table:table-cell table:style-name="ce47" table:formula="of:=[.Q20]/[.N26]" office:value-type="float" office:value="4.94974746830583" calcext:value-type="float">
            <text:p>4.949747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52" table:formula="of:=[.Q20]*1" office:value-type="float" office:value="7" calcext:value-type="float">
            <text:p>7.00</text:p>
          </table:table-cell>
          <table:table-cell table:number-columns-repeated="1014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pair_coe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45" table:formula="of:=[.E14]" office:value-type="string" office:string-value="mie/cut" calcext:value-type="string">
            <text:p>mie/cut</text:p>
          </table:table-cell>
          <table:table-cell table:style-name="ce47" table:formula="of:=[.R11]" office:value-type="float" office:value="0.1" calcext:value-type="float">
            <text:p>0.100000</text:p>
          </table:table-cell>
          <table:table-cell table:style-name="ce47" table:formula="of:=[.R21]/[.N26]" office:value-type="float" office:value="4.94974746830583" calcext:value-type="float">
            <text:p>4.949747</text:p>
          </table:table-cell>
          <table:table-cell table:style-name="ce45" table:formula="of:=[.H14]" office:value-type="float" office:value="4" calcext:value-type="float">
            <text:p>4</text:p>
          </table:table-cell>
          <table:table-cell table:style-name="ce50" table:formula="of:=[.I14]" office:value-type="float" office:value="2" calcext:value-type="float">
            <text:p>2</text:p>
          </table:table-cell>
          <table:table-cell table:style-name="ce52" table:formula="of:=[.R21]*1.6" office:value-type="float" office:value="11.2" calcext:value-type="float">
            <text:p>11.20</text:p>
          </table:table-cell>
          <table:table-cell/>
          <table:table-cell table:style-name="ce7" office:value-type="string" calcext:value-type="string">
            <text:p>d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office:value-type="string" calcext:value-type="string">
            <text:p>pair_coeff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45" table:formula="of:=[.E15]" office:value-type="string" office:string-value="mie/cut" calcext:value-type="string">
            <text:p>mie/cut</text:p>
          </table:table-cell>
          <table:table-cell table:style-name="ce47" table:formula="of:=[.R10]" office:value-type="float" office:value="0.0447213595499958" calcext:value-type="float">
            <text:p>0.044721</text:p>
          </table:table-cell>
          <table:table-cell table:style-name="ce47" table:formula="of:=[.R20]/[.N26]" office:value-type="float" office:value="4.94974746830583" calcext:value-type="float">
            <text:p>4.949747</text:p>
          </table:table-cell>
          <table:table-cell table:style-name="ce50" table:formula="of:=[.H15]" office:value-type="float" office:value="4" calcext:value-type="float">
            <text:p>4</text:p>
          </table:table-cell>
          <table:table-cell table:style-name="ce50" table:formula="of:=[.I15]" office:value-type="float" office:value="2" calcext:value-type="float">
            <text:p>2</text:p>
          </table:table-cell>
          <table:table-cell table:style-name="ce52" table:formula="of:=[.R20]*1.3" office:value-type="float" office:value="9.1" calcext:value-type="float">
            <text:p>9.10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9" office:value-type="float" office:value="3" calcext:value-type="float">
            <office:annotation draw:style-name="gr8" draw:text-style-name="P2" svg:width="1.9106in" svg:height="1.2902in" svg:x="8.9945in" svg:y="2.7437in" draw:caption-point-x="0.2551in" draw:caption-point-y="0.1354in">
              <dc:creator>PS</dc:creator>
              <dc:date>2022-07-09T00:00:00</dc:date>
              <text:p text:style-name="P1"><text:span text:style-name="T1">Pranjal Singh:</text:span></text:p>
              <text:p text:style-name="P1"><text:span text:style-name="T2">In-plane siize of NM particles is not well defined and tunable. Also, since second neighbour interactions are included, we can't directly equate 'sigma*sqrt(2)' as 'diameter' of NM particles.</text:span></text:p>
            </office:annotation>
            <text:p>3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3" calcext:value-type="float">
            <text:p>3</text:p>
          </table:table-cell>
          <table:table-cell table:style-name="ce60" table:formula="of:=[.O16]" office:value-type="float" office:value="3" calcext:value-type="float">
            <text:p>3</text:p>
          </table:table-cell>
          <table:table-cell table:style-name="ce60" table:formula="of:=([.M16]+[.Q20])/2" office:value-type="float" office:value="5" calcext:value-type="float">
            <text:p>5</text:p>
          </table:table-cell>
          <table:table-cell table:style-name="ce60" table:formula="of:=([.M16]+[.R21])/2" office:value-type="float" office:value="5" calcext:value-type="float">
            <text:p>5</text:p>
          </table:table-cell>
          <table:table-cell table:style-name="ce55" office:value-type="float" office:value="5.4" calcext:value-type="float">
            <text:p>5.4</text:p>
          </table:table-cell>
          <table:table-cell table:style-name="ce61" office:value-type="float" office:value="5.4" calcext:value-type="float">
            <text:p>5.4</text:p>
          </table:table-cell>
          <table:table-cell table:number-columns-repeated="1004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office:value-type="string" calcext:value-type="string">
            <text:p>pair_coeff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5" table:formula="of:=[.E16]" office:value-type="string" office:string-value="mie/cut" calcext:value-type="string">
            <text:p>mie/cut</text:p>
          </table:table-cell>
          <table:table-cell table:style-name="ce47" table:formula="of:=[.Q9]" office:value-type="float" office:value="0.02" calcext:value-type="float">
            <text:p>0.020000</text:p>
          </table:table-cell>
          <table:table-cell table:style-name="ce47" table:formula="of:=[.Q19]/[.O26]" office:value-type="float" office:value="3.58167990541882" calcext:value-type="float">
            <text:p>3.581680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6" calcext:value-type="float">
            <text:p>6</text:p>
          </table:table-cell>
          <table:table-cell table:style-name="ce52" table:formula="of:=[.Q19]*1" office:value-type="float" office:value="4.1" calcext:value-type="float">
            <text:p>4.10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53"/>
          <table:table-cell table:style-name="ce9" office:value-type="float" office:value="15" calcext:value-type="float">
            <office:annotation draw:style-name="gr1" draw:text-style-name="P2" svg:width="1.3846in" svg:height="0.9878in" svg:x="9.6535in" svg:y="2.935in" draw:caption-point-x="0.2551in" draw:caption-point-y="0.1354in">
              <dc:creator>PS</dc:creator>
              <dc:date>2022-07-09T00:00:00</dc:date>
              <text:p text:style-name="P1"><text:span text:style-name="T1">Pranjal Singh:</text:span></text:p>
              <text:p text:style-name="P1"><text:span text:style-name="T2">Setting this value results in desired NPC steric diameter of about 80 nm in simulation.</text:span></text:p>
            </office:annotation>
            <text:p>15</text:p>
          </table:table-cell>
          <table:table-cell table:style-name="ce55" office:value-type="float" office:value="3" calcext:value-type="float">
            <text:p>3</text:p>
          </table:table-cell>
          <table:table-cell table:style-name="ce60" table:formula="of:=[.O17]" office:value-type="float" office:value="3" calcext:value-type="float">
            <text:p>3</text:p>
          </table:table-cell>
          <table:table-cell table:style-name="ce60" table:formula="of:=([.N17]+[.Q20])/2" office:value-type="float" office:value="11" calcext:value-type="float">
            <text:p>11</text:p>
          </table:table-cell>
          <table:table-cell table:style-name="ce60" table:formula="of:=([.N17]+[.R21])/2" office:value-type="float" office:value="11" calcext:value-type="float">
            <text:p>11</text:p>
          </table:table-cell>
          <table:table-cell table:style-name="ce60" table:formula="of:=([.N17]+[.S22])/2" office:value-type="float" office:value="7.9" calcext:value-type="float">
            <text:p>7.9</text:p>
          </table:table-cell>
          <table:table-cell table:style-name="ce62" table:formula="of:=([.N17]+[.T23])/2" office:value-type="float" office:value="8.7" calcext:value-type="float">
            <text:p>8.7</text:p>
          </table:table-cell>
          <table:table-cell table:number-columns-repeated="1004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office:value-type="string" calcext:value-type="string">
            <text:p>pair_coeff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45" table:formula="of:=[.E17]" office:value-type="string" office:string-value="mie/cut" calcext:value-type="string">
            <text:p>mie/cut</text:p>
          </table:table-cell>
          <table:table-cell table:style-name="ce47" table:formula="of:=[.R9]" office:value-type="float" office:value="0.0447213595499958" calcext:value-type="float">
            <text:p>0.044721</text:p>
          </table:table-cell>
          <table:table-cell table:style-name="ce47" table:formula="of:=[.R19]/[.O26]" office:value-type="float" office:value="3.58167990541882" calcext:value-type="float">
            <text:p>3.581680</text:p>
          </table:table-cell>
          <table:table-cell table:style-name="ce50" table:formula="of:=[.H17]" office:value-type="float" office:value="9" calcext:value-type="float">
            <text:p>9</text:p>
          </table:table-cell>
          <table:table-cell table:style-name="ce50" table:formula="of:=[.I17]" office:value-type="float" office:value="6" calcext:value-type="float">
            <text:p>6</text:p>
          </table:table-cell>
          <table:table-cell table:style-name="ce52" table:formula="of:=[.R19]*1.4" office:value-type="float" office:value="5.74" calcext:value-type="float">
            <text:p>5.74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53" table:number-columns-repeated="2"/>
          <table:table-cell table:style-name="ce9" office:value-type="float" office:value="1.2" calcext:value-type="float">
            <office:annotation draw:style-name="gr5" draw:text-style-name="P2" svg:width="1.3846in" svg:height="0.8366in" svg:x="10.3126in" svg:y="3.1272in" draw:caption-point-x="0.2551in" draw:caption-point-y="0.135in">
              <dc:creator>PS</dc:creator>
              <dc:date>2022-07-09T00:00:00</dc:date>
              <text:p text:style-name="P1"><text:span text:style-name="T1">Pranjal Singh:</text:span></text:p>
              <text:p text:style-name="P1"><text:span text:style-name="T2">The desired NL filament globular domain size (Turgay2017).</text:span></text:p>
            </office:annotation>
            <text:p>1.2</text:p>
          </table:table-cell>
          <table:table-cell table:style-name="ce60" table:formula="of:=([.O18]+[.P19])/2" office:value-type="float" office:value="1.2" calcext:value-type="float">
            <text:p>1.2</text:p>
          </table:table-cell>
          <table:table-cell table:style-name="ce60" table:formula="of:=([.O18]+[.Q20])/2" office:value-type="float" office:value="4.1" calcext:value-type="float">
            <text:p>4.1</text:p>
          </table:table-cell>
          <table:table-cell table:style-name="ce60" table:formula="of:=([.O18]+[.R21])/2" office:value-type="float" office:value="4.1" calcext:value-type="float">
            <text:p>4.1</text:p>
          </table:table-cell>
          <table:table-cell table:style-name="ce60" table:formula="of:=([.O18]+[.S22])/2" office:value-type="float" office:value="1" calcext:value-type="float">
            <text:p>1</text:p>
          </table:table-cell>
          <table:table-cell table:style-name="ce62" table:formula="of:=([.O18]+[.T23])/2" office:value-type="float" office:value="1.8" calcext:value-type="float">
            <text:p>1.8</text:p>
          </table:table-cell>
          <table:table-cell table:number-columns-repeated="1004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pair_coeff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45" table:formula="of:=[.E18]" office:value-type="string" office:string-value="mie/cut" calcext:value-type="string">
            <text:p>mie/cut</text:p>
          </table:table-cell>
          <table:table-cell table:style-name="ce47" table:formula="of:=[.Q8]" office:value-type="float" office:value="0.02" calcext:value-type="float">
            <text:p>0.020000</text:p>
          </table:table-cell>
          <table:table-cell table:style-name="ce47" table:formula="of:=[.Q18]/[.O26]" office:value-type="float" office:value="3.58167990541882" calcext:value-type="float">
            <text:p>3.581680</text:p>
          </table:table-cell>
          <table:table-cell table:style-name="ce50" table:formula="of:=[.H18]" office:value-type="float" office:value="9" calcext:value-type="float">
            <text:p>9</text:p>
          </table:table-cell>
          <table:table-cell table:style-name="ce50" table:formula="of:=[.I18]" office:value-type="float" office:value="6" calcext:value-type="float">
            <text:p>6</text:p>
          </table:table-cell>
          <table:table-cell table:style-name="ce52" table:formula="of:=[.Q18]*1" office:value-type="float" office:value="4.1" calcext:value-type="float">
            <text:p>4.10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53" table:number-columns-repeated="3"/>
          <table:table-cell table:style-name="ce60" table:formula="of:=[.O18]" office:value-type="float" office:value="1.2" calcext:value-type="float">
            <text:p>1.2</text:p>
          </table:table-cell>
          <table:table-cell table:style-name="ce60" table:formula="of:=([.P19]+[.Q20])/2" office:value-type="float" office:value="4.1" calcext:value-type="float">
            <text:p>4.1</text:p>
          </table:table-cell>
          <table:table-cell table:style-name="ce60" table:formula="of:=([.P19]+[.R21])/2" office:value-type="float" office:value="4.1" calcext:value-type="float">
            <text:p>4.1</text:p>
          </table:table-cell>
          <table:table-cell table:style-name="ce60" table:formula="of:=([.P19]+[.S22])/2" office:value-type="float" office:value="1" calcext:value-type="float">
            <text:p>1</text:p>
          </table:table-cell>
          <table:table-cell table:style-name="ce62" table:formula="of:=([.P19]+[.T23])/2" office:value-type="float" office:value="1.8" calcext:value-type="float">
            <text:p>1.8</text:p>
          </table:table-cell>
          <table:table-cell table:number-columns-repeated="1004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office:value-type="string" calcext:value-type="string">
            <text:p>pair_coeff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45" table:formula="of:=[.E19]" office:value-type="string" office:string-value="mie/cut" calcext:value-type="string">
            <text:p>mie/cut</text:p>
          </table:table-cell>
          <table:table-cell table:style-name="ce47" table:formula="of:=[.R8]" office:value-type="float" office:value="0.0447213595499958" calcext:value-type="float">
            <text:p>0.044721</text:p>
          </table:table-cell>
          <table:table-cell table:style-name="ce47" table:formula="of:=[.R18]/[.O26]" office:value-type="float" office:value="3.58167990541882" calcext:value-type="float">
            <text:p>3.581680</text:p>
          </table:table-cell>
          <table:table-cell table:style-name="ce50" table:formula="of:=[.H19]" office:value-type="float" office:value="9" calcext:value-type="float">
            <text:p>9</text:p>
          </table:table-cell>
          <table:table-cell table:style-name="ce50" table:formula="of:=[.I19]" office:value-type="float" office:value="6" calcext:value-type="float">
            <text:p>6</text:p>
          </table:table-cell>
          <table:table-cell table:style-name="ce52" table:formula="of:=[.R18]*1.4" office:value-type="float" office:value="5.74" calcext:value-type="float">
            <text:p>5.74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53" table:number-columns-repeated="4"/>
          <table:table-cell table:style-name="ce9" office:value-type="float" office:value="7" calcext:value-type="float">
            <office:annotation draw:style-name="gr7" draw:text-style-name="P2" svg:width="1.3512in" svg:height="0.8583in" svg:x="11.9898in" svg:y="3.5102in" draw:caption-point-x="-0.1039in" draw:caption-point-y="0.1354in">
              <dc:creator>PS</dc:creator>
              <dc:date>2022-07-09T00:00:00</dc:date>
              <text:p text:style-name="P1"><text:span text:style-name="T1">Pranjal Singh:</text:span></text:p>
              <text:p text:style-name="P1"><text:span text:style-name="T2">Size of PC beads.</text:span></text:p>
            </office:annotation>
            <text:p>7</text:p>
          </table:table-cell>
          <table:table-cell table:style-name="ce60" table:formula="of:=([.Q20]+[.R21])/2" office:value-type="float" office:value="7" calcext:value-type="float">
            <text:p>7</text:p>
          </table:table-cell>
          <table:table-cell table:style-name="ce60" table:formula="of:=([.Q20]+[.S22])/2" office:value-type="float" office:value="3.9" calcext:value-type="float">
            <text:p>3.9</text:p>
          </table:table-cell>
          <table:table-cell table:style-name="ce62" table:formula="of:=([.Q20]+[.T23])/2" office:value-type="float" office:value="4.7" calcext:value-type="float">
            <text:p>4.7</text:p>
          </table:table-cell>
          <table:table-cell table:number-columns-repeated="1004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office:value-type="string" calcext:value-type="string">
            <text:p>pair_coeff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45" table:formula="of:=[.E20]" office:value-type="string" office:string-value="mie/cut" calcext:value-type="string">
            <text:p>mie/cut</text:p>
          </table:table-cell>
          <table:table-cell table:style-name="ce47" table:formula="of:=[.Q7]" office:value-type="float" office:value="0.01" calcext:value-type="float">
            <text:p>0.010000</text:p>
          </table:table-cell>
          <table:table-cell table:style-name="ce47" table:formula="of:=[.Q17]/[.N26]" office:value-type="float" office:value="7.77817459305202" calcext:value-type="float">
            <text:p>7.778175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52" table:formula="of:=[.Q17]*1" office:value-type="float" office:value="11" calcext:value-type="float">
            <text:p>11.00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53" table:number-columns-repeated="5"/>
          <table:table-cell table:style-name="ce60" table:formula="of:=[.Q20]" office:value-type="float" office:value="7" calcext:value-type="float">
            <text:p>7</text:p>
          </table:table-cell>
          <table:table-cell table:style-name="ce60" table:formula="of:=([.R21]+[.S22])/2" office:value-type="float" office:value="3.9" calcext:value-type="float">
            <text:p>3.9</text:p>
          </table:table-cell>
          <table:table-cell table:style-name="ce62" table:formula="of:=([.R21]+[.T23])/2" office:value-type="float" office:value="4.7" calcext:value-type="float">
            <text:p>4.7</text:p>
          </table:table-cell>
          <table:table-cell table:number-columns-repeated="1004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office:value-type="string" calcext:value-type="string">
            <text:p>pair_coeff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45" table:formula="of:=[.E21]" office:value-type="string" office:string-value="mie/cut" calcext:value-type="string">
            <text:p>mie/cut</text:p>
          </table:table-cell>
          <table:table-cell table:style-name="ce47" table:formula="of:=[.R7]" office:value-type="float" office:value="0.01" calcext:value-type="float">
            <text:p>0.010000</text:p>
          </table:table-cell>
          <table:table-cell table:style-name="ce47" table:formula="of:=[.R17]/[.N26]" office:value-type="float" office:value="7.77817459305202" calcext:value-type="float">
            <text:p>7.778175</text:p>
          </table:table-cell>
          <table:table-cell table:style-name="ce45" table:formula="of:=[.H21]" office:value-type="float" office:value="4" calcext:value-type="float">
            <text:p>4</text:p>
          </table:table-cell>
          <table:table-cell table:style-name="ce45" table:formula="of:=[.I21]" office:value-type="float" office:value="2" calcext:value-type="float">
            <text:p>2</text:p>
          </table:table-cell>
          <table:table-cell table:style-name="ce52" table:formula="of:=[.R17]*1.2" office:value-type="float" office:value="13.2" calcext:value-type="float">
            <text:p>13.20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 table:style-name="ce53" table:number-columns-repeated="6"/>
          <table:table-cell table:style-name="ce9" office:value-type="float" office:value="0.8" calcext:value-type="float">
            <office:annotation draw:style-name="gr9" draw:text-style-name="P2" svg:width="1.3516in" svg:height="0.8457in" svg:x="13.3075in" svg:y="3.8941in" draw:caption-point-x="-0.1039in" draw:caption-point-y="0.135in">
              <dc:creator>PS</dc:creator>
              <dc:date>2022-07-09T00:00:00</dc:date>
              <text:p text:style-name="P1"><text:span text:style-name="T1">Pranjal Singh:</text:span></text:p>
              <text:p text:style-name="P1"><text:span text:style-name="T2">Size of F-actin bead.</text:span></text:p>
            </office:annotation>
            <text:p>0.8</text:p>
          </table:table-cell>
          <table:table-cell table:style-name="ce62" table:formula="of:=([.S22]+[.T23])/2" office:value-type="float" office:value="1.6" calcext:value-type="float">
            <text:p>1.6</text:p>
          </table:table-cell>
          <table:table-cell table:number-columns-repeated="1004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pair_coeff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5" table:formula="of:=[.E22]" office:value-type="string" office:string-value="mie/cut" calcext:value-type="string">
            <text:p>mie/cut</text:p>
          </table:table-cell>
          <table:table-cell table:style-name="ce47" table:formula="of:=[.Q6]" office:value-type="float" office:value="0.01" calcext:value-type="float">
            <text:p>0.010000</text:p>
          </table:table-cell>
          <table:table-cell table:style-name="ce47" table:formula="of:=[.Q16]/[.N26]" office:value-type="float" office:value="3.53553390593274" calcext:value-type="float">
            <text:p>3.535534</text:p>
          </table:table-cell>
          <table:table-cell table:style-name="ce45" table:formula="of:=[.H22]" office:value-type="float" office:value="4" calcext:value-type="float">
            <text:p>4</text:p>
          </table:table-cell>
          <table:table-cell table:style-name="ce45" table:formula="of:=[.I22]" office:value-type="float" office:value="2" calcext:value-type="float">
            <text:p>2</text:p>
          </table:table-cell>
          <table:table-cell table:style-name="ce52" table:formula="of:=[.Q16]*1" office:value-type="float" office:value="5" calcext:value-type="float">
            <text:p>5.00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4" table:number-columns-repeated="7"/>
          <table:table-cell table:style-name="ce15" office:value-type="float" office:value="2.4" calcext:value-type="float">
            <office:annotation draw:style-name="gr10" draw:text-style-name="P2" svg:width="1.3516in" svg:height="0.8461in" svg:x="13.9665in" svg:y="4.085in" draw:caption-point-x="-0.1039in" draw:caption-point-y="0.1354in">
              <dc:creator>PS</dc:creator>
              <dc:date>2022-07-09T00:00:00</dc:date>
              <text:p text:style-name="P1"><text:span text:style-name="T1">Pranjal Singh:</text:span></text:p>
              <text:p text:style-name="P1"><text:span text:style-name="T2">Size of MT bead.</text:span></text:p>
            </office:annotation>
            <text:p>2.4</text:p>
          </table:table-cell>
          <table:table-cell table:number-columns-repeated="1004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office:value-type="string" calcext:value-type="string">
            <text:p>pair_coeff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45" table:formula="of:=[.E23]" office:value-type="string" office:string-value="mie/cut" calcext:value-type="string">
            <text:p>mie/cut</text:p>
          </table:table-cell>
          <table:table-cell table:style-name="ce47" table:formula="of:=[.R6]" office:value-type="float" office:value="0.01" calcext:value-type="float">
            <text:p>0.010000</text:p>
          </table:table-cell>
          <table:table-cell table:style-name="ce47" table:formula="of:=[.R16]/[.N26]" office:value-type="float" office:value="3.53553390593274" calcext:value-type="float">
            <text:p>3.535534</text:p>
          </table:table-cell>
          <table:table-cell table:style-name="ce45" table:formula="of:=[.H23]" office:value-type="float" office:value="4" calcext:value-type="float">
            <text:p>4</text:p>
          </table:table-cell>
          <table:table-cell table:style-name="ce45" table:formula="of:=[.I23]" office:value-type="float" office:value="2" calcext:value-type="float">
            <text:p>2</text:p>
          </table:table-cell>
          <table:table-cell table:style-name="ce52" table:formula="of:=[.R16]*1.4" office:value-type="float" office:value="7" calcext:value-type="float">
            <text:p>7.00</text:p>
          </table:table-cell>
          <table:table-cell table:number-columns-repeated="1014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office:value-type="string" calcext:value-type="string">
            <text:p>pair_coeff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45" table:formula="of:=[.E24]" office:value-type="string" office:string-value="mie/cut" calcext:value-type="string">
            <text:p>mie/cut</text:p>
          </table:table-cell>
          <table:table-cell table:style-name="ce47" table:formula="of:=[.S12]" office:value-type="float" office:value="0.02" calcext:value-type="float">
            <text:p>0.020000</text:p>
          </table:table-cell>
          <table:table-cell table:style-name="ce47" table:formula="of:=[.S22]/[.O26]" office:value-type="float" office:value="0.698864371789039" calcext:value-type="float">
            <text:p>0.698864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6" calcext:value-type="float">
            <text:p>6</text:p>
          </table:table-cell>
          <table:table-cell table:style-name="ce52" table:formula="of:=[.S22]*1.4" office:value-type="float" office:value="1.12" calcext:value-type="float">
            <text:p>1.12</text:p>
          </table:table-cell>
          <table:table-cell table:number-columns-repeated="2"/>
          <table:table-cell table:style-name="ce7"/>
          <table:table-cell table:style-name="ce56" office:value-type="string" calcext:value-type="string">
            <text:p>4-2</text:p>
          </table:table-cell>
          <table:table-cell table:style-name="ce58" office:value-type="string" calcext:value-type="string">
            <text:p>9-6</text:p>
          </table:table-cell>
          <table:table-cell table:number-columns-repeated="1009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office:value-type="string" calcext:value-type="string">
            <text:p>pair_coeff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45" table:formula="of:=[.E25]" office:value-type="string" office:string-value="mie/cut" calcext:value-type="string">
            <text:p>mie/cut</text:p>
          </table:table-cell>
          <table:table-cell table:style-name="ce47" table:formula="of:=[.T13]" office:value-type="float" office:value="0.1" calcext:value-type="float">
            <text:p>0.100000</text:p>
          </table:table-cell>
          <table:table-cell table:style-name="ce47" table:formula="of:=[.T23]/[.O26]" office:value-type="float" office:value="2.09659311536712" calcext:value-type="float">
            <text:p>2.096593</text:p>
          </table:table-cell>
          <table:table-cell table:style-name="ce45" table:formula="of:=[.H25]" office:value-type="float" office:value="9" calcext:value-type="float">
            <text:p>9</text:p>
          </table:table-cell>
          <table:table-cell table:style-name="ce45" table:formula="of:=[.I25]" office:value-type="float" office:value="6" calcext:value-type="float">
            <text:p>6</text:p>
          </table:table-cell>
          <table:table-cell table:style-name="ce52" table:formula="of:=[.T23]*1" office:value-type="float" office:value="2.4" calcext:value-type="float">
            <text:p>2.40</text:p>
          </table:table-cell>
          <table:table-cell table:number-columns-repeated="2"/>
          <table:table-cell table:style-name="ce5" office:value-type="string" calcext:value-type="string">
            <text:p>d0/sigma</text:p>
          </table:table-cell>
          <table:table-cell table:style-name="ce11" table:formula="of:=(4/2)^(1/(4-2))" office:value-type="float" office:value="1.4142135623731" calcext:value-type="float">
            <text:p>1.414</text:p>
          </table:table-cell>
          <table:table-cell table:style-name="ce59" table:formula="of:=(9/6)^(1/(9-6))" office:value-type="float" office:value="1.14471424255333" calcext:value-type="float">
            <text:p>1.145</text:p>
          </table:table-cell>
          <table:table-cell table:number-columns-repeated="1009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office:value-type="string" calcext:value-type="string">
            <text:p>pair_coeff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45" table:formula="of:=[.E26]" office:value-type="string" office:string-value="mie/cut" calcext:value-type="string">
            <text:p>mie/cut</text:p>
          </table:table-cell>
          <table:table-cell table:style-name="ce47" table:formula="of:=[.T12]" office:value-type="float" office:value="0.0447213595499958" calcext:value-type="float">
            <text:p>0.044721</text:p>
          </table:table-cell>
          <table:table-cell table:style-name="ce47" table:formula="of:=[.T22]/[.O26]" office:value-type="float" office:value="1.39772874357808" calcext:value-type="float">
            <text:p>1.397729</text:p>
          </table:table-cell>
          <table:table-cell table:style-name="ce45" table:formula="of:=[.H26]" office:value-type="float" office:value="9" calcext:value-type="float">
            <text:p>9</text:p>
          </table:table-cell>
          <table:table-cell table:style-name="ce45" table:formula="of:=[.I26]" office:value-type="float" office:value="6" calcext:value-type="float">
            <text:p>6</text:p>
          </table:table-cell>
          <table:table-cell table:style-name="ce52" table:formula="of:=[.T22]*1" office:value-type="float" office:value="1.6" calcext:value-type="float">
            <text:p>1.60</text:p>
          </table:table-cell>
          <table:table-cell table:number-columns-repeated="1014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office:value-type="string" calcext:value-type="string">
            <text:p>pair_coeff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45" table:formula="of:=[.E27]" office:value-type="string" office:string-value="mie/cut" calcext:value-type="string">
            <text:p>mie/cut</text:p>
          </table:table-cell>
          <table:table-cell table:style-name="ce47" table:formula="of:=[.S11]" office:value-type="float" office:value="0.0447213595499958" calcext:value-type="float">
            <text:p>0.044721</text:p>
          </table:table-cell>
          <table:table-cell table:style-name="ce47" table:formula="of:=[.S21]/[.O26]" office:value-type="float" office:value="3.40696381247157" calcext:value-type="float">
            <text:p>3.406964</text:p>
          </table:table-cell>
          <table:table-cell table:style-name="ce45" table:formula="of:=[.H27]" office:value-type="float" office:value="9" calcext:value-type="float">
            <text:p>9</text:p>
          </table:table-cell>
          <table:table-cell table:style-name="ce45" table:formula="of:=[.I27]" office:value-type="float" office:value="6" calcext:value-type="float">
            <text:p>6</text:p>
          </table:table-cell>
          <table:table-cell table:style-name="ce52" table:formula="of:=[.S21]*1" office:value-type="float" office:value="3.9" calcext:value-type="float">
            <text:p>3.90</text:p>
          </table:table-cell>
          <table:table-cell/>
          <table:table-cell table:style-name="ce7" office:value-type="string" calcext:value-type="string">
            <text:p>Sr. No.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office:value-type="string" calcext:value-type="string">
            <text:p>pair_coeff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45" table:formula="of:=[.E28]" office:value-type="string" office:string-value="mie/cut" calcext:value-type="string">
            <text:p>mie/cut</text:p>
          </table:table-cell>
          <table:table-cell table:style-name="ce47" table:formula="of:=[.T11]" office:value-type="float" office:value="0.0447213595499958" calcext:value-type="float">
            <text:p>0.044721</text:p>
          </table:table-cell>
          <table:table-cell table:style-name="ce47" table:formula="of:=[.T21]/[.O26]" office:value-type="float" office:value="4.10582818426061" calcext:value-type="float">
            <text:p>4.105828</text:p>
          </table:table-cell>
          <table:table-cell table:style-name="ce45" table:formula="of:=[.H28]" office:value-type="float" office:value="9" calcext:value-type="float">
            <text:p>9</text:p>
          </table:table-cell>
          <table:table-cell table:style-name="ce45" table:formula="of:=[.I28]" office:value-type="float" office:value="6" calcext:value-type="float">
            <text:p>6</text:p>
          </table:table-cell>
          <table:table-cell table:style-name="ce52" table:formula="of:=[.T21]*1" office:value-type="float" office:value="4.7" calcext:value-type="float">
            <text:p>4.70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36" office:value-type="float" office:value="35" calcext:value-type="float">
            <text:p>35</text:p>
          </table:table-cell>
          <table:table-cell table:style-name="ce13" office:value-type="float" office:value="36" calcext:value-type="float">
            <text:p>36</text:p>
          </table:table-cell>
          <table:table-cell table:number-columns-repeated="1004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office:value-type="string" calcext:value-type="string">
            <text:p>pair_coeff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45" table:formula="of:=[.E29]" office:value-type="string" office:string-value="mie/cut" calcext:value-type="string">
            <text:p>mie/cut</text:p>
          </table:table-cell>
          <table:table-cell table:style-name="ce47" table:formula="of:=[.S10]" office:value-type="float" office:value="0.02" calcext:value-type="float">
            <text:p>0.020000</text:p>
          </table:table-cell>
          <table:table-cell table:style-name="ce47" table:formula="of:=[.S20]/[.O26]" office:value-type="float" office:value="3.40696381247157" calcext:value-type="float">
            <text:p>3.406964</text:p>
          </table:table-cell>
          <table:table-cell table:style-name="ce45" table:formula="of:=[.H29]" office:value-type="float" office:value="9" calcext:value-type="float">
            <text:p>9</text:p>
          </table:table-cell>
          <table:table-cell table:style-name="ce45" table:formula="of:=[.I29]" office:value-type="float" office:value="6" calcext:value-type="float">
            <text:p>6</text:p>
          </table:table-cell>
          <table:table-cell table:style-name="ce52" table:formula="of:=[.S20]*1" office:value-type="float" office:value="3.9" calcext:value-type="float">
            <text:p>3.90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53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33" calcext:value-type="float">
            <text:p>33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04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office:value-type="string" calcext:value-type="string">
            <text:p>pair_coeff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45" table:formula="of:=[.E30]" office:value-type="string" office:string-value="mie/cut" calcext:value-type="string">
            <text:p>mie/cut</text:p>
          </table:table-cell>
          <table:table-cell table:style-name="ce47" table:formula="of:=[.T10]" office:value-type="float" office:value="0.0447213595499958" calcext:value-type="float">
            <text:p>0.044721</text:p>
          </table:table-cell>
          <table:table-cell table:style-name="ce47" table:formula="of:=[.T20]/[.O26]" office:value-type="float" office:value="4.10582818426061" calcext:value-type="float">
            <text:p>4.105828</text:p>
          </table:table-cell>
          <table:table-cell table:style-name="ce45" table:formula="of:=[.H30]" office:value-type="float" office:value="9" calcext:value-type="float">
            <text:p>9</text:p>
          </table:table-cell>
          <table:table-cell table:style-name="ce45" table:formula="of:=[.I30]" office:value-type="float" office:value="6" calcext:value-type="float">
            <text:p>6</text:p>
          </table:table-cell>
          <table:table-cell table:style-name="ce52" table:formula="of:=[.T20]*1" office:value-type="float" office:value="4.7" calcext:value-type="float">
            <text:p>4.70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53"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36" office:value-type="float" office:value="31" calcext:value-type="float">
            <text:p>31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office:value-type="string" calcext:value-type="string">
            <text:p>pair_coeff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45" table:formula="of:=[.E31]" office:value-type="string" office:string-value="mie/cut" calcext:value-type="string">
            <text:p>mie/cut</text:p>
          </table:table-cell>
          <table:table-cell table:style-name="ce47" table:formula="of:=[.S9]" office:value-type="float" office:value="0.02" calcext:value-type="float">
            <text:p>0.020000</text:p>
          </table:table-cell>
          <table:table-cell table:style-name="ce47" table:formula="of:=[.S19]/[.O26]" office:value-type="float" office:value="0.873580464736299" calcext:value-type="float">
            <text:p>0.873580</text:p>
          </table:table-cell>
          <table:table-cell table:style-name="ce45" table:formula="of:=[.H31]" office:value-type="float" office:value="9" calcext:value-type="float">
            <text:p>9</text:p>
          </table:table-cell>
          <table:table-cell table:style-name="ce45" table:formula="of:=[.I31]" office:value-type="float" office:value="6" calcext:value-type="float">
            <text:p>6</text:p>
          </table:table-cell>
          <table:table-cell table:style-name="ce52" table:formula="of:=[.S19]*1" office:value-type="float" office:value="1" calcext:value-type="float">
            <text:p>1.00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53"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36" office:value-type="float" office:value="29" calcext:value-type="float">
            <text:p>29</text:p>
          </table:table-cell>
          <table:table-cell table:style-name="ce13"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office:value-type="string" calcext:value-type="string">
            <text:p>pair_coeff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45" table:formula="of:=[.E32]" office:value-type="string" office:string-value="mie/cut" calcext:value-type="string">
            <text:p>mie/cut</text:p>
          </table:table-cell>
          <table:table-cell table:style-name="ce47" table:formula="of:=[.T9]" office:value-type="float" office:value="0.0447213595499958" calcext:value-type="float">
            <text:p>0.044721</text:p>
          </table:table-cell>
          <table:table-cell table:style-name="ce47" table:formula="of:=[.T19]/[.O26]" office:value-type="float" office:value="1.57244483652534" calcext:value-type="float">
            <text:p>1.572445</text:p>
          </table:table-cell>
          <table:table-cell table:style-name="ce45" table:formula="of:=[.H32]" office:value-type="float" office:value="9" calcext:value-type="float">
            <text:p>9</text:p>
          </table:table-cell>
          <table:table-cell table:style-name="ce45" table:formula="of:=[.I32]" office:value-type="float" office:value="6" calcext:value-type="float">
            <text:p>6</text:p>
          </table:table-cell>
          <table:table-cell table:style-name="ce52" table:formula="of:=[.T19]*1" office:value-type="float" office:value="1.8" calcext:value-type="float">
            <text:p>1.80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53" table:number-columns-repeated="4"/>
          <table:table-cell table:style-name="ce9" office:value-type="float" office:value="11" calcext:value-type="float">
            <text:p>11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27" calcext:value-type="float">
            <text:p>27</text:p>
          </table:table-cell>
          <table:table-cell table:style-name="ce13" office:value-type="float" office:value="28" calcext:value-type="float">
            <text:p>28</text:p>
          </table:table-cell>
          <table:table-cell table:number-columns-repeated="1004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office:value-type="string" calcext:value-type="string">
            <text:p>pair_coeff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45" table:formula="of:=[.E33]" office:value-type="string" office:string-value="mie/cut" calcext:value-type="string">
            <text:p>mie/cut</text:p>
          </table:table-cell>
          <table:table-cell table:style-name="ce47" table:formula="of:=[.S8]" office:value-type="float" office:value="0.02" calcext:value-type="float">
            <text:p>0.020000</text:p>
          </table:table-cell>
          <table:table-cell table:style-name="ce47" table:formula="of:=[.S18]/[.O26]" office:value-type="float" office:value="0.873580464736299" calcext:value-type="float">
            <text:p>0.873580</text:p>
          </table:table-cell>
          <table:table-cell table:style-name="ce45" table:formula="of:=[.H33]" office:value-type="float" office:value="9" calcext:value-type="float">
            <text:p>9</text:p>
          </table:table-cell>
          <table:table-cell table:style-name="ce45" table:formula="of:=[.I33]" office:value-type="float" office:value="6" calcext:value-type="float">
            <text:p>6</text:p>
          </table:table-cell>
          <table:table-cell table:style-name="ce52" table:formula="of:=[.S18]*1" office:value-type="float" office:value="1" calcext:value-type="float">
            <text:p>1.00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53" table:number-columns-repeated="5"/>
          <table:table-cell table:style-name="ce9" office:value-type="float" office:value="12" calcext:value-type="float">
            <text:p>12</text:p>
          </table:table-cell>
          <table:table-cell table:style-name="ce9" office:value-type="float" office:value="25" calcext:value-type="float">
            <text:p>25</text:p>
          </table:table-cell>
          <table:table-cell table:style-name="ce13" office:value-type="float" office:value="26" calcext:value-type="float">
            <text:p>26</text:p>
          </table:table-cell>
          <table:table-cell table:number-columns-repeated="1004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office:value-type="string" calcext:value-type="string">
            <text:p>pair_coeff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style-name="ce45" table:formula="of:=[.E34]" office:value-type="string" office:string-value="mie/cut" calcext:value-type="string">
            <text:p>mie/cut</text:p>
          </table:table-cell>
          <table:table-cell table:style-name="ce47" table:formula="of:=[.T8]" office:value-type="float" office:value="0.0447213595499958" calcext:value-type="float">
            <text:p>0.044721</text:p>
          </table:table-cell>
          <table:table-cell table:style-name="ce47" table:formula="of:=[.T18]/[.O26]" office:value-type="float" office:value="1.57244483652534" calcext:value-type="float">
            <text:p>1.572445</text:p>
          </table:table-cell>
          <table:table-cell table:style-name="ce45" table:formula="of:=[.H34]" office:value-type="float" office:value="9" calcext:value-type="float">
            <text:p>9</text:p>
          </table:table-cell>
          <table:table-cell table:style-name="ce45" table:formula="of:=[.I34]" office:value-type="float" office:value="6" calcext:value-type="float">
            <text:p>6</text:p>
          </table:table-cell>
          <table:table-cell table:style-name="ce52" table:formula="of:=[.T18]*1" office:value-type="float" office:value="1.8" calcext:value-type="float">
            <text:p>1.80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 table:style-name="ce53" table:number-columns-repeated="6"/>
          <table:table-cell table:style-name="ce9" office:value-type="float" office:value="22" calcext:value-type="float">
            <text:p>22</text:p>
          </table:table-cell>
          <table:table-cell table:style-name="ce13" office:value-type="float" office:value="24" calcext:value-type="float">
            <text:p>24</text:p>
          </table:table-cell>
          <table:table-cell table:number-columns-repeated="1004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office:value-type="string" calcext:value-type="string">
            <text:p>pair_coeff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table:style-name="ce45" table:formula="of:=[.E35]" office:value-type="string" office:string-value="mie/cut" calcext:value-type="string">
            <text:p>mie/cut</text:p>
          </table:table-cell>
          <table:table-cell table:style-name="ce47" table:formula="of:=[.S7]" office:value-type="float" office:value="0.014142135623731" calcext:value-type="float">
            <text:p>0.014142</text:p>
          </table:table-cell>
          <table:table-cell table:style-name="ce47" table:formula="of:=[.S17]/[.O26]" office:value-type="float" office:value="6.90128567141676" calcext:value-type="float">
            <text:p>6.901286</text:p>
          </table:table-cell>
          <table:table-cell table:style-name="ce45" table:formula="of:=[.H35]" office:value-type="float" office:value="9" calcext:value-type="float">
            <text:p>9</text:p>
          </table:table-cell>
          <table:table-cell table:style-name="ce45" table:formula="of:=[.I35]" office:value-type="float" office:value="6" calcext:value-type="float">
            <text:p>6</text:p>
          </table:table-cell>
          <table:table-cell table:style-name="ce52" table:formula="of:=[.S17]*1" office:value-type="float" office:value="7.9" calcext:value-type="float">
            <text:p>7.90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4" table:number-columns-repeated="7"/>
          <table:table-cell table:style-name="ce15" office:value-type="float" office:value="23" calcext:value-type="float">
            <text:p>23</text:p>
          </table:table-cell>
          <table:table-cell table:number-columns-repeated="1004"/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 office:value-type="string" calcext:value-type="string">
            <text:p>pair_coeff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45" table:formula="of:=[.E36]" office:value-type="string" office:string-value="mie/cut" calcext:value-type="string">
            <text:p>mie/cut</text:p>
          </table:table-cell>
          <table:table-cell table:style-name="ce47" table:formula="of:=[.T7]" office:value-type="float" office:value="0.0316227766016838" calcext:value-type="float">
            <text:p>0.031623</text:p>
          </table:table-cell>
          <table:table-cell table:style-name="ce47" table:formula="of:=[.T17]/[.O26]" office:value-type="float" office:value="7.6001500432058" calcext:value-type="float">
            <text:p>7.600150</text:p>
          </table:table-cell>
          <table:table-cell table:style-name="ce45" table:formula="of:=[.H36]" office:value-type="float" office:value="9" calcext:value-type="float">
            <text:p>9</text:p>
          </table:table-cell>
          <table:table-cell table:style-name="ce45" table:formula="of:=[.I36]" office:value-type="float" office:value="6" calcext:value-type="float">
            <text:p>6</text:p>
          </table:table-cell>
          <table:table-cell table:style-name="ce52" table:formula="of:=[.T17]*1" office:value-type="float" office:value="8.7" calcext:value-type="float">
            <text:p>8.70</text:p>
          </table:table-cell>
          <table:table-cell table:number-columns-repeated="1014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office:value-type="string" calcext:value-type="string">
            <text:p>pair_coeff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45" table:formula="of:=[.E37]" office:value-type="string" office:string-value="mie/cut" calcext:value-type="string">
            <text:p>mie/cut</text:p>
          </table:table-cell>
          <table:table-cell table:style-name="ce47" table:formula="of:=[.S6]" office:value-type="float" office:value="0.05" calcext:value-type="float">
            <text:p>0.050000</text:p>
          </table:table-cell>
          <table:table-cell table:style-name="ce47" table:formula="of:=[.S16]/[.O26]" office:value-type="float" office:value="4.71733450957601" calcext:value-type="float">
            <text:p>4.717335</text:p>
          </table:table-cell>
          <table:table-cell table:style-name="ce45" table:formula="of:=[.H37]" office:value-type="float" office:value="9" calcext:value-type="float">
            <text:p>9</text:p>
          </table:table-cell>
          <table:table-cell table:style-name="ce45" table:formula="of:=[.I37]" office:value-type="float" office:value="6" calcext:value-type="float">
            <text:p>6</text:p>
          </table:table-cell>
          <table:table-cell table:style-name="ce52" table:formula="of:=[.S16]*1.1" office:value-type="float" office:value="5.94" calcext:value-type="float">
            <text:p>5.94</text:p>
          </table:table-cell>
          <table:table-cell table:number-columns-repeated="1014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office:value-type="string" calcext:value-type="string">
            <text:p>pair_coeff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45" table:formula="of:=[.E38]" office:value-type="string" office:string-value="mie/cut" calcext:value-type="string">
            <text:p>mie/cut</text:p>
          </table:table-cell>
          <table:table-cell table:style-name="ce47" table:formula="of:=[.T6]" office:value-type="float" office:value="0.05" calcext:value-type="float">
            <text:p>0.050000</text:p>
          </table:table-cell>
          <table:table-cell table:style-name="ce47" table:formula="of:=[.T16]/[.O26]" office:value-type="float" office:value="4.71733450957601" calcext:value-type="float">
            <text:p>4.717335</text:p>
          </table:table-cell>
          <table:table-cell table:style-name="ce45" table:formula="of:=[.H38]" office:value-type="float" office:value="9" calcext:value-type="float">
            <text:p>9</text:p>
          </table:table-cell>
          <table:table-cell table:style-name="ce45" table:formula="of:=[.I38]" office:value-type="float" office:value="6" calcext:value-type="float">
            <text:p>6</text:p>
          </table:table-cell>
          <table:table-cell table:style-name="ce52" table:formula="of:=[.T16]*1.1" office:value-type="float" office:value="5.94" calcext:value-type="float">
            <text:p>5.9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44"/>
          <table:table-cell table:style-name="ce44" office:value-type="string" calcext:value-type="string">
            <text:p>Item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string" calcext:value-type="string">
            <text:p>Style</text:p>
          </table:table-cell>
          <table:table-cell table:style-name="ce44" office:value-type="string" calcext:value-type="string">
            <text:p>epsilon</text:p>
          </table:table-cell>
          <table:table-cell table:style-name="ce6" office:value-type="string" calcext:value-type="string">
            <text:p>sigma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cutoff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l</text:p>
          </table:table-cell>
          <table:table-cell table:number-columns-repeated="2" office:value-type="string" calcext:value-type="string">
            <text:p>3*4</text:p>
          </table:table-cell>
          <table:table-cell office:value-type="string" calcext:value-type="string">
            <text:p>mie/cut</text:p>
          </table:table-cell>
          <table:table-cell table:style-name="ce48" table:formula="of:=[.F7]" office:value-type="float" office:value="0.02" calcext:value-type="float">
            <text:p>0.020000</text:p>
          </table:table-cell>
          <table:table-cell table:style-name="ce48" table:formula="of:=[.G7]" office:value-type="float" office:value="1.04829655768356" calcext:value-type="float">
            <text:p>1.048297</text:p>
          </table:table-cell>
          <table:table-cell table:style-name="ce40" table:formula="of:=[.H7]" office:value-type="float" office:value="9" calcext:value-type="float">
            <text:p>9</text:p>
          </table:table-cell>
          <table:table-cell table:style-name="ce40" table:formula="of:=[.I7]" office:value-type="float" office:value="6" calcext:value-type="float">
            <text:p>6</text:p>
          </table:table-cell>
          <table:table-cell table:style-name="ce42" table:formula="of:=[.J7]" office:value-type="float" office:value="1.92" calcext:value-type="float">
            <text:p>1.92</text:p>
          </table:table-cell>
          <table:table-cell table:style-name="ce42" table:formula="of:=[.P18]" office:value-type="float" office:value="1.2" calcext:value-type="float">
            <text:p>1.20</text:p>
          </table:table-cell>
          <table:table-cell table:style-name="ce42" table:formula="of:=([.H42]/([.H42]-[.I42]))*([.H42]/[.I42])^([.I42]/([.H42]-[.I42]))" office:value-type="float" office:value="6.75" calcext:value-type="float">
            <text:p>6.7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l-a</text:p>
          </table:table-cell>
          <table:table-cell office:value-type="string" calcext:value-type="string">
            <text:p>1*2</text:p>
          </table:table-cell>
          <table:table-cell office:value-type="string" calcext:value-type="string">
            <text:p>3*4</text:p>
          </table:table-cell>
          <table:table-cell table:style-name="ce6" office:value-type="string" calcext:value-type="string">
            <text:p>mie/cut</text:p>
          </table:table-cell>
          <table:table-cell table:style-name="ce48" table:formula="of:=[.F12]" office:value-type="float" office:value="0.01" calcext:value-type="float">
            <text:p>0.010000</text:p>
          </table:table-cell>
          <table:table-cell table:style-name="ce48" table:formula="of:=[.G12]" office:value-type="float" office:value="2.6207413942089" calcext:value-type="float">
            <text:p>2.620741</text:p>
          </table:table-cell>
          <table:table-cell table:style-name="ce40" table:formula="of:=[.H12]" office:value-type="float" office:value="9" calcext:value-type="float">
            <text:p>9</text:p>
          </table:table-cell>
          <table:table-cell table:style-name="ce40" table:formula="of:=[.I12]" office:value-type="float" office:value="6" calcext:value-type="float">
            <text:p>6</text:p>
          </table:table-cell>
          <table:table-cell table:style-name="ce42" table:formula="of:=[.J12]" office:value-type="float" office:value="4.2" calcext:value-type="float">
            <text:p>4.20</text:p>
          </table:table-cell>
          <table:table-cell table:style-name="ce42" table:formula="of:=[.O16]" office:value-type="float" office:value="3" calcext:value-type="float">
            <text:p>3.00</text:p>
          </table:table-cell>
          <table:table-cell table:style-name="ce42" table:formula="of:=([.H43]/([.H43]-[.I43]))*([.H43]/[.I43])^([.I43]/([.H43]-[.I43]))" office:value-type="float" office:value="6.75" calcext:value-type="float">
            <text:p>6.7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l-b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mie/cut</text:p>
          </table:table-cell>
          <table:table-cell table:style-name="ce48" table:formula="of:=[.F24]" office:value-type="float" office:value="0.01" calcext:value-type="float">
            <text:p>0.010000</text:p>
          </table:table-cell>
          <table:table-cell table:style-name="ce48" table:formula="of:=[.G24]" office:value-type="float" office:value="3.53553390593274" calcext:value-type="float">
            <text:p>3.535534</text:p>
          </table:table-cell>
          <table:table-cell table:style-name="ce40" table:formula="of:=[.H24]" office:value-type="float" office:value="4" calcext:value-type="float">
            <text:p>4</text:p>
          </table:table-cell>
          <table:table-cell table:style-name="ce40" table:formula="of:=[.I24]" office:value-type="float" office:value="2" calcext:value-type="float">
            <text:p>2</text:p>
          </table:table-cell>
          <table:table-cell table:style-name="ce42" table:formula="of:=[.J24]" office:value-type="float" office:value="7" calcext:value-type="float">
            <text:p>7.00</text:p>
          </table:table-cell>
          <table:table-cell table:style-name="ce42" table:formula="of:=[.R16]" office:value-type="float" office:value="5" calcext:value-type="float">
            <text:p>5.00</text:p>
          </table:table-cell>
          <table:table-cell table:style-name="ce42" table:formula="of:=([.H44]/([.H44]-[.I44]))*([.H44]/[.I44])^([.I44]/([.H44]-[.I44]))" office:value-type="float" office:value="4" calcext:value-type="float">
            <text:p>4.0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*8</text:p>
          </table:table-cell>
          <table:table-cell table:style-name="ce6" office:value-type="string" calcext:value-type="string">
            <text:p>mie/cut</text:p>
          </table:table-cell>
          <table:table-cell table:style-name="ce48" table:formula="of:=AVERAGE([.F38:.F39])" office:value-type="float" office:value="0.05" calcext:value-type="float">
            <text:p>0.050000</text:p>
          </table:table-cell>
          <table:table-cell table:style-name="ce48" table:formula="of:=[.G38]" office:value-type="float" office:value="4.71733450957601" calcext:value-type="float">
            <text:p>4.717335</text:p>
          </table:table-cell>
          <table:table-cell table:style-name="ce40" table:formula="of:=[.H38]" office:value-type="float" office:value="9" calcext:value-type="float">
            <text:p>9</text:p>
          </table:table-cell>
          <table:table-cell table:style-name="ce40" table:formula="of:=[.I38]" office:value-type="float" office:value="6" calcext:value-type="float">
            <text:p>6</text:p>
          </table:table-cell>
          <table:table-cell table:style-name="ce42" table:formula="of:=[.J38]" office:value-type="float" office:value="5.94" calcext:value-type="float">
            <text:p>5.94</text:p>
          </table:table-cell>
          <table:table-cell table:style-name="ce42" table:formula="of:=[.S16]" office:value-type="float" office:value="5.4" calcext:value-type="float">
            <text:p>5.40</text:p>
          </table:table-cell>
          <table:table-cell table:style-name="ce42" table:formula="of:=([.H45]/([.H45]-[.I45]))*([.H45]/[.I45])^([.I45]/([.H45]-[.I45]))" office:value-type="float" office:value="6.75" calcext:value-type="float">
            <text:p>6.75</text:p>
          </table:table-cell>
          <table:table-cell table:number-columns-repeated="1012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nded" table:style-name="ta5">
        <office:forms form:automatic-focus="false" form:apply-design-mode="false"/>
        <table:table-column table:style-name="co20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3" table:default-cell-style-name="Default"/>
        <table:table-column table:style-name="co1" table:number-columns-repeated="7" table:default-cell-style-name="Default"/>
        <table:table-column table:style-name="co20" table:default-cell-style-name="Default"/>
        <table:table-column table:style-name="co28" table:default-cell-style-name="Default"/>
        <table:table-column table:style-name="co1" table:number-columns-repeated="1007" table:default-cell-style-name="Default"/>
        <table:table-row table:style-name="ro1">
          <table:table-cell table:style-name="ce44" office:value-type="string" calcext:value-type="string">
            <text:p>Sr. No.</text:p>
          </table:table-cell>
          <table:table-cell table:style-name="ce44" office:value-type="string" calcext:value-type="string">
            <text:p>Prefix</text:p>
          </table:table-cell>
          <table:table-cell table:style-name="ce44" office:value-type="string" calcext:value-type="string">
            <text:p>Type</text:p>
          </table:table-cell>
          <table:table-cell table:style-name="ce44" office:value-type="string" calcext:value-type="string">
            <text:p>Style</text:p>
          </table:table-cell>
          <table:table-cell table:style-name="ce44" office:value-type="string" calcext:value-type="string">
            <text:p>K</text:p>
          </table:table-cell>
          <table:table-cell table:style-name="ce44" office:value-type="string" calcext:value-type="string">
            <text:p>r0</text:p>
          </table:table-cell>
          <table:table-cell table:style-name="ce6" table:number-columns-repeated="3"/>
          <table:table-cell table:number-columns-repeated="5"/>
          <table:table-cell table:style-name="ce9" table:number-columns-repeated="5"/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nd_coe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monic</text:p>
          </table:table-cell>
          <table:table-cell table:style-name="ce43" office:value-type="float" office:value="75" calcext:value-type="float">
            <office:annotation draw:style-name="gr2" draw:text-style-name="P2" svg:width="1.3181in" svg:height="0.8354in" svg:x="3.4098in" svg:y="0.05in" draw:caption-point-x="-0.0374in" draw:caption-point-y="0.1457in">
              <dc:creator>PS</dc:creator>
              <dc:date>2022-07-09T00:00:00</dc:date>
              <text:p text:style-name="P1"><text:span text:style-name="T1">Pranjal Singh:</text:span></text:p>
              <text:p text:style-name="P1"><text:span text:style-name="T2">NL filament stiffness based on Sapra2020.</text:span></text:p>
            </office:annotation>
            <text:p>75.000</text:p>
          </table:table-cell>
          <table:table-cell table:style-name="ce43" office:value-type="float" office:value="2" calcext:value-type="float">
            <office:annotation draw:style-name="gr2" draw:text-style-name="P2" svg:width="1.5028in" svg:height="0.8354in" svg:x="4.0098in" svg:y="0.05in" draw:caption-point-x="0.3142in" draw:caption-point-y="0.1457in">
              <dc:creator>PS</dc:creator>
              <dc:date>2022-07-09T00:00:00</dc:date>
              <text:p text:style-name="P1"><text:span text:style-name="T1">Pranjal Singh:</text:span></text:p>
              <text:p text:style-name="P1"><text:span text:style-name="T2">NL filament rod domain length between globular domains (Turgay2017).</text:span></text:p>
            </office:annotation>
            <text:p>2.000</text:p>
          </table:table-cell>
          <table:table-cell office:value-type="string" calcext:value-type="string">
            <text:p># NL filament</text:p>
          </table:table-cell>
          <table:table-cell table:number-columns-repeated="7"/>
          <table:table-cell table:style-name="ce9"/>
          <table:table-cell table:style-name="ce7" office:value-type="string" calcext:value-type="string">
            <text:p>Sr. No.</text:p>
          </table:table-cell>
          <table:table-cell table:style-name="ce12" office:value-type="string" calcext:value-type="string">
            <text:p>Purpose</text:p>
          </table:table-cell>
          <table:table-cell table:style-name="ce9" table:number-columns-repeated="2"/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bond_coeff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harmonic</text:p>
          </table:table-cell>
          <table:table-cell table:style-name="ce63" table:formula="of:=[.$E$2]" office:value-type="float" office:value="75" calcext:value-type="float">
            <text:p>75.000</text:p>
          </table:table-cell>
          <table:table-cell table:style-name="ce43" office:value-type="float" office:value="1" calcext:value-type="float">
            <office:annotation draw:style-name="gr3" draw:text-style-name="P2" svg:width="1.5028in" svg:height="0.8252in" svg:x="4.0098in" svg:y="0.252in" draw:caption-point-x="0.3142in" draw:caption-point-y="0.1354in">
              <dc:creator>PS</dc:creator>
              <dc:date>2022-07-09T00:00:00</dc:date>
              <text:p text:style-name="P1"><text:span text:style-name="T1">Pranjal Singh:</text:span></text:p>
              <text:p text:style-name="P1"><text:span text:style-name="T2">Discretization length on F-actin filaments.</text:span></text:p>
            </office:annotation>
            <text:p>1.000</text:p>
          </table:table-cell>
          <table:table-cell office:value-type="string" calcext:value-type="string">
            <text:p># FA filament</text:p>
          </table:table-cell>
          <table:table-cell table:number-columns-repeated="7"/>
          <table:table-cell table:style-name="ce9"/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NL filament</text:p>
          </table:table-cell>
          <table:table-cell table:style-name="ce9" table:number-columns-repeated="2"/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bond_coeff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harmonic</text:p>
          </table:table-cell>
          <table:table-cell table:style-name="ce63" table:formula="of:=[.$E$2]" office:value-type="float" office:value="75" calcext:value-type="float">
            <text:p>75.000</text:p>
          </table:table-cell>
          <table:table-cell table:style-name="ce43" office:value-type="float" office:value="1.2" calcext:value-type="float">
            <office:annotation draw:style-name="gr3" draw:text-style-name="P2" svg:width="1.5028in" svg:height="0.8252in" svg:x="4.0098in" svg:y="0.4437in" draw:caption-point-x="0.3142in" draw:caption-point-y="0.1354in">
              <dc:creator>PS</dc:creator>
              <dc:date>2022-07-09T00:00:00</dc:date>
              <text:p text:style-name="P1"><text:span text:style-name="T1">Pranjal Singh:</text:span></text:p>
              <text:p text:style-name="P1"><text:span text:style-name="T2">Discretization length on MT filaments.</text:span></text:p>
            </office:annotation>
            <text:p>1.200</text:p>
          </table:table-cell>
          <table:table-cell office:value-type="string" calcext:value-type="string">
            <text:p># MT filament</text:p>
          </table:table-cell>
          <table:table-cell table:number-columns-repeated="7"/>
          <table:table-cell table:style-name="ce9"/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FA filament</text:p>
          </table:table-cell>
          <table:table-cell table:style-name="ce9" table:number-columns-repeated="2"/>
          <table:table-cell table:number-columns-repeated="1005"/>
        </table:table-row>
        <table:table-row table:style-name="ro1">
          <table:table-cell table:number-columns-repeated="14"/>
          <table:table-cell table:style-name="ce9"/>
          <table:table-cell table:style-name="ce4" office:value-type="float" office:value="3" calcext:value-type="float">
            <text:p>3</text:p>
          </table:table-cell>
          <table:table-cell table:style-name="ce13" office:value-type="string" calcext:value-type="string">
            <text:p>MT filament</text:p>
          </table:table-cell>
          <table:table-cell table:style-name="ce9" table:number-columns-repeated="2"/>
          <table:table-cell table:number-columns-repeated="1005"/>
        </table:table-row>
        <table:table-row table:style-name="ro1">
          <table:table-cell table:style-name="ce44" office:value-type="string" calcext:value-type="string">
            <text:p>Sr. No.</text:p>
          </table:table-cell>
          <table:table-cell table:style-name="ce44" office:value-type="string" calcext:value-type="string">
            <text:p>Prefix</text:p>
          </table:table-cell>
          <table:table-cell table:style-name="ce44" office:value-type="string" calcext:value-type="string">
            <text:p>Type</text:p>
          </table:table-cell>
          <table:table-cell table:style-name="ce44" office:value-type="string" calcext:value-type="string">
            <text:p>Style</text:p>
          </table:table-cell>
          <table:table-cell table:style-name="ce44" office:value-type="string" calcext:value-type="string">
            <text:p>K</text:p>
          </table:table-cell>
          <table:table-cell table:style-name="ce44" office:value-type="string" calcext:value-type="string">
            <text:p>R0</text:p>
          </table:table-cell>
          <table:table-cell table:style-name="ce44" office:value-type="string" calcext:value-type="string">
            <text:p>epsilon</text:p>
          </table:table-cell>
          <table:table-cell table:style-name="ce44" office:value-type="string" calcext:value-type="string">
            <text:p>sigma</text:p>
          </table:table-cell>
          <table:table-cell table:number-columns-repeated="2"/>
          <table:table-cell office:value-type="string" calcext:value-type="string">
            <text:p>r0</text:p>
          </table:table-cell>
          <table:table-cell table:number-columns-repeated="3"/>
          <table:table-cell table:style-name="ce9"/>
          <table:table-cell table:style-name="ce4" office:value-type="float" office:value="4" calcext:value-type="float">
            <text:p>4</text:p>
          </table:table-cell>
          <table:table-cell table:style-name="ce13" office:value-type="string" calcext:value-type="string">
            <text:p>PC chain</text:p>
          </table:table-cell>
          <table:table-cell table:style-name="ce9" table:number-columns-repeated="2"/>
          <table:table-cell table:number-columns-repeated="1005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bond_coeff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fene</text:p>
          </table:table-cell>
          <table:table-cell table:style-name="ce43" table:formula="of:=30*0.23/(7*7)" office:value-type="float" office:value="0.140816326530612" calcext:value-type="float">
            <text:p>0.141</text:p>
          </table:table-cell>
          <table:table-cell table:style-name="ce43" table:formula="of:=1.6*7" office:value-type="float" office:value="11.2" calcext:value-type="float">
            <text:p>11.200</text:p>
          </table:table-cell>
          <table:table-cell table:style-name="ce43" table:formula="of:=1*0.23" office:value-type="float" office:value="0.23" calcext:value-type="float">
            <text:p>0.230</text:p>
          </table:table-cell>
          <table:table-cell table:style-name="ce43" table:formula="of:=1*7" office:value-type="float" office:value="7" calcext:value-type="float">
            <text:p>7.000</text:p>
          </table:table-cell>
          <table:table-cell office:value-type="string" calcext:value-type="string">
            <text:p># PC chain</text:p>
          </table:table-cell>
          <table:table-cell/>
          <table:table-cell office:value-type="float" office:value="6.755" calcext:value-type="float">
            <text:p>6.755</text:p>
          </table:table-cell>
          <table:table-cell table:number-columns-repeated="3"/>
          <table:table-cell table:style-name="ce9"/>
          <table:table-cell table:style-name="ce4" office:value-type="float" office:value="5" calcext:value-type="float">
            <text:p>5</text:p>
          </table:table-cell>
          <table:table-cell table:style-name="ce13" office:value-type="string" calcext:value-type="string">
            <text:p>CL</text:p>
          </table:table-cell>
          <table:table-cell table:style-name="ce9" table:number-columns-repeated="2"/>
          <table:table-cell table:number-columns-repeated="1005"/>
        </table:table-row>
        <table:table-row table:style-name="ro1">
          <table:table-cell table:number-columns-repeated="14"/>
          <table:table-cell table:style-name="ce9"/>
          <table:table-cell table:style-name="ce4" office:value-type="float" office:value="6" calcext:value-type="float">
            <text:p>6</text:p>
          </table:table-cell>
          <table:table-cell table:style-name="ce13" office:value-type="string" calcext:value-type="string">
            <text:p>IL-A</text:p>
          </table:table-cell>
          <table:table-cell table:style-name="ce9" table:number-columns-repeated="2"/>
          <table:table-cell table:number-columns-repeated="1005"/>
        </table:table-row>
        <table:table-row table:style-name="ro1">
          <table:table-cell table:style-name="ce44" office:value-type="string" calcext:value-type="string">
            <text:p>Sr. No.</text:p>
          </table:table-cell>
          <table:table-cell table:style-name="ce44" office:value-type="string" calcext:value-type="string">
            <text:p>Prefix</text:p>
          </table:table-cell>
          <table:table-cell table:style-name="ce44" office:value-type="string" calcext:value-type="string">
            <text:p>Type</text:p>
          </table:table-cell>
          <table:table-cell table:style-name="ce44" office:value-type="string" calcext:value-type="string">
            <text:p>Style</text:p>
          </table:table-cell>
          <table:table-cell table:style-name="ce44" office:value-type="string" calcext:value-type="string">
            <text:p>D</text:p>
          </table:table-cell>
          <table:table-cell table:style-name="ce44" office:value-type="string" calcext:value-type="string">
            <text:p>alpha</text:p>
          </table:table-cell>
          <table:table-cell table:style-name="ce44" office:value-type="string" calcext:value-type="string">
            <text:p>r0</text:p>
          </table:table-cell>
          <table:table-cell table:style-name="ce44"/>
          <table:table-cell/>
          <table:table-cell table:style-name="ce44" office:value-type="string" calcext:value-type="string">
            <text:p>K</text:p>
          </table:table-cell>
          <table:table-cell table:number-columns-repeated="4"/>
          <table:table-cell table:style-name="ce9"/>
          <table:table-cell table:style-name="ce4" office:value-type="float" office:value="7" calcext:value-type="float">
            <text:p>7</text:p>
          </table:table-cell>
          <table:table-cell table:style-name="ce13" office:value-type="string" calcext:value-type="string">
            <text:p>IL-B</text:p>
          </table:table-cell>
          <table:table-cell table:style-name="ce9" table:number-columns-repeated="2"/>
          <table:table-cell table:number-columns-repeated="1005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bond_coeff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morse</text:p>
          </table:table-cell>
          <table:table-cell table:style-name="ce64" office:value-type="float" office:value="0.2" calcext:value-type="float">
            <text:p>0.200</text:p>
          </table:table-cell>
          <table:table-cell table:style-name="ce63" table:formula="of:=SQRT([.J10]/(2*[.E10]))" office:value-type="float" office:value="3.16227766016838" calcext:value-type="float">
            <text:p>3.162</text:p>
          </table:table-cell>
          <table:table-cell table:style-name="ce43" office:value-type="float" office:value="1.2" calcext:value-type="float">
            <text:p>1.200</text:p>
          </table:table-cell>
          <table:table-cell table:style-name="ce6" office:value-type="string" calcext:value-type="string">
            <text:p># CL</text:p>
          </table:table-cell>
          <table:table-cell/>
          <table:table-cell table:style-name="ce64" office:value-type="float" office:value="4" calcext:value-type="float">
            <text:p>4.000</text:p>
          </table:table-cell>
          <table:table-cell table:number-columns-repeated="4"/>
          <table:table-cell table:style-name="ce9"/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OL</text:p>
          </table:table-cell>
          <table:table-cell table:style-name="ce9" table:number-columns-repeated="2"/>
          <table:table-cell table:number-columns-repeated="1005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bond_coeff</text:p>
          </table:table-cell>
          <table:table-cell table:style-name="ce6" office:value-type="float" office:value="6" calcext:value-type="float">
            <text:p>6</text:p>
          </table:table-cell>
          <table:table-cell table:style-name="ce45" table:formula="of:=[.D10]" office:value-type="string" office:string-value="morse" calcext:value-type="string">
            <text:p>morse</text:p>
          </table:table-cell>
          <table:table-cell table:style-name="ce64" office:value-type="float" office:value="0.2" calcext:value-type="float">
            <text:p>0.200</text:p>
          </table:table-cell>
          <table:table-cell table:style-name="ce63" table:formula="of:=SQRT([.J11]/(2*[.E11]))" office:value-type="float" office:value="1.22474487139159" calcext:value-type="float">
            <text:p>1.225</text:p>
          </table:table-cell>
          <table:table-cell table:style-name="ce43" office:value-type="float" office:value="3" calcext:value-type="float">
            <text:p>3.000</text:p>
          </table:table-cell>
          <table:table-cell office:value-type="string" calcext:value-type="string">
            <text:p># IL-A</text:p>
          </table:table-cell>
          <table:table-cell/>
          <table:table-cell table:style-name="ce64" office:value-type="float" office:value="0.6" calcext:value-type="float">
            <text:p>0.600</text:p>
          </table:table-cell>
          <table:table-cell table:number-columns-repeated="4"/>
          <table:table-cell table:style-name="ce9" table:number-columns-repeated="5"/>
          <table:table-cell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bond_coeff</text:p>
          </table:table-cell>
          <table:table-cell office:value-type="float" office:value="7" calcext:value-type="float">
            <text:p>7</text:p>
          </table:table-cell>
          <table:table-cell table:style-name="ce45" table:formula="of:=[.D11]" office:value-type="string" office:string-value="morse" calcext:value-type="string">
            <text:p>morse</text:p>
          </table:table-cell>
          <table:table-cell table:style-name="ce64" office:value-type="float" office:value="0.2" calcext:value-type="float">
            <text:p>0.200</text:p>
          </table:table-cell>
          <table:table-cell table:style-name="ce63" table:formula="of:=SQRT([.J12]/(2*[.E12]))" office:value-type="float" office:value="0.707106781186548" calcext:value-type="float">
            <text:p>0.707</text:p>
          </table:table-cell>
          <table:table-cell table:style-name="ce43" office:value-type="float" office:value="5" calcext:value-type="float">
            <text:p>5.000</text:p>
          </table:table-cell>
          <table:table-cell office:value-type="string" calcext:value-type="string">
            <text:p># IL-B</text:p>
          </table:table-cell>
          <table:table-cell/>
          <table:table-cell table:style-name="ce64" office:value-type="float" office:value="0.2" calcext:value-type="float">
            <text:p>0.200</text:p>
          </table:table-cell>
          <table:table-cell table:number-columns-repeated="1014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bond_coeff</text:p>
          </table:table-cell>
          <table:table-cell table:style-name="ce6" office:value-type="float" office:value="8" calcext:value-type="float">
            <text:p>8</text:p>
          </table:table-cell>
          <table:table-cell table:style-name="ce45" table:formula="of:=[.D12]" office:value-type="string" office:string-value="morse" calcext:value-type="string">
            <text:p>morse</text:p>
          </table:table-cell>
          <table:table-cell table:style-name="ce64" office:value-type="float" office:value="0.75" calcext:value-type="float">
            <text:p>0.750</text:p>
          </table:table-cell>
          <table:table-cell table:style-name="ce63" table:formula="of:=SQRT([.J13]/(2*[.E13]))" office:value-type="float" office:value="0.707106781186548" calcext:value-type="float">
            <text:p>0.707</text:p>
          </table:table-cell>
          <table:table-cell table:style-name="ce43" office:value-type="float" office:value="5.4" calcext:value-type="float">
            <text:p>5.400</text:p>
          </table:table-cell>
          <table:table-cell table:style-name="ce6" office:value-type="string" calcext:value-type="string">
            <text:p># OL</text:p>
          </table:table-cell>
          <table:table-cell table:style-name="ce6"/>
          <table:table-cell table:style-name="ce64" office:value-type="float" office:value="0.75" calcext:value-type="float">
            <text:p>0.750</text:p>
          </table:table-cell>
          <table:table-cell table:style-name="ce6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44" office:value-type="string" calcext:value-type="string">
            <text:p>Sr. No.</text:p>
          </table:table-cell>
          <table:table-cell table:style-name="ce44" office:value-type="string" calcext:value-type="string">
            <text:p>Prefix</text:p>
          </table:table-cell>
          <table:table-cell table:style-name="ce44" office:value-type="string" calcext:value-type="string">
            <text:p>Type</text:p>
          </table:table-cell>
          <table:table-cell table:style-name="ce44" office:value-type="string" calcext:value-type="string">
            <text:p>K</text:p>
          </table:table-cell>
          <table:table-cell table:style-name="ce44" office:value-type="string" calcext:value-type="string">
            <text:p>theta_0</text:p>
          </table:table-cell>
          <table:table-cell table:number-columns-repeated="4"/>
          <table:table-cell office:value-type="string" calcext:value-type="string">
            <text:p>Lp</text:p>
          </table:table-cell>
          <table:table-cell table:number-columns-repeated="1014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ngle_coeff</text:p>
          </table:table-cell>
          <table:table-cell table:style-name="ce6" office:value-type="float" office:value="1" calcext:value-type="float">
            <text:p>1</text:p>
          </table:table-cell>
          <table:table-cell table:style-name="ce43" table:formula="of:=[.J16]*0.23/[.F2]" office:value-type="float" office:value="6.325" calcext:value-type="float">
            <text:p>6.325</text:p>
          </table:table-cell>
          <table:table-cell table:style-name="ce43" office:value-type="float" office:value="180" calcext:value-type="float">
            <text:p>180.000</text:p>
          </table:table-cell>
          <table:table-cell table:style-name="ce6" office:value-type="string" calcext:value-type="string">
            <text:p># NL filament</text:p>
          </table:table-cell>
          <table:table-cell table:number-columns-repeated="3"/>
          <table:table-cell table:style-name="ce40" office:value-type="float" office:value="55" calcext:value-type="float">
            <text:p>55</text:p>
          </table:table-cell>
          <table:table-cell office:value-type="string" calcext:value-type="string">
            <text:p>Mahamid2016; Turgay2017</text:p>
          </table:table-cell>
          <table:table-cell table:number-columns-repeated="4"/>
          <table:table-cell table:style-name="ce7" office:value-type="string" calcext:value-type="string">
            <text:p>Sr. No.</text:p>
          </table:table-cell>
          <table:table-cell table:style-name="ce12" office:value-type="string" calcext:value-type="string">
            <text:p>Purpose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angle_coeff</text:p>
          </table:table-cell>
          <table:table-cell office:value-type="float" office:value="2" calcext:value-type="float">
            <text:p>2</text:p>
          </table:table-cell>
          <table:table-cell table:style-name="ce43" table:formula="of:=[.J17]*0.23/[.F3]" office:value-type="float" office:value="64.17" calcext:value-type="float">
            <text:p>64.170</text:p>
          </table:table-cell>
          <table:table-cell table:style-name="ce63" table:formula="of:=[.E16]" office:value-type="float" office:value="180" calcext:value-type="float">
            <text:p>180.000</text:p>
          </table:table-cell>
          <table:table-cell table:style-name="ce6" office:value-type="string" calcext:value-type="string">
            <text:p># FA filament</text:p>
          </table:table-cell>
          <table:table-cell table:number-columns-repeated="3"/>
          <table:table-cell table:style-name="ce40" office:value-type="float" office:value="279" calcext:value-type="float">
            <text:p>279</text:p>
          </table:table-cell>
          <table:table-cell office:value-type="string" calcext:value-type="string">
            <text:p>Mahamid2016</text:p>
          </table:table-cell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NL filament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angle_coeff</text:p>
          </table:table-cell>
          <table:table-cell office:value-type="float" office:value="3" calcext:value-type="float">
            <text:p>3</text:p>
          </table:table-cell>
          <table:table-cell table:style-name="ce43" table:formula="of:=[.J18]*0.23/[.F4]" office:value-type="float" office:value="231.341666666667" calcext:value-type="float">
            <text:p>231.342</text:p>
          </table:table-cell>
          <table:table-cell table:style-name="ce63" table:formula="of:=[.E17]" office:value-type="float" office:value="180" calcext:value-type="float">
            <text:p>180.000</text:p>
          </table:table-cell>
          <table:table-cell table:style-name="ce6" office:value-type="string" calcext:value-type="string">
            <text:p># MT filament</text:p>
          </table:table-cell>
          <table:table-cell table:number-columns-repeated="3"/>
          <table:table-cell table:style-name="ce40" office:value-type="float" office:value="1207" calcext:value-type="float">
            <text:p>1207</text:p>
          </table:table-cell>
          <table:table-cell office:value-type="string" calcext:value-type="string">
            <text:p>Mahamid2016</text:p>
          </table:table-cell>
          <table:table-cell table:number-columns-repeated="4"/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FA filament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5" office:value-type="float" office:value="3" calcext:value-type="float">
            <text:p>3</text:p>
          </table:table-cell>
          <table:table-cell table:style-name="ce15" office:value-type="string" calcext:value-type="string">
            <text:p>MT filament</text:p>
          </table:table-cell>
          <table:table-cell table:number-columns-repeated="1007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versible" table:style-name="ta6">
        <table:table-column table:style-name="co20" table:default-cell-style-name="ce6"/>
        <table:table-column table:style-name="co29" table:default-cell-style-name="ce6"/>
        <table:table-column table:style-name="co30" table:default-cell-style-name="ce6"/>
        <table:table-column table:style-name="co11" table:default-cell-style-name="ce6"/>
        <table:table-column table:style-name="co31" table:default-cell-style-name="ce6"/>
        <table:table-column table:style-name="co32" table:default-cell-style-name="ce6"/>
        <table:table-column table:style-name="co20" table:default-cell-style-name="ce6"/>
        <table:table-column table:style-name="co32" table:default-cell-style-name="ce6"/>
        <table:table-column table:style-name="co23" table:number-columns-repeated="2" table:default-cell-style-name="ce6"/>
        <table:table-column table:style-name="co14" table:default-cell-style-name="ce6"/>
        <table:table-column table:style-name="co30" table:default-cell-style-name="ce6"/>
        <table:table-column table:style-name="co12" table:default-cell-style-name="ce6"/>
        <table:table-column table:style-name="co30" table:number-columns-repeated="2" table:default-cell-style-name="ce6"/>
        <table:table-column table:style-name="co20" table:default-cell-style-name="ce6"/>
        <table:table-column table:style-name="co28" table:default-cell-style-name="ce6"/>
        <table:table-column table:style-name="co30" table:number-columns-repeated="1007" table:default-cell-style-name="ce6"/>
        <table:table-row table:style-name="ro1">
          <table:table-cell table:style-name="ce44" office:value-type="string" calcext:value-type="string">
            <text:p>Sr. No.</text:p>
          </table:table-cell>
          <table:table-cell table:style-name="ce44" office:value-type="string" calcext:value-type="string">
            <text:p>Prefix</text:p>
          </table:table-cell>
          <table:table-cell table:style-name="ce44" office:value-type="string" calcext:value-type="string">
            <text:p>Scope</text:p>
          </table:table-cell>
          <table:table-cell table:style-name="ce44" office:value-type="string" calcext:value-type="string">
            <text:p>Style</text:p>
          </table:table-cell>
          <table:table-cell table:style-name="ce44" office:value-type="string" calcext:value-type="string">
            <text:p>N</text:p>
          </table:table-cell>
          <table:table-cell table:style-name="ce44" office:value-type="string" calcext:value-type="string">
            <text:p>Type</text:p>
          </table:table-cell>
          <table:table-cell table:style-name="ce44" office:value-type="string" calcext:value-type="string">
            <text:p>rbrk</text:p>
          </table:table-cell>
          <table:table-cell/>
          <table:table-cell office:value-type="string" calcext:value-type="string">
            <text:p>f_brk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CLbrk all</text:p>
          </table:table-cell>
          <table:table-cell office:value-type="string" calcext:value-type="string">
            <text:p>bond/break</text:p>
          </table:table-cell>
          <table:table-cell office:value-type="float" office:value="200" calcext:value-type="float">
            <text:p>200</text:p>
          </table:table-cell>
          <table:table-cell table:style-name="ce45" table:formula="of:=[.O4]" office:value-type="float" office:value="5" calcext:value-type="float">
            <text:p>5</text:p>
          </table:table-cell>
          <table:table-cell table:style-name="ce63" table:formula="of:=[.Q4]" office:value-type="float" office:value="1.8" calcext:value-type="float">
            <text:p>1.800</text:p>
          </table:table-cell>
          <table:table-cell/>
          <table:table-cell table:formula="of:=[.E2]*[$units.$B$11]" office:value-type="float" office:value="0.2" calcext:value-type="float">
            <text:p>0.2</text:p>
          </table:table-cell>
          <table:table-cell table:number-columns-repeated="6"/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fix</text:p>
          </table:table-cell>
          <table:table-cell office:value-type="string" calcext:value-type="string">
            <text:p>ILAbrk all</text:p>
          </table:table-cell>
          <table:table-cell table:style-name="ce45" office:value-type="string" calcext:value-type="string">
            <text:p>bond/break</text:p>
          </table:table-cell>
          <table:table-cell table:style-name="ce45" table:formula="of:=[.$E$2]" office:value-type="float" office:value="200" calcext:value-type="float">
            <text:p>200</text:p>
          </table:table-cell>
          <table:table-cell table:style-name="ce45" table:formula="of:=[.O5]" office:value-type="float" office:value="6" calcext:value-type="float">
            <text:p>6</text:p>
          </table:table-cell>
          <table:table-cell table:style-name="ce63" table:formula="of:=[.Q5]" office:value-type="float" office:value="4.5" calcext:value-type="float">
            <text:p>4.500</text:p>
          </table:table-cell>
          <table:table-cell/>
          <table:table-cell table:formula="of:=[.E3]*[$units.$B$11]"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Type</text:p>
          </table:table-cell>
          <table:table-cell table:style-name="ce44" office:value-type="string" calcext:value-type="string">
            <text:p>rmk</text:p>
          </table:table-cell>
          <table:table-cell table:style-name="ce44" office:value-type="string" calcext:value-type="string">
            <text:p>rbrk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fix</text:p>
          </table:table-cell>
          <table:table-cell office:value-type="string" calcext:value-type="string">
            <text:p>ILBbrk all</text:p>
          </table:table-cell>
          <table:table-cell table:style-name="ce45" office:value-type="string" calcext:value-type="string">
            <text:p>bond/break</text:p>
          </table:table-cell>
          <table:table-cell table:style-name="ce45" table:formula="of:=[.$E$2]" office:value-type="float" office:value="200" calcext:value-type="float">
            <text:p>200</text:p>
          </table:table-cell>
          <table:table-cell table:style-name="ce45" table:formula="of:=[.O6]" office:value-type="float" office:value="7" calcext:value-type="float">
            <text:p>7</text:p>
          </table:table-cell>
          <table:table-cell table:style-name="ce63" table:formula="of:=[.Q6]" office:value-type="float" office:value="10" calcext:value-type="float">
            <text:p>10.000</text:p>
          </table:table-cell>
          <table:table-cell/>
          <table:table-cell table:formula="of:=[.E4]*[$units.$B$11]" office:value-type="float" office:value="0.2" calcext:value-type="float">
            <text:p>0.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63" table:formula="of:=[$bonded.G10]*[.$P$2]" office:value-type="float" office:value="1.32" calcext:value-type="float">
            <text:p>1.320</text:p>
          </table:table-cell>
          <table:table-cell table:style-name="ce63" table:formula="of:=[$bonded.G10]*[.$R$4]" office:value-type="float" office:value="1.8" calcext:value-type="float">
            <text:p>1.800</text:p>
          </table:table-cell>
          <table:table-cell office:value-type="float" office:value="1.5" calcext:value-type="float">
            <text:p>1.5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fix</text:p>
          </table:table-cell>
          <table:table-cell office:value-type="string" calcext:value-type="string">
            <text:p>OLbrk all</text:p>
          </table:table-cell>
          <table:table-cell table:style-name="ce45" office:value-type="string" calcext:value-type="string">
            <text:p>bond/break</text:p>
          </table:table-cell>
          <table:table-cell table:style-name="ce45" table:formula="of:=[.$E$2]" office:value-type="float" office:value="200" calcext:value-type="float">
            <text:p>200</text:p>
          </table:table-cell>
          <table:table-cell table:style-name="ce45" table:formula="of:=[.O7]" office:value-type="float" office:value="8" calcext:value-type="float">
            <text:p>8</text:p>
          </table:table-cell>
          <table:table-cell table:style-name="ce63" table:formula="of:=[.Q7]" office:value-type="float" office:value="10.8" calcext:value-type="float">
            <text:p>10.800</text:p>
          </table:table-cell>
          <table:table-cell/>
          <table:table-cell table:formula="of:=[.E5]*[$units.$B$11]" office:value-type="float" office:value="0.2" calcext:value-type="float">
            <text:p>0.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style-name="ce63" table:formula="of:=[$bonded.G11]*[.$P$2]" office:value-type="float" office:value="3.3" calcext:value-type="float">
            <text:p>3.300</text:p>
          </table:table-cell>
          <table:table-cell table:style-name="ce63" table:formula="of:=[$bonded.G11]*[.$R$5]" office:value-type="float" office:value="4.5" calcext:value-type="float">
            <text:p>4.500</text:p>
          </table:table-cell>
          <table:table-cell office:value-type="float" office:value="1.5" calcext:value-type="float">
            <text:p>1.5</text:p>
          </table:table-cell>
          <table:table-cell table:number-columns-repeated="1006"/>
        </table:table-row>
        <table:table-row table:style-name="ro1">
          <table:table-cell table:number-columns-repeated="14"/>
          <table:table-cell office:value-type="float" office:value="7" calcext:value-type="float">
            <text:p>7</text:p>
          </table:table-cell>
          <table:table-cell table:style-name="ce63" table:formula="of:=[$bonded.G12]*[.$P$2]" office:value-type="float" office:value="5.5" calcext:value-type="float">
            <text:p>5.500</text:p>
          </table:table-cell>
          <table:table-cell table:style-name="ce63" table:formula="of:=[$bonded.G12]*[.$R$6]" office:value-type="float" office:value="10" calcext:value-type="float">
            <text:p>10.000</text:p>
          </table:table-cell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44" office:value-type="string" calcext:value-type="string">
            <text:p>Sr. No.</text:p>
          </table:table-cell>
          <table:table-cell table:style-name="ce44" office:value-type="string" calcext:value-type="string">
            <text:p>Prefix</text:p>
          </table:table-cell>
          <table:table-cell table:style-name="ce44" office:value-type="string" calcext:value-type="string">
            <text:p>Scope</text:p>
          </table:table-cell>
          <table:table-cell table:style-name="ce44" office:value-type="string" calcext:value-type="string">
            <text:p>Style</text:p>
          </table:table-cell>
          <table:table-cell table:style-name="ce44" office:value-type="string" calcext:value-type="string">
            <text:p>N</text:p>
          </table:table-cell>
          <table:table-cell table:style-name="ce44" office:value-type="string" calcext:value-type="string">
            <text:p>A-B</text:p>
          </table:table-cell>
          <table:table-cell table:style-name="ce44" office:value-type="string" calcext:value-type="string">
            <text:p>rmk</text:p>
          </table:table-cell>
          <table:table-cell table:style-name="ce44" office:value-type="string" calcext:value-type="string">
            <text:p>Type</text:p>
          </table:table-cell>
          <table:table-cell table:style-name="ce44" office:value-type="string" calcext:value-type="string">
            <text:p>iparam</text:p>
          </table:table-cell>
          <table:table-cell table:style-name="ce44" office:value-type="string" calcext:value-type="string">
            <text:p>jparam</text:p>
          </table:table-cell>
          <table:table-cell table:style-name="ce44" office:value-type="string" calcext:value-type="string">
            <text:p>prob</text:p>
          </table:table-cell>
          <table:table-cell/>
          <table:table-cell office:value-type="string" calcext:value-type="string">
            <text:p>cutoff-pair</text:p>
          </table:table-cell>
          <table:table-cell/>
          <table:table-cell office:value-type="float" office:value="8" calcext:value-type="float">
            <text:p>8</text:p>
          </table:table-cell>
          <table:table-cell table:style-name="ce63" table:formula="of:=[$bonded.G13]*[.$P$2]" office:value-type="float" office:value="5.94" calcext:value-type="float">
            <text:p>5.940</text:p>
          </table:table-cell>
          <table:table-cell table:style-name="ce63" table:formula="of:=[$bonded.G13]*[.$R$7]" office:value-type="float" office:value="10.8" calcext:value-type="float">
            <text:p>10.8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0-bond</text:p>
          </table:table-cell>
          <table:table-cell office:value-type="string" calcext:value-type="string">
            <text:p>r0-pair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3CL3 all</text:p>
          </table:table-cell>
          <table:table-cell office:value-type="string" calcext:value-type="string">
            <text:p>bond/create</text:p>
          </table:table-cell>
          <table:table-cell office:value-type="float" office:value="1000" calcext:value-type="float">
            <text:p>1000</text:p>
          </table:table-cell>
          <table:table-cell table:style-name="ce45" office:value-type="string" calcext:value-type="string">
            <text:p>3 3</text:p>
          </table:table-cell>
          <table:table-cell table:style-name="ce63" table:formula="of:=[.P4]" office:value-type="float" office:value="1.32" calcext:value-type="float">
            <text:p>1.320</text:p>
          </table:table-cell>
          <table:table-cell table:style-name="ce45" table:formula="of:=[.O4]" office:value-type="float" office:value="5" calcext:value-type="float">
            <text:p>5</text:p>
          </table:table-cell>
          <table:table-cell table:style-name="ce65" office:value-type="string" calcext:value-type="string">
            <text:p>iparam 2 3</text:p>
          </table:table-cell>
          <table:table-cell table:style-name="ce65" office:value-type="string" calcext:value-type="string">
            <text:p>jparam 2 3</text:p>
          </table:table-cell>
          <table:table-cell office:value-type="string" calcext:value-type="string">
            <text:p>prob 0.02 221</text:p>
          </table:table-cell>
          <table:table-cell/>
          <table:table-cell table:style-name="ce42" table:formula="of:=[$pair.J7]" office:value-type="float" office:value="1.92" calcext:value-type="float">
            <text:p>1.92</text:p>
          </table:table-cell>
          <table:table-cell table:number-columns-repeated="6"/>
          <table:table-cell table:style-name="ce43" table:formula="of:=[.G8]/[.$P$2]" office:value-type="float" office:value="1.2" calcext:value-type="float">
            <text:p>1.200</text:p>
          </table:table-cell>
          <table:table-cell table:formula="of:=[$pair.O18]" office:value-type="float" office:value="1.2" calcext:value-type="float">
            <text:p>1.2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fix</text:p>
          </table:table-cell>
          <table:table-cell office:value-type="string" calcext:value-type="string">
            <text:p>4CL4 all</text:p>
          </table:table-cell>
          <table:table-cell table:style-name="ce45" office:value-type="string" calcext:value-type="string">
            <text:p>bond/create</text:p>
          </table:table-cell>
          <table:table-cell table:style-name="ce45" table:formula="of:=[.$E$8]" office:value-type="float" office:value="1000" calcext:value-type="float">
            <text:p>1000</text:p>
          </table:table-cell>
          <table:table-cell table:style-name="ce45" office:value-type="string" calcext:value-type="string">
            <text:p>4 4</text:p>
          </table:table-cell>
          <table:table-cell table:style-name="ce63" table:formula="of:=[.P4]" office:value-type="float" office:value="1.32" calcext:value-type="float">
            <text:p>1.320</text:p>
          </table:table-cell>
          <table:table-cell table:style-name="ce45" table:formula="of:=[.O4]" office:value-type="float" office:value="5" calcext:value-type="float">
            <text:p>5</text:p>
          </table:table-cell>
          <table:table-cell table:style-name="ce65" office:value-type="string" calcext:value-type="string">
            <text:p>iparam 2 4</text:p>
          </table:table-cell>
          <table:table-cell table:style-name="ce65" office:value-type="string" calcext:value-type="string">
            <text:p>jparam 2 4</text:p>
          </table:table-cell>
          <table:table-cell table:style-name="ce45" table:formula="of:=[.$K$8]" office:value-type="string" office:string-value="prob 0.02 221" calcext:value-type="string">
            <text:p>prob 0.02 221</text:p>
          </table:table-cell>
          <table:table-cell/>
          <table:table-cell table:style-name="ce42" table:formula="of:=[$pair.J8]" office:value-type="float" office:value="1.92" calcext:value-type="float">
            <text:p>1.92</text:p>
          </table:table-cell>
          <table:table-cell table:number-columns-repeated="6"/>
          <table:table-cell table:style-name="ce43" table:formula="of:=[.G9]/[.$P$2]" office:value-type="float" office:value="1.2" calcext:value-type="float">
            <text:p>1.200</text:p>
          </table:table-cell>
          <table:table-cell table:formula="of:=[$pair.P19]" office:value-type="float" office:value="1.2" calcext:value-type="float">
            <text:p>1.2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fix</text:p>
          </table:table-cell>
          <table:table-cell office:value-type="string" calcext:value-type="string">
            <text:p>3ILA1 all</text:p>
          </table:table-cell>
          <table:table-cell table:style-name="ce45" office:value-type="string" calcext:value-type="string">
            <text:p>bond/create</text:p>
          </table:table-cell>
          <table:table-cell table:style-name="ce45" table:formula="of:=[.$E$8]" office:value-type="float" office:value="1000" calcext:value-type="float">
            <text:p>1000</text:p>
          </table:table-cell>
          <table:table-cell table:style-name="ce45" office:value-type="string" calcext:value-type="string">
            <text:p>1 3</text:p>
          </table:table-cell>
          <table:table-cell table:style-name="ce63" table:formula="of:=[.P5]" office:value-type="float" office:value="3.3" calcext:value-type="float">
            <text:p>3.300</text:p>
          </table:table-cell>
          <table:table-cell table:style-name="ce45" table:formula="of:=[.O5]" office:value-type="float" office:value="6" calcext:value-type="float">
            <text:p>6</text:p>
          </table:table-cell>
          <table:table-cell table:style-name="ce45" office:value-type="string" calcext:value-type="string">
            <text:p>iparam 1 1</text:p>
          </table:table-cell>
          <table:table-cell table:style-name="ce45" office:value-type="string" calcext:value-type="string">
            <text:p>jparam 1 3</text:p>
          </table:table-cell>
          <table:table-cell table:style-name="ce45" table:formula="of:=[.$K$8]" office:value-type="string" office:string-value="prob 0.02 221" calcext:value-type="string">
            <text:p>prob 0.02 221</text:p>
          </table:table-cell>
          <table:table-cell/>
          <table:table-cell table:style-name="ce44" table:formula="of:=[$pair.J12]" office:value-type="float" office:value="4.2" calcext:value-type="float">
            <text:p>4.2</text:p>
          </table:table-cell>
          <table:table-cell table:number-columns-repeated="6"/>
          <table:table-cell table:style-name="ce43" table:formula="of:=[.G10]/[.$P$2]" office:value-type="float" office:value="3" calcext:value-type="float">
            <text:p>3.000</text:p>
          </table:table-cell>
          <table:table-cell table:formula="of:=[$pair.O16]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fix</text:p>
          </table:table-cell>
          <table:table-cell office:value-type="string" calcext:value-type="string">
            <text:p>3ILA2 all</text:p>
          </table:table-cell>
          <table:table-cell table:style-name="ce45" office:value-type="string" calcext:value-type="string">
            <text:p>bond/create</text:p>
          </table:table-cell>
          <table:table-cell table:style-name="ce45" table:formula="of:=[.$E$8]" office:value-type="float" office:value="1000" calcext:value-type="float">
            <text:p>1000</text:p>
          </table:table-cell>
          <table:table-cell table:style-name="ce45" office:value-type="string" calcext:value-type="string">
            <text:p>2 3</text:p>
          </table:table-cell>
          <table:table-cell table:style-name="ce63" table:formula="of:=[.P5]" office:value-type="float" office:value="3.3" calcext:value-type="float">
            <text:p>3.300</text:p>
          </table:table-cell>
          <table:table-cell table:style-name="ce45" table:formula="of:=[.O5]" office:value-type="float" office:value="6" calcext:value-type="float">
            <text:p>6</text:p>
          </table:table-cell>
          <table:table-cell table:style-name="ce65" office:value-type="string" calcext:value-type="string">
            <text:p>iparam 5 2</text:p>
          </table:table-cell>
          <table:table-cell table:style-name="ce65" office:value-type="string" calcext:value-type="string">
            <text:p>jparam 1 3</text:p>
          </table:table-cell>
          <table:table-cell table:style-name="ce45" table:formula="of:=[.$K$8]" office:value-type="string" office:string-value="prob 0.02 221" calcext:value-type="string">
            <text:p>prob 0.02 221</text:p>
          </table:table-cell>
          <table:table-cell/>
          <table:table-cell table:style-name="ce43" table:formula="of:=[$pair.J10]" office:value-type="float" office:value="4.2" calcext:value-type="float">
            <text:p>4.200</text:p>
          </table:table-cell>
          <table:table-cell table:number-columns-repeated="6"/>
          <table:table-cell table:style-name="ce43" table:formula="of:=[.G11]/[.$P$2]" office:value-type="float" office:value="3" calcext:value-type="float">
            <text:p>3.000</text:p>
          </table:table-cell>
          <table:table-cell table:formula="of:=[$pair.O17]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5" office:value-type="string" calcext:value-type="string">
            <text:p>fix</text:p>
          </table:table-cell>
          <table:table-cell office:value-type="string" calcext:value-type="string">
            <text:p>4ILA1 all</text:p>
          </table:table-cell>
          <table:table-cell table:style-name="ce45" office:value-type="string" calcext:value-type="string">
            <text:p>bond/create</text:p>
          </table:table-cell>
          <table:table-cell table:style-name="ce45" table:formula="of:=[.$E$8]" office:value-type="float" office:value="1000" calcext:value-type="float">
            <text:p>1000</text:p>
          </table:table-cell>
          <table:table-cell table:style-name="ce45" office:value-type="string" calcext:value-type="string">
            <text:p>1 4</text:p>
          </table:table-cell>
          <table:table-cell table:style-name="ce63" table:formula="of:=[.P5]" office:value-type="float" office:value="3.3" calcext:value-type="float">
            <text:p>3.300</text:p>
          </table:table-cell>
          <table:table-cell table:style-name="ce45" table:formula="of:=[.O5]" office:value-type="float" office:value="6" calcext:value-type="float">
            <text:p>6</text:p>
          </table:table-cell>
          <table:table-cell table:style-name="ce45" office:value-type="string" calcext:value-type="string">
            <text:p>iparam 1 1</text:p>
          </table:table-cell>
          <table:table-cell table:style-name="ce45" office:value-type="string" calcext:value-type="string">
            <text:p>jparam 1 4</text:p>
          </table:table-cell>
          <table:table-cell table:style-name="ce45" table:formula="of:=[.$K$8]" office:value-type="string" office:string-value="prob 0.02 221" calcext:value-type="string">
            <text:p>prob 0.02 221</text:p>
          </table:table-cell>
          <table:table-cell/>
          <table:table-cell table:style-name="ce43" table:formula="of:=[$pair.J13]" office:value-type="float" office:value="4.2" calcext:value-type="float">
            <text:p>4.200</text:p>
          </table:table-cell>
          <table:table-cell table:number-columns-repeated="6"/>
          <table:table-cell table:style-name="ce43" table:formula="of:=[.G12]/[.$P$2]" office:value-type="float" office:value="3" calcext:value-type="float">
            <text:p>3.000</text:p>
          </table:table-cell>
          <table:table-cell table:formula="of:=[$pair.P16]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5" office:value-type="string" calcext:value-type="string">
            <text:p>fix</text:p>
          </table:table-cell>
          <table:table-cell office:value-type="string" calcext:value-type="string">
            <text:p>4ILA2 all</text:p>
          </table:table-cell>
          <table:table-cell table:style-name="ce45" office:value-type="string" calcext:value-type="string">
            <text:p>bond/create</text:p>
          </table:table-cell>
          <table:table-cell table:style-name="ce45" table:formula="of:=[.$E$8]" office:value-type="float" office:value="1000" calcext:value-type="float">
            <text:p>1000</text:p>
          </table:table-cell>
          <table:table-cell table:style-name="ce45" office:value-type="string" calcext:value-type="string">
            <text:p>2 4</text:p>
          </table:table-cell>
          <table:table-cell table:style-name="ce63" table:formula="of:=[.P5]" office:value-type="float" office:value="3.3" calcext:value-type="float">
            <text:p>3.300</text:p>
          </table:table-cell>
          <table:table-cell table:style-name="ce45" table:formula="of:=[.O5]" office:value-type="float" office:value="6" calcext:value-type="float">
            <text:p>6</text:p>
          </table:table-cell>
          <table:table-cell table:style-name="ce65" office:value-type="string" calcext:value-type="string">
            <text:p>iparam 2 2</text:p>
          </table:table-cell>
          <table:table-cell table:style-name="ce65" office:value-type="string" calcext:value-type="string">
            <text:p>jparam 1 4</text:p>
          </table:table-cell>
          <table:table-cell table:style-name="ce45" table:formula="of:=[.$K$8]" office:value-type="string" office:string-value="prob 0.02 221" calcext:value-type="string">
            <text:p>prob 0.02 221</text:p>
          </table:table-cell>
          <table:table-cell/>
          <table:table-cell table:style-name="ce64" table:formula="of:=[$pair.J11]" office:value-type="float" office:value="4.2" calcext:value-type="float">
            <text:p>4.200</text:p>
          </table:table-cell>
          <table:table-cell table:number-columns-repeated="6"/>
          <table:table-cell table:style-name="ce43" table:formula="of:=[.G13]/[.$P$2]" office:value-type="float" office:value="3" calcext:value-type="float">
            <text:p>3.000</text:p>
          </table:table-cell>
          <table:table-cell table:formula="of:=[$pair.P17]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5" office:value-type="string" calcext:value-type="string">
            <text:p>fix</text:p>
          </table:table-cell>
          <table:table-cell office:value-type="string" calcext:value-type="string">
            <text:p>6ILB1 all</text:p>
          </table:table-cell>
          <table:table-cell table:style-name="ce45" office:value-type="string" calcext:value-type="string">
            <text:p>bond/create</text:p>
          </table:table-cell>
          <table:table-cell table:style-name="ce45" table:formula="of:=[.$E$8]" office:value-type="float" office:value="1000" calcext:value-type="float">
            <text:p>1000</text:p>
          </table:table-cell>
          <table:table-cell table:style-name="ce45" office:value-type="string" calcext:value-type="string">
            <text:p>1 6</text:p>
          </table:table-cell>
          <table:table-cell table:style-name="ce63" table:formula="of:=[.P6]" office:value-type="float" office:value="5.5" calcext:value-type="float">
            <text:p>5.500</text:p>
          </table:table-cell>
          <table:table-cell table:style-name="ce45" table:formula="of:=[.O6]" office:value-type="float" office:value="7" calcext:value-type="float">
            <text:p>7</text:p>
          </table:table-cell>
          <table:table-cell table:style-name="ce45" office:value-type="string" calcext:value-type="string">
            <text:p>iparam 1 1</text:p>
          </table:table-cell>
          <table:table-cell table:style-name="ce45" office:value-type="string" calcext:value-type="string">
            <text:p>jparam 1 6</text:p>
          </table:table-cell>
          <table:table-cell table:style-name="ce45" table:formula="of:=[.$K$8]" office:value-type="string" office:string-value="prob 0.02 221" calcext:value-type="string">
            <text:p>prob 0.02 221</text:p>
          </table:table-cell>
          <table:table-cell/>
          <table:table-cell table:style-name="ce42" table:formula="of:=[$pair.J24]" office:value-type="float" office:value="7" calcext:value-type="float">
            <text:p>7.00</text:p>
          </table:table-cell>
          <table:table-cell table:number-columns-repeated="6"/>
          <table:table-cell table:style-name="ce43" table:formula="of:=[.G14]/[.$P$2]" office:value-type="float" office:value="5" calcext:value-type="float">
            <text:p>5.000</text:p>
          </table:table-cell>
          <table:table-cell table:formula="of:=[$pair.R16]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5" office:value-type="string" calcext:value-type="string">
            <text:p>fix</text:p>
          </table:table-cell>
          <table:table-cell office:value-type="string" calcext:value-type="string">
            <text:p>7OL1 all</text:p>
          </table:table-cell>
          <table:table-cell table:style-name="ce45" office:value-type="string" calcext:value-type="string">
            <text:p>bond/create</text:p>
          </table:table-cell>
          <table:table-cell table:style-name="ce45" table:formula="of:=[.$E$8]" office:value-type="float" office:value="1000" calcext:value-type="float">
            <text:p>1000</text:p>
          </table:table-cell>
          <table:table-cell table:style-name="ce45" office:value-type="string" calcext:value-type="string">
            <text:p>1 7</text:p>
          </table:table-cell>
          <table:table-cell table:style-name="ce63" table:formula="of:=[.P7]" office:value-type="float" office:value="5.94" calcext:value-type="float">
            <text:p>5.940</text:p>
          </table:table-cell>
          <table:table-cell table:style-name="ce45" table:formula="of:=[.O7]" office:value-type="float" office:value="8" calcext:value-type="float">
            <text:p>8</text:p>
          </table:table-cell>
          <table:table-cell table:style-name="ce45" office:value-type="string" calcext:value-type="string">
            <text:p>iparam 1 1</text:p>
          </table:table-cell>
          <table:table-cell table:style-name="ce45" office:value-type="string" calcext:value-type="string">
            <text:p>jparam 1 7</text:p>
          </table:table-cell>
          <table:table-cell table:style-name="ce45" table:formula="of:=[.$K$8]" office:value-type="string" office:string-value="prob 0.02 221" calcext:value-type="string">
            <text:p>prob 0.02 221</text:p>
          </table:table-cell>
          <table:table-cell/>
          <table:table-cell table:style-name="ce42" table:formula="of:=[$pair.J38]" office:value-type="float" office:value="5.94" calcext:value-type="float">
            <text:p>5.94</text:p>
          </table:table-cell>
          <table:table-cell table:number-columns-repeated="6"/>
          <table:table-cell table:style-name="ce43" table:formula="of:=[.G15]/[.$P$2]" office:value-type="float" office:value="5.4" calcext:value-type="float">
            <text:p>5.400</text:p>
          </table:table-cell>
          <table:table-cell table:formula="of:=[$pair.S16]" office:value-type="float" office:value="5.4" calcext:value-type="float">
            <text:p>5.4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5" office:value-type="string" calcext:value-type="string">
            <text:p>fix</text:p>
          </table:table-cell>
          <table:table-cell office:value-type="string" calcext:value-type="string">
            <text:p>8OL1 all</text:p>
          </table:table-cell>
          <table:table-cell table:style-name="ce45" office:value-type="string" calcext:value-type="string">
            <text:p>bond/create</text:p>
          </table:table-cell>
          <table:table-cell table:style-name="ce45" table:formula="of:=[.$E$8]" office:value-type="float" office:value="1000" calcext:value-type="float">
            <text:p>1000</text:p>
          </table:table-cell>
          <table:table-cell table:style-name="ce45" office:value-type="string" calcext:value-type="string">
            <text:p>1 8</text:p>
          </table:table-cell>
          <table:table-cell table:style-name="ce63" table:formula="of:=[.P7]" office:value-type="float" office:value="5.94" calcext:value-type="float">
            <text:p>5.940</text:p>
          </table:table-cell>
          <table:table-cell table:style-name="ce45" table:formula="of:=[.O7]" office:value-type="float" office:value="8" calcext:value-type="float">
            <text:p>8</text:p>
          </table:table-cell>
          <table:table-cell table:style-name="ce45" office:value-type="string" calcext:value-type="string">
            <text:p>iparam 1 1</text:p>
          </table:table-cell>
          <table:table-cell table:style-name="ce45" office:value-type="string" calcext:value-type="string">
            <text:p>jparam 1 8</text:p>
          </table:table-cell>
          <table:table-cell table:style-name="ce45" table:formula="of:=[.$K$8]" office:value-type="string" office:string-value="prob 0.02 221" calcext:value-type="string">
            <text:p>prob 0.02 221</text:p>
          </table:table-cell>
          <table:table-cell/>
          <table:table-cell table:style-name="ce42" table:formula="of:=[$pair.J39]" office:value-type="float" office:value="5.94" calcext:value-type="float">
            <text:p>5.94</text:p>
          </table:table-cell>
          <table:table-cell table:number-columns-repeated="6"/>
          <table:table-cell table:style-name="ce43" table:formula="of:=[.G16]/[.$P$2]" office:value-type="float" office:value="5.4" calcext:value-type="float">
            <text:p>5.400</text:p>
          </table:table-cell>
          <table:table-cell table:formula="of:=[$pair.T16]" office:value-type="float" office:value="5.4" calcext:value-type="float">
            <text:p>5.4</text:p>
          </table:table-cell>
          <table:table-cell table:number-columns-repeated="100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ce-strain" table:style-name="ta7">
        <table:table-column table:style-name="co33" table:default-cell-style-name="Default"/>
        <table:table-column table:style-name="co1" table:number-columns-repeated="5" table:default-cell-style-name="Default"/>
        <table:table-column table:style-name="co34" table:default-cell-style-name="Default"/>
        <table:table-column table:style-name="co1" table:number-columns-repeated="1017" table:default-cell-style-name="Default"/>
        <table:table-row table:style-name="ro1">
          <table:table-cell/>
          <table:table-cell table:style-name="ce37" office:value-type="string" calcext:value-type="string" table:number-columns-spanned="8" table:number-rows-spanned="1">
            <text:p>Reversible Bonds</text:p>
          </table:table-cell>
          <table:covered-table-cell table:number-columns-repeated="7" table:style-name="ce38"/>
          <table:table-cell table:style-name="ce37" table:number-columns-spanned="4" table:number-rows-spanned="1"/>
          <table:covered-table-cell table:number-columns-repeated="3" table:style-name="ce38"/>
          <table:table-cell table:number-columns-repeated="1011"/>
        </table:table-row>
        <table:table-row table:style-name="ro1">
          <table:table-cell office:value-type="string" calcext:value-type="string">
            <text:p>bond strai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IL-A</text:p>
          </table:table-cell>
          <table:table-cell office:value-type="string" calcext:value-type="string">
            <text:p>IL-B</text:p>
          </table:table-cell>
          <table:table-cell office:value-type="string" calcext:value-type="string">
            <text:p>OL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il-a</text:p>
          </table:table-cell>
          <table:table-cell table:style-name="ce6" office:value-type="string" calcext:value-type="string">
            <text:p>il-b</text:p>
          </table:table-cell>
          <table:table-cell table:style-name="ce6" office:value-type="string" calcext:value-type="string">
            <text:p>ol</text:p>
          </table:table-cell>
          <table:table-cell table:number-columns-repeated="1011"/>
        </table:table-row>
        <table:table-row table:style-name="ro1">
          <table:table-cell office:value-type="float" office:value="-0.3" calcext:value-type="float">
            <text:p>-0.3</text:p>
          </table:table-cell>
          <table:table-cell table:formula="of:=[$bonded.$E$2]*[$bonded.$F$2]*[.A3]" office:value-type="float" office:value="-45" calcext:value-type="float">
            <text:p>-45</text:p>
          </table:table-cell>
          <table:table-cell table:style-name="ce6" table:formula="of:=[$bonded.$E$3]*[$bonded.$F$3]*[.A3]" office:value-type="float" office:value="-22.5" calcext:value-type="float">
            <text:p>-22.5</text:p>
          </table:table-cell>
          <table:table-cell table:style-name="ce6" table:formula="of:=[$bonded.$E$4]*[$bonded.$F$4]*[.A3]" office:value-type="float" office:value="-27" calcext:value-type="float">
            <text:p>-27</text:p>
          </table:table-cell>
          <table:table-cell table:formula="of:=([$bonded.$E$7]*(([$bonded.$K$7]*([.A3]+1))/(1-(([$bonded.$K$7]*([.A3]+1))/[$bonded.$F$7])^2)))+24*([$bonded.$G$7]/[$bonded.$H$7])*(([$bonded.$H$7]/([$bonded.$K$7]*([.A3]+1)))^7-2*([$bonded.$H$7]/([$bonded.$K$7]*([.A3]+1)))^13)" office:value-type="float" office:value="-245.569470028967" calcext:value-type="float">
            <text:p>-245.569470028967</text:p>
          </table:table-cell>
          <table:table-cell table:formula="of:=2*[$bonded.$F$10]*[$bonded.$E$10]*(EXP(-[$bonded.$F$10]*[$bonded.$G$10]*[.A3])-EXP(-2*[$bonded.$F$10]*[$bonded.$G$10]*[.A3]))" office:value-type="float" office:value="-8.37877366616909" calcext:value-type="float">
            <text:p>-8.37877366616909</text:p>
          </table:table-cell>
          <table:table-cell table:style-name="ce6" table:formula="of:=2*[$bonded.$F$11]*[$bonded.$E$11]*(EXP(-[$bonded.$F$11]*[$bonded.$G$11]*[.A3])-EXP(-2*[$bonded.$F$11]*[$bonded.$G$11]*[.A3]))" office:value-type="float" office:value="-2.96637753869053" calcext:value-type="float">
            <text:p>-2.96637753869053</text:p>
          </table:table-cell>
          <table:table-cell table:formula="of:=2*[$bonded.$F$12]*[$bonded.$E$12]*(EXP(-[$bonded.$F$12]*[$bonded.$G$12]*[.A3])-EXP(-2*[$bonded.$F$12]*[$bonded.$G$12]*[.A3]))" office:value-type="float" office:value="-1.54258670473123" calcext:value-type="float">
            <text:p>-1.54258670473123</text:p>
          </table:table-cell>
          <table:table-cell table:formula="of:=2*[$bonded.$F$13]*[$bonded.$E$13]*(EXP(-[$bonded.$F$13]*[$bonded.$G$13]*[.A3])-EXP(-2*[$bonded.$F$13]*[$bonded.$G$13]*[.A3]))" office:value-type="float" office:value="-7.1499319435076" calcext:value-type="float">
            <text:p>-7.1499319435076</text:p>
          </table:table-cell>
          <table:table-cell table:formula="of:=[$pair.$L$42]*([$pair.$F$42]/[$pair.$G$42])*([$pair.$I$42]*([$pair.$G$42]/([$pair.$K$42]*([.A3]+1)))^([$pair.$I$42]+1)-[$pair.$H$42]*([$pair.$G$42]/([$pair.$K$42]*([.A3]+1)))^([$pair.$H$42]+1))" office:value-type="float" office:value="-6.97760248721836" calcext:value-type="float">
            <text:p>-6.97760248721836</text:p>
          </table:table-cell>
          <table:table-cell table:formula="of:=[$pair.$L$43]*([$pair.$F$43]/[$pair.$G$43])*([$pair.$I$43]*([$pair.$G$43]/([$pair.$K$43]*([.A3]+1)))^([$pair.$I$43]+1)-[$pair.$H$43]*([$pair.$G$43]/([$pair.$K$43]*([.A3]+1)))^([$pair.$H$43]+1))" office:value-type="float" office:value="-1.39552049744368" calcext:value-type="float">
            <text:p>-1.39552049744368</text:p>
          </table:table-cell>
          <table:table-cell table:formula="of:=[$pair.$L$44]*([$pair.$F$44]/[$pair.$G$44])*([$pair.$I$44]*([$pair.$G$44]/([$pair.$K$44]*([.A3]+1)))^([$pair.$I$44]+1)-[$pair.$H$44]*([$pair.$G$44]/([$pair.$K$44]*([.A3]+1)))^([$pair.$H$44]+1))" office:value-type="float" office:value="-0.0242755994526091" calcext:value-type="float">
            <text:p>-0.0242755994526091</text:p>
          </table:table-cell>
          <table:table-cell table:formula="of:=[$pair.$L$45]*([$pair.$F$45]/[$pair.$G$45])*([$pair.$I$45]*([$pair.$G$45]/([$pair.$K$45]*([.A3]+1)))^([$pair.$I$45]+1)-[$pair.$H$45]*([$pair.$G$45]/([$pair.$K$45]*([.A3]+1)))^([$pair.$H$45]+1))" office:value-type="float" office:value="-3.87644582623234" calcext:value-type="float">
            <text:p>-3.87644582623234</text:p>
          </table:table-cell>
          <table:table-cell>
            <draw:frame table:end-cell-address="'force-strain'.W33" table:end-x="0.1898in" table:end-y="0.0374in" draw:z-index="0" draw:name="Chart 2" draw:style-name="gr11" draw:text-style-name="P3" svg:width="5.9307in" svg:height="5.7496in" svg:x="0.1902in" svg:y="0.0378in">
              <draw:object draw:notify-on-update-of-ranges="'force-strain'.A3:'force-strain'.A123 'force-strain'.B2:'force-strain'.B2 'force-strain'.B3:'force-strain'.B123 'force-strain'.C2:'force-strain'.C2 'force-strain'.C3:'force-strain'.C123 'force-strain'.D2:'force-strain'.D2 'force-strain'.D3:'force-strain'.D123 'force-strain'.E2:'force-strain'.E2 'force-strain'.E3:'force-strain'.E123 'force-strain'.F2:'force-strain'.F2 'force-strain'.F3:'force-strain'.F123 'force-strain'.G2:'force-strain'.G2 'force-strain'.G3:'force-strain'.G123 'force-strain'.H2:'force-strain'.H2 'force-strain'.H3:'force-strain'.H123 'force-strain'.I2:'force-strain'.I2 'force-strain'.I3:'force-strain'.I123 'force-strain'.J2:'force-strain'.J2 'force-strain'.J3:'force-strain'.J123 'force-strain'.K2:'force-strain'.K2 'force-strain'.K3:'force-strain'.K123 'force-strain'.L2:'force-strain'.L2 'force-strain'.L3:'force-strain'.L123 'force-strain'.M2:'force-strain'.M2 'force-strain'.M3:'force-strain'.M12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  <table:table-cell>
            <draw:frame table:end-cell-address="'force-strain'.AF32" table:end-x="0.6583in" table:end-y="0.1976in" draw:z-index="1" draw:name="Chart 3" draw:style-name="gr11" draw:text-style-name="P3" svg:width="5.9307in" svg:height="5.7559in" svg:x="0in" svg:y="0in">
              <draw:object draw:notify-on-update-of-ranges="'force-strain'.A3:'force-strain'.A123 'force-strain'.B2:'force-strain'.B2 'force-strain'.B3:'force-strain'.B123 'force-strain'.C2:'force-strain'.C2 'force-strain'.C3:'force-strain'.C123 'force-strain'.D2:'force-strain'.D2 'force-strain'.D3:'force-strain'.D123 'force-strain'.E2:'force-strain'.E2 'force-strain'.E3:'force-strain'.E123 'force-strain'.F2:'force-strain'.F2 'force-strain'.F3:'force-strain'.F123 'force-strain'.G2:'force-strain'.G2 'force-strain'.G3:'force-strain'.G123 'force-strain'.H2:'force-strain'.H2 'force-strain'.H3:'force-strain'.H123 'force-strain'.I2:'force-strain'.I2 'force-strain'.I3:'force-strain'.I123 'force-strain'.J2:'force-strain'.J2 'force-strain'.J3:'force-strain'.J123 'force-strain'.K2:'force-strain'.K2 'force-strain'.K3:'force-strain'.K123 'force-strain'.L2:'force-strain'.L2 'force-strain'.L3:'force-strain'.L123 'force-strain'.M2:'force-strain'.M2 'force-strain'.M3:'force-strain'.M12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00"/>
        </table:table-row>
        <table:table-row table:style-name="ro1">
          <table:table-cell table:formula="of:=[.A3]+0.01" office:value-type="float" office:value="-0.29" calcext:value-type="float">
            <text:p>-0.29</text:p>
          </table:table-cell>
          <table:table-cell table:style-name="ce6" table:formula="of:=[$bonded.$E$2]*[$bonded.$F$2]*[.A4]" office:value-type="float" office:value="-43.5" calcext:value-type="float">
            <text:p>-43.5</text:p>
          </table:table-cell>
          <table:table-cell table:style-name="ce6" table:formula="of:=[$bonded.$E$3]*[$bonded.$F$3]*[.A4]" office:value-type="float" office:value="-21.75" calcext:value-type="float">
            <text:p>-21.75</text:p>
          </table:table-cell>
          <table:table-cell table:style-name="ce6" table:formula="of:=[$bonded.$E$4]*[$bonded.$F$4]*[.A4]" office:value-type="float" office:value="-26.1" calcext:value-type="float">
            <text:p>-26.1</text:p>
          </table:table-cell>
          <table:table-cell table:style-name="ce6" table:formula="of:=([$bonded.$E$7]*(([$bonded.$K$7]*([.A4]+1))/(1-(([$bonded.$K$7]*([.A4]+1))/[$bonded.$F$7])^2)))+24*([$bonded.$G$7]/[$bonded.$H$7])*(([$bonded.$H$7]/([$bonded.$K$7]*([.A4]+1)))^7-2*([$bonded.$H$7]/([$bonded.$K$7]*([.A4]+1)))^13)" office:value-type="float" office:value="-203.155355396827" calcext:value-type="float">
            <text:p>-203.155355396827</text:p>
          </table:table-cell>
          <table:table-cell table:style-name="ce6" table:formula="of:=2*[$bonded.$F$10]*[$bonded.$E$10]*(EXP(-[$bonded.$F$10]*[$bonded.$G$10]*[.A4])-EXP(-2*[$bonded.$F$10]*[$bonded.$G$10]*[.A4]))" office:value-type="float" office:value="-7.6248361238957" calcext:value-type="float">
            <text:p>-7.6248361238957</text:p>
          </table:table-cell>
          <table:table-cell table:style-name="ce6" table:formula="of:=2*[$bonded.$F$11]*[$bonded.$E$11]*(EXP(-[$bonded.$F$11]*[$bonded.$G$11]*[.A4])-EXP(-2*[$bonded.$F$11]*[$bonded.$G$11]*[.A4]))" office:value-type="float" office:value="-2.70491621558181" calcext:value-type="float">
            <text:p>-2.70491621558181</text:p>
          </table:table-cell>
          <table:table-cell table:style-name="ce6" table:formula="of:=2*[$bonded.$F$12]*[$bonded.$E$12]*(EXP(-[$bonded.$F$12]*[$bonded.$G$12]*[.A4])-EXP(-2*[$bonded.$F$12]*[$bonded.$G$12]*[.A4]))" office:value-type="float" office:value="-1.40988414076846" calcext:value-type="float">
            <text:p>-1.40988414076846</text:p>
          </table:table-cell>
          <table:table-cell table:style-name="ce6" table:formula="of:=2*[$bonded.$F$13]*[$bonded.$E$13]*(EXP(-[$bonded.$F$13]*[$bonded.$G$13]*[.A4])-EXP(-2*[$bonded.$F$13]*[$bonded.$G$13]*[.A4]))" office:value-type="float" office:value="-6.50398446689462" calcext:value-type="float">
            <text:p>-6.50398446689462</text:p>
          </table:table-cell>
          <table:table-cell table:style-name="ce6" table:formula="of:=[$pair.$L$42]*([$pair.$F$42]/[$pair.$G$42])*([$pair.$I$42]*([$pair.$G$42]/([$pair.$K$42]*([.A4]+1)))^([$pair.$I$42]+1)-[$pair.$H$42]*([$pair.$G$42]/([$pair.$K$42]*([.A4]+1)))^([$pair.$H$42]+1))" office:value-type="float" office:value="-5.91742820411221" calcext:value-type="float">
            <text:p>-5.91742820411221</text:p>
          </table:table-cell>
          <table:table-cell table:style-name="ce6" table:formula="of:=[$pair.$L$43]*([$pair.$F$43]/[$pair.$G$43])*([$pair.$I$43]*([$pair.$G$43]/([$pair.$K$43]*([.A4]+1)))^([$pair.$I$43]+1)-[$pair.$H$43]*([$pair.$G$43]/([$pair.$K$43]*([.A4]+1)))^([$pair.$H$43]+1))" office:value-type="float" office:value="-1.18348564082244" calcext:value-type="float">
            <text:p>-1.18348564082244</text:p>
          </table:table-cell>
          <table:table-cell table:style-name="ce6" table:formula="of:=[$pair.$L$44]*([$pair.$F$44]/[$pair.$G$44])*([$pair.$I$44]*([$pair.$G$44]/([$pair.$K$44]*([.A4]+1)))^([$pair.$I$44]+1)-[$pair.$H$44]*([$pair.$G$44]/([$pair.$K$44]*([.A4]+1)))^([$pair.$H$44]+1))" office:value-type="float" office:value="-0.0219883353399676" calcext:value-type="float">
            <text:p>-0.0219883353399676</text:p>
          </table:table-cell>
          <table:table-cell table:style-name="ce6" table:formula="of:=[$pair.$L$45]*([$pair.$F$45]/[$pair.$G$45])*([$pair.$I$45]*([$pair.$G$45]/([$pair.$K$45]*([.A4]+1)))^([$pair.$I$45]+1)-[$pair.$H$45]*([$pair.$G$45]/([$pair.$K$45]*([.A4]+1)))^([$pair.$H$45]+1))" office:value-type="float" office:value="-3.2874601133956" calcext:value-type="float">
            <text:p>-3.2874601133956</text:p>
          </table:table-cell>
          <table:table-cell table:number-columns-repeated="1011"/>
        </table:table-row>
        <table:table-row table:style-name="ro1">
          <table:table-cell table:style-name="ce6" table:formula="of:=[.A4]+0.01" office:value-type="float" office:value="-0.28" calcext:value-type="float">
            <text:p>-0.28</text:p>
          </table:table-cell>
          <table:table-cell table:style-name="ce6" table:formula="of:=[$bonded.$E$2]*[$bonded.$F$2]*[.A5]" office:value-type="float" office:value="-42" calcext:value-type="float">
            <text:p>-42</text:p>
          </table:table-cell>
          <table:table-cell table:style-name="ce6" table:formula="of:=[$bonded.$E$3]*[$bonded.$F$3]*[.A5]" office:value-type="float" office:value="-21" calcext:value-type="float">
            <text:p>-21</text:p>
          </table:table-cell>
          <table:table-cell table:style-name="ce6" table:formula="of:=[$bonded.$E$4]*[$bonded.$F$4]*[.A5]" office:value-type="float" office:value="-25.2" calcext:value-type="float">
            <text:p>-25.2</text:p>
          </table:table-cell>
          <table:table-cell table:style-name="ce6" table:formula="of:=([$bonded.$E$7]*(([$bonded.$K$7]*([.A5]+1))/(1-(([$bonded.$K$7]*([.A5]+1))/[$bonded.$F$7])^2)))+24*([$bonded.$G$7]/[$bonded.$H$7])*(([$bonded.$H$7]/([$bonded.$K$7]*([.A5]+1)))^7-2*([$bonded.$H$7]/([$bonded.$K$7]*([.A5]+1)))^13)" office:value-type="float" office:value="-168.414309349484" calcext:value-type="float">
            <text:p>-168.414309349484</text:p>
          </table:table-cell>
          <table:table-cell table:style-name="ce6" table:formula="of:=2*[$bonded.$F$10]*[$bonded.$E$10]*(EXP(-[$bonded.$F$10]*[$bonded.$G$10]*[.A5])-EXP(-2*[$bonded.$F$10]*[$bonded.$G$10]*[.A5]))" office:value-type="float" office:value="-6.9312723518824" calcext:value-type="float">
            <text:p>-6.9312723518824</text:p>
          </table:table-cell>
          <table:table-cell table:style-name="ce6" table:formula="of:=2*[$bonded.$F$11]*[$bonded.$E$11]*(EXP(-[$bonded.$F$11]*[$bonded.$G$11]*[.A5])-EXP(-2*[$bonded.$F$11]*[$bonded.$G$11]*[.A5]))" office:value-type="float" office:value="-2.46382980992412" calcext:value-type="float">
            <text:p>-2.46382980992412</text:p>
          </table:table-cell>
          <table:table-cell table:style-name="ce6" table:formula="of:=2*[$bonded.$F$12]*[$bonded.$E$12]*(EXP(-[$bonded.$F$12]*[$bonded.$G$12]*[.A5])-EXP(-2*[$bonded.$F$12]*[$bonded.$G$12]*[.A5]))" office:value-type="float" office:value="-1.28719253808595" calcext:value-type="float">
            <text:p>-1.28719253808595</text:p>
          </table:table-cell>
          <table:table-cell table:style-name="ce6" table:formula="of:=2*[$bonded.$F$13]*[$bonded.$E$13]*(EXP(-[$bonded.$F$13]*[$bonded.$G$13]*[.A5])-EXP(-2*[$bonded.$F$13]*[$bonded.$G$13]*[.A5]))" office:value-type="float" office:value="-5.91003503198196" calcext:value-type="float">
            <text:p>-5.91003503198196</text:p>
          </table:table-cell>
          <table:table-cell table:style-name="ce6" table:formula="of:=[$pair.$L$42]*([$pair.$F$42]/[$pair.$G$42])*([$pair.$I$42]*([$pair.$G$42]/([$pair.$K$42]*([.A5]+1)))^([$pair.$I$42]+1)-[$pair.$H$42]*([$pair.$G$42]/([$pair.$K$42]*([.A5]+1)))^([$pair.$H$42]+1))" office:value-type="float" office:value="-5.02217704758002" calcext:value-type="float">
            <text:p>-5.02217704758002</text:p>
          </table:table-cell>
          <table:table-cell table:style-name="ce6" table:formula="of:=[$pair.$L$43]*([$pair.$F$43]/[$pair.$G$43])*([$pair.$I$43]*([$pair.$G$43]/([$pair.$K$43]*([.A5]+1)))^([$pair.$I$43]+1)-[$pair.$H$43]*([$pair.$G$43]/([$pair.$K$43]*([.A5]+1)))^([$pair.$H$43]+1))" office:value-type="float" office:value="-1.004435409516" calcext:value-type="float">
            <text:p>-1.004435409516</text:p>
          </table:table-cell>
          <table:table-cell table:style-name="ce6" table:formula="of:=[$pair.$L$44]*([$pair.$F$44]/[$pair.$G$44])*([$pair.$I$44]*([$pair.$G$44]/([$pair.$K$44]*([.A5]+1)))^([$pair.$I$44]+1)-[$pair.$H$44]*([$pair.$G$44]/([$pair.$K$44]*([.A5]+1)))^([$pair.$H$44]+1))" office:value-type="float" office:value="-0.019911958712256" calcext:value-type="float">
            <text:p>-0.019911958712256</text:p>
          </table:table-cell>
          <table:table-cell table:style-name="ce6" table:formula="of:=[$pair.$L$45]*([$pair.$F$45]/[$pair.$G$45])*([$pair.$I$45]*([$pair.$G$45]/([$pair.$K$45]*([.A5]+1)))^([$pair.$I$45]+1)-[$pair.$H$45]*([$pair.$G$45]/([$pair.$K$45]*([.A5]+1)))^([$pair.$H$45]+1))" office:value-type="float" office:value="-2.79009835976662" calcext:value-type="float">
            <text:p>-2.79009835976662</text:p>
          </table:table-cell>
          <table:table-cell table:number-columns-repeated="1011"/>
        </table:table-row>
        <table:table-row table:style-name="ro1">
          <table:table-cell table:style-name="ce6" table:formula="of:=[.A5]+0.01" office:value-type="float" office:value="-0.27" calcext:value-type="float">
            <text:p>-0.27</text:p>
          </table:table-cell>
          <table:table-cell table:style-name="ce6" table:formula="of:=[$bonded.$E$2]*[$bonded.$F$2]*[.A6]" office:value-type="float" office:value="-40.5" calcext:value-type="float">
            <text:p>-40.5</text:p>
          </table:table-cell>
          <table:table-cell table:style-name="ce6" table:formula="of:=[$bonded.$E$3]*[$bonded.$F$3]*[.A6]" office:value-type="float" office:value="-20.25" calcext:value-type="float">
            <text:p>-20.25</text:p>
          </table:table-cell>
          <table:table-cell table:style-name="ce6" table:formula="of:=[$bonded.$E$4]*[$bonded.$F$4]*[.A6]" office:value-type="float" office:value="-24.3" calcext:value-type="float">
            <text:p>-24.3</text:p>
          </table:table-cell>
          <table:table-cell table:style-name="ce6" table:formula="of:=([$bonded.$E$7]*(([$bonded.$K$7]*([.A6]+1))/(1-(([$bonded.$K$7]*([.A6]+1))/[$bonded.$F$7])^2)))+24*([$bonded.$G$7]/[$bonded.$H$7])*(([$bonded.$H$7]/([$bonded.$K$7]*([.A6]+1)))^7-2*([$bonded.$H$7]/([$bonded.$K$7]*([.A6]+1)))^13)" office:value-type="float" office:value="-139.884678450862" calcext:value-type="float">
            <text:p>-139.884678450862</text:p>
          </table:table-cell>
          <table:table-cell table:style-name="ce6" table:formula="of:=2*[$bonded.$F$10]*[$bonded.$E$10]*(EXP(-[$bonded.$F$10]*[$bonded.$G$10]*[.A6])-EXP(-2*[$bonded.$F$10]*[$bonded.$G$10]*[.A6]))" office:value-type="float" office:value="-6.29347357645008" calcext:value-type="float">
            <text:p>-6.29347357645008</text:p>
          </table:table-cell>
          <table:table-cell table:style-name="ce6" table:formula="of:=2*[$bonded.$F$11]*[$bonded.$E$11]*(EXP(-[$bonded.$F$11]*[$bonded.$G$11]*[.A6])-EXP(-2*[$bonded.$F$11]*[$bonded.$G$11]*[.A6]))" office:value-type="float" office:value="-2.24160800930091" calcext:value-type="float">
            <text:p>-2.24160800930091</text:p>
          </table:table-cell>
          <table:table-cell table:style-name="ce6" table:formula="of:=2*[$bonded.$F$12]*[$bonded.$E$12]*(EXP(-[$bonded.$F$12]*[$bonded.$G$12]*[.A6])-EXP(-2*[$bonded.$F$12]*[$bonded.$G$12]*[.A6]))" office:value-type="float" office:value="-1.17379540813991" calcext:value-type="float">
            <text:p>-1.17379540813991</text:p>
          </table:table-cell>
          <table:table-cell table:style-name="ce6" table:formula="of:=2*[$bonded.$F$13]*[$bonded.$E$13]*(EXP(-[$bonded.$F$13]*[$bonded.$G$13]*[.A6])-EXP(-2*[$bonded.$F$13]*[$bonded.$G$13]*[.A6]))" office:value-type="float" office:value="-5.36409173449265" calcext:value-type="float">
            <text:p>-5.36409173449265</text:p>
          </table:table-cell>
          <table:table-cell table:style-name="ce6" table:formula="of:=[$pair.$L$42]*([$pair.$F$42]/[$pair.$G$42])*([$pair.$I$42]*([$pair.$G$42]/([$pair.$K$42]*([.A6]+1)))^([$pair.$I$42]+1)-[$pair.$H$42]*([$pair.$G$42]/([$pair.$K$42]*([.A6]+1)))^([$pair.$H$42]+1))" office:value-type="float" office:value="-4.26502695355975" calcext:value-type="float">
            <text:p>-4.26502695355975</text:p>
          </table:table-cell>
          <table:table-cell table:style-name="ce6" table:formula="of:=[$pair.$L$43]*([$pair.$F$43]/[$pair.$G$43])*([$pair.$I$43]*([$pair.$G$43]/([$pair.$K$43]*([.A6]+1)))^([$pair.$I$43]+1)-[$pair.$H$43]*([$pair.$G$43]/([$pair.$K$43]*([.A6]+1)))^([$pair.$H$43]+1))" office:value-type="float" office:value="-0.853005390711949" calcext:value-type="float">
            <text:p>-0.853005390711949</text:p>
          </table:table-cell>
          <table:table-cell table:style-name="ce6" table:formula="of:=[$pair.$L$44]*([$pair.$F$44]/[$pair.$G$44])*([$pair.$I$44]*([$pair.$G$44]/([$pair.$K$44]*([.A6]+1)))^([$pair.$I$44]+1)-[$pair.$H$44]*([$pair.$G$44]/([$pair.$K$44]*([.A6]+1)))^([$pair.$H$44]+1))" office:value-type="float" office:value="-0.0180254266790294" calcext:value-type="float">
            <text:p>-0.0180254266790294</text:p>
          </table:table-cell>
          <table:table-cell table:style-name="ce6" table:formula="of:=[$pair.$L$45]*([$pair.$F$45]/[$pair.$G$45])*([$pair.$I$45]*([$pair.$G$45]/([$pair.$K$45]*([.A6]+1)))^([$pair.$I$45]+1)-[$pair.$H$45]*([$pair.$G$45]/([$pair.$K$45]*([.A6]+1)))^([$pair.$H$45]+1))" office:value-type="float" office:value="-2.36945941864425" calcext:value-type="float">
            <text:p>-2.36945941864425</text:p>
          </table:table-cell>
          <table:table-cell table:number-columns-repeated="1011"/>
        </table:table-row>
        <table:table-row table:style-name="ro1">
          <table:table-cell table:style-name="ce6" table:formula="of:=[.A6]+0.01" office:value-type="float" office:value="-0.26" calcext:value-type="float">
            <text:p>-0.26</text:p>
          </table:table-cell>
          <table:table-cell table:style-name="ce6" table:formula="of:=[$bonded.$E$2]*[$bonded.$F$2]*[.A7]" office:value-type="float" office:value="-39" calcext:value-type="float">
            <text:p>-39</text:p>
          </table:table-cell>
          <table:table-cell table:style-name="ce6" table:formula="of:=[$bonded.$E$3]*[$bonded.$F$3]*[.A7]" office:value-type="float" office:value="-19.5" calcext:value-type="float">
            <text:p>-19.5</text:p>
          </table:table-cell>
          <table:table-cell table:style-name="ce6" table:formula="of:=[$bonded.$E$4]*[$bonded.$F$4]*[.A7]" office:value-type="float" office:value="-23.4" calcext:value-type="float">
            <text:p>-23.4</text:p>
          </table:table-cell>
          <table:table-cell table:style-name="ce6" table:formula="of:=([$bonded.$E$7]*(([$bonded.$K$7]*([.A7]+1))/(1-(([$bonded.$K$7]*([.A7]+1))/[$bonded.$F$7])^2)))+24*([$bonded.$G$7]/[$bonded.$H$7])*(([$bonded.$H$7]/([$bonded.$K$7]*([.A7]+1)))^7-2*([$bonded.$H$7]/([$bonded.$K$7]*([.A7]+1)))^13)" office:value-type="float" office:value="-116.397297519712" calcext:value-type="float">
            <text:p>-116.397297519712</text:p>
          </table:table-cell>
          <table:table-cell table:style-name="ce6" table:formula="of:=2*[$bonded.$F$10]*[$bonded.$E$10]*(EXP(-[$bonded.$F$10]*[$bonded.$G$10]*[.A7])-EXP(-2*[$bonded.$F$10]*[$bonded.$G$10]*[.A7]))" office:value-type="float" office:value="-5.70717517049159" calcext:value-type="float">
            <text:p>-5.70717517049159</text:p>
          </table:table-cell>
          <table:table-cell table:style-name="ce6" table:formula="of:=2*[$bonded.$F$11]*[$bonded.$E$11]*(EXP(-[$bonded.$F$11]*[$bonded.$G$11]*[.A7])-EXP(-2*[$bonded.$F$11]*[$bonded.$G$11]*[.A7]))" office:value-type="float" office:value="-2.03684991466905" calcext:value-type="float">
            <text:p>-2.03684991466905</text:p>
          </table:table-cell>
          <table:table-cell table:style-name="ce6" table:formula="of:=2*[$bonded.$F$12]*[$bonded.$E$12]*(EXP(-[$bonded.$F$12]*[$bonded.$G$12]*[.A7])-EXP(-2*[$bonded.$F$12]*[$bonded.$G$12]*[.A7]))" office:value-type="float" office:value="-1.06902632427373" calcext:value-type="float">
            <text:p>-1.06902632427373</text:p>
          </table:table-cell>
          <table:table-cell table:style-name="ce6" table:formula="of:=2*[$bonded.$F$13]*[$bonded.$E$13]*(EXP(-[$bonded.$F$13]*[$bonded.$G$13]*[.A7])-EXP(-2*[$bonded.$F$13]*[$bonded.$G$13]*[.A7]))" office:value-type="float" office:value="-4.86246249559303" calcext:value-type="float">
            <text:p>-4.86246249559303</text:p>
          </table:table-cell>
          <table:table-cell table:style-name="ce6" table:formula="of:=[$pair.$L$42]*([$pair.$F$42]/[$pair.$G$42])*([$pair.$I$42]*([$pair.$G$42]/([$pair.$K$42]*([.A7]+1)))^([$pair.$I$42]+1)-[$pair.$H$42]*([$pair.$G$42]/([$pair.$K$42]*([.A7]+1)))^([$pair.$H$42]+1))" office:value-type="float" office:value="-3.62374386627193" calcext:value-type="float">
            <text:p>-3.62374386627193</text:p>
          </table:table-cell>
          <table:table-cell table:style-name="ce6" table:formula="of:=[$pair.$L$43]*([$pair.$F$43]/[$pair.$G$43])*([$pair.$I$43]*([$pair.$G$43]/([$pair.$K$43]*([.A7]+1)))^([$pair.$I$43]+1)-[$pair.$H$43]*([$pair.$G$43]/([$pair.$K$43]*([.A7]+1)))^([$pair.$H$43]+1))" office:value-type="float" office:value="-0.724748773254387" calcext:value-type="float">
            <text:p>-0.724748773254387</text:p>
          </table:table-cell>
          <table:table-cell table:style-name="ce6" table:formula="of:=[$pair.$L$44]*([$pair.$F$44]/[$pair.$G$44])*([$pair.$I$44]*([$pair.$G$44]/([$pair.$K$44]*([.A7]+1)))^([$pair.$I$44]+1)-[$pair.$H$44]*([$pair.$G$44]/([$pair.$K$44]*([.A7]+1)))^([$pair.$H$44]+1))" office:value-type="float" office:value="-0.0163100008844319" calcext:value-type="float">
            <text:p>-0.0163100008844319</text:p>
          </table:table-cell>
          <table:table-cell table:style-name="ce6" table:formula="of:=[$pair.$L$45]*([$pair.$F$45]/[$pair.$G$45])*([$pair.$I$45]*([$pair.$G$45]/([$pair.$K$45]*([.A7]+1)))^([$pair.$I$45]+1)-[$pair.$H$45]*([$pair.$G$45]/([$pair.$K$45]*([.A7]+1)))^([$pair.$H$45]+1))" office:value-type="float" office:value="-2.01319103681769" calcext:value-type="float">
            <text:p>-2.01319103681769</text:p>
          </table:table-cell>
          <table:table-cell table:number-columns-repeated="1011"/>
        </table:table-row>
        <table:table-row table:style-name="ro1">
          <table:table-cell table:style-name="ce6" table:formula="of:=[.A7]+0.01" office:value-type="float" office:value="-0.25" calcext:value-type="float">
            <text:p>-0.25</text:p>
          </table:table-cell>
          <table:table-cell table:style-name="ce6" table:formula="of:=[$bonded.$E$2]*[$bonded.$F$2]*[.A8]" office:value-type="float" office:value="-37.5" calcext:value-type="float">
            <text:p>-37.5</text:p>
          </table:table-cell>
          <table:table-cell table:style-name="ce6" table:formula="of:=[$bonded.$E$3]*[$bonded.$F$3]*[.A8]" office:value-type="float" office:value="-18.75" calcext:value-type="float">
            <text:p>-18.75</text:p>
          </table:table-cell>
          <table:table-cell table:style-name="ce6" table:formula="of:=[$bonded.$E$4]*[$bonded.$F$4]*[.A8]" office:value-type="float" office:value="-22.5" calcext:value-type="float">
            <text:p>-22.5</text:p>
          </table:table-cell>
          <table:table-cell table:style-name="ce6" table:formula="of:=([$bonded.$E$7]*(([$bonded.$K$7]*([.A8]+1))/(1-(([$bonded.$K$7]*([.A8]+1))/[$bonded.$F$7])^2)))+24*([$bonded.$G$7]/[$bonded.$H$7])*(([$bonded.$H$7]/([$bonded.$K$7]*([.A8]+1)))^7-2*([$bonded.$H$7]/([$bonded.$K$7]*([.A8]+1)))^13)" office:value-type="float" office:value="-97.0141608452345" calcext:value-type="float">
            <text:p>-97.0141608452345</text:p>
          </table:table-cell>
          <table:table-cell table:style-name="ce6" table:formula="of:=2*[$bonded.$F$10]*[$bonded.$E$10]*(EXP(-[$bonded.$F$10]*[$bonded.$G$10]*[.A8])-EXP(-2*[$bonded.$F$10]*[$bonded.$G$10]*[.A8]))" office:value-type="float" office:value="-5.16843122895951" calcext:value-type="float">
            <text:p>-5.16843122895951</text:p>
          </table:table-cell>
          <table:table-cell table:style-name="ce6" table:formula="of:=2*[$bonded.$F$11]*[$bonded.$E$11]*(EXP(-[$bonded.$F$11]*[$bonded.$G$11]*[.A8])-EXP(-2*[$bonded.$F$11]*[$bonded.$G$11]*[.A8]))" office:value-type="float" office:value="-1.8482562015811" calcext:value-type="float">
            <text:p>-1.8482562015811</text:p>
          </table:table-cell>
          <table:table-cell table:style-name="ce6" table:formula="of:=2*[$bonded.$F$12]*[$bonded.$E$12]*(EXP(-[$bonded.$F$12]*[$bonded.$G$12]*[.A8])-EXP(-2*[$bonded.$F$12]*[$bonded.$G$12]*[.A8]))" office:value-type="float" office:value="-0.972265464177308" calcext:value-type="float">
            <text:p>-0.972265464177308</text:p>
          </table:table-cell>
          <table:table-cell table:style-name="ce6" table:formula="of:=2*[$bonded.$F$13]*[$bonded.$E$13]*(EXP(-[$bonded.$F$13]*[$bonded.$G$13]*[.A8])-EXP(-2*[$bonded.$F$13]*[$bonded.$G$13]*[.A8]))" office:value-type="float" office:value="-4.40173278052465" calcext:value-type="float">
            <text:p>-4.40173278052465</text:p>
          </table:table-cell>
          <table:table-cell table:style-name="ce6" table:formula="of:=[$pair.$L$42]*([$pair.$F$42]/[$pair.$G$42])*([$pair.$I$42]*([$pair.$G$42]/([$pair.$K$42]*([.A8]+1)))^([$pair.$I$42]+1)-[$pair.$H$42]*([$pair.$G$42]/([$pair.$K$42]*([.A8]+1)))^([$pair.$H$42]+1))" office:value-type="float" office:value="-3.07985571305192" calcext:value-type="float">
            <text:p>-3.07985571305192</text:p>
          </table:table-cell>
          <table:table-cell table:style-name="ce6" table:formula="of:=[$pair.$L$43]*([$pair.$F$43]/[$pair.$G$43])*([$pair.$I$43]*([$pair.$G$43]/([$pair.$K$43]*([.A8]+1)))^([$pair.$I$43]+1)-[$pair.$H$43]*([$pair.$G$43]/([$pair.$K$43]*([.A8]+1)))^([$pair.$H$43]+1))" office:value-type="float" office:value="-0.615971142610384" calcext:value-type="float">
            <text:p>-0.615971142610384</text:p>
          </table:table-cell>
          <table:table-cell table:style-name="ce6" table:formula="of:=[$pair.$L$44]*([$pair.$F$44]/[$pair.$G$44])*([$pair.$I$44]*([$pair.$G$44]/([$pair.$K$44]*([.A8]+1)))^([$pair.$I$44]+1)-[$pair.$H$44]*([$pair.$G$44]/([$pair.$K$44]*([.A8]+1)))^([$pair.$H$44]+1))" office:value-type="float" office:value="-0.0147489711934157" calcext:value-type="float">
            <text:p>-0.0147489711934157</text:p>
          </table:table-cell>
          <table:table-cell table:style-name="ce6" table:formula="of:=[$pair.$L$45]*([$pair.$F$45]/[$pair.$G$45])*([$pair.$I$45]*([$pair.$G$45]/([$pair.$K$45]*([.A8]+1)))^([$pair.$I$45]+1)-[$pair.$H$45]*([$pair.$G$45]/([$pair.$K$45]*([.A8]+1)))^([$pair.$H$45]+1))" office:value-type="float" office:value="-1.71103095169547" calcext:value-type="float">
            <text:p>-1.71103095169547</text:p>
          </table:table-cell>
          <table:table-cell table:number-columns-repeated="1011"/>
        </table:table-row>
        <table:table-row table:style-name="ro1">
          <table:table-cell table:style-name="ce6" table:formula="of:=[.A8]+0.01" office:value-type="float" office:value="-0.24" calcext:value-type="float">
            <text:p>-0.24</text:p>
          </table:table-cell>
          <table:table-cell table:style-name="ce6" table:formula="of:=[$bonded.$E$2]*[$bonded.$F$2]*[.A9]" office:value-type="float" office:value="-36" calcext:value-type="float">
            <text:p>-36</text:p>
          </table:table-cell>
          <table:table-cell table:style-name="ce6" table:formula="of:=[$bonded.$E$3]*[$bonded.$F$3]*[.A9]" office:value-type="float" office:value="-18" calcext:value-type="float">
            <text:p>-18</text:p>
          </table:table-cell>
          <table:table-cell table:style-name="ce6" table:formula="of:=[$bonded.$E$4]*[$bonded.$F$4]*[.A9]" office:value-type="float" office:value="-21.6" calcext:value-type="float">
            <text:p>-21.6</text:p>
          </table:table-cell>
          <table:table-cell table:style-name="ce6" table:formula="of:=([$bonded.$E$7]*(([$bonded.$K$7]*([.A9]+1))/(1-(([$bonded.$K$7]*([.A9]+1))/[$bonded.$F$7])^2)))+24*([$bonded.$G$7]/[$bonded.$H$7])*(([$bonded.$H$7]/([$bonded.$K$7]*([.A9]+1)))^7-2*([$bonded.$H$7]/([$bonded.$K$7]*([.A9]+1)))^13)" office:value-type="float" office:value="-80.9805311506632" calcext:value-type="float">
            <text:p>-80.9805311506632</text:p>
          </table:table-cell>
          <table:table-cell table:style-name="ce6" table:formula="of:=2*[$bonded.$F$10]*[$bonded.$E$10]*(EXP(-[$bonded.$F$10]*[$bonded.$G$10]*[.A9])-EXP(-2*[$bonded.$F$10]*[$bonded.$G$10]*[.A9]))" office:value-type="float" office:value="-4.6735910126683" calcext:value-type="float">
            <text:p>-4.6735910126683</text:p>
          </table:table-cell>
          <table:table-cell table:style-name="ce6" table:formula="of:=2*[$bonded.$F$11]*[$bonded.$E$11]*(EXP(-[$bonded.$F$11]*[$bonded.$G$11]*[.A9])-EXP(-2*[$bonded.$F$11]*[$bonded.$G$11]*[.A9]))" office:value-type="float" office:value="-1.67462183991637" calcext:value-type="float">
            <text:p>-1.67462183991637</text:p>
          </table:table-cell>
          <table:table-cell table:style-name="ce6" table:formula="of:=2*[$bonded.$F$12]*[$bonded.$E$12]*(EXP(-[$bonded.$F$12]*[$bonded.$G$12]*[.A9])-EXP(-2*[$bonded.$F$12]*[$bonded.$G$12]*[.A9]))" office:value-type="float" office:value="-0.882936389773217" calcext:value-type="float">
            <text:p>-0.882936389773217</text:p>
          </table:table-cell>
          <table:table-cell table:style-name="ce6" table:formula="of:=2*[$bonded.$F$13]*[$bonded.$E$13]*(EXP(-[$bonded.$F$13]*[$bonded.$G$13]*[.A9])-EXP(-2*[$bonded.$F$13]*[$bonded.$G$13]*[.A9]))" office:value-type="float" office:value="-3.9787449643345" calcext:value-type="float">
            <text:p>-3.9787449643345</text:p>
          </table:table-cell>
          <table:table-cell table:style-name="ce6" table:formula="of:=[$pair.$L$42]*([$pair.$F$42]/[$pair.$G$42])*([$pair.$I$42]*([$pair.$G$42]/([$pair.$K$42]*([.A9]+1)))^([$pair.$I$42]+1)-[$pair.$H$42]*([$pair.$G$42]/([$pair.$K$42]*([.A9]+1)))^([$pair.$H$42]+1))" office:value-type="float" office:value="-2.6179826992087" calcext:value-type="float">
            <text:p>-2.6179826992087</text:p>
          </table:table-cell>
          <table:table-cell table:style-name="ce6" table:formula="of:=[$pair.$L$43]*([$pair.$F$43]/[$pair.$G$43])*([$pair.$I$43]*([$pair.$G$43]/([$pair.$K$43]*([.A9]+1)))^([$pair.$I$43]+1)-[$pair.$H$43]*([$pair.$G$43]/([$pair.$K$43]*([.A9]+1)))^([$pair.$H$43]+1))" office:value-type="float" office:value="-0.523596539841739" calcext:value-type="float">
            <text:p>-0.523596539841739</text:p>
          </table:table-cell>
          <table:table-cell table:style-name="ce6" table:formula="of:=[$pair.$L$44]*([$pair.$F$44]/[$pair.$G$44])*([$pair.$I$44]*([$pair.$G$44]/([$pair.$K$44]*([.A9]+1)))^([$pair.$I$44]+1)-[$pair.$H$44]*([$pair.$G$44]/([$pair.$K$44]*([.A9]+1)))^([$pair.$H$44]+1))" office:value-type="float" office:value="-0.0133274154224044" calcext:value-type="float">
            <text:p>-0.0133274154224044</text:p>
          </table:table-cell>
          <table:table-cell table:style-name="ce6" table:formula="of:=[$pair.$L$45]*([$pair.$F$45]/[$pair.$G$45])*([$pair.$I$45]*([$pair.$G$45]/([$pair.$K$45]*([.A9]+1)))^([$pair.$I$45]+1)-[$pair.$H$45]*([$pair.$G$45]/([$pair.$K$45]*([.A9]+1)))^([$pair.$H$45]+1))" office:value-type="float" office:value="-1.45443483289368" calcext:value-type="float">
            <text:p>-1.45443483289368</text:p>
          </table:table-cell>
          <table:table-cell table:number-columns-repeated="1011"/>
        </table:table-row>
        <table:table-row table:style-name="ro1">
          <table:table-cell table:style-name="ce6" table:formula="of:=[.A9]+0.01" office:value-type="float" office:value="-0.23" calcext:value-type="float">
            <text:p>-0.23</text:p>
          </table:table-cell>
          <table:table-cell table:style-name="ce6" table:formula="of:=[$bonded.$E$2]*[$bonded.$F$2]*[.A10]" office:value-type="float" office:value="-34.5" calcext:value-type="float">
            <text:p>-34.5</text:p>
          </table:table-cell>
          <table:table-cell table:style-name="ce6" table:formula="of:=[$bonded.$E$3]*[$bonded.$F$3]*[.A10]" office:value-type="float" office:value="-17.25" calcext:value-type="float">
            <text:p>-17.25</text:p>
          </table:table-cell>
          <table:table-cell table:style-name="ce6" table:formula="of:=[$bonded.$E$4]*[$bonded.$F$4]*[.A10]" office:value-type="float" office:value="-20.7" calcext:value-type="float">
            <text:p>-20.7</text:p>
          </table:table-cell>
          <table:table-cell table:style-name="ce6" table:formula="of:=([$bonded.$E$7]*(([$bonded.$K$7]*([.A10]+1))/(1-(([$bonded.$K$7]*([.A10]+1))/[$bonded.$F$7])^2)))+24*([$bonded.$G$7]/[$bonded.$H$7])*(([$bonded.$H$7]/([$bonded.$K$7]*([.A10]+1)))^7-2*([$bonded.$H$7]/([$bonded.$K$7]*([.A10]+1)))^13)" office:value-type="float" office:value="-67.6874175788063" calcext:value-type="float">
            <text:p>-67.6874175788063</text:p>
          </table:table-cell>
          <table:table-cell table:style-name="ce6" table:formula="of:=2*[$bonded.$F$10]*[$bonded.$E$10]*(EXP(-[$bonded.$F$10]*[$bonded.$G$10]*[.A10])-EXP(-2*[$bonded.$F$10]*[$bonded.$G$10]*[.A10]))" office:value-type="float" office:value="-4.21927712348531" calcext:value-type="float">
            <text:p>-4.21927712348531</text:p>
          </table:table-cell>
          <table:table-cell table:style-name="ce6" table:formula="of:=2*[$bonded.$F$11]*[$bonded.$E$11]*(EXP(-[$bonded.$F$11]*[$bonded.$G$11]*[.A10])-EXP(-2*[$bonded.$F$11]*[$bonded.$G$11]*[.A10]))" office:value-type="float" office:value="-1.51482933243753" calcext:value-type="float">
            <text:p>-1.51482933243753</text:p>
          </table:table-cell>
          <table:table-cell table:style-name="ce6" table:formula="of:=2*[$bonded.$F$12]*[$bonded.$E$12]*(EXP(-[$bonded.$F$12]*[$bonded.$G$12]*[.A10])-EXP(-2*[$bonded.$F$12]*[$bonded.$G$12]*[.A10]))" office:value-type="float" office:value="-0.800503048273022" calcext:value-type="float">
            <text:p>-0.800503048273022</text:p>
          </table:table-cell>
          <table:table-cell table:style-name="ce6" table:formula="of:=2*[$bonded.$F$13]*[$bonded.$E$13]*(EXP(-[$bonded.$F$13]*[$bonded.$G$13]*[.A10])-EXP(-2*[$bonded.$F$13]*[$bonded.$G$13]*[.A10]))" office:value-type="float" office:value="-3.59057922326929" calcext:value-type="float">
            <text:p>-3.59057922326929</text:p>
          </table:table-cell>
          <table:table-cell table:style-name="ce6" table:formula="of:=[$pair.$L$42]*([$pair.$F$42]/[$pair.$G$42])*([$pair.$I$42]*([$pair.$G$42]/([$pair.$K$42]*([.A10]+1)))^([$pair.$I$42]+1)-[$pair.$H$42]*([$pair.$G$42]/([$pair.$K$42]*([.A10]+1)))^([$pair.$H$42]+1))" office:value-type="float" office:value="-2.22529289505718" calcext:value-type="float">
            <text:p>-2.22529289505718</text:p>
          </table:table-cell>
          <table:table-cell table:style-name="ce6" table:formula="of:=[$pair.$L$43]*([$pair.$F$43]/[$pair.$G$43])*([$pair.$I$43]*([$pair.$G$43]/([$pair.$K$43]*([.A10]+1)))^([$pair.$I$43]+1)-[$pair.$H$43]*([$pair.$G$43]/([$pair.$K$43]*([.A10]+1)))^([$pair.$H$43]+1))" office:value-type="float" office:value="-0.445058579011436" calcext:value-type="float">
            <text:p>-0.445058579011436</text:p>
          </table:table-cell>
          <table:table-cell table:style-name="ce6" table:formula="of:=[$pair.$L$44]*([$pair.$F$44]/[$pair.$G$44])*([$pair.$I$44]*([$pair.$G$44]/([$pair.$K$44]*([.A10]+1)))^([$pair.$I$44]+1)-[$pair.$H$44]*([$pair.$G$44]/([$pair.$K$44]*([.A10]+1)))^([$pair.$H$44]+1))" office:value-type="float" office:value="-0.0120319900335519" calcext:value-type="float">
            <text:p>-0.0120319900335519</text:p>
          </table:table-cell>
          <table:table-cell table:style-name="ce6" table:formula="of:=[$pair.$L$45]*([$pair.$F$45]/[$pair.$G$45])*([$pair.$I$45]*([$pair.$G$45]/([$pair.$K$45]*([.A10]+1)))^([$pair.$I$45]+1)-[$pair.$H$45]*([$pair.$G$45]/([$pair.$K$45]*([.A10]+1)))^([$pair.$H$45]+1))" office:value-type="float" office:value="-1.23627383058729" calcext:value-type="float">
            <text:p>-1.23627383058729</text:p>
          </table:table-cell>
          <table:table-cell table:number-columns-repeated="1011"/>
        </table:table-row>
        <table:table-row table:style-name="ro1">
          <table:table-cell table:style-name="ce6" table:formula="of:=[.A10]+0.01" office:value-type="float" office:value="-0.22" calcext:value-type="float">
            <text:p>-0.22</text:p>
          </table:table-cell>
          <table:table-cell table:style-name="ce6" table:formula="of:=[$bonded.$E$2]*[$bonded.$F$2]*[.A11]" office:value-type="float" office:value="-33" calcext:value-type="float">
            <text:p>-33</text:p>
          </table:table-cell>
          <table:table-cell table:style-name="ce6" table:formula="of:=[$bonded.$E$3]*[$bonded.$F$3]*[.A11]" office:value-type="float" office:value="-16.5" calcext:value-type="float">
            <text:p>-16.5</text:p>
          </table:table-cell>
          <table:table-cell table:style-name="ce6" table:formula="of:=[$bonded.$E$4]*[$bonded.$F$4]*[.A11]" office:value-type="float" office:value="-19.8" calcext:value-type="float">
            <text:p>-19.8</text:p>
          </table:table-cell>
          <table:table-cell table:style-name="ce6" table:formula="of:=([$bonded.$E$7]*(([$bonded.$K$7]*([.A11]+1))/(1-(([$bonded.$K$7]*([.A11]+1))/[$bonded.$F$7])^2)))+24*([$bonded.$G$7]/[$bonded.$H$7])*(([$bonded.$H$7]/([$bonded.$K$7]*([.A11]+1)))^7-2*([$bonded.$H$7]/([$bonded.$K$7]*([.A11]+1)))^13)" office:value-type="float" office:value="-56.6420825859377" calcext:value-type="float">
            <text:p>-56.6420825859377</text:p>
          </table:table-cell>
          <table:table-cell table:style-name="ce6" table:formula="of:=2*[$bonded.$F$10]*[$bonded.$E$10]*(EXP(-[$bonded.$F$10]*[$bonded.$G$10]*[.A11])-EXP(-2*[$bonded.$F$10]*[$bonded.$G$10]*[.A11]))" office:value-type="float" office:value="-3.80236528400697" calcext:value-type="float">
            <text:p>-3.80236528400697</text:p>
          </table:table-cell>
          <table:table-cell table:style-name="ce6" table:formula="of:=2*[$bonded.$F$11]*[$bonded.$E$11]*(EXP(-[$bonded.$F$11]*[$bonded.$G$11]*[.A11])-EXP(-2*[$bonded.$F$11]*[$bonded.$G$11]*[.A11]))" office:value-type="float" office:value="-1.36784243530522" calcext:value-type="float">
            <text:p>-1.36784243530522</text:p>
          </table:table-cell>
          <table:table-cell table:style-name="ce6" table:formula="of:=2*[$bonded.$F$12]*[$bonded.$E$12]*(EXP(-[$bonded.$F$12]*[$bonded.$G$12]*[.A11])-EXP(-2*[$bonded.$F$12]*[$bonded.$G$12]*[.A11]))" office:value-type="float" office:value="-0.724466979258132" calcext:value-type="float">
            <text:p>-0.724466979258132</text:p>
          </table:table-cell>
          <table:table-cell table:style-name="ce6" table:formula="of:=2*[$bonded.$F$13]*[$bonded.$E$13]*(EXP(-[$bonded.$F$13]*[$bonded.$G$13]*[.A11])-EXP(-2*[$bonded.$F$13]*[$bonded.$G$13]*[.A11]))" office:value-type="float" office:value="-3.23453583934026" calcext:value-type="float">
            <text:p>-3.23453583934026</text:p>
          </table:table-cell>
          <table:table-cell table:style-name="ce6" table:formula="of:=[$pair.$L$42]*([$pair.$F$42]/[$pair.$G$42])*([$pair.$I$42]*([$pair.$G$42]/([$pair.$K$42]*([.A11]+1)))^([$pair.$I$42]+1)-[$pair.$H$42]*([$pair.$G$42]/([$pair.$K$42]*([.A11]+1)))^([$pair.$H$42]+1))" office:value-type="float" office:value="-1.89105853122042" calcext:value-type="float">
            <text:p>-1.89105853122042</text:p>
          </table:table-cell>
          <table:table-cell table:style-name="ce6" table:formula="of:=[$pair.$L$43]*([$pair.$F$43]/[$pair.$G$43])*([$pair.$I$43]*([$pair.$G$43]/([$pair.$K$43]*([.A11]+1)))^([$pair.$I$43]+1)-[$pair.$H$43]*([$pair.$G$43]/([$pair.$K$43]*([.A11]+1)))^([$pair.$H$43]+1))" office:value-type="float" office:value="-0.378211706244085" calcext:value-type="float">
            <text:p>-0.378211706244085</text:p>
          </table:table-cell>
          <table:table-cell table:style-name="ce6" table:formula="of:=[$pair.$L$44]*([$pair.$F$44]/[$pair.$G$44])*([$pair.$I$44]*([$pair.$G$44]/([$pair.$K$44]*([.A11]+1)))^([$pair.$I$44]+1)-[$pair.$H$44]*([$pair.$G$44]/([$pair.$K$44]*([.A11]+1)))^([$pair.$H$44]+1))" office:value-type="float" office:value="-0.0108507474807286" calcext:value-type="float">
            <text:p>-0.0108507474807286</text:p>
          </table:table-cell>
          <table:table-cell table:style-name="ce6" table:formula="of:=[$pair.$L$45]*([$pair.$F$45]/[$pair.$G$45])*([$pair.$I$45]*([$pair.$G$45]/([$pair.$K$45]*([.A11]+1)))^([$pair.$I$45]+1)-[$pair.$H$45]*([$pair.$G$45]/([$pair.$K$45]*([.A11]+1)))^([$pair.$H$45]+1))" office:value-type="float" office:value="-1.05058807290021" calcext:value-type="float">
            <text:p>-1.05058807290021</text:p>
          </table:table-cell>
          <table:table-cell table:number-columns-repeated="1011"/>
        </table:table-row>
        <table:table-row table:style-name="ro1">
          <table:table-cell table:style-name="ce6" table:formula="of:=[.A11]+0.01" office:value-type="float" office:value="-0.21" calcext:value-type="float">
            <text:p>-0.21</text:p>
          </table:table-cell>
          <table:table-cell table:style-name="ce6" table:formula="of:=[$bonded.$E$2]*[$bonded.$F$2]*[.A12]" office:value-type="float" office:value="-31.5" calcext:value-type="float">
            <text:p>-31.5</text:p>
          </table:table-cell>
          <table:table-cell table:style-name="ce6" table:formula="of:=[$bonded.$E$3]*[$bonded.$F$3]*[.A12]" office:value-type="float" office:value="-15.75" calcext:value-type="float">
            <text:p>-15.75</text:p>
          </table:table-cell>
          <table:table-cell table:style-name="ce6" table:formula="of:=[$bonded.$E$4]*[$bonded.$F$4]*[.A12]" office:value-type="float" office:value="-18.9" calcext:value-type="float">
            <text:p>-18.9</text:p>
          </table:table-cell>
          <table:table-cell table:style-name="ce6" table:formula="of:=([$bonded.$E$7]*(([$bonded.$K$7]*([.A12]+1))/(1-(([$bonded.$K$7]*([.A12]+1))/[$bonded.$F$7])^2)))+24*([$bonded.$G$7]/[$bonded.$H$7])*(([$bonded.$H$7]/([$bonded.$K$7]*([.A12]+1)))^7-2*([$bonded.$H$7]/([$bonded.$K$7]*([.A12]+1)))^13)" office:value-type="float" office:value="-47.4447867845586" calcext:value-type="float">
            <text:p>-47.4447867845586</text:p>
          </table:table-cell>
          <table:table-cell table:style-name="ce6" table:formula="of:=2*[$bonded.$F$10]*[$bonded.$E$10]*(EXP(-[$bonded.$F$10]*[$bonded.$G$10]*[.A12])-EXP(-2*[$bonded.$F$10]*[$bonded.$G$10]*[.A12]))" office:value-type="float" office:value="-3.41996560410457" calcext:value-type="float">
            <text:p>-3.41996560410457</text:p>
          </table:table-cell>
          <table:table-cell table:style-name="ce6" table:formula="of:=2*[$bonded.$F$11]*[$bonded.$E$11]*(EXP(-[$bonded.$F$11]*[$bonded.$G$11]*[.A12])-EXP(-2*[$bonded.$F$11]*[$bonded.$G$11]*[.A12]))" office:value-type="float" office:value="-1.232700326299" calcext:value-type="float">
            <text:p>-1.232700326299</text:p>
          </table:table-cell>
          <table:table-cell table:style-name="ce6" table:formula="of:=2*[$bonded.$F$12]*[$bonded.$E$12]*(EXP(-[$bonded.$F$12]*[$bonded.$G$12]*[.A12])-EXP(-2*[$bonded.$F$12]*[$bonded.$G$12]*[.A12]))" office:value-type="float" office:value="-0.654364713675433" calcext:value-type="float">
            <text:p>-0.654364713675433</text:p>
          </table:table-cell>
          <table:table-cell table:style-name="ce6" table:formula="of:=2*[$bonded.$F$13]*[$bonded.$E$13]*(EXP(-[$bonded.$F$13]*[$bonded.$G$13]*[.A12])-EXP(-2*[$bonded.$F$13]*[$bonded.$G$13]*[.A12]))" office:value-type="float" office:value="-2.90811881384798" calcext:value-type="float">
            <text:p>-2.90811881384798</text:p>
          </table:table-cell>
          <table:table-cell table:style-name="ce6" table:formula="of:=[$pair.$L$42]*([$pair.$F$42]/[$pair.$G$42])*([$pair.$I$42]*([$pair.$G$42]/([$pair.$K$42]*([.A12]+1)))^([$pair.$I$42]+1)-[$pair.$H$42]*([$pair.$G$42]/([$pair.$K$42]*([.A12]+1)))^([$pair.$H$42]+1))" office:value-type="float" office:value="-1.60629346538665" calcext:value-type="float">
            <text:p>-1.60629346538665</text:p>
          </table:table-cell>
          <table:table-cell table:style-name="ce6" table:formula="of:=[$pair.$L$43]*([$pair.$F$43]/[$pair.$G$43])*([$pair.$I$43]*([$pair.$G$43]/([$pair.$K$43]*([.A12]+1)))^([$pair.$I$43]+1)-[$pair.$H$43]*([$pair.$G$43]/([$pair.$K$43]*([.A12]+1)))^([$pair.$H$43]+1))" office:value-type="float" office:value="-0.32125869307733" calcext:value-type="float">
            <text:p>-0.32125869307733</text:p>
          </table:table-cell>
          <table:table-cell table:style-name="ce6" table:formula="of:=[$pair.$L$44]*([$pair.$F$44]/[$pair.$G$44])*([$pair.$I$44]*([$pair.$G$44]/([$pair.$K$44]*([.A12]+1)))^([$pair.$I$44]+1)-[$pair.$H$44]*([$pair.$G$44]/([$pair.$K$44]*([.A12]+1)))^([$pair.$H$44]+1))" office:value-type="float" office:value="-0.00977297654010278" calcext:value-type="float">
            <text:p>-0.00977297654010278</text:p>
          </table:table-cell>
          <table:table-cell table:style-name="ce6" table:formula="of:=[$pair.$L$45]*([$pair.$F$45]/[$pair.$G$45])*([$pair.$I$45]*([$pair.$G$45]/([$pair.$K$45]*([.A12]+1)))^([$pair.$I$45]+1)-[$pair.$H$45]*([$pair.$G$45]/([$pair.$K$45]*([.A12]+1)))^([$pair.$H$45]+1))" office:value-type="float" office:value="-0.892385258548116" calcext:value-type="float">
            <text:p>-0.892385258548116</text:p>
          </table:table-cell>
          <table:table-cell table:number-columns-repeated="1011"/>
        </table:table-row>
        <table:table-row table:style-name="ro1">
          <table:table-cell table:style-name="ce6" table:formula="of:=[.A12]+0.01" office:value-type="float" office:value="-0.2" calcext:value-type="float">
            <text:p>-0.2</text:p>
          </table:table-cell>
          <table:table-cell table:style-name="ce6" table:formula="of:=[$bonded.$E$2]*[$bonded.$F$2]*[.A13]" office:value-type="float" office:value="-30" calcext:value-type="float">
            <text:p>-30</text:p>
          </table:table-cell>
          <table:table-cell table:style-name="ce6" table:formula="of:=[$bonded.$E$3]*[$bonded.$F$3]*[.A13]" office:value-type="float" office:value="-15" calcext:value-type="float">
            <text:p>-15</text:p>
          </table:table-cell>
          <table:table-cell table:style-name="ce6" table:formula="of:=[$bonded.$E$4]*[$bonded.$F$4]*[.A13]" office:value-type="float" office:value="-18" calcext:value-type="float">
            <text:p>-18</text:p>
          </table:table-cell>
          <table:table-cell table:style-name="ce6" table:formula="of:=([$bonded.$E$7]*(([$bonded.$K$7]*([.A13]+1))/(1-(([$bonded.$K$7]*([.A13]+1))/[$bonded.$F$7])^2)))+24*([$bonded.$G$7]/[$bonded.$H$7])*(([$bonded.$H$7]/([$bonded.$K$7]*([.A13]+1)))^7-2*([$bonded.$H$7]/([$bonded.$K$7]*([.A13]+1)))^13)" office:value-type="float" office:value="-39.7703962288787" calcext:value-type="float">
            <text:p>-39.7703962288787</text:p>
          </table:table-cell>
          <table:table-cell table:style-name="ce6" table:formula="of:=2*[$bonded.$F$10]*[$bonded.$E$10]*(EXP(-[$bonded.$F$10]*[$bonded.$G$10]*[.A13])-EXP(-2*[$bonded.$F$10]*[$bonded.$G$10]*[.A13]))" office:value-type="float" office:value="-3.06940522533335" calcext:value-type="float">
            <text:p>-3.06940522533335</text:p>
          </table:table-cell>
          <table:table-cell table:style-name="ce6" table:formula="of:=2*[$bonded.$F$11]*[$bonded.$E$11]*(EXP(-[$bonded.$F$11]*[$bonded.$G$11]*[.A13])-EXP(-2*[$bonded.$F$11]*[$bonded.$G$11]*[.A13]))" office:value-type="float" office:value="-1.1085121889236" calcext:value-type="float">
            <text:p>-1.1085121889236</text:p>
          </table:table-cell>
          <table:table-cell table:style-name="ce6" table:formula="of:=2*[$bonded.$F$12]*[$bonded.$E$12]*(EXP(-[$bonded.$F$12]*[$bonded.$G$12]*[.A13])-EXP(-2*[$bonded.$F$12]*[$bonded.$G$12]*[.A13]))" office:value-type="float" office:value="-0.589765351602635" calcext:value-type="float">
            <text:p>-0.589765351602635</text:p>
          </table:table-cell>
          <table:table-cell table:style-name="ce6" table:formula="of:=2*[$bonded.$F$13]*[$bonded.$E$13]*(EXP(-[$bonded.$F$13]*[$bonded.$G$13]*[.A13])-EXP(-2*[$bonded.$F$13]*[$bonded.$G$13]*[.A13]))" office:value-type="float" office:value="-2.60902069333027" calcext:value-type="float">
            <text:p>-2.60902069333027</text:p>
          </table:table-cell>
          <table:table-cell table:style-name="ce6" table:formula="of:=[$pair.$L$42]*([$pair.$F$42]/[$pair.$G$42])*([$pair.$I$42]*([$pair.$G$42]/([$pair.$K$42]*([.A13]+1)))^([$pair.$I$42]+1)-[$pair.$H$42]*([$pair.$G$42]/([$pair.$K$42]*([.A13]+1)))^([$pair.$H$42]+1))" office:value-type="float" office:value="-1.36345624923708" calcext:value-type="float">
            <text:p>-1.36345624923708</text:p>
          </table:table-cell>
          <table:table-cell table:style-name="ce6" table:formula="of:=[$pair.$L$43]*([$pair.$F$43]/[$pair.$G$43])*([$pair.$I$43]*([$pair.$G$43]/([$pair.$K$43]*([.A13]+1)))^([$pair.$I$43]+1)-[$pair.$H$43]*([$pair.$G$43]/([$pair.$K$43]*([.A13]+1)))^([$pair.$H$43]+1))" office:value-type="float" office:value="-0.272691249847416" calcext:value-type="float">
            <text:p>-0.272691249847416</text:p>
          </table:table-cell>
          <table:table-cell table:style-name="ce6" table:formula="of:=[$pair.$L$44]*([$pair.$F$44]/[$pair.$G$44])*([$pair.$I$44]*([$pair.$G$44]/([$pair.$K$44]*([.A13]+1)))^([$pair.$I$44]+1)-[$pair.$H$44]*([$pair.$G$44]/([$pair.$K$44]*([.A13]+1)))^([$pair.$H$44]+1))" office:value-type="float" office:value="-0.00878906250000005" calcext:value-type="float">
            <text:p>-0.00878906250000005</text:p>
          </table:table-cell>
          <table:table-cell table:style-name="ce6" table:formula="of:=[$pair.$L$45]*([$pair.$F$45]/[$pair.$G$45])*([$pair.$I$45]*([$pair.$G$45]/([$pair.$K$45]*([.A13]+1)))^([$pair.$I$45]+1)-[$pair.$H$45]*([$pair.$G$45]/([$pair.$K$45]*([.A13]+1)))^([$pair.$H$45]+1))" office:value-type="float" office:value="-0.757475694020581" calcext:value-type="float">
            <text:p>-0.757475694020581</text:p>
          </table:table-cell>
          <table:table-cell table:number-columns-repeated="1011"/>
        </table:table-row>
        <table:table-row table:style-name="ro1">
          <table:table-cell table:style-name="ce6" table:formula="of:=[.A13]+0.01" office:value-type="float" office:value="-0.19" calcext:value-type="float">
            <text:p>-0.19</text:p>
          </table:table-cell>
          <table:table-cell table:style-name="ce6" table:formula="of:=[$bonded.$E$2]*[$bonded.$F$2]*[.A14]" office:value-type="float" office:value="-28.5" calcext:value-type="float">
            <text:p>-28.5</text:p>
          </table:table-cell>
          <table:table-cell table:style-name="ce6" table:formula="of:=[$bonded.$E$3]*[$bonded.$F$3]*[.A14]" office:value-type="float" office:value="-14.25" calcext:value-type="float">
            <text:p>-14.25</text:p>
          </table:table-cell>
          <table:table-cell table:style-name="ce6" table:formula="of:=[$bonded.$E$4]*[$bonded.$F$4]*[.A14]" office:value-type="float" office:value="-17.1" calcext:value-type="float">
            <text:p>-17.1</text:p>
          </table:table-cell>
          <table:table-cell table:style-name="ce6" table:formula="of:=([$bonded.$E$7]*(([$bonded.$K$7]*([.A14]+1))/(1-(([$bonded.$K$7]*([.A14]+1))/[$bonded.$F$7])^2)))+24*([$bonded.$G$7]/[$bonded.$H$7])*(([$bonded.$H$7]/([$bonded.$K$7]*([.A14]+1)))^7-2*([$bonded.$H$7]/([$bonded.$K$7]*([.A14]+1)))^13)" office:value-type="float" office:value="-33.3537920917697" calcext:value-type="float">
            <text:p>-33.3537920917697</text:p>
          </table:table-cell>
          <table:table-cell table:style-name="ce6" table:formula="of:=2*[$bonded.$F$10]*[$bonded.$E$10]*(EXP(-[$bonded.$F$10]*[$bonded.$G$10]*[.A14])-EXP(-2*[$bonded.$F$10]*[$bonded.$G$10]*[.A14]))" office:value-type="float" office:value="-2.74821224217794" calcext:value-type="float">
            <text:p>-2.74821224217794</text:p>
          </table:table-cell>
          <table:table-cell table:style-name="ce6" table:formula="of:=2*[$bonded.$F$11]*[$bonded.$E$11]*(EXP(-[$bonded.$F$11]*[$bonded.$G$11]*[.A14])-EXP(-2*[$bonded.$F$11]*[$bonded.$G$11]*[.A14]))" office:value-type="float" office:value="-0.994452182837441" calcext:value-type="float">
            <text:p>-0.994452182837441</text:p>
          </table:table-cell>
          <table:table-cell table:style-name="ce6" table:formula="of:=2*[$bonded.$F$12]*[$bonded.$E$12]*(EXP(-[$bonded.$F$12]*[$bonded.$G$12]*[.A14])-EXP(-2*[$bonded.$F$12]*[$bonded.$G$12]*[.A14]))" office:value-type="float" office:value="-0.530268306537199" calcext:value-type="float">
            <text:p>-0.530268306537199</text:p>
          </table:table-cell>
          <table:table-cell table:style-name="ce6" table:formula="of:=2*[$bonded.$F$13]*[$bonded.$E$13]*(EXP(-[$bonded.$F$13]*[$bonded.$G$13]*[.A14])-EXP(-2*[$bonded.$F$13]*[$bonded.$G$13]*[.A14]))" office:value-type="float" office:value="-2.33510851850508" calcext:value-type="float">
            <text:p>-2.33510851850508</text:p>
          </table:table-cell>
          <table:table-cell table:style-name="ce6" table:formula="of:=[$pair.$L$42]*([$pair.$F$42]/[$pair.$G$42])*([$pair.$I$42]*([$pair.$G$42]/([$pair.$K$42]*([.A14]+1)))^([$pair.$I$42]+1)-[$pair.$H$42]*([$pair.$G$42]/([$pair.$K$42]*([.A14]+1)))^([$pair.$H$42]+1))" office:value-type="float" office:value="-1.15620634959391" calcext:value-type="float">
            <text:p>-1.15620634959391</text:p>
          </table:table-cell>
          <table:table-cell table:style-name="ce6" table:formula="of:=[$pair.$L$43]*([$pair.$F$43]/[$pair.$G$43])*([$pair.$I$43]*([$pair.$G$43]/([$pair.$K$43]*([.A14]+1)))^([$pair.$I$43]+1)-[$pair.$H$43]*([$pair.$G$43]/([$pair.$K$43]*([.A14]+1)))^([$pair.$H$43]+1))" office:value-type="float" office:value="-0.231241269918783" calcext:value-type="float">
            <text:p>-0.231241269918783</text:p>
          </table:table-cell>
          <table:table-cell table:style-name="ce6" table:formula="of:=[$pair.$L$44]*([$pair.$F$44]/[$pair.$G$44])*([$pair.$I$44]*([$pair.$G$44]/([$pair.$K$44]*([.A14]+1)))^([$pair.$I$44]+1)-[$pair.$H$44]*([$pair.$G$44]/([$pair.$K$44]*([.A14]+1)))^([$pair.$H$44]+1))" office:value-type="float" office:value="-0.00789036454106819" calcext:value-type="float">
            <text:p>-0.00789036454106819</text:p>
          </table:table-cell>
          <table:table-cell table:style-name="ce6" table:formula="of:=[$pair.$L$45]*([$pair.$F$45]/[$pair.$G$45])*([$pair.$I$45]*([$pair.$G$45]/([$pair.$K$45]*([.A14]+1)))^([$pair.$I$45]+1)-[$pair.$H$45]*([$pair.$G$45]/([$pair.$K$45]*([.A14]+1)))^([$pair.$H$45]+1))" office:value-type="float" office:value="-0.642336860885489" calcext:value-type="float">
            <text:p>-0.642336860885489</text:p>
          </table:table-cell>
          <table:table-cell table:number-columns-repeated="1011"/>
        </table:table-row>
        <table:table-row table:style-name="ro1">
          <table:table-cell table:style-name="ce6" table:formula="of:=[.A14]+0.01" office:value-type="float" office:value="-0.18" calcext:value-type="float">
            <text:p>-0.18</text:p>
          </table:table-cell>
          <table:table-cell table:style-name="ce6" table:formula="of:=[$bonded.$E$2]*[$bonded.$F$2]*[.A15]" office:value-type="float" office:value="-27" calcext:value-type="float">
            <text:p>-27</text:p>
          </table:table-cell>
          <table:table-cell table:style-name="ce6" table:formula="of:=[$bonded.$E$3]*[$bonded.$F$3]*[.A15]" office:value-type="float" office:value="-13.5" calcext:value-type="float">
            <text:p>-13.5</text:p>
          </table:table-cell>
          <table:table-cell table:style-name="ce6" table:formula="of:=[$bonded.$E$4]*[$bonded.$F$4]*[.A15]" office:value-type="float" office:value="-16.2" calcext:value-type="float">
            <text:p>-16.2</text:p>
          </table:table-cell>
          <table:table-cell table:style-name="ce6" table:formula="of:=([$bonded.$E$7]*(([$bonded.$K$7]*([.A15]+1))/(1-(([$bonded.$K$7]*([.A15]+1))/[$bonded.$F$7])^2)))+24*([$bonded.$G$7]/[$bonded.$H$7])*(([$bonded.$H$7]/([$bonded.$K$7]*([.A15]+1)))^7-2*([$bonded.$H$7]/([$bonded.$K$7]*([.A15]+1)))^13)" office:value-type="float" office:value="-27.9782630616234" calcext:value-type="float">
            <text:p>-27.9782630616234</text:p>
          </table:table-cell>
          <table:table-cell table:style-name="ce6" table:formula="of:=2*[$bonded.$F$10]*[$bonded.$E$10]*(EXP(-[$bonded.$F$10]*[$bonded.$G$10]*[.A15])-EXP(-2*[$bonded.$F$10]*[$bonded.$G$10]*[.A15]))" office:value-type="float" office:value="-2.45410080650291" calcext:value-type="float">
            <text:p>-2.45410080650291</text:p>
          </table:table-cell>
          <table:table-cell table:style-name="ce6" table:formula="of:=2*[$bonded.$F$11]*[$bonded.$E$11]*(EXP(-[$bonded.$F$11]*[$bonded.$G$11]*[.A15])-EXP(-2*[$bonded.$F$11]*[$bonded.$G$11]*[.A15]))" office:value-type="float" office:value="-0.889754773138658" calcext:value-type="float">
            <text:p>-0.889754773138658</text:p>
          </table:table-cell>
          <table:table-cell table:style-name="ce6" table:formula="of:=2*[$bonded.$F$12]*[$bonded.$E$12]*(EXP(-[$bonded.$F$12]*[$bonded.$G$12]*[.A15])-EXP(-2*[$bonded.$F$12]*[$bonded.$G$12]*[.A15]))" office:value-type="float" office:value="-0.475501204800182" calcext:value-type="float">
            <text:p>-0.475501204800182</text:p>
          </table:table-cell>
          <table:table-cell table:style-name="ce6" table:formula="of:=2*[$bonded.$F$13]*[$bonded.$E$13]*(EXP(-[$bonded.$F$13]*[$bonded.$G$13]*[.A15])-EXP(-2*[$bonded.$F$13]*[$bonded.$G$13]*[.A15]))" office:value-type="float" office:value="-2.08441081336626" calcext:value-type="float">
            <text:p>-2.08441081336626</text:p>
          </table:table-cell>
          <table:table-cell table:style-name="ce6" table:formula="of:=[$pair.$L$42]*([$pair.$F$42]/[$pair.$G$42])*([$pair.$I$42]*([$pair.$G$42]/([$pair.$K$42]*([.A15]+1)))^([$pair.$I$42]+1)-[$pair.$H$42]*([$pair.$G$42]/([$pair.$K$42]*([.A15]+1)))^([$pair.$H$42]+1))" office:value-type="float" office:value="-0.979203548365331" calcext:value-type="float">
            <text:p>-0.979203548365331</text:p>
          </table:table-cell>
          <table:table-cell table:style-name="ce6" table:formula="of:=[$pair.$L$43]*([$pair.$F$43]/[$pair.$G$43])*([$pair.$I$43]*([$pair.$G$43]/([$pair.$K$43]*([.A15]+1)))^([$pair.$I$43]+1)-[$pair.$H$43]*([$pair.$G$43]/([$pair.$K$43]*([.A15]+1)))^([$pair.$H$43]+1))" office:value-type="float" office:value="-0.195840709673067" calcext:value-type="float">
            <text:p>-0.195840709673067</text:p>
          </table:table-cell>
          <table:table-cell table:style-name="ce6" table:formula="of:=[$pair.$L$44]*([$pair.$F$44]/[$pair.$G$44])*([$pair.$I$44]*([$pair.$G$44]/([$pair.$K$44]*([.A15]+1)))^([$pair.$I$44]+1)-[$pair.$H$44]*([$pair.$G$44]/([$pair.$K$44]*([.A15]+1)))^([$pair.$H$44]+1))" office:value-type="float" office:value="-0.00706910802297068" calcext:value-type="float">
            <text:p>-0.00706910802297068</text:p>
          </table:table-cell>
          <table:table-cell table:style-name="ce6" table:formula="of:=[$pair.$L$45]*([$pair.$F$45]/[$pair.$G$45])*([$pair.$I$45]*([$pair.$G$45]/([$pair.$K$45]*([.A15]+1)))^([$pair.$I$45]+1)-[$pair.$H$45]*([$pair.$G$45]/([$pair.$K$45]*([.A15]+1)))^([$pair.$H$45]+1))" office:value-type="float" office:value="-0.544001971314059" calcext:value-type="float">
            <text:p>-0.544001971314059</text:p>
          </table:table-cell>
          <table:table-cell table:number-columns-repeated="1011"/>
        </table:table-row>
        <table:table-row table:style-name="ro1">
          <table:table-cell table:style-name="ce6" table:formula="of:=[.A15]+0.01" office:value-type="float" office:value="-0.17" calcext:value-type="float">
            <text:p>-0.17</text:p>
          </table:table-cell>
          <table:table-cell table:style-name="ce6" table:formula="of:=[$bonded.$E$2]*[$bonded.$F$2]*[.A16]" office:value-type="float" office:value="-25.5" calcext:value-type="float">
            <text:p>-25.5</text:p>
          </table:table-cell>
          <table:table-cell table:style-name="ce6" table:formula="of:=[$bonded.$E$3]*[$bonded.$F$3]*[.A16]" office:value-type="float" office:value="-12.75" calcext:value-type="float">
            <text:p>-12.75</text:p>
          </table:table-cell>
          <table:table-cell table:style-name="ce6" table:formula="of:=[$bonded.$E$4]*[$bonded.$F$4]*[.A16]" office:value-type="float" office:value="-15.3" calcext:value-type="float">
            <text:p>-15.3</text:p>
          </table:table-cell>
          <table:table-cell table:style-name="ce6" table:formula="of:=([$bonded.$E$7]*(([$bonded.$K$7]*([.A16]+1))/(1-(([$bonded.$K$7]*([.A16]+1))/[$bonded.$F$7])^2)))+24*([$bonded.$G$7]/[$bonded.$H$7])*(([$bonded.$H$7]/([$bonded.$K$7]*([.A16]+1)))^7-2*([$bonded.$H$7]/([$bonded.$K$7]*([.A16]+1)))^13)" office:value-type="float" office:value="-23.4662445952314" calcext:value-type="float">
            <text:p>-23.4662445952314</text:p>
          </table:table-cell>
          <table:table-cell table:style-name="ce6" table:formula="of:=2*[$bonded.$F$10]*[$bonded.$E$10]*(EXP(-[$bonded.$F$10]*[$bonded.$G$10]*[.A16])-EXP(-2*[$bonded.$F$10]*[$bonded.$G$10]*[.A16]))" office:value-type="float" office:value="-2.18495732843201" calcext:value-type="float">
            <text:p>-2.18495732843201</text:p>
          </table:table-cell>
          <table:table-cell table:style-name="ce6" table:formula="of:=2*[$bonded.$F$11]*[$bonded.$E$11]*(EXP(-[$bonded.$F$11]*[$bonded.$G$11]*[.A16])-EXP(-2*[$bonded.$F$11]*[$bonded.$G$11]*[.A16]))" office:value-type="float" office:value="-0.793710392992947" calcext:value-type="float">
            <text:p>-0.793710392992947</text:p>
          </table:table-cell>
          <table:table-cell table:style-name="ce6" table:formula="of:=2*[$bonded.$F$12]*[$bonded.$E$12]*(EXP(-[$bonded.$F$12]*[$bonded.$G$12]*[.A16])-EXP(-2*[$bonded.$F$12]*[$bonded.$G$12]*[.A16]))" office:value-type="float" office:value="-0.425117929426601" calcext:value-type="float">
            <text:p>-0.425117929426601</text:p>
          </table:table-cell>
          <table:table-cell table:style-name="ce6" table:formula="of:=2*[$bonded.$F$13]*[$bonded.$E$13]*(EXP(-[$bonded.$F$13]*[$bonded.$G$13]*[.A16])-EXP(-2*[$bonded.$F$13]*[$bonded.$G$13]*[.A16]))" office:value-type="float" office:value="-1.85510553769106" calcext:value-type="float">
            <text:p>-1.85510553769106</text:p>
          </table:table-cell>
          <table:table-cell table:style-name="ce6" table:formula="of:=[$pair.$L$42]*([$pair.$F$42]/[$pair.$G$42])*([$pair.$I$42]*([$pair.$G$42]/([$pair.$K$42]*([.A16]+1)))^([$pair.$I$42]+1)-[$pair.$H$42]*([$pair.$G$42]/([$pair.$K$42]*([.A16]+1)))^([$pair.$H$42]+1))" office:value-type="float" office:value="-0.827942504470344" calcext:value-type="float">
            <text:p>-0.827942504470344</text:p>
          </table:table-cell>
          <table:table-cell table:style-name="ce6" table:formula="of:=[$pair.$L$43]*([$pair.$F$43]/[$pair.$G$43])*([$pair.$I$43]*([$pair.$G$43]/([$pair.$K$43]*([.A16]+1)))^([$pair.$I$43]+1)-[$pair.$H$43]*([$pair.$G$43]/([$pair.$K$43]*([.A16]+1)))^([$pair.$H$43]+1))" office:value-type="float" office:value="-0.165588500894069" calcext:value-type="float">
            <text:p>-0.165588500894069</text:p>
          </table:table-cell>
          <table:table-cell table:style-name="ce6" table:formula="of:=[$pair.$L$44]*([$pair.$F$44]/[$pair.$G$44])*([$pair.$I$44]*([$pair.$G$44]/([$pair.$K$44]*([.A16]+1)))^([$pair.$I$44]+1)-[$pair.$H$44]*([$pair.$G$44]/([$pair.$K$44]*([.A16]+1)))^([$pair.$H$44]+1))" office:value-type="float" office:value="-0.00631828971966263" calcext:value-type="float">
            <text:p>-0.00631828971966263</text:p>
          </table:table-cell>
          <table:table-cell table:style-name="ce6" table:formula="of:=[$pair.$L$45]*([$pair.$F$45]/[$pair.$G$45])*([$pair.$I$45]*([$pair.$G$45]/([$pair.$K$45]*([.A16]+1)))^([$pair.$I$45]+1)-[$pair.$H$45]*([$pair.$G$45]/([$pair.$K$45]*([.A16]+1)))^([$pair.$H$45]+1))" office:value-type="float" office:value="-0.459968058039067" calcext:value-type="float">
            <text:p>-0.459968058039067</text:p>
          </table:table-cell>
          <table:table-cell table:number-columns-repeated="1011"/>
        </table:table-row>
        <table:table-row table:style-name="ro1">
          <table:table-cell table:style-name="ce6" table:formula="of:=[.A16]+0.01" office:value-type="float" office:value="-0.16" calcext:value-type="float">
            <text:p>-0.16</text:p>
          </table:table-cell>
          <table:table-cell table:style-name="ce6" table:formula="of:=[$bonded.$E$2]*[$bonded.$F$2]*[.A17]" office:value-type="float" office:value="-24" calcext:value-type="float">
            <text:p>-24</text:p>
          </table:table-cell>
          <table:table-cell table:style-name="ce6" table:formula="of:=[$bonded.$E$3]*[$bonded.$F$3]*[.A17]" office:value-type="float" office:value="-12" calcext:value-type="float">
            <text:p>-12</text:p>
          </table:table-cell>
          <table:table-cell table:style-name="ce6" table:formula="of:=[$bonded.$E$4]*[$bonded.$F$4]*[.A17]" office:value-type="float" office:value="-14.4" calcext:value-type="float">
            <text:p>-14.4</text:p>
          </table:table-cell>
          <table:table-cell table:style-name="ce6" table:formula="of:=([$bonded.$E$7]*(([$bonded.$K$7]*([.A17]+1))/(1-(([$bonded.$K$7]*([.A17]+1))/[$bonded.$F$7])^2)))+24*([$bonded.$G$7]/[$bonded.$H$7])*(([$bonded.$H$7]/([$bonded.$K$7]*([.A17]+1)))^7-2*([$bonded.$H$7]/([$bonded.$K$7]*([.A17]+1)))^13)" office:value-type="float" office:value="-19.6719101879233" calcext:value-type="float">
            <text:p>-19.6719101879233</text:p>
          </table:table-cell>
          <table:table-cell table:style-name="ce6" table:formula="of:=2*[$bonded.$F$10]*[$bonded.$E$10]*(EXP(-[$bonded.$F$10]*[$bonded.$G$10]*[.A17])-EXP(-2*[$bonded.$F$10]*[$bonded.$G$10]*[.A17]))" office:value-type="float" office:value="-1.93882769323303" calcext:value-type="float">
            <text:p>-1.93882769323303</text:p>
          </table:table-cell>
          <table:table-cell table:style-name="ce6" table:formula="of:=2*[$bonded.$F$11]*[$bonded.$E$11]*(EXP(-[$bonded.$F$11]*[$bonded.$G$11]*[.A17])-EXP(-2*[$bonded.$F$11]*[$bonded.$G$11]*[.A17]))" office:value-type="float" office:value="-0.705661415898632" calcext:value-type="float">
            <text:p>-0.705661415898632</text:p>
          </table:table-cell>
          <table:table-cell table:style-name="ce6" table:formula="of:=2*[$bonded.$F$12]*[$bonded.$E$12]*(EXP(-[$bonded.$F$12]*[$bonded.$G$12]*[.A17])-EXP(-2*[$bonded.$F$12]*[$bonded.$G$12]*[.A17]))" office:value-type="float" office:value="-0.37879679864084" calcext:value-type="float">
            <text:p>-0.37879679864084</text:p>
          </table:table-cell>
          <table:table-cell table:style-name="ce6" table:formula="of:=2*[$bonded.$F$13]*[$bonded.$E$13]*(EXP(-[$bonded.$F$13]*[$bonded.$G$13]*[.A17])-EXP(-2*[$bonded.$F$13]*[$bonded.$G$13]*[.A17]))" office:value-type="float" office:value="-1.64550893187086" calcext:value-type="float">
            <text:p>-1.64550893187086</text:p>
          </table:table-cell>
          <table:table-cell table:style-name="ce6" table:formula="of:=[$pair.$L$42]*([$pair.$F$42]/[$pair.$G$42])*([$pair.$I$42]*([$pair.$G$42]/([$pair.$K$42]*([.A17]+1)))^([$pair.$I$42]+1)-[$pair.$H$42]*([$pair.$G$42]/([$pair.$K$42]*([.A17]+1)))^([$pair.$H$42]+1))" office:value-type="float" office:value="-0.698616018092655" calcext:value-type="float">
            <text:p>-0.698616018092655</text:p>
          </table:table-cell>
          <table:table-cell table:style-name="ce6" table:formula="of:=[$pair.$L$43]*([$pair.$F$43]/[$pair.$G$43])*([$pair.$I$43]*([$pair.$G$43]/([$pair.$K$43]*([.A17]+1)))^([$pair.$I$43]+1)-[$pair.$H$43]*([$pair.$G$43]/([$pair.$K$43]*([.A17]+1)))^([$pair.$H$43]+1))" office:value-type="float" office:value="-0.139723203618531" calcext:value-type="float">
            <text:p>-0.139723203618531</text:p>
          </table:table-cell>
          <table:table-cell table:style-name="ce6" table:formula="of:=[$pair.$L$44]*([$pair.$F$44]/[$pair.$G$44])*([$pair.$I$44]*([$pair.$G$44]/([$pair.$K$44]*([.A17]+1)))^([$pair.$I$44]+1)-[$pair.$H$44]*([$pair.$G$44]/([$pair.$K$44]*([.A17]+1)))^([$pair.$H$44]+1))" office:value-type="float" office:value="-0.00563159432149208" calcext:value-type="float">
            <text:p>-0.00563159432149208</text:p>
          </table:table-cell>
          <table:table-cell table:style-name="ce6" table:formula="of:=[$pair.$L$45]*([$pair.$F$45]/[$pair.$G$45])*([$pair.$I$45]*([$pair.$G$45]/([$pair.$K$45]*([.A17]+1)))^([$pair.$I$45]+1)-[$pair.$H$45]*([$pair.$G$45]/([$pair.$K$45]*([.A17]+1)))^([$pair.$H$45]+1))" office:value-type="float" office:value="-0.388120010051464" calcext:value-type="float">
            <text:p>-0.388120010051464</text:p>
          </table:table-cell>
          <table:table-cell table:number-columns-repeated="1011"/>
        </table:table-row>
        <table:table-row table:style-name="ro1">
          <table:table-cell table:style-name="ce6" table:formula="of:=[.A17]+0.01" office:value-type="float" office:value="-0.15" calcext:value-type="float">
            <text:p>-0.15</text:p>
          </table:table-cell>
          <table:table-cell table:style-name="ce6" table:formula="of:=[$bonded.$E$2]*[$bonded.$F$2]*[.A18]" office:value-type="float" office:value="-22.5" calcext:value-type="float">
            <text:p>-22.5</text:p>
          </table:table-cell>
          <table:table-cell table:style-name="ce6" table:formula="of:=[$bonded.$E$3]*[$bonded.$F$3]*[.A18]" office:value-type="float" office:value="-11.25" calcext:value-type="float">
            <text:p>-11.25</text:p>
          </table:table-cell>
          <table:table-cell table:style-name="ce6" table:formula="of:=[$bonded.$E$4]*[$bonded.$F$4]*[.A18]" office:value-type="float" office:value="-13.5" calcext:value-type="float">
            <text:p>-13.5</text:p>
          </table:table-cell>
          <table:table-cell table:style-name="ce6" table:formula="of:=([$bonded.$E$7]*(([$bonded.$K$7]*([.A18]+1))/(1-(([$bonded.$K$7]*([.A18]+1))/[$bonded.$F$7])^2)))+24*([$bonded.$G$7]/[$bonded.$H$7])*(([$bonded.$H$7]/([$bonded.$K$7]*([.A18]+1)))^7-2*([$bonded.$H$7]/([$bonded.$K$7]*([.A18]+1)))^13)" office:value-type="float" office:value="-16.4752283795286" calcext:value-type="float">
            <text:p>-16.4752283795286</text:p>
          </table:table-cell>
          <table:table-cell table:style-name="ce6" table:formula="of:=2*[$bonded.$F$10]*[$bonded.$E$10]*(EXP(-[$bonded.$F$10]*[$bonded.$G$10]*[.A18])-EXP(-2*[$bonded.$F$10]*[$bonded.$G$10]*[.A18]))" office:value-type="float" office:value="-1.71390541967364" calcext:value-type="float">
            <text:p>-1.71390541967364</text:p>
          </table:table-cell>
          <table:table-cell table:style-name="ce6" table:formula="of:=2*[$bonded.$F$11]*[$bonded.$E$11]*(EXP(-[$bonded.$F$11]*[$bonded.$G$11]*[.A18])-EXP(-2*[$bonded.$F$11]*[$bonded.$G$11]*[.A18]))" office:value-type="float" office:value="-0.624998415567054" calcext:value-type="float">
            <text:p>-0.624998415567054</text:p>
          </table:table-cell>
          <table:table-cell table:style-name="ce6" table:formula="of:=2*[$bonded.$F$12]*[$bonded.$E$12]*(EXP(-[$bonded.$F$12]*[$bonded.$G$12]*[.A18])-EXP(-2*[$bonded.$F$12]*[$bonded.$G$12]*[.A18]))" office:value-type="float" office:value="-0.336238869692898" calcext:value-type="float">
            <text:p>-0.336238869692898</text:p>
          </table:table-cell>
          <table:table-cell table:style-name="ce6" table:formula="of:=2*[$bonded.$F$13]*[$bonded.$E$13]*(EXP(-[$bonded.$F$13]*[$bonded.$G$13]*[.A18])-EXP(-2*[$bonded.$F$13]*[$bonded.$G$13]*[.A18]))" office:value-type="float" office:value="-1.4540651882124" calcext:value-type="float">
            <text:p>-1.4540651882124</text:p>
          </table:table-cell>
          <table:table-cell table:style-name="ce6" table:formula="of:=[$pair.$L$42]*([$pair.$F$42]/[$pair.$G$42])*([$pair.$I$42]*([$pair.$G$42]/([$pair.$K$42]*([.A18]+1)))^([$pair.$I$42]+1)-[$pair.$H$42]*([$pair.$G$42]/([$pair.$K$42]*([.A18]+1)))^([$pair.$H$42]+1))" office:value-type="float" office:value="-0.5880017790411" calcext:value-type="float">
            <text:p>-0.5880017790411</text:p>
          </table:table-cell>
          <table:table-cell table:style-name="ce6" table:formula="of:=[$pair.$L$43]*([$pair.$F$43]/[$pair.$G$43])*([$pair.$I$43]*([$pair.$G$43]/([$pair.$K$43]*([.A18]+1)))^([$pair.$I$43]+1)-[$pair.$H$43]*([$pair.$G$43]/([$pair.$K$43]*([.A18]+1)))^([$pair.$H$43]+1))" office:value-type="float" office:value="-0.11760035580822" calcext:value-type="float">
            <text:p>-0.11760035580822</text:p>
          </table:table-cell>
          <table:table-cell table:style-name="ce6" table:formula="of:=[$pair.$L$44]*([$pair.$F$44]/[$pair.$G$44])*([$pair.$I$44]*([$pair.$G$44]/([$pair.$K$44]*([.A18]+1)))^([$pair.$I$44]+1)-[$pair.$H$44]*([$pair.$G$44]/([$pair.$K$44]*([.A18]+1)))^([$pair.$H$44]+1))" office:value-type="float" office:value="-0.00500332075694949" calcext:value-type="float">
            <text:p>-0.00500332075694949</text:p>
          </table:table-cell>
          <table:table-cell table:style-name="ce6" table:formula="of:=[$pair.$L$45]*([$pair.$F$45]/[$pair.$G$45])*([$pair.$I$45]*([$pair.$G$45]/([$pair.$K$45]*([.A18]+1)))^([$pair.$I$45]+1)-[$pair.$H$45]*([$pair.$G$45]/([$pair.$K$45]*([.A18]+1)))^([$pair.$H$45]+1))" office:value-type="float" office:value="-0.326667655022825" calcext:value-type="float">
            <text:p>-0.326667655022825</text:p>
          </table:table-cell>
          <table:table-cell table:number-columns-repeated="1011"/>
        </table:table-row>
        <table:table-row table:style-name="ro1">
          <table:table-cell table:style-name="ce6" table:formula="of:=[.A18]+0.01" office:value-type="float" office:value="-0.14" calcext:value-type="float">
            <text:p>-0.14</text:p>
          </table:table-cell>
          <table:table-cell table:style-name="ce6" table:formula="of:=[$bonded.$E$2]*[$bonded.$F$2]*[.A19]" office:value-type="float" office:value="-21" calcext:value-type="float">
            <text:p>-21</text:p>
          </table:table-cell>
          <table:table-cell table:style-name="ce6" table:formula="of:=[$bonded.$E$3]*[$bonded.$F$3]*[.A19]" office:value-type="float" office:value="-10.5" calcext:value-type="float">
            <text:p>-10.5</text:p>
          </table:table-cell>
          <table:table-cell table:style-name="ce6" table:formula="of:=[$bonded.$E$4]*[$bonded.$F$4]*[.A19]" office:value-type="float" office:value="-12.6" calcext:value-type="float">
            <text:p>-12.6</text:p>
          </table:table-cell>
          <table:table-cell table:style-name="ce6" table:formula="of:=([$bonded.$E$7]*(([$bonded.$K$7]*([.A19]+1))/(1-(([$bonded.$K$7]*([.A19]+1))/[$bonded.$F$7])^2)))+24*([$bonded.$G$7]/[$bonded.$H$7])*(([$bonded.$H$7]/([$bonded.$K$7]*([.A19]+1)))^7-2*([$bonded.$H$7]/([$bonded.$K$7]*([.A19]+1)))^13)" office:value-type="float" office:value="-13.7771830479042" calcext:value-type="float">
            <text:p>-13.7771830479042</text:p>
          </table:table-cell>
          <table:table-cell table:style-name="ce6" table:formula="of:=2*[$bonded.$F$10]*[$bonded.$E$10]*(EXP(-[$bonded.$F$10]*[$bonded.$G$10]*[.A19])-EXP(-2*[$bonded.$F$10]*[$bonded.$G$10]*[.A19]))" office:value-type="float" office:value="-1.50852069077176" calcext:value-type="float">
            <text:p>-1.50852069077176</text:p>
          </table:table-cell>
          <table:table-cell table:style-name="ce6" table:formula="of:=2*[$bonded.$F$11]*[$bonded.$E$11]*(EXP(-[$bonded.$F$11]*[$bonded.$G$11]*[.A19])-EXP(-2*[$bonded.$F$11]*[$bonded.$G$11]*[.A19]))" office:value-type="float" office:value="-0.551156692959576" calcext:value-type="float">
            <text:p>-0.551156692959576</text:p>
          </table:table-cell>
          <table:table-cell table:style-name="ce6" table:formula="of:=2*[$bonded.$F$12]*[$bonded.$E$12]*(EXP(-[$bonded.$F$12]*[$bonded.$G$12]*[.A19])-EXP(-2*[$bonded.$F$12]*[$bonded.$G$12]*[.A19]))" office:value-type="float" office:value="-0.29716635946226" calcext:value-type="float">
            <text:p>-0.29716635946226</text:p>
          </table:table-cell>
          <table:table-cell table:style-name="ce6" table:formula="of:=2*[$bonded.$F$13]*[$bonded.$E$13]*(EXP(-[$bonded.$F$13]*[$bonded.$G$13]*[.A19])-EXP(-2*[$bonded.$F$13]*[$bonded.$G$13]*[.A19]))" office:value-type="float" office:value="-1.27933688770819" calcext:value-type="float">
            <text:p>-1.27933688770819</text:p>
          </table:table-cell>
          <table:table-cell table:style-name="ce6" table:formula="of:=[$pair.$L$42]*([$pair.$F$42]/[$pair.$G$42])*([$pair.$I$42]*([$pair.$G$42]/([$pair.$K$42]*([.A19]+1)))^([$pair.$I$42]+1)-[$pair.$H$42]*([$pair.$G$42]/([$pair.$K$42]*([.A19]+1)))^([$pair.$H$42]+1))" office:value-type="float" office:value="-0.493368373369103" calcext:value-type="float">
            <text:p>-0.493368373369103</text:p>
          </table:table-cell>
          <table:table-cell table:style-name="ce6" table:formula="of:=[$pair.$L$43]*([$pair.$F$43]/[$pair.$G$43])*([$pair.$I$43]*([$pair.$G$43]/([$pair.$K$43]*([.A19]+1)))^([$pair.$I$43]+1)-[$pair.$H$43]*([$pair.$G$43]/([$pair.$K$43]*([.A19]+1)))^([$pair.$H$43]+1))" office:value-type="float" office:value="-0.0986736746738205" calcext:value-type="float">
            <text:p>-0.0986736746738205</text:p>
          </table:table-cell>
          <table:table-cell table:style-name="ce6" table:formula="of:=[$pair.$L$44]*([$pair.$F$44]/[$pair.$G$44])*([$pair.$I$44]*([$pair.$G$44]/([$pair.$K$44]*([.A19]+1)))^([$pair.$I$44]+1)-[$pair.$H$44]*([$pair.$G$44]/([$pair.$K$44]*([.A19]+1)))^([$pair.$H$44]+1))" office:value-type="float" office:value="-0.00442831708652274" calcext:value-type="float">
            <text:p>-0.00442831708652274</text:p>
          </table:table-cell>
          <table:table-cell table:style-name="ce6" table:formula="of:=[$pair.$L$45]*([$pair.$F$45]/[$pair.$G$45])*([$pair.$I$45]*([$pair.$G$45]/([$pair.$K$45]*([.A19]+1)))^([$pair.$I$45]+1)-[$pair.$H$45]*([$pair.$G$45]/([$pair.$K$45]*([.A19]+1)))^([$pair.$H$45]+1))" office:value-type="float" office:value="-0.274093540760605" calcext:value-type="float">
            <text:p>-0.274093540760605</text:p>
          </table:table-cell>
          <table:table-cell table:number-columns-repeated="1011"/>
        </table:table-row>
        <table:table-row table:style-name="ro1">
          <table:table-cell table:style-name="ce6" table:formula="of:=[.A19]+0.01" office:value-type="float" office:value="-0.13" calcext:value-type="float">
            <text:p>-0.13</text:p>
          </table:table-cell>
          <table:table-cell table:style-name="ce6" table:formula="of:=[$bonded.$E$2]*[$bonded.$F$2]*[.A20]" office:value-type="float" office:value="-19.5" calcext:value-type="float">
            <text:p>-19.5</text:p>
          </table:table-cell>
          <table:table-cell table:style-name="ce6" table:formula="of:=[$bonded.$E$3]*[$bonded.$F$3]*[.A20]" office:value-type="float" office:value="-9.74999999999999" calcext:value-type="float">
            <text:p>-9.74999999999999</text:p>
          </table:table-cell>
          <table:table-cell table:style-name="ce6" table:formula="of:=[$bonded.$E$4]*[$bonded.$F$4]*[.A20]" office:value-type="float" office:value="-11.7" calcext:value-type="float">
            <text:p>-11.7</text:p>
          </table:table-cell>
          <table:table-cell table:style-name="ce6" table:formula="of:=([$bonded.$E$7]*(([$bonded.$K$7]*([.A20]+1))/(1-(([$bonded.$K$7]*([.A20]+1))/[$bonded.$F$7])^2)))+24*([$bonded.$G$7]/[$bonded.$H$7])*(([$bonded.$H$7]/([$bonded.$K$7]*([.A20]+1)))^7-2*([$bonded.$H$7]/([$bonded.$K$7]*([.A20]+1)))^13)" office:value-type="float" office:value="-11.4959194847819" calcext:value-type="float">
            <text:p>-11.4959194847819</text:p>
          </table:table-cell>
          <table:table-cell table:style-name="ce6" table:formula="of:=2*[$bonded.$F$10]*[$bonded.$E$10]*(EXP(-[$bonded.$F$10]*[$bonded.$G$10]*[.A20])-EXP(-2*[$bonded.$F$10]*[$bonded.$G$10]*[.A20]))" office:value-type="float" office:value="-1.32113019292204" calcext:value-type="float">
            <text:p>-1.32113019292204</text:p>
          </table:table-cell>
          <table:table-cell table:style-name="ce6" table:formula="of:=2*[$bonded.$F$11]*[$bonded.$E$11]*(EXP(-[$bonded.$F$11]*[$bonded.$G$11]*[.A20])-EXP(-2*[$bonded.$F$11]*[$bonded.$G$11]*[.A20]))" office:value-type="float" office:value="-0.483613051474957" calcext:value-type="float">
            <text:p>-0.483613051474957</text:p>
          </table:table-cell>
          <table:table-cell table:style-name="ce6" table:formula="of:=2*[$bonded.$F$12]*[$bonded.$E$12]*(EXP(-[$bonded.$F$12]*[$bonded.$G$12]*[.A20])-EXP(-2*[$bonded.$F$12]*[$bonded.$G$12]*[.A20]))" office:value-type="float" office:value="-0.261321173824032" calcext:value-type="float">
            <text:p>-0.261321173824032</text:p>
          </table:table-cell>
          <table:table-cell table:style-name="ce6" table:formula="of:=2*[$bonded.$F$13]*[$bonded.$E$13]*(EXP(-[$bonded.$F$13]*[$bonded.$G$13]*[.A20])-EXP(-2*[$bonded.$F$13]*[$bonded.$G$13]*[.A20]))" office:value-type="float" office:value="-1.11999614576841" calcext:value-type="float">
            <text:p>-1.11999614576841</text:p>
          </table:table-cell>
          <table:table-cell table:style-name="ce6" table:formula="of:=[$pair.$L$42]*([$pair.$F$42]/[$pair.$G$42])*([$pair.$I$42]*([$pair.$G$42]/([$pair.$K$42]*([.A20]+1)))^([$pair.$I$42]+1)-[$pair.$H$42]*([$pair.$G$42]/([$pair.$K$42]*([.A20]+1)))^([$pair.$H$42]+1))" office:value-type="float" office:value="-0.412397117773505" calcext:value-type="float">
            <text:p>-0.412397117773505</text:p>
          </table:table-cell>
          <table:table-cell table:style-name="ce6" table:formula="of:=[$pair.$L$43]*([$pair.$F$43]/[$pair.$G$43])*([$pair.$I$43]*([$pair.$G$43]/([$pair.$K$43]*([.A20]+1)))^([$pair.$I$43]+1)-[$pair.$H$43]*([$pair.$G$43]/([$pair.$K$43]*([.A20]+1)))^([$pair.$H$43]+1))" office:value-type="float" office:value="-0.0824794235547012" calcext:value-type="float">
            <text:p>-0.0824794235547012</text:p>
          </table:table-cell>
          <table:table-cell table:style-name="ce6" table:formula="of:=[$pair.$L$44]*([$pair.$F$44]/[$pair.$G$44])*([$pair.$I$44]*([$pair.$G$44]/([$pair.$K$44]*([.A20]+1)))^([$pair.$I$44]+1)-[$pair.$H$44]*([$pair.$G$44]/([$pair.$K$44]*([.A20]+1)))^([$pair.$H$44]+1))" office:value-type="float" office:value="-0.00390192289133584" calcext:value-type="float">
            <text:p>-0.00390192289133584</text:p>
          </table:table-cell>
          <table:table-cell table:style-name="ce6" table:formula="of:=[$pair.$L$45]*([$pair.$F$45]/[$pair.$G$45])*([$pair.$I$45]*([$pair.$G$45]/([$pair.$K$45]*([.A20]+1)))^([$pair.$I$45]+1)-[$pair.$H$45]*([$pair.$G$45]/([$pair.$K$45]*([.A20]+1)))^([$pair.$H$45]+1))" office:value-type="float" office:value="-0.229109509874163" calcext:value-type="float">
            <text:p>-0.229109509874163</text:p>
          </table:table-cell>
          <table:table-cell table:number-columns-repeated="1011"/>
        </table:table-row>
        <table:table-row table:style-name="ro1">
          <table:table-cell table:style-name="ce6" table:formula="of:=[.A20]+0.01" office:value-type="float" office:value="-0.12" calcext:value-type="float">
            <text:p>-0.12</text:p>
          </table:table-cell>
          <table:table-cell table:style-name="ce6" table:formula="of:=[$bonded.$E$2]*[$bonded.$F$2]*[.A21]" office:value-type="float" office:value="-18" calcext:value-type="float">
            <text:p>-18</text:p>
          </table:table-cell>
          <table:table-cell table:style-name="ce6" table:formula="of:=[$bonded.$E$3]*[$bonded.$F$3]*[.A21]" office:value-type="float" office:value="-8.99999999999999" calcext:value-type="float">
            <text:p>-8.99999999999999</text:p>
          </table:table-cell>
          <table:table-cell table:style-name="ce6" table:formula="of:=[$bonded.$E$4]*[$bonded.$F$4]*[.A21]" office:value-type="float" office:value="-10.8" calcext:value-type="float">
            <text:p>-10.8</text:p>
          </table:table-cell>
          <table:table-cell table:style-name="ce6" table:formula="of:=([$bonded.$E$7]*(([$bonded.$K$7]*([.A21]+1))/(1-(([$bonded.$K$7]*([.A21]+1))/[$bonded.$F$7])^2)))+24*([$bonded.$G$7]/[$bonded.$H$7])*(([$bonded.$H$7]/([$bonded.$K$7]*([.A21]+1)))^7-2*([$bonded.$H$7]/([$bonded.$K$7]*([.A21]+1)))^13)" office:value-type="float" office:value="-9.56362921195315" calcext:value-type="float">
            <text:p>-9.56362921195315</text:p>
          </table:table-cell>
          <table:table-cell table:style-name="ce6" table:formula="of:=2*[$bonded.$F$10]*[$bonded.$E$10]*(EXP(-[$bonded.$F$10]*[$bonded.$G$10]*[.A21])-EXP(-2*[$bonded.$F$10]*[$bonded.$G$10]*[.A21]))" office:value-type="float" office:value="-1.15030770406895" calcext:value-type="float">
            <text:p>-1.15030770406895</text:p>
          </table:table-cell>
          <table:table-cell table:style-name="ce6" table:formula="of:=2*[$bonded.$F$11]*[$bonded.$E$11]*(EXP(-[$bonded.$F$11]*[$bonded.$G$11]*[.A21])-EXP(-2*[$bonded.$F$11]*[$bonded.$G$11]*[.A21]))" office:value-type="float" office:value="-0.421882802630265" calcext:value-type="float">
            <text:p>-0.421882802630265</text:p>
          </table:table-cell>
          <table:table-cell table:style-name="ce6" table:formula="of:=2*[$bonded.$F$12]*[$bonded.$E$12]*(EXP(-[$bonded.$F$12]*[$bonded.$G$12]*[.A21])-EXP(-2*[$bonded.$F$12]*[$bonded.$G$12]*[.A21]))" office:value-type="float" office:value="-0.228463538319677" calcext:value-type="float">
            <text:p>-0.228463538319677</text:p>
          </table:table-cell>
          <table:table-cell table:style-name="ce6" table:formula="of:=2*[$bonded.$F$13]*[$bonded.$E$13]*(EXP(-[$bonded.$F$13]*[$bonded.$G$13]*[.A21])-EXP(-2*[$bonded.$F$13]*[$bonded.$G$13]*[.A21]))" office:value-type="float" office:value="-0.974816414569928" calcext:value-type="float">
            <text:p>-0.974816414569928</text:p>
          </table:table-cell>
          <table:table-cell table:style-name="ce6" table:formula="of:=[$pair.$L$42]*([$pair.$F$42]/[$pair.$G$42])*([$pair.$I$42]*([$pair.$G$42]/([$pair.$K$42]*([.A21]+1)))^([$pair.$I$42]+1)-[$pair.$H$42]*([$pair.$G$42]/([$pair.$K$42]*([.A21]+1)))^([$pair.$H$42]+1))" office:value-type="float" office:value="-0.343116930393722" calcext:value-type="float">
            <text:p>-0.343116930393722</text:p>
          </table:table-cell>
          <table:table-cell table:style-name="ce6" table:formula="of:=[$pair.$L$43]*([$pair.$F$43]/[$pair.$G$43])*([$pair.$I$43]*([$pair.$G$43]/([$pair.$K$43]*([.A21]+1)))^([$pair.$I$43]+1)-[$pair.$H$43]*([$pair.$G$43]/([$pair.$K$43]*([.A21]+1)))^([$pair.$H$43]+1))" office:value-type="float" office:value="-0.0686233860787445" calcext:value-type="float">
            <text:p>-0.0686233860787445</text:p>
          </table:table-cell>
          <table:table-cell table:style-name="ce6" table:formula="of:=[$pair.$L$44]*([$pair.$F$44]/[$pair.$G$44])*([$pair.$I$44]*([$pair.$G$44]/([$pair.$K$44]*([.A21]+1)))^([$pair.$I$44]+1)-[$pair.$H$44]*([$pair.$G$44]/([$pair.$K$44]*([.A21]+1)))^([$pair.$H$44]+1))" office:value-type="float" office:value="-0.00341991822466178" calcext:value-type="float">
            <text:p>-0.00341991822466178</text:p>
          </table:table-cell>
          <table:table-cell table:style-name="ce6" table:formula="of:=[$pair.$L$45]*([$pair.$F$45]/[$pair.$G$45])*([$pair.$I$45]*([$pair.$G$45]/([$pair.$K$45]*([.A21]+1)))^([$pair.$I$45]+1)-[$pair.$H$45]*([$pair.$G$45]/([$pair.$K$45]*([.A21]+1)))^([$pair.$H$45]+1))" office:value-type="float" office:value="-0.190620516885395" calcext:value-type="float">
            <text:p>-0.190620516885395</text:p>
          </table:table-cell>
          <table:table-cell table:number-columns-repeated="1011"/>
        </table:table-row>
        <table:table-row table:style-name="ro1">
          <table:table-cell table:style-name="ce6" table:formula="of:=[.A21]+0.01" office:value-type="float" office:value="-0.11" calcext:value-type="float">
            <text:p>-0.11</text:p>
          </table:table-cell>
          <table:table-cell table:style-name="ce6" table:formula="of:=[$bonded.$E$2]*[$bonded.$F$2]*[.A22]" office:value-type="float" office:value="-16.5" calcext:value-type="float">
            <text:p>-16.5</text:p>
          </table:table-cell>
          <table:table-cell table:style-name="ce6" table:formula="of:=[$bonded.$E$3]*[$bonded.$F$3]*[.A22]" office:value-type="float" office:value="-8.24999999999999" calcext:value-type="float">
            <text:p>-8.24999999999999</text:p>
          </table:table-cell>
          <table:table-cell table:style-name="ce6" table:formula="of:=[$bonded.$E$4]*[$bonded.$F$4]*[.A22]" office:value-type="float" office:value="-9.9" calcext:value-type="float">
            <text:p>-9.9</text:p>
          </table:table-cell>
          <table:table-cell table:style-name="ce6" table:formula="of:=([$bonded.$E$7]*(([$bonded.$K$7]*([.A22]+1))/(1-(([$bonded.$K$7]*([.A22]+1))/[$bonded.$F$7])^2)))+24*([$bonded.$G$7]/[$bonded.$H$7])*(([$bonded.$H$7]/([$bonded.$K$7]*([.A22]+1)))^7-2*([$bonded.$H$7]/([$bonded.$K$7]*([.A22]+1)))^13)" office:value-type="float" office:value="-7.92402582479504" calcext:value-type="float">
            <text:p>-7.92402582479504</text:p>
          </table:table-cell>
          <table:table-cell table:style-name="ce6" table:formula="of:=2*[$bonded.$F$10]*[$bonded.$E$10]*(EXP(-[$bonded.$F$10]*[$bonded.$G$10]*[.A22])-EXP(-2*[$bonded.$F$10]*[$bonded.$G$10]*[.A22]))" office:value-type="float" office:value="-0.994735375942052" calcext:value-type="float">
            <text:p>-0.994735375942052</text:p>
          </table:table-cell>
          <table:table-cell table:style-name="ce6" table:formula="of:=2*[$bonded.$F$11]*[$bonded.$E$11]*(EXP(-[$bonded.$F$11]*[$bonded.$G$11]*[.A22])-EXP(-2*[$bonded.$F$11]*[$bonded.$G$11]*[.A22]))" office:value-type="float" office:value="-0.365516985832179" calcext:value-type="float">
            <text:p>-0.365516985832179</text:p>
          </table:table-cell>
          <table:table-cell table:style-name="ce6" table:formula="of:=2*[$bonded.$F$12]*[$bonded.$E$12]*(EXP(-[$bonded.$F$12]*[$bonded.$G$12]*[.A22])-EXP(-2*[$bonded.$F$12]*[$bonded.$G$12]*[.A22]))" office:value-type="float" office:value="-0.198370723184933" calcext:value-type="float">
            <text:p>-0.198370723184933</text:p>
          </table:table-cell>
          <table:table-cell table:style-name="ce6" table:formula="of:=2*[$bonded.$F$13]*[$bonded.$E$13]*(EXP(-[$bonded.$F$13]*[$bonded.$G$13]*[.A22])-EXP(-2*[$bonded.$F$13]*[$bonded.$G$13]*[.A22]))" office:value-type="float" office:value="-0.842664893534763" calcext:value-type="float">
            <text:p>-0.842664893534763</text:p>
          </table:table-cell>
          <table:table-cell table:style-name="ce6" table:formula="of:=[$pair.$L$42]*([$pair.$F$42]/[$pair.$G$42])*([$pair.$I$42]*([$pair.$G$42]/([$pair.$K$42]*([.A22]+1)))^([$pair.$I$42]+1)-[$pair.$H$42]*([$pair.$G$42]/([$pair.$K$42]*([.A22]+1)))^([$pair.$H$42]+1))" office:value-type="float" office:value="-0.283849961447902" calcext:value-type="float">
            <text:p>-0.283849961447902</text:p>
          </table:table-cell>
          <table:table-cell table:style-name="ce6" table:formula="of:=[$pair.$L$43]*([$pair.$F$43]/[$pair.$G$43])*([$pair.$I$43]*([$pair.$G$43]/([$pair.$K$43]*([.A22]+1)))^([$pair.$I$43]+1)-[$pair.$H$43]*([$pair.$G$43]/([$pair.$K$43]*([.A22]+1)))^([$pair.$H$43]+1))" office:value-type="float" office:value="-0.0567699922895804" calcext:value-type="float">
            <text:p>-0.0567699922895804</text:p>
          </table:table-cell>
          <table:table-cell table:style-name="ce6" table:formula="of:=[$pair.$L$44]*([$pair.$F$44]/[$pair.$G$44])*([$pair.$I$44]*([$pair.$G$44]/([$pair.$K$44]*([.A22]+1)))^([$pair.$I$44]+1)-[$pair.$H$44]*([$pair.$G$44]/([$pair.$K$44]*([.A22]+1)))^([$pair.$H$44]+1))" office:value-type="float" office:value="-0.00297847831884716" calcext:value-type="float">
            <text:p>-0.00297847831884716</text:p>
          </table:table-cell>
          <table:table-cell table:style-name="ce6" table:formula="of:=[$pair.$L$45]*([$pair.$F$45]/[$pair.$G$45])*([$pair.$I$45]*([$pair.$G$45]/([$pair.$K$45]*([.A22]+1)))^([$pair.$I$45]+1)-[$pair.$H$45]*([$pair.$G$45]/([$pair.$K$45]*([.A22]+1)))^([$pair.$H$45]+1))" office:value-type="float" office:value="-0.157694423026607" calcext:value-type="float">
            <text:p>-0.157694423026607</text:p>
          </table:table-cell>
          <table:table-cell table:number-columns-repeated="1011"/>
        </table:table-row>
        <table:table-row table:style-name="ro1">
          <table:table-cell table:style-name="ce6" table:formula="of:=[.A22]+0.01" office:value-type="float" office:value="-0.0999999999999999" calcext:value-type="float">
            <text:p>-0.0999999999999999</text:p>
          </table:table-cell>
          <table:table-cell table:style-name="ce6" table:formula="of:=[$bonded.$E$2]*[$bonded.$F$2]*[.A23]" office:value-type="float" office:value="-15" calcext:value-type="float">
            <text:p>-15</text:p>
          </table:table-cell>
          <table:table-cell table:style-name="ce6" table:formula="of:=[$bonded.$E$3]*[$bonded.$F$3]*[.A23]" office:value-type="float" office:value="-7.49999999999999" calcext:value-type="float">
            <text:p>-7.49999999999999</text:p>
          </table:table-cell>
          <table:table-cell table:style-name="ce6" table:formula="of:=[$bonded.$E$4]*[$bonded.$F$4]*[.A23]" office:value-type="float" office:value="-8.99999999999999" calcext:value-type="float">
            <text:p>-8.99999999999999</text:p>
          </table:table-cell>
          <table:table-cell table:style-name="ce6" table:formula="of:=([$bonded.$E$7]*(([$bonded.$K$7]*([.A23]+1))/(1-(([$bonded.$K$7]*([.A23]+1))/[$bonded.$F$7])^2)))+24*([$bonded.$G$7]/[$bonded.$H$7])*(([$bonded.$H$7]/([$bonded.$K$7]*([.A23]+1)))^7-2*([$bonded.$H$7]/([$bonded.$K$7]*([.A23]+1)))^13)" office:value-type="float" office:value="-6.53029489083487" calcext:value-type="float">
            <text:p>-6.53029489083487</text:p>
          </table:table-cell>
          <table:table-cell table:style-name="ce6" table:formula="of:=2*[$bonded.$F$10]*[$bonded.$E$10]*(EXP(-[$bonded.$F$10]*[$bonded.$G$10]*[.A23])-EXP(-2*[$bonded.$F$10]*[$bonded.$G$10]*[.A23]))" office:value-type="float" office:value="-0.853195659396897" calcext:value-type="float">
            <text:p>-0.853195659396897</text:p>
          </table:table-cell>
          <table:table-cell table:style-name="ce6" table:formula="of:=2*[$bonded.$F$11]*[$bonded.$E$11]*(EXP(-[$bonded.$F$11]*[$bonded.$G$11]*[.A23])-EXP(-2*[$bonded.$F$11]*[$bonded.$G$11]*[.A23]))" office:value-type="float" office:value="-0.314099787000337" calcext:value-type="float">
            <text:p>-0.314099787000337</text:p>
          </table:table-cell>
          <table:table-cell table:style-name="ce6" table:formula="of:=2*[$bonded.$F$12]*[$bonded.$E$12]*(EXP(-[$bonded.$F$12]*[$bonded.$G$12]*[.A23])-EXP(-2*[$bonded.$F$12]*[$bonded.$G$12]*[.A23]))" office:value-type="float" office:value="-0.170835856262888" calcext:value-type="float">
            <text:p>-0.170835856262888</text:p>
          </table:table-cell>
          <table:table-cell table:style-name="ce6" table:formula="of:=2*[$bonded.$F$13]*[$bonded.$E$13]*(EXP(-[$bonded.$F$13]*[$bonded.$G$13]*[.A23])-EXP(-2*[$bonded.$F$13]*[$bonded.$G$13]*[.A23]))" office:value-type="float" office:value="-0.722495503023374" calcext:value-type="float">
            <text:p>-0.722495503023374</text:p>
          </table:table-cell>
          <table:table-cell table:style-name="ce6" table:formula="of:=[$pair.$L$42]*([$pair.$F$42]/[$pair.$G$42])*([$pair.$I$42]*([$pair.$G$42]/([$pair.$K$42]*([.A23]+1)))^([$pair.$I$42]+1)-[$pair.$H$42]*([$pair.$G$42]/([$pair.$K$42]*([.A23]+1)))^([$pair.$H$42]+1))" office:value-type="float" office:value="-0.23316612285143" calcext:value-type="float">
            <text:p>-0.23316612285143</text:p>
          </table:table-cell>
          <table:table-cell table:style-name="ce6" table:formula="of:=[$pair.$L$43]*([$pair.$F$43]/[$pair.$G$43])*([$pair.$I$43]*([$pair.$G$43]/([$pair.$K$43]*([.A23]+1)))^([$pair.$I$43]+1)-[$pair.$H$43]*([$pair.$G$43]/([$pair.$K$43]*([.A23]+1)))^([$pair.$H$43]+1))" office:value-type="float" office:value="-0.0466332245702861" calcext:value-type="float">
            <text:p>-0.0466332245702861</text:p>
          </table:table-cell>
          <table:table-cell table:style-name="ce6" table:formula="of:=[$pair.$L$44]*([$pair.$F$44]/[$pair.$G$44])*([$pair.$I$44]*([$pair.$G$44]/([$pair.$K$44]*([.A23]+1)))^([$pair.$I$44]+1)-[$pair.$H$44]*([$pair.$G$44]/([$pair.$K$44]*([.A23]+1)))^([$pair.$H$44]+1))" office:value-type="float" office:value="-0.00257413334688142" calcext:value-type="float">
            <text:p>-0.00257413334688142</text:p>
          </table:table-cell>
          <table:table-cell table:style-name="ce6" table:formula="of:=[$pair.$L$45]*([$pair.$F$45]/[$pair.$G$45])*([$pair.$I$45]*([$pair.$G$45]/([$pair.$K$45]*([.A23]+1)))^([$pair.$I$45]+1)-[$pair.$H$45]*([$pair.$G$45]/([$pair.$K$45]*([.A23]+1)))^([$pair.$H$45]+1))" office:value-type="float" office:value="-0.129536734917456" calcext:value-type="float">
            <text:p>-0.129536734917456</text:p>
          </table:table-cell>
          <table:table-cell table:number-columns-repeated="1011"/>
        </table:table-row>
        <table:table-row table:style-name="ro1">
          <table:table-cell table:style-name="ce6" table:formula="of:=[.A23]+0.01" office:value-type="float" office:value="-0.0899999999999999" calcext:value-type="float">
            <text:p>-0.0899999999999999</text:p>
          </table:table-cell>
          <table:table-cell table:style-name="ce6" table:formula="of:=[$bonded.$E$2]*[$bonded.$F$2]*[.A24]" office:value-type="float" office:value="-13.5" calcext:value-type="float">
            <text:p>-13.5</text:p>
          </table:table-cell>
          <table:table-cell table:style-name="ce6" table:formula="of:=[$bonded.$E$3]*[$bonded.$F$3]*[.A24]" office:value-type="float" office:value="-6.74999999999999" calcext:value-type="float">
            <text:p>-6.74999999999999</text:p>
          </table:table-cell>
          <table:table-cell table:style-name="ce6" table:formula="of:=[$bonded.$E$4]*[$bonded.$F$4]*[.A24]" office:value-type="float" office:value="-8.09999999999999" calcext:value-type="float">
            <text:p>-8.09999999999999</text:p>
          </table:table-cell>
          <table:table-cell table:style-name="ce6" table:formula="of:=([$bonded.$E$7]*(([$bonded.$K$7]*([.A24]+1))/(1-(([$bonded.$K$7]*([.A24]+1))/[$bonded.$F$7])^2)))+24*([$bonded.$G$7]/[$bonded.$H$7])*(([$bonded.$H$7]/([$bonded.$K$7]*([.A24]+1)))^7-2*([$bonded.$H$7]/([$bonded.$K$7]*([.A24]+1)))^13)" office:value-type="float" office:value="-5.34342502722505" calcext:value-type="float">
            <text:p>-5.34342502722505</text:p>
          </table:table-cell>
          <table:table-cell table:style-name="ce6" table:formula="of:=2*[$bonded.$F$10]*[$bonded.$E$10]*(EXP(-[$bonded.$F$10]*[$bonded.$G$10]*[.A24])-EXP(-2*[$bonded.$F$10]*[$bonded.$G$10]*[.A24]))" office:value-type="float" office:value="-0.724563825637348" calcext:value-type="float">
            <text:p>-0.724563825637348</text:p>
          </table:table-cell>
          <table:table-cell table:style-name="ce6" table:formula="of:=2*[$bonded.$F$11]*[$bonded.$E$11]*(EXP(-[$bonded.$F$11]*[$bonded.$G$11]*[.A24])-EXP(-2*[$bonded.$F$11]*[$bonded.$G$11]*[.A24]))" office:value-type="float" office:value="-0.267246141886519" calcext:value-type="float">
            <text:p>-0.267246141886519</text:p>
          </table:table-cell>
          <table:table-cell table:style-name="ce6" table:formula="of:=2*[$bonded.$F$12]*[$bonded.$E$12]*(EXP(-[$bonded.$F$12]*[$bonded.$G$12]*[.A24])-EXP(-2*[$bonded.$F$12]*[$bonded.$G$12]*[.A24]))" office:value-type="float" office:value="-0.145666817773084" calcext:value-type="float">
            <text:p>-0.145666817773084</text:p>
          </table:table-cell>
          <table:table-cell table:style-name="ce6" table:formula="of:=2*[$bonded.$F$13]*[$bonded.$E$13]*(EXP(-[$bonded.$F$13]*[$bonded.$G$13]*[.A24])-EXP(-2*[$bonded.$F$13]*[$bonded.$G$13]*[.A24]))" office:value-type="float" office:value="-0.613342379637815" calcext:value-type="float">
            <text:p>-0.613342379637815</text:p>
          </table:table-cell>
          <table:table-cell table:style-name="ce6" table:formula="of:=[$pair.$L$42]*([$pair.$F$42]/[$pair.$G$42])*([$pair.$I$42]*([$pair.$G$42]/([$pair.$K$42]*([.A24]+1)))^([$pair.$I$42]+1)-[$pair.$H$42]*([$pair.$G$42]/([$pair.$K$42]*([.A24]+1)))^([$pair.$H$42]+1))" office:value-type="float" office:value="-0.189844992439628" calcext:value-type="float">
            <text:p>-0.189844992439628</text:p>
          </table:table-cell>
          <table:table-cell table:style-name="ce6" table:formula="of:=[$pair.$L$43]*([$pair.$F$43]/[$pair.$G$43])*([$pair.$I$43]*([$pair.$G$43]/([$pair.$K$43]*([.A24]+1)))^([$pair.$I$43]+1)-[$pair.$H$43]*([$pair.$G$43]/([$pair.$K$43]*([.A24]+1)))^([$pair.$H$43]+1))" office:value-type="float" office:value="-0.0379689984879256" calcext:value-type="float">
            <text:p>-0.0379689984879256</text:p>
          </table:table-cell>
          <table:table-cell table:style-name="ce6" table:formula="of:=[$pair.$L$44]*([$pair.$F$44]/[$pair.$G$44])*([$pair.$I$44]*([$pair.$G$44]/([$pair.$K$44]*([.A24]+1)))^([$pair.$I$44]+1)-[$pair.$H$44]*([$pair.$G$44]/([$pair.$K$44]*([.A24]+1)))^([$pair.$H$44]+1))" office:value-type="float" office:value="-0.00220373262947798" calcext:value-type="float">
            <text:p>-0.00220373262947798</text:p>
          </table:table-cell>
          <table:table-cell table:style-name="ce6" table:formula="of:=[$pair.$L$45]*([$pair.$F$45]/[$pair.$G$45])*([$pair.$I$45]*([$pair.$G$45]/([$pair.$K$45]*([.A24]+1)))^([$pair.$I$45]+1)-[$pair.$H$45]*([$pair.$G$45]/([$pair.$K$45]*([.A24]+1)))^([$pair.$H$45]+1))" office:value-type="float" office:value="-0.105469440244234" calcext:value-type="float">
            <text:p>-0.105469440244234</text:p>
          </table:table-cell>
          <table:table-cell table:number-columns-repeated="1011"/>
        </table:table-row>
        <table:table-row table:style-name="ro1">
          <table:table-cell table:style-name="ce6" table:formula="of:=[.A24]+0.01" office:value-type="float" office:value="-0.0799999999999999" calcext:value-type="float">
            <text:p>-0.0799999999999999</text:p>
          </table:table-cell>
          <table:table-cell table:style-name="ce6" table:formula="of:=[$bonded.$E$2]*[$bonded.$F$2]*[.A25]" office:value-type="float" office:value="-12" calcext:value-type="float">
            <text:p>-12</text:p>
          </table:table-cell>
          <table:table-cell table:style-name="ce6" table:formula="of:=[$bonded.$E$3]*[$bonded.$F$3]*[.A25]" office:value-type="float" office:value="-5.99999999999999" calcext:value-type="float">
            <text:p>-5.99999999999999</text:p>
          </table:table-cell>
          <table:table-cell table:style-name="ce6" table:formula="of:=[$bonded.$E$4]*[$bonded.$F$4]*[.A25]" office:value-type="float" office:value="-7.19999999999999" calcext:value-type="float">
            <text:p>-7.19999999999999</text:p>
          </table:table-cell>
          <table:table-cell table:style-name="ce6" table:formula="of:=([$bonded.$E$7]*(([$bonded.$K$7]*([.A25]+1))/(1-(([$bonded.$K$7]*([.A25]+1))/[$bonded.$F$7])^2)))+24*([$bonded.$G$7]/[$bonded.$H$7])*(([$bonded.$H$7]/([$bonded.$K$7]*([.A25]+1)))^7-2*([$bonded.$H$7]/([$bonded.$K$7]*([.A25]+1)))^13)" office:value-type="float" office:value="-4.33084622132349" calcext:value-type="float">
            <text:p>-4.33084622132349</text:p>
          </table:table-cell>
          <table:table-cell table:style-name="ce6" table:formula="of:=2*[$bonded.$F$10]*[$bonded.$E$10]*(EXP(-[$bonded.$F$10]*[$bonded.$G$10]*[.A25])-EXP(-2*[$bonded.$F$10]*[$bonded.$G$10]*[.A25]))" office:value-type="float" office:value="-0.607801039555254" calcext:value-type="float">
            <text:p>-0.607801039555254</text:p>
          </table:table-cell>
          <table:table-cell table:style-name="ce6" table:formula="of:=2*[$bonded.$F$11]*[$bonded.$E$11]*(EXP(-[$bonded.$F$11]*[$bonded.$G$11]*[.A25])-EXP(-2*[$bonded.$F$11]*[$bonded.$G$11]*[.A25]))" office:value-type="float" office:value="-0.224599510938889" calcext:value-type="float">
            <text:p>-0.224599510938889</text:p>
          </table:table-cell>
          <table:table-cell table:style-name="ce6" table:formula="of:=2*[$bonded.$F$12]*[$bonded.$E$12]*(EXP(-[$bonded.$F$12]*[$bonded.$G$12]*[.A25])-EXP(-2*[$bonded.$F$12]*[$bonded.$G$12]*[.A25]))" office:value-type="float" office:value="-0.122685211320128" calcext:value-type="float">
            <text:p>-0.122685211320128</text:p>
          </table:table-cell>
          <table:table-cell table:style-name="ce6" table:formula="of:=2*[$bonded.$F$13]*[$bonded.$E$13]*(EXP(-[$bonded.$F$13]*[$bonded.$G$13]*[.A25])-EXP(-2*[$bonded.$F$13]*[$bonded.$G$13]*[.A25]))" office:value-type="float" office:value="-0.514313854596304" calcext:value-type="float">
            <text:p>-0.514313854596304</text:p>
          </table:table-cell>
          <table:table-cell table:style-name="ce6" table:formula="of:=[$pair.$L$42]*([$pair.$F$42]/[$pair.$G$42])*([$pair.$I$42]*([$pair.$G$42]/([$pair.$K$42]*([.A25]+1)))^([$pair.$I$42]+1)-[$pair.$H$42]*([$pair.$G$42]/([$pair.$K$42]*([.A25]+1)))^([$pair.$H$42]+1))" office:value-type="float" office:value="-0.152843841392296" calcext:value-type="float">
            <text:p>-0.152843841392296</text:p>
          </table:table-cell>
          <table:table-cell table:style-name="ce6" table:formula="of:=[$pair.$L$43]*([$pair.$F$43]/[$pair.$G$43])*([$pair.$I$43]*([$pair.$G$43]/([$pair.$K$43]*([.A25]+1)))^([$pair.$I$43]+1)-[$pair.$H$43]*([$pair.$G$43]/([$pair.$K$43]*([.A25]+1)))^([$pair.$H$43]+1))" office:value-type="float" office:value="-0.0305687682784591" calcext:value-type="float">
            <text:p>-0.0305687682784591</text:p>
          </table:table-cell>
          <table:table-cell table:style-name="ce6" table:formula="of:=[$pair.$L$44]*([$pair.$F$44]/[$pair.$G$44])*([$pair.$I$44]*([$pair.$G$44]/([$pair.$K$44]*([.A25]+1)))^([$pair.$I$44]+1)-[$pair.$H$44]*([$pair.$G$44]/([$pair.$K$44]*([.A25]+1)))^([$pair.$H$44]+1))" office:value-type="float" office:value="-0.0018644127573686" calcext:value-type="float">
            <text:p>-0.0018644127573686</text:p>
          </table:table-cell>
          <table:table-cell table:style-name="ce6" table:formula="of:=[$pair.$L$45]*([$pair.$F$45]/[$pair.$G$45])*([$pair.$I$45]*([$pair.$G$45]/([$pair.$K$45]*([.A25]+1)))^([$pair.$I$45]+1)-[$pair.$H$45]*([$pair.$G$45]/([$pair.$K$45]*([.A25]+1)))^([$pair.$H$45]+1))" office:value-type="float" office:value="-0.0849132452179388" calcext:value-type="float">
            <text:p>-0.0849132452179388</text:p>
          </table:table-cell>
          <table:table-cell table:number-columns-repeated="1011"/>
        </table:table-row>
        <table:table-row table:style-name="ro1">
          <table:table-cell table:style-name="ce6" table:formula="of:=[.A25]+0.01" office:value-type="float" office:value="-0.0699999999999999" calcext:value-type="float">
            <text:p>-0.0699999999999999</text:p>
          </table:table-cell>
          <table:table-cell table:style-name="ce6" table:formula="of:=[$bonded.$E$2]*[$bonded.$F$2]*[.A26]" office:value-type="float" office:value="-10.5" calcext:value-type="float">
            <text:p>-10.5</text:p>
          </table:table-cell>
          <table:table-cell table:style-name="ce6" table:formula="of:=[$bonded.$E$3]*[$bonded.$F$3]*[.A26]" office:value-type="float" office:value="-5.24999999999999" calcext:value-type="float">
            <text:p>-5.24999999999999</text:p>
          </table:table-cell>
          <table:table-cell table:style-name="ce6" table:formula="of:=[$bonded.$E$4]*[$bonded.$F$4]*[.A26]" office:value-type="float" office:value="-6.29999999999999" calcext:value-type="float">
            <text:p>-6.29999999999999</text:p>
          </table:table-cell>
          <table:table-cell table:style-name="ce6" table:formula="of:=([$bonded.$E$7]*(([$bonded.$K$7]*([.A26]+1))/(1-(([$bonded.$K$7]*([.A26]+1))/[$bonded.$F$7])^2)))+24*([$bonded.$G$7]/[$bonded.$H$7])*(([$bonded.$H$7]/([$bonded.$K$7]*([.A26]+1)))^7-2*([$bonded.$H$7]/([$bonded.$K$7]*([.A26]+1)))^13)" office:value-type="float" office:value="-3.46531638663632" calcext:value-type="float">
            <text:p>-3.46531638663632</text:p>
          </table:table-cell>
          <table:table-cell table:style-name="ce6" table:formula="of:=2*[$bonded.$F$10]*[$bonded.$E$10]*(EXP(-[$bonded.$F$10]*[$bonded.$G$10]*[.A26])-EXP(-2*[$bonded.$F$10]*[$bonded.$G$10]*[.A26]))" office:value-type="float" office:value="-0.501947944629634" calcext:value-type="float">
            <text:p>-0.501947944629634</text:p>
          </table:table-cell>
          <table:table-cell table:style-name="ce6" table:formula="of:=2*[$bonded.$F$11]*[$bonded.$E$11]*(EXP(-[$bonded.$F$11]*[$bonded.$G$11]*[.A26])-EXP(-2*[$bonded.$F$11]*[$bonded.$G$11]*[.A26]))" office:value-type="float" office:value="-0.18582981349457" calcext:value-type="float">
            <text:p>-0.18582981349457</text:p>
          </table:table-cell>
          <table:table-cell table:style-name="ce6" table:formula="of:=2*[$bonded.$F$12]*[$bonded.$E$12]*(EXP(-[$bonded.$F$12]*[$bonded.$G$12]*[.A26])-EXP(-2*[$bonded.$F$12]*[$bonded.$G$12]*[.A26]))" office:value-type="float" office:value="-0.101725405909703" calcext:value-type="float">
            <text:p>-0.101725405909703</text:p>
          </table:table-cell>
          <table:table-cell table:style-name="ce6" table:formula="of:=2*[$bonded.$F$13]*[$bonded.$E$13]*(EXP(-[$bonded.$F$13]*[$bonded.$G$13]*[.A26])-EXP(-2*[$bonded.$F$13]*[$bonded.$G$13]*[.A26]))" office:value-type="float" office:value="-0.42458687948115" calcext:value-type="float">
            <text:p>-0.42458687948115</text:p>
          </table:table-cell>
          <table:table-cell table:style-name="ce6" table:formula="of:=[$pair.$L$42]*([$pair.$F$42]/[$pair.$G$42])*([$pair.$I$42]*([$pair.$G$42]/([$pair.$K$42]*([.A26]+1)))^([$pair.$I$42]+1)-[$pair.$H$42]*([$pair.$G$42]/([$pair.$K$42]*([.A26]+1)))^([$pair.$H$42]+1))" office:value-type="float" office:value="-0.121270755416806" calcext:value-type="float">
            <text:p>-0.121270755416806</text:p>
          </table:table-cell>
          <table:table-cell table:style-name="ce6" table:formula="of:=[$pair.$L$43]*([$pair.$F$43]/[$pair.$G$43])*([$pair.$I$43]*([$pair.$G$43]/([$pair.$K$43]*([.A26]+1)))^([$pair.$I$43]+1)-[$pair.$H$43]*([$pair.$G$43]/([$pair.$K$43]*([.A26]+1)))^([$pair.$H$43]+1))" office:value-type="float" office:value="-0.0242541510833611" calcext:value-type="float">
            <text:p>-0.0242541510833611</text:p>
          </table:table-cell>
          <table:table-cell table:style-name="ce6" table:formula="of:=[$pair.$L$44]*([$pair.$F$44]/[$pair.$G$44])*([$pair.$I$44]*([$pair.$G$44]/([$pair.$K$44]*([.A26]+1)))^([$pair.$I$44]+1)-[$pair.$H$44]*([$pair.$G$44]/([$pair.$K$44]*([.A26]+1)))^([$pair.$H$44]+1))" office:value-type="float" office:value="-0.00155356916644662" calcext:value-type="float">
            <text:p>-0.00155356916644662</text:p>
          </table:table-cell>
          <table:table-cell table:style-name="ce6" table:formula="of:=[$pair.$L$45]*([$pair.$F$45]/[$pair.$G$45])*([$pair.$I$45]*([$pair.$G$45]/([$pair.$K$45]*([.A26]+1)))^([$pair.$I$45]+1)-[$pair.$H$45]*([$pair.$G$45]/([$pair.$K$45]*([.A26]+1)))^([$pair.$H$45]+1))" office:value-type="float" office:value="-0.0673726418982222" calcext:value-type="float">
            <text:p>-0.0673726418982222</text:p>
          </table:table-cell>
          <table:table-cell table:number-columns-repeated="1011"/>
        </table:table-row>
        <table:table-row table:style-name="ro1">
          <table:table-cell table:style-name="ce6" table:formula="of:=[.A26]+0.01" office:value-type="float" office:value="-0.0599999999999999" calcext:value-type="float">
            <text:p>-0.0599999999999999</text:p>
          </table:table-cell>
          <table:table-cell table:style-name="ce6" table:formula="of:=[$bonded.$E$2]*[$bonded.$F$2]*[.A27]" office:value-type="float" office:value="-8.99999999999999" calcext:value-type="float">
            <text:p>-8.99999999999999</text:p>
          </table:table-cell>
          <table:table-cell table:style-name="ce6" table:formula="of:=[$bonded.$E$3]*[$bonded.$F$3]*[.A27]" office:value-type="float" office:value="-4.49999999999999" calcext:value-type="float">
            <text:p>-4.49999999999999</text:p>
          </table:table-cell>
          <table:table-cell table:style-name="ce6" table:formula="of:=[$bonded.$E$4]*[$bonded.$F$4]*[.A27]" office:value-type="float" office:value="-5.39999999999999" calcext:value-type="float">
            <text:p>-5.39999999999999</text:p>
          </table:table-cell>
          <table:table-cell table:style-name="ce6" table:formula="of:=([$bonded.$E$7]*(([$bonded.$K$7]*([.A27]+1))/(1-(([$bonded.$K$7]*([.A27]+1))/[$bonded.$F$7])^2)))+24*([$bonded.$G$7]/[$bonded.$H$7])*(([$bonded.$H$7]/([$bonded.$K$7]*([.A27]+1)))^7-2*([$bonded.$H$7]/([$bonded.$K$7]*([.A27]+1)))^13)" office:value-type="float" office:value="-2.72400894331365" calcext:value-type="float">
            <text:p>-2.72400894331365</text:p>
          </table:table-cell>
          <table:table-cell table:style-name="ce6" table:formula="of:=2*[$bonded.$F$10]*[$bonded.$E$10]*(EXP(-[$bonded.$F$10]*[$bonded.$G$10]*[.A27])-EXP(-2*[$bonded.$F$10]*[$bonded.$G$10]*[.A27]))" office:value-type="float" office:value="-0.406118721799493" calcext:value-type="float">
            <text:p>-0.406118721799493</text:p>
          </table:table-cell>
          <table:table-cell table:style-name="ce6" table:formula="of:=2*[$bonded.$F$11]*[$bonded.$E$11]*(EXP(-[$bonded.$F$11]*[$bonded.$G$11]*[.A27])-EXP(-2*[$bonded.$F$11]*[$bonded.$G$11]*[.A27]))" office:value-type="float" office:value="-0.150631509951656" calcext:value-type="float">
            <text:p>-0.150631509951656</text:p>
          </table:table-cell>
          <table:table-cell table:style-name="ce6" table:formula="of:=2*[$bonded.$F$12]*[$bonded.$E$12]*(EXP(-[$bonded.$F$12]*[$bonded.$G$12]*[.A27])-EXP(-2*[$bonded.$F$12]*[$bonded.$G$12]*[.A27]))" office:value-type="float" office:value="-0.0826336440980375" calcext:value-type="float">
            <text:p>-0.0826336440980375</text:p>
          </table:table-cell>
          <table:table-cell table:style-name="ce6" table:formula="of:=2*[$bonded.$F$13]*[$bonded.$E$13]*(EXP(-[$bonded.$F$13]*[$bonded.$G$13]*[.A27])-EXP(-2*[$bonded.$F$13]*[$bonded.$G$13]*[.A27]))" office:value-type="float" office:value="-0.343401866293493" calcext:value-type="float">
            <text:p>-0.343401866293493</text:p>
          </table:table-cell>
          <table:table-cell table:style-name="ce6" table:formula="of:=[$pair.$L$42]*([$pair.$F$42]/[$pair.$G$42])*([$pair.$I$42]*([$pair.$G$42]/([$pair.$K$42]*([.A27]+1)))^([$pair.$I$42]+1)-[$pair.$H$42]*([$pair.$G$42]/([$pair.$K$42]*([.A27]+1)))^([$pair.$H$42]+1))" office:value-type="float" office:value="-0.0943620011209831" calcext:value-type="float">
            <text:p>-0.0943620011209831</text:p>
          </table:table-cell>
          <table:table-cell table:style-name="ce6" table:formula="of:=[$pair.$L$43]*([$pair.$F$43]/[$pair.$G$43])*([$pair.$I$43]*([$pair.$G$43]/([$pair.$K$43]*([.A27]+1)))^([$pair.$I$43]+1)-[$pair.$H$43]*([$pair.$G$43]/([$pair.$K$43]*([.A27]+1)))^([$pair.$H$43]+1))" office:value-type="float" office:value="-0.0188724002241966" calcext:value-type="float">
            <text:p>-0.0188724002241966</text:p>
          </table:table-cell>
          <table:table-cell table:style-name="ce6" table:formula="of:=[$pair.$L$44]*([$pair.$F$44]/[$pair.$G$44])*([$pair.$I$44]*([$pair.$G$44]/([$pair.$K$44]*([.A27]+1)))^([$pair.$I$44]+1)-[$pair.$H$44]*([$pair.$G$44]/([$pair.$K$44]*([.A27]+1)))^([$pair.$H$44]+1))" office:value-type="float" office:value="-0.00126883076203182" calcext:value-type="float">
            <text:p>-0.00126883076203182</text:p>
          </table:table-cell>
          <table:table-cell table:style-name="ce6" table:formula="of:=[$pair.$L$45]*([$pair.$F$45]/[$pair.$G$45])*([$pair.$I$45]*([$pair.$G$45]/([$pair.$K$45]*([.A27]+1)))^([$pair.$I$45]+1)-[$pair.$H$45]*([$pair.$G$45]/([$pair.$K$45]*([.A27]+1)))^([$pair.$H$45]+1))" office:value-type="float" office:value="-0.0524233339560992" calcext:value-type="float">
            <text:p>-0.0524233339560992</text:p>
          </table:table-cell>
          <table:table-cell table:number-columns-repeated="1011"/>
        </table:table-row>
        <table:table-row table:style-name="ro1">
          <table:table-cell table:style-name="ce6" table:formula="of:=[.A27]+0.01" office:value-type="float" office:value="-0.0499999999999999" calcext:value-type="float">
            <text:p>-0.0499999999999999</text:p>
          </table:table-cell>
          <table:table-cell table:style-name="ce6" table:formula="of:=[$bonded.$E$2]*[$bonded.$F$2]*[.A28]" office:value-type="float" office:value="-7.49999999999999" calcext:value-type="float">
            <text:p>-7.49999999999999</text:p>
          </table:table-cell>
          <table:table-cell table:style-name="ce6" table:formula="of:=[$bonded.$E$3]*[$bonded.$F$3]*[.A28]" office:value-type="float" office:value="-3.74999999999999" calcext:value-type="float">
            <text:p>-3.74999999999999</text:p>
          </table:table-cell>
          <table:table-cell table:style-name="ce6" table:formula="of:=[$bonded.$E$4]*[$bonded.$F$4]*[.A28]" office:value-type="float" office:value="-4.49999999999999" calcext:value-type="float">
            <text:p>-4.49999999999999</text:p>
          </table:table-cell>
          <table:table-cell table:style-name="ce6" table:formula="of:=([$bonded.$E$7]*(([$bonded.$K$7]*([.A28]+1))/(1-(([$bonded.$K$7]*([.A28]+1))/[$bonded.$F$7])^2)))+24*([$bonded.$G$7]/[$bonded.$H$7])*(([$bonded.$H$7]/([$bonded.$K$7]*([.A28]+1)))^7-2*([$bonded.$H$7]/([$bonded.$K$7]*([.A28]+1)))^13)" office:value-type="float" office:value="-2.0877635590953" calcext:value-type="float">
            <text:p>-2.0877635590953</text:p>
          </table:table-cell>
          <table:table-cell table:style-name="ce6" table:formula="of:=2*[$bonded.$F$10]*[$bonded.$E$10]*(EXP(-[$bonded.$F$10]*[$bonded.$G$10]*[.A28])-EXP(-2*[$bonded.$F$10]*[$bonded.$G$10]*[.A28]))" office:value-type="float" office:value="-0.319495587478759" calcext:value-type="float">
            <text:p>-0.319495587478759</text:p>
          </table:table-cell>
          <table:table-cell table:style-name="ce6" table:formula="of:=2*[$bonded.$F$11]*[$bonded.$E$11]*(EXP(-[$bonded.$F$11]*[$bonded.$G$11]*[.A28])-EXP(-2*[$bonded.$F$11]*[$bonded.$G$11]*[.A28]))" office:value-type="float" office:value="-0.118721821378011" calcext:value-type="float">
            <text:p>-0.118721821378011</text:p>
          </table:table-cell>
          <table:table-cell table:style-name="ce6" table:formula="of:=2*[$bonded.$F$12]*[$bonded.$E$12]*(EXP(-[$bonded.$F$12]*[$bonded.$G$12]*[.A28])-EXP(-2*[$bonded.$F$12]*[$bonded.$G$12]*[.A28]))" office:value-type="float" office:value="-0.0652672117345045" calcext:value-type="float">
            <text:p>-0.0652672117345045</text:p>
          </table:table-cell>
          <table:table-cell table:style-name="ce6" table:formula="of:=2*[$bonded.$F$13]*[$bonded.$E$13]*(EXP(-[$bonded.$F$13]*[$bonded.$G$13]*[.A28])-EXP(-2*[$bonded.$F$13]*[$bonded.$G$13]*[.A28]))" office:value-type="float" office:value="-0.270057911185977" calcext:value-type="float">
            <text:p>-0.270057911185977</text:p>
          </table:table-cell>
          <table:table-cell table:style-name="ce6" table:formula="of:=[$pair.$L$42]*([$pair.$F$42]/[$pair.$G$42])*([$pair.$I$42]*([$pair.$G$42]/([$pair.$K$42]*([.A28]+1)))^([$pair.$I$42]+1)-[$pair.$H$42]*([$pair.$G$42]/([$pair.$K$42]*([.A28]+1)))^([$pair.$H$42]+1))" office:value-type="float" office:value="-0.0714629367188017" calcext:value-type="float">
            <text:p>-0.0714629367188017</text:p>
          </table:table-cell>
          <table:table-cell table:style-name="ce6" table:formula="of:=[$pair.$L$43]*([$pair.$F$43]/[$pair.$G$43])*([$pair.$I$43]*([$pair.$G$43]/([$pair.$K$43]*([.A28]+1)))^([$pair.$I$43]+1)-[$pair.$H$43]*([$pair.$G$43]/([$pair.$K$43]*([.A28]+1)))^([$pair.$H$43]+1))" office:value-type="float" office:value="-0.0142925873437604" calcext:value-type="float">
            <text:p>-0.0142925873437604</text:p>
          </table:table-cell>
          <table:table-cell table:style-name="ce6" table:formula="of:=[$pair.$L$44]*([$pair.$F$44]/[$pair.$G$44])*([$pair.$I$44]*([$pair.$G$44]/([$pair.$K$44]*([.A28]+1)))^([$pair.$I$44]+1)-[$pair.$H$44]*([$pair.$G$44]/([$pair.$K$44]*([.A28]+1)))^([$pair.$H$44]+1))" office:value-type="float" office:value="-0.00100803723922187" calcext:value-type="float">
            <text:p>-0.00100803723922187</text:p>
          </table:table-cell>
          <table:table-cell table:style-name="ce6" table:formula="of:=[$pair.$L$45]*([$pair.$F$45]/[$pair.$G$45])*([$pair.$I$45]*([$pair.$G$45]/([$pair.$K$45]*([.A28]+1)))^([$pair.$I$45]+1)-[$pair.$H$45]*([$pair.$G$45]/([$pair.$K$45]*([.A28]+1)))^([$pair.$H$45]+1))" office:value-type="float" office:value="-0.0397016315104432" calcext:value-type="float">
            <text:p>-0.0397016315104432</text:p>
          </table:table-cell>
          <table:table-cell table:number-columns-repeated="1011"/>
        </table:table-row>
        <table:table-row table:style-name="ro1">
          <table:table-cell table:style-name="ce6" table:formula="of:=[.A28]+0.01" office:value-type="float" office:value="-0.0399999999999999" calcext:value-type="float">
            <text:p>-0.0399999999999999</text:p>
          </table:table-cell>
          <table:table-cell table:style-name="ce6" table:formula="of:=[$bonded.$E$2]*[$bonded.$F$2]*[.A29]" office:value-type="float" office:value="-5.99999999999999" calcext:value-type="float">
            <text:p>-5.99999999999999</text:p>
          </table:table-cell>
          <table:table-cell table:style-name="ce6" table:formula="of:=[$bonded.$E$3]*[$bonded.$F$3]*[.A29]" office:value-type="float" office:value="-2.99999999999999" calcext:value-type="float">
            <text:p>-2.99999999999999</text:p>
          </table:table-cell>
          <table:table-cell table:style-name="ce6" table:formula="of:=[$bonded.$E$4]*[$bonded.$F$4]*[.A29]" office:value-type="float" office:value="-3.59999999999999" calcext:value-type="float">
            <text:p>-3.59999999999999</text:p>
          </table:table-cell>
          <table:table-cell table:style-name="ce6" table:formula="of:=([$bonded.$E$7]*(([$bonded.$K$7]*([.A29]+1))/(1-(([$bonded.$K$7]*([.A29]+1))/[$bonded.$F$7])^2)))+24*([$bonded.$G$7]/[$bonded.$H$7])*(([$bonded.$H$7]/([$bonded.$K$7]*([.A29]+1)))^7-2*([$bonded.$H$7]/([$bonded.$K$7]*([.A29]+1)))^13)" office:value-type="float" office:value="-1.54046961074225" calcext:value-type="float">
            <text:p>-1.54046961074225</text:p>
          </table:table-cell>
          <table:table-cell table:style-name="ce6" table:formula="of:=2*[$bonded.$F$10]*[$bonded.$E$10]*(EXP(-[$bonded.$F$10]*[$bonded.$G$10]*[.A29])-EXP(-2*[$bonded.$F$10]*[$bonded.$G$10]*[.A29]))" office:value-type="float" office:value="-0.241323698434643" calcext:value-type="float">
            <text:p>-0.241323698434643</text:p>
          </table:table-cell>
          <table:table-cell table:style-name="ce6" table:formula="of:=2*[$bonded.$F$11]*[$bonded.$E$11]*(EXP(-[$bonded.$F$11]*[$bonded.$G$11]*[.A29])-EXP(-2*[$bonded.$F$11]*[$bonded.$G$11]*[.A29]))" office:value-type="float" office:value="-0.0898390767632534" calcext:value-type="float">
            <text:p>-0.0898390767632534</text:p>
          </table:table-cell>
          <table:table-cell table:style-name="ce6" table:formula="of:=2*[$bonded.$F$12]*[$bonded.$E$12]*(EXP(-[$bonded.$F$12]*[$bonded.$G$12]*[.A29])-EXP(-2*[$bonded.$F$12]*[$bonded.$G$12]*[.A29]))" office:value-type="float" office:value="-0.0494936650678988" calcext:value-type="float">
            <text:p>-0.0494936650678988</text:p>
          </table:table-cell>
          <table:table-cell table:style-name="ce6" table:formula="of:=2*[$bonded.$F$13]*[$bonded.$E$13]*(EXP(-[$bonded.$F$13]*[$bonded.$G$13]*[.A29])-EXP(-2*[$bonded.$F$13]*[$bonded.$G$13]*[.A29]))" office:value-type="float" office:value="-0.203908373502733" calcext:value-type="float">
            <text:p>-0.203908373502733</text:p>
          </table:table-cell>
          <table:table-cell table:style-name="ce6" table:formula="of:=[$pair.$L$42]*([$pair.$F$42]/[$pair.$G$42])*([$pair.$I$42]*([$pair.$G$42]/([$pair.$K$42]*([.A29]+1)))^([$pair.$I$42]+1)-[$pair.$H$42]*([$pair.$G$42]/([$pair.$K$42]*([.A29]+1)))^([$pair.$H$42]+1))" office:value-type="float" office:value="-0.0520118870946089" calcext:value-type="float">
            <text:p>-0.0520118870946089</text:p>
          </table:table-cell>
          <table:table-cell table:style-name="ce6" table:formula="of:=[$pair.$L$43]*([$pair.$F$43]/[$pair.$G$43])*([$pair.$I$43]*([$pair.$G$43]/([$pair.$K$43]*([.A29]+1)))^([$pair.$I$43]+1)-[$pair.$H$43]*([$pair.$G$43]/([$pair.$K$43]*([.A29]+1)))^([$pair.$H$43]+1))" office:value-type="float" office:value="-0.0104023774189218" calcext:value-type="float">
            <text:p>-0.0104023774189218</text:p>
          </table:table-cell>
          <table:table-cell table:style-name="ce6" table:formula="of:=[$pair.$L$44]*([$pair.$F$44]/[$pair.$G$44])*([$pair.$I$44]*([$pair.$G$44]/([$pair.$K$44]*([.A29]+1)))^([$pair.$I$44]+1)-[$pair.$H$44]*([$pair.$G$44]/([$pair.$K$44]*([.A29]+1)))^([$pair.$H$44]+1))" office:value-type="float" office:value="-0.000769218790187766" calcext:value-type="float">
            <text:p>-0.000769218790187766</text:p>
          </table:table-cell>
          <table:table-cell table:style-name="ce6" table:formula="of:=[$pair.$L$45]*([$pair.$F$45]/[$pair.$G$45])*([$pair.$I$45]*([$pair.$G$45]/([$pair.$K$45]*([.A29]+1)))^([$pair.$I$45]+1)-[$pair.$H$45]*([$pair.$G$45]/([$pair.$K$45]*([.A29]+1)))^([$pair.$H$45]+1))" office:value-type="float" office:value="-0.0288954928303364" calcext:value-type="float">
            <text:p>-0.0288954928303364</text:p>
          </table:table-cell>
          <table:table-cell table:number-columns-repeated="1011"/>
        </table:table-row>
        <table:table-row table:style-name="ro1">
          <table:table-cell table:style-name="ce6" table:formula="of:=[.A29]+0.01" office:value-type="float" office:value="-0.0299999999999999" calcext:value-type="float">
            <text:p>-0.0299999999999999</text:p>
          </table:table-cell>
          <table:table-cell table:style-name="ce6" table:formula="of:=[$bonded.$E$2]*[$bonded.$F$2]*[.A30]" office:value-type="float" office:value="-4.49999999999999" calcext:value-type="float">
            <text:p>-4.49999999999999</text:p>
          </table:table-cell>
          <table:table-cell table:style-name="ce6" table:formula="of:=[$bonded.$E$3]*[$bonded.$F$3]*[.A30]" office:value-type="float" office:value="-2.24999999999999" calcext:value-type="float">
            <text:p>-2.24999999999999</text:p>
          </table:table-cell>
          <table:table-cell table:style-name="ce6" table:formula="of:=[$bonded.$E$4]*[$bonded.$F$4]*[.A30]" office:value-type="float" office:value="-2.69999999999999" calcext:value-type="float">
            <text:p>-2.69999999999999</text:p>
          </table:table-cell>
          <table:table-cell table:style-name="ce6" table:formula="of:=([$bonded.$E$7]*(([$bonded.$K$7]*([.A30]+1))/(1-(([$bonded.$K$7]*([.A30]+1))/[$bonded.$F$7])^2)))+24*([$bonded.$G$7]/[$bonded.$H$7])*(([$bonded.$H$7]/([$bonded.$K$7]*([.A30]+1)))^7-2*([$bonded.$H$7]/([$bonded.$K$7]*([.A30]+1)))^13)" office:value-type="float" office:value="-1.06855783761973" calcext:value-type="float">
            <text:p>-1.06855783761973</text:p>
          </table:table-cell>
          <table:table-cell table:style-name="ce6" table:formula="of:=2*[$bonded.$F$10]*[$bonded.$E$10]*(EXP(-[$bonded.$F$10]*[$bonded.$G$10]*[.A30])-EXP(-2*[$bonded.$F$10]*[$bonded.$G$10]*[.A30]))" office:value-type="float" office:value="-0.170906433616653" calcext:value-type="float">
            <text:p>-0.170906433616653</text:p>
          </table:table-cell>
          <table:table-cell table:style-name="ce6" table:formula="of:=2*[$bonded.$F$11]*[$bonded.$E$11]*(EXP(-[$bonded.$F$11]*[$bonded.$G$11]*[.A30])-EXP(-2*[$bonded.$F$11]*[$bonded.$G$11]*[.A30]))" office:value-type="float" office:value="-0.0637411788162304" calcext:value-type="float">
            <text:p>-0.0637411788162304</text:p>
          </table:table-cell>
          <table:table-cell table:style-name="ce6" table:formula="of:=2*[$bonded.$F$12]*[$bonded.$E$12]*(EXP(-[$bonded.$F$12]*[$bonded.$G$12]*[.A30])-EXP(-2*[$bonded.$F$12]*[$bonded.$G$12]*[.A30]))" office:value-type="float" office:value="-0.0351901112765218" calcext:value-type="float">
            <text:p>-0.0351901112765218</text:p>
          </table:table-cell>
          <table:table-cell table:style-name="ce6" table:formula="of:=2*[$bonded.$F$13]*[$bonded.$E$13]*(EXP(-[$bonded.$F$13]*[$bonded.$G$13]*[.A30])-EXP(-2*[$bonded.$F$13]*[$bonded.$G$13]*[.A30]))" office:value-type="float" office:value="-0.144356783848002" calcext:value-type="float">
            <text:p>-0.144356783848002</text:p>
          </table:table-cell>
          <table:table-cell table:style-name="ce6" table:formula="of:=[$pair.$L$42]*([$pair.$F$42]/[$pair.$G$42])*([$pair.$I$42]*([$pair.$G$42]/([$pair.$K$42]*([.A30]+1)))^([$pair.$I$42]+1)-[$pair.$H$42]*([$pair.$G$42]/([$pair.$K$42]*([.A30]+1)))^([$pair.$H$42]+1))" office:value-type="float" office:value="-0.0355265023810835" calcext:value-type="float">
            <text:p>-0.0355265023810835</text:p>
          </table:table-cell>
          <table:table-cell table:style-name="ce6" table:formula="of:=[$pair.$L$43]*([$pair.$F$43]/[$pair.$G$43])*([$pair.$I$43]*([$pair.$G$43]/([$pair.$K$43]*([.A30]+1)))^([$pair.$I$43]+1)-[$pair.$H$43]*([$pair.$G$43]/([$pair.$K$43]*([.A30]+1)))^([$pair.$H$43]+1))" office:value-type="float" office:value="-0.00710530047621675" calcext:value-type="float">
            <text:p>-0.00710530047621675</text:p>
          </table:table-cell>
          <table:table-cell table:style-name="ce6" table:formula="of:=[$pair.$L$44]*([$pair.$F$44]/[$pair.$G$44])*([$pair.$I$44]*([$pair.$G$44]/([$pair.$K$44]*([.A30]+1)))^([$pair.$I$44]+1)-[$pair.$H$44]*([$pair.$G$44]/([$pair.$K$44]*([.A30]+1)))^([$pair.$H$44]+1))" office:value-type="float" office:value="-0.000550577927332746" calcext:value-type="float">
            <text:p>-0.000550577927332746</text:p>
          </table:table-cell>
          <table:table-cell table:style-name="ce6" table:formula="of:=[$pair.$L$45]*([$pair.$F$45]/[$pair.$G$45])*([$pair.$I$45]*([$pair.$G$45]/([$pair.$K$45]*([.A30]+1)))^([$pair.$I$45]+1)-[$pair.$H$45]*([$pair.$G$45]/([$pair.$K$45]*([.A30]+1)))^([$pair.$H$45]+1))" office:value-type="float" office:value="-0.0197369457672671" calcext:value-type="float">
            <text:p>-0.0197369457672671</text:p>
          </table:table-cell>
          <table:table-cell table:number-columns-repeated="1011"/>
        </table:table-row>
        <table:table-row table:style-name="ro1">
          <table:table-cell table:style-name="ce6" table:formula="of:=[.A30]+0.01" office:value-type="float" office:value="-0.0199999999999999" calcext:value-type="float">
            <text:p>-0.0199999999999999</text:p>
          </table:table-cell>
          <table:table-cell table:style-name="ce6" table:formula="of:=[$bonded.$E$2]*[$bonded.$F$2]*[.A31]" office:value-type="float" office:value="-2.99999999999998" calcext:value-type="float">
            <text:p>-2.99999999999998</text:p>
          </table:table-cell>
          <table:table-cell table:style-name="ce6" table:formula="of:=[$bonded.$E$3]*[$bonded.$F$3]*[.A31]" office:value-type="float" office:value="-1.49999999999999" calcext:value-type="float">
            <text:p>-1.49999999999999</text:p>
          </table:table-cell>
          <table:table-cell table:style-name="ce6" table:formula="of:=[$bonded.$E$4]*[$bonded.$F$4]*[.A31]" office:value-type="float" office:value="-1.79999999999999" calcext:value-type="float">
            <text:p>-1.79999999999999</text:p>
          </table:table-cell>
          <table:table-cell table:style-name="ce6" table:formula="of:=([$bonded.$E$7]*(([$bonded.$K$7]*([.A31]+1))/(1-(([$bonded.$K$7]*([.A31]+1))/[$bonded.$F$7])^2)))+24*([$bonded.$G$7]/[$bonded.$H$7])*(([$bonded.$H$7]/([$bonded.$K$7]*([.A31]+1)))^7-2*([$bonded.$H$7]/([$bonded.$K$7]*([.A31]+1)))^13)" office:value-type="float" office:value="-0.66058037774948" calcext:value-type="float">
            <text:p>-0.66058037774948</text:p>
          </table:table-cell>
          <table:table-cell table:style-name="ce6" table:formula="of:=2*[$bonded.$F$10]*[$bonded.$E$10]*(EXP(-[$bonded.$F$10]*[$bonded.$G$10]*[.A31])-EXP(-2*[$bonded.$F$10]*[$bonded.$G$10]*[.A31]))" office:value-type="float" office:value="-0.107601025216314" calcext:value-type="float">
            <text:p>-0.107601025216314</text:p>
          </table:table-cell>
          <table:table-cell table:style-name="ce6" table:formula="of:=2*[$bonded.$F$11]*[$bonded.$E$11]*(EXP(-[$bonded.$F$11]*[$bonded.$G$11]*[.A31])-EXP(-2*[$bonded.$F$11]*[$bonded.$G$11]*[.A31]))" office:value-type="float" office:value="-0.0402041798568044" calcext:value-type="float">
            <text:p>-0.0402041798568044</text:p>
          </table:table-cell>
          <table:table-cell table:style-name="ce6" table:formula="of:=2*[$bonded.$F$12]*[$bonded.$E$12]*(EXP(-[$bonded.$F$12]*[$bonded.$G$12]*[.A31])-EXP(-2*[$bonded.$F$12]*[$bonded.$G$12]*[.A31]))" office:value-type="float" office:value="-0.0222425387519994" calcext:value-type="float">
            <text:p>-0.0222425387519994</text:p>
          </table:table-cell>
          <table:table-cell table:style-name="ce6" table:formula="of:=2*[$bonded.$F$13]*[$bonded.$E$13]*(EXP(-[$bonded.$F$13]*[$bonded.$G$13]*[.A31])-EXP(-2*[$bonded.$F$13]*[$bonded.$G$13]*[.A31]))" office:value-type="float" office:value="-0.0908530568426526" calcext:value-type="float">
            <text:p>-0.0908530568426526</text:p>
          </table:table-cell>
          <table:table-cell table:style-name="ce6" table:formula="of:=[$pair.$L$42]*([$pair.$F$42]/[$pair.$G$42])*([$pair.$I$42]*([$pair.$G$42]/([$pair.$K$42]*([.A31]+1)))^([$pair.$I$42]+1)-[$pair.$H$42]*([$pair.$G$42]/([$pair.$K$42]*([.A31]+1)))^([$pair.$H$42]+1))" office:value-type="float" office:value="-0.0215922006598234" calcext:value-type="float">
            <text:p>-0.0215922006598234</text:p>
          </table:table-cell>
          <table:table-cell table:style-name="ce6" table:formula="of:=[$pair.$L$43]*([$pair.$F$43]/[$pair.$G$43])*([$pair.$I$43]*([$pair.$G$43]/([$pair.$K$43]*([.A31]+1)))^([$pair.$I$43]+1)-[$pair.$H$43]*([$pair.$G$43]/([$pair.$K$43]*([.A31]+1)))^([$pair.$H$43]+1))" office:value-type="float" office:value="-0.00431844013196471" calcext:value-type="float">
            <text:p>-0.00431844013196471</text:p>
          </table:table-cell>
          <table:table-cell table:style-name="ce6" table:formula="of:=[$pair.$L$44]*([$pair.$F$44]/[$pair.$G$44])*([$pair.$I$44]*([$pair.$G$44]/([$pair.$K$44]*([.A31]+1)))^([$pair.$I$44]+1)-[$pair.$H$44]*([$pair.$G$44]/([$pair.$K$44]*([.A31]+1)))^([$pair.$H$44]+1))" office:value-type="float" office:value="-0.000350473184289513" calcext:value-type="float">
            <text:p>-0.000350473184289513</text:p>
          </table:table-cell>
          <table:table-cell table:style-name="ce6" table:formula="of:=[$pair.$L$45]*([$pair.$F$45]/[$pair.$G$45])*([$pair.$I$45]*([$pair.$G$45]/([$pair.$K$45]*([.A31]+1)))^([$pair.$I$45]+1)-[$pair.$H$45]*([$pair.$G$45]/([$pair.$K$45]*([.A31]+1)))^([$pair.$H$45]+1))" office:value-type="float" office:value="-0.0119956670332339" calcext:value-type="float">
            <text:p>-0.0119956670332339</text:p>
          </table:table-cell>
          <table:table-cell table:number-columns-repeated="1011"/>
        </table:table-row>
        <table:table-row table:style-name="ro1">
          <table:table-cell table:style-name="ce6" table:formula="of:=[.A31]+0.01" office:value-type="float" office:value="-0.00999999999999986" calcext:value-type="float">
            <text:p>-0.00999999999999986</text:p>
          </table:table-cell>
          <table:table-cell table:style-name="ce6" table:formula="of:=[$bonded.$E$2]*[$bonded.$F$2]*[.A32]" office:value-type="float" office:value="-1.49999999999998" calcext:value-type="float">
            <text:p>-1.49999999999998</text:p>
          </table:table-cell>
          <table:table-cell table:style-name="ce6" table:formula="of:=[$bonded.$E$3]*[$bonded.$F$3]*[.A32]" office:value-type="float" office:value="-0.749999999999989" calcext:value-type="float">
            <text:p>-0.749999999999989</text:p>
          </table:table-cell>
          <table:table-cell table:style-name="ce6" table:formula="of:=[$bonded.$E$4]*[$bonded.$F$4]*[.A32]" office:value-type="float" office:value="-0.899999999999987" calcext:value-type="float">
            <text:p>-0.899999999999987</text:p>
          </table:table-cell>
          <table:table-cell table:style-name="ce6" table:formula="of:=([$bonded.$E$7]*(([$bonded.$K$7]*([.A32]+1))/(1-(([$bonded.$K$7]*([.A32]+1))/[$bonded.$F$7])^2)))+24*([$bonded.$G$7]/[$bonded.$H$7])*(([$bonded.$H$7]/([$bonded.$K$7]*([.A32]+1)))^7-2*([$bonded.$H$7]/([$bonded.$K$7]*([.A32]+1)))^13)" office:value-type="float" office:value="-0.306863151979419" calcext:value-type="float">
            <text:p>-0.306863151979419</text:p>
          </table:table-cell>
          <table:table-cell table:style-name="ce6" table:formula="of:=2*[$bonded.$F$10]*[$bonded.$E$10]*(EXP(-[$bonded.$F$10]*[$bonded.$G$10]*[.A32])-EXP(-2*[$bonded.$F$10]*[$bonded.$G$10]*[.A32]))" office:value-type="float" office:value="-0.0508145132698981" calcext:value-type="float">
            <text:p>-0.0508145132698981</text:p>
          </table:table-cell>
          <table:table-cell table:style-name="ce6" table:formula="of:=2*[$bonded.$F$11]*[$bonded.$E$11]*(EXP(-[$bonded.$F$11]*[$bonded.$G$11]*[.A32])-EXP(-2*[$bonded.$F$11]*[$bonded.$G$11]*[.A32]))" office:value-type="float" office:value="-0.0190209599514269" calcext:value-type="float">
            <text:p>-0.0190209599514269</text:p>
          </table:table-cell>
          <table:table-cell table:style-name="ce6" table:formula="of:=2*[$bonded.$F$12]*[$bonded.$E$12]*(EXP(-[$bonded.$F$12]*[$bonded.$G$12]*[.A32])-EXP(-2*[$bonded.$F$12]*[$bonded.$G$12]*[.A32]))" office:value-type="float" office:value="-0.0105451937181018" calcext:value-type="float">
            <text:p>-0.0105451937181018</text:p>
          </table:table-cell>
          <table:table-cell table:style-name="ce6" table:formula="of:=2*[$bonded.$F$13]*[$bonded.$E$13]*(EXP(-[$bonded.$F$13]*[$bonded.$G$13]*[.A32])-EXP(-2*[$bonded.$F$13]*[$bonded.$G$13]*[.A32]))" office:value-type="float" office:value="-0.0428899860230822" calcext:value-type="float">
            <text:p>-0.0428899860230822</text:p>
          </table:table-cell>
          <table:table-cell table:style-name="ce6" table:formula="of:=[$pair.$L$42]*([$pair.$F$42]/[$pair.$G$42])*([$pair.$I$42]*([$pair.$G$42]/([$pair.$K$42]*([.A32]+1)))^([$pair.$I$42]+1)-[$pair.$H$42]*([$pair.$G$42]/([$pair.$K$42]*([.A32]+1)))^([$pair.$H$42]+1))" office:value-type="float" office:value="-0.00985236245412567" calcext:value-type="float">
            <text:p>-0.00985236245412567</text:p>
          </table:table-cell>
          <table:table-cell table:style-name="ce6" table:formula="of:=[$pair.$L$43]*([$pair.$F$43]/[$pair.$G$43])*([$pair.$I$43]*([$pair.$G$43]/([$pair.$K$43]*([.A32]+1)))^([$pair.$I$43]+1)-[$pair.$H$43]*([$pair.$G$43]/([$pair.$K$43]*([.A32]+1)))^([$pair.$H$43]+1))" office:value-type="float" office:value="-0.00197047249082516" calcext:value-type="float">
            <text:p>-0.00197047249082516</text:p>
          </table:table-cell>
          <table:table-cell table:style-name="ce6" table:formula="of:=[$pair.$L$44]*([$pair.$F$44]/[$pair.$G$44])*([$pair.$I$44]*([$pair.$G$44]/([$pair.$K$44]*([.A32]+1)))^([$pair.$I$44]+1)-[$pair.$H$44]*([$pair.$G$44]/([$pair.$K$44]*([.A32]+1)))^([$pair.$H$44]+1))" office:value-type="float" office:value="-0.000167404485479897" calcext:value-type="float">
            <text:p>-0.000167404485479897</text:p>
          </table:table-cell>
          <table:table-cell table:style-name="ce6" table:formula="of:=[$pair.$L$45]*([$pair.$F$45]/[$pair.$G$45])*([$pair.$I$45]*([$pair.$G$45]/([$pair.$K$45]*([.A32]+1)))^([$pair.$I$45]+1)-[$pair.$H$45]*([$pair.$G$45]/([$pair.$K$45]*([.A32]+1)))^([$pair.$H$45]+1))" office:value-type="float" office:value="-0.00547353469673526" calcext:value-type="float">
            <text:p>-0.00547353469673526</text:p>
          </table:table-cell>
          <table:table-cell table:number-columns-repeated="1011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6" table:formula="of:=[$bonded.$E$2]*[$bonded.$F$2]*[.A33]" office:value-type="float" office:value="0" calcext:value-type="float">
            <text:p>0</text:p>
          </table:table-cell>
          <table:table-cell table:style-name="ce6" table:formula="of:=[$bonded.$E$3]*[$bonded.$F$3]*[.A33]" office:value-type="float" office:value="0" calcext:value-type="float">
            <text:p>0</text:p>
          </table:table-cell>
          <table:table-cell table:style-name="ce6" table:formula="of:=[$bonded.$E$4]*[$bonded.$F$4]*[.A33]" office:value-type="float" office:value="0" calcext:value-type="float">
            <text:p>0</text:p>
          </table:table-cell>
          <table:table-cell table:style-name="ce6" table:formula="of:=([$bonded.$E$7]*(([$bonded.$K$7]*([.A33]+1))/(1-(([$bonded.$K$7]*([.A33]+1))/[$bonded.$F$7])^2)))+24*([$bonded.$G$7]/[$bonded.$H$7])*(([$bonded.$H$7]/([$bonded.$K$7]*([.A33]+1)))^7-2*([$bonded.$H$7]/([$bonded.$K$7]*([.A33]+1)))^13)" office:value-type="float" office:value="0.000782410501775965" calcext:value-type="float">
            <text:p>0.000782410501775965</text:p>
          </table:table-cell>
          <table:table-cell table:style-name="ce6" table:formula="of:=2*[$bonded.$F$10]*[$bonded.$E$10]*(EXP(-[$bonded.$F$10]*[$bonded.$G$10]*[.A33])-EXP(-2*[$bonded.$F$10]*[$bonded.$G$10]*[.A33]))" office:value-type="float" office:value="0" calcext:value-type="float">
            <text:p>0</text:p>
          </table:table-cell>
          <table:table-cell table:style-name="ce6" table:formula="of:=2*[$bonded.$F$11]*[$bonded.$E$11]*(EXP(-[$bonded.$F$11]*[$bonded.$G$11]*[.A33])-EXP(-2*[$bonded.$F$11]*[$bonded.$G$11]*[.A33]))" office:value-type="float" office:value="0" calcext:value-type="float">
            <text:p>0</text:p>
          </table:table-cell>
          <table:table-cell table:style-name="ce6" table:formula="of:=2*[$bonded.$F$12]*[$bonded.$E$12]*(EXP(-[$bonded.$F$12]*[$bonded.$G$12]*[.A33])-EXP(-2*[$bonded.$F$12]*[$bonded.$G$12]*[.A33]))" office:value-type="float" office:value="0" calcext:value-type="float">
            <text:p>0</text:p>
          </table:table-cell>
          <table:table-cell table:style-name="ce6" table:formula="of:=2*[$bonded.$F$13]*[$bonded.$E$13]*(EXP(-[$bonded.$F$13]*[$bonded.$G$13]*[.A33])-EXP(-2*[$bonded.$F$13]*[$bonded.$G$13]*[.A33]))" office:value-type="float" office:value="0" calcext:value-type="float">
            <text:p>0</text:p>
          </table:table-cell>
          <table:table-cell table:style-name="ce6" table:formula="of:=[$pair.$L$42]*([$pair.$F$42]/[$pair.$G$42])*([$pair.$I$42]*([$pair.$G$42]/([$pair.$K$42]*([.A33]+1)))^([$pair.$I$42]+1)-[$pair.$H$42]*([$pair.$G$42]/([$pair.$K$42]*([.A33]+1)))^([$pair.$H$42]+1))" office:value-type="float" office:value="-1.08660933293769E-015" calcext:value-type="float">
            <text:p>-1.08660933293769E-15</text:p>
          </table:table-cell>
          <table:table-cell table:style-name="ce6" table:formula="of:=[$pair.$L$43]*([$pair.$F$43]/[$pair.$G$43])*([$pair.$I$43]*([$pair.$G$43]/([$pair.$K$43]*([.A33]+1)))^([$pair.$I$43]+1)-[$pair.$H$43]*([$pair.$G$43]/([$pair.$K$43]*([.A33]+1)))^([$pair.$H$43]+1))" office:value-type="float" office:value="-2.2875985956583E-016" calcext:value-type="float">
            <text:p>-2.2875985956583E-16</text:p>
          </table:table-cell>
          <table:table-cell table:style-name="ce6" table:formula="of:=[$pair.$L$44]*([$pair.$F$44]/[$pair.$G$44])*([$pair.$I$44]*([$pair.$G$44]/([$pair.$K$44]*([.A33]+1)))^([$pair.$I$44]+1)-[$pair.$H$44]*([$pair.$G$44]/([$pair.$K$44]*([.A33]+1)))^([$pair.$H$44]+1))" office:value-type="float" office:value="0" calcext:value-type="float">
            <text:p>0</text:p>
          </table:table-cell>
          <table:table-cell table:style-name="ce6" table:formula="of:=[$pair.$L$45]*([$pair.$F$45]/[$pair.$G$45])*([$pair.$I$45]*([$pair.$G$45]/([$pair.$K$45]*([.A33]+1)))^([$pair.$I$45]+1)-[$pair.$H$45]*([$pair.$G$45]/([$pair.$K$45]*([.A33]+1)))^([$pair.$H$45]+1)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6" table:formula="of:=[.A33]+0.01" office:value-type="float" office:value="0.01" calcext:value-type="float">
            <text:p>0.01</text:p>
          </table:table-cell>
          <table:table-cell table:style-name="ce6" table:formula="of:=[$bonded.$E$2]*[$bonded.$F$2]*[.A34]" office:value-type="float" office:value="1.5" calcext:value-type="float">
            <text:p>1.5</text:p>
          </table:table-cell>
          <table:table-cell table:style-name="ce6" table:formula="of:=[$bonded.$E$3]*[$bonded.$F$3]*[.A34]" office:value-type="float" office:value="0.75" calcext:value-type="float">
            <text:p>0.75</text:p>
          </table:table-cell>
          <table:table-cell table:style-name="ce6" table:formula="of:=[$bonded.$E$4]*[$bonded.$F$4]*[.A34]" office:value-type="float" office:value="0.9" calcext:value-type="float">
            <text:p>0.9</text:p>
          </table:table-cell>
          <table:table-cell table:style-name="ce6" table:formula="of:=([$bonded.$E$7]*(([$bonded.$K$7]*([.A34]+1))/(1-(([$bonded.$K$7]*([.A34]+1))/[$bonded.$F$7])^2)))+24*([$bonded.$G$7]/[$bonded.$H$7])*(([$bonded.$H$7]/([$bonded.$K$7]*([.A34]+1)))^7-2*([$bonded.$H$7]/([$bonded.$K$7]*([.A34]+1)))^13)" office:value-type="float" office:value="0.269298878656274" calcext:value-type="float">
            <text:p>0.269298878656274</text:p>
          </table:table-cell>
          <table:table-cell table:style-name="ce6" table:formula="of:=2*[$bonded.$F$10]*[$bonded.$E$10]*(EXP(-[$bonded.$F$10]*[$bonded.$G$10]*[.A34])-EXP(-2*[$bonded.$F$10]*[$bonded.$G$10]*[.A34]))" office:value-type="float" office:value="0.0453468181626051" calcext:value-type="float">
            <text:p>0.0453468181626051</text:p>
          </table:table-cell>
          <table:table-cell table:style-name="ce6" table:formula="of:=2*[$bonded.$F$11]*[$bonded.$E$11]*(EXP(-[$bonded.$F$11]*[$bonded.$G$11]*[.A34])-EXP(-2*[$bonded.$F$11]*[$bonded.$G$11]*[.A34]))" office:value-type="float" office:value="0.0170357570000549" calcext:value-type="float">
            <text:p>0.0170357570000549</text:p>
          </table:table-cell>
          <table:table-cell table:style-name="ce6" table:formula="of:=2*[$bonded.$F$12]*[$bonded.$E$12]*(EXP(-[$bonded.$F$12]*[$bonded.$G$12]*[.A34])-EXP(-2*[$bonded.$F$12]*[$bonded.$G$12]*[.A34]))" office:value-type="float" office:value="0.00948398102246583" calcext:value-type="float">
            <text:p>0.00948398102246583</text:p>
          </table:table-cell>
          <table:table-cell table:style-name="ce6" table:formula="of:=2*[$bonded.$F$13]*[$bonded.$E$13]*(EXP(-[$bonded.$F$13]*[$bonded.$G$13]*[.A34])-EXP(-2*[$bonded.$F$13]*[$bonded.$G$13]*[.A34]))" office:value-type="float" office:value="0.0382478394648555" calcext:value-type="float">
            <text:p>0.0382478394648555</text:p>
          </table:table-cell>
          <table:table-cell table:style-name="ce6" table:formula="of:=[$pair.$L$42]*([$pair.$F$42]/[$pair.$G$42])*([$pair.$I$42]*([$pair.$G$42]/([$pair.$K$42]*([.A34]+1)))^([$pair.$I$42]+1)-[$pair.$H$42]*([$pair.$G$42]/([$pair.$K$42]*([.A34]+1)))^([$pair.$H$42]+1))" office:value-type="float" office:value="0.0082293300042446" calcext:value-type="float">
            <text:p>0.0082293300042446</text:p>
          </table:table-cell>
          <table:table-cell table:style-name="ce6" table:formula="of:=[$pair.$L$43]*([$pair.$F$43]/[$pair.$G$43])*([$pair.$I$43]*([$pair.$G$43]/([$pair.$K$43]*([.A34]+1)))^([$pair.$I$43]+1)-[$pair.$H$43]*([$pair.$G$43]/([$pair.$K$43]*([.A34]+1)))^([$pair.$H$43]+1))" office:value-type="float" office:value="0.00164586600084895" calcext:value-type="float">
            <text:p>0.00164586600084895</text:p>
          </table:table-cell>
          <table:table-cell table:style-name="ce6" table:formula="of:=[$pair.$L$44]*([$pair.$F$44]/[$pair.$G$44])*([$pair.$I$44]*([$pair.$G$44]/([$pair.$K$44]*([.A34]+1)))^([$pair.$I$44]+1)-[$pair.$H$44]*([$pair.$G$44]/([$pair.$K$44]*([.A34]+1)))^([$pair.$H$44]+1))" office:value-type="float" office:value="0.000152995682567154" calcext:value-type="float">
            <text:p>0.000152995682567154</text:p>
          </table:table-cell>
          <table:table-cell table:style-name="ce6" table:formula="of:=[$pair.$L$45]*([$pair.$F$45]/[$pair.$G$45])*([$pair.$I$45]*([$pair.$G$45]/([$pair.$K$45]*([.A34]+1)))^([$pair.$I$45]+1)-[$pair.$H$45]*([$pair.$G$45]/([$pair.$K$45]*([.A34]+1)))^([$pair.$H$45]+1))" office:value-type="float" office:value="0.00457185000235908" calcext:value-type="float">
            <text:p>0.00457185000235908</text:p>
          </table:table-cell>
          <table:table-cell table:number-columns-repeated="1011"/>
        </table:table-row>
        <table:table-row table:style-name="ro1">
          <table:table-cell table:style-name="ce6" table:formula="of:=[.A34]+0.01" office:value-type="float" office:value="0.02" calcext:value-type="float">
            <text:p>0.02</text:p>
          </table:table-cell>
          <table:table-cell table:style-name="ce6" table:formula="of:=[$bonded.$E$2]*[$bonded.$F$2]*[.A35]" office:value-type="float" office:value="3" calcext:value-type="float">
            <text:p>3</text:p>
          </table:table-cell>
          <table:table-cell table:style-name="ce6" table:formula="of:=[$bonded.$E$3]*[$bonded.$F$3]*[.A35]" office:value-type="float" office:value="1.5" calcext:value-type="float">
            <text:p>1.5</text:p>
          </table:table-cell>
          <table:table-cell table:style-name="ce6" table:formula="of:=[$bonded.$E$4]*[$bonded.$F$4]*[.A35]" office:value-type="float" office:value="1.8" calcext:value-type="float">
            <text:p>1.8</text:p>
          </table:table-cell>
          <table:table-cell table:style-name="ce6" table:formula="of:=([$bonded.$E$7]*(([$bonded.$K$7]*([.A35]+1))/(1-(([$bonded.$K$7]*([.A35]+1))/[$bonded.$F$7])^2)))+24*([$bonded.$G$7]/[$bonded.$H$7])*(([$bonded.$H$7]/([$bonded.$K$7]*([.A35]+1)))^7-2*([$bonded.$H$7]/([$bonded.$K$7]*([.A35]+1)))^13)" office:value-type="float" office:value="0.504582171254851" calcext:value-type="float">
            <text:p>0.504582171254851</text:p>
          </table:table-cell>
          <table:table-cell table:style-name="ce6" table:formula="of:=2*[$bonded.$F$10]*[$bonded.$E$10]*(EXP(-[$bonded.$F$10]*[$bonded.$G$10]*[.A35])-EXP(-2*[$bonded.$F$10]*[$bonded.$G$10]*[.A35]))" office:value-type="float" office:value="0.0856908613175181" calcext:value-type="float">
            <text:p>0.0856908613175181</text:p>
          </table:table-cell>
          <table:table-cell table:style-name="ce6" table:formula="of:=2*[$bonded.$F$11]*[$bonded.$E$11]*(EXP(-[$bonded.$F$11]*[$bonded.$G$11]*[.A35])-EXP(-2*[$bonded.$F$11]*[$bonded.$G$11]*[.A35]))" office:value-type="float" office:value="0.0322499628049662" calcext:value-type="float">
            <text:p>0.0322499628049662</text:p>
          </table:table-cell>
          <table:table-cell table:style-name="ce6" table:formula="of:=2*[$bonded.$F$12]*[$bonded.$E$12]*(EXP(-[$bonded.$F$12]*[$bonded.$G$12]*[.A35])-EXP(-2*[$bonded.$F$12]*[$bonded.$G$12]*[.A35]))" office:value-type="float" office:value="0.0179910530406945" calcext:value-type="float">
            <text:p>0.0179910530406945</text:p>
          </table:table-cell>
          <table:table-cell table:style-name="ce6" table:formula="of:=2*[$bonded.$F$13]*[$bonded.$E$13]*(EXP(-[$bonded.$F$13]*[$bonded.$G$13]*[.A35])-EXP(-2*[$bonded.$F$13]*[$bonded.$G$13]*[.A35]))" office:value-type="float" office:value="0.0722506153789164" calcext:value-type="float">
            <text:p>0.0722506153789164</text:p>
          </table:table-cell>
          <table:table-cell table:style-name="ce6" table:formula="of:=[$pair.$L$42]*([$pair.$F$42]/[$pair.$G$42])*([$pair.$I$42]*([$pair.$G$42]/([$pair.$K$42]*([.A35]+1)))^([$pair.$I$42]+1)-[$pair.$H$42]*([$pair.$G$42]/([$pair.$K$42]*([.A35]+1)))^([$pair.$H$42]+1))" office:value-type="float" office:value="0.0150635636216268" calcext:value-type="float">
            <text:p>0.0150635636216268</text:p>
          </table:table-cell>
          <table:table-cell table:style-name="ce6" table:formula="of:=[$pair.$L$43]*([$pair.$F$43]/[$pair.$G$43])*([$pair.$I$43]*([$pair.$G$43]/([$pair.$K$43]*([.A35]+1)))^([$pair.$I$43]+1)-[$pair.$H$43]*([$pair.$G$43]/([$pair.$K$43]*([.A35]+1)))^([$pair.$H$43]+1))" office:value-type="float" office:value="0.00301271272432534" calcext:value-type="float">
            <text:p>0.00301271272432534</text:p>
          </table:table-cell>
          <table:table-cell table:style-name="ce6" table:formula="of:=[$pair.$L$44]*([$pair.$F$44]/[$pair.$G$44])*([$pair.$I$44]*([$pair.$G$44]/([$pair.$K$44]*([.A35]+1)))^([$pair.$I$44]+1)-[$pair.$H$44]*([$pair.$G$44]/([$pair.$K$44]*([.A35]+1)))^([$pair.$H$44]+1))" office:value-type="float" office:value="0.000292732197737018" calcext:value-type="float">
            <text:p>0.000292732197737018</text:p>
          </table:table-cell>
          <table:table-cell table:style-name="ce6" table:formula="of:=[$pair.$L$45]*([$pair.$F$45]/[$pair.$G$45])*([$pair.$I$45]*([$pair.$G$45]/([$pair.$K$45]*([.A35]+1)))^([$pair.$I$45]+1)-[$pair.$H$45]*([$pair.$G$45]/([$pair.$K$45]*([.A35]+1)))^([$pair.$H$45]+1))" office:value-type="float" office:value="0.00836864645646014" calcext:value-type="float">
            <text:p>0.00836864645646014</text:p>
          </table:table-cell>
          <table:table-cell table:number-columns-repeated="1011"/>
        </table:table-row>
        <table:table-row table:style-name="ro1">
          <table:table-cell table:style-name="ce6" table:formula="of:=[.A35]+0.01" office:value-type="float" office:value="0.03" calcext:value-type="float">
            <text:p>0.03</text:p>
          </table:table-cell>
          <table:table-cell table:style-name="ce6" table:formula="of:=[$bonded.$E$2]*[$bonded.$F$2]*[.A36]" office:value-type="float" office:value="4.5" calcext:value-type="float">
            <text:p>4.5</text:p>
          </table:table-cell>
          <table:table-cell table:style-name="ce6" table:formula="of:=[$bonded.$E$3]*[$bonded.$F$3]*[.A36]" office:value-type="float" office:value="2.25" calcext:value-type="float">
            <text:p>2.25</text:p>
          </table:table-cell>
          <table:table-cell table:style-name="ce6" table:formula="of:=[$bonded.$E$4]*[$bonded.$F$4]*[.A36]" office:value-type="float" office:value="2.7" calcext:value-type="float">
            <text:p>2.7</text:p>
          </table:table-cell>
          <table:table-cell table:style-name="ce6" table:formula="of:=([$bonded.$E$7]*(([$bonded.$K$7]*([.A36]+1))/(1-(([$bonded.$K$7]*([.A36]+1))/[$bonded.$F$7])^2)))+24*([$bonded.$G$7]/[$bonded.$H$7])*(([$bonded.$H$7]/([$bonded.$K$7]*([.A36]+1)))^7-2*([$bonded.$H$7]/([$bonded.$K$7]*([.A36]+1)))^13)" office:value-type="float" office:value="0.711647784457952" calcext:value-type="float">
            <text:p>0.711647784457952</text:p>
          </table:table-cell>
          <table:table-cell table:style-name="ce6" table:formula="of:=2*[$bonded.$F$10]*[$bonded.$E$10]*(EXP(-[$bonded.$F$10]*[$bonded.$G$10]*[.A36])-EXP(-2*[$bonded.$F$10]*[$bonded.$G$10]*[.A36]))" office:value-type="float" office:value="0.121460638535054" calcext:value-type="float">
            <text:p>0.121460638535054</text:p>
          </table:table-cell>
          <table:table-cell table:style-name="ce6" table:formula="of:=2*[$bonded.$F$11]*[$bonded.$E$11]*(EXP(-[$bonded.$F$11]*[$bonded.$G$11]*[.A36])-EXP(-2*[$bonded.$F$11]*[$bonded.$G$11]*[.A36]))" office:value-type="float" office:value="0.0457938447360256" calcext:value-type="float">
            <text:p>0.0457938447360256</text:p>
          </table:table-cell>
          <table:table-cell table:style-name="ce6" table:formula="of:=2*[$bonded.$F$12]*[$bonded.$E$12]*(EXP(-[$bonded.$F$12]*[$bonded.$G$12]*[.A36])-EXP(-2*[$bonded.$F$12]*[$bonded.$G$12]*[.A36]))" office:value-type="float" office:value="0.0255993525962746" calcext:value-type="float">
            <text:p>0.0255993525962746</text:p>
          </table:table-cell>
          <table:table-cell table:style-name="ce6" table:formula="of:=2*[$bonded.$F$13]*[$bonded.$E$13]*(EXP(-[$bonded.$F$13]*[$bonded.$G$13]*[.A36])-EXP(-2*[$bonded.$F$13]*[$bonded.$G$13]*[.A36]))" office:value-type="float" office:value="0.102374126028804" calcext:value-type="float">
            <text:p>0.102374126028804</text:p>
          </table:table-cell>
          <table:table-cell table:style-name="ce6" table:formula="of:=[$pair.$L$42]*([$pair.$F$42]/[$pair.$G$42])*([$pair.$I$42]*([$pair.$G$42]/([$pair.$K$42]*([.A36]+1)))^([$pair.$I$42]+1)-[$pair.$H$42]*([$pair.$G$42]/([$pair.$K$42]*([.A36]+1)))^([$pair.$H$42]+1))" office:value-type="float" office:value="0.0206992789339879" calcext:value-type="float">
            <text:p>0.0206992789339879</text:p>
          </table:table-cell>
          <table:table-cell table:style-name="ce6" table:formula="of:=[$pair.$L$43]*([$pair.$F$43]/[$pair.$G$43])*([$pair.$I$43]*([$pair.$G$43]/([$pair.$K$43]*([.A36]+1)))^([$pair.$I$43]+1)-[$pair.$H$43]*([$pair.$G$43]/([$pair.$K$43]*([.A36]+1)))^([$pair.$H$43]+1))" office:value-type="float" office:value="0.00413985578679757" calcext:value-type="float">
            <text:p>0.00413985578679757</text:p>
          </table:table-cell>
          <table:table-cell table:style-name="ce6" table:formula="of:=[$pair.$L$44]*([$pair.$F$44]/[$pair.$G$44])*([$pair.$I$44]*([$pair.$G$44]/([$pair.$K$44]*([.A36]+1)))^([$pair.$I$44]+1)-[$pair.$H$44]*([$pair.$G$44]/([$pair.$K$44]*([.A36]+1)))^([$pair.$H$44]+1))" office:value-type="float" office:value="0.000420262999751957" calcext:value-type="float">
            <text:p>0.000420262999751957</text:p>
          </table:table-cell>
          <table:table-cell table:style-name="ce6" table:formula="of:=[$pair.$L$45]*([$pair.$F$45]/[$pair.$G$45])*([$pair.$I$45]*([$pair.$G$45]/([$pair.$K$45]*([.A36]+1)))^([$pair.$I$45]+1)-[$pair.$H$45]*([$pair.$G$45]/([$pair.$K$45]*([.A36]+1)))^([$pair.$H$45]+1))" office:value-type="float" office:value="0.0114995994077717" calcext:value-type="float">
            <text:p>0.0114995994077717</text:p>
          </table:table-cell>
          <table:table-cell table:number-columns-repeated="1011"/>
        </table:table-row>
        <table:table-row table:style-name="ro1">
          <table:table-cell table:style-name="ce6" table:formula="of:=[.A36]+0.01" office:value-type="float" office:value="0.04" calcext:value-type="float">
            <text:p>0.04</text:p>
          </table:table-cell>
          <table:table-cell table:style-name="ce6" table:formula="of:=[$bonded.$E$2]*[$bonded.$F$2]*[.A37]" office:value-type="float" office:value="6" calcext:value-type="float">
            <text:p>6</text:p>
          </table:table-cell>
          <table:table-cell table:style-name="ce6" table:formula="of:=[$bonded.$E$3]*[$bonded.$F$3]*[.A37]" office:value-type="float" office:value="3" calcext:value-type="float">
            <text:p>3</text:p>
          </table:table-cell>
          <table:table-cell table:style-name="ce6" table:formula="of:=[$bonded.$E$4]*[$bonded.$F$4]*[.A37]" office:value-type="float" office:value="3.6" calcext:value-type="float">
            <text:p>3.6</text:p>
          </table:table-cell>
          <table:table-cell table:style-name="ce6" table:formula="of:=([$bonded.$E$7]*(([$bonded.$K$7]*([.A37]+1))/(1-(([$bonded.$K$7]*([.A37]+1))/[$bonded.$F$7])^2)))+24*([$bonded.$G$7]/[$bonded.$H$7])*(([$bonded.$H$7]/([$bonded.$K$7]*([.A37]+1)))^7-2*([$bonded.$H$7]/([$bonded.$K$7]*([.A37]+1)))^13)" office:value-type="float" office:value="0.894769645954959" calcext:value-type="float">
            <text:p>0.894769645954959</text:p>
          </table:table-cell>
          <table:table-cell table:style-name="ce6" table:formula="of:=2*[$bonded.$F$10]*[$bonded.$E$10]*(EXP(-[$bonded.$F$10]*[$bonded.$G$10]*[.A37])-EXP(-2*[$bonded.$F$10]*[$bonded.$G$10]*[.A37]))" office:value-type="float" office:value="0.153050999550104" calcext:value-type="float">
            <text:p>0.153050999550104</text:p>
          </table:table-cell>
          <table:table-cell table:style-name="ce6" table:formula="of:=2*[$bonded.$F$11]*[$bonded.$E$11]*(EXP(-[$bonded.$F$11]*[$bonded.$G$11]*[.A37])-EXP(-2*[$bonded.$F$11]*[$bonded.$G$11]*[.A37]))" office:value-type="float" office:value="0.057807115880561" calcext:value-type="float">
            <text:p>0.057807115880561</text:p>
          </table:table-cell>
          <table:table-cell table:style-name="ce6" table:formula="of:=2*[$bonded.$F$12]*[$bonded.$E$12]*(EXP(-[$bonded.$F$12]*[$bonded.$G$12]*[.A37])-EXP(-2*[$bonded.$F$12]*[$bonded.$G$12]*[.A37]))" office:value-type="float" office:value="0.0323812844104565" calcext:value-type="float">
            <text:p>0.0323812844104565</text:p>
          </table:table-cell>
          <table:table-cell table:style-name="ce6" table:formula="of:=2*[$bonded.$F$13]*[$bonded.$E$13]*(EXP(-[$bonded.$F$13]*[$bonded.$G$13]*[.A37])-EXP(-2*[$bonded.$F$13]*[$bonded.$G$13]*[.A37]))" office:value-type="float" office:value="0.128955263448443" calcext:value-type="float">
            <text:p>0.128955263448443</text:p>
          </table:table-cell>
          <table:table-cell table:style-name="ce6" table:formula="of:=[$pair.$L$42]*([$pair.$F$42]/[$pair.$G$42])*([$pair.$I$42]*([$pair.$G$42]/([$pair.$K$42]*([.A37]+1)))^([$pair.$I$42]+1)-[$pair.$H$42]*([$pair.$G$42]/([$pair.$K$42]*([.A37]+1)))^([$pair.$H$42]+1))" office:value-type="float" office:value="0.0253060933128788" calcext:value-type="float">
            <text:p>0.0253060933128788</text:p>
          </table:table-cell>
          <table:table-cell table:style-name="ce6" table:formula="of:=[$pair.$L$43]*([$pair.$F$43]/[$pair.$G$43])*([$pair.$I$43]*([$pair.$G$43]/([$pair.$K$43]*([.A37]+1)))^([$pair.$I$43]+1)-[$pair.$H$43]*([$pair.$G$43]/([$pair.$K$43]*([.A37]+1)))^([$pair.$H$43]+1))" office:value-type="float" office:value="0.00506121866257575" calcext:value-type="float">
            <text:p>0.00506121866257575</text:p>
          </table:table-cell>
          <table:table-cell table:style-name="ce6" table:formula="of:=[$pair.$L$44]*([$pair.$F$44]/[$pair.$G$44])*([$pair.$I$44]*([$pair.$G$44]/([$pair.$K$44]*([.A37]+1)))^([$pair.$I$44]+1)-[$pair.$H$44]*([$pair.$G$44]/([$pair.$K$44]*([.A37]+1)))^([$pair.$H$44]+1))" office:value-type="float" office:value="0.000536554015292496" calcext:value-type="float">
            <text:p>0.000536554015292496</text:p>
          </table:table-cell>
          <table:table-cell table:style-name="ce6" table:formula="of:=[$pair.$L$45]*([$pair.$F$45]/[$pair.$G$45])*([$pair.$I$45]*([$pair.$G$45]/([$pair.$K$45]*([.A37]+1)))^([$pair.$I$45]+1)-[$pair.$H$45]*([$pair.$G$45]/([$pair.$K$45]*([.A37]+1)))^([$pair.$H$45]+1))" office:value-type="float" office:value="0.0140589407293776" calcext:value-type="float">
            <text:p>0.0140589407293776</text:p>
          </table:table-cell>
          <table:table-cell table:number-columns-repeated="1011"/>
        </table:table-row>
        <table:table-row table:style-name="ro1">
          <table:table-cell table:style-name="ce6" table:formula="of:=[.A37]+0.01" office:value-type="float" office:value="0.05" calcext:value-type="float">
            <text:p>0.05</text:p>
          </table:table-cell>
          <table:table-cell table:style-name="ce6" table:formula="of:=[$bonded.$E$2]*[$bonded.$F$2]*[.A38]" office:value-type="float" office:value="7.5" calcext:value-type="float">
            <text:p>7.5</text:p>
          </table:table-cell>
          <table:table-cell table:style-name="ce6" table:formula="of:=[$bonded.$E$3]*[$bonded.$F$3]*[.A38]" office:value-type="float" office:value="3.75" calcext:value-type="float">
            <text:p>3.75</text:p>
          </table:table-cell>
          <table:table-cell table:style-name="ce6" table:formula="of:=[$bonded.$E$4]*[$bonded.$F$4]*[.A38]" office:value-type="float" office:value="4.5" calcext:value-type="float">
            <text:p>4.5</text:p>
          </table:table-cell>
          <table:table-cell table:style-name="ce6" table:formula="of:=([$bonded.$E$7]*(([$bonded.$K$7]*([.A38]+1))/(1-(([$bonded.$K$7]*([.A38]+1))/[$bonded.$F$7])^2)))+24*([$bonded.$G$7]/[$bonded.$H$7])*(([$bonded.$H$7]/([$bonded.$K$7]*([.A38]+1)))^7-2*([$bonded.$H$7]/([$bonded.$K$7]*([.A38]+1)))^13)" office:value-type="float" office:value="1.05759630857743" calcext:value-type="float">
            <text:p>1.05759630857743</text:p>
          </table:table-cell>
          <table:table-cell table:style-name="ce6" table:formula="of:=2*[$bonded.$F$10]*[$bonded.$E$10]*(EXP(-[$bonded.$F$10]*[$bonded.$G$10]*[.A38])-EXP(-2*[$bonded.$F$10]*[$bonded.$G$10]*[.A38]))" office:value-type="float" office:value="0.180825681973454" calcext:value-type="float">
            <text:p>0.180825681973454</text:p>
          </table:table-cell>
          <table:table-cell table:style-name="ce6" table:formula="of:=2*[$bonded.$F$11]*[$bonded.$E$11]*(EXP(-[$bonded.$F$11]*[$bonded.$G$11]*[.A38])-EXP(-2*[$bonded.$F$11]*[$bonded.$G$11]*[.A38]))" office:value-type="float" office:value="0.0684188197256083" calcext:value-type="float">
            <text:p>0.0684188197256083</text:p>
          </table:table-cell>
          <table:table-cell table:style-name="ce6" table:formula="of:=2*[$bonded.$F$12]*[$bonded.$E$12]*(EXP(-[$bonded.$F$12]*[$bonded.$G$12]*[.A38])-EXP(-2*[$bonded.$F$12]*[$bonded.$G$12]*[.A38]))" office:value-type="float" office:value="0.0384039264973123" calcext:value-type="float">
            <text:p>0.0384039264973123</text:p>
          </table:table-cell>
          <table:table-cell table:style-name="ce6" table:formula="of:=2*[$bonded.$F$13]*[$bonded.$E$13]*(EXP(-[$bonded.$F$13]*[$bonded.$G$13]*[.A38])-EXP(-2*[$bonded.$F$13]*[$bonded.$G$13]*[.A38]))" office:value-type="float" office:value="0.152304214079187" calcext:value-type="float">
            <text:p>0.152304214079187</text:p>
          </table:table-cell>
          <table:table-cell table:style-name="ce6" table:formula="of:=[$pair.$L$42]*([$pair.$F$42]/[$pair.$G$42])*([$pair.$I$42]*([$pair.$G$42]/([$pair.$K$42]*([.A38]+1)))^([$pair.$I$42]+1)-[$pair.$H$42]*([$pair.$G$42]/([$pair.$K$42]*([.A38]+1)))^([$pair.$H$42]+1))" office:value-type="float" office:value="0.0290304229768082" calcext:value-type="float">
            <text:p>0.0290304229768082</text:p>
          </table:table-cell>
          <table:table-cell table:style-name="ce6" table:formula="of:=[$pair.$L$43]*([$pair.$F$43]/[$pair.$G$43])*([$pair.$I$43]*([$pair.$G$43]/([$pair.$K$43]*([.A38]+1)))^([$pair.$I$43]+1)-[$pair.$H$43]*([$pair.$G$43]/([$pair.$K$43]*([.A38]+1)))^([$pair.$H$43]+1))" office:value-type="float" office:value="0.00580608459536165" calcext:value-type="float">
            <text:p>0.00580608459536165</text:p>
          </table:table-cell>
          <table:table-cell table:style-name="ce6" table:formula="of:=[$pair.$L$44]*([$pair.$F$44]/[$pair.$G$44])*([$pair.$I$44]*([$pair.$G$44]/([$pair.$K$44]*([.A38]+1)))^([$pair.$I$44]+1)-[$pair.$H$44]*([$pair.$G$44]/([$pair.$K$44]*([.A38]+1)))^([$pair.$H$44]+1))" office:value-type="float" office:value="0.000642491456504129" calcext:value-type="float">
            <text:p>0.000642491456504129</text:p>
          </table:table-cell>
          <table:table-cell table:style-name="ce6" table:formula="of:=[$pair.$L$45]*([$pair.$F$45]/[$pair.$G$45])*([$pair.$I$45]*([$pair.$G$45]/([$pair.$K$45]*([.A38]+1)))^([$pair.$I$45]+1)-[$pair.$H$45]*([$pair.$G$45]/([$pair.$K$45]*([.A38]+1)))^([$pair.$H$45]+1))" office:value-type="float" office:value="0.0161280127648939" calcext:value-type="float">
            <text:p>0.0161280127648939</text:p>
          </table:table-cell>
          <table:table-cell table:number-columns-repeated="1011"/>
        </table:table-row>
        <table:table-row table:style-name="ro1">
          <table:table-cell table:style-name="ce6" table:formula="of:=[.A38]+0.01" office:value-type="float" office:value="0.06" calcext:value-type="float">
            <text:p>0.06</text:p>
          </table:table-cell>
          <table:table-cell table:style-name="ce6" table:formula="of:=[$bonded.$E$2]*[$bonded.$F$2]*[.A39]" office:value-type="float" office:value="9" calcext:value-type="float">
            <text:p>9</text:p>
          </table:table-cell>
          <table:table-cell table:style-name="ce6" table:formula="of:=[$bonded.$E$3]*[$bonded.$F$3]*[.A39]" office:value-type="float" office:value="4.5" calcext:value-type="float">
            <text:p>4.5</text:p>
          </table:table-cell>
          <table:table-cell table:style-name="ce6" table:formula="of:=[$bonded.$E$4]*[$bonded.$F$4]*[.A39]" office:value-type="float" office:value="5.4" calcext:value-type="float">
            <text:p>5.4</text:p>
          </table:table-cell>
          <table:table-cell table:style-name="ce6" table:formula="of:=([$bonded.$E$7]*(([$bonded.$K$7]*([.A39]+1))/(1-(([$bonded.$K$7]*([.A39]+1))/[$bonded.$F$7])^2)))+24*([$bonded.$G$7]/[$bonded.$H$7])*(([$bonded.$H$7]/([$bonded.$K$7]*([.A39]+1)))^7-2*([$bonded.$H$7]/([$bonded.$K$7]*([.A39]+1)))^13)" office:value-type="float" office:value="1.20324835339646" calcext:value-type="float">
            <text:p>1.20324835339646</text:p>
          </table:table-cell>
          <table:table-cell table:style-name="ce6" table:formula="of:=2*[$bonded.$F$10]*[$bonded.$E$10]*(EXP(-[$bonded.$F$10]*[$bonded.$G$10]*[.A39])-EXP(-2*[$bonded.$F$10]*[$bonded.$G$10]*[.A39]))" office:value-type="float" office:value="0.205119669090947" calcext:value-type="float">
            <text:p>0.205119669090947</text:p>
          </table:table-cell>
          <table:table-cell table:style-name="ce6" table:formula="of:=2*[$bonded.$F$11]*[$bonded.$E$11]*(EXP(-[$bonded.$F$11]*[$bonded.$G$11]*[.A39])-EXP(-2*[$bonded.$F$11]*[$bonded.$G$11]*[.A39]))" office:value-type="float" office:value="0.0777481139086598" calcext:value-type="float">
            <text:p>0.0777481139086598</text:p>
          </table:table-cell>
          <table:table-cell table:style-name="ce6" table:formula="of:=2*[$bonded.$F$12]*[$bonded.$E$12]*(EXP(-[$bonded.$F$12]*[$bonded.$G$12]*[.A39])-EXP(-2*[$bonded.$F$12]*[$bonded.$G$12]*[.A39]))" office:value-type="float" office:value="0.0437294071406719" calcext:value-type="float">
            <text:p>0.0437294071406719</text:p>
          </table:table-cell>
          <table:table-cell table:style-name="ce6" table:formula="of:=2*[$bonded.$F$13]*[$bonded.$E$13]*(EXP(-[$bonded.$F$13]*[$bonded.$G$13]*[.A39])-EXP(-2*[$bonded.$F$13]*[$bonded.$G$13]*[.A39]))" office:value-type="float" office:value="0.172706494805025" calcext:value-type="float">
            <text:p>0.172706494805025</text:p>
          </table:table-cell>
          <table:table-cell table:style-name="ce6" table:formula="of:=[$pair.$L$42]*([$pair.$F$42]/[$pair.$G$42])*([$pair.$I$42]*([$pair.$G$42]/([$pair.$K$42]*([.A39]+1)))^([$pair.$I$42]+1)-[$pair.$H$42]*([$pair.$G$42]/([$pair.$K$42]*([.A39]+1)))^([$pair.$H$42]+1))" office:value-type="float" office:value="0.0319987010121651" calcext:value-type="float">
            <text:p>0.0319987010121651</text:p>
          </table:table-cell>
          <table:table-cell table:style-name="ce6" table:formula="of:=[$pair.$L$43]*([$pair.$F$43]/[$pair.$G$43])*([$pair.$I$43]*([$pair.$G$43]/([$pair.$K$43]*([.A39]+1)))^([$pair.$I$43]+1)-[$pair.$H$43]*([$pair.$G$43]/([$pair.$K$43]*([.A39]+1)))^([$pair.$H$43]+1))" office:value-type="float" office:value="0.00639974020243302" calcext:value-type="float">
            <text:p>0.00639974020243302</text:p>
          </table:table-cell>
          <table:table-cell table:style-name="ce6" table:formula="of:=[$pair.$L$44]*([$pair.$F$44]/[$pair.$G$44])*([$pair.$I$44]*([$pair.$G$44]/([$pair.$K$44]*([.A39]+1)))^([$pair.$I$44]+1)-[$pair.$H$44]*([$pair.$G$44]/([$pair.$K$44]*([.A39]+1)))^([$pair.$H$44]+1))" office:value-type="float" office:value="0.000738888881329952" calcext:value-type="float">
            <text:p>0.000738888881329952</text:p>
          </table:table-cell>
          <table:table-cell table:style-name="ce6" table:formula="of:=[$pair.$L$45]*([$pair.$F$45]/[$pair.$G$45])*([$pair.$I$45]*([$pair.$G$45]/([$pair.$K$45]*([.A39]+1)))^([$pair.$I$45]+1)-[$pair.$H$45]*([$pair.$G$45]/([$pair.$K$45]*([.A39]+1)))^([$pair.$H$45]+1))" office:value-type="float" office:value="0.0177770561178699" calcext:value-type="float">
            <text:p>0.0177770561178699</text:p>
          </table:table-cell>
          <table:table-cell table:number-columns-repeated="1011"/>
        </table:table-row>
        <table:table-row table:style-name="ro1">
          <table:table-cell table:style-name="ce6" table:formula="of:=[.A39]+0.01" office:value-type="float" office:value="0.07" calcext:value-type="float">
            <text:p>0.07</text:p>
          </table:table-cell>
          <table:table-cell table:style-name="ce6" table:formula="of:=[$bonded.$E$2]*[$bonded.$F$2]*[.A40]" office:value-type="float" office:value="10.5" calcext:value-type="float">
            <text:p>10.5</text:p>
          </table:table-cell>
          <table:table-cell table:style-name="ce6" table:formula="of:=[$bonded.$E$3]*[$bonded.$F$3]*[.A40]" office:value-type="float" office:value="5.25" calcext:value-type="float">
            <text:p>5.25</text:p>
          </table:table-cell>
          <table:table-cell table:style-name="ce6" table:formula="of:=[$bonded.$E$4]*[$bonded.$F$4]*[.A40]" office:value-type="float" office:value="6.3" calcext:value-type="float">
            <text:p>6.3</text:p>
          </table:table-cell>
          <table:table-cell table:style-name="ce6" table:formula="of:=([$bonded.$E$7]*(([$bonded.$K$7]*([.A40]+1))/(1-(([$bonded.$K$7]*([.A40]+1))/[$bonded.$F$7])^2)))+24*([$bonded.$G$7]/[$bonded.$H$7])*(([$bonded.$H$7]/([$bonded.$K$7]*([.A40]+1)))^7-2*([$bonded.$H$7]/([$bonded.$K$7]*([.A40]+1)))^13)" office:value-type="float" office:value="1.33440018631126" calcext:value-type="float">
            <text:p>1.33440018631126</text:p>
          </table:table-cell>
          <table:table-cell table:style-name="ce6" table:formula="of:=2*[$bonded.$F$10]*[$bonded.$E$10]*(EXP(-[$bonded.$F$10]*[$bonded.$G$10]*[.A40])-EXP(-2*[$bonded.$F$10]*[$bonded.$G$10]*[.A40]))" office:value-type="float" office:value="0.22624137221478" calcext:value-type="float">
            <text:p>0.22624137221478</text:p>
          </table:table-cell>
          <table:table-cell table:style-name="ce6" table:formula="of:=2*[$bonded.$F$11]*[$bonded.$E$11]*(EXP(-[$bonded.$F$11]*[$bonded.$G$11]*[.A40])-EXP(-2*[$bonded.$F$11]*[$bonded.$G$11]*[.A40]))" office:value-type="float" office:value="0.0859049974365743" calcext:value-type="float">
            <text:p>0.0859049974365743</text:p>
          </table:table-cell>
          <table:table-cell table:style-name="ce6" table:formula="of:=2*[$bonded.$F$12]*[$bonded.$E$12]*(EXP(-[$bonded.$F$12]*[$bonded.$G$12]*[.A40])-EXP(-2*[$bonded.$F$12]*[$bonded.$G$12]*[.A40]))" office:value-type="float" office:value="0.0484152556723201" calcext:value-type="float">
            <text:p>0.0484152556723201</text:p>
          </table:table-cell>
          <table:table-cell table:style-name="ce6" table:formula="of:=2*[$bonded.$F$13]*[$bonded.$E$13]*(EXP(-[$bonded.$F$13]*[$bonded.$G$13]*[.A40])-EXP(-2*[$bonded.$F$13]*[$bonded.$G$13]*[.A40]))" office:value-type="float" office:value="0.190424836572587" calcext:value-type="float">
            <text:p>0.190424836572587</text:p>
          </table:table-cell>
          <table:table-cell table:style-name="ce6" table:formula="of:=[$pair.$L$42]*([$pair.$F$42]/[$pair.$G$42])*([$pair.$I$42]*([$pair.$G$42]/([$pair.$K$42]*([.A40]+1)))^([$pair.$I$42]+1)-[$pair.$H$42]*([$pair.$G$42]/([$pair.$K$42]*([.A40]+1)))^([$pair.$H$42]+1))" office:value-type="float" office:value="0.0343201349249617" calcext:value-type="float">
            <text:p>0.0343201349249617</text:p>
          </table:table-cell>
          <table:table-cell table:style-name="ce6" table:formula="of:=[$pair.$L$43]*([$pair.$F$43]/[$pair.$G$43])*([$pair.$I$43]*([$pair.$G$43]/([$pair.$K$43]*([.A40]+1)))^([$pair.$I$43]+1)-[$pair.$H$43]*([$pair.$G$43]/([$pair.$K$43]*([.A40]+1)))^([$pair.$H$43]+1))" office:value-type="float" office:value="0.00686402698499233" calcext:value-type="float">
            <text:p>0.00686402698499233</text:p>
          </table:table-cell>
          <table:table-cell table:style-name="ce6" table:formula="of:=[$pair.$L$44]*([$pair.$F$44]/[$pair.$G$44])*([$pair.$I$44]*([$pair.$G$44]/([$pair.$K$44]*([.A40]+1)))^([$pair.$I$44]+1)-[$pair.$H$44]*([$pair.$G$44]/([$pair.$K$44]*([.A40]+1)))^([$pair.$H$44]+1))" office:value-type="float" office:value="0.000826493579257464" calcext:value-type="float">
            <text:p>0.000826493579257464</text:p>
          </table:table-cell>
          <table:table-cell table:style-name="ce6" table:formula="of:=[$pair.$L$45]*([$pair.$F$45]/[$pair.$G$45])*([$pair.$I$45]*([$pair.$G$45]/([$pair.$K$45]*([.A40]+1)))^([$pair.$I$45]+1)-[$pair.$H$45]*([$pair.$G$45]/([$pair.$K$45]*([.A40]+1)))^([$pair.$H$45]+1))" office:value-type="float" office:value="0.019066741624979" calcext:value-type="float">
            <text:p>0.019066741624979</text:p>
          </table:table-cell>
          <table:table-cell table:number-columns-repeated="1011"/>
        </table:table-row>
        <table:table-row table:style-name="ro1">
          <table:table-cell table:style-name="ce6" table:formula="of:=[.A40]+0.01" office:value-type="float" office:value="0.08" calcext:value-type="float">
            <text:p>0.08</text:p>
          </table:table-cell>
          <table:table-cell table:style-name="ce6" table:formula="of:=[$bonded.$E$2]*[$bonded.$F$2]*[.A41]" office:value-type="float" office:value="12" calcext:value-type="float">
            <text:p>12</text:p>
          </table:table-cell>
          <table:table-cell table:style-name="ce6" table:formula="of:=[$bonded.$E$3]*[$bonded.$F$3]*[.A41]" office:value-type="float" office:value="6" calcext:value-type="float">
            <text:p>6</text:p>
          </table:table-cell>
          <table:table-cell table:style-name="ce6" table:formula="of:=[$bonded.$E$4]*[$bonded.$F$4]*[.A41]" office:value-type="float" office:value="7.2" calcext:value-type="float">
            <text:p>7.2</text:p>
          </table:table-cell>
          <table:table-cell table:style-name="ce6" table:formula="of:=([$bonded.$E$7]*(([$bonded.$K$7]*([.A41]+1))/(1-(([$bonded.$K$7]*([.A41]+1))/[$bonded.$F$7])^2)))+24*([$bonded.$G$7]/[$bonded.$H$7])*(([$bonded.$H$7]/([$bonded.$K$7]*([.A41]+1)))^7-2*([$bonded.$H$7]/([$bonded.$K$7]*([.A41]+1)))^13)" office:value-type="float" office:value="1.45334885277276" calcext:value-type="float">
            <text:p>1.45334885277276</text:p>
          </table:table-cell>
          <table:table-cell table:style-name="ce6" table:formula="of:=2*[$bonded.$F$10]*[$bonded.$E$10]*(EXP(-[$bonded.$F$10]*[$bonded.$G$10]*[.A41])-EXP(-2*[$bonded.$F$10]*[$bonded.$G$10]*[.A41]))" office:value-type="float" office:value="0.244474650526132" calcext:value-type="float">
            <text:p>0.244474650526132</text:p>
          </table:table-cell>
          <table:table-cell table:style-name="ce6" table:formula="of:=2*[$bonded.$F$11]*[$bonded.$E$11]*(EXP(-[$bonded.$F$11]*[$bonded.$G$11]*[.A41])-EXP(-2*[$bonded.$F$11]*[$bonded.$G$11]*[.A41]))" office:value-type="float" office:value="0.0929909854141061" calcext:value-type="float">
            <text:p>0.0929909854141061</text:p>
          </table:table-cell>
          <table:table-cell table:style-name="ce6" table:formula="of:=2*[$bonded.$F$12]*[$bonded.$E$12]*(EXP(-[$bonded.$F$12]*[$bonded.$G$12]*[.A41])-EXP(-2*[$bonded.$F$12]*[$bonded.$G$12]*[.A41]))" office:value-type="float" office:value="0.0525147288560907" calcext:value-type="float">
            <text:p>0.0525147288560907</text:p>
          </table:table-cell>
          <table:table-cell table:style-name="ce6" table:formula="of:=2*[$bonded.$F$13]*[$bonded.$E$13]*(EXP(-[$bonded.$F$13]*[$bonded.$G$13]*[.A41])-EXP(-2*[$bonded.$F$13]*[$bonded.$G$13]*[.A41]))" office:value-type="float" office:value="0.205700926903952" calcext:value-type="float">
            <text:p>0.205700926903952</text:p>
          </table:table-cell>
          <table:table-cell table:style-name="ce6" table:formula="of:=[$pair.$L$42]*([$pair.$F$42]/[$pair.$G$42])*([$pair.$I$42]*([$pair.$G$42]/([$pair.$K$42]*([.A41]+1)))^([$pair.$I$42]+1)-[$pair.$H$42]*([$pair.$G$42]/([$pair.$K$42]*([.A41]+1)))^([$pair.$H$42]+1))" office:value-type="float" office:value="0.0360890721532346" calcext:value-type="float">
            <text:p>0.0360890721532346</text:p>
          </table:table-cell>
          <table:table-cell table:style-name="ce6" table:formula="of:=[$pair.$L$43]*([$pair.$F$43]/[$pair.$G$43])*([$pair.$I$43]*([$pair.$G$43]/([$pair.$K$43]*([.A41]+1)))^([$pair.$I$43]+1)-[$pair.$H$43]*([$pair.$G$43]/([$pair.$K$43]*([.A41]+1)))^([$pair.$H$43]+1))" office:value-type="float" office:value="0.00721781443064692" calcext:value-type="float">
            <text:p>0.00721781443064692</text:p>
          </table:table-cell>
          <table:table-cell table:style-name="ce6" table:formula="of:=[$pair.$L$44]*([$pair.$F$44]/[$pair.$G$44])*([$pair.$I$44]*([$pair.$G$44]/([$pair.$K$44]*([.A41]+1)))^([$pair.$I$44]+1)-[$pair.$H$44]*([$pair.$G$44]/([$pair.$K$44]*([.A41]+1)))^([$pair.$H$44]+1))" office:value-type="float" office:value="0.000905992351891327" calcext:value-type="float">
            <text:p>0.000905992351891327</text:p>
          </table:table-cell>
          <table:table-cell table:style-name="ce6" table:formula="of:=[$pair.$L$45]*([$pair.$F$45]/[$pair.$G$45])*([$pair.$I$45]*([$pair.$G$45]/([$pair.$K$45]*([.A41]+1)))^([$pair.$I$45]+1)-[$pair.$H$45]*([$pair.$G$45]/([$pair.$K$45]*([.A41]+1)))^([$pair.$H$45]+1))" office:value-type="float" office:value="0.020049484529575" calcext:value-type="float">
            <text:p>0.020049484529575</text:p>
          </table:table-cell>
          <table:table-cell table:number-columns-repeated="1011"/>
        </table:table-row>
        <table:table-row table:style-name="ro1">
          <table:table-cell table:style-name="ce6" table:formula="of:=[.A41]+0.01" office:value-type="float" office:value="0.09" calcext:value-type="float">
            <text:p>0.09</text:p>
          </table:table-cell>
          <table:table-cell table:style-name="ce6" table:formula="of:=[$bonded.$E$2]*[$bonded.$F$2]*[.A42]" office:value-type="float" office:value="13.5" calcext:value-type="float">
            <text:p>13.5</text:p>
          </table:table-cell>
          <table:table-cell table:style-name="ce6" table:formula="of:=[$bonded.$E$3]*[$bonded.$F$3]*[.A42]" office:value-type="float" office:value="6.75" calcext:value-type="float">
            <text:p>6.75</text:p>
          </table:table-cell>
          <table:table-cell table:style-name="ce6" table:formula="of:=[$bonded.$E$4]*[$bonded.$F$4]*[.A42]" office:value-type="float" office:value="8.1" calcext:value-type="float">
            <text:p>8.1</text:p>
          </table:table-cell>
          <table:table-cell table:style-name="ce6" table:formula="of:=([$bonded.$E$7]*(([$bonded.$K$7]*([.A42]+1))/(1-(([$bonded.$K$7]*([.A42]+1))/[$bonded.$F$7])^2)))+24*([$bonded.$G$7]/[$bonded.$H$7])*(([$bonded.$H$7]/([$bonded.$K$7]*([.A42]+1)))^7-2*([$bonded.$H$7]/([$bonded.$K$7]*([.A42]+1)))^13)" office:value-type="float" office:value="1.56207203834969" calcext:value-type="float">
            <text:p>1.56207203834969</text:p>
          </table:table-cell>
          <table:table-cell table:style-name="ce6" table:formula="of:=2*[$bonded.$F$10]*[$bonded.$E$10]*(EXP(-[$bonded.$F$10]*[$bonded.$G$10]*[.A42])-EXP(-2*[$bonded.$F$10]*[$bonded.$G$10]*[.A42]))" office:value-type="float" office:value="0.260080680398285" calcext:value-type="float">
            <text:p>0.260080680398285</text:p>
          </table:table-cell>
          <table:table-cell table:style-name="ce6" table:formula="of:=2*[$bonded.$F$11]*[$bonded.$E$11]*(EXP(-[$bonded.$F$11]*[$bonded.$G$11]*[.A42])-EXP(-2*[$bonded.$F$11]*[$bonded.$G$11]*[.A42]))" office:value-type="float" office:value="0.0990997350358691" calcext:value-type="float">
            <text:p>0.0990997350358691</text:p>
          </table:table-cell>
          <table:table-cell table:style-name="ce6" table:formula="of:=2*[$bonded.$F$12]*[$bonded.$E$12]*(EXP(-[$bonded.$F$12]*[$bonded.$G$12]*[.A42])-EXP(-2*[$bonded.$F$12]*[$bonded.$G$12]*[.A42]))" office:value-type="float" office:value="0.0560771145587347" calcext:value-type="float">
            <text:p>0.0560771145587347</text:p>
          </table:table-cell>
          <table:table-cell table:style-name="ce6" table:formula="of:=2*[$bonded.$F$13]*[$bonded.$E$13]*(EXP(-[$bonded.$F$13]*[$bonded.$G$13]*[.A42])-EXP(-2*[$bonded.$F$13]*[$bonded.$G$13]*[.A42]))" office:value-type="float" office:value="0.218757021775054" calcext:value-type="float">
            <text:p>0.218757021775054</text:p>
          </table:table-cell>
          <table:table-cell table:style-name="ce6" table:formula="of:=[$pair.$L$42]*([$pair.$F$42]/[$pair.$G$42])*([$pair.$I$42]*([$pair.$G$42]/([$pair.$K$42]*([.A42]+1)))^([$pair.$I$42]+1)-[$pair.$H$42]*([$pair.$G$42]/([$pair.$K$42]*([.A42]+1)))^([$pair.$H$42]+1))" office:value-type="float" office:value="0.0373870313842883" calcext:value-type="float">
            <text:p>0.0373870313842883</text:p>
          </table:table-cell>
          <table:table-cell table:style-name="ce6" table:formula="of:=[$pair.$L$43]*([$pair.$F$43]/[$pair.$G$43])*([$pair.$I$43]*([$pair.$G$43]/([$pair.$K$43]*([.A42]+1)))^([$pair.$I$43]+1)-[$pair.$H$43]*([$pair.$G$43]/([$pair.$K$43]*([.A42]+1)))^([$pair.$H$43]+1))" office:value-type="float" office:value="0.00747740627685766" calcext:value-type="float">
            <text:p>0.00747740627685766</text:p>
          </table:table-cell>
          <table:table-cell table:style-name="ce6" table:formula="of:=[$pair.$L$44]*([$pair.$F$44]/[$pair.$G$44])*([$pair.$I$44]*([$pair.$G$44]/([$pair.$K$44]*([.A42]+1)))^([$pair.$I$44]+1)-[$pair.$H$44]*([$pair.$G$44]/([$pair.$K$44]*([.A42]+1)))^([$pair.$H$44]+1))" office:value-type="float" office:value="0.000978016750101744" calcext:value-type="float">
            <text:p>0.000978016750101744</text:p>
          </table:table-cell>
          <table:table-cell table:style-name="ce6" table:formula="of:=[$pair.$L$45]*([$pair.$F$45]/[$pair.$G$45])*([$pair.$I$45]*([$pair.$G$45]/([$pair.$K$45]*([.A42]+1)))^([$pair.$I$45]+1)-[$pair.$H$45]*([$pair.$G$45]/([$pair.$K$45]*([.A42]+1)))^([$pair.$H$45]+1))" office:value-type="float" office:value="0.0207705729912715" calcext:value-type="float">
            <text:p>0.0207705729912715</text:p>
          </table:table-cell>
          <table:table-cell table:number-columns-repeated="1011"/>
        </table:table-row>
        <table:table-row table:style-name="ro1">
          <table:table-cell table:style-name="ce6" table:formula="of:=[.A42]+0.01" office:value-type="float" office:value="0.1" calcext:value-type="float">
            <text:p>0.1</text:p>
          </table:table-cell>
          <table:table-cell table:style-name="ce6" table:formula="of:=[$bonded.$E$2]*[$bonded.$F$2]*[.A43]" office:value-type="float" office:value="15" calcext:value-type="float">
            <text:p>15</text:p>
          </table:table-cell>
          <table:table-cell table:style-name="ce6" table:formula="of:=[$bonded.$E$3]*[$bonded.$F$3]*[.A43]" office:value-type="float" office:value="7.5" calcext:value-type="float">
            <text:p>7.5</text:p>
          </table:table-cell>
          <table:table-cell table:style-name="ce6" table:formula="of:=[$bonded.$E$4]*[$bonded.$F$4]*[.A43]" office:value-type="float" office:value="9" calcext:value-type="float">
            <text:p>9</text:p>
          </table:table-cell>
          <table:table-cell table:style-name="ce6" table:formula="of:=([$bonded.$E$7]*(([$bonded.$K$7]*([.A43]+1))/(1-(([$bonded.$K$7]*([.A43]+1))/[$bonded.$F$7])^2)))+24*([$bonded.$G$7]/[$bonded.$H$7])*(([$bonded.$H$7]/([$bonded.$K$7]*([.A43]+1)))^7-2*([$bonded.$H$7]/([$bonded.$K$7]*([.A43]+1)))^13)" office:value-type="float" office:value="1.6622770489266" calcext:value-type="float">
            <text:p>1.6622770489266</text:p>
          </table:table-cell>
          <table:table-cell table:style-name="ce6" table:formula="of:=2*[$bonded.$F$10]*[$bonded.$E$10]*(EXP(-[$bonded.$F$10]*[$bonded.$G$10]*[.A43])-EXP(-2*[$bonded.$F$10]*[$bonded.$G$10]*[.A43]))" office:value-type="float" office:value="0.273299685309017" calcext:value-type="float">
            <text:p>0.273299685309017</text:p>
          </table:table-cell>
          <table:table-cell table:style-name="ce6" table:formula="of:=2*[$bonded.$F$11]*[$bonded.$E$11]*(EXP(-[$bonded.$F$11]*[$bonded.$G$11]*[.A43])-EXP(-2*[$bonded.$F$11]*[$bonded.$G$11]*[.A43]))" office:value-type="float" office:value="0.104317626328337" calcext:value-type="float">
            <text:p>0.104317626328337</text:p>
          </table:table-cell>
          <table:table-cell table:style-name="ce6" table:formula="of:=2*[$bonded.$F$12]*[$bonded.$E$12]*(EXP(-[$bonded.$F$12]*[$bonded.$G$12]*[.A43])-EXP(-2*[$bonded.$F$12]*[$bonded.$G$12]*[.A43]))" office:value-type="float" office:value="0.0591480142731513" calcext:value-type="float">
            <text:p>0.0591480142731513</text:p>
          </table:table-cell>
          <table:table-cell table:style-name="ce6" table:formula="of:=2*[$bonded.$F$13]*[$bonded.$E$13]*(EXP(-[$bonded.$F$13]*[$bonded.$G$13]*[.A43])-EXP(-2*[$bonded.$F$13]*[$bonded.$G$13]*[.A43]))" office:value-type="float" office:value="0.229797436558818" calcext:value-type="float">
            <text:p>0.229797436558818</text:p>
          </table:table-cell>
          <table:table-cell table:style-name="ce6" table:formula="of:=[$pair.$L$42]*([$pair.$F$42]/[$pair.$G$42])*([$pair.$I$42]*([$pair.$G$42]/([$pair.$K$42]*([.A43]+1)))^([$pair.$I$42]+1)-[$pair.$H$42]*([$pair.$G$42]/([$pair.$K$42]*([.A43]+1)))^([$pair.$H$42]+1))" office:value-type="float" office:value="0.0382844486403524" calcext:value-type="float">
            <text:p>0.0382844486403524</text:p>
          </table:table-cell>
          <table:table-cell table:style-name="ce6" table:formula="of:=[$pair.$L$43]*([$pair.$F$43]/[$pair.$G$43])*([$pair.$I$43]*([$pair.$G$43]/([$pair.$K$43]*([.A43]+1)))^([$pair.$I$43]+1)-[$pair.$H$43]*([$pair.$G$43]/([$pair.$K$43]*([.A43]+1)))^([$pair.$H$43]+1))" office:value-type="float" office:value="0.00765688972807048" calcext:value-type="float">
            <text:p>0.00765688972807048</text:p>
          </table:table-cell>
          <table:table-cell table:style-name="ce6" table:formula="of:=[$pair.$L$44]*([$pair.$F$44]/[$pair.$G$44])*([$pair.$I$44]*([$pair.$G$44]/([$pair.$K$44]*([.A43]+1)))^([$pair.$I$44]+1)-[$pair.$H$44]*([$pair.$G$44]/([$pair.$K$44]*([.A43]+1)))^([$pair.$H$44]+1))" office:value-type="float" office:value="0.00104314782273938" calcext:value-type="float">
            <text:p>0.00104314782273938</text:p>
          </table:table-cell>
          <table:table-cell table:style-name="ce6" table:formula="of:=[$pair.$L$45]*([$pair.$F$45]/[$pair.$G$45])*([$pair.$I$45]*([$pair.$G$45]/([$pair.$K$45]*([.A43]+1)))^([$pair.$I$45]+1)-[$pair.$H$45]*([$pair.$G$45]/([$pair.$K$45]*([.A43]+1)))^([$pair.$H$45]+1))" office:value-type="float" office:value="0.0212691381335292" calcext:value-type="float">
            <text:p>0.0212691381335292</text:p>
          </table:table-cell>
          <table:table-cell table:number-columns-repeated="1011"/>
        </table:table-row>
        <table:table-row table:style-name="ro1">
          <table:table-cell table:style-name="ce6" table:formula="of:=[.A43]+0.01" office:value-type="float" office:value="0.11" calcext:value-type="float">
            <text:p>0.11</text:p>
          </table:table-cell>
          <table:table-cell table:style-name="ce6" table:formula="of:=[$bonded.$E$2]*[$bonded.$F$2]*[.A44]" office:value-type="float" office:value="16.5" calcext:value-type="float">
            <text:p>16.5</text:p>
          </table:table-cell>
          <table:table-cell table:style-name="ce6" table:formula="of:=[$bonded.$E$3]*[$bonded.$F$3]*[.A44]" office:value-type="float" office:value="8.25" calcext:value-type="float">
            <text:p>8.25</text:p>
          </table:table-cell>
          <table:table-cell table:style-name="ce6" table:formula="of:=[$bonded.$E$4]*[$bonded.$F$4]*[.A44]" office:value-type="float" office:value="9.9" calcext:value-type="float">
            <text:p>9.9</text:p>
          </table:table-cell>
          <table:table-cell table:style-name="ce6" table:formula="of:=([$bonded.$E$7]*(([$bonded.$K$7]*([.A44]+1))/(1-(([$bonded.$K$7]*([.A44]+1))/[$bonded.$F$7])^2)))+24*([$bonded.$G$7]/[$bonded.$H$7])*(([$bonded.$H$7]/([$bonded.$K$7]*([.A44]+1)))^7-2*([$bonded.$H$7]/([$bonded.$K$7]*([.A44]+1)))^13)" office:value-type="float" office:value="1.7554422578322" calcext:value-type="float">
            <text:p>1.7554422578322</text:p>
          </table:table-cell>
          <table:table-cell table:style-name="ce6" table:formula="of:=2*[$bonded.$F$10]*[$bonded.$E$10]*(EXP(-[$bonded.$F$10]*[$bonded.$G$10]*[.A44])-EXP(-2*[$bonded.$F$10]*[$bonded.$G$10]*[.A44]))" office:value-type="float" office:value="0.284352536635116" calcext:value-type="float">
            <text:p>0.284352536635116</text:p>
          </table:table-cell>
          <table:table-cell table:style-name="ce6" table:formula="of:=2*[$bonded.$F$11]*[$bonded.$E$11]*(EXP(-[$bonded.$F$11]*[$bonded.$G$11]*[.A44])-EXP(-2*[$bonded.$F$11]*[$bonded.$G$11]*[.A44]))" office:value-type="float" office:value="0.108724300880241" calcext:value-type="float">
            <text:p>0.108724300880241</text:p>
          </table:table-cell>
          <table:table-cell table:style-name="ce6" table:formula="of:=2*[$bonded.$F$12]*[$bonded.$E$12]*(EXP(-[$bonded.$F$12]*[$bonded.$G$12]*[.A44])-EXP(-2*[$bonded.$F$12]*[$bonded.$G$12]*[.A44]))" office:value-type="float" office:value="0.0617696059521654" calcext:value-type="float">
            <text:p>0.0617696059521654</text:p>
          </table:table-cell>
          <table:table-cell table:style-name="ce6" table:formula="of:=2*[$bonded.$F$13]*[$bonded.$E$13]*(EXP(-[$bonded.$F$13]*[$bonded.$G$13]*[.A44])-EXP(-2*[$bonded.$F$13]*[$bonded.$G$13]*[.A44]))" office:value-type="float" office:value="0.239009925015469" calcext:value-type="float">
            <text:p>0.239009925015469</text:p>
          </table:table-cell>
          <table:table-cell table:style-name="ce6" table:formula="of:=[$pair.$L$42]*([$pair.$F$42]/[$pair.$G$42])*([$pair.$I$42]*([$pair.$G$42]/([$pair.$K$42]*([.A44]+1)))^([$pair.$I$42]+1)-[$pair.$H$42]*([$pair.$G$42]/([$pair.$K$42]*([.A44]+1)))^([$pair.$H$42]+1))" office:value-type="float" office:value="0.0388421796349008" calcext:value-type="float">
            <text:p>0.0388421796349008</text:p>
          </table:table-cell>
          <table:table-cell table:style-name="ce6" table:formula="of:=[$pair.$L$43]*([$pair.$F$43]/[$pair.$G$43])*([$pair.$I$43]*([$pair.$G$43]/([$pair.$K$43]*([.A44]+1)))^([$pair.$I$43]+1)-[$pair.$H$43]*([$pair.$G$43]/([$pair.$K$43]*([.A44]+1)))^([$pair.$H$43]+1))" office:value-type="float" office:value="0.00776843592698015" calcext:value-type="float">
            <text:p>0.00776843592698015</text:p>
          </table:table-cell>
          <table:table-cell table:style-name="ce6" table:formula="of:=[$pair.$L$44]*([$pair.$F$44]/[$pair.$G$44])*([$pair.$I$44]*([$pair.$G$44]/([$pair.$K$44]*([.A44]+1)))^([$pair.$I$44]+1)-[$pair.$H$44]*([$pair.$G$44]/([$pair.$K$44]*([.A44]+1)))^([$pair.$H$44]+1))" office:value-type="float" office:value="0.00110192042593913" calcext:value-type="float">
            <text:p>0.00110192042593913</text:p>
          </table:table-cell>
          <table:table-cell table:style-name="ce6" table:formula="of:=[$pair.$L$45]*([$pair.$F$45]/[$pair.$G$45])*([$pair.$I$45]*([$pair.$G$45]/([$pair.$K$45]*([.A44]+1)))^([$pair.$I$45]+1)-[$pair.$H$45]*([$pair.$G$45]/([$pair.$K$45]*([.A44]+1)))^([$pair.$H$45]+1))" office:value-type="float" office:value="0.0215789886860561" calcext:value-type="float">
            <text:p>0.0215789886860561</text:p>
          </table:table-cell>
          <table:table-cell table:number-columns-repeated="1011"/>
        </table:table-row>
        <table:table-row table:style-name="ro1">
          <table:table-cell table:style-name="ce6" table:formula="of:=[.A44]+0.01" office:value-type="float" office:value="0.12" calcext:value-type="float">
            <text:p>0.12</text:p>
          </table:table-cell>
          <table:table-cell table:style-name="ce6" table:formula="of:=[$bonded.$E$2]*[$bonded.$F$2]*[.A45]" office:value-type="float" office:value="18" calcext:value-type="float">
            <text:p>18</text:p>
          </table:table-cell>
          <table:table-cell table:style-name="ce6" table:formula="of:=[$bonded.$E$3]*[$bonded.$F$3]*[.A45]" office:value-type="float" office:value="9" calcext:value-type="float">
            <text:p>9</text:p>
          </table:table-cell>
          <table:table-cell table:style-name="ce6" table:formula="of:=[$bonded.$E$4]*[$bonded.$F$4]*[.A45]" office:value-type="float" office:value="10.8" calcext:value-type="float">
            <text:p>10.8</text:p>
          </table:table-cell>
          <table:table-cell table:style-name="ce6" table:formula="of:=([$bonded.$E$7]*(([$bonded.$K$7]*([.A45]+1))/(1-(([$bonded.$K$7]*([.A45]+1))/[$bonded.$F$7])^2)))+24*([$bonded.$G$7]/[$bonded.$H$7])*(([$bonded.$H$7]/([$bonded.$K$7]*([.A45]+1)))^7-2*([$bonded.$H$7]/([$bonded.$K$7]*([.A45]+1)))^13)" office:value-type="float" office:value="1.84285225558588" calcext:value-type="float">
            <text:p>1.84285225558588</text:p>
          </table:table-cell>
          <table:table-cell table:style-name="ce6" table:formula="of:=2*[$bonded.$F$10]*[$bonded.$E$10]*(EXP(-[$bonded.$F$10]*[$bonded.$G$10]*[.A45])-EXP(-2*[$bonded.$F$10]*[$bonded.$G$10]*[.A45]))" office:value-type="float" office:value="0.293442234865722" calcext:value-type="float">
            <text:p>0.293442234865722</text:p>
          </table:table-cell>
          <table:table-cell table:style-name="ce6" table:formula="of:=2*[$bonded.$F$11]*[$bonded.$E$11]*(EXP(-[$bonded.$F$11]*[$bonded.$G$11]*[.A45])-EXP(-2*[$bonded.$F$11]*[$bonded.$G$11]*[.A45]))" office:value-type="float" office:value="0.112393161569128" calcext:value-type="float">
            <text:p>0.112393161569128</text:p>
          </table:table-cell>
          <table:table-cell table:style-name="ce6" table:formula="of:=2*[$bonded.$F$12]*[$bonded.$E$12]*(EXP(-[$bonded.$F$12]*[$bonded.$G$12]*[.A45])-EXP(-2*[$bonded.$F$12]*[$bonded.$G$12]*[.A45]))" office:value-type="float" office:value="0.0639808885109881" calcext:value-type="float">
            <text:p>0.0639808885109881</text:p>
          </table:table-cell>
          <table:table-cell table:style-name="ce6" table:formula="of:=2*[$bonded.$F$13]*[$bonded.$E$13]*(EXP(-[$bonded.$F$13]*[$bonded.$G$13]*[.A45])-EXP(-2*[$bonded.$F$13]*[$bonded.$G$13]*[.A45]))" office:value-type="float" office:value="0.24656695464866" calcext:value-type="float">
            <text:p>0.24656695464866</text:p>
          </table:table-cell>
          <table:table-cell table:style-name="ce6" table:formula="of:=[$pair.$L$42]*([$pair.$F$42]/[$pair.$G$42])*([$pair.$I$42]*([$pair.$G$42]/([$pair.$K$42]*([.A45]+1)))^([$pair.$I$42]+1)-[$pair.$H$42]*([$pair.$G$42]/([$pair.$K$42]*([.A45]+1)))^([$pair.$H$42]+1))" office:value-type="float" office:value="0.0391127936238592" calcext:value-type="float">
            <text:p>0.0391127936238592</text:p>
          </table:table-cell>
          <table:table-cell table:style-name="ce6" table:formula="of:=[$pair.$L$43]*([$pair.$F$43]/[$pair.$G$43])*([$pair.$I$43]*([$pair.$G$43]/([$pair.$K$43]*([.A45]+1)))^([$pair.$I$43]+1)-[$pair.$H$43]*([$pair.$G$43]/([$pair.$K$43]*([.A45]+1)))^([$pair.$H$43]+1))" office:value-type="float" office:value="0.00782255872477183" calcext:value-type="float">
            <text:p>0.00782255872477183</text:p>
          </table:table-cell>
          <table:table-cell table:style-name="ce6" table:formula="of:=[$pair.$L$44]*([$pair.$F$44]/[$pair.$G$44])*([$pair.$I$44]*([$pair.$G$44]/([$pair.$K$44]*([.A45]+1)))^([$pair.$I$44]+1)-[$pair.$H$44]*([$pair.$G$44]/([$pair.$K$44]*([.A45]+1)))^([$pair.$H$44]+1))" office:value-type="float" office:value="0.00115482713675849" calcext:value-type="float">
            <text:p>0.00115482713675849</text:p>
          </table:table-cell>
          <table:table-cell table:style-name="ce6" table:formula="of:=[$pair.$L$45]*([$pair.$F$45]/[$pair.$G$45])*([$pair.$I$45]*([$pair.$G$45]/([$pair.$K$45]*([.A45]+1)))^([$pair.$I$45]+1)-[$pair.$H$45]*([$pair.$G$45]/([$pair.$K$45]*([.A45]+1)))^([$pair.$H$45]+1))" office:value-type="float" office:value="0.0217293297910329" calcext:value-type="float">
            <text:p>0.0217293297910329</text:p>
          </table:table-cell>
          <table:table-cell table:number-columns-repeated="1011"/>
        </table:table-row>
        <table:table-row table:style-name="ro1">
          <table:table-cell table:style-name="ce6" table:formula="of:=[.A45]+0.01" office:value-type="float" office:value="0.13" calcext:value-type="float">
            <text:p>0.13</text:p>
          </table:table-cell>
          <table:table-cell table:style-name="ce6" table:formula="of:=[$bonded.$E$2]*[$bonded.$F$2]*[.A46]" office:value-type="float" office:value="19.5" calcext:value-type="float">
            <text:p>19.5</text:p>
          </table:table-cell>
          <table:table-cell table:style-name="ce6" table:formula="of:=[$bonded.$E$3]*[$bonded.$F$3]*[.A46]" office:value-type="float" office:value="9.75" calcext:value-type="float">
            <text:p>9.75</text:p>
          </table:table-cell>
          <table:table-cell table:style-name="ce6" table:formula="of:=[$bonded.$E$4]*[$bonded.$F$4]*[.A46]" office:value-type="float" office:value="11.7" calcext:value-type="float">
            <text:p>11.7</text:p>
          </table:table-cell>
          <table:table-cell table:style-name="ce6" table:formula="of:=([$bonded.$E$7]*(([$bonded.$K$7]*([.A46]+1))/(1-(([$bonded.$K$7]*([.A46]+1))/[$bonded.$F$7])^2)))+24*([$bonded.$G$7]/[$bonded.$H$7])*(([$bonded.$H$7]/([$bonded.$K$7]*([.A46]+1)))^7-2*([$bonded.$H$7]/([$bonded.$K$7]*([.A46]+1)))^13)" office:value-type="float" office:value="1.92562773110427" calcext:value-type="float">
            <text:p>1.92562773110427</text:p>
          </table:table-cell>
          <table:table-cell table:style-name="ce6" table:formula="of:=2*[$bonded.$F$10]*[$bonded.$E$10]*(EXP(-[$bonded.$F$10]*[$bonded.$G$10]*[.A46])-EXP(-2*[$bonded.$F$10]*[$bonded.$G$10]*[.A46]))" office:value-type="float" office:value="0.300755280070501" calcext:value-type="float">
            <text:p>0.300755280070501</text:p>
          </table:table-cell>
          <table:table-cell table:style-name="ce6" table:formula="of:=2*[$bonded.$F$11]*[$bonded.$E$11]*(EXP(-[$bonded.$F$11]*[$bonded.$G$11]*[.A46])-EXP(-2*[$bonded.$F$11]*[$bonded.$G$11]*[.A46]))" office:value-type="float" office:value="0.115391836077596" calcext:value-type="float">
            <text:p>0.115391836077596</text:p>
          </table:table-cell>
          <table:table-cell table:style-name="ce6" table:formula="of:=2*[$bonded.$F$12]*[$bonded.$E$12]*(EXP(-[$bonded.$F$12]*[$bonded.$G$12]*[.A46])-EXP(-2*[$bonded.$F$12]*[$bonded.$G$12]*[.A46]))" office:value-type="float" office:value="0.0658179092632934" calcext:value-type="float">
            <text:p>0.0658179092632934</text:p>
          </table:table-cell>
          <table:table-cell table:style-name="ce6" table:formula="of:=2*[$bonded.$F$13]*[$bonded.$E$13]*(EXP(-[$bonded.$F$13]*[$bonded.$G$13]*[.A46])-EXP(-2*[$bonded.$F$13]*[$bonded.$G$13]*[.A46]))" office:value-type="float" office:value="0.25262688613115" calcext:value-type="float">
            <text:p>0.25262688613115</text:p>
          </table:table-cell>
          <table:table-cell table:style-name="ce6" table:formula="of:=[$pair.$L$42]*([$pair.$F$42]/[$pair.$G$42])*([$pair.$I$42]*([$pair.$G$42]/([$pair.$K$42]*([.A46]+1)))^([$pair.$I$42]+1)-[$pair.$H$42]*([$pair.$G$42]/([$pair.$K$42]*([.A46]+1)))^([$pair.$H$42]+1))" office:value-type="float" office:value="0.0391416886860049" calcext:value-type="float">
            <text:p>0.0391416886860049</text:p>
          </table:table-cell>
          <table:table-cell table:style-name="ce6" table:formula="of:=[$pair.$L$43]*([$pair.$F$43]/[$pair.$G$43])*([$pair.$I$43]*([$pair.$G$43]/([$pair.$K$43]*([.A46]+1)))^([$pair.$I$43]+1)-[$pair.$H$43]*([$pair.$G$43]/([$pair.$K$43]*([.A46]+1)))^([$pair.$H$43]+1))" office:value-type="float" office:value="0.00782833773720098" calcext:value-type="float">
            <text:p>0.00782833773720098</text:p>
          </table:table-cell>
          <table:table-cell table:style-name="ce6" table:formula="of:=[$pair.$L$44]*([$pair.$F$44]/[$pair.$G$44])*([$pair.$I$44]*([$pair.$G$44]/([$pair.$K$44]*([.A46]+1)))^([$pair.$I$44]+1)-[$pair.$H$44]*([$pair.$G$44]/([$pair.$K$44]*([.A46]+1)))^([$pair.$H$44]+1))" office:value-type="float" office:value="0.00120232181022597" calcext:value-type="float">
            <text:p>0.00120232181022597</text:p>
          </table:table-cell>
          <table:table-cell table:style-name="ce6" table:formula="of:=[$pair.$L$45]*([$pair.$F$45]/[$pair.$G$45])*([$pair.$I$45]*([$pair.$G$45]/([$pair.$K$45]*([.A46]+1)))^([$pair.$I$45]+1)-[$pair.$H$45]*([$pair.$G$45]/([$pair.$K$45]*([.A46]+1)))^([$pair.$H$45]+1))" office:value-type="float" office:value="0.0217453826033361" calcext:value-type="float">
            <text:p>0.0217453826033361</text:p>
          </table:table-cell>
          <table:table-cell table:number-columns-repeated="1011"/>
        </table:table-row>
        <table:table-row table:style-name="ro1">
          <table:table-cell table:style-name="ce6" table:formula="of:=[.A46]+0.01" office:value-type="float" office:value="0.14" calcext:value-type="float">
            <text:p>0.14</text:p>
          </table:table-cell>
          <table:table-cell table:style-name="ce6" table:formula="of:=[$bonded.$E$2]*[$bonded.$F$2]*[.A47]" office:value-type="float" office:value="21" calcext:value-type="float">
            <text:p>21</text:p>
          </table:table-cell>
          <table:table-cell table:style-name="ce6" table:formula="of:=[$bonded.$E$3]*[$bonded.$F$3]*[.A47]" office:value-type="float" office:value="10.5" calcext:value-type="float">
            <text:p>10.5</text:p>
          </table:table-cell>
          <table:table-cell table:style-name="ce6" table:formula="of:=[$bonded.$E$4]*[$bonded.$F$4]*[.A47]" office:value-type="float" office:value="12.6" calcext:value-type="float">
            <text:p>12.6</text:p>
          </table:table-cell>
          <table:table-cell table:style-name="ce6" table:formula="of:=([$bonded.$E$7]*(([$bonded.$K$7]*([.A47]+1))/(1-(([$bonded.$K$7]*([.A47]+1))/[$bonded.$F$7])^2)))+24*([$bonded.$G$7]/[$bonded.$H$7])*(([$bonded.$H$7]/([$bonded.$K$7]*([.A47]+1)))^7-2*([$bonded.$H$7]/([$bonded.$K$7]*([.A47]+1)))^13)" office:value-type="float" office:value="2.0047509429604" calcext:value-type="float">
            <text:p>2.0047509429604</text:p>
          </table:table-cell>
          <table:table-cell table:style-name="ce6" table:formula="of:=2*[$bonded.$F$10]*[$bonded.$E$10]*(EXP(-[$bonded.$F$10]*[$bonded.$G$10]*[.A47])-EXP(-2*[$bonded.$F$10]*[$bonded.$G$10]*[.A47]))" office:value-type="float" office:value="0.306462939809276" calcext:value-type="float">
            <text:p>0.306462939809276</text:p>
          </table:table-cell>
          <table:table-cell table:style-name="ce6" table:formula="of:=2*[$bonded.$F$11]*[$bonded.$E$11]*(EXP(-[$bonded.$F$11]*[$bonded.$G$11]*[.A47])-EXP(-2*[$bonded.$F$11]*[$bonded.$G$11]*[.A47]))" office:value-type="float" office:value="0.11778260679375" calcext:value-type="float">
            <text:p>0.11778260679375</text:p>
          </table:table-cell>
          <table:table-cell table:style-name="ce6" table:formula="of:=2*[$bonded.$F$12]*[$bonded.$E$12]*(EXP(-[$bonded.$F$12]*[$bonded.$G$12]*[.A47])-EXP(-2*[$bonded.$F$12]*[$bonded.$G$12]*[.A47]))" office:value-type="float" office:value="0.0673139754690171" calcext:value-type="float">
            <text:p>0.0673139754690171</text:p>
          </table:table-cell>
          <table:table-cell table:style-name="ce6" table:formula="of:=2*[$bonded.$F$13]*[$bonded.$E$13]*(EXP(-[$bonded.$F$13]*[$bonded.$G$13]*[.A47])-EXP(-2*[$bonded.$F$13]*[$bonded.$G$13]*[.A47]))" office:value-type="float" office:value="0.257335063934205" calcext:value-type="float">
            <text:p>0.257335063934205</text:p>
          </table:table-cell>
          <table:table-cell table:style-name="ce6" table:formula="of:=[$pair.$L$42]*([$pair.$F$42]/[$pair.$G$42])*([$pair.$I$42]*([$pair.$G$42]/([$pair.$K$42]*([.A47]+1)))^([$pair.$I$42]+1)-[$pair.$H$42]*([$pair.$G$42]/([$pair.$K$42]*([.A47]+1)))^([$pair.$H$42]+1))" office:value-type="float" office:value="0.0389680539032906" calcext:value-type="float">
            <text:p>0.0389680539032906</text:p>
          </table:table-cell>
          <table:table-cell table:style-name="ce6" table:formula="of:=[$pair.$L$43]*([$pair.$F$43]/[$pair.$G$43])*([$pair.$I$43]*([$pair.$G$43]/([$pair.$K$43]*([.A47]+1)))^([$pair.$I$43]+1)-[$pair.$H$43]*([$pair.$G$43]/([$pair.$K$43]*([.A47]+1)))^([$pair.$H$43]+1))" office:value-type="float" office:value="0.00779361078065812" calcext:value-type="float">
            <text:p>0.00779361078065812</text:p>
          </table:table-cell>
          <table:table-cell table:style-name="ce6" table:formula="of:=[$pair.$L$44]*([$pair.$F$44]/[$pair.$G$44])*([$pair.$I$44]*([$pair.$G$44]/([$pair.$K$44]*([.A47]+1)))^([$pair.$I$44]+1)-[$pair.$H$44]*([$pair.$G$44]/([$pair.$K$44]*([.A47]+1)))^([$pair.$H$44]+1))" office:value-type="float" office:value="0.0012448228147376" calcext:value-type="float">
            <text:p>0.0012448228147376</text:p>
          </table:table-cell>
          <table:table-cell table:style-name="ce6" table:formula="of:=[$pair.$L$45]*([$pair.$F$45]/[$pair.$G$45])*([$pair.$I$45]*([$pair.$G$45]/([$pair.$K$45]*([.A47]+1)))^([$pair.$I$45]+1)-[$pair.$H$45]*([$pair.$G$45]/([$pair.$K$45]*([.A47]+1)))^([$pair.$H$45]+1))" office:value-type="float" office:value="0.0216489188351614" calcext:value-type="float">
            <text:p>0.0216489188351614</text:p>
          </table:table-cell>
          <table:table-cell table:number-columns-repeated="1011"/>
        </table:table-row>
        <table:table-row table:style-name="ro1">
          <table:table-cell table:style-name="ce6" table:formula="of:=[.A47]+0.01" office:value-type="float" office:value="0.15" calcext:value-type="float">
            <text:p>0.15</text:p>
          </table:table-cell>
          <table:table-cell table:style-name="ce6" table:formula="of:=[$bonded.$E$2]*[$bonded.$F$2]*[.A48]" office:value-type="float" office:value="22.5" calcext:value-type="float">
            <text:p>22.5</text:p>
          </table:table-cell>
          <table:table-cell table:style-name="ce6" table:formula="of:=[$bonded.$E$3]*[$bonded.$F$3]*[.A48]" office:value-type="float" office:value="11.25" calcext:value-type="float">
            <text:p>11.25</text:p>
          </table:table-cell>
          <table:table-cell table:style-name="ce6" table:formula="of:=[$bonded.$E$4]*[$bonded.$F$4]*[.A48]" office:value-type="float" office:value="13.5" calcext:value-type="float">
            <text:p>13.5</text:p>
          </table:table-cell>
          <table:table-cell table:style-name="ce6" table:formula="of:=([$bonded.$E$7]*(([$bonded.$K$7]*([.A48]+1))/(1-(([$bonded.$K$7]*([.A48]+1))/[$bonded.$F$7])^2)))+24*([$bonded.$G$7]/[$bonded.$H$7])*(([$bonded.$H$7]/([$bonded.$K$7]*([.A48]+1)))^7-2*([$bonded.$H$7]/([$bonded.$K$7]*([.A48]+1)))^13)" office:value-type="float" office:value="2.08108749902907" calcext:value-type="float">
            <text:p>2.08108749902907</text:p>
          </table:table-cell>
          <table:table-cell table:style-name="ce6" table:formula="of:=2*[$bonded.$F$10]*[$bonded.$E$10]*(EXP(-[$bonded.$F$10]*[$bonded.$G$10]*[.A48])-EXP(-2*[$bonded.$F$10]*[$bonded.$G$10]*[.A48]))" office:value-type="float" office:value="0.310722422067932" calcext:value-type="float">
            <text:p>0.310722422067932</text:p>
          </table:table-cell>
          <table:table-cell table:style-name="ce6" table:formula="of:=2*[$bonded.$F$11]*[$bonded.$E$11]*(EXP(-[$bonded.$F$11]*[$bonded.$G$11]*[.A48])-EXP(-2*[$bonded.$F$11]*[$bonded.$G$11]*[.A48]))" office:value-type="float" office:value="0.119622809505518" calcext:value-type="float">
            <text:p>0.119622809505518</text:p>
          </table:table-cell>
          <table:table-cell table:style-name="ce6" table:formula="of:=2*[$bonded.$F$12]*[$bonded.$E$12]*(EXP(-[$bonded.$F$12]*[$bonded.$G$12]*[.A48])-EXP(-2*[$bonded.$F$12]*[$bonded.$G$12]*[.A48]))" office:value-type="float" office:value="0.0684998510911092" calcext:value-type="float">
            <text:p>0.0684998510911092</text:p>
          </table:table-cell>
          <table:table-cell table:style-name="ce6" table:formula="of:=2*[$bonded.$F$13]*[$bonded.$E$13]*(EXP(-[$bonded.$F$13]*[$bonded.$G$13]*[.A48])-EXP(-2*[$bonded.$F$13]*[$bonded.$G$13]*[.A48]))" office:value-type="float" office:value="0.260824824767335" calcext:value-type="float">
            <text:p>0.260824824767335</text:p>
          </table:table-cell>
          <table:table-cell table:style-name="ce6" table:formula="of:=[$pair.$L$42]*([$pair.$F$42]/[$pair.$G$42])*([$pair.$I$42]*([$pair.$G$42]/([$pair.$K$42]*([.A48]+1)))^([$pair.$I$42]+1)-[$pair.$H$42]*([$pair.$G$42]/([$pair.$K$42]*([.A48]+1)))^([$pair.$H$42]+1))" office:value-type="float" office:value="0.038625700140368" calcext:value-type="float">
            <text:p>0.038625700140368</text:p>
          </table:table-cell>
          <table:table-cell table:style-name="ce6" table:formula="of:=[$pair.$L$43]*([$pair.$F$43]/[$pair.$G$43])*([$pair.$I$43]*([$pair.$G$43]/([$pair.$K$43]*([.A48]+1)))^([$pair.$I$43]+1)-[$pair.$H$43]*([$pair.$G$43]/([$pair.$K$43]*([.A48]+1)))^([$pair.$H$43]+1))" office:value-type="float" office:value="0.00772514002807361" calcext:value-type="float">
            <text:p>0.00772514002807361</text:p>
          </table:table-cell>
          <table:table-cell table:style-name="ce6" table:formula="of:=[$pair.$L$44]*([$pair.$F$44]/[$pair.$G$44])*([$pair.$I$44]*([$pair.$G$44]/([$pair.$K$44]*([.A48]+1)))^([$pair.$I$44]+1)-[$pair.$H$44]*([$pair.$G$44]/([$pair.$K$44]*([.A48]+1)))^([$pair.$H$44]+1))" office:value-type="float" office:value="0.00128271597706958" calcext:value-type="float">
            <text:p>0.00128271597706958</text:p>
          </table:table-cell>
          <table:table-cell table:style-name="ce6" table:formula="of:=[$pair.$L$45]*([$pair.$F$45]/[$pair.$G$45])*([$pair.$I$45]*([$pair.$G$45]/([$pair.$K$45]*([.A48]+1)))^([$pair.$I$45]+1)-[$pair.$H$45]*([$pair.$G$45]/([$pair.$K$45]*([.A48]+1)))^([$pair.$H$45]+1))" office:value-type="float" office:value="0.0214587223002045" calcext:value-type="float">
            <text:p>0.0214587223002045</text:p>
          </table:table-cell>
          <table:table-cell table:number-columns-repeated="1011"/>
        </table:table-row>
        <table:table-row table:style-name="ro1">
          <table:table-cell table:style-name="ce6" table:formula="of:=[.A48]+0.01" office:value-type="float" office:value="0.16" calcext:value-type="float">
            <text:p>0.16</text:p>
          </table:table-cell>
          <table:table-cell table:style-name="ce6" table:formula="of:=[$bonded.$E$2]*[$bonded.$F$2]*[.A49]" office:value-type="float" office:value="24" calcext:value-type="float">
            <text:p>24</text:p>
          </table:table-cell>
          <table:table-cell table:style-name="ce6" table:formula="of:=[$bonded.$E$3]*[$bonded.$F$3]*[.A49]" office:value-type="float" office:value="12" calcext:value-type="float">
            <text:p>12</text:p>
          </table:table-cell>
          <table:table-cell table:style-name="ce6" table:formula="of:=[$bonded.$E$4]*[$bonded.$F$4]*[.A49]" office:value-type="float" office:value="14.4" calcext:value-type="float">
            <text:p>14.4</text:p>
          </table:table-cell>
          <table:table-cell table:style-name="ce6" table:formula="of:=([$bonded.$E$7]*(([$bonded.$K$7]*([.A49]+1))/(1-(([$bonded.$K$7]*([.A49]+1))/[$bonded.$F$7])^2)))+24*([$bonded.$G$7]/[$bonded.$H$7])*(([$bonded.$H$7]/([$bonded.$K$7]*([.A49]+1)))^7-2*([$bonded.$H$7]/([$bonded.$K$7]*([.A49]+1)))^13)" office:value-type="float" office:value="2.15540504723695" calcext:value-type="float">
            <text:p>2.15540504723695</text:p>
          </table:table-cell>
          <table:table-cell table:style-name="ce6" table:formula="of:=2*[$bonded.$F$10]*[$bonded.$E$10]*(EXP(-[$bonded.$F$10]*[$bonded.$G$10]*[.A49])-EXP(-2*[$bonded.$F$10]*[$bonded.$G$10]*[.A49]))" office:value-type="float" office:value="0.313677960247791" calcext:value-type="float">
            <text:p>0.313677960247791</text:p>
          </table:table-cell>
          <table:table-cell table:style-name="ce6" table:formula="of:=2*[$bonded.$F$11]*[$bonded.$E$11]*(EXP(-[$bonded.$F$11]*[$bonded.$G$11]*[.A49])-EXP(-2*[$bonded.$F$11]*[$bonded.$G$11]*[.A49]))" office:value-type="float" office:value="0.12096520312675" calcext:value-type="float">
            <text:p>0.12096520312675</text:p>
          </table:table-cell>
          <table:table-cell table:style-name="ce6" table:formula="of:=2*[$bonded.$F$12]*[$bonded.$E$12]*(EXP(-[$bonded.$F$12]*[$bonded.$G$12]*[.A49])-EXP(-2*[$bonded.$F$12]*[$bonded.$G$12]*[.A49]))" office:value-type="float" office:value="0.069403939783126" calcext:value-type="float">
            <text:p>0.069403939783126</text:p>
          </table:table-cell>
          <table:table-cell table:style-name="ce6" table:formula="of:=2*[$bonded.$F$13]*[$bonded.$E$13]*(EXP(-[$bonded.$F$13]*[$bonded.$G$13]*[.A49])-EXP(-2*[$bonded.$F$13]*[$bonded.$G$13]*[.A49]))" office:value-type="float" office:value="0.263218429946293" calcext:value-type="float">
            <text:p>0.263218429946293</text:p>
          </table:table-cell>
          <table:table-cell table:style-name="ce6" table:formula="of:=[$pair.$L$42]*([$pair.$F$42]/[$pair.$G$42])*([$pair.$I$42]*([$pair.$G$42]/([$pair.$K$42]*([.A49]+1)))^([$pair.$I$42]+1)-[$pair.$H$42]*([$pair.$G$42]/([$pair.$K$42]*([.A49]+1)))^([$pair.$H$42]+1))" office:value-type="float" office:value="0.0381437779316697" calcext:value-type="float">
            <text:p>0.0381437779316697</text:p>
          </table:table-cell>
          <table:table-cell table:style-name="ce6" table:formula="of:=[$pair.$L$43]*([$pair.$F$43]/[$pair.$G$43])*([$pair.$I$43]*([$pair.$G$43]/([$pair.$K$43]*([.A49]+1)))^([$pair.$I$43]+1)-[$pair.$H$43]*([$pair.$G$43]/([$pair.$K$43]*([.A49]+1)))^([$pair.$H$43]+1))" office:value-type="float" office:value="0.00762875558633394" calcext:value-type="float">
            <text:p>0.00762875558633394</text:p>
          </table:table-cell>
          <table:table-cell table:style-name="ce6" table:formula="of:=[$pair.$L$44]*([$pair.$F$44]/[$pair.$G$44])*([$pair.$I$44]*([$pair.$G$44]/([$pair.$K$44]*([.A49]+1)))^([$pair.$I$44]+1)-[$pair.$H$44]*([$pair.$G$44]/([$pair.$K$44]*([.A49]+1)))^([$pair.$H$44]+1))" office:value-type="float" office:value="0.00131635726501718" calcext:value-type="float">
            <text:p>0.00131635726501718</text:p>
          </table:table-cell>
          <table:table-cell table:style-name="ce6" table:formula="of:=[$pair.$L$45]*([$pair.$F$45]/[$pair.$G$45])*([$pair.$I$45]*([$pair.$G$45]/([$pair.$K$45]*([.A49]+1)))^([$pair.$I$45]+1)-[$pair.$H$45]*([$pair.$G$45]/([$pair.$K$45]*([.A49]+1)))^([$pair.$H$45]+1))" office:value-type="float" office:value="0.0211909877398165" calcext:value-type="float">
            <text:p>0.0211909877398165</text:p>
          </table:table-cell>
          <table:table-cell table:number-columns-repeated="1011"/>
        </table:table-row>
        <table:table-row table:style-name="ro1">
          <table:table-cell table:style-name="ce6" table:formula="of:=[.A49]+0.01" office:value-type="float" office:value="0.17" calcext:value-type="float">
            <text:p>0.17</text:p>
          </table:table-cell>
          <table:table-cell table:style-name="ce6" table:formula="of:=[$bonded.$E$2]*[$bonded.$F$2]*[.A50]" office:value-type="float" office:value="25.5" calcext:value-type="float">
            <text:p>25.5</text:p>
          </table:table-cell>
          <table:table-cell table:style-name="ce6" table:formula="of:=[$bonded.$E$3]*[$bonded.$F$3]*[.A50]" office:value-type="float" office:value="12.75" calcext:value-type="float">
            <text:p>12.75</text:p>
          </table:table-cell>
          <table:table-cell table:style-name="ce6" table:formula="of:=[$bonded.$E$4]*[$bonded.$F$4]*[.A50]" office:value-type="float" office:value="15.3" calcext:value-type="float">
            <text:p>15.3</text:p>
          </table:table-cell>
          <table:table-cell table:style-name="ce6" table:formula="of:=([$bonded.$E$7]*(([$bonded.$K$7]*([.A50]+1))/(1-(([$bonded.$K$7]*([.A50]+1))/[$bonded.$F$7])^2)))+24*([$bonded.$G$7]/[$bonded.$H$7])*(([$bonded.$H$7]/([$bonded.$K$7]*([.A50]+1)))^7-2*([$bonded.$H$7]/([$bonded.$K$7]*([.A50]+1)))^13)" office:value-type="float" office:value="2.22838938483086" calcext:value-type="float">
            <text:p>2.22838938483086</text:p>
          </table:table-cell>
          <table:table-cell table:style-name="ce6" table:formula="of:=2*[$bonded.$F$10]*[$bonded.$E$10]*(EXP(-[$bonded.$F$10]*[$bonded.$G$10]*[.A50])-EXP(-2*[$bonded.$F$10]*[$bonded.$G$10]*[.A50]))" office:value-type="float" office:value="0.315461816718829" calcext:value-type="float">
            <text:p>0.315461816718829</text:p>
          </table:table-cell>
          <table:table-cell table:style-name="ce6" table:formula="of:=2*[$bonded.$F$11]*[$bonded.$E$11]*(EXP(-[$bonded.$F$11]*[$bonded.$G$11]*[.A50])-EXP(-2*[$bonded.$F$11]*[$bonded.$G$11]*[.A50]))" office:value-type="float" office:value="0.121858312533507" calcext:value-type="float">
            <text:p>0.121858312533507</text:p>
          </table:table-cell>
          <table:table-cell table:style-name="ce6" table:formula="of:=2*[$bonded.$F$12]*[$bonded.$E$12]*(EXP(-[$bonded.$F$12]*[$bonded.$G$12]*[.A50])-EXP(-2*[$bonded.$F$12]*[$bonded.$G$12]*[.A50]))" office:value-type="float" office:value="0.0700524550593635" calcext:value-type="float">
            <text:p>0.0700524550593635</text:p>
          </table:table-cell>
          <table:table-cell table:style-name="ce6" table:formula="of:=2*[$bonded.$F$13]*[$bonded.$E$13]*(EXP(-[$bonded.$F$13]*[$bonded.$G$13]*[.A50])-EXP(-2*[$bonded.$F$13]*[$bonded.$G$13]*[.A50]))" office:value-type="float" office:value="0.264627927354668" calcext:value-type="float">
            <text:p>0.264627927354668</text:p>
          </table:table-cell>
          <table:table-cell table:style-name="ce6" table:formula="of:=[$pair.$L$42]*([$pair.$F$42]/[$pair.$G$42])*([$pair.$I$42]*([$pair.$G$42]/([$pair.$K$42]*([.A50]+1)))^([$pair.$I$42]+1)-[$pair.$H$42]*([$pair.$G$42]/([$pair.$K$42]*([.A50]+1)))^([$pair.$H$42]+1))" office:value-type="float" office:value="0.0375473982811266" calcext:value-type="float">
            <text:p>0.0375473982811266</text:p>
          </table:table-cell>
          <table:table-cell table:style-name="ce6" table:formula="of:=[$pair.$L$43]*([$pair.$F$43]/[$pair.$G$43])*([$pair.$I$43]*([$pair.$G$43]/([$pair.$K$43]*([.A50]+1)))^([$pair.$I$43]+1)-[$pair.$H$43]*([$pair.$G$43]/([$pair.$K$43]*([.A50]+1)))^([$pair.$H$43]+1))" office:value-type="float" office:value="0.00750947965622532" calcext:value-type="float">
            <text:p>0.00750947965622532</text:p>
          </table:table-cell>
          <table:table-cell table:style-name="ce6" table:formula="of:=[$pair.$L$44]*([$pair.$F$44]/[$pair.$G$44])*([$pair.$I$44]*([$pair.$G$44]/([$pair.$K$44]*([.A50]+1)))^([$pair.$I$44]+1)-[$pair.$H$44]*([$pair.$G$44]/([$pair.$K$44]*([.A50]+1)))^([$pair.$H$44]+1))" office:value-type="float" office:value="0.0013460752327741" calcext:value-type="float">
            <text:p>0.0013460752327741</text:p>
          </table:table-cell>
          <table:table-cell table:style-name="ce6" table:formula="of:=[$pair.$L$45]*([$pair.$F$45]/[$pair.$G$45])*([$pair.$I$45]*([$pair.$G$45]/([$pair.$K$45]*([.A50]+1)))^([$pair.$I$45]+1)-[$pair.$H$45]*([$pair.$G$45]/([$pair.$K$45]*([.A50]+1)))^([$pair.$H$45]+1))" office:value-type="float" office:value="0.020859665711737" calcext:value-type="float">
            <text:p>0.020859665711737</text:p>
          </table:table-cell>
          <table:table-cell table:number-columns-repeated="1011"/>
        </table:table-row>
        <table:table-row table:style-name="ro1">
          <table:table-cell table:style-name="ce6" table:formula="of:=[.A50]+0.01" office:value-type="float" office:value="0.18" calcext:value-type="float">
            <text:p>0.18</text:p>
          </table:table-cell>
          <table:table-cell table:style-name="ce6" table:formula="of:=[$bonded.$E$2]*[$bonded.$F$2]*[.A51]" office:value-type="float" office:value="27" calcext:value-type="float">
            <text:p>27</text:p>
          </table:table-cell>
          <table:table-cell table:style-name="ce6" table:formula="of:=[$bonded.$E$3]*[$bonded.$F$3]*[.A51]" office:value-type="float" office:value="13.5" calcext:value-type="float">
            <text:p>13.5</text:p>
          </table:table-cell>
          <table:table-cell table:style-name="ce6" table:formula="of:=[$bonded.$E$4]*[$bonded.$F$4]*[.A51]" office:value-type="float" office:value="16.2" calcext:value-type="float">
            <text:p>16.2</text:p>
          </table:table-cell>
          <table:table-cell table:style-name="ce6" table:formula="of:=([$bonded.$E$7]*(([$bonded.$K$7]*([.A51]+1))/(1-(([$bonded.$K$7]*([.A51]+1))/[$bonded.$F$7])^2)))+24*([$bonded.$G$7]/[$bonded.$H$7])*(([$bonded.$H$7]/([$bonded.$K$7]*([.A51]+1)))^7-2*([$bonded.$H$7]/([$bonded.$K$7]*([.A51]+1)))^13)" office:value-type="float" office:value="2.30065841507416" calcext:value-type="float">
            <text:p>2.30065841507416</text:p>
          </table:table-cell>
          <table:table-cell table:style-name="ce6" table:formula="of:=2*[$bonded.$F$10]*[$bonded.$E$10]*(EXP(-[$bonded.$F$10]*[$bonded.$G$10]*[.A51])-EXP(-2*[$bonded.$F$10]*[$bonded.$G$10]*[.A51]))" office:value-type="float" office:value="0.31619521096821" calcext:value-type="float">
            <text:p>0.31619521096821</text:p>
          </table:table-cell>
          <table:table-cell table:style-name="ce6" table:formula="of:=2*[$bonded.$F$11]*[$bonded.$E$11]*(EXP(-[$bonded.$F$11]*[$bonded.$G$11]*[.A51])-EXP(-2*[$bonded.$F$11]*[$bonded.$G$11]*[.A51]))" office:value-type="float" office:value="0.122346746440719" calcext:value-type="float">
            <text:p>0.122346746440719</text:p>
          </table:table-cell>
          <table:table-cell table:style-name="ce6" table:formula="of:=2*[$bonded.$F$12]*[$bonded.$E$12]*(EXP(-[$bonded.$F$12]*[$bonded.$G$12]*[.A51])-EXP(-2*[$bonded.$F$12]*[$bonded.$G$12]*[.A51]))" office:value-type="float" office:value="0.070469578533858" calcext:value-type="float">
            <text:p>0.070469578533858</text:p>
          </table:table-cell>
          <table:table-cell table:style-name="ce6" table:formula="of:=2*[$bonded.$F$13]*[$bonded.$E$13]*(EXP(-[$bonded.$F$13]*[$bonded.$G$13]*[.A51])-EXP(-2*[$bonded.$F$13]*[$bonded.$G$13]*[.A51]))" office:value-type="float" office:value="0.26515594824512" calcext:value-type="float">
            <text:p>0.26515594824512</text:p>
          </table:table-cell>
          <table:table-cell table:style-name="ce6" table:formula="of:=[$pair.$L$42]*([$pair.$F$42]/[$pair.$G$42])*([$pair.$I$42]*([$pair.$G$42]/([$pair.$K$42]*([.A51]+1)))^([$pair.$I$42]+1)-[$pair.$H$42]*([$pair.$G$42]/([$pair.$K$42]*([.A51]+1)))^([$pair.$H$42]+1))" office:value-type="float" office:value="0.036858169886517" calcext:value-type="float">
            <text:p>0.036858169886517</text:p>
          </table:table-cell>
          <table:table-cell table:style-name="ce6" table:formula="of:=[$pair.$L$43]*([$pair.$F$43]/[$pair.$G$43])*([$pair.$I$43]*([$pair.$G$43]/([$pair.$K$43]*([.A51]+1)))^([$pair.$I$43]+1)-[$pair.$H$43]*([$pair.$G$43]/([$pair.$K$43]*([.A51]+1)))^([$pair.$H$43]+1))" office:value-type="float" office:value="0.0073716339773034" calcext:value-type="float">
            <text:p>0.0073716339773034</text:p>
          </table:table-cell>
          <table:table-cell table:style-name="ce6" table:formula="of:=[$pair.$L$44]*([$pair.$F$44]/[$pair.$G$44])*([$pair.$I$44]*([$pair.$G$44]/([$pair.$K$44]*([.A51]+1)))^([$pair.$I$44]+1)-[$pair.$H$44]*([$pair.$G$44]/([$pair.$K$44]*([.A51]+1)))^([$pair.$H$44]+1))" office:value-type="float" office:value="0.00137217325159065" calcext:value-type="float">
            <text:p>0.00137217325159065</text:p>
          </table:table-cell>
          <table:table-cell table:style-name="ce6" table:formula="of:=[$pair.$L$45]*([$pair.$F$45]/[$pair.$G$45])*([$pair.$I$45]*([$pair.$G$45]/([$pair.$K$45]*([.A51]+1)))^([$pair.$I$45]+1)-[$pair.$H$45]*([$pair.$G$45]/([$pair.$K$45]*([.A51]+1)))^([$pair.$H$45]+1))" office:value-type="float" office:value="0.0204767610480649" calcext:value-type="float">
            <text:p>0.0204767610480649</text:p>
          </table:table-cell>
          <table:table-cell table:number-columns-repeated="1011"/>
        </table:table-row>
        <table:table-row table:style-name="ro1">
          <table:table-cell table:style-name="ce6" table:formula="of:=[.A51]+0.01" office:value-type="float" office:value="0.19" calcext:value-type="float">
            <text:p>0.19</text:p>
          </table:table-cell>
          <table:table-cell table:style-name="ce6" table:formula="of:=[$bonded.$E$2]*[$bonded.$F$2]*[.A52]" office:value-type="float" office:value="28.5" calcext:value-type="float">
            <text:p>28.5</text:p>
          </table:table-cell>
          <table:table-cell table:style-name="ce6" table:formula="of:=[$bonded.$E$3]*[$bonded.$F$3]*[.A52]" office:value-type="float" office:value="14.25" calcext:value-type="float">
            <text:p>14.25</text:p>
          </table:table-cell>
          <table:table-cell table:style-name="ce6" table:formula="of:=[$bonded.$E$4]*[$bonded.$F$4]*[.A52]" office:value-type="float" office:value="17.1" calcext:value-type="float">
            <text:p>17.1</text:p>
          </table:table-cell>
          <table:table-cell table:style-name="ce6" table:formula="of:=([$bonded.$E$7]*(([$bonded.$K$7]*([.A52]+1))/(1-(([$bonded.$K$7]*([.A52]+1))/[$bonded.$F$7])^2)))+24*([$bonded.$G$7]/[$bonded.$H$7])*(([$bonded.$H$7]/([$bonded.$K$7]*([.A52]+1)))^7-2*([$bonded.$H$7]/([$bonded.$K$7]*([.A52]+1)))^13)" office:value-type="float" office:value="2.37277431573765" calcext:value-type="float">
            <text:p>2.37277431573765</text:p>
          </table:table-cell>
          <table:table-cell table:style-name="ce6" table:formula="of:=2*[$bonded.$F$10]*[$bonded.$E$10]*(EXP(-[$bonded.$F$10]*[$bonded.$G$10]*[.A52])-EXP(-2*[$bonded.$F$10]*[$bonded.$G$10]*[.A52]))" office:value-type="float" office:value="0.315989177931862" calcext:value-type="float">
            <text:p>0.315989177931862</text:p>
          </table:table-cell>
          <table:table-cell table:style-name="ce6" table:formula="of:=2*[$bonded.$F$11]*[$bonded.$E$11]*(EXP(-[$bonded.$F$11]*[$bonded.$G$11]*[.A52])-EXP(-2*[$bonded.$F$11]*[$bonded.$G$11]*[.A52]))" office:value-type="float" office:value="0.122471492111782" calcext:value-type="float">
            <text:p>0.122471492111782</text:p>
          </table:table-cell>
          <table:table-cell table:style-name="ce6" table:formula="of:=2*[$bonded.$F$12]*[$bonded.$E$12]*(EXP(-[$bonded.$F$12]*[$bonded.$G$12]*[.A52])-EXP(-2*[$bonded.$F$12]*[$bonded.$G$12]*[.A52]))" office:value-type="float" office:value="0.0706776070536767" calcext:value-type="float">
            <text:p>0.0706776070536767</text:p>
          </table:table-cell>
          <table:table-cell table:style-name="ce6" table:formula="of:=2*[$bonded.$F$13]*[$bonded.$E$13]*(EXP(-[$bonded.$F$13]*[$bonded.$G$13]*[.A52])-EXP(-2*[$bonded.$F$13]*[$bonded.$G$13]*[.A52]))" office:value-type="float" office:value="0.264896443738026" calcext:value-type="float">
            <text:p>0.264896443738026</text:p>
          </table:table-cell>
          <table:table-cell table:style-name="ce6" table:formula="of:=[$pair.$L$42]*([$pair.$F$42]/[$pair.$G$42])*([$pair.$I$42]*([$pair.$G$42]/([$pair.$K$42]*([.A52]+1)))^([$pair.$I$42]+1)-[$pair.$H$42]*([$pair.$G$42]/([$pair.$K$42]*([.A52]+1)))^([$pair.$H$42]+1))" office:value-type="float" office:value="0.0360946643528625" calcext:value-type="float">
            <text:p>0.0360946643528625</text:p>
          </table:table-cell>
          <table:table-cell table:style-name="ce6" table:formula="of:=[$pair.$L$43]*([$pair.$F$43]/[$pair.$G$43])*([$pair.$I$43]*([$pair.$G$43]/([$pair.$K$43]*([.A52]+1)))^([$pair.$I$43]+1)-[$pair.$H$43]*([$pair.$G$43]/([$pair.$K$43]*([.A52]+1)))^([$pair.$H$43]+1))" office:value-type="float" office:value="0.00721893287057249" calcext:value-type="float">
            <text:p>0.00721893287057249</text:p>
          </table:table-cell>
          <table:table-cell table:style-name="ce6" table:formula="of:=[$pair.$L$44]*([$pair.$F$44]/[$pair.$G$44])*([$pair.$I$44]*([$pair.$G$44]/([$pair.$K$44]*([.A52]+1)))^([$pair.$I$44]+1)-[$pair.$H$44]*([$pair.$G$44]/([$pair.$K$44]*([.A52]+1)))^([$pair.$H$44]+1))" office:value-type="float" office:value="0.00139493154595513" calcext:value-type="float">
            <text:p>0.00139493154595513</text:p>
          </table:table-cell>
          <table:table-cell table:style-name="ce6" table:formula="of:=[$pair.$L$45]*([$pair.$F$45]/[$pair.$G$45])*([$pair.$I$45]*([$pair.$G$45]/([$pair.$K$45]*([.A52]+1)))^([$pair.$I$45]+1)-[$pair.$H$45]*([$pair.$G$45]/([$pair.$K$45]*([.A52]+1)))^([$pair.$H$45]+1))" office:value-type="float" office:value="0.0200525913071457" calcext:value-type="float">
            <text:p>0.0200525913071457</text:p>
          </table:table-cell>
          <table:table-cell table:number-columns-repeated="1011"/>
        </table:table-row>
        <table:table-row table:style-name="ro1">
          <table:table-cell table:style-name="ce6" table:formula="of:=[.A52]+0.01" office:value-type="float" office:value="0.2" calcext:value-type="float">
            <text:p>0.2</text:p>
          </table:table-cell>
          <table:table-cell table:style-name="ce6" table:formula="of:=[$bonded.$E$2]*[$bonded.$F$2]*[.A53]" office:value-type="float" office:value="30" calcext:value-type="float">
            <text:p>30</text:p>
          </table:table-cell>
          <table:table-cell table:style-name="ce6" table:formula="of:=[$bonded.$E$3]*[$bonded.$F$3]*[.A53]" office:value-type="float" office:value="15" calcext:value-type="float">
            <text:p>15</text:p>
          </table:table-cell>
          <table:table-cell table:style-name="ce6" table:formula="of:=[$bonded.$E$4]*[$bonded.$F$4]*[.A53]" office:value-type="float" office:value="18" calcext:value-type="float">
            <text:p>18</text:p>
          </table:table-cell>
          <table:table-cell table:style-name="ce6" table:formula="of:=([$bonded.$E$7]*(([$bonded.$K$7]*([.A53]+1))/(1-(([$bonded.$K$7]*([.A53]+1))/[$bonded.$F$7])^2)))+24*([$bonded.$G$7]/[$bonded.$H$7])*(([$bonded.$H$7]/([$bonded.$K$7]*([.A53]+1)))^7-2*([$bonded.$H$7]/([$bonded.$K$7]*([.A53]+1)))^13)" office:value-type="float" office:value="2.44525423087516" calcext:value-type="float">
            <text:p>2.44525423087516</text:p>
          </table:table-cell>
          <table:table-cell table:style-name="ce6" table:formula="of:=2*[$bonded.$F$10]*[$bonded.$E$10]*(EXP(-[$bonded.$F$10]*[$bonded.$G$10]*[.A53])-EXP(-2*[$bonded.$F$10]*[$bonded.$G$10]*[.A53]))" office:value-type="float" office:value="0.31494536168553" calcext:value-type="float">
            <text:p>0.31494536168553</text:p>
          </table:table-cell>
          <table:table-cell table:style-name="ce6" table:formula="of:=2*[$bonded.$F$11]*[$bonded.$E$11]*(EXP(-[$bonded.$F$11]*[$bonded.$G$11]*[.A53])-EXP(-2*[$bonded.$F$11]*[$bonded.$G$11]*[.A53]))" office:value-type="float" office:value="0.122270188565734" calcext:value-type="float">
            <text:p>0.122270188565734</text:p>
          </table:table-cell>
          <table:table-cell table:style-name="ce6" table:formula="of:=2*[$bonded.$F$12]*[$bonded.$E$12]*(EXP(-[$bonded.$F$12]*[$bonded.$G$12]*[.A53])-EXP(-2*[$bonded.$F$12]*[$bonded.$G$12]*[.A53]))" office:value-type="float" office:value="0.0706970894951958" calcext:value-type="float">
            <text:p>0.0706970894951958</text:p>
          </table:table-cell>
          <table:table-cell table:style-name="ce6" table:formula="of:=2*[$bonded.$F$13]*[$bonded.$E$13]*(EXP(-[$bonded.$F$13]*[$bonded.$G$13]*[.A53])-EXP(-2*[$bonded.$F$13]*[$bonded.$G$13]*[.A53]))" office:value-type="float" office:value="0.263935365515615" calcext:value-type="float">
            <text:p>0.263935365515615</text:p>
          </table:table-cell>
          <table:table-cell table:style-name="ce6" table:formula="of:=[$pair.$L$42]*([$pair.$F$42]/[$pair.$G$42])*([$pair.$I$42]*([$pair.$G$42]/([$pair.$K$42]*([.A53]+1)))^([$pair.$I$42]+1)-[$pair.$H$42]*([$pair.$G$42]/([$pair.$K$42]*([.A53]+1)))^([$pair.$H$42]+1))" office:value-type="float" office:value="0.0352728193031424" calcext:value-type="float">
            <text:p>0.0352728193031424</text:p>
          </table:table-cell>
          <table:table-cell table:style-name="ce6" table:formula="of:=[$pair.$L$43]*([$pair.$F$43]/[$pair.$G$43])*([$pair.$I$43]*([$pair.$G$43]/([$pair.$K$43]*([.A53]+1)))^([$pair.$I$43]+1)-[$pair.$H$43]*([$pair.$G$43]/([$pair.$K$43]*([.A53]+1)))^([$pair.$H$43]+1))" office:value-type="float" office:value="0.00705456386062848" calcext:value-type="float">
            <text:p>0.00705456386062848</text:p>
          </table:table-cell>
          <table:table-cell table:style-name="ce6" table:formula="of:=[$pair.$L$44]*([$pair.$F$44]/[$pair.$G$44])*([$pair.$I$44]*([$pair.$G$44]/([$pair.$K$44]*([.A53]+1)))^([$pair.$I$44]+1)-[$pair.$H$44]*([$pair.$G$44]/([$pair.$K$44]*([.A53]+1)))^([$pair.$H$44]+1))" office:value-type="float" office:value="0.00141460905349794" calcext:value-type="float">
            <text:p>0.00141460905349794</text:p>
          </table:table-cell>
          <table:table-cell table:style-name="ce6" table:formula="of:=[$pair.$L$45]*([$pair.$F$45]/[$pair.$G$45])*([$pair.$I$45]*([$pair.$G$45]/([$pair.$K$45]*([.A53]+1)))^([$pair.$I$45]+1)-[$pair.$H$45]*([$pair.$G$45]/([$pair.$K$45]*([.A53]+1)))^([$pair.$H$45]+1))" office:value-type="float" office:value="0.0195960107239679" calcext:value-type="float">
            <text:p>0.0195960107239679</text:p>
          </table:table-cell>
          <table:table-cell table:number-columns-repeated="1011"/>
        </table:table-row>
        <table:table-row table:style-name="ro1">
          <table:table-cell table:style-name="ce6" table:formula="of:=[.A53]+0.01" office:value-type="float" office:value="0.21" calcext:value-type="float">
            <text:p>0.21</text:p>
          </table:table-cell>
          <table:table-cell table:style-name="ce6" table:formula="of:=[$bonded.$E$2]*[$bonded.$F$2]*[.A54]" office:value-type="float" office:value="31.5" calcext:value-type="float">
            <text:p>31.5</text:p>
          </table:table-cell>
          <table:table-cell table:style-name="ce6" table:formula="of:=[$bonded.$E$3]*[$bonded.$F$3]*[.A54]" office:value-type="float" office:value="15.75" calcext:value-type="float">
            <text:p>15.75</text:p>
          </table:table-cell>
          <table:table-cell table:style-name="ce6" table:formula="of:=[$bonded.$E$4]*[$bonded.$F$4]*[.A54]" office:value-type="float" office:value="18.9" calcext:value-type="float">
            <text:p>18.9</text:p>
          </table:table-cell>
          <table:table-cell table:style-name="ce6" table:formula="of:=([$bonded.$E$7]*(([$bonded.$K$7]*([.A54]+1))/(1-(([$bonded.$K$7]*([.A54]+1))/[$bonded.$F$7])^2)))+24*([$bonded.$G$7]/[$bonded.$H$7])*(([$bonded.$H$7]/([$bonded.$K$7]*([.A54]+1)))^7-2*([$bonded.$H$7]/([$bonded.$K$7]*([.A54]+1)))^13)" office:value-type="float" office:value="2.51857975432268" calcext:value-type="float">
            <text:p>2.51857975432268</text:p>
          </table:table-cell>
          <table:table-cell table:style-name="ce6" table:formula="of:=2*[$bonded.$F$10]*[$bonded.$E$10]*(EXP(-[$bonded.$F$10]*[$bonded.$G$10]*[.A54])-EXP(-2*[$bonded.$F$10]*[$bonded.$G$10]*[.A54]))" office:value-type="float" office:value="0.313156749290715" calcext:value-type="float">
            <text:p>0.313156749290715</text:p>
          </table:table-cell>
          <table:table-cell table:style-name="ce6" table:formula="of:=2*[$bonded.$F$11]*[$bonded.$E$11]*(EXP(-[$bonded.$F$11]*[$bonded.$G$11]*[.A54])-EXP(-2*[$bonded.$F$11]*[$bonded.$G$11]*[.A54]))" office:value-type="float" office:value="0.121777379827926" calcext:value-type="float">
            <text:p>0.121777379827926</text:p>
          </table:table-cell>
          <table:table-cell table:style-name="ce6" table:formula="of:=2*[$bonded.$F$12]*[$bonded.$E$12]*(EXP(-[$bonded.$F$12]*[$bonded.$G$12]*[.A54])-EXP(-2*[$bonded.$F$12]*[$bonded.$G$12]*[.A54]))" office:value-type="float" office:value="0.0705469539392144" calcext:value-type="float">
            <text:p>0.0705469539392144</text:p>
          </table:table-cell>
          <table:table-cell table:style-name="ce6" table:formula="of:=2*[$bonded.$F$13]*[$bonded.$E$13]*(EXP(-[$bonded.$F$13]*[$bonded.$G$13]*[.A54])-EXP(-2*[$bonded.$F$13]*[$bonded.$G$13]*[.A54]))" office:value-type="float" office:value="0.262351294876545" calcext:value-type="float">
            <text:p>0.262351294876545</text:p>
          </table:table-cell>
          <table:table-cell table:style-name="ce6" table:formula="of:=[$pair.$L$42]*([$pair.$F$42]/[$pair.$G$42])*([$pair.$I$42]*([$pair.$G$42]/([$pair.$K$42]*([.A54]+1)))^([$pair.$I$42]+1)-[$pair.$H$42]*([$pair.$G$42]/([$pair.$K$42]*([.A54]+1)))^([$pair.$H$42]+1))" office:value-type="float" office:value="0.034406287884581" calcext:value-type="float">
            <text:p>0.034406287884581</text:p>
          </table:table-cell>
          <table:table-cell table:style-name="ce6" table:formula="of:=[$pair.$L$43]*([$pair.$F$43]/[$pair.$G$43])*([$pair.$I$43]*([$pair.$G$43]/([$pair.$K$43]*([.A54]+1)))^([$pair.$I$43]+1)-[$pair.$H$43]*([$pair.$G$43]/([$pair.$K$43]*([.A54]+1)))^([$pair.$H$43]+1))" office:value-type="float" office:value="0.0068812575769162" calcext:value-type="float">
            <text:p>0.0068812575769162</text:p>
          </table:table-cell>
          <table:table-cell table:style-name="ce6" table:formula="of:=[$pair.$L$44]*([$pair.$F$44]/[$pair.$G$44])*([$pair.$I$44]*([$pair.$G$44]/([$pair.$K$44]*([.A54]+1)))^([$pair.$I$44]+1)-[$pair.$H$44]*([$pair.$G$44]/([$pair.$K$44]*([.A54]+1)))^([$pair.$H$44]+1))" office:value-type="float" office:value="0.00143144512499396" calcext:value-type="float">
            <text:p>0.00143144512499396</text:p>
          </table:table-cell>
          <table:table-cell table:style-name="ce6" table:formula="of:=[$pair.$L$45]*([$pair.$F$45]/[$pair.$G$45])*([$pair.$I$45]*([$pair.$G$45]/([$pair.$K$45]*([.A54]+1)))^([$pair.$I$45]+1)-[$pair.$H$45]*([$pair.$G$45]/([$pair.$K$45]*([.A54]+1)))^([$pair.$H$45]+1))" office:value-type="float" office:value="0.0191146043803227" calcext:value-type="float">
            <text:p>0.0191146043803227</text:p>
          </table:table-cell>
          <table:table-cell table:number-columns-repeated="1011"/>
        </table:table-row>
        <table:table-row table:style-name="ro1">
          <table:table-cell table:style-name="ce6" table:formula="of:=[.A54]+0.01" office:value-type="float" office:value="0.22" calcext:value-type="float">
            <text:p>0.22</text:p>
          </table:table-cell>
          <table:table-cell table:style-name="ce6" table:formula="of:=[$bonded.$E$2]*[$bonded.$F$2]*[.A55]" office:value-type="float" office:value="33" calcext:value-type="float">
            <text:p>33</text:p>
          </table:table-cell>
          <table:table-cell table:style-name="ce6" table:formula="of:=[$bonded.$E$3]*[$bonded.$F$3]*[.A55]" office:value-type="float" office:value="16.5" calcext:value-type="float">
            <text:p>16.5</text:p>
          </table:table-cell>
          <table:table-cell table:style-name="ce6" table:formula="of:=[$bonded.$E$4]*[$bonded.$F$4]*[.A55]" office:value-type="float" office:value="19.8" calcext:value-type="float">
            <text:p>19.8</text:p>
          </table:table-cell>
          <table:table-cell table:style-name="ce6" table:formula="of:=([$bonded.$E$7]*(([$bonded.$K$7]*([.A55]+1))/(1-(([$bonded.$K$7]*([.A55]+1))/[$bonded.$F$7])^2)))+24*([$bonded.$G$7]/[$bonded.$H$7])*(([$bonded.$H$7]/([$bonded.$K$7]*([.A55]+1)))^7-2*([$bonded.$H$7]/([$bonded.$K$7]*([.A55]+1)))^13)" office:value-type="float" office:value="2.59320543866829" calcext:value-type="float">
            <text:p>2.59320543866829</text:p>
          </table:table-cell>
          <table:table-cell table:style-name="ce6" table:formula="of:=2*[$bonded.$F$10]*[$bonded.$E$10]*(EXP(-[$bonded.$F$10]*[$bonded.$G$10]*[.A55])-EXP(-2*[$bonded.$F$10]*[$bonded.$G$10]*[.A55]))" office:value-type="float" office:value="0.310708349237749" calcext:value-type="float">
            <text:p>0.310708349237749</text:p>
          </table:table-cell>
          <table:table-cell table:style-name="ce6" table:formula="of:=2*[$bonded.$F$11]*[$bonded.$E$11]*(EXP(-[$bonded.$F$11]*[$bonded.$G$11]*[.A55])-EXP(-2*[$bonded.$F$11]*[$bonded.$G$11]*[.A55]))" office:value-type="float" office:value="0.121024749659725" calcext:value-type="float">
            <text:p>0.121024749659725</text:p>
          </table:table-cell>
          <table:table-cell table:style-name="ce6" table:formula="of:=2*[$bonded.$F$12]*[$bonded.$E$12]*(EXP(-[$bonded.$F$12]*[$bonded.$G$12]*[.A55])-EXP(-2*[$bonded.$F$12]*[$bonded.$G$12]*[.A55]))" office:value-type="float" office:value="0.0702446258915362" calcext:value-type="float">
            <text:p>0.0702446258915362</text:p>
          </table:table-cell>
          <table:table-cell table:style-name="ce6" table:formula="of:=2*[$bonded.$F$13]*[$bonded.$E$13]*(EXP(-[$bonded.$F$13]*[$bonded.$G$13]*[.A55])-EXP(-2*[$bonded.$F$13]*[$bonded.$G$13]*[.A55]))" office:value-type="float" office:value="0.260216024007329" calcext:value-type="float">
            <text:p>0.260216024007329</text:p>
          </table:table-cell>
          <table:table-cell table:style-name="ce6" table:formula="of:=[$pair.$L$42]*([$pair.$F$42]/[$pair.$G$42])*([$pair.$I$42]*([$pair.$G$42]/([$pair.$K$42]*([.A55]+1)))^([$pair.$I$42]+1)-[$pair.$H$42]*([$pair.$G$42]/([$pair.$K$42]*([.A55]+1)))^([$pair.$H$42]+1))" office:value-type="float" office:value="0.0335067419668926" calcext:value-type="float">
            <text:p>0.0335067419668926</text:p>
          </table:table-cell>
          <table:table-cell table:style-name="ce6" table:formula="of:=[$pair.$L$43]*([$pair.$F$43]/[$pair.$G$43])*([$pair.$I$43]*([$pair.$G$43]/([$pair.$K$43]*([.A55]+1)))^([$pair.$I$43]+1)-[$pair.$H$43]*([$pair.$G$43]/([$pair.$K$43]*([.A55]+1)))^([$pair.$H$43]+1))" office:value-type="float" office:value="0.00670134839337852" calcext:value-type="float">
            <text:p>0.00670134839337852</text:p>
          </table:table-cell>
          <table:table-cell table:style-name="ce6" table:formula="of:=[$pair.$L$44]*([$pair.$F$44]/[$pair.$G$44])*([$pair.$I$44]*([$pair.$G$44]/([$pair.$K$44]*([.A55]+1)))^([$pair.$I$44]+1)-[$pair.$H$44]*([$pair.$G$44]/([$pair.$K$44]*([.A55]+1)))^([$pair.$H$44]+1))" office:value-type="float" office:value="0.00144566107920948" calcext:value-type="float">
            <text:p>0.00144566107920948</text:p>
          </table:table-cell>
          <table:table-cell table:style-name="ce6" table:formula="of:=[$pair.$L$45]*([$pair.$F$45]/[$pair.$G$45])*([$pair.$I$45]*([$pair.$G$45]/([$pair.$K$45]*([.A55]+1)))^([$pair.$I$45]+1)-[$pair.$H$45]*([$pair.$G$45]/([$pair.$K$45]*([.A55]+1)))^([$pair.$H$45]+1))" office:value-type="float" office:value="0.0186148566482736" calcext:value-type="float">
            <text:p>0.0186148566482736</text:p>
          </table:table-cell>
          <table:table-cell table:number-columns-repeated="1011"/>
        </table:table-row>
        <table:table-row table:style-name="ro1">
          <table:table-cell table:style-name="ce6" table:formula="of:=[.A55]+0.01" office:value-type="float" office:value="0.23" calcext:value-type="float">
            <text:p>0.23</text:p>
          </table:table-cell>
          <table:table-cell table:style-name="ce6" table:formula="of:=[$bonded.$E$2]*[$bonded.$F$2]*[.A56]" office:value-type="float" office:value="34.5" calcext:value-type="float">
            <text:p>34.5</text:p>
          </table:table-cell>
          <table:table-cell table:style-name="ce6" table:formula="of:=[$bonded.$E$3]*[$bonded.$F$3]*[.A56]" office:value-type="float" office:value="17.25" calcext:value-type="float">
            <text:p>17.25</text:p>
          </table:table-cell>
          <table:table-cell table:style-name="ce6" table:formula="of:=[$bonded.$E$4]*[$bonded.$F$4]*[.A56]" office:value-type="float" office:value="20.7" calcext:value-type="float">
            <text:p>20.7</text:p>
          </table:table-cell>
          <table:table-cell table:style-name="ce6" table:formula="of:=([$bonded.$E$7]*(([$bonded.$K$7]*([.A56]+1))/(1-(([$bonded.$K$7]*([.A56]+1))/[$bonded.$F$7])^2)))+24*([$bonded.$G$7]/[$bonded.$H$7])*(([$bonded.$H$7]/([$bonded.$K$7]*([.A56]+1)))^7-2*([$bonded.$H$7]/([$bonded.$K$7]*([.A56]+1)))^13)" office:value-type="float" office:value="2.66956653596036" calcext:value-type="float">
            <text:p>2.66956653596036</text:p>
          </table:table-cell>
          <table:table-cell table:style-name="ce6" table:formula="of:=2*[$bonded.$F$10]*[$bonded.$E$10]*(EXP(-[$bonded.$F$10]*[$bonded.$G$10]*[.A56])-EXP(-2*[$bonded.$F$10]*[$bonded.$G$10]*[.A56]))" office:value-type="float" office:value="0.307677818601066" calcext:value-type="float">
            <text:p>0.307677818601066</text:p>
          </table:table-cell>
          <table:table-cell table:style-name="ce6" table:formula="of:=2*[$bonded.$F$11]*[$bonded.$E$11]*(EXP(-[$bonded.$F$11]*[$bonded.$G$11]*[.A56])-EXP(-2*[$bonded.$F$11]*[$bonded.$G$11]*[.A56]))" office:value-type="float" office:value="0.120041339100317" calcext:value-type="float">
            <text:p>0.120041339100317</text:p>
          </table:table-cell>
          <table:table-cell table:style-name="ce6" table:formula="of:=2*[$bonded.$F$12]*[$bonded.$E$12]*(EXP(-[$bonded.$F$12]*[$bonded.$G$12]*[.A56])-EXP(-2*[$bonded.$F$12]*[$bonded.$G$12]*[.A56]))" office:value-type="float" office:value="0.0698061381697951" calcext:value-type="float">
            <text:p>0.0698061381697951</text:p>
          </table:table-cell>
          <table:table-cell table:style-name="ce6" table:formula="of:=2*[$bonded.$F$13]*[$bonded.$E$13]*(EXP(-[$bonded.$F$13]*[$bonded.$G$13]*[.A56])-EXP(-2*[$bonded.$F$13]*[$bonded.$G$13]*[.A56]))" office:value-type="float" office:value="0.257595093041243" calcext:value-type="float">
            <text:p>0.257595093041243</text:p>
          </table:table-cell>
          <table:table-cell table:style-name="ce6" table:formula="of:=[$pair.$L$42]*([$pair.$F$42]/[$pair.$G$42])*([$pair.$I$42]*([$pair.$G$42]/([$pair.$K$42]*([.A56]+1)))^([$pair.$I$42]+1)-[$pair.$H$42]*([$pair.$G$42]/([$pair.$K$42]*([.A56]+1)))^([$pair.$H$42]+1))" office:value-type="float" office:value="0.0325841353032475" calcext:value-type="float">
            <text:p>0.0325841353032475</text:p>
          </table:table-cell>
          <table:table-cell table:style-name="ce6" table:formula="of:=[$pair.$L$43]*([$pair.$F$43]/[$pair.$G$43])*([$pair.$I$43]*([$pair.$G$43]/([$pair.$K$43]*([.A56]+1)))^([$pair.$I$43]+1)-[$pair.$H$43]*([$pair.$G$43]/([$pair.$K$43]*([.A56]+1)))^([$pair.$H$43]+1))" office:value-type="float" office:value="0.00651682706064949" calcext:value-type="float">
            <text:p>0.00651682706064949</text:p>
          </table:table-cell>
          <table:table-cell table:style-name="ce6" table:formula="of:=[$pair.$L$44]*([$pair.$F$44]/[$pair.$G$44])*([$pair.$I$44]*([$pair.$G$44]/([$pair.$K$44]*([.A56]+1)))^([$pair.$I$44]+1)-[$pair.$H$44]*([$pair.$G$44]/([$pair.$K$44]*([.A56]+1)))^([$pair.$H$44]+1))" office:value-type="float" office:value="0.00145746162588388" calcext:value-type="float">
            <text:p>0.00145746162588388</text:p>
          </table:table-cell>
          <table:table-cell table:style-name="ce6" table:formula="of:=[$pair.$L$45]*([$pair.$F$45]/[$pair.$G$45])*([$pair.$I$45]*([$pair.$G$45]/([$pair.$K$45]*([.A56]+1)))^([$pair.$I$45]+1)-[$pair.$H$45]*([$pair.$G$45]/([$pair.$K$45]*([.A56]+1)))^([$pair.$H$45]+1))" office:value-type="float" office:value="0.0181022973906929" calcext:value-type="float">
            <text:p>0.0181022973906929</text:p>
          </table:table-cell>
          <table:table-cell table:number-columns-repeated="1011"/>
        </table:table-row>
        <table:table-row table:style-name="ro1">
          <table:table-cell table:style-name="ce6" table:formula="of:=[.A56]+0.01" office:value-type="float" office:value="0.24" calcext:value-type="float">
            <text:p>0.24</text:p>
          </table:table-cell>
          <table:table-cell table:style-name="ce6" table:formula="of:=[$bonded.$E$2]*[$bonded.$F$2]*[.A57]" office:value-type="float" office:value="36" calcext:value-type="float">
            <text:p>36</text:p>
          </table:table-cell>
          <table:table-cell table:style-name="ce6" table:formula="of:=[$bonded.$E$3]*[$bonded.$F$3]*[.A57]" office:value-type="float" office:value="18" calcext:value-type="float">
            <text:p>18</text:p>
          </table:table-cell>
          <table:table-cell table:style-name="ce6" table:formula="of:=[$bonded.$E$4]*[$bonded.$F$4]*[.A57]" office:value-type="float" office:value="21.6" calcext:value-type="float">
            <text:p>21.6</text:p>
          </table:table-cell>
          <table:table-cell table:style-name="ce6" table:formula="of:=([$bonded.$E$7]*(([$bonded.$K$7]*([.A57]+1))/(1-(([$bonded.$K$7]*([.A57]+1))/[$bonded.$F$7])^2)))+24*([$bonded.$G$7]/[$bonded.$H$7])*(([$bonded.$H$7]/([$bonded.$K$7]*([.A57]+1)))^7-2*([$bonded.$H$7]/([$bonded.$K$7]*([.A57]+1)))^13)" office:value-type="float" office:value="2.74808615528183" calcext:value-type="float">
            <text:p>2.74808615528183</text:p>
          </table:table-cell>
          <table:table-cell table:style-name="ce6" table:formula="of:=2*[$bonded.$F$10]*[$bonded.$E$10]*(EXP(-[$bonded.$F$10]*[$bonded.$G$10]*[.A57])-EXP(-2*[$bonded.$F$10]*[$bonded.$G$10]*[.A57]))" office:value-type="float" office:value="0.304136042718497" calcext:value-type="float">
            <text:p>0.304136042718497</text:p>
          </table:table-cell>
          <table:table-cell table:style-name="ce6" table:formula="of:=2*[$bonded.$F$11]*[$bonded.$E$11]*(EXP(-[$bonded.$F$11]*[$bonded.$G$11]*[.A57])-EXP(-2*[$bonded.$F$11]*[$bonded.$G$11]*[.A57]))" office:value-type="float" office:value="0.118853748058475" calcext:value-type="float">
            <text:p>0.118853748058475</text:p>
          </table:table-cell>
          <table:table-cell table:style-name="ce6" table:formula="of:=2*[$bonded.$F$12]*[$bonded.$E$12]*(EXP(-[$bonded.$F$12]*[$bonded.$G$12]*[.A57])-EXP(-2*[$bonded.$F$12]*[$bonded.$G$12]*[.A57]))" office:value-type="float" office:value="0.0692462330345943" calcext:value-type="float">
            <text:p>0.0692462330345943</text:p>
          </table:table-cell>
          <table:table-cell table:style-name="ce6" table:formula="of:=2*[$bonded.$F$13]*[$bonded.$E$13]*(EXP(-[$bonded.$F$13]*[$bonded.$G$13]*[.A57])-EXP(-2*[$bonded.$F$13]*[$bonded.$G$13]*[.A57]))" office:value-type="float" office:value="0.254548286210671" calcext:value-type="float">
            <text:p>0.254548286210671</text:p>
          </table:table-cell>
          <table:table-cell table:style-name="ce6" table:formula="of:=[$pair.$L$42]*([$pair.$F$42]/[$pair.$G$42])*([$pair.$I$42]*([$pair.$G$42]/([$pair.$K$42]*([.A57]+1)))^([$pair.$I$42]+1)-[$pair.$H$42]*([$pair.$G$42]/([$pair.$K$42]*([.A57]+1)))^([$pair.$H$42]+1))" office:value-type="float" office:value="0.0316469320485186" calcext:value-type="float">
            <text:p>0.0316469320485186</text:p>
          </table:table-cell>
          <table:table-cell table:style-name="ce6" table:formula="of:=[$pair.$L$43]*([$pair.$F$43]/[$pair.$G$43])*([$pair.$I$43]*([$pair.$G$43]/([$pair.$K$43]*([.A57]+1)))^([$pair.$I$43]+1)-[$pair.$H$43]*([$pair.$G$43]/([$pair.$K$43]*([.A57]+1)))^([$pair.$H$43]+1))" office:value-type="float" office:value="0.00632938640970372" calcext:value-type="float">
            <text:p>0.00632938640970372</text:p>
          </table:table-cell>
          <table:table-cell table:style-name="ce6" table:formula="of:=[$pair.$L$44]*([$pair.$F$44]/[$pair.$G$44])*([$pair.$I$44]*([$pair.$G$44]/([$pair.$K$44]*([.A57]+1)))^([$pair.$I$44]+1)-[$pair.$H$44]*([$pair.$G$44]/([$pair.$K$44]*([.A57]+1)))^([$pair.$H$44]+1))" office:value-type="float" office:value="0.00146703616883365" calcext:value-type="float">
            <text:p>0.00146703616883365</text:p>
          </table:table-cell>
          <table:table-cell table:style-name="ce6" table:formula="of:=[$pair.$L$45]*([$pair.$F$45]/[$pair.$G$45])*([$pair.$I$45]*([$pair.$G$45]/([$pair.$K$45]*([.A57]+1)))^([$pair.$I$45]+1)-[$pair.$H$45]*([$pair.$G$45]/([$pair.$K$45]*([.A57]+1)))^([$pair.$H$45]+1))" office:value-type="float" office:value="0.0175816289158436" calcext:value-type="float">
            <text:p>0.0175816289158436</text:p>
          </table:table-cell>
          <table:table-cell table:number-columns-repeated="1011"/>
        </table:table-row>
        <table:table-row table:style-name="ro1">
          <table:table-cell table:style-name="ce6" table:formula="of:=[.A57]+0.01" office:value-type="float" office:value="0.25" calcext:value-type="float">
            <text:p>0.25</text:p>
          </table:table-cell>
          <table:table-cell table:style-name="ce6" table:formula="of:=[$bonded.$E$2]*[$bonded.$F$2]*[.A58]" office:value-type="float" office:value="37.5" calcext:value-type="float">
            <text:p>37.5</text:p>
          </table:table-cell>
          <table:table-cell table:style-name="ce6" table:formula="of:=[$bonded.$E$3]*[$bonded.$F$3]*[.A58]" office:value-type="float" office:value="18.75" calcext:value-type="float">
            <text:p>18.75</text:p>
          </table:table-cell>
          <table:table-cell table:style-name="ce6" table:formula="of:=[$bonded.$E$4]*[$bonded.$F$4]*[.A58]" office:value-type="float" office:value="22.5" calcext:value-type="float">
            <text:p>22.5</text:p>
          </table:table-cell>
          <table:table-cell table:style-name="ce6" table:formula="of:=([$bonded.$E$7]*(([$bonded.$K$7]*([.A58]+1))/(1-(([$bonded.$K$7]*([.A58]+1))/[$bonded.$F$7])^2)))+24*([$bonded.$G$7]/[$bonded.$H$7])*(([$bonded.$H$7]/([$bonded.$K$7]*([.A58]+1)))^7-2*([$bonded.$H$7]/([$bonded.$K$7]*([.A58]+1)))^13)" office:value-type="float" office:value="2.8291820068908" calcext:value-type="float">
            <text:p>2.8291820068908</text:p>
          </table:table-cell>
          <table:table-cell table:style-name="ce6" table:formula="of:=2*[$bonded.$F$10]*[$bonded.$E$10]*(EXP(-[$bonded.$F$10]*[$bonded.$G$10]*[.A58])-EXP(-2*[$bonded.$F$10]*[$bonded.$G$10]*[.A58]))" office:value-type="float" office:value="0.300147670925498" calcext:value-type="float">
            <text:p>0.300147670925498</text:p>
          </table:table-cell>
          <table:table-cell table:style-name="ce6" table:formula="of:=2*[$bonded.$F$11]*[$bonded.$E$11]*(EXP(-[$bonded.$F$11]*[$bonded.$G$11]*[.A58])-EXP(-2*[$bonded.$F$11]*[$bonded.$G$11]*[.A58]))" office:value-type="float" office:value="0.117486322103733" calcext:value-type="float">
            <text:p>0.117486322103733</text:p>
          </table:table-cell>
          <table:table-cell table:style-name="ce6" table:formula="of:=2*[$bonded.$F$12]*[$bonded.$E$12]*(EXP(-[$bonded.$F$12]*[$bonded.$G$12]*[.A58])-EXP(-2*[$bonded.$F$12]*[$bonded.$G$12]*[.A58]))" office:value-type="float" office:value="0.0685784571032499" calcext:value-type="float">
            <text:p>0.0685784571032499</text:p>
          </table:table-cell>
          <table:table-cell table:style-name="ce6" table:formula="of:=2*[$bonded.$F$13]*[$bonded.$E$13]*(EXP(-[$bonded.$F$13]*[$bonded.$G$13]*[.A58])-EXP(-2*[$bonded.$F$13]*[$bonded.$G$13]*[.A58]))" office:value-type="float" office:value="0.251130090153696" calcext:value-type="float">
            <text:p>0.251130090153696</text:p>
          </table:table-cell>
          <table:table-cell table:style-name="ce6" table:formula="of:=[$pair.$L$42]*([$pair.$F$42]/[$pair.$G$42])*([$pair.$I$42]*([$pair.$G$42]/([$pair.$K$42]*([.A58]+1)))^([$pair.$I$42]+1)-[$pair.$H$42]*([$pair.$G$42]/([$pair.$K$42]*([.A58]+1)))^([$pair.$H$42]+1))" office:value-type="float" office:value="0.0307023052800001" calcext:value-type="float">
            <text:p>0.0307023052800001</text:p>
          </table:table-cell>
          <table:table-cell table:style-name="ce6" table:formula="of:=[$pair.$L$43]*([$pair.$F$43]/[$pair.$G$43])*([$pair.$I$43]*([$pair.$G$43]/([$pair.$K$43]*([.A58]+1)))^([$pair.$I$43]+1)-[$pair.$H$43]*([$pair.$G$43]/([$pair.$K$43]*([.A58]+1)))^([$pair.$H$43]+1))" office:value-type="float" office:value="0.00614046105600002" calcext:value-type="float">
            <text:p>0.00614046105600002</text:p>
          </table:table-cell>
          <table:table-cell table:style-name="ce6" table:formula="of:=[$pair.$L$44]*([$pair.$F$44]/[$pair.$G$44])*([$pair.$I$44]*([$pair.$G$44]/([$pair.$K$44]*([.A58]+1)))^([$pair.$I$44]+1)-[$pair.$H$44]*([$pair.$G$44]/([$pair.$K$44]*([.A58]+1)))^([$pair.$H$44]+1))" office:value-type="float" office:value="0.00147456" calcext:value-type="float">
            <text:p>0.00147456</text:p>
          </table:table-cell>
          <table:table-cell table:style-name="ce6" table:formula="of:=[$pair.$L$45]*([$pair.$F$45]/[$pair.$G$45])*([$pair.$I$45]*([$pair.$G$45]/([$pair.$K$45]*([.A58]+1)))^([$pair.$I$45]+1)-[$pair.$H$45]*([$pair.$G$45]/([$pair.$K$45]*([.A58]+1)))^([$pair.$H$45]+1))" office:value-type="float" office:value="0.0170568362666666" calcext:value-type="float">
            <text:p>0.0170568362666666</text:p>
          </table:table-cell>
          <table:table-cell table:number-columns-repeated="1011"/>
        </table:table-row>
        <table:table-row table:style-name="ro1">
          <table:table-cell table:style-name="ce6" table:formula="of:=[.A58]+0.01" office:value-type="float" office:value="0.26" calcext:value-type="float">
            <text:p>0.26</text:p>
          </table:table-cell>
          <table:table-cell table:style-name="ce6" table:formula="of:=[$bonded.$E$2]*[$bonded.$F$2]*[.A59]" office:value-type="float" office:value="39" calcext:value-type="float">
            <text:p>39</text:p>
          </table:table-cell>
          <table:table-cell table:style-name="ce6" table:formula="of:=[$bonded.$E$3]*[$bonded.$F$3]*[.A59]" office:value-type="float" office:value="19.5" calcext:value-type="float">
            <text:p>19.5</text:p>
          </table:table-cell>
          <table:table-cell table:style-name="ce6" table:formula="of:=[$bonded.$E$4]*[$bonded.$F$4]*[.A59]" office:value-type="float" office:value="23.4" calcext:value-type="float">
            <text:p>23.4</text:p>
          </table:table-cell>
          <table:table-cell table:style-name="ce6" table:formula="of:=([$bonded.$E$7]*(([$bonded.$K$7]*([.A59]+1))/(1-(([$bonded.$K$7]*([.A59]+1))/[$bonded.$F$7])^2)))+24*([$bonded.$G$7]/[$bonded.$H$7])*(([$bonded.$H$7]/([$bonded.$K$7]*([.A59]+1)))^7-2*([$bonded.$H$7]/([$bonded.$K$7]*([.A59]+1)))^13)" office:value-type="float" office:value="2.91327289251454" calcext:value-type="float">
            <text:p>2.91327289251454</text:p>
          </table:table-cell>
          <table:table-cell table:style-name="ce6" table:formula="of:=2*[$bonded.$F$10]*[$bonded.$E$10]*(EXP(-[$bonded.$F$10]*[$bonded.$G$10]*[.A59])-EXP(-2*[$bonded.$F$10]*[$bonded.$G$10]*[.A59]))" office:value-type="float" office:value="0.295771611614847" calcext:value-type="float">
            <text:p>0.295771611614847</text:p>
          </table:table-cell>
          <table:table-cell table:style-name="ce6" table:formula="of:=2*[$bonded.$F$11]*[$bonded.$E$11]*(EXP(-[$bonded.$F$11]*[$bonded.$G$11]*[.A59])-EXP(-2*[$bonded.$F$11]*[$bonded.$G$11]*[.A59]))" office:value-type="float" office:value="0.115961325524252" calcext:value-type="float">
            <text:p>0.115961325524252</text:p>
          </table:table-cell>
          <table:table-cell table:style-name="ce6" table:formula="of:=2*[$bonded.$F$12]*[$bonded.$E$12]*(EXP(-[$bonded.$F$12]*[$bonded.$G$12]*[.A59])-EXP(-2*[$bonded.$F$12]*[$bonded.$G$12]*[.A59]))" office:value-type="float" office:value="0.067815249547369" calcext:value-type="float">
            <text:p>0.067815249547369</text:p>
          </table:table-cell>
          <table:table-cell table:style-name="ce6" table:formula="of:=2*[$bonded.$F$13]*[$bonded.$E$13]*(EXP(-[$bonded.$F$13]*[$bonded.$G$13]*[.A59])-EXP(-2*[$bonded.$F$13]*[$bonded.$G$13]*[.A59]))" office:value-type="float" office:value="0.247390117208719" calcext:value-type="float">
            <text:p>0.247390117208719</text:p>
          </table:table-cell>
          <table:table-cell table:style-name="ce6" table:formula="of:=[$pair.$L$42]*([$pair.$F$42]/[$pair.$G$42])*([$pair.$I$42]*([$pair.$G$42]/([$pair.$K$42]*([.A59]+1)))^([$pair.$I$42]+1)-[$pair.$H$42]*([$pair.$G$42]/([$pair.$K$42]*([.A59]+1)))^([$pair.$H$42]+1))" office:value-type="float" office:value="0.029756309524205" calcext:value-type="float">
            <text:p>0.029756309524205</text:p>
          </table:table-cell>
          <table:table-cell table:style-name="ce6" table:formula="of:=[$pair.$L$43]*([$pair.$F$43]/[$pair.$G$43])*([$pair.$I$43]*([$pair.$G$43]/([$pair.$K$43]*([.A59]+1)))^([$pair.$I$43]+1)-[$pair.$H$43]*([$pair.$G$43]/([$pair.$K$43]*([.A59]+1)))^([$pair.$H$43]+1))" office:value-type="float" office:value="0.00595126190484099" calcext:value-type="float">
            <text:p>0.00595126190484099</text:p>
          </table:table-cell>
          <table:table-cell table:style-name="ce6" table:formula="of:=[$pair.$L$44]*([$pair.$F$44]/[$pair.$G$44])*([$pair.$I$44]*([$pair.$G$44]/([$pair.$K$44]*([.A59]+1)))^([$pair.$I$44]+1)-[$pair.$H$44]*([$pair.$G$44]/([$pair.$K$44]*([.A59]+1)))^([$pair.$H$44]+1))" office:value-type="float" office:value="0.00148019539421575" calcext:value-type="float">
            <text:p>0.00148019539421575</text:p>
          </table:table-cell>
          <table:table-cell table:style-name="ce6" table:formula="of:=[$pair.$L$45]*([$pair.$F$45]/[$pair.$G$45])*([$pair.$I$45]*([$pair.$G$45]/([$pair.$K$45]*([.A59]+1)))^([$pair.$I$45]+1)-[$pair.$H$45]*([$pair.$G$45]/([$pair.$K$45]*([.A59]+1)))^([$pair.$H$45]+1))" office:value-type="float" office:value="0.0165312830690026" calcext:value-type="float">
            <text:p>0.0165312830690026</text:p>
          </table:table-cell>
          <table:table-cell table:number-columns-repeated="1011"/>
        </table:table-row>
        <table:table-row table:style-name="ro1">
          <table:table-cell table:style-name="ce6" table:formula="of:=[.A59]+0.01" office:value-type="float" office:value="0.27" calcext:value-type="float">
            <text:p>0.27</text:p>
          </table:table-cell>
          <table:table-cell table:style-name="ce6" table:formula="of:=[$bonded.$E$2]*[$bonded.$F$2]*[.A60]" office:value-type="float" office:value="40.5" calcext:value-type="float">
            <text:p>40.5</text:p>
          </table:table-cell>
          <table:table-cell table:style-name="ce6" table:formula="of:=[$bonded.$E$3]*[$bonded.$F$3]*[.A60]" office:value-type="float" office:value="20.25" calcext:value-type="float">
            <text:p>20.25</text:p>
          </table:table-cell>
          <table:table-cell table:style-name="ce6" table:formula="of:=[$bonded.$E$4]*[$bonded.$F$4]*[.A60]" office:value-type="float" office:value="24.3" calcext:value-type="float">
            <text:p>24.3</text:p>
          </table:table-cell>
          <table:table-cell table:style-name="ce6" table:formula="of:=([$bonded.$E$7]*(([$bonded.$K$7]*([.A60]+1))/(1-(([$bonded.$K$7]*([.A60]+1))/[$bonded.$F$7])^2)))+24*([$bonded.$G$7]/[$bonded.$H$7])*(([$bonded.$H$7]/([$bonded.$K$7]*([.A60]+1)))^7-2*([$bonded.$H$7]/([$bonded.$K$7]*([.A60]+1)))^13)" office:value-type="float" office:value="3.00078509640528" calcext:value-type="float">
            <text:p>3.00078509640528</text:p>
          </table:table-cell>
          <table:table-cell table:style-name="ce6" table:formula="of:=2*[$bonded.$F$10]*[$bonded.$E$10]*(EXP(-[$bonded.$F$10]*[$bonded.$G$10]*[.A60])-EXP(-2*[$bonded.$F$10]*[$bonded.$G$10]*[.A60]))" office:value-type="float" office:value="0.291061489651161" calcext:value-type="float">
            <text:p>0.291061489651161</text:p>
          </table:table-cell>
          <table:table-cell table:style-name="ce6" table:formula="of:=2*[$bonded.$F$11]*[$bonded.$E$11]*(EXP(-[$bonded.$F$11]*[$bonded.$G$11]*[.A60])-EXP(-2*[$bonded.$F$11]*[$bonded.$G$11]*[.A60]))" office:value-type="float" office:value="0.114299101642407" calcext:value-type="float">
            <text:p>0.114299101642407</text:p>
          </table:table-cell>
          <table:table-cell table:style-name="ce6" table:formula="of:=2*[$bonded.$F$12]*[$bonded.$E$12]*(EXP(-[$bonded.$F$12]*[$bonded.$G$12]*[.A60])-EXP(-2*[$bonded.$F$12]*[$bonded.$G$12]*[.A60]))" office:value-type="float" office:value="0.0669680240409857" calcext:value-type="float">
            <text:p>0.0669680240409857</text:p>
          </table:table-cell>
          <table:table-cell table:style-name="ce6" table:formula="of:=2*[$bonded.$F$13]*[$bonded.$E$13]*(EXP(-[$bonded.$F$13]*[$bonded.$G$13]*[.A60])-EXP(-2*[$bonded.$F$13]*[$bonded.$G$13]*[.A60]))" office:value-type="float" office:value="0.243373496320619" calcext:value-type="float">
            <text:p>0.243373496320619</text:p>
          </table:table-cell>
          <table:table-cell table:style-name="ce6" table:formula="of:=[$pair.$L$42]*([$pair.$F$42]/[$pair.$G$42])*([$pair.$I$42]*([$pair.$G$42]/([$pair.$K$42]*([.A60]+1)))^([$pair.$I$42]+1)-[$pair.$H$42]*([$pair.$G$42]/([$pair.$K$42]*([.A60]+1)))^([$pair.$H$42]+1))" office:value-type="float" office:value="0.0288140307434747" calcext:value-type="float">
            <text:p>0.0288140307434747</text:p>
          </table:table-cell>
          <table:table-cell table:style-name="ce6" table:formula="of:=[$pair.$L$43]*([$pair.$F$43]/[$pair.$G$43])*([$pair.$I$43]*([$pair.$G$43]/([$pair.$K$43]*([.A60]+1)))^([$pair.$I$43]+1)-[$pair.$H$43]*([$pair.$G$43]/([$pair.$K$43]*([.A60]+1)))^([$pair.$H$43]+1))" office:value-type="float" office:value="0.00576280614869494" calcext:value-type="float">
            <text:p>0.00576280614869494</text:p>
          </table:table-cell>
          <table:table-cell table:style-name="ce6" table:formula="of:=[$pair.$L$44]*([$pair.$F$44]/[$pair.$G$44])*([$pair.$I$44]*([$pair.$G$44]/([$pair.$K$44]*([.A60]+1)))^([$pair.$I$44]+1)-[$pair.$H$44]*([$pair.$G$44]/([$pair.$K$44]*([.A60]+1)))^([$pair.$H$44]+1))" office:value-type="float" office:value="0.00148409261352987" calcext:value-type="float">
            <text:p>0.00148409261352987</text:p>
          </table:table-cell>
          <table:table-cell table:style-name="ce6" table:formula="of:=[$pair.$L$45]*([$pair.$F$45]/[$pair.$G$45])*([$pair.$I$45]*([$pair.$G$45]/([$pair.$K$45]*([.A60]+1)))^([$pair.$I$45]+1)-[$pair.$H$45]*([$pair.$G$45]/([$pair.$K$45]*([.A60]+1)))^([$pair.$H$45]+1))" office:value-type="float" office:value="0.0160077948574858" calcext:value-type="float">
            <text:p>0.0160077948574858</text:p>
          </table:table-cell>
          <table:table-cell table:number-columns-repeated="1011"/>
        </table:table-row>
        <table:table-row table:style-name="ro1">
          <table:table-cell table:style-name="ce6" table:formula="of:=[.A60]+0.01" office:value-type="float" office:value="0.28" calcext:value-type="float">
            <text:p>0.28</text:p>
          </table:table-cell>
          <table:table-cell table:style-name="ce6" table:formula="of:=[$bonded.$E$2]*[$bonded.$F$2]*[.A61]" office:value-type="float" office:value="42" calcext:value-type="float">
            <text:p>42</text:p>
          </table:table-cell>
          <table:table-cell table:style-name="ce6" table:formula="of:=[$bonded.$E$3]*[$bonded.$F$3]*[.A61]" office:value-type="float" office:value="21" calcext:value-type="float">
            <text:p>21</text:p>
          </table:table-cell>
          <table:table-cell table:style-name="ce6" table:formula="of:=[$bonded.$E$4]*[$bonded.$F$4]*[.A61]" office:value-type="float" office:value="25.2" calcext:value-type="float">
            <text:p>25.2</text:p>
          </table:table-cell>
          <table:table-cell table:style-name="ce6" table:formula="of:=([$bonded.$E$7]*(([$bonded.$K$7]*([.A61]+1))/(1-(([$bonded.$K$7]*([.A61]+1))/[$bonded.$F$7])^2)))+24*([$bonded.$G$7]/[$bonded.$H$7])*(([$bonded.$H$7]/([$bonded.$K$7]*([.A61]+1)))^7-2*([$bonded.$H$7]/([$bonded.$K$7]*([.A61]+1)))^13)" office:value-type="float" office:value="3.09215883197576" calcext:value-type="float">
            <text:p>3.09215883197576</text:p>
          </table:table-cell>
          <table:table-cell table:style-name="ce6" table:formula="of:=2*[$bonded.$F$10]*[$bonded.$E$10]*(EXP(-[$bonded.$F$10]*[$bonded.$G$10]*[.A61])-EXP(-2*[$bonded.$F$10]*[$bonded.$G$10]*[.A61]))" office:value-type="float" office:value="0.286066068946043" calcext:value-type="float">
            <text:p>0.286066068946043</text:p>
          </table:table-cell>
          <table:table-cell table:style-name="ce6" table:formula="of:=2*[$bonded.$F$11]*[$bonded.$E$11]*(EXP(-[$bonded.$F$11]*[$bonded.$G$11]*[.A61])-EXP(-2*[$bonded.$F$11]*[$bonded.$G$11]*[.A61]))" office:value-type="float" office:value="0.112518221308226" calcext:value-type="float">
            <text:p>0.112518221308226</text:p>
          </table:table-cell>
          <table:table-cell table:style-name="ce6" table:formula="of:=2*[$bonded.$F$12]*[$bonded.$E$12]*(EXP(-[$bonded.$F$12]*[$bonded.$G$12]*[.A61])-EXP(-2*[$bonded.$F$12]*[$bonded.$G$12]*[.A61]))" office:value-type="float" office:value="0.0660472448938244" calcext:value-type="float">
            <text:p>0.0660472448938244</text:p>
          </table:table-cell>
          <table:table-cell table:style-name="ce6" table:formula="of:=2*[$bonded.$F$13]*[$bonded.$E$13]*(EXP(-[$bonded.$F$13]*[$bonded.$G$13]*[.A61])-EXP(-2*[$bonded.$F$13]*[$bonded.$G$13]*[.A61]))" office:value-type="float" office:value="0.239121233987212" calcext:value-type="float">
            <text:p>0.239121233987212</text:p>
          </table:table-cell>
          <table:table-cell table:style-name="ce6" table:formula="of:=[$pair.$L$42]*([$pair.$F$42]/[$pair.$G$42])*([$pair.$I$42]*([$pair.$G$42]/([$pair.$K$42]*([.A61]+1)))^([$pair.$I$42]+1)-[$pair.$H$42]*([$pair.$G$42]/([$pair.$K$42]*([.A61]+1)))^([$pair.$H$42]+1))" office:value-type="float" office:value="0.0278797167643786" calcext:value-type="float">
            <text:p>0.0278797167643786</text:p>
          </table:table-cell>
          <table:table-cell table:style-name="ce6" table:formula="of:=[$pair.$L$43]*([$pair.$F$43]/[$pair.$G$43])*([$pair.$I$43]*([$pair.$G$43]/([$pair.$K$43]*([.A61]+1)))^([$pair.$I$43]+1)-[$pair.$H$43]*([$pair.$G$43]/([$pair.$K$43]*([.A61]+1)))^([$pair.$H$43]+1))" office:value-type="float" office:value="0.00557594335287572" calcext:value-type="float">
            <text:p>0.00557594335287572</text:p>
          </table:table-cell>
          <table:table-cell table:style-name="ce6" table:formula="of:=[$pair.$L$44]*([$pair.$F$44]/[$pair.$G$44])*([$pair.$I$44]*([$pair.$G$44]/([$pair.$K$44]*([.A61]+1)))^([$pair.$I$44]+1)-[$pair.$H$44]*([$pair.$G$44]/([$pair.$K$44]*([.A61]+1)))^([$pair.$H$44]+1))" office:value-type="float" office:value="0.0014863908290863" calcext:value-type="float">
            <text:p>0.0014863908290863</text:p>
          </table:table-cell>
          <table:table-cell table:style-name="ce6" table:formula="of:=[$pair.$L$45]*([$pair.$F$45]/[$pair.$G$45])*([$pair.$I$45]*([$pair.$G$45]/([$pair.$K$45]*([.A61]+1)))^([$pair.$I$45]+1)-[$pair.$H$45]*([$pair.$G$45]/([$pair.$K$45]*([.A61]+1)))^([$pair.$H$45]+1))" office:value-type="float" office:value="0.0154887315357658" calcext:value-type="float">
            <text:p>0.0154887315357658</text:p>
          </table:table-cell>
          <table:table-cell table:number-columns-repeated="1011"/>
        </table:table-row>
        <table:table-row table:style-name="ro1">
          <table:table-cell table:style-name="ce6" table:formula="of:=[.A61]+0.01" office:value-type="float" office:value="0.29" calcext:value-type="float">
            <text:p>0.29</text:p>
          </table:table-cell>
          <table:table-cell table:style-name="ce6" table:formula="of:=[$bonded.$E$2]*[$bonded.$F$2]*[.A62]" office:value-type="float" office:value="43.5" calcext:value-type="float">
            <text:p>43.5</text:p>
          </table:table-cell>
          <table:table-cell table:style-name="ce6" table:formula="of:=[$bonded.$E$3]*[$bonded.$F$3]*[.A62]" office:value-type="float" office:value="21.75" calcext:value-type="float">
            <text:p>21.75</text:p>
          </table:table-cell>
          <table:table-cell table:style-name="ce6" table:formula="of:=[$bonded.$E$4]*[$bonded.$F$4]*[.A62]" office:value-type="float" office:value="26.1" calcext:value-type="float">
            <text:p>26.1</text:p>
          </table:table-cell>
          <table:table-cell table:style-name="ce6" table:formula="of:=([$bonded.$E$7]*(([$bonded.$K$7]*([.A62]+1))/(1-(([$bonded.$K$7]*([.A62]+1))/[$bonded.$F$7])^2)))+24*([$bonded.$G$7]/[$bonded.$H$7])*(([$bonded.$H$7]/([$bonded.$K$7]*([.A62]+1)))^7-2*([$bonded.$H$7]/([$bonded.$K$7]*([.A62]+1)))^13)" office:value-type="float" office:value="3.18785490453102" calcext:value-type="float">
            <text:p>3.18785490453102</text:p>
          </table:table-cell>
          <table:table-cell table:style-name="ce6" table:formula="of:=2*[$bonded.$F$10]*[$bonded.$E$10]*(EXP(-[$bonded.$F$10]*[$bonded.$G$10]*[.A62])-EXP(-2*[$bonded.$F$10]*[$bonded.$G$10]*[.A62]))" office:value-type="float" office:value="0.280829642792612" calcext:value-type="float">
            <text:p>0.280829642792612</text:p>
          </table:table-cell>
          <table:table-cell table:style-name="ce6" table:formula="of:=2*[$bonded.$F$11]*[$bonded.$E$11]*(EXP(-[$bonded.$F$11]*[$bonded.$G$11]*[.A62])-EXP(-2*[$bonded.$F$11]*[$bonded.$G$11]*[.A62]))" office:value-type="float" office:value="0.110635620425011" calcext:value-type="float">
            <text:p>0.110635620425011</text:p>
          </table:table-cell>
          <table:table-cell table:style-name="ce6" table:formula="of:=2*[$bonded.$F$12]*[$bonded.$E$12]*(EXP(-[$bonded.$F$12]*[$bonded.$G$12]*[.A62])-EXP(-2*[$bonded.$F$12]*[$bonded.$G$12]*[.A62]))" office:value-type="float" office:value="0.0650624977743207" calcext:value-type="float">
            <text:p>0.0650624977743207</text:p>
          </table:table-cell>
          <table:table-cell table:style-name="ce6" table:formula="of:=2*[$bonded.$F$13]*[$bonded.$E$13]*(EXP(-[$bonded.$F$13]*[$bonded.$G$13]*[.A62])-EXP(-2*[$bonded.$F$13]*[$bonded.$G$13]*[.A62]))" office:value-type="float" office:value="0.234670547494444" calcext:value-type="float">
            <text:p>0.234670547494444</text:p>
          </table:table-cell>
          <table:table-cell table:style-name="ce6" table:formula="of:=[$pair.$L$42]*([$pair.$F$42]/[$pair.$G$42])*([$pair.$I$42]*([$pair.$G$42]/([$pair.$K$42]*([.A62]+1)))^([$pair.$I$42]+1)-[$pair.$H$42]*([$pair.$G$42]/([$pair.$K$42]*([.A62]+1)))^([$pair.$H$42]+1))" office:value-type="float" office:value="0.0269568907247391" calcext:value-type="float">
            <text:p>0.0269568907247391</text:p>
          </table:table-cell>
          <table:table-cell table:style-name="ce6" table:formula="of:=[$pair.$L$43]*([$pair.$F$43]/[$pair.$G$43])*([$pair.$I$43]*([$pair.$G$43]/([$pair.$K$43]*([.A62]+1)))^([$pair.$I$43]+1)-[$pair.$H$43]*([$pair.$G$43]/([$pair.$K$43]*([.A62]+1)))^([$pair.$H$43]+1))" office:value-type="float" office:value="0.00539137814494783" calcext:value-type="float">
            <text:p>0.00539137814494783</text:p>
          </table:table-cell>
          <table:table-cell table:style-name="ce6" table:formula="of:=[$pair.$L$44]*([$pair.$F$44]/[$pair.$G$44])*([$pair.$I$44]*([$pair.$G$44]/([$pair.$K$44]*([.A62]+1)))^([$pair.$I$44]+1)-[$pair.$H$44]*([$pair.$G$44]/([$pair.$K$44]*([.A62]+1)))^([$pair.$H$44]+1))" office:value-type="float" office:value="0.00148721896779743" calcext:value-type="float">
            <text:p>0.00148721896779743</text:p>
          </table:table-cell>
          <table:table-cell table:style-name="ce6" table:formula="of:=[$pair.$L$45]*([$pair.$F$45]/[$pair.$G$45])*([$pair.$I$45]*([$pair.$G$45]/([$pair.$K$45]*([.A62]+1)))^([$pair.$I$45]+1)-[$pair.$H$45]*([$pair.$G$45]/([$pair.$K$45]*([.A62]+1)))^([$pair.$H$45]+1))" office:value-type="float" office:value="0.0149760504026327" calcext:value-type="float">
            <text:p>0.0149760504026327</text:p>
          </table:table-cell>
          <table:table-cell table:number-columns-repeated="1011"/>
        </table:table-row>
        <table:table-row table:style-name="ro1">
          <table:table-cell table:style-name="ce6" table:formula="of:=[.A62]+0.01" office:value-type="float" office:value="0.3" calcext:value-type="float">
            <text:p>0.3</text:p>
          </table:table-cell>
          <table:table-cell table:style-name="ce6" table:formula="of:=[$bonded.$E$2]*[$bonded.$F$2]*[.A63]" office:value-type="float" office:value="45" calcext:value-type="float">
            <text:p>45</text:p>
          </table:table-cell>
          <table:table-cell table:style-name="ce6" table:formula="of:=[$bonded.$E$3]*[$bonded.$F$3]*[.A63]" office:value-type="float" office:value="22.5" calcext:value-type="float">
            <text:p>22.5</text:p>
          </table:table-cell>
          <table:table-cell table:style-name="ce6" table:formula="of:=[$bonded.$E$4]*[$bonded.$F$4]*[.A63]" office:value-type="float" office:value="27" calcext:value-type="float">
            <text:p>27</text:p>
          </table:table-cell>
          <table:table-cell table:style-name="ce6" table:formula="of:=([$bonded.$E$7]*(([$bonded.$K$7]*([.A63]+1))/(1-(([$bonded.$K$7]*([.A63]+1))/[$bonded.$F$7])^2)))+24*([$bonded.$G$7]/[$bonded.$H$7])*(([$bonded.$H$7]/([$bonded.$K$7]*([.A63]+1)))^7-2*([$bonded.$H$7]/([$bonded.$K$7]*([.A63]+1)))^13)" office:value-type="float" office:value="3.28836176239563" calcext:value-type="float">
            <text:p>3.28836176239563</text:p>
          </table:table-cell>
          <table:table-cell table:style-name="ce6" table:formula="of:=2*[$bonded.$F$10]*[$bonded.$E$10]*(EXP(-[$bonded.$F$10]*[$bonded.$G$10]*[.A63])-EXP(-2*[$bonded.$F$10]*[$bonded.$G$10]*[.A63]))" office:value-type="float" office:value="0.275392394366227" calcext:value-type="float">
            <text:p>0.275392394366227</text:p>
          </table:table-cell>
          <table:table-cell table:style-name="ce6" table:formula="of:=2*[$bonded.$F$11]*[$bonded.$E$11]*(EXP(-[$bonded.$F$11]*[$bonded.$G$11]*[.A63])-EXP(-2*[$bonded.$F$11]*[$bonded.$G$11]*[.A63]))" office:value-type="float" office:value="0.108666727300342" calcext:value-type="float">
            <text:p>0.108666727300342</text:p>
          </table:table-cell>
          <table:table-cell table:style-name="ce6" table:formula="of:=2*[$bonded.$F$12]*[$bonded.$E$12]*(EXP(-[$bonded.$F$12]*[$bonded.$G$12]*[.A63])-EXP(-2*[$bonded.$F$12]*[$bonded.$G$12]*[.A63]))" office:value-type="float" office:value="0.064022555399138" calcext:value-type="float">
            <text:p>0.064022555399138</text:p>
          </table:table-cell>
          <table:table-cell table:style-name="ce6" table:formula="of:=2*[$bonded.$F$13]*[$bonded.$E$13]*(EXP(-[$bonded.$F$13]*[$bonded.$G$13]*[.A63])-EXP(-2*[$bonded.$F$13]*[$bonded.$G$13]*[.A63]))" office:value-type="float" office:value="0.230055172521698" calcext:value-type="float">
            <text:p>0.230055172521698</text:p>
          </table:table-cell>
          <table:table-cell table:style-name="ce6" table:formula="of:=[$pair.$L$42]*([$pair.$F$42]/[$pair.$G$42])*([$pair.$I$42]*([$pair.$G$42]/([$pair.$K$42]*([.A63]+1)))^([$pair.$I$42]+1)-[$pair.$H$42]*([$pair.$G$42]/([$pair.$K$42]*([.A63]+1)))^([$pair.$H$42]+1))" office:value-type="float" office:value="0.0260484497678484" calcext:value-type="float">
            <text:p>0.0260484497678484</text:p>
          </table:table-cell>
          <table:table-cell table:style-name="ce6" table:formula="of:=[$pair.$L$43]*([$pair.$F$43]/[$pair.$G$43])*([$pair.$I$43]*([$pair.$G$43]/([$pair.$K$43]*([.A63]+1)))^([$pair.$I$43]+1)-[$pair.$H$43]*([$pair.$G$43]/([$pair.$K$43]*([.A63]+1)))^([$pair.$H$43]+1))" office:value-type="float" office:value="0.00520968995356968" calcext:value-type="float">
            <text:p>0.00520968995356968</text:p>
          </table:table-cell>
          <table:table-cell table:style-name="ce6" table:formula="of:=[$pair.$L$44]*([$pair.$F$44]/[$pair.$G$44])*([$pair.$I$44]*([$pair.$G$44]/([$pair.$K$44]*([.A63]+1)))^([$pair.$I$44]+1)-[$pair.$H$44]*([$pair.$G$44]/([$pair.$K$44]*([.A63]+1)))^([$pair.$H$44]+1))" office:value-type="float" office:value="0.00148669649037283" calcext:value-type="float">
            <text:p>0.00148669649037283</text:p>
          </table:table-cell>
          <table:table-cell table:style-name="ce6" table:formula="of:=[$pair.$L$45]*([$pair.$F$45]/[$pair.$G$45])*([$pair.$I$45]*([$pair.$G$45]/([$pair.$K$45]*([.A63]+1)))^([$pair.$I$45]+1)-[$pair.$H$45]*([$pair.$G$45]/([$pair.$K$45]*([.A63]+1)))^([$pair.$H$45]+1))" office:value-type="float" office:value="0.0144713609821379" calcext:value-type="float">
            <text:p>0.0144713609821379</text:p>
          </table:table-cell>
          <table:table-cell table:number-columns-repeated="1011"/>
        </table:table-row>
        <table:table-row table:style-name="ro1">
          <table:table-cell table:style-name="ce6" table:formula="of:=[.A63]+0.01" office:value-type="float" office:value="0.31" calcext:value-type="float">
            <text:p>0.31</text:p>
          </table:table-cell>
          <table:table-cell table:style-name="ce6" table:formula="of:=[$bonded.$E$2]*[$bonded.$F$2]*[.A64]" office:value-type="float" office:value="46.5" calcext:value-type="float">
            <text:p>46.5</text:p>
          </table:table-cell>
          <table:table-cell table:style-name="ce6" table:formula="of:=[$bonded.$E$3]*[$bonded.$F$3]*[.A64]" office:value-type="float" office:value="23.25" calcext:value-type="float">
            <text:p>23.25</text:p>
          </table:table-cell>
          <table:table-cell table:style-name="ce6" table:formula="of:=[$bonded.$E$4]*[$bonded.$F$4]*[.A64]" office:value-type="float" office:value="27.9" calcext:value-type="float">
            <text:p>27.9</text:p>
          </table:table-cell>
          <table:table-cell table:style-name="ce6" table:formula="of:=([$bonded.$E$7]*(([$bonded.$K$7]*([.A64]+1))/(1-(([$bonded.$K$7]*([.A64]+1))/[$bonded.$F$7])^2)))+24*([$bonded.$G$7]/[$bonded.$H$7])*(([$bonded.$H$7]/([$bonded.$K$7]*([.A64]+1)))^7-2*([$bonded.$H$7]/([$bonded.$K$7]*([.A64]+1)))^13)" office:value-type="float" office:value="3.39420312755142" calcext:value-type="float">
            <text:p>3.39420312755142</text:p>
          </table:table-cell>
          <table:table-cell table:style-name="ce6" table:formula="of:=2*[$bonded.$F$10]*[$bonded.$E$10]*(EXP(-[$bonded.$F$10]*[$bonded.$G$10]*[.A64])-EXP(-2*[$bonded.$F$10]*[$bonded.$G$10]*[.A64]))" office:value-type="float" office:value="0.269790729620503" calcext:value-type="float">
            <text:p>0.269790729620503</text:p>
          </table:table-cell>
          <table:table-cell table:style-name="ce6" table:formula="of:=2*[$bonded.$F$11]*[$bonded.$E$11]*(EXP(-[$bonded.$F$11]*[$bonded.$G$11]*[.A64])-EXP(-2*[$bonded.$F$11]*[$bonded.$G$11]*[.A64]))" office:value-type="float" office:value="0.106625580558877" calcext:value-type="float">
            <text:p>0.106625580558877</text:p>
          </table:table-cell>
          <table:table-cell table:style-name="ce6" table:formula="of:=2*[$bonded.$F$12]*[$bonded.$E$12]*(EXP(-[$bonded.$F$12]*[$bonded.$G$12]*[.A64])-EXP(-2*[$bonded.$F$12]*[$bonded.$G$12]*[.A64]))" office:value-type="float" office:value="0.0629354385399445" calcext:value-type="float">
            <text:p>0.0629354385399445</text:p>
          </table:table-cell>
          <table:table-cell table:style-name="ce6" table:formula="of:=2*[$bonded.$F$13]*[$bonded.$E$13]*(EXP(-[$bonded.$F$13]*[$bonded.$G$13]*[.A64])-EXP(-2*[$bonded.$F$13]*[$bonded.$G$13]*[.A64]))" office:value-type="float" office:value="0.225305647043948" calcext:value-type="float">
            <text:p>0.225305647043948</text:p>
          </table:table-cell>
          <table:table-cell table:style-name="ce6" table:formula="of:=[$pair.$L$42]*([$pair.$F$42]/[$pair.$G$42])*([$pair.$I$42]*([$pair.$G$42]/([$pair.$K$42]*([.A64]+1)))^([$pair.$I$42]+1)-[$pair.$H$42]*([$pair.$G$42]/([$pair.$K$42]*([.A64]+1)))^([$pair.$H$42]+1))" office:value-type="float" office:value="0.025156750912775" calcext:value-type="float">
            <text:p>0.025156750912775</text:p>
          </table:table-cell>
          <table:table-cell table:style-name="ce6" table:formula="of:=[$pair.$L$43]*([$pair.$F$43]/[$pair.$G$43])*([$pair.$I$43]*([$pair.$G$43]/([$pair.$K$43]*([.A64]+1)))^([$pair.$I$43]+1)-[$pair.$H$43]*([$pair.$G$43]/([$pair.$K$43]*([.A64]+1)))^([$pair.$H$43]+1))" office:value-type="float" office:value="0.005031350182555" calcext:value-type="float">
            <text:p>0.005031350182555</text:p>
          </table:table-cell>
          <table:table-cell table:style-name="ce6" table:formula="of:=[$pair.$L$44]*([$pair.$F$44]/[$pair.$G$44])*([$pair.$I$44]*([$pair.$G$44]/([$pair.$K$44]*([.A64]+1)))^([$pair.$I$44]+1)-[$pair.$H$44]*([$pair.$G$44]/([$pair.$K$44]*([.A64]+1)))^([$pair.$H$44]+1))" office:value-type="float" office:value="0.00148493410665206" calcext:value-type="float">
            <text:p>0.00148493410665206</text:p>
          </table:table-cell>
          <table:table-cell table:style-name="ce6" table:formula="of:=[$pair.$L$45]*([$pair.$F$45]/[$pair.$G$45])*([$pair.$I$45]*([$pair.$G$45]/([$pair.$K$45]*([.A64]+1)))^([$pair.$I$45]+1)-[$pair.$H$45]*([$pair.$G$45]/([$pair.$K$45]*([.A64]+1)))^([$pair.$H$45]+1))" office:value-type="float" office:value="0.0139759727293193" calcext:value-type="float">
            <text:p>0.0139759727293193</text:p>
          </table:table-cell>
          <table:table-cell table:number-columns-repeated="1011"/>
        </table:table-row>
        <table:table-row table:style-name="ro1">
          <table:table-cell table:style-name="ce6" table:formula="of:=[.A64]+0.01" office:value-type="float" office:value="0.32" calcext:value-type="float">
            <text:p>0.32</text:p>
          </table:table-cell>
          <table:table-cell table:style-name="ce6" table:formula="of:=[$bonded.$E$2]*[$bonded.$F$2]*[.A65]" office:value-type="float" office:value="48" calcext:value-type="float">
            <text:p>48</text:p>
          </table:table-cell>
          <table:table-cell table:style-name="ce6" table:formula="of:=[$bonded.$E$3]*[$bonded.$F$3]*[.A65]" office:value-type="float" office:value="24" calcext:value-type="float">
            <text:p>24</text:p>
          </table:table-cell>
          <table:table-cell table:style-name="ce6" table:formula="of:=[$bonded.$E$4]*[$bonded.$F$4]*[.A65]" office:value-type="float" office:value="28.8" calcext:value-type="float">
            <text:p>28.8</text:p>
          </table:table-cell>
          <table:table-cell table:style-name="ce6" table:formula="of:=([$bonded.$E$7]*(([$bonded.$K$7]*([.A65]+1))/(1-(([$bonded.$K$7]*([.A65]+1))/[$bonded.$F$7])^2)))+24*([$bonded.$G$7]/[$bonded.$H$7])*(([$bonded.$H$7]/([$bonded.$K$7]*([.A65]+1)))^7-2*([$bonded.$H$7]/([$bonded.$K$7]*([.A65]+1)))^13)" office:value-type="float" office:value="3.50594642414953" calcext:value-type="float">
            <text:p>3.50594642414953</text:p>
          </table:table-cell>
          <table:table-cell table:style-name="ce6" table:formula="of:=2*[$bonded.$F$10]*[$bonded.$E$10]*(EXP(-[$bonded.$F$10]*[$bonded.$G$10]*[.A65])-EXP(-2*[$bonded.$F$10]*[$bonded.$G$10]*[.A65]))" office:value-type="float" office:value="0.264057584642915" calcext:value-type="float">
            <text:p>0.264057584642915</text:p>
          </table:table-cell>
          <table:table-cell table:style-name="ce6" table:formula="of:=2*[$bonded.$F$11]*[$bonded.$E$11]*(EXP(-[$bonded.$F$11]*[$bonded.$G$11]*[.A65])-EXP(-2*[$bonded.$F$11]*[$bonded.$G$11]*[.A65]))" office:value-type="float" office:value="0.10452493830063" calcext:value-type="float">
            <text:p>0.10452493830063</text:p>
          </table:table-cell>
          <table:table-cell table:style-name="ce6" table:formula="of:=2*[$bonded.$F$12]*[$bonded.$E$12]*(EXP(-[$bonded.$F$12]*[$bonded.$G$12]*[.A65])-EXP(-2*[$bonded.$F$12]*[$bonded.$G$12]*[.A65]))" office:value-type="float" office:value="0.0618084726740192" calcext:value-type="float">
            <text:p>0.0618084726740192</text:p>
          </table:table-cell>
          <table:table-cell table:style-name="ce6" table:formula="of:=2*[$bonded.$F$13]*[$bonded.$E$13]*(EXP(-[$bonded.$F$13]*[$bonded.$G$13]*[.A65])-EXP(-2*[$bonded.$F$13]*[$bonded.$G$13]*[.A65]))" office:value-type="float" office:value="0.220449573314214" calcext:value-type="float">
            <text:p>0.220449573314214</text:p>
          </table:table-cell>
          <table:table-cell table:style-name="ce6" table:formula="of:=[$pair.$L$42]*([$pair.$F$42]/[$pair.$G$42])*([$pair.$I$42]*([$pair.$G$42]/([$pair.$K$42]*([.A65]+1)))^([$pair.$I$42]+1)-[$pair.$H$42]*([$pair.$G$42]/([$pair.$K$42]*([.A65]+1)))^([$pair.$H$42]+1))" office:value-type="float" office:value="0.0242836857715689" calcext:value-type="float">
            <text:p>0.0242836857715689</text:p>
          </table:table-cell>
          <table:table-cell table:style-name="ce6" table:formula="of:=[$pair.$L$43]*([$pair.$F$43]/[$pair.$G$43])*([$pair.$I$43]*([$pair.$G$43]/([$pair.$K$43]*([.A65]+1)))^([$pair.$I$43]+1)-[$pair.$H$43]*([$pair.$G$43]/([$pair.$K$43]*([.A65]+1)))^([$pair.$H$43]+1))" office:value-type="float" office:value="0.00485673715431377" calcext:value-type="float">
            <text:p>0.00485673715431377</text:p>
          </table:table-cell>
          <table:table-cell table:style-name="ce6" table:formula="of:=[$pair.$L$44]*([$pair.$F$44]/[$pair.$G$44])*([$pair.$I$44]*([$pair.$G$44]/([$pair.$K$44]*([.A65]+1)))^([$pair.$I$44]+1)-[$pair.$H$44]*([$pair.$G$44]/([$pair.$K$44]*([.A65]+1)))^([$pair.$H$44]+1))" office:value-type="float" office:value="0.00148203443363914" calcext:value-type="float">
            <text:p>0.00148203443363914</text:p>
          </table:table-cell>
          <table:table-cell table:style-name="ce6" table:formula="of:=[$pair.$L$45]*([$pair.$F$45]/[$pair.$G$45])*([$pair.$I$45]*([$pair.$G$45]/([$pair.$K$45]*([.A65]+1)))^([$pair.$I$45]+1)-[$pair.$H$45]*([$pair.$G$45]/([$pair.$K$45]*([.A65]+1)))^([$pair.$H$45]+1))" office:value-type="float" office:value="0.0134909365397604" calcext:value-type="float">
            <text:p>0.0134909365397604</text:p>
          </table:table-cell>
          <table:table-cell table:number-columns-repeated="1011"/>
        </table:table-row>
        <table:table-row table:style-name="ro1">
          <table:table-cell table:style-name="ce6" table:formula="of:=[.A65]+0.01" office:value-type="float" office:value="0.33" calcext:value-type="float">
            <text:p>0.33</text:p>
          </table:table-cell>
          <table:table-cell table:style-name="ce6" table:formula="of:=[$bonded.$E$2]*[$bonded.$F$2]*[.A66]" office:value-type="float" office:value="49.5" calcext:value-type="float">
            <text:p>49.5</text:p>
          </table:table-cell>
          <table:table-cell table:style-name="ce6" table:formula="of:=[$bonded.$E$3]*[$bonded.$F$3]*[.A66]" office:value-type="float" office:value="24.75" calcext:value-type="float">
            <text:p>24.75</text:p>
          </table:table-cell>
          <table:table-cell table:style-name="ce6" table:formula="of:=[$bonded.$E$4]*[$bonded.$F$4]*[.A66]" office:value-type="float" office:value="29.7" calcext:value-type="float">
            <text:p>29.7</text:p>
          </table:table-cell>
          <table:table-cell table:style-name="ce6" table:formula="of:=([$bonded.$E$7]*(([$bonded.$K$7]*([.A66]+1))/(1-(([$bonded.$K$7]*([.A66]+1))/[$bonded.$F$7])^2)))+24*([$bonded.$G$7]/[$bonded.$H$7])*(([$bonded.$H$7]/([$bonded.$K$7]*([.A66]+1)))^7-2*([$bonded.$H$7]/([$bonded.$K$7]*([.A66]+1)))^13)" office:value-type="float" office:value="3.62421226093161" calcext:value-type="float">
            <text:p>3.62421226093161</text:p>
          </table:table-cell>
          <table:table-cell table:style-name="ce6" table:formula="of:=2*[$bonded.$F$10]*[$bonded.$E$10]*(EXP(-[$bonded.$F$10]*[$bonded.$G$10]*[.A66])-EXP(-2*[$bonded.$F$10]*[$bonded.$G$10]*[.A66]))" office:value-type="float" office:value="0.258222709381734" calcext:value-type="float">
            <text:p>0.258222709381734</text:p>
          </table:table-cell>
          <table:table-cell table:style-name="ce6" table:formula="of:=2*[$bonded.$F$11]*[$bonded.$E$11]*(EXP(-[$bonded.$F$11]*[$bonded.$G$11]*[.A66])-EXP(-2*[$bonded.$F$11]*[$bonded.$G$11]*[.A66]))" office:value-type="float" office:value="0.102376379139415" calcext:value-type="float">
            <text:p>0.102376379139415</text:p>
          </table:table-cell>
          <table:table-cell table:style-name="ce6" table:formula="of:=2*[$bonded.$F$12]*[$bonded.$E$12]*(EXP(-[$bonded.$F$12]*[$bonded.$G$12]*[.A66])-EXP(-2*[$bonded.$F$12]*[$bonded.$G$12]*[.A66]))" office:value-type="float" office:value="0.0606483405827226" calcext:value-type="float">
            <text:p>0.0606483405827226</text:p>
          </table:table-cell>
          <table:table-cell table:style-name="ce6" table:formula="of:=2*[$bonded.$F$13]*[$bonded.$E$13]*(EXP(-[$bonded.$F$13]*[$bonded.$G$13]*[.A66])-EXP(-2*[$bonded.$F$13]*[$bonded.$G$13]*[.A66]))" office:value-type="float" office:value="0.215511859577152" calcext:value-type="float">
            <text:p>0.215511859577152</text:p>
          </table:table-cell>
          <table:table-cell table:style-name="ce6" table:formula="of:=[$pair.$L$42]*([$pair.$F$42]/[$pair.$G$42])*([$pair.$I$42]*([$pair.$G$42]/([$pair.$K$42]*([.A66]+1)))^([$pair.$I$42]+1)-[$pair.$H$42]*([$pair.$G$42]/([$pair.$K$42]*([.A66]+1)))^([$pair.$H$42]+1))" office:value-type="float" office:value="0.0234307455616943" calcext:value-type="float">
            <text:p>0.0234307455616943</text:p>
          </table:table-cell>
          <table:table-cell table:style-name="ce6" table:formula="of:=[$pair.$L$43]*([$pair.$F$43]/[$pair.$G$43])*([$pair.$I$43]*([$pair.$G$43]/([$pair.$K$43]*([.A66]+1)))^([$pair.$I$43]+1)-[$pair.$H$43]*([$pair.$G$43]/([$pair.$K$43]*([.A66]+1)))^([$pair.$H$43]+1))" office:value-type="float" office:value="0.00468614911233887" calcext:value-type="float">
            <text:p>0.00468614911233887</text:p>
          </table:table-cell>
          <table:table-cell table:style-name="ce6" table:formula="of:=[$pair.$L$44]*([$pair.$F$44]/[$pair.$G$44])*([$pair.$I$44]*([$pair.$G$44]/([$pair.$K$44]*([.A66]+1)))^([$pair.$I$44]+1)-[$pair.$H$44]*([$pair.$G$44]/([$pair.$K$44]*([.A66]+1)))^([$pair.$H$44]+1))" office:value-type="float" office:value="0.0014780926011401" calcext:value-type="float">
            <text:p>0.0014780926011401</text:p>
          </table:table-cell>
          <table:table-cell table:style-name="ce6" table:formula="of:=[$pair.$L$45]*([$pair.$F$45]/[$pair.$G$45])*([$pair.$I$45]*([$pair.$G$45]/([$pair.$K$45]*([.A66]+1)))^([$pair.$I$45]+1)-[$pair.$H$45]*([$pair.$G$45]/([$pair.$K$45]*([.A66]+1)))^([$pair.$H$45]+1))" office:value-type="float" office:value="0.0130170808676078" calcext:value-type="float">
            <text:p>0.0130170808676078</text:p>
          </table:table-cell>
          <table:table-cell table:number-columns-repeated="1011"/>
        </table:table-row>
        <table:table-row table:style-name="ro1">
          <table:table-cell table:style-name="ce6" table:formula="of:=[.A66]+0.01" office:value-type="float" office:value="0.34" calcext:value-type="float">
            <text:p>0.34</text:p>
          </table:table-cell>
          <table:table-cell table:style-name="ce6" table:formula="of:=[$bonded.$E$2]*[$bonded.$F$2]*[.A67]" office:value-type="float" office:value="51" calcext:value-type="float">
            <text:p>51</text:p>
          </table:table-cell>
          <table:table-cell table:style-name="ce6" table:formula="of:=[$bonded.$E$3]*[$bonded.$F$3]*[.A67]" office:value-type="float" office:value="25.5" calcext:value-type="float">
            <text:p>25.5</text:p>
          </table:table-cell>
          <table:table-cell table:style-name="ce6" table:formula="of:=[$bonded.$E$4]*[$bonded.$F$4]*[.A67]" office:value-type="float" office:value="30.6" calcext:value-type="float">
            <text:p>30.6</text:p>
          </table:table-cell>
          <table:table-cell table:style-name="ce6" table:formula="of:=([$bonded.$E$7]*(([$bonded.$K$7]*([.A67]+1))/(1-(([$bonded.$K$7]*([.A67]+1))/[$bonded.$F$7])^2)))+24*([$bonded.$G$7]/[$bonded.$H$7])*(([$bonded.$H$7]/([$bonded.$K$7]*([.A67]+1)))^7-2*([$bonded.$H$7]/([$bonded.$K$7]*([.A67]+1)))^13)" office:value-type="float" office:value="3.74968527446769" calcext:value-type="float">
            <text:p>3.74968527446769</text:p>
          </table:table-cell>
          <table:table-cell table:style-name="ce6" table:formula="of:=2*[$bonded.$F$10]*[$bonded.$E$10]*(EXP(-[$bonded.$F$10]*[$bonded.$G$10]*[.A67])-EXP(-2*[$bonded.$F$10]*[$bonded.$G$10]*[.A67]))" office:value-type="float" office:value="0.252312929514604" calcext:value-type="float">
            <text:p>0.252312929514604</text:p>
          </table:table-cell>
          <table:table-cell table:style-name="ce6" table:formula="of:=2*[$bonded.$F$11]*[$bonded.$E$11]*(EXP(-[$bonded.$F$11]*[$bonded.$G$11]*[.A67])-EXP(-2*[$bonded.$F$11]*[$bonded.$G$11]*[.A67]))" office:value-type="float" office:value="0.100190395710696" calcext:value-type="float">
            <text:p>0.100190395710696</text:p>
          </table:table-cell>
          <table:table-cell table:style-name="ce6" table:formula="of:=2*[$bonded.$F$12]*[$bonded.$E$12]*(EXP(-[$bonded.$F$12]*[$bonded.$G$12]*[.A67])-EXP(-2*[$bonded.$F$12]*[$bonded.$G$12]*[.A67]))" office:value-type="float" office:value="0.059461131180881" calcext:value-type="float">
            <text:p>0.059461131180881</text:p>
          </table:table-cell>
          <table:table-cell table:style-name="ce6" table:formula="of:=2*[$bonded.$F$13]*[$bonded.$E$13]*(EXP(-[$bonded.$F$13]*[$bonded.$G$13]*[.A67])-EXP(-2*[$bonded.$F$13]*[$bonded.$G$13]*[.A67]))" office:value-type="float" office:value="0.210514943041735" calcext:value-type="float">
            <text:p>0.210514943041735</text:p>
          </table:table-cell>
          <table:table-cell table:style-name="ce6" table:formula="of:=[$pair.$L$42]*([$pair.$F$42]/[$pair.$G$42])*([$pair.$I$42]*([$pair.$G$42]/([$pair.$K$42]*([.A67]+1)))^([$pair.$I$42]+1)-[$pair.$H$42]*([$pair.$G$42]/([$pair.$K$42]*([.A67]+1)))^([$pair.$H$42]+1))" office:value-type="float" office:value="0.0225990776700673" calcext:value-type="float">
            <text:p>0.0225990776700673</text:p>
          </table:table-cell>
          <table:table-cell table:style-name="ce6" table:formula="of:=[$pair.$L$43]*([$pair.$F$43]/[$pair.$G$43])*([$pair.$I$43]*([$pair.$G$43]/([$pair.$K$43]*([.A67]+1)))^([$pair.$I$43]+1)-[$pair.$H$43]*([$pair.$G$43]/([$pair.$K$43]*([.A67]+1)))^([$pair.$H$43]+1))" office:value-type="float" office:value="0.00451981553401346" calcext:value-type="float">
            <text:p>0.00451981553401346</text:p>
          </table:table-cell>
          <table:table-cell table:style-name="ce6" table:formula="of:=[$pair.$L$44]*([$pair.$F$44]/[$pair.$G$44])*([$pair.$I$44]*([$pair.$G$44]/([$pair.$K$44]*([.A67]+1)))^([$pair.$I$44]+1)-[$pair.$H$44]*([$pair.$G$44]/([$pair.$K$44]*([.A67]+1)))^([$pair.$H$44]+1))" office:value-type="float" office:value="0.00147319680945686" calcext:value-type="float">
            <text:p>0.00147319680945686</text:p>
          </table:table-cell>
          <table:table-cell table:style-name="ce6" table:formula="of:=[$pair.$L$45]*([$pair.$F$45]/[$pair.$G$45])*([$pair.$I$45]*([$pair.$G$45]/([$pair.$K$45]*([.A67]+1)))^([$pair.$I$45]+1)-[$pair.$H$45]*([$pair.$G$45]/([$pair.$K$45]*([.A67]+1)))^([$pair.$H$45]+1))" office:value-type="float" office:value="0.0125550431500373" calcext:value-type="float">
            <text:p>0.0125550431500373</text:p>
          </table:table-cell>
          <table:table-cell table:number-columns-repeated="1011"/>
        </table:table-row>
        <table:table-row table:style-name="ro1">
          <table:table-cell table:style-name="ce6" table:formula="of:=[.A67]+0.01" office:value-type="float" office:value="0.35" calcext:value-type="float">
            <text:p>0.35</text:p>
          </table:table-cell>
          <table:table-cell table:style-name="ce6" table:formula="of:=[$bonded.$E$2]*[$bonded.$F$2]*[.A68]" office:value-type="float" office:value="52.5" calcext:value-type="float">
            <text:p>52.5</text:p>
          </table:table-cell>
          <table:table-cell table:style-name="ce6" table:formula="of:=[$bonded.$E$3]*[$bonded.$F$3]*[.A68]" office:value-type="float" office:value="26.25" calcext:value-type="float">
            <text:p>26.25</text:p>
          </table:table-cell>
          <table:table-cell table:style-name="ce6" table:formula="of:=[$bonded.$E$4]*[$bonded.$F$4]*[.A68]" office:value-type="float" office:value="31.5" calcext:value-type="float">
            <text:p>31.5</text:p>
          </table:table-cell>
          <table:table-cell table:style-name="ce6" table:formula="of:=([$bonded.$E$7]*(([$bonded.$K$7]*([.A68]+1))/(1-(([$bonded.$K$7]*([.A68]+1))/[$bonded.$F$7])^2)))+24*([$bonded.$G$7]/[$bonded.$H$7])*(([$bonded.$H$7]/([$bonded.$K$7]*([.A68]+1)))^7-2*([$bonded.$H$7]/([$bonded.$K$7]*([.A68]+1)))^13)" office:value-type="float" office:value="3.88312670805046" calcext:value-type="float">
            <text:p>3.88312670805046</text:p>
          </table:table-cell>
          <table:table-cell table:style-name="ce6" table:formula="of:=2*[$bonded.$F$10]*[$bonded.$E$10]*(EXP(-[$bonded.$F$10]*[$bonded.$G$10]*[.A68])-EXP(-2*[$bonded.$F$10]*[$bonded.$G$10]*[.A68]))" office:value-type="float" office:value="0.246352388098067" calcext:value-type="float">
            <text:p>0.246352388098067</text:p>
          </table:table-cell>
          <table:table-cell table:style-name="ce6" table:formula="of:=2*[$bonded.$F$11]*[$bonded.$E$11]*(EXP(-[$bonded.$F$11]*[$bonded.$G$11]*[.A68])-EXP(-2*[$bonded.$F$11]*[$bonded.$G$11]*[.A68]))" office:value-type="float" office:value="0.0979764811957759" calcext:value-type="float">
            <text:p>0.0979764811957759</text:p>
          </table:table-cell>
          <table:table-cell table:style-name="ce6" table:formula="of:=2*[$bonded.$F$12]*[$bonded.$E$12]*(EXP(-[$bonded.$F$12]*[$bonded.$G$12]*[.A68])-EXP(-2*[$bonded.$F$12]*[$bonded.$G$12]*[.A68]))" office:value-type="float" office:value="0.0582523848405878" calcext:value-type="float">
            <text:p>0.0582523848405878</text:p>
          </table:table-cell>
          <table:table-cell table:style-name="ce6" table:formula="of:=2*[$bonded.$F$13]*[$bonded.$E$13]*(EXP(-[$bonded.$F$13]*[$bonded.$G$13]*[.A68])-EXP(-2*[$bonded.$F$13]*[$bonded.$G$13]*[.A68]))" office:value-type="float" office:value="0.205478995527265" calcext:value-type="float">
            <text:p>0.205478995527265</text:p>
          </table:table-cell>
          <table:table-cell table:style-name="ce6" table:formula="of:=[$pair.$L$42]*([$pair.$F$42]/[$pair.$G$42])*([$pair.$I$42]*([$pair.$G$42]/([$pair.$K$42]*([.A68]+1)))^([$pair.$I$42]+1)-[$pair.$H$42]*([$pair.$G$42]/([$pair.$K$42]*([.A68]+1)))^([$pair.$H$42]+1))" office:value-type="float" office:value="0.0217895348593142" calcext:value-type="float">
            <text:p>0.0217895348593142</text:p>
          </table:table-cell>
          <table:table-cell table:style-name="ce6" table:formula="of:=[$pair.$L$43]*([$pair.$F$43]/[$pair.$G$43])*([$pair.$I$43]*([$pair.$G$43]/([$pair.$K$43]*([.A68]+1)))^([$pair.$I$43]+1)-[$pair.$H$43]*([$pair.$G$43]/([$pair.$K$43]*([.A68]+1)))^([$pair.$H$43]+1))" office:value-type="float" office:value="0.00435790697186284" calcext:value-type="float">
            <text:p>0.00435790697186284</text:p>
          </table:table-cell>
          <table:table-cell table:style-name="ce6" table:formula="of:=[$pair.$L$44]*([$pair.$F$44]/[$pair.$G$44])*([$pair.$I$44]*([$pair.$G$44]/([$pair.$K$44]*([.A68]+1)))^([$pair.$I$44]+1)-[$pair.$H$44]*([$pair.$G$44]/([$pair.$K$44]*([.A68]+1)))^([$pair.$H$44]+1))" office:value-type="float" office:value="0.00146742884318645" calcext:value-type="float">
            <text:p>0.00146742884318645</text:p>
          </table:table-cell>
          <table:table-cell table:style-name="ce6" table:formula="of:=[$pair.$L$45]*([$pair.$F$45]/[$pair.$G$45])*([$pair.$I$45]*([$pair.$G$45]/([$pair.$K$45]*([.A68]+1)))^([$pair.$I$45]+1)-[$pair.$H$45]*([$pair.$G$45]/([$pair.$K$45]*([.A68]+1)))^([$pair.$H$45]+1))" office:value-type="float" office:value="0.0121052971440634" calcext:value-type="float">
            <text:p>0.0121052971440634</text:p>
          </table:table-cell>
          <table:table-cell table:number-columns-repeated="1011"/>
        </table:table-row>
        <table:table-row table:style-name="ro1">
          <table:table-cell table:style-name="ce6" table:formula="of:=[.A68]+0.01" office:value-type="float" office:value="0.36" calcext:value-type="float">
            <text:p>0.36</text:p>
          </table:table-cell>
          <table:table-cell table:style-name="ce6" table:formula="of:=[$bonded.$E$2]*[$bonded.$F$2]*[.A69]" office:value-type="float" office:value="54" calcext:value-type="float">
            <text:p>54</text:p>
          </table:table-cell>
          <table:table-cell table:style-name="ce6" table:formula="of:=[$bonded.$E$3]*[$bonded.$F$3]*[.A69]" office:value-type="float" office:value="27" calcext:value-type="float">
            <text:p>27</text:p>
          </table:table-cell>
          <table:table-cell table:style-name="ce6" table:formula="of:=[$bonded.$E$4]*[$bonded.$F$4]*[.A69]" office:value-type="float" office:value="32.4" calcext:value-type="float">
            <text:p>32.4</text:p>
          </table:table-cell>
          <table:table-cell table:style-name="ce6" table:formula="of:=([$bonded.$E$7]*(([$bonded.$K$7]*([.A69]+1))/(1-(([$bonded.$K$7]*([.A69]+1))/[$bonded.$F$7])^2)))+24*([$bonded.$G$7]/[$bonded.$H$7])*(([$bonded.$H$7]/([$bonded.$K$7]*([.A69]+1)))^7-2*([$bonded.$H$7]/([$bonded.$K$7]*([.A69]+1)))^13)" office:value-type="float" office:value="4.02538919143569" calcext:value-type="float">
            <text:p>4.02538919143569</text:p>
          </table:table-cell>
          <table:table-cell table:style-name="ce6" table:formula="of:=2*[$bonded.$F$10]*[$bonded.$E$10]*(EXP(-[$bonded.$F$10]*[$bonded.$G$10]*[.A69])-EXP(-2*[$bonded.$F$10]*[$bonded.$G$10]*[.A69]))" office:value-type="float" office:value="0.24036276851601" calcext:value-type="float">
            <text:p>0.24036276851601</text:p>
          </table:table-cell>
          <table:table-cell table:style-name="ce6" table:formula="of:=2*[$bonded.$F$11]*[$bonded.$E$11]*(EXP(-[$bonded.$F$11]*[$bonded.$G$11]*[.A69])-EXP(-2*[$bonded.$F$11]*[$bonded.$G$11]*[.A69]))" office:value-type="float" office:value="0.0957432093700706" calcext:value-type="float">
            <text:p>0.0957432093700706</text:p>
          </table:table-cell>
          <table:table-cell table:style-name="ce6" table:formula="of:=2*[$bonded.$F$12]*[$bonded.$E$12]*(EXP(-[$bonded.$F$12]*[$bonded.$G$12]*[.A69])-EXP(-2*[$bonded.$F$12]*[$bonded.$G$12]*[.A69]))" office:value-type="float" office:value="0.0570271354547184" calcext:value-type="float">
            <text:p>0.0570271354547184</text:p>
          </table:table-cell>
          <table:table-cell table:style-name="ce6" table:formula="of:=2*[$bonded.$F$13]*[$bonded.$E$13]*(EXP(-[$bonded.$F$13]*[$bonded.$G$13]*[.A69])-EXP(-2*[$bonded.$F$13]*[$bonded.$G$13]*[.A69]))" office:value-type="float" office:value="0.200422113091569" calcext:value-type="float">
            <text:p>0.200422113091569</text:p>
          </table:table-cell>
          <table:table-cell table:style-name="ce6" table:formula="of:=[$pair.$L$42]*([$pair.$F$42]/[$pair.$G$42])*([$pair.$I$42]*([$pair.$G$42]/([$pair.$K$42]*([.A69]+1)))^([$pair.$I$42]+1)-[$pair.$H$42]*([$pair.$G$42]/([$pair.$K$42]*([.A69]+1)))^([$pair.$H$42]+1))" office:value-type="float" office:value="0.0210027180636133" calcext:value-type="float">
            <text:p>0.0210027180636133</text:p>
          </table:table-cell>
          <table:table-cell table:style-name="ce6" table:formula="of:=[$pair.$L$43]*([$pair.$F$43]/[$pair.$G$43])*([$pair.$I$43]*([$pair.$G$43]/([$pair.$K$43]*([.A69]+1)))^([$pair.$I$43]+1)-[$pair.$H$43]*([$pair.$G$43]/([$pair.$K$43]*([.A69]+1)))^([$pair.$H$43]+1))" office:value-type="float" office:value="0.00420054361272266" calcext:value-type="float">
            <text:p>0.00420054361272266</text:p>
          </table:table-cell>
          <table:table-cell table:style-name="ce6" table:formula="of:=[$pair.$L$44]*([$pair.$F$44]/[$pair.$G$44])*([$pair.$I$44]*([$pair.$G$44]/([$pair.$K$44]*([.A69]+1)))^([$pair.$I$44]+1)-[$pair.$H$44]*([$pair.$G$44]/([$pair.$K$44]*([.A69]+1)))^([$pair.$H$44]+1))" office:value-type="float" office:value="0.00146086454480979" calcext:value-type="float">
            <text:p>0.00146086454480979</text:p>
          </table:table-cell>
          <table:table-cell table:style-name="ce6" table:formula="of:=[$pair.$L$45]*([$pair.$F$45]/[$pair.$G$45])*([$pair.$I$45]*([$pair.$G$45]/([$pair.$K$45]*([.A69]+1)))^([$pair.$I$45]+1)-[$pair.$H$45]*([$pair.$G$45]/([$pair.$K$45]*([.A69]+1)))^([$pair.$H$45]+1))" office:value-type="float" office:value="0.0116681767020073" calcext:value-type="float">
            <text:p>0.0116681767020073</text:p>
          </table:table-cell>
          <table:table-cell table:number-columns-repeated="1011"/>
        </table:table-row>
        <table:table-row table:style-name="ro1">
          <table:table-cell table:style-name="ce6" table:formula="of:=[.A69]+0.01" office:value-type="float" office:value="0.37" calcext:value-type="float">
            <text:p>0.37</text:p>
          </table:table-cell>
          <table:table-cell table:style-name="ce6" table:formula="of:=[$bonded.$E$2]*[$bonded.$F$2]*[.A70]" office:value-type="float" office:value="55.5" calcext:value-type="float">
            <text:p>55.5</text:p>
          </table:table-cell>
          <table:table-cell table:style-name="ce6" table:formula="of:=[$bonded.$E$3]*[$bonded.$F$3]*[.A70]" office:value-type="float" office:value="27.75" calcext:value-type="float">
            <text:p>27.75</text:p>
          </table:table-cell>
          <table:table-cell table:style-name="ce6" table:formula="of:=[$bonded.$E$4]*[$bonded.$F$4]*[.A70]" office:value-type="float" office:value="33.3" calcext:value-type="float">
            <text:p>33.3</text:p>
          </table:table-cell>
          <table:table-cell table:style-name="ce6" table:formula="of:=([$bonded.$E$7]*(([$bonded.$K$7]*([.A70]+1))/(1-(([$bonded.$K$7]*([.A70]+1))/[$bonded.$F$7])^2)))+24*([$bonded.$G$7]/[$bonded.$H$7])*(([$bonded.$H$7]/([$bonded.$K$7]*([.A70]+1)))^7-2*([$bonded.$H$7]/([$bonded.$K$7]*([.A70]+1)))^13)" office:value-type="float" office:value="4.17743430685043" calcext:value-type="float">
            <text:p>4.17743430685043</text:p>
          </table:table-cell>
          <table:table-cell table:style-name="ce6" table:formula="of:=2*[$bonded.$F$10]*[$bonded.$E$10]*(EXP(-[$bonded.$F$10]*[$bonded.$G$10]*[.A70])-EXP(-2*[$bonded.$F$10]*[$bonded.$G$10]*[.A70]))" office:value-type="float" office:value="0.234363500132516" calcext:value-type="float">
            <text:p>0.234363500132516</text:p>
          </table:table-cell>
          <table:table-cell table:style-name="ce6" table:formula="of:=2*[$bonded.$F$11]*[$bonded.$E$11]*(EXP(-[$bonded.$F$11]*[$bonded.$G$11]*[.A70])-EXP(-2*[$bonded.$F$11]*[$bonded.$G$11]*[.A70]))" office:value-type="float" office:value="0.0934983086467514" calcext:value-type="float">
            <text:p>0.0934983086467514</text:p>
          </table:table-cell>
          <table:table-cell table:style-name="ce6" table:formula="of:=2*[$bonded.$F$12]*[$bonded.$E$12]*(EXP(-[$bonded.$F$12]*[$bonded.$G$12]*[.A70])-EXP(-2*[$bonded.$F$12]*[$bonded.$G$12]*[.A70]))" office:value-type="float" office:value="0.0557899494685059" calcext:value-type="float">
            <text:p>0.0557899494685059</text:p>
          </table:table-cell>
          <table:table-cell table:style-name="ce6" table:formula="of:=2*[$bonded.$F$13]*[$bonded.$E$13]*(EXP(-[$bonded.$F$13]*[$bonded.$G$13]*[.A70])-EXP(-2*[$bonded.$F$13]*[$bonded.$G$13]*[.A70]))" office:value-type="float" office:value="0.195360490852732" calcext:value-type="float">
            <text:p>0.195360490852732</text:p>
          </table:table-cell>
          <table:table-cell table:style-name="ce6" table:formula="of:=[$pair.$L$42]*([$pair.$F$42]/[$pair.$G$42])*([$pair.$I$42]*([$pair.$G$42]/([$pair.$K$42]*([.A70]+1)))^([$pair.$I$42]+1)-[$pair.$H$42]*([$pair.$G$42]/([$pair.$K$42]*([.A70]+1)))^([$pair.$H$42]+1))" office:value-type="float" office:value="0.0202390135975638" calcext:value-type="float">
            <text:p>0.0202390135975638</text:p>
          </table:table-cell>
          <table:table-cell table:style-name="ce6" table:formula="of:=[$pair.$L$43]*([$pair.$F$43]/[$pair.$G$43])*([$pair.$I$43]*([$pair.$G$43]/([$pair.$K$43]*([.A70]+1)))^([$pair.$I$43]+1)-[$pair.$H$43]*([$pair.$G$43]/([$pair.$K$43]*([.A70]+1)))^([$pair.$H$43]+1))" office:value-type="float" office:value="0.00404780271951277" calcext:value-type="float">
            <text:p>0.00404780271951277</text:p>
          </table:table-cell>
          <table:table-cell table:style-name="ce6" table:formula="of:=[$pair.$L$44]*([$pair.$F$44]/[$pair.$G$44])*([$pair.$I$44]*([$pair.$G$44]/([$pair.$K$44]*([.A70]+1)))^([$pair.$I$44]+1)-[$pair.$H$44]*([$pair.$G$44]/([$pair.$K$44]*([.A70]+1)))^([$pair.$H$44]+1))" office:value-type="float" office:value="0.00145357425142369" calcext:value-type="float">
            <text:p>0.00145357425142369</text:p>
          </table:table-cell>
          <table:table-cell table:style-name="ce6" table:formula="of:=[$pair.$L$45]*([$pair.$F$45]/[$pair.$G$45])*([$pair.$I$45]*([$pair.$G$45]/([$pair.$K$45]*([.A70]+1)))^([$pair.$I$45]+1)-[$pair.$H$45]*([$pair.$G$45]/([$pair.$K$45]*([.A70]+1)))^([$pair.$H$45]+1))" office:value-type="float" office:value="0.0112438964430909" calcext:value-type="float">
            <text:p>0.0112438964430909</text:p>
          </table:table-cell>
          <table:table-cell table:number-columns-repeated="1011"/>
        </table:table-row>
        <table:table-row table:style-name="ro1">
          <table:table-cell table:style-name="ce6" table:formula="of:=[.A70]+0.01" office:value-type="float" office:value="0.38" calcext:value-type="float">
            <text:p>0.38</text:p>
          </table:table-cell>
          <table:table-cell table:style-name="ce6" table:formula="of:=[$bonded.$E$2]*[$bonded.$F$2]*[.A71]" office:value-type="float" office:value="57" calcext:value-type="float">
            <text:p>57</text:p>
          </table:table-cell>
          <table:table-cell table:style-name="ce6" table:formula="of:=[$bonded.$E$3]*[$bonded.$F$3]*[.A71]" office:value-type="float" office:value="28.5" calcext:value-type="float">
            <text:p>28.5</text:p>
          </table:table-cell>
          <table:table-cell table:style-name="ce6" table:formula="of:=[$bonded.$E$4]*[$bonded.$F$4]*[.A71]" office:value-type="float" office:value="34.2" calcext:value-type="float">
            <text:p>34.2</text:p>
          </table:table-cell>
          <table:table-cell table:style-name="ce6" table:formula="of:=([$bonded.$E$7]*(([$bonded.$K$7]*([.A71]+1))/(1-(([$bonded.$K$7]*([.A71]+1))/[$bonded.$F$7])^2)))+24*([$bonded.$G$7]/[$bonded.$H$7])*(([$bonded.$H$7]/([$bonded.$K$7]*([.A71]+1)))^7-2*([$bonded.$H$7]/([$bonded.$K$7]*([.A71]+1)))^13)" office:value-type="float" office:value="4.34035368728036" calcext:value-type="float">
            <text:p>4.34035368728036</text:p>
          </table:table-cell>
          <table:table-cell table:style-name="ce6" table:formula="of:=2*[$bonded.$F$10]*[$bonded.$E$10]*(EXP(-[$bonded.$F$10]*[$bonded.$G$10]*[.A71])-EXP(-2*[$bonded.$F$10]*[$bonded.$G$10]*[.A71]))" office:value-type="float" office:value="0.228371947950494" calcext:value-type="float">
            <text:p>0.228371947950494</text:p>
          </table:table-cell>
          <table:table-cell table:style-name="ce6" table:formula="of:=2*[$bonded.$F$11]*[$bonded.$E$11]*(EXP(-[$bonded.$F$11]*[$bonded.$G$11]*[.A71])-EXP(-2*[$bonded.$F$11]*[$bonded.$G$11]*[.A71]))" office:value-type="float" office:value="0.0912487305532022" calcext:value-type="float">
            <text:p>0.0912487305532022</text:p>
          </table:table-cell>
          <table:table-cell table:style-name="ce6" table:formula="of:=2*[$bonded.$F$12]*[$bonded.$E$12]*(EXP(-[$bonded.$F$12]*[$bonded.$G$12]*[.A71])-EXP(-2*[$bonded.$F$12]*[$bonded.$G$12]*[.A71]))" office:value-type="float" office:value="0.0545449620917314" calcext:value-type="float">
            <text:p>0.0545449620917314</text:p>
          </table:table-cell>
          <table:table-cell table:style-name="ce6" table:formula="of:=2*[$bonded.$F$13]*[$bonded.$E$13]*(EXP(-[$bonded.$F$13]*[$bonded.$G$13]*[.A71])-EXP(-2*[$bonded.$F$13]*[$bonded.$G$13]*[.A71]))" office:value-type="float" office:value="0.190308584125375" calcext:value-type="float">
            <text:p>0.190308584125375</text:p>
          </table:table-cell>
          <table:table-cell table:style-name="ce6" table:formula="of:=[$pair.$L$42]*([$pair.$F$42]/[$pair.$G$42])*([$pair.$I$42]*([$pair.$G$42]/([$pair.$K$42]*([.A71]+1)))^([$pair.$I$42]+1)-[$pair.$H$42]*([$pair.$G$42]/([$pair.$K$42]*([.A71]+1)))^([$pair.$H$42]+1))" office:value-type="float" office:value="0.0194986254942641" calcext:value-type="float">
            <text:p>0.0194986254942641</text:p>
          </table:table-cell>
          <table:table-cell table:style-name="ce6" table:formula="of:=[$pair.$L$43]*([$pair.$F$43]/[$pair.$G$43])*([$pair.$I$43]*([$pair.$G$43]/([$pair.$K$43]*([.A71]+1)))^([$pair.$I$43]+1)-[$pair.$H$43]*([$pair.$G$43]/([$pair.$K$43]*([.A71]+1)))^([$pair.$H$43]+1))" office:value-type="float" office:value="0.00389972509885282" calcext:value-type="float">
            <text:p>0.00389972509885282</text:p>
          </table:table-cell>
          <table:table-cell table:style-name="ce6" table:formula="of:=[$pair.$L$44]*([$pair.$F$44]/[$pair.$G$44])*([$pair.$I$44]*([$pair.$G$44]/([$pair.$K$44]*([.A71]+1)))^([$pair.$I$44]+1)-[$pair.$H$44]*([$pair.$G$44]/([$pair.$K$44]*([.A71]+1)))^([$pair.$H$44]+1))" office:value-type="float" office:value="0.0014456231976716" calcext:value-type="float">
            <text:p>0.0014456231976716</text:p>
          </table:table-cell>
          <table:table-cell table:style-name="ce6" table:formula="of:=[$pair.$L$45]*([$pair.$F$45]/[$pair.$G$45])*([$pair.$I$45]*([$pair.$G$45]/([$pair.$K$45]*([.A71]+1)))^([$pair.$I$45]+1)-[$pair.$H$45]*([$pair.$G$45]/([$pair.$K$45]*([.A71]+1)))^([$pair.$H$45]+1))" office:value-type="float" office:value="0.0108325697190355" calcext:value-type="float">
            <text:p>0.0108325697190355</text:p>
          </table:table-cell>
          <table:table-cell table:number-columns-repeated="1011"/>
        </table:table-row>
        <table:table-row table:style-name="ro1">
          <table:table-cell table:style-name="ce6" table:formula="of:=[.A71]+0.01" office:value-type="float" office:value="0.39" calcext:value-type="float">
            <text:p>0.39</text:p>
          </table:table-cell>
          <table:table-cell table:style-name="ce6" table:formula="of:=[$bonded.$E$2]*[$bonded.$F$2]*[.A72]" office:value-type="float" office:value="58.5" calcext:value-type="float">
            <text:p>58.5</text:p>
          </table:table-cell>
          <table:table-cell table:style-name="ce6" table:formula="of:=[$bonded.$E$3]*[$bonded.$F$3]*[.A72]" office:value-type="float" office:value="29.25" calcext:value-type="float">
            <text:p>29.25</text:p>
          </table:table-cell>
          <table:table-cell table:style-name="ce6" table:formula="of:=[$bonded.$E$4]*[$bonded.$F$4]*[.A72]" office:value-type="float" office:value="35.1" calcext:value-type="float">
            <text:p>35.1</text:p>
          </table:table-cell>
          <table:table-cell table:style-name="ce6" table:formula="of:=([$bonded.$E$7]*(([$bonded.$K$7]*([.A72]+1))/(1-(([$bonded.$K$7]*([.A72]+1))/[$bonded.$F$7])^2)))+24*([$bonded.$G$7]/[$bonded.$H$7])*(([$bonded.$H$7]/([$bonded.$K$7]*([.A72]+1)))^7-2*([$bonded.$H$7]/([$bonded.$K$7]*([.A72]+1)))^13)" office:value-type="float" office:value="4.51539460881429" calcext:value-type="float">
            <text:p>4.51539460881429</text:p>
          </table:table-cell>
          <table:table-cell table:style-name="ce6" table:formula="of:=2*[$bonded.$F$10]*[$bonded.$E$10]*(EXP(-[$bonded.$F$10]*[$bonded.$G$10]*[.A72])-EXP(-2*[$bonded.$F$10]*[$bonded.$G$10]*[.A72]))" office:value-type="float" office:value="0.222403587480913" calcext:value-type="float">
            <text:p>0.222403587480913</text:p>
          </table:table-cell>
          <table:table-cell table:style-name="ce6" table:formula="of:=2*[$bonded.$F$11]*[$bonded.$E$11]*(EXP(-[$bonded.$F$11]*[$bonded.$G$11]*[.A72])-EXP(-2*[$bonded.$F$11]*[$bonded.$G$11]*[.A72]))" office:value-type="float" office:value="0.089000713046315" calcext:value-type="float">
            <text:p>0.089000713046315</text:p>
          </table:table-cell>
          <table:table-cell table:style-name="ce6" table:formula="of:=2*[$bonded.$F$12]*[$bonded.$E$12]*(EXP(-[$bonded.$F$12]*[$bonded.$G$12]*[.A72])-EXP(-2*[$bonded.$F$12]*[$bonded.$G$12]*[.A72]))" office:value-type="float" office:value="0.0532959108893804" calcext:value-type="float">
            <text:p>0.0532959108893804</text:p>
          </table:table-cell>
          <table:table-cell table:style-name="ce6" table:formula="of:=2*[$bonded.$F$13]*[$bonded.$E$13]*(EXP(-[$bonded.$F$13]*[$bonded.$G$13]*[.A72])-EXP(-2*[$bonded.$F$13]*[$bonded.$G$13]*[.A72]))" office:value-type="float" office:value="0.185279256908846" calcext:value-type="float">
            <text:p>0.185279256908846</text:p>
          </table:table-cell>
          <table:table-cell table:style-name="ce6" table:formula="of:=[$pair.$L$42]*([$pair.$F$42]/[$pair.$G$42])*([$pair.$I$42]*([$pair.$G$42]/([$pair.$K$42]*([.A72]+1)))^([$pair.$I$42]+1)-[$pair.$H$42]*([$pair.$G$42]/([$pair.$K$42]*([.A72]+1)))^([$pair.$H$42]+1))" office:value-type="float" office:value="0.0187816035958503" calcext:value-type="float">
            <text:p>0.0187816035958503</text:p>
          </table:table-cell>
          <table:table-cell table:style-name="ce6" table:formula="of:=[$pair.$L$43]*([$pair.$F$43]/[$pair.$G$43])*([$pair.$I$43]*([$pair.$G$43]/([$pair.$K$43]*([.A72]+1)))^([$pair.$I$43]+1)-[$pair.$H$43]*([$pair.$G$43]/([$pair.$K$43]*([.A72]+1)))^([$pair.$H$43]+1))" office:value-type="float" office:value="0.00375632071917006" calcext:value-type="float">
            <text:p>0.00375632071917006</text:p>
          </table:table-cell>
          <table:table-cell table:style-name="ce6" table:formula="of:=[$pair.$L$44]*([$pair.$F$44]/[$pair.$G$44])*([$pair.$I$44]*([$pair.$G$44]/([$pair.$K$44]*([.A72]+1)))^([$pair.$I$44]+1)-[$pair.$H$44]*([$pair.$G$44]/([$pair.$K$44]*([.A72]+1)))^([$pair.$H$44]+1))" office:value-type="float" office:value="0.00143707188765829" calcext:value-type="float">
            <text:p>0.00143707188765829</text:p>
          </table:table-cell>
          <table:table-cell table:style-name="ce6" table:formula="of:=[$pair.$L$45]*([$pair.$F$45]/[$pair.$G$45])*([$pair.$I$45]*([$pair.$G$45]/([$pair.$K$45]*([.A72]+1)))^([$pair.$I$45]+1)-[$pair.$H$45]*([$pair.$G$45]/([$pair.$K$45]*([.A72]+1)))^([$pair.$H$45]+1))" office:value-type="float" office:value="0.0104342242199167" calcext:value-type="float">
            <text:p>0.0104342242199167</text:p>
          </table:table-cell>
          <table:table-cell table:number-columns-repeated="1011"/>
        </table:table-row>
        <table:table-row table:style-name="ro1">
          <table:table-cell table:style-name="ce6" table:formula="of:=[.A72]+0.01" office:value-type="float" office:value="0.4" calcext:value-type="float">
            <text:p>0.4</text:p>
          </table:table-cell>
          <table:table-cell table:style-name="ce6" table:formula="of:=[$bonded.$E$2]*[$bonded.$F$2]*[.A73]" office:value-type="float" office:value="60" calcext:value-type="float">
            <text:p>60</text:p>
          </table:table-cell>
          <table:table-cell table:style-name="ce6" table:formula="of:=[$bonded.$E$3]*[$bonded.$F$3]*[.A73]" office:value-type="float" office:value="30" calcext:value-type="float">
            <text:p>30</text:p>
          </table:table-cell>
          <table:table-cell table:style-name="ce6" table:formula="of:=[$bonded.$E$4]*[$bonded.$F$4]*[.A73]" office:value-type="float" office:value="36" calcext:value-type="float">
            <text:p>36</text:p>
          </table:table-cell>
          <table:table-cell table:style-name="ce6" table:formula="of:=([$bonded.$E$7]*(([$bonded.$K$7]*([.A73]+1))/(1-(([$bonded.$K$7]*([.A73]+1))/[$bonded.$F$7])^2)))+24*([$bonded.$G$7]/[$bonded.$H$7])*(([$bonded.$H$7]/([$bonded.$K$7]*([.A73]+1)))^7-2*([$bonded.$H$7]/([$bonded.$K$7]*([.A73]+1)))^13)" office:value-type="float" office:value="4.70399133094482" calcext:value-type="float">
            <text:p>4.70399133094482</text:p>
          </table:table-cell>
          <table:table-cell table:style-name="ce6" table:formula="of:=2*[$bonded.$F$10]*[$bonded.$E$10]*(EXP(-[$bonded.$F$10]*[$bonded.$G$10]*[.A73])-EXP(-2*[$bonded.$F$10]*[$bonded.$G$10]*[.A73]))" office:value-type="float" office:value="0.21647216593811" calcext:value-type="float">
            <text:p>0.21647216593811</text:p>
          </table:table-cell>
          <table:table-cell table:style-name="ce6" table:formula="of:=2*[$bonded.$F$11]*[$bonded.$E$11]*(EXP(-[$bonded.$F$11]*[$bonded.$G$11]*[.A73])-EXP(-2*[$bonded.$F$11]*[$bonded.$G$11]*[.A73]))" office:value-type="float" office:value="0.0867598390434579" calcext:value-type="float">
            <text:p>0.0867598390434579</text:p>
          </table:table-cell>
          <table:table-cell table:style-name="ce6" table:formula="of:=2*[$bonded.$F$12]*[$bonded.$E$12]*(EXP(-[$bonded.$F$12]*[$bonded.$G$12]*[.A73])-EXP(-2*[$bonded.$F$12]*[$bonded.$G$12]*[.A73]))" office:value-type="float" office:value="0.0520461669349237" calcext:value-type="float">
            <text:p>0.0520461669349237</text:p>
          </table:table-cell>
          <table:table-cell table:style-name="ce6" table:formula="of:=2*[$bonded.$F$13]*[$bonded.$E$13]*(EXP(-[$bonded.$F$13]*[$bonded.$G$13]*[.A73])-EXP(-2*[$bonded.$F$13]*[$bonded.$G$13]*[.A73]))" office:value-type="float" office:value="0.180283918687272" calcext:value-type="float">
            <text:p>0.180283918687272</text:p>
          </table:table-cell>
          <table:table-cell table:style-name="ce6" table:formula="of:=[$pair.$L$42]*([$pair.$F$42]/[$pair.$G$42])*([$pair.$I$42]*([$pair.$G$42]/([$pair.$K$42]*([.A73]+1)))^([$pair.$I$42]+1)-[$pair.$H$42]*([$pair.$G$42]/([$pair.$K$42]*([.A73]+1)))^([$pair.$H$42]+1))" office:value-type="float" office:value="0.0180878679391837" calcext:value-type="float">
            <text:p>0.0180878679391837</text:p>
          </table:table-cell>
          <table:table-cell table:style-name="ce6" table:formula="of:=[$pair.$L$43]*([$pair.$F$43]/[$pair.$G$43])*([$pair.$I$43]*([$pair.$G$43]/([$pair.$K$43]*([.A73]+1)))^([$pair.$I$43]+1)-[$pair.$H$43]*([$pair.$G$43]/([$pair.$K$43]*([.A73]+1)))^([$pair.$H$43]+1))" office:value-type="float" office:value="0.00361757358783674" calcext:value-type="float">
            <text:p>0.00361757358783674</text:p>
          </table:table-cell>
          <table:table-cell table:style-name="ce6" table:formula="of:=[$pair.$L$44]*([$pair.$F$44]/[$pair.$G$44])*([$pair.$I$44]*([$pair.$G$44]/([$pair.$K$44]*([.A73]+1)))^([$pair.$I$44]+1)-[$pair.$H$44]*([$pair.$G$44]/([$pair.$K$44]*([.A73]+1)))^([$pair.$H$44]+1))" office:value-type="float" office:value="0.00142797643838877" calcext:value-type="float">
            <text:p>0.00142797643838877</text:p>
          </table:table-cell>
          <table:table-cell table:style-name="ce6" table:formula="of:=[$pair.$L$45]*([$pair.$F$45]/[$pair.$G$45])*([$pair.$I$45]*([$pair.$G$45]/([$pair.$K$45]*([.A73]+1)))^([$pair.$I$45]+1)-[$pair.$H$45]*([$pair.$G$45]/([$pair.$K$45]*([.A73]+1)))^([$pair.$H$45]+1))" office:value-type="float" office:value="0.0100488155217686" calcext:value-type="float">
            <text:p>0.0100488155217686</text:p>
          </table:table-cell>
          <table:table-cell table:number-columns-repeated="1011"/>
        </table:table-row>
        <table:table-row table:style-name="ro1">
          <table:table-cell table:style-name="ce6" table:formula="of:=[.A73]+0.01" office:value-type="float" office:value="0.41" calcext:value-type="float">
            <text:p>0.41</text:p>
          </table:table-cell>
          <table:table-cell table:style-name="ce6" table:formula="of:=[$bonded.$E$2]*[$bonded.$F$2]*[.A74]" office:value-type="float" office:value="61.5" calcext:value-type="float">
            <text:p>61.5</text:p>
          </table:table-cell>
          <table:table-cell table:style-name="ce6" table:formula="of:=[$bonded.$E$3]*[$bonded.$F$3]*[.A74]" office:value-type="float" office:value="30.75" calcext:value-type="float">
            <text:p>30.75</text:p>
          </table:table-cell>
          <table:table-cell table:style-name="ce6" table:formula="of:=[$bonded.$E$4]*[$bonded.$F$4]*[.A74]" office:value-type="float" office:value="36.9" calcext:value-type="float">
            <text:p>36.9</text:p>
          </table:table-cell>
          <table:table-cell table:style-name="ce6" table:formula="of:=([$bonded.$E$7]*(([$bonded.$K$7]*([.A74]+1))/(1-(([$bonded.$K$7]*([.A74]+1))/[$bonded.$F$7])^2)))+24*([$bonded.$G$7]/[$bonded.$H$7])*(([$bonded.$H$7]/([$bonded.$K$7]*([.A74]+1)))^7-2*([$bonded.$H$7]/([$bonded.$K$7]*([.A74]+1)))^13)" office:value-type="float" office:value="4.90780383780545" calcext:value-type="float">
            <text:p>4.90780383780545</text:p>
          </table:table-cell>
          <table:table-cell table:style-name="ce6" table:formula="of:=2*[$bonded.$F$10]*[$bonded.$E$10]*(EXP(-[$bonded.$F$10]*[$bonded.$G$10]*[.A74])-EXP(-2*[$bonded.$F$10]*[$bonded.$G$10]*[.A74]))" office:value-type="float" office:value="0.210589850793797" calcext:value-type="float">
            <text:p>0.210589850793797</text:p>
          </table:table-cell>
          <table:table-cell table:style-name="ce6" table:formula="of:=2*[$bonded.$F$11]*[$bonded.$E$11]*(EXP(-[$bonded.$F$11]*[$bonded.$G$11]*[.A74])-EXP(-2*[$bonded.$F$11]*[$bonded.$G$11]*[.A74]))" office:value-type="float" office:value="0.0845310905188528" calcext:value-type="float">
            <text:p>0.0845310905188528</text:p>
          </table:table-cell>
          <table:table-cell table:style-name="ce6" table:formula="of:=2*[$bonded.$F$12]*[$bonded.$E$12]*(EXP(-[$bonded.$F$12]*[$bonded.$G$12]*[.A74])-EXP(-2*[$bonded.$F$12]*[$bonded.$G$12]*[.A74]))" office:value-type="float" office:value="0.050798763697626" calcext:value-type="float">
            <text:p>0.050798763697626</text:p>
          </table:table-cell>
          <table:table-cell table:style-name="ce6" table:formula="of:=2*[$bonded.$F$13]*[$bonded.$E$13]*(EXP(-[$bonded.$F$13]*[$bonded.$G$13]*[.A74])-EXP(-2*[$bonded.$F$13]*[$bonded.$G$13]*[.A74]))" office:value-type="float" office:value="0.175332650429702" calcext:value-type="float">
            <text:p>0.175332650429702</text:p>
          </table:table-cell>
          <table:table-cell table:style-name="ce6" table:formula="of:=[$pair.$L$42]*([$pair.$F$42]/[$pair.$G$42])*([$pair.$I$42]*([$pair.$G$42]/([$pair.$K$42]*([.A74]+1)))^([$pair.$I$42]+1)-[$pair.$H$42]*([$pair.$G$42]/([$pair.$K$42]*([.A74]+1)))^([$pair.$H$42]+1))" office:value-type="float" office:value="0.0174172299094719" calcext:value-type="float">
            <text:p>0.0174172299094719</text:p>
          </table:table-cell>
          <table:table-cell table:style-name="ce6" table:formula="of:=[$pair.$L$43]*([$pair.$F$43]/[$pair.$G$43])*([$pair.$I$43]*([$pair.$G$43]/([$pair.$K$43]*([.A74]+1)))^([$pair.$I$43]+1)-[$pair.$H$43]*([$pair.$G$43]/([$pair.$K$43]*([.A74]+1)))^([$pair.$H$43]+1))" office:value-type="float" office:value="0.00348344598189439" calcext:value-type="float">
            <text:p>0.00348344598189439</text:p>
          </table:table-cell>
          <table:table-cell table:style-name="ce6" table:formula="of:=[$pair.$L$44]*([$pair.$F$44]/[$pair.$G$44])*([$pair.$I$44]*([$pair.$G$44]/([$pair.$K$44]*([.A74]+1)))^([$pair.$I$44]+1)-[$pair.$H$44]*([$pair.$G$44]/([$pair.$K$44]*([.A74]+1)))^([$pair.$H$44]+1))" office:value-type="float" office:value="0.00141838889704991" calcext:value-type="float">
            <text:p>0.00141838889704991</text:p>
          </table:table-cell>
          <table:table-cell table:style-name="ce6" table:formula="of:=[$pair.$L$45]*([$pair.$F$45]/[$pair.$G$45])*([$pair.$I$45]*([$pair.$G$45]/([$pair.$K$45]*([.A74]+1)))^([$pair.$I$45]+1)-[$pair.$H$45]*([$pair.$G$45]/([$pair.$K$45]*([.A74]+1)))^([$pair.$H$45]+1))" office:value-type="float" office:value="0.00967623883859544" calcext:value-type="float">
            <text:p>0.00967623883859544</text:p>
          </table:table-cell>
          <table:table-cell table:number-columns-repeated="1011"/>
        </table:table-row>
        <table:table-row table:style-name="ro1">
          <table:table-cell table:style-name="ce6" table:formula="of:=[.A74]+0.01" office:value-type="float" office:value="0.42" calcext:value-type="float">
            <text:p>0.42</text:p>
          </table:table-cell>
          <table:table-cell table:style-name="ce6" table:formula="of:=[$bonded.$E$2]*[$bonded.$F$2]*[.A75]" office:value-type="float" office:value="63" calcext:value-type="float">
            <text:p>63</text:p>
          </table:table-cell>
          <table:table-cell table:style-name="ce6" table:formula="of:=[$bonded.$E$3]*[$bonded.$F$3]*[.A75]" office:value-type="float" office:value="31.5" calcext:value-type="float">
            <text:p>31.5</text:p>
          </table:table-cell>
          <table:table-cell table:style-name="ce6" table:formula="of:=[$bonded.$E$4]*[$bonded.$F$4]*[.A75]" office:value-type="float" office:value="37.8" calcext:value-type="float">
            <text:p>37.8</text:p>
          </table:table-cell>
          <table:table-cell table:style-name="ce6" table:formula="of:=([$bonded.$E$7]*(([$bonded.$K$7]*([.A75]+1))/(1-(([$bonded.$K$7]*([.A75]+1))/[$bonded.$F$7])^2)))+24*([$bonded.$G$7]/[$bonded.$H$7])*(([$bonded.$H$7]/([$bonded.$K$7]*([.A75]+1)))^7-2*([$bonded.$H$7]/([$bonded.$K$7]*([.A75]+1)))^13)" office:value-type="float" office:value="5.1287661841432" calcext:value-type="float">
            <text:p>5.1287661841432</text:p>
          </table:table-cell>
          <table:table-cell table:style-name="ce6" table:formula="of:=2*[$bonded.$F$10]*[$bonded.$E$10]*(EXP(-[$bonded.$F$10]*[$bonded.$G$10]*[.A75])-EXP(-2*[$bonded.$F$10]*[$bonded.$G$10]*[.A75]))" office:value-type="float" office:value="0.204767366645724" calcext:value-type="float">
            <text:p>0.204767366645724</text:p>
          </table:table-cell>
          <table:table-cell table:style-name="ce6" table:formula="of:=2*[$bonded.$F$11]*[$bonded.$E$11]*(EXP(-[$bonded.$F$11]*[$bonded.$G$11]*[.A75])-EXP(-2*[$bonded.$F$11]*[$bonded.$G$11]*[.A75]))" office:value-type="float" office:value="0.0823188984899289" calcext:value-type="float">
            <text:p>0.0823188984899289</text:p>
          </table:table-cell>
          <table:table-cell table:style-name="ce6" table:formula="of:=2*[$bonded.$F$12]*[$bonded.$E$12]*(EXP(-[$bonded.$F$12]*[$bonded.$G$12]*[.A75])-EXP(-2*[$bonded.$F$12]*[$bonded.$G$12]*[.A75]))" office:value-type="float" office:value="0.0495564238234141" calcext:value-type="float">
            <text:p>0.0495564238234141</text:p>
          </table:table-cell>
          <table:table-cell table:style-name="ce6" table:formula="of:=2*[$bonded.$F$13]*[$bonded.$E$13]*(EXP(-[$bonded.$F$13]*[$bonded.$G$13]*[.A75])-EXP(-2*[$bonded.$F$13]*[$bonded.$G$13]*[.A75]))" office:value-type="float" office:value="0.170434320612189" calcext:value-type="float">
            <text:p>0.170434320612189</text:p>
          </table:table-cell>
          <table:table-cell table:style-name="ce6" table:formula="of:=[$pair.$L$42]*([$pair.$F$42]/[$pair.$G$42])*([$pair.$I$42]*([$pair.$G$42]/([$pair.$K$42]*([.A75]+1)))^([$pair.$I$42]+1)-[$pair.$H$42]*([$pair.$G$42]/([$pair.$K$42]*([.A75]+1)))^([$pair.$H$42]+1))" office:value-type="float" office:value="0.0167694105739232" calcext:value-type="float">
            <text:p>0.0167694105739232</text:p>
          </table:table-cell>
          <table:table-cell table:style-name="ce6" table:formula="of:=[$pair.$L$43]*([$pair.$F$43]/[$pair.$G$43])*([$pair.$I$43]*([$pair.$G$43]/([$pair.$K$43]*([.A75]+1)))^([$pair.$I$43]+1)-[$pair.$H$43]*([$pair.$G$43]/([$pair.$K$43]*([.A75]+1)))^([$pair.$H$43]+1))" office:value-type="float" office:value="0.00335388211478464" calcext:value-type="float">
            <text:p>0.00335388211478464</text:p>
          </table:table-cell>
          <table:table-cell table:style-name="ce6" table:formula="of:=[$pair.$L$44]*([$pair.$F$44]/[$pair.$G$44])*([$pair.$I$44]*([$pair.$G$44]/([$pair.$K$44]*([.A75]+1)))^([$pair.$I$44]+1)-[$pair.$H$44]*([$pair.$G$44]/([$pair.$K$44]*([.A75]+1)))^([$pair.$H$44]+1))" office:value-type="float" office:value="0.00140835753425231" calcext:value-type="float">
            <text:p>0.00140835753425231</text:p>
          </table:table-cell>
          <table:table-cell table:style-name="ce6" table:formula="of:=[$pair.$L$45]*([$pair.$F$45]/[$pair.$G$45])*([$pair.$I$45]*([$pair.$G$45]/([$pair.$K$45]*([.A75]+1)))^([$pair.$I$45]+1)-[$pair.$H$45]*([$pair.$G$45]/([$pair.$K$45]*([.A75]+1)))^([$pair.$H$45]+1))" office:value-type="float" office:value="0.00931633920773501" calcext:value-type="float">
            <text:p>0.00931633920773501</text:p>
          </table:table-cell>
          <table:table-cell table:number-columns-repeated="1011"/>
        </table:table-row>
        <table:table-row table:style-name="ro1">
          <table:table-cell table:style-name="ce6" table:formula="of:=[.A75]+0.01" office:value-type="float" office:value="0.43" calcext:value-type="float">
            <text:p>0.43</text:p>
          </table:table-cell>
          <table:table-cell table:style-name="ce6" table:formula="of:=[$bonded.$E$2]*[$bonded.$F$2]*[.A76]" office:value-type="float" office:value="64.5" calcext:value-type="float">
            <text:p>64.5</text:p>
          </table:table-cell>
          <table:table-cell table:style-name="ce6" table:formula="of:=[$bonded.$E$3]*[$bonded.$F$3]*[.A76]" office:value-type="float" office:value="32.25" calcext:value-type="float">
            <text:p>32.25</text:p>
          </table:table-cell>
          <table:table-cell table:style-name="ce6" table:formula="of:=[$bonded.$E$4]*[$bonded.$F$4]*[.A76]" office:value-type="float" office:value="38.7" calcext:value-type="float">
            <text:p>38.7</text:p>
          </table:table-cell>
          <table:table-cell table:style-name="ce6" table:formula="of:=([$bonded.$E$7]*(([$bonded.$K$7]*([.A76]+1))/(1-(([$bonded.$K$7]*([.A76]+1))/[$bonded.$F$7])^2)))+24*([$bonded.$G$7]/[$bonded.$H$7])*(([$bonded.$H$7]/([$bonded.$K$7]*([.A76]+1)))^7-2*([$bonded.$H$7]/([$bonded.$K$7]*([.A76]+1)))^13)" office:value-type="float" office:value="5.36914741878923" calcext:value-type="float">
            <text:p>5.36914741878923</text:p>
          </table:table-cell>
          <table:table-cell table:style-name="ce6" table:formula="of:=2*[$bonded.$F$10]*[$bonded.$E$10]*(EXP(-[$bonded.$F$10]*[$bonded.$G$10]*[.A76])-EXP(-2*[$bonded.$F$10]*[$bonded.$G$10]*[.A76]))" office:value-type="float" office:value="0.199014121285842" calcext:value-type="float">
            <text:p>0.199014121285842</text:p>
          </table:table-cell>
          <table:table-cell table:style-name="ce6" table:formula="of:=2*[$bonded.$F$11]*[$bonded.$E$11]*(EXP(-[$bonded.$F$11]*[$bonded.$G$11]*[.A76])-EXP(-2*[$bonded.$F$11]*[$bonded.$G$11]*[.A76]))" office:value-type="float" office:value="0.0801271891948512" calcext:value-type="float">
            <text:p>0.0801271891948512</text:p>
          </table:table-cell>
          <table:table-cell table:style-name="ce6" table:formula="of:=2*[$bonded.$F$12]*[$bonded.$E$12]*(EXP(-[$bonded.$F$12]*[$bonded.$G$12]*[.A76])-EXP(-2*[$bonded.$F$12]*[$bonded.$G$12]*[.A76]))" office:value-type="float" office:value="0.0483215839577727" calcext:value-type="float">
            <text:p>0.0483215839577727</text:p>
          </table:table-cell>
          <table:table-cell table:style-name="ce6" table:formula="of:=2*[$bonded.$F$13]*[$bonded.$E$13]*(EXP(-[$bonded.$F$13]*[$bonded.$G$13]*[.A76])-EXP(-2*[$bonded.$F$13]*[$bonded.$G$13]*[.A76]))" office:value-type="float" office:value="0.165596692022182" calcext:value-type="float">
            <text:p>0.165596692022182</text:p>
          </table:table-cell>
          <table:table-cell table:style-name="ce6" table:formula="of:=[$pair.$L$42]*([$pair.$F$42]/[$pair.$G$42])*([$pair.$I$42]*([$pair.$G$42]/([$pair.$K$42]*([.A76]+1)))^([$pair.$I$42]+1)-[$pair.$H$42]*([$pair.$G$42]/([$pair.$K$42]*([.A76]+1)))^([$pair.$H$42]+1))" office:value-type="float" office:value="0.0161440565548023" calcext:value-type="float">
            <text:p>0.0161440565548023</text:p>
          </table:table-cell>
          <table:table-cell table:style-name="ce6" table:formula="of:=[$pair.$L$43]*([$pair.$F$43]/[$pair.$G$43])*([$pair.$I$43]*([$pair.$G$43]/([$pair.$K$43]*([.A76]+1)))^([$pair.$I$43]+1)-[$pair.$H$43]*([$pair.$G$43]/([$pair.$K$43]*([.A76]+1)))^([$pair.$H$43]+1))" office:value-type="float" office:value="0.00322881131096046" calcext:value-type="float">
            <text:p>0.00322881131096046</text:p>
          </table:table-cell>
          <table:table-cell table:style-name="ce6" table:formula="of:=[$pair.$L$44]*([$pair.$F$44]/[$pair.$G$44])*([$pair.$I$44]*([$pair.$G$44]/([$pair.$K$44]*([.A76]+1)))^([$pair.$I$44]+1)-[$pair.$H$44]*([$pair.$G$44]/([$pair.$K$44]*([.A76]+1)))^([$pair.$H$44]+1))" office:value-type="float" office:value="0.00139792711516675" calcext:value-type="float">
            <text:p>0.00139792711516675</text:p>
          </table:table-cell>
          <table:table-cell table:style-name="ce6" table:formula="of:=[$pair.$L$45]*([$pair.$F$45]/[$pair.$G$45])*([$pair.$I$45]*([$pair.$G$45]/([$pair.$K$45]*([.A76]+1)))^([$pair.$I$45]+1)-[$pair.$H$45]*([$pair.$G$45]/([$pair.$K$45]*([.A76]+1)))^([$pair.$H$45]+1))" office:value-type="float" office:value="0.0089689203082234" calcext:value-type="float">
            <text:p>0.0089689203082234</text:p>
          </table:table-cell>
          <table:table-cell table:number-columns-repeated="1011"/>
        </table:table-row>
        <table:table-row table:style-name="ro1">
          <table:table-cell table:style-name="ce6" table:formula="of:=[.A76]+0.01" office:value-type="float" office:value="0.44" calcext:value-type="float">
            <text:p>0.44</text:p>
          </table:table-cell>
          <table:table-cell table:style-name="ce6" table:formula="of:=[$bonded.$E$2]*[$bonded.$F$2]*[.A77]" office:value-type="float" office:value="66" calcext:value-type="float">
            <text:p>66</text:p>
          </table:table-cell>
          <table:table-cell table:style-name="ce6" table:formula="of:=[$bonded.$E$3]*[$bonded.$F$3]*[.A77]" office:value-type="float" office:value="33" calcext:value-type="float">
            <text:p>33</text:p>
          </table:table-cell>
          <table:table-cell table:style-name="ce6" table:formula="of:=[$bonded.$E$4]*[$bonded.$F$4]*[.A77]" office:value-type="float" office:value="39.6" calcext:value-type="float">
            <text:p>39.6</text:p>
          </table:table-cell>
          <table:table-cell table:style-name="ce6" table:formula="of:=([$bonded.$E$7]*(([$bonded.$K$7]*([.A77]+1))/(1-(([$bonded.$K$7]*([.A77]+1))/[$bonded.$F$7])^2)))+24*([$bonded.$G$7]/[$bonded.$H$7])*(([$bonded.$H$7]/([$bonded.$K$7]*([.A77]+1)))^7-2*([$bonded.$H$7]/([$bonded.$K$7]*([.A77]+1)))^13)" office:value-type="float" office:value="5.63162914542722" calcext:value-type="float">
            <text:p>5.63162914542722</text:p>
          </table:table-cell>
          <table:table-cell table:style-name="ce6" table:formula="of:=2*[$bonded.$F$10]*[$bonded.$E$10]*(EXP(-[$bonded.$F$10]*[$bonded.$G$10]*[.A77])-EXP(-2*[$bonded.$F$10]*[$bonded.$G$10]*[.A77]))" office:value-type="float" office:value="0.193338321787051" calcext:value-type="float">
            <text:p>0.193338321787051</text:p>
          </table:table-cell>
          <table:table-cell table:style-name="ce6" table:formula="of:=2*[$bonded.$F$11]*[$bonded.$E$11]*(EXP(-[$bonded.$F$11]*[$bonded.$G$11]*[.A77])-EXP(-2*[$bonded.$F$11]*[$bonded.$G$11]*[.A77]))" office:value-type="float" office:value="0.0779594267407199" calcext:value-type="float">
            <text:p>0.0779594267407199</text:p>
          </table:table-cell>
          <table:table-cell table:style-name="ce6" table:formula="of:=2*[$bonded.$F$12]*[$bonded.$E$12]*(EXP(-[$bonded.$F$12]*[$bonded.$G$12]*[.A77])-EXP(-2*[$bonded.$F$12]*[$bonded.$G$12]*[.A77]))" office:value-type="float" office:value="0.0470964177488427" calcext:value-type="float">
            <text:p>0.0470964177488427</text:p>
          </table:table-cell>
          <table:table-cell table:style-name="ce6" table:formula="of:=2*[$bonded.$F$13]*[$bonded.$E$13]*(EXP(-[$bonded.$F$13]*[$bonded.$G$13]*[.A77])-EXP(-2*[$bonded.$F$13]*[$bonded.$G$13]*[.A77]))" office:value-type="float" office:value="0.160826520048717" calcext:value-type="float">
            <text:p>0.160826520048717</text:p>
          </table:table-cell>
          <table:table-cell table:style-name="ce6" table:formula="of:=[$pair.$L$42]*([$pair.$F$42]/[$pair.$G$42])*([$pair.$I$42]*([$pair.$G$42]/([$pair.$K$42]*([.A77]+1)))^([$pair.$I$42]+1)-[$pair.$H$42]*([$pair.$G$42]/([$pair.$K$42]*([.A77]+1)))^([$pair.$H$42]+1))" office:value-type="float" office:value="0.0155407537554182" calcext:value-type="float">
            <text:p>0.0155407537554182</text:p>
          </table:table-cell>
          <table:table-cell table:style-name="ce6" table:formula="of:=[$pair.$L$43]*([$pair.$F$43]/[$pair.$G$43])*([$pair.$I$43]*([$pair.$G$43]/([$pair.$K$43]*([.A77]+1)))^([$pair.$I$43]+1)-[$pair.$H$43]*([$pair.$G$43]/([$pair.$K$43]*([.A77]+1)))^([$pair.$H$43]+1))" office:value-type="float" office:value="0.00310815075108365" calcext:value-type="float">
            <text:p>0.00310815075108365</text:p>
          </table:table-cell>
          <table:table-cell table:style-name="ce6" table:formula="of:=[$pair.$L$44]*([$pair.$F$44]/[$pair.$G$44])*([$pair.$I$44]*([$pair.$G$44]/([$pair.$K$44]*([.A77]+1)))^([$pair.$I$44]+1)-[$pair.$H$44]*([$pair.$G$44]/([$pair.$K$44]*([.A77]+1)))^([$pair.$H$44]+1))" office:value-type="float" office:value="0.00138713915032431" calcext:value-type="float">
            <text:p>0.00138713915032431</text:p>
          </table:table-cell>
          <table:table-cell table:style-name="ce6" table:formula="of:=[$pair.$L$45]*([$pair.$F$45]/[$pair.$G$45])*([$pair.$I$45]*([$pair.$G$45]/([$pair.$K$45]*([.A77]+1)))^([$pair.$I$45]+1)-[$pair.$H$45]*([$pair.$G$45]/([$pair.$K$45]*([.A77]+1)))^([$pair.$H$45]+1))" office:value-type="float" office:value="0.00863375208634339" calcext:value-type="float">
            <text:p>0.00863375208634339</text:p>
          </table:table-cell>
          <table:table-cell table:number-columns-repeated="1011"/>
        </table:table-row>
        <table:table-row table:style-name="ro1">
          <table:table-cell table:style-name="ce6" table:formula="of:=[.A77]+0.01" office:value-type="float" office:value="0.45" calcext:value-type="float">
            <text:p>0.45</text:p>
          </table:table-cell>
          <table:table-cell table:style-name="ce6" table:formula="of:=[$bonded.$E$2]*[$bonded.$F$2]*[.A78]" office:value-type="float" office:value="67.5" calcext:value-type="float">
            <text:p>67.5</text:p>
          </table:table-cell>
          <table:table-cell table:style-name="ce6" table:formula="of:=[$bonded.$E$3]*[$bonded.$F$3]*[.A78]" office:value-type="float" office:value="33.75" calcext:value-type="float">
            <text:p>33.75</text:p>
          </table:table-cell>
          <table:table-cell table:style-name="ce6" table:formula="of:=[$bonded.$E$4]*[$bonded.$F$4]*[.A78]" office:value-type="float" office:value="40.5" calcext:value-type="float">
            <text:p>40.5</text:p>
          </table:table-cell>
          <table:table-cell table:style-name="ce6" table:formula="of:=([$bonded.$E$7]*(([$bonded.$K$7]*([.A78]+1))/(1-(([$bonded.$K$7]*([.A78]+1))/[$bonded.$F$7])^2)))+24*([$bonded.$G$7]/[$bonded.$H$7])*(([$bonded.$H$7]/([$bonded.$K$7]*([.A78]+1)))^7-2*([$bonded.$H$7]/([$bonded.$K$7]*([.A78]+1)))^13)" office:value-type="float" office:value="5.91940533836395" calcext:value-type="float">
            <text:p>5.91940533836395</text:p>
          </table:table-cell>
          <table:table-cell table:style-name="ce6" table:formula="of:=2*[$bonded.$F$10]*[$bonded.$E$10]*(EXP(-[$bonded.$F$10]*[$bonded.$G$10]*[.A78])-EXP(-2*[$bonded.$F$10]*[$bonded.$G$10]*[.A78]))" office:value-type="float" office:value="0.187747081366587" calcext:value-type="float">
            <text:p>0.187747081366587</text:p>
          </table:table-cell>
          <table:table-cell table:style-name="ce6" table:formula="of:=2*[$bonded.$F$11]*[$bonded.$E$11]*(EXP(-[$bonded.$F$11]*[$bonded.$G$11]*[.A78])-EXP(-2*[$bonded.$F$11]*[$bonded.$G$11]*[.A78]))" office:value-type="float" office:value="0.0758186524817896" calcext:value-type="float">
            <text:p>0.0758186524817896</text:p>
          </table:table-cell>
          <table:table-cell table:style-name="ce6" table:formula="of:=2*[$bonded.$F$12]*[$bonded.$E$12]*(EXP(-[$bonded.$F$12]*[$bonded.$G$12]*[.A78])-EXP(-2*[$bonded.$F$12]*[$bonded.$G$12]*[.A78]))" office:value-type="float" office:value="0.0458828571593041" calcext:value-type="float">
            <text:p>0.0458828571593041</text:p>
          </table:table-cell>
          <table:table-cell table:style-name="ce6" table:formula="of:=2*[$bonded.$F$13]*[$bonded.$E$13]*(EXP(-[$bonded.$F$13]*[$bonded.$G$13]*[.A78])-EXP(-2*[$bonded.$F$13]*[$bonded.$G$13]*[.A78]))" office:value-type="float" office:value="0.156129643109169" calcext:value-type="float">
            <text:p>0.156129643109169</text:p>
          </table:table-cell>
          <table:table-cell table:style-name="ce6" table:formula="of:=[$pair.$L$42]*([$pair.$F$42]/[$pair.$G$42])*([$pair.$I$42]*([$pair.$G$42]/([$pair.$K$42]*([.A78]+1)))^([$pair.$I$42]+1)-[$pair.$H$42]*([$pair.$G$42]/([$pair.$K$42]*([.A78]+1)))^([$pair.$H$42]+1))" office:value-type="float" office:value="0.01495903921269" calcext:value-type="float">
            <text:p>0.01495903921269</text:p>
          </table:table-cell>
          <table:table-cell table:style-name="ce6" table:formula="of:=[$pair.$L$43]*([$pair.$F$43]/[$pair.$G$43])*([$pair.$I$43]*([$pair.$G$43]/([$pair.$K$43]*([.A78]+1)))^([$pair.$I$43]+1)-[$pair.$H$43]*([$pair.$G$43]/([$pair.$K$43]*([.A78]+1)))^([$pair.$H$43]+1))" office:value-type="float" office:value="0.002991807842538" calcext:value-type="float">
            <text:p>0.002991807842538</text:p>
          </table:table-cell>
          <table:table-cell table:style-name="ce6" table:formula="of:=[$pair.$L$44]*([$pair.$F$44]/[$pair.$G$44])*([$pair.$I$44]*([$pair.$G$44]/([$pair.$K$44]*([.A78]+1)))^([$pair.$I$44]+1)-[$pair.$H$44]*([$pair.$G$44]/([$pair.$K$44]*([.A78]+1)))^([$pair.$H$44]+1))" office:value-type="float" office:value="0.00137603212769797" calcext:value-type="float">
            <text:p>0.00137603212769797</text:p>
          </table:table-cell>
          <table:table-cell table:style-name="ce6" table:formula="of:=[$pair.$L$45]*([$pair.$F$45]/[$pair.$G$45])*([$pair.$I$45]*([$pair.$G$45]/([$pair.$K$45]*([.A78]+1)))^([$pair.$I$45]+1)-[$pair.$H$45]*([$pair.$G$45]/([$pair.$K$45]*([.A78]+1)))^([$pair.$H$45]+1))" office:value-type="float" office:value="0.00831057734038327" calcext:value-type="float">
            <text:p>0.00831057734038327</text:p>
          </table:table-cell>
          <table:table-cell table:number-columns-repeated="1011"/>
        </table:table-row>
        <table:table-row table:style-name="ro1">
          <table:table-cell table:style-name="ce6" table:formula="of:=[.A78]+0.01" office:value-type="float" office:value="0.46" calcext:value-type="float">
            <text:p>0.46</text:p>
          </table:table-cell>
          <table:table-cell table:style-name="ce6" table:formula="of:=[$bonded.$E$2]*[$bonded.$F$2]*[.A79]" office:value-type="float" office:value="69" calcext:value-type="float">
            <text:p>69</text:p>
          </table:table-cell>
          <table:table-cell table:style-name="ce6" table:formula="of:=[$bonded.$E$3]*[$bonded.$F$3]*[.A79]" office:value-type="float" office:value="34.5" calcext:value-type="float">
            <text:p>34.5</text:p>
          </table:table-cell>
          <table:table-cell table:style-name="ce6" table:formula="of:=[$bonded.$E$4]*[$bonded.$F$4]*[.A79]" office:value-type="float" office:value="41.4" calcext:value-type="float">
            <text:p>41.4</text:p>
          </table:table-cell>
          <table:table-cell table:style-name="ce6" table:formula="of:=([$bonded.$E$7]*(([$bonded.$K$7]*([.A79]+1))/(1-(([$bonded.$K$7]*([.A79]+1))/[$bonded.$F$7])^2)))+24*([$bonded.$G$7]/[$bonded.$H$7])*(([$bonded.$H$7]/([$bonded.$K$7]*([.A79]+1)))^7-2*([$bonded.$H$7]/([$bonded.$K$7]*([.A79]+1)))^13)" office:value-type="float" office:value="6.2363122974568" calcext:value-type="float">
            <text:p>6.2363122974568</text:p>
          </table:table-cell>
          <table:table-cell table:style-name="ce6" table:formula="of:=2*[$bonded.$F$10]*[$bonded.$E$10]*(EXP(-[$bonded.$F$10]*[$bonded.$G$10]*[.A79])-EXP(-2*[$bonded.$F$10]*[$bonded.$G$10]*[.A79]))" office:value-type="float" office:value="0.182246517727698" calcext:value-type="float">
            <text:p>0.182246517727698</text:p>
          </table:table-cell>
          <table:table-cell table:style-name="ce6" table:formula="of:=2*[$bonded.$F$11]*[$bonded.$E$11]*(EXP(-[$bonded.$F$11]*[$bonded.$G$11]*[.A79])-EXP(-2*[$bonded.$F$11]*[$bonded.$G$11]*[.A79]))" office:value-type="float" office:value="0.0737075213683433" calcext:value-type="float">
            <text:p>0.0737075213683433</text:p>
          </table:table-cell>
          <table:table-cell table:style-name="ce6" table:formula="of:=2*[$bonded.$F$12]*[$bonded.$E$12]*(EXP(-[$bonded.$F$12]*[$bonded.$G$12]*[.A79])-EXP(-2*[$bonded.$F$12]*[$bonded.$G$12]*[.A79]))" office:value-type="float" office:value="0.0446826122066975" calcext:value-type="float">
            <text:p>0.0446826122066975</text:p>
          </table:table-cell>
          <table:table-cell table:style-name="ce6" table:formula="of:=2*[$bonded.$F$13]*[$bonded.$E$13]*(EXP(-[$bonded.$F$13]*[$bonded.$G$13]*[.A79])-EXP(-2*[$bonded.$F$13]*[$bonded.$G$13]*[.A79]))" office:value-type="float" office:value="0.151511065814589" calcext:value-type="float">
            <text:p>0.151511065814589</text:p>
          </table:table-cell>
          <table:table-cell table:style-name="ce6" table:formula="of:=[$pair.$L$42]*([$pair.$F$42]/[$pair.$G$42])*([$pair.$I$42]*([$pair.$G$42]/([$pair.$K$42]*([.A79]+1)))^([$pair.$I$42]+1)-[$pair.$H$42]*([$pair.$G$42]/([$pair.$K$42]*([.A79]+1)))^([$pair.$H$42]+1))" office:value-type="float" office:value="0.0143984113152235" calcext:value-type="float">
            <text:p>0.0143984113152235</text:p>
          </table:table-cell>
          <table:table-cell table:style-name="ce6" table:formula="of:=[$pair.$L$43]*([$pair.$F$43]/[$pair.$G$43])*([$pair.$I$43]*([$pair.$G$43]/([$pair.$K$43]*([.A79]+1)))^([$pair.$I$43]+1)-[$pair.$H$43]*([$pair.$G$43]/([$pair.$K$43]*([.A79]+1)))^([$pair.$H$43]+1))" office:value-type="float" office:value="0.00287968226304469" calcext:value-type="float">
            <text:p>0.00287968226304469</text:p>
          </table:table-cell>
          <table:table-cell table:style-name="ce6" table:formula="of:=[$pair.$L$44]*([$pair.$F$44]/[$pair.$G$44])*([$pair.$I$44]*([$pair.$G$44]/([$pair.$K$44]*([.A79]+1)))^([$pair.$I$44]+1)-[$pair.$H$44]*([$pair.$G$44]/([$pair.$K$44]*([.A79]+1)))^([$pair.$H$44]+1))" office:value-type="float" office:value="0.00136464172754694" calcext:value-type="float">
            <text:p>0.00136464172754694</text:p>
          </table:table-cell>
          <table:table-cell table:style-name="ce6" table:formula="of:=[$pair.$L$45]*([$pair.$F$45]/[$pair.$G$45])*([$pair.$I$45]*([$pair.$G$45]/([$pair.$K$45]*([.A79]+1)))^([$pair.$I$45]+1)-[$pair.$H$45]*([$pair.$G$45]/([$pair.$K$45]*([.A79]+1)))^([$pair.$H$45]+1))" office:value-type="float" office:value="0.0079991173973463" calcext:value-type="float">
            <text:p>0.0079991173973463</text:p>
          </table:table-cell>
          <table:table-cell table:number-columns-repeated="1011"/>
        </table:table-row>
        <table:table-row table:style-name="ro1">
          <table:table-cell table:style-name="ce6" table:formula="of:=[.A79]+0.01" office:value-type="float" office:value="0.47" calcext:value-type="float">
            <text:p>0.47</text:p>
          </table:table-cell>
          <table:table-cell table:style-name="ce6" table:formula="of:=[$bonded.$E$2]*[$bonded.$F$2]*[.A80]" office:value-type="float" office:value="70.5" calcext:value-type="float">
            <text:p>70.5</text:p>
          </table:table-cell>
          <table:table-cell table:style-name="ce6" table:formula="of:=[$bonded.$E$3]*[$bonded.$F$3]*[.A80]" office:value-type="float" office:value="35.25" calcext:value-type="float">
            <text:p>35.25</text:p>
          </table:table-cell>
          <table:table-cell table:style-name="ce6" table:formula="of:=[$bonded.$E$4]*[$bonded.$F$4]*[.A80]" office:value-type="float" office:value="42.3" calcext:value-type="float">
            <text:p>42.3</text:p>
          </table:table-cell>
          <table:table-cell table:style-name="ce6" table:formula="of:=([$bonded.$E$7]*(([$bonded.$K$7]*([.A80]+1))/(1-(([$bonded.$K$7]*([.A80]+1))/[$bonded.$F$7])^2)))+24*([$bonded.$G$7]/[$bonded.$H$7])*(([$bonded.$H$7]/([$bonded.$K$7]*([.A80]+1)))^7-2*([$bonded.$H$7]/([$bonded.$K$7]*([.A80]+1)))^13)" office:value-type="float" office:value="6.58699997809086" calcext:value-type="float">
            <text:p>6.58699997809086</text:p>
          </table:table-cell>
          <table:table-cell table:style-name="ce6" table:formula="of:=2*[$bonded.$F$10]*[$bonded.$E$10]*(EXP(-[$bonded.$F$10]*[$bonded.$G$10]*[.A80])-EXP(-2*[$bonded.$F$10]*[$bonded.$G$10]*[.A80]))" office:value-type="float" office:value="0.176841843528898" calcext:value-type="float">
            <text:p>0.176841843528898</text:p>
          </table:table-cell>
          <table:table-cell table:style-name="ce6" table:formula="of:=2*[$bonded.$F$11]*[$bonded.$E$11]*(EXP(-[$bonded.$F$11]*[$bonded.$G$11]*[.A80])-EXP(-2*[$bonded.$F$11]*[$bonded.$G$11]*[.A80]))" office:value-type="float" office:value="0.0716283354894883" calcext:value-type="float">
            <text:p>0.0716283354894883</text:p>
          </table:table-cell>
          <table:table-cell table:style-name="ce6" table:formula="of:=2*[$bonded.$F$12]*[$bonded.$E$12]*(EXP(-[$bonded.$F$12]*[$bonded.$G$12]*[.A80])-EXP(-2*[$bonded.$F$12]*[$bonded.$G$12]*[.A80]))" office:value-type="float" office:value="0.0434971892435245" calcext:value-type="float">
            <text:p>0.0434971892435245</text:p>
          </table:table-cell>
          <table:table-cell table:style-name="ce6" table:formula="of:=2*[$bonded.$F$13]*[$bonded.$E$13]*(EXP(-[$bonded.$F$13]*[$bonded.$G$13]*[.A80])-EXP(-2*[$bonded.$F$13]*[$bonded.$G$13]*[.A80]))" office:value-type="float" office:value="0.146975035430466" calcext:value-type="float">
            <text:p>0.146975035430466</text:p>
          </table:table-cell>
          <table:table-cell table:style-name="ce6" table:formula="of:=[$pair.$L$42]*([$pair.$F$42]/[$pair.$G$42])*([$pair.$I$42]*([$pair.$G$42]/([$pair.$K$42]*([.A80]+1)))^([$pair.$I$42]+1)-[$pair.$H$42]*([$pair.$G$42]/([$pair.$K$42]*([.A80]+1)))^([$pair.$H$42]+1))" office:value-type="float" office:value="0.0138583385955932" calcext:value-type="float">
            <text:p>0.0138583385955932</text:p>
          </table:table-cell>
          <table:table-cell table:style-name="ce6" table:formula="of:=[$pair.$L$43]*([$pair.$F$43]/[$pair.$G$43])*([$pair.$I$43]*([$pair.$G$43]/([$pair.$K$43]*([.A80]+1)))^([$pair.$I$43]+1)-[$pair.$H$43]*([$pair.$G$43]/([$pair.$K$43]*([.A80]+1)))^([$pair.$H$43]+1))" office:value-type="float" office:value="0.00277166771911865" calcext:value-type="float">
            <text:p>0.00277166771911865</text:p>
          </table:table-cell>
          <table:table-cell table:style-name="ce6" table:formula="of:=[$pair.$L$44]*([$pair.$F$44]/[$pair.$G$44])*([$pair.$I$44]*([$pair.$G$44]/([$pair.$K$44]*([.A80]+1)))^([$pair.$I$44]+1)-[$pair.$H$44]*([$pair.$G$44]/([$pair.$K$44]*([.A80]+1)))^([$pair.$H$44]+1))" office:value-type="float" office:value="0.00135300102137983" calcext:value-type="float">
            <text:p>0.00135300102137983</text:p>
          </table:table-cell>
          <table:table-cell table:style-name="ce6" table:formula="of:=[$pair.$L$45]*([$pair.$F$45]/[$pair.$G$45])*([$pair.$I$45]*([$pair.$G$45]/([$pair.$K$45]*([.A80]+1)))^([$pair.$I$45]+1)-[$pair.$H$45]*([$pair.$G$45]/([$pair.$K$45]*([.A80]+1)))^([$pair.$H$45]+1))" office:value-type="float" office:value="0.00769907699755172" calcext:value-type="float">
            <text:p>0.00769907699755172</text:p>
          </table:table-cell>
          <table:table-cell table:number-columns-repeated="1011"/>
        </table:table-row>
        <table:table-row table:style-name="ro1">
          <table:table-cell table:style-name="ce6" table:formula="of:=[.A80]+0.01" office:value-type="float" office:value="0.48" calcext:value-type="float">
            <text:p>0.48</text:p>
          </table:table-cell>
          <table:table-cell table:style-name="ce6" table:formula="of:=[$bonded.$E$2]*[$bonded.$F$2]*[.A81]" office:value-type="float" office:value="72" calcext:value-type="float">
            <text:p>72</text:p>
          </table:table-cell>
          <table:table-cell table:style-name="ce6" table:formula="of:=[$bonded.$E$3]*[$bonded.$F$3]*[.A81]" office:value-type="float" office:value="36" calcext:value-type="float">
            <text:p>36</text:p>
          </table:table-cell>
          <table:table-cell table:style-name="ce6" table:formula="of:=[$bonded.$E$4]*[$bonded.$F$4]*[.A81]" office:value-type="float" office:value="43.2" calcext:value-type="float">
            <text:p>43.2</text:p>
          </table:table-cell>
          <table:table-cell table:style-name="ce6" table:formula="of:=([$bonded.$E$7]*(([$bonded.$K$7]*([.A81]+1))/(1-(([$bonded.$K$7]*([.A81]+1))/[$bonded.$F$7])^2)))+24*([$bonded.$G$7]/[$bonded.$H$7])*(([$bonded.$H$7]/([$bonded.$K$7]*([.A81]+1)))^7-2*([$bonded.$H$7]/([$bonded.$K$7]*([.A81]+1)))^13)" office:value-type="float" office:value="6.97716097865461" calcext:value-type="float">
            <text:p>6.97716097865461</text:p>
          </table:table-cell>
          <table:table-cell table:style-name="ce6" table:formula="of:=2*[$bonded.$F$10]*[$bonded.$E$10]*(EXP(-[$bonded.$F$10]*[$bonded.$G$10]*[.A81])-EXP(-2*[$bonded.$F$10]*[$bonded.$G$10]*[.A81]))" office:value-type="float" office:value="0.171537449581675" calcext:value-type="float">
            <text:p>0.171537449581675</text:p>
          </table:table-cell>
          <table:table-cell table:style-name="ce6" table:formula="of:=2*[$bonded.$F$11]*[$bonded.$E$11]*(EXP(-[$bonded.$F$11]*[$bonded.$G$11]*[.A81])-EXP(-2*[$bonded.$F$11]*[$bonded.$G$11]*[.A81]))" office:value-type="float" office:value="0.0695830750170071" calcext:value-type="float">
            <text:p>0.0695830750170071</text:p>
          </table:table-cell>
          <table:table-cell table:style-name="ce6" table:formula="of:=2*[$bonded.$F$12]*[$bonded.$E$12]*(EXP(-[$bonded.$F$12]*[$bonded.$G$12]*[.A81])-EXP(-2*[$bonded.$F$12]*[$bonded.$G$12]*[.A81]))" office:value-type="float" office:value="0.042327907880725" calcext:value-type="float">
            <text:p>0.042327907880725</text:p>
          </table:table-cell>
          <table:table-cell table:style-name="ce6" table:formula="of:=2*[$bonded.$F$13]*[$bonded.$E$13]*(EXP(-[$bonded.$F$13]*[$bonded.$G$13]*[.A81])-EXP(-2*[$bonded.$F$13]*[$bonded.$G$13]*[.A81]))" office:value-type="float" office:value="0.142525112147977" calcext:value-type="float">
            <text:p>0.142525112147977</text:p>
          </table:table-cell>
          <table:table-cell table:style-name="ce6" table:formula="of:=[$pair.$L$42]*([$pair.$F$42]/[$pair.$G$42])*([$pair.$I$42]*([$pair.$G$42]/([$pair.$K$42]*([.A81]+1)))^([$pair.$I$42]+1)-[$pair.$H$42]*([$pair.$G$42]/([$pair.$K$42]*([.A81]+1)))^([$pair.$H$42]+1))" office:value-type="float" office:value="0.0133382672791702" calcext:value-type="float">
            <text:p>0.0133382672791702</text:p>
          </table:table-cell>
          <table:table-cell table:style-name="ce6" table:formula="of:=[$pair.$L$43]*([$pair.$F$43]/[$pair.$G$43])*([$pair.$I$43]*([$pair.$G$43]/([$pair.$K$43]*([.A81]+1)))^([$pair.$I$43]+1)-[$pair.$H$43]*([$pair.$G$43]/([$pair.$K$43]*([.A81]+1)))^([$pair.$H$43]+1))" office:value-type="float" office:value="0.00266765345583405" calcext:value-type="float">
            <text:p>0.00266765345583405</text:p>
          </table:table-cell>
          <table:table-cell table:style-name="ce6" table:formula="of:=[$pair.$L$44]*([$pair.$F$44]/[$pair.$G$44])*([$pair.$I$44]*([$pair.$G$44]/([$pair.$K$44]*([.A81]+1)))^([$pair.$I$44]+1)-[$pair.$H$44]*([$pair.$G$44]/([$pair.$K$44]*([.A81]+1)))^([$pair.$H$44]+1))" office:value-type="float" office:value="0.00134114065627954" calcext:value-type="float">
            <text:p>0.00134114065627954</text:p>
          </table:table-cell>
          <table:table-cell table:style-name="ce6" table:formula="of:=[$pair.$L$45]*([$pair.$F$45]/[$pair.$G$45])*([$pair.$I$45]*([$pair.$G$45]/([$pair.$K$45]*([.A81]+1)))^([$pair.$I$45]+1)-[$pair.$H$45]*([$pair.$G$45]/([$pair.$K$45]*([.A81]+1)))^([$pair.$H$45]+1))" office:value-type="float" office:value="0.00741014848842784" calcext:value-type="float">
            <text:p>0.00741014848842784</text:p>
          </table:table-cell>
          <table:table-cell table:number-columns-repeated="1011"/>
        </table:table-row>
        <table:table-row table:style-name="ro1">
          <table:table-cell table:style-name="ce6" table:formula="of:=[.A81]+0.01" office:value-type="float" office:value="0.49" calcext:value-type="float">
            <text:p>0.49</text:p>
          </table:table-cell>
          <table:table-cell table:style-name="ce6" table:formula="of:=[$bonded.$E$2]*[$bonded.$F$2]*[.A82]" office:value-type="float" office:value="73.5" calcext:value-type="float">
            <text:p>73.5</text:p>
          </table:table-cell>
          <table:table-cell table:style-name="ce6" table:formula="of:=[$bonded.$E$3]*[$bonded.$F$3]*[.A82]" office:value-type="float" office:value="36.75" calcext:value-type="float">
            <text:p>36.75</text:p>
          </table:table-cell>
          <table:table-cell table:style-name="ce6" table:formula="of:=[$bonded.$E$4]*[$bonded.$F$4]*[.A82]" office:value-type="float" office:value="44.1" calcext:value-type="float">
            <text:p>44.1</text:p>
          </table:table-cell>
          <table:table-cell table:style-name="ce6" table:formula="of:=([$bonded.$E$7]*(([$bonded.$K$7]*([.A82]+1))/(1-(([$bonded.$K$7]*([.A82]+1))/[$bonded.$F$7])^2)))+24*([$bonded.$G$7]/[$bonded.$H$7])*(([$bonded.$H$7]/([$bonded.$K$7]*([.A82]+1)))^7-2*([$bonded.$H$7]/([$bonded.$K$7]*([.A82]+1)))^13)" office:value-type="float" office:value="7.4138412179049" calcext:value-type="float">
            <text:p>7.4138412179049</text:p>
          </table:table-cell>
          <table:table-cell table:style-name="ce6" table:formula="of:=2*[$bonded.$F$10]*[$bonded.$E$10]*(EXP(-[$bonded.$F$10]*[$bonded.$G$10]*[.A82])-EXP(-2*[$bonded.$F$10]*[$bonded.$G$10]*[.A82]))" office:value-type="float" office:value="0.166336981332676" calcext:value-type="float">
            <text:p>0.166336981332676</text:p>
          </table:table-cell>
          <table:table-cell table:style-name="ce6" table:formula="of:=2*[$bonded.$F$11]*[$bonded.$E$11]*(EXP(-[$bonded.$F$11]*[$bonded.$G$11]*[.A82])-EXP(-2*[$bonded.$F$11]*[$bonded.$G$11]*[.A82]))" office:value-type="float" office:value="0.0675734267424233" calcext:value-type="float">
            <text:p>0.0675734267424233</text:p>
          </table:table-cell>
          <table:table-cell table:style-name="ce6" table:formula="of:=2*[$bonded.$F$12]*[$bonded.$E$12]*(EXP(-[$bonded.$F$12]*[$bonded.$G$12]*[.A82])-EXP(-2*[$bonded.$F$12]*[$bonded.$G$12]*[.A82]))" office:value-type="float" office:value="0.0411759166509197" calcext:value-type="float">
            <text:p>0.0411759166509197</text:p>
          </table:table-cell>
          <table:table-cell table:style-name="ce6" table:formula="of:=2*[$bonded.$F$13]*[$bonded.$E$13]*(EXP(-[$bonded.$F$13]*[$bonded.$G$13]*[.A82])-EXP(-2*[$bonded.$F$13]*[$bonded.$G$13]*[.A82]))" office:value-type="float" office:value="0.138164233642055" calcext:value-type="float">
            <text:p>0.138164233642055</text:p>
          </table:table-cell>
          <table:table-cell table:style-name="ce6" table:formula="of:=[$pair.$L$42]*([$pair.$F$42]/[$pair.$G$42])*([$pair.$I$42]*([$pair.$G$42]/([$pair.$K$42]*([.A82]+1)))^([$pair.$I$42]+1)-[$pair.$H$42]*([$pair.$G$42]/([$pair.$K$42]*([.A82]+1)))^([$pair.$H$42]+1))" office:value-type="float" office:value="0.0128376277488554" calcext:value-type="float">
            <text:p>0.0128376277488554</text:p>
          </table:table-cell>
          <table:table-cell table:style-name="ce6" table:formula="of:=[$pair.$L$43]*([$pair.$F$43]/[$pair.$G$43])*([$pair.$I$43]*([$pair.$G$43]/([$pair.$K$43]*([.A82]+1)))^([$pair.$I$43]+1)-[$pair.$H$43]*([$pair.$G$43]/([$pair.$K$43]*([.A82]+1)))^([$pair.$H$43]+1))" office:value-type="float" office:value="0.00256752554977109" calcext:value-type="float">
            <text:p>0.00256752554977109</text:p>
          </table:table-cell>
          <table:table-cell table:style-name="ce6" table:formula="of:=[$pair.$L$44]*([$pair.$F$44]/[$pair.$G$44])*([$pair.$I$44]*([$pair.$G$44]/([$pair.$K$44]*([.A82]+1)))^([$pair.$I$44]+1)-[$pair.$H$44]*([$pair.$G$44]/([$pair.$K$44]*([.A82]+1)))^([$pair.$H$44]+1))" office:value-type="float" office:value="0.00132908902572907" calcext:value-type="float">
            <text:p>0.00132908902572907</text:p>
          </table:table-cell>
          <table:table-cell table:style-name="ce6" table:formula="of:=[$pair.$L$45]*([$pair.$F$45]/[$pair.$G$45])*([$pair.$I$45]*([$pair.$G$45]/([$pair.$K$45]*([.A82]+1)))^([$pair.$I$45]+1)-[$pair.$H$45]*([$pair.$G$45]/([$pair.$K$45]*([.A82]+1)))^([$pair.$H$45]+1))" office:value-type="float" office:value="0.00713201541603071" calcext:value-type="float">
            <text:p>0.00713201541603071</text:p>
          </table:table-cell>
          <table:table-cell table:number-columns-repeated="1011"/>
        </table:table-row>
        <table:table-row table:style-name="ro1">
          <table:table-cell table:style-name="ce6" table:formula="of:=[.A82]+0.01" office:value-type="float" office:value="0.5" calcext:value-type="float">
            <text:p>0.5</text:p>
          </table:table-cell>
          <table:table-cell table:style-name="ce6" table:formula="of:=[$bonded.$E$2]*[$bonded.$F$2]*[.A83]" office:value-type="float" office:value="75" calcext:value-type="float">
            <text:p>75</text:p>
          </table:table-cell>
          <table:table-cell table:style-name="ce6" table:formula="of:=[$bonded.$E$3]*[$bonded.$F$3]*[.A83]" office:value-type="float" office:value="37.5" calcext:value-type="float">
            <text:p>37.5</text:p>
          </table:table-cell>
          <table:table-cell table:style-name="ce6" table:formula="of:=[$bonded.$E$4]*[$bonded.$F$4]*[.A83]" office:value-type="float" office:value="45" calcext:value-type="float">
            <text:p>45</text:p>
          </table:table-cell>
          <table:table-cell table:style-name="ce6" table:formula="of:=([$bonded.$E$7]*(([$bonded.$K$7]*([.A83]+1))/(1-(([$bonded.$K$7]*([.A83]+1))/[$bonded.$F$7])^2)))+24*([$bonded.$G$7]/[$bonded.$H$7])*(([$bonded.$H$7]/([$bonded.$K$7]*([.A83]+1)))^7-2*([$bonded.$H$7]/([$bonded.$K$7]*([.A83]+1)))^13)" office:value-type="float" office:value="7.90586849854691" calcext:value-type="float">
            <text:p>7.90586849854691</text:p>
          </table:table-cell>
          <table:table-cell table:style-name="ce6" table:formula="of:=2*[$bonded.$F$10]*[$bonded.$E$10]*(EXP(-[$bonded.$F$10]*[$bonded.$G$10]*[.A83])-EXP(-2*[$bonded.$F$10]*[$bonded.$G$10]*[.A83]))" office:value-type="float" office:value="0.1612434091448" calcext:value-type="float">
            <text:p>0.1612434091448</text:p>
          </table:table-cell>
          <table:table-cell table:style-name="ce6" table:formula="of:=2*[$bonded.$F$11]*[$bonded.$E$11]*(EXP(-[$bonded.$F$11]*[$bonded.$G$11]*[.A83])-EXP(-2*[$bonded.$F$11]*[$bonded.$G$11]*[.A83]))" office:value-type="float" office:value="0.065600810385538" calcext:value-type="float">
            <text:p>0.065600810385538</text:p>
          </table:table-cell>
          <table:table-cell table:style-name="ce6" table:formula="of:=2*[$bonded.$F$12]*[$bonded.$E$12]*(EXP(-[$bonded.$F$12]*[$bonded.$G$12]*[.A83])-EXP(-2*[$bonded.$F$12]*[$bonded.$G$12]*[.A83]))" office:value-type="float" office:value="0.0400422075010978" calcext:value-type="float">
            <text:p>0.0400422075010978</text:p>
          </table:table-cell>
          <table:table-cell table:style-name="ce6" table:formula="of:=2*[$bonded.$F$13]*[$bonded.$E$13]*(EXP(-[$bonded.$F$13]*[$bonded.$G$13]*[.A83])-EXP(-2*[$bonded.$F$13]*[$bonded.$G$13]*[.A83]))" office:value-type="float" office:value="0.133894774356832" calcext:value-type="float">
            <text:p>0.133894774356832</text:p>
          </table:table-cell>
          <table:table-cell table:style-name="ce6" table:formula="of:=[$pair.$L$42]*([$pair.$F$42]/[$pair.$G$42])*([$pair.$I$42]*([$pair.$G$42]/([$pair.$K$42]*([.A83]+1)))^([$pair.$I$42]+1)-[$pair.$H$42]*([$pair.$G$42]/([$pair.$K$42]*([.A83]+1)))^([$pair.$H$42]+1))" office:value-type="float" office:value="0.0123558400650308" calcext:value-type="float">
            <text:p>0.0123558400650308</text:p>
          </table:table-cell>
          <table:table-cell table:style-name="ce6" table:formula="of:=[$pair.$L$43]*([$pair.$F$43]/[$pair.$G$43])*([$pair.$I$43]*([$pair.$G$43]/([$pair.$K$43]*([.A83]+1)))^([$pair.$I$43]+1)-[$pair.$H$43]*([$pair.$G$43]/([$pair.$K$43]*([.A83]+1)))^([$pair.$H$43]+1))" office:value-type="float" office:value="0.00247116801300616" calcext:value-type="float">
            <text:p>0.00247116801300616</text:p>
          </table:table-cell>
          <table:table-cell table:style-name="ce6" table:formula="of:=[$pair.$L$44]*([$pair.$F$44]/[$pair.$G$44])*([$pair.$I$44]*([$pair.$G$44]/([$pair.$K$44]*([.A83]+1)))^([$pair.$I$44]+1)-[$pair.$H$44]*([$pair.$G$44]/([$pair.$K$44]*([.A83]+1)))^([$pair.$H$44]+1))" office:value-type="float" office:value="0.00131687242798354" calcext:value-type="float">
            <text:p>0.00131687242798354</text:p>
          </table:table-cell>
          <table:table-cell table:style-name="ce6" table:formula="of:=[$pair.$L$45]*([$pair.$F$45]/[$pair.$G$45])*([$pair.$I$45]*([$pair.$G$45]/([$pair.$K$45]*([.A83]+1)))^([$pair.$I$45]+1)-[$pair.$H$45]*([$pair.$G$45]/([$pair.$K$45]*([.A83]+1)))^([$pair.$H$45]+1))" office:value-type="float" office:value="0.00686435559168371" calcext:value-type="float">
            <text:p>0.00686435559168371</text:p>
          </table:table-cell>
          <table:table-cell table:number-columns-repeated="1011"/>
        </table:table-row>
        <table:table-row table:style-name="ro1">
          <table:table-cell table:style-name="ce6" table:formula="of:=[.A83]+0.01" office:value-type="float" office:value="0.51" calcext:value-type="float">
            <text:p>0.51</text:p>
          </table:table-cell>
          <table:table-cell table:style-name="ce6" table:formula="of:=[$bonded.$E$2]*[$bonded.$F$2]*[.A84]" office:value-type="float" office:value="76.5" calcext:value-type="float">
            <text:p>76.5</text:p>
          </table:table-cell>
          <table:table-cell table:style-name="ce6" table:formula="of:=[$bonded.$E$3]*[$bonded.$F$3]*[.A84]" office:value-type="float" office:value="38.25" calcext:value-type="float">
            <text:p>38.25</text:p>
          </table:table-cell>
          <table:table-cell table:style-name="ce6" table:formula="of:=[$bonded.$E$4]*[$bonded.$F$4]*[.A84]" office:value-type="float" office:value="45.9" calcext:value-type="float">
            <text:p>45.9</text:p>
          </table:table-cell>
          <table:table-cell table:style-name="ce6" table:formula="of:=([$bonded.$E$7]*(([$bonded.$K$7]*([.A84]+1))/(1-(([$bonded.$K$7]*([.A84]+1))/[$bonded.$F$7])^2)))+24*([$bonded.$G$7]/[$bonded.$H$7])*(([$bonded.$H$7]/([$bonded.$K$7]*([.A84]+1)))^7-2*([$bonded.$H$7]/([$bonded.$K$7]*([.A84]+1)))^13)" office:value-type="float" office:value="8.46445471303091" calcext:value-type="float">
            <text:p>8.46445471303091</text:p>
          </table:table-cell>
          <table:table-cell table:style-name="ce6" table:formula="of:=2*[$bonded.$F$10]*[$bonded.$E$10]*(EXP(-[$bonded.$F$10]*[$bonded.$G$10]*[.A84])-EXP(-2*[$bonded.$F$10]*[$bonded.$G$10]*[.A84]))" office:value-type="float" office:value="0.156259092853187" calcext:value-type="float">
            <text:p>0.156259092853187</text:p>
          </table:table-cell>
          <table:table-cell table:style-name="ce6" table:formula="of:=2*[$bonded.$F$11]*[$bonded.$E$11]*(EXP(-[$bonded.$F$11]*[$bonded.$G$11]*[.A84])-EXP(-2*[$bonded.$F$11]*[$bonded.$G$11]*[.A84]))" office:value-type="float" office:value="0.0636664028397835" calcext:value-type="float">
            <text:p>0.0636664028397835</text:p>
          </table:table-cell>
          <table:table-cell table:style-name="ce6" table:formula="of:=2*[$bonded.$F$12]*[$bonded.$E$12]*(EXP(-[$bonded.$F$12]*[$bonded.$G$12]*[.A84])-EXP(-2*[$bonded.$F$12]*[$bonded.$G$12]*[.A84]))" office:value-type="float" office:value="0.0389276291981777" calcext:value-type="float">
            <text:p>0.0389276291981777</text:p>
          </table:table-cell>
          <table:table-cell table:style-name="ce6" table:formula="of:=2*[$bonded.$F$13]*[$bonded.$E$13]*(EXP(-[$bonded.$F$13]*[$bonded.$G$13]*[.A84])-EXP(-2*[$bonded.$F$13]*[$bonded.$G$13]*[.A84]))" office:value-type="float" office:value="0.129718599925813" calcext:value-type="float">
            <text:p>0.129718599925813</text:p>
          </table:table-cell>
          <table:table-cell table:style-name="ce6" table:formula="of:=[$pair.$L$42]*([$pair.$F$42]/[$pair.$G$42])*([$pair.$I$42]*([$pair.$G$42]/([$pair.$K$42]*([.A84]+1)))^([$pair.$I$42]+1)-[$pair.$H$42]*([$pair.$G$42]/([$pair.$K$42]*([.A84]+1)))^([$pair.$H$42]+1))" office:value-type="float" office:value="0.0118923186625379" calcext:value-type="float">
            <text:p>0.0118923186625379</text:p>
          </table:table-cell>
          <table:table-cell table:style-name="ce6" table:formula="of:=[$pair.$L$43]*([$pair.$F$43]/[$pair.$G$43])*([$pair.$I$43]*([$pair.$G$43]/([$pair.$K$43]*([.A84]+1)))^([$pair.$I$43]+1)-[$pair.$H$43]*([$pair.$G$43]/([$pair.$K$43]*([.A84]+1)))^([$pair.$H$43]+1))" office:value-type="float" office:value="0.00237846373250759" calcext:value-type="float">
            <text:p>0.00237846373250759</text:p>
          </table:table-cell>
          <table:table-cell table:style-name="ce6" table:formula="of:=[$pair.$L$44]*([$pair.$F$44]/[$pair.$G$44])*([$pair.$I$44]*([$pair.$G$44]/([$pair.$K$44]*([.A84]+1)))^([$pair.$I$44]+1)-[$pair.$H$44]*([$pair.$G$44]/([$pair.$K$44]*([.A84]+1)))^([$pair.$H$44]+1))" office:value-type="float" office:value="0.00130451521294718" calcext:value-type="float">
            <text:p>0.00130451521294718</text:p>
          </table:table-cell>
          <table:table-cell table:style-name="ce6" table:formula="of:=[$pair.$L$45]*([$pair.$F$45]/[$pair.$G$45])*([$pair.$I$45]*([$pair.$G$45]/([$pair.$K$45]*([.A84]+1)))^([$pair.$I$45]+1)-[$pair.$H$45]*([$pair.$G$45]/([$pair.$K$45]*([.A84]+1)))^([$pair.$H$45]+1))" office:value-type="float" office:value="0.0066068437014099" calcext:value-type="float">
            <text:p>0.0066068437014099</text:p>
          </table:table-cell>
          <table:table-cell table:number-columns-repeated="1011"/>
        </table:table-row>
        <table:table-row table:style-name="ro1">
          <table:table-cell table:style-name="ce6" table:formula="of:=[.A84]+0.01" office:value-type="float" office:value="0.52" calcext:value-type="float">
            <text:p>0.52</text:p>
          </table:table-cell>
          <table:table-cell table:style-name="ce6" table:formula="of:=[$bonded.$E$2]*[$bonded.$F$2]*[.A85]" office:value-type="float" office:value="78" calcext:value-type="float">
            <text:p>78</text:p>
          </table:table-cell>
          <table:table-cell table:style-name="ce6" table:formula="of:=[$bonded.$E$3]*[$bonded.$F$3]*[.A85]" office:value-type="float" office:value="39" calcext:value-type="float">
            <text:p>39</text:p>
          </table:table-cell>
          <table:table-cell table:style-name="ce6" table:formula="of:=[$bonded.$E$4]*[$bonded.$F$4]*[.A85]" office:value-type="float" office:value="46.8" calcext:value-type="float">
            <text:p>46.8</text:p>
          </table:table-cell>
          <table:table-cell table:style-name="ce6" table:formula="of:=([$bonded.$E$7]*(([$bonded.$K$7]*([.A85]+1))/(1-(([$bonded.$K$7]*([.A85]+1))/[$bonded.$F$7])^2)))+24*([$bonded.$G$7]/[$bonded.$H$7])*(([$bonded.$H$7]/([$bonded.$K$7]*([.A85]+1)))^7-2*([$bonded.$H$7]/([$bonded.$K$7]*([.A85]+1)))^13)" office:value-type="float" office:value="9.10405976095967" calcext:value-type="float">
            <text:p>9.10405976095967</text:p>
          </table:table-cell>
          <table:table-cell table:style-name="ce6" table:formula="of:=2*[$bonded.$F$10]*[$bonded.$E$10]*(EXP(-[$bonded.$F$10]*[$bonded.$G$10]*[.A85])-EXP(-2*[$bonded.$F$10]*[$bonded.$G$10]*[.A85]))" office:value-type="float" office:value="0.15138584103645" calcext:value-type="float">
            <text:p>0.15138584103645</text:p>
          </table:table-cell>
          <table:table-cell table:style-name="ce6" table:formula="of:=2*[$bonded.$F$11]*[$bonded.$E$11]*(EXP(-[$bonded.$F$11]*[$bonded.$G$11]*[.A85])-EXP(-2*[$bonded.$F$11]*[$bonded.$G$11]*[.A85]))" office:value-type="float" office:value="0.0617711605077573" calcext:value-type="float">
            <text:p>0.0617711605077573</text:p>
          </table:table-cell>
          <table:table-cell table:style-name="ce6" table:formula="of:=2*[$bonded.$F$12]*[$bonded.$E$12]*(EXP(-[$bonded.$F$12]*[$bonded.$G$12]*[.A85])-EXP(-2*[$bonded.$F$12]*[$bonded.$G$12]*[.A85]))" office:value-type="float" office:value="0.0378328997250524" calcext:value-type="float">
            <text:p>0.0378328997250524</text:p>
          </table:table-cell>
          <table:table-cell table:style-name="ce6" table:formula="of:=2*[$bonded.$F$13]*[$bonded.$E$13]*(EXP(-[$bonded.$F$13]*[$bonded.$G$13]*[.A85])-EXP(-2*[$bonded.$F$13]*[$bonded.$G$13]*[.A85]))" office:value-type="float" office:value="0.125637117103477" calcext:value-type="float">
            <text:p>0.125637117103477</text:p>
          </table:table-cell>
          <table:table-cell table:style-name="ce6" table:formula="of:=[$pair.$L$42]*([$pair.$F$42]/[$pair.$G$42])*([$pair.$I$42]*([$pair.$G$42]/([$pair.$K$42]*([.A85]+1)))^([$pair.$I$42]+1)-[$pair.$H$42]*([$pair.$G$42]/([$pair.$K$42]*([.A85]+1)))^([$pair.$H$42]+1))" office:value-type="float" office:value="0.011446476331209" calcext:value-type="float">
            <text:p>0.011446476331209</text:p>
          </table:table-cell>
          <table:table-cell table:style-name="ce6" table:formula="of:=[$pair.$L$43]*([$pair.$F$43]/[$pair.$G$43])*([$pair.$I$43]*([$pair.$G$43]/([$pair.$K$43]*([.A85]+1)))^([$pair.$I$43]+1)-[$pair.$H$43]*([$pair.$G$43]/([$pair.$K$43]*([.A85]+1)))^([$pair.$H$43]+1))" office:value-type="float" office:value="0.00228929526624179" calcext:value-type="float">
            <text:p>0.00228929526624179</text:p>
          </table:table-cell>
          <table:table-cell table:style-name="ce6" table:formula="of:=[$pair.$L$44]*([$pair.$F$44]/[$pair.$G$44])*([$pair.$I$44]*([$pair.$G$44]/([$pair.$K$44]*([.A85]+1)))^([$pair.$I$44]+1)-[$pair.$H$44]*([$pair.$G$44]/([$pair.$K$44]*([.A85]+1)))^([$pair.$H$44]+1))" office:value-type="float" office:value="0.00129203991843622" calcext:value-type="float">
            <text:p>0.00129203991843622</text:p>
          </table:table-cell>
          <table:table-cell table:style-name="ce6" table:formula="of:=[$pair.$L$45]*([$pair.$F$45]/[$pair.$G$45])*([$pair.$I$45]*([$pair.$G$45]/([$pair.$K$45]*([.A85]+1)))^([$pair.$I$45]+1)-[$pair.$H$45]*([$pair.$G$45]/([$pair.$K$45]*([.A85]+1)))^([$pair.$H$45]+1))" office:value-type="float" office:value="0.00635915351733825" calcext:value-type="float">
            <text:p>0.00635915351733825</text:p>
          </table:table-cell>
          <table:table-cell table:number-columns-repeated="1011"/>
        </table:table-row>
        <table:table-row table:style-name="ro1">
          <table:table-cell table:style-name="ce6" table:formula="of:=[.A85]+0.01" office:value-type="float" office:value="0.53" calcext:value-type="float">
            <text:p>0.53</text:p>
          </table:table-cell>
          <table:table-cell table:style-name="ce6" table:formula="of:=[$bonded.$E$2]*[$bonded.$F$2]*[.A86]" office:value-type="float" office:value="79.5" calcext:value-type="float">
            <text:p>79.5</text:p>
          </table:table-cell>
          <table:table-cell table:style-name="ce6" table:formula="of:=[$bonded.$E$3]*[$bonded.$F$3]*[.A86]" office:value-type="float" office:value="39.75" calcext:value-type="float">
            <text:p>39.75</text:p>
          </table:table-cell>
          <table:table-cell table:style-name="ce6" table:formula="of:=[$bonded.$E$4]*[$bonded.$F$4]*[.A86]" office:value-type="float" office:value="47.7" calcext:value-type="float">
            <text:p>47.7</text:p>
          </table:table-cell>
          <table:table-cell table:style-name="ce6" table:formula="of:=([$bonded.$E$7]*(([$bonded.$K$7]*([.A86]+1))/(1-(([$bonded.$K$7]*([.A86]+1))/[$bonded.$F$7])^2)))+24*([$bonded.$G$7]/[$bonded.$H$7])*(([$bonded.$H$7]/([$bonded.$K$7]*([.A86]+1)))^7-2*([$bonded.$H$7]/([$bonded.$K$7]*([.A86]+1)))^13)" office:value-type="float" office:value="9.84366027598784" calcext:value-type="float">
            <text:p>9.84366027598784</text:p>
          </table:table-cell>
          <table:table-cell table:style-name="ce6" table:formula="of:=2*[$bonded.$F$10]*[$bonded.$E$10]*(EXP(-[$bonded.$F$10]*[$bonded.$G$10]*[.A86])-EXP(-2*[$bonded.$F$10]*[$bonded.$G$10]*[.A86]))" office:value-type="float" office:value="0.146624965410477" calcext:value-type="float">
            <text:p>0.146624965410477</text:p>
          </table:table-cell>
          <table:table-cell table:style-name="ce6" table:formula="of:=2*[$bonded.$F$11]*[$bonded.$E$11]*(EXP(-[$bonded.$F$11]*[$bonded.$G$11]*[.A86])-EXP(-2*[$bonded.$F$11]*[$bonded.$G$11]*[.A86]))" office:value-type="float" office:value="0.059915839869174" calcext:value-type="float">
            <text:p>0.059915839869174</text:p>
          </table:table-cell>
          <table:table-cell table:style-name="ce6" table:formula="of:=2*[$bonded.$F$12]*[$bonded.$E$12]*(EXP(-[$bonded.$F$12]*[$bonded.$G$12]*[.A86])-EXP(-2*[$bonded.$F$12]*[$bonded.$G$12]*[.A86]))" office:value-type="float" office:value="0.0367586177393159" calcext:value-type="float">
            <text:p>0.0367586177393159</text:p>
          </table:table-cell>
          <table:table-cell table:style-name="ce6" table:formula="of:=2*[$bonded.$F$13]*[$bonded.$E$13]*(EXP(-[$bonded.$F$13]*[$bonded.$G$13]*[.A86])-EXP(-2*[$bonded.$F$13]*[$bonded.$G$13]*[.A86]))" office:value-type="float" office:value="0.121651319556574" calcext:value-type="float">
            <text:p>0.121651319556574</text:p>
          </table:table-cell>
          <table:table-cell table:style-name="ce6" table:formula="of:=[$pair.$L$42]*([$pair.$F$42]/[$pair.$G$42])*([$pair.$I$42]*([$pair.$G$42]/([$pair.$K$42]*([.A86]+1)))^([$pair.$I$42]+1)-[$pair.$H$42]*([$pair.$G$42]/([$pair.$K$42]*([.A86]+1)))^([$pair.$H$42]+1))" office:value-type="float" office:value="0.0110177275731217" calcext:value-type="float">
            <text:p>0.0110177275731217</text:p>
          </table:table-cell>
          <table:table-cell table:style-name="ce6" table:formula="of:=[$pair.$L$43]*([$pair.$F$43]/[$pair.$G$43])*([$pair.$I$43]*([$pair.$G$43]/([$pair.$K$43]*([.A86]+1)))^([$pair.$I$43]+1)-[$pair.$H$43]*([$pair.$G$43]/([$pair.$K$43]*([.A86]+1)))^([$pair.$H$43]+1))" office:value-type="float" office:value="0.00220354551462434" calcext:value-type="float">
            <text:p>0.00220354551462434</text:p>
          </table:table-cell>
          <table:table-cell table:style-name="ce6" table:formula="of:=[$pair.$L$44]*([$pair.$F$44]/[$pair.$G$44])*([$pair.$I$44]*([$pair.$G$44]/([$pair.$K$44]*([.A86]+1)))^([$pair.$I$44]+1)-[$pair.$H$44]*([$pair.$G$44]/([$pair.$K$44]*([.A86]+1)))^([$pair.$H$44]+1))" office:value-type="float" office:value="0.00127946739663638" calcext:value-type="float">
            <text:p>0.00127946739663638</text:p>
          </table:table-cell>
          <table:table-cell table:style-name="ce6" table:formula="of:=[$pair.$L$45]*([$pair.$F$45]/[$pair.$G$45])*([$pair.$I$45]*([$pair.$G$45]/([$pair.$K$45]*([.A86]+1)))^([$pair.$I$45]+1)-[$pair.$H$45]*([$pair.$G$45]/([$pair.$K$45]*([.A86]+1)))^([$pair.$H$45]+1))" office:value-type="float" office:value="0.00612095976284532" calcext:value-type="float">
            <text:p>0.00612095976284532</text:p>
          </table:table-cell>
          <table:table-cell table:number-columns-repeated="1011"/>
        </table:table-row>
        <table:table-row table:style-name="ro1">
          <table:table-cell table:style-name="ce6" table:formula="of:=[.A86]+0.01" office:value-type="float" office:value="0.54" calcext:value-type="float">
            <text:p>0.54</text:p>
          </table:table-cell>
          <table:table-cell table:style-name="ce6" table:formula="of:=[$bonded.$E$2]*[$bonded.$F$2]*[.A87]" office:value-type="float" office:value="81" calcext:value-type="float">
            <text:p>81</text:p>
          </table:table-cell>
          <table:table-cell table:style-name="ce6" table:formula="of:=[$bonded.$E$3]*[$bonded.$F$3]*[.A87]" office:value-type="float" office:value="40.5" calcext:value-type="float">
            <text:p>40.5</text:p>
          </table:table-cell>
          <table:table-cell table:style-name="ce6" table:formula="of:=[$bonded.$E$4]*[$bonded.$F$4]*[.A87]" office:value-type="float" office:value="48.6" calcext:value-type="float">
            <text:p>48.6</text:p>
          </table:table-cell>
          <table:table-cell table:style-name="ce6" table:formula="of:=([$bonded.$E$7]*(([$bonded.$K$7]*([.A87]+1))/(1-(([$bonded.$K$7]*([.A87]+1))/[$bonded.$F$7])^2)))+24*([$bonded.$G$7]/[$bonded.$H$7])*(([$bonded.$H$7]/([$bonded.$K$7]*([.A87]+1)))^7-2*([$bonded.$H$7]/([$bonded.$K$7]*([.A87]+1)))^13)" office:value-type="float" office:value="10.7086632486447" calcext:value-type="float">
            <text:p>10.7086632486447</text:p>
          </table:table-cell>
          <table:table-cell table:style-name="ce6" table:formula="of:=2*[$bonded.$F$10]*[$bonded.$E$10]*(EXP(-[$bonded.$F$10]*[$bonded.$G$10]*[.A87])-EXP(-2*[$bonded.$F$10]*[$bonded.$G$10]*[.A87]))" office:value-type="float" office:value="0.141977330721599" calcext:value-type="float">
            <text:p>0.141977330721599</text:p>
          </table:table-cell>
          <table:table-cell table:style-name="ce6" table:formula="of:=2*[$bonded.$F$11]*[$bonded.$E$11]*(EXP(-[$bonded.$F$11]*[$bonded.$G$11]*[.A87])-EXP(-2*[$bonded.$F$11]*[$bonded.$G$11]*[.A87]))" office:value-type="float" office:value="0.0581010164131481" calcext:value-type="float">
            <text:p>0.0581010164131481</text:p>
          </table:table-cell>
          <table:table-cell table:style-name="ce6" table:formula="of:=2*[$bonded.$F$12]*[$bonded.$E$12]*(EXP(-[$bonded.$F$12]*[$bonded.$G$12]*[.A87])-EXP(-2*[$bonded.$F$12]*[$bonded.$G$12]*[.A87]))" office:value-type="float" office:value="0.0357052731618219" calcext:value-type="float">
            <text:p>0.0357052731618219</text:p>
          </table:table-cell>
          <table:table-cell table:style-name="ce6" table:formula="of:=2*[$bonded.$F$13]*[$bonded.$E$13]*(EXP(-[$bonded.$F$13]*[$bonded.$G$13]*[.A87])-EXP(-2*[$bonded.$F$13]*[$bonded.$G$13]*[.A87]))" office:value-type="float" office:value="0.11776182983712" calcext:value-type="float">
            <text:p>0.11776182983712</text:p>
          </table:table-cell>
          <table:table-cell table:style-name="ce6" table:formula="of:=[$pair.$L$42]*([$pair.$F$42]/[$pair.$G$42])*([$pair.$I$42]*([$pair.$G$42]/([$pair.$K$42]*([.A87]+1)))^([$pair.$I$42]+1)-[$pair.$H$42]*([$pair.$G$42]/([$pair.$K$42]*([.A87]+1)))^([$pair.$H$42]+1))" office:value-type="float" office:value="0.0106054914180763" calcext:value-type="float">
            <text:p>0.0106054914180763</text:p>
          </table:table-cell>
          <table:table-cell table:style-name="ce6" table:formula="of:=[$pair.$L$43]*([$pair.$F$43]/[$pair.$G$43])*([$pair.$I$43]*([$pair.$G$43]/([$pair.$K$43]*([.A87]+1)))^([$pair.$I$43]+1)-[$pair.$H$43]*([$pair.$G$43]/([$pair.$K$43]*([.A87]+1)))^([$pair.$H$43]+1))" office:value-type="float" office:value="0.00212109828361527" calcext:value-type="float">
            <text:p>0.00212109828361527</text:p>
          </table:table-cell>
          <table:table-cell table:style-name="ce6" table:formula="of:=[$pair.$L$44]*([$pair.$F$44]/[$pair.$G$44])*([$pair.$I$44]*([$pair.$G$44]/([$pair.$K$44]*([.A87]+1)))^([$pair.$I$44]+1)-[$pair.$H$44]*([$pair.$G$44]/([$pair.$K$44]*([.A87]+1)))^([$pair.$H$44]+1))" office:value-type="float" office:value="0.00126681693149869" calcext:value-type="float">
            <text:p>0.00126681693149869</text:p>
          </table:table-cell>
          <table:table-cell table:style-name="ce6" table:formula="of:=[$pair.$L$45]*([$pair.$F$45]/[$pair.$G$45])*([$pair.$I$45]*([$pair.$G$45]/([$pair.$K$45]*([.A87]+1)))^([$pair.$I$45]+1)-[$pair.$H$45]*([$pair.$G$45]/([$pair.$K$45]*([.A87]+1)))^([$pair.$H$45]+1))" office:value-type="float" office:value="0.00589193967670902" calcext:value-type="float">
            <text:p>0.00589193967670902</text:p>
          </table:table-cell>
          <table:table-cell table:number-columns-repeated="1011"/>
        </table:table-row>
        <table:table-row table:style-name="ro1">
          <table:table-cell table:style-name="ce6" table:formula="of:=[.A87]+0.01" office:value-type="float" office:value="0.55" calcext:value-type="float">
            <text:p>0.55</text:p>
          </table:table-cell>
          <table:table-cell table:style-name="ce6" table:formula="of:=[$bonded.$E$2]*[$bonded.$F$2]*[.A88]" office:value-type="float" office:value="82.5" calcext:value-type="float">
            <text:p>82.5</text:p>
          </table:table-cell>
          <table:table-cell table:style-name="ce6" table:formula="of:=[$bonded.$E$3]*[$bonded.$F$3]*[.A88]" office:value-type="float" office:value="41.25" calcext:value-type="float">
            <text:p>41.25</text:p>
          </table:table-cell>
          <table:table-cell table:style-name="ce6" table:formula="of:=[$bonded.$E$4]*[$bonded.$F$4]*[.A88]" office:value-type="float" office:value="49.5" calcext:value-type="float">
            <text:p>49.5</text:p>
          </table:table-cell>
          <table:table-cell table:style-name="ce6" table:formula="of:=([$bonded.$E$7]*(([$bonded.$K$7]*([.A88]+1))/(1-(([$bonded.$K$7]*([.A88]+1))/[$bonded.$F$7])^2)))+24*([$bonded.$G$7]/[$bonded.$H$7])*(([$bonded.$H$7]/([$bonded.$K$7]*([.A88]+1)))^7-2*([$bonded.$H$7]/([$bonded.$K$7]*([.A88]+1)))^13)" office:value-type="float" office:value="11.7338824208159" calcext:value-type="float">
            <text:p>11.7338824208159</text:p>
          </table:table-cell>
          <table:table-cell table:style-name="ce6" table:formula="of:=2*[$bonded.$F$10]*[$bonded.$E$10]*(EXP(-[$bonded.$F$10]*[$bonded.$G$10]*[.A88])-EXP(-2*[$bonded.$F$10]*[$bonded.$G$10]*[.A88]))" office:value-type="float" office:value="0.137443400487609" calcext:value-type="float">
            <text:p>0.137443400487609</text:p>
          </table:table-cell>
          <table:table-cell table:style-name="ce6" table:formula="of:=2*[$bonded.$F$11]*[$bonded.$E$11]*(EXP(-[$bonded.$F$11]*[$bonded.$G$11]*[.A88])-EXP(-2*[$bonded.$F$11]*[$bonded.$G$11]*[.A88]))" office:value-type="float" office:value="0.0563271020571279" calcext:value-type="float">
            <text:p>0.0563271020571279</text:p>
          </table:table-cell>
          <table:table-cell table:style-name="ce6" table:formula="of:=2*[$bonded.$F$12]*[$bonded.$E$12]*(EXP(-[$bonded.$F$12]*[$bonded.$G$12]*[.A88])-EXP(-2*[$bonded.$F$12]*[$bonded.$G$12]*[.A88]))" office:value-type="float" office:value="0.0346732569575344" calcext:value-type="float">
            <text:p>0.0346732569575344</text:p>
          </table:table-cell>
          <table:table-cell table:style-name="ce6" table:formula="of:=2*[$bonded.$F$13]*[$bonded.$E$13]*(EXP(-[$bonded.$F$13]*[$bonded.$G$13]*[.A88])-EXP(-2*[$bonded.$F$13]*[$bonded.$G$13]*[.A88]))" office:value-type="float" office:value="0.113968937834724" calcext:value-type="float">
            <text:p>0.113968937834724</text:p>
          </table:table-cell>
          <table:table-cell table:style-name="ce6" table:formula="of:=[$pair.$L$42]*([$pair.$F$42]/[$pair.$G$42])*([$pair.$I$42]*([$pair.$G$42]/([$pair.$K$42]*([.A88]+1)))^([$pair.$I$42]+1)-[$pair.$H$42]*([$pair.$G$42]/([$pair.$K$42]*([.A88]+1)))^([$pair.$H$42]+1))" office:value-type="float" office:value="0.0102091937685846" calcext:value-type="float">
            <text:p>0.0102091937685846</text:p>
          </table:table-cell>
          <table:table-cell table:style-name="ce6" table:formula="of:=[$pair.$L$43]*([$pair.$F$43]/[$pair.$G$43])*([$pair.$I$43]*([$pair.$G$43]/([$pair.$K$43]*([.A88]+1)))^([$pair.$I$43]+1)-[$pair.$H$43]*([$pair.$G$43]/([$pair.$K$43]*([.A88]+1)))^([$pair.$H$43]+1))" office:value-type="float" office:value="0.00204183875371692" calcext:value-type="float">
            <text:p>0.00204183875371692</text:p>
          </table:table-cell>
          <table:table-cell table:style-name="ce6" table:formula="of:=[$pair.$L$44]*([$pair.$F$44]/[$pair.$G$44])*([$pair.$I$44]*([$pair.$G$44]/([$pair.$K$44]*([.A88]+1)))^([$pair.$I$44]+1)-[$pair.$H$44]*([$pair.$G$44]/([$pair.$K$44]*([.A88]+1)))^([$pair.$H$44]+1))" office:value-type="float" office:value="0.00125410634775722" calcext:value-type="float">
            <text:p>0.00125410634775722</text:p>
          </table:table-cell>
          <table:table-cell table:style-name="ce6" table:formula="of:=[$pair.$L$45]*([$pair.$F$45]/[$pair.$G$45])*([$pair.$I$45]*([$pair.$G$45]/([$pair.$K$45]*([.A88]+1)))^([$pair.$I$45]+1)-[$pair.$H$45]*([$pair.$G$45]/([$pair.$K$45]*([.A88]+1)))^([$pair.$H$45]+1))" office:value-type="float" office:value="0.00567177431588026" calcext:value-type="float">
            <text:p>0.00567177431588026</text:p>
          </table:table-cell>
          <table:table-cell table:number-columns-repeated="1011"/>
        </table:table-row>
        <table:table-row table:style-name="ro1">
          <table:table-cell table:style-name="ce6" table:formula="of:=[.A88]+0.01" office:value-type="float" office:value="0.56" calcext:value-type="float">
            <text:p>0.56</text:p>
          </table:table-cell>
          <table:table-cell table:style-name="ce6" table:formula="of:=[$bonded.$E$2]*[$bonded.$F$2]*[.A89]" office:value-type="float" office:value="84" calcext:value-type="float">
            <text:p>84</text:p>
          </table:table-cell>
          <table:table-cell table:style-name="ce6" table:formula="of:=[$bonded.$E$3]*[$bonded.$F$3]*[.A89]" office:value-type="float" office:value="42" calcext:value-type="float">
            <text:p>42</text:p>
          </table:table-cell>
          <table:table-cell table:style-name="ce6" table:formula="of:=[$bonded.$E$4]*[$bonded.$F$4]*[.A89]" office:value-type="float" office:value="50.4" calcext:value-type="float">
            <text:p>50.4</text:p>
          </table:table-cell>
          <table:table-cell table:style-name="ce6" table:formula="of:=([$bonded.$E$7]*(([$bonded.$K$7]*([.A89]+1))/(1-(([$bonded.$K$7]*([.A89]+1))/[$bonded.$F$7])^2)))+24*([$bonded.$G$7]/[$bonded.$H$7])*(([$bonded.$H$7]/([$bonded.$K$7]*([.A89]+1)))^7-2*([$bonded.$H$7]/([$bonded.$K$7]*([.A89]+1)))^13)" office:value-type="float" office:value="12.9683363412455" calcext:value-type="float">
            <text:p>12.9683363412455</text:p>
          </table:table-cell>
          <table:table-cell table:style-name="ce6" table:formula="of:=2*[$bonded.$F$10]*[$bonded.$E$10]*(EXP(-[$bonded.$F$10]*[$bonded.$G$10]*[.A89])-EXP(-2*[$bonded.$F$10]*[$bonded.$G$10]*[.A89]))" office:value-type="float" office:value="0.133023278908929" calcext:value-type="float">
            <text:p>0.133023278908929</text:p>
          </table:table-cell>
          <table:table-cell table:style-name="ce6" table:formula="of:=2*[$bonded.$F$11]*[$bonded.$E$11]*(EXP(-[$bonded.$F$11]*[$bonded.$G$11]*[.A89])-EXP(-2*[$bonded.$F$11]*[$bonded.$G$11]*[.A89]))" office:value-type="float" office:value="0.054594361165909" calcext:value-type="float">
            <text:p>0.054594361165909</text:p>
          </table:table-cell>
          <table:table-cell table:style-name="ce6" table:formula="of:=2*[$bonded.$F$12]*[$bonded.$E$12]*(EXP(-[$bonded.$F$12]*[$bonded.$G$12]*[.A89])-EXP(-2*[$bonded.$F$12]*[$bonded.$G$12]*[.A89]))" office:value-type="float" office:value="0.0336628701667567" calcext:value-type="float">
            <text:p>0.0336628701667567</text:p>
          </table:table-cell>
          <table:table-cell table:style-name="ce6" table:formula="of:=2*[$bonded.$F$13]*[$bonded.$E$13]*(EXP(-[$bonded.$F$13]*[$bonded.$G$13]*[.A89])-EXP(-2*[$bonded.$F$13]*[$bonded.$G$13]*[.A89]))" office:value-type="float" office:value="0.11027263598341" calcext:value-type="float">
            <text:p>0.11027263598341</text:p>
          </table:table-cell>
          <table:table-cell table:style-name="ce6" table:formula="of:=[$pair.$L$42]*([$pair.$F$42]/[$pair.$G$42])*([$pair.$I$42]*([$pair.$G$42]/([$pair.$K$42]*([.A89]+1)))^([$pair.$I$42]+1)-[$pair.$H$42]*([$pair.$G$42]/([$pair.$K$42]*([.A89]+1)))^([$pair.$H$42]+1))" office:value-type="float" office:value="0.0098282693367308" calcext:value-type="float">
            <text:p>0.0098282693367308</text:p>
          </table:table-cell>
          <table:table-cell table:style-name="ce6" table:formula="of:=[$pair.$L$43]*([$pair.$F$43]/[$pair.$G$43])*([$pair.$I$43]*([$pair.$G$43]/([$pair.$K$43]*([.A89]+1)))^([$pair.$I$43]+1)-[$pair.$H$43]*([$pair.$G$43]/([$pair.$K$43]*([.A89]+1)))^([$pair.$H$43]+1))" office:value-type="float" office:value="0.00196565386734616" calcext:value-type="float">
            <text:p>0.00196565386734616</text:p>
          </table:table-cell>
          <table:table-cell table:style-name="ce6" table:formula="of:=[$pair.$L$44]*([$pair.$F$44]/[$pair.$G$44])*([$pair.$I$44]*([$pair.$G$44]/([$pair.$K$44]*([.A89]+1)))^([$pair.$I$44]+1)-[$pair.$H$44]*([$pair.$G$44]/([$pair.$K$44]*([.A89]+1)))^([$pair.$H$44]+1))" office:value-type="float" office:value="0.00124135211219775" calcext:value-type="float">
            <text:p>0.00124135211219775</text:p>
          </table:table-cell>
          <table:table-cell table:style-name="ce6" table:formula="of:=[$pair.$L$45]*([$pair.$F$45]/[$pair.$G$45])*([$pair.$I$45]*([$pair.$G$45]/([$pair.$K$45]*([.A89]+1)))^([$pair.$I$45]+1)-[$pair.$H$45]*([$pair.$G$45]/([$pair.$K$45]*([.A89]+1)))^([$pair.$H$45]+1))" office:value-type="float" office:value="0.00546014963151706" calcext:value-type="float">
            <text:p>0.00546014963151706</text:p>
          </table:table-cell>
          <table:table-cell table:number-columns-repeated="1011"/>
        </table:table-row>
        <table:table-row table:style-name="ro1">
          <table:table-cell table:style-name="ce6" table:formula="of:=[.A89]+0.01" office:value-type="float" office:value="0.57" calcext:value-type="float">
            <text:p>0.57</text:p>
          </table:table-cell>
          <table:table-cell table:style-name="ce6" table:formula="of:=[$bonded.$E$2]*[$bonded.$F$2]*[.A90]" office:value-type="float" office:value="85.5" calcext:value-type="float">
            <text:p>85.5</text:p>
          </table:table-cell>
          <table:table-cell table:style-name="ce6" table:formula="of:=[$bonded.$E$3]*[$bonded.$F$3]*[.A90]" office:value-type="float" office:value="42.75" calcext:value-type="float">
            <text:p>42.75</text:p>
          </table:table-cell>
          <table:table-cell table:style-name="ce6" table:formula="of:=[$bonded.$E$4]*[$bonded.$F$4]*[.A90]" office:value-type="float" office:value="51.3" calcext:value-type="float">
            <text:p>51.3</text:p>
          </table:table-cell>
          <table:table-cell table:style-name="ce6" table:formula="of:=([$bonded.$E$7]*(([$bonded.$K$7]*([.A90]+1))/(1-(([$bonded.$K$7]*([.A90]+1))/[$bonded.$F$7])^2)))+24*([$bonded.$G$7]/[$bonded.$H$7])*(([$bonded.$H$7]/([$bonded.$K$7]*([.A90]+1)))^7-2*([$bonded.$H$7]/([$bonded.$K$7]*([.A90]+1)))^13)" office:value-type="float" office:value="14.4833166260153" calcext:value-type="float">
            <text:p>14.4833166260153</text:p>
          </table:table-cell>
          <table:table-cell table:style-name="ce6" table:formula="of:=2*[$bonded.$F$10]*[$bonded.$E$10]*(EXP(-[$bonded.$F$10]*[$bonded.$G$10]*[.A90])-EXP(-2*[$bonded.$F$10]*[$bonded.$G$10]*[.A90]))" office:value-type="float" office:value="0.128716749247961" calcext:value-type="float">
            <text:p>0.128716749247961</text:p>
          </table:table-cell>
          <table:table-cell table:style-name="ce6" table:formula="of:=2*[$bonded.$F$11]*[$bonded.$E$11]*(EXP(-[$bonded.$F$11]*[$bonded.$G$11]*[.A90])-EXP(-2*[$bonded.$F$11]*[$bonded.$G$11]*[.A90]))" office:value-type="float" office:value="0.0529029252758912" calcext:value-type="float">
            <text:p>0.0529029252758912</text:p>
          </table:table-cell>
          <table:table-cell table:style-name="ce6" table:formula="of:=2*[$bonded.$F$12]*[$bonded.$E$12]*(EXP(-[$bonded.$F$12]*[$bonded.$G$12]*[.A90])-EXP(-2*[$bonded.$F$12]*[$bonded.$G$12]*[.A90]))" office:value-type="float" office:value="0.0326743322407621" calcext:value-type="float">
            <text:p>0.0326743322407621</text:p>
          </table:table-cell>
          <table:table-cell table:style-name="ce6" table:formula="of:=2*[$bonded.$F$13]*[$bonded.$E$13]*(EXP(-[$bonded.$F$13]*[$bonded.$G$13]*[.A90])-EXP(-2*[$bonded.$F$13]*[$bonded.$G$13]*[.A90]))" office:value-type="float" office:value="0.1066726514772" calcext:value-type="float">
            <text:p>0.1066726514772</text:p>
          </table:table-cell>
          <table:table-cell table:style-name="ce6" table:formula="of:=[$pair.$L$42]*([$pair.$F$42]/[$pair.$G$42])*([$pair.$I$42]*([$pair.$G$42]/([$pair.$K$42]*([.A90]+1)))^([$pair.$I$42]+1)-[$pair.$H$42]*([$pair.$G$42]/([$pair.$K$42]*([.A90]+1)))^([$pair.$H$42]+1))" office:value-type="float" office:value="0.00946216322745228" calcext:value-type="float">
            <text:p>0.00946216322745228</text:p>
          </table:table-cell>
          <table:table-cell table:style-name="ce6" table:formula="of:=[$pair.$L$43]*([$pair.$F$43]/[$pair.$G$43])*([$pair.$I$43]*([$pair.$G$43]/([$pair.$K$43]*([.A90]+1)))^([$pair.$I$43]+1)-[$pair.$H$43]*([$pair.$G$43]/([$pair.$K$43]*([.A90]+1)))^([$pair.$H$43]+1))" office:value-type="float" office:value="0.00189243264549046" calcext:value-type="float">
            <text:p>0.00189243264549046</text:p>
          </table:table-cell>
          <table:table-cell table:style-name="ce6" table:formula="of:=[$pair.$L$44]*([$pair.$F$44]/[$pair.$G$44])*([$pair.$I$44]*([$pair.$G$44]/([$pair.$K$44]*([.A90]+1)))^([$pair.$I$44]+1)-[$pair.$H$44]*([$pair.$G$44]/([$pair.$K$44]*([.A90]+1)))^([$pair.$H$44]+1))" office:value-type="float" office:value="0.00122856942775626" calcext:value-type="float">
            <text:p>0.00122856942775626</text:p>
          </table:table-cell>
          <table:table-cell table:style-name="ce6" table:formula="of:=[$pair.$L$45]*([$pair.$F$45]/[$pair.$G$45])*([$pair.$I$45]*([$pair.$G$45]/([$pair.$K$45]*([.A90]+1)))^([$pair.$I$45]+1)-[$pair.$H$45]*([$pair.$G$45]/([$pair.$K$45]*([.A90]+1)))^([$pair.$H$45]+1))" office:value-type="float" office:value="0.00525675734858454" calcext:value-type="float">
            <text:p>0.00525675734858454</text:p>
          </table:table-cell>
          <table:table-cell table:number-columns-repeated="1011"/>
        </table:table-row>
        <table:table-row table:style-name="ro1">
          <table:table-cell table:style-name="ce6" table:formula="of:=[.A90]+0.01" office:value-type="float" office:value="0.58" calcext:value-type="float">
            <text:p>0.58</text:p>
          </table:table-cell>
          <table:table-cell table:style-name="ce6" table:formula="of:=[$bonded.$E$2]*[$bonded.$F$2]*[.A91]" office:value-type="float" office:value="87" calcext:value-type="float">
            <text:p>87</text:p>
          </table:table-cell>
          <table:table-cell table:style-name="ce6" table:formula="of:=[$bonded.$E$3]*[$bonded.$F$3]*[.A91]" office:value-type="float" office:value="43.5" calcext:value-type="float">
            <text:p>43.5</text:p>
          </table:table-cell>
          <table:table-cell table:style-name="ce6" table:formula="of:=[$bonded.$E$4]*[$bonded.$F$4]*[.A91]" office:value-type="float" office:value="52.2" calcext:value-type="float">
            <text:p>52.2</text:p>
          </table:table-cell>
          <table:table-cell table:style-name="ce6" table:formula="of:=([$bonded.$E$7]*(([$bonded.$K$7]*([.A91]+1))/(1-(([$bonded.$K$7]*([.A91]+1))/[$bonded.$F$7])^2)))+24*([$bonded.$G$7]/[$bonded.$H$7])*(([$bonded.$H$7]/([$bonded.$K$7]*([.A91]+1)))^7-2*([$bonded.$H$7]/([$bonded.$K$7]*([.A91]+1)))^13)" office:value-type="float" office:value="16.3866600610078" calcext:value-type="float">
            <text:p>16.3866600610078</text:p>
          </table:table-cell>
          <table:table-cell table:style-name="ce6" table:formula="of:=2*[$bonded.$F$10]*[$bonded.$E$10]*(EXP(-[$bonded.$F$10]*[$bonded.$G$10]*[.A91])-EXP(-2*[$bonded.$F$10]*[$bonded.$G$10]*[.A91]))" office:value-type="float" office:value="0.124523308952199" calcext:value-type="float">
            <text:p>0.124523308952199</text:p>
          </table:table-cell>
          <table:table-cell table:style-name="ce6" table:formula="of:=2*[$bonded.$F$11]*[$bonded.$E$11]*(EXP(-[$bonded.$F$11]*[$bonded.$G$11]*[.A91])-EXP(-2*[$bonded.$F$11]*[$bonded.$G$11]*[.A91]))" office:value-type="float" office:value="0.0512528066220767" calcext:value-type="float">
            <text:p>0.0512528066220767</text:p>
          </table:table-cell>
          <table:table-cell table:style-name="ce6" table:formula="of:=2*[$bonded.$F$12]*[$bonded.$E$12]*(EXP(-[$bonded.$F$12]*[$bonded.$G$12]*[.A91])-EXP(-2*[$bonded.$F$12]*[$bonded.$G$12]*[.A91]))" office:value-type="float" office:value="0.0317077887320568" calcext:value-type="float">
            <text:p>0.0317077887320568</text:p>
          </table:table-cell>
          <table:table-cell table:style-name="ce6" table:formula="of:=2*[$bonded.$F$13]*[$bonded.$E$13]*(EXP(-[$bonded.$F$13]*[$bonded.$G$13]*[.A91])-EXP(-2*[$bonded.$F$13]*[$bonded.$G$13]*[.A91]))" office:value-type="float" office:value="0.103168475729506" calcext:value-type="float">
            <text:p>0.103168475729506</text:p>
          </table:table-cell>
          <table:table-cell table:style-name="ce6" table:formula="of:=[$pair.$L$42]*([$pair.$F$42]/[$pair.$G$42])*([$pair.$I$42]*([$pair.$G$42]/([$pair.$K$42]*([.A91]+1)))^([$pair.$I$42]+1)-[$pair.$H$42]*([$pair.$G$42]/([$pair.$K$42]*([.A91]+1)))^([$pair.$H$42]+1))" office:value-type="float" office:value="0.00911033221594327" calcext:value-type="float">
            <text:p>0.00911033221594327</text:p>
          </table:table-cell>
          <table:table-cell table:style-name="ce6" table:formula="of:=[$pair.$L$43]*([$pair.$F$43]/[$pair.$G$43])*([$pair.$I$43]*([$pair.$G$43]/([$pair.$K$43]*([.A91]+1)))^([$pair.$I$43]+1)-[$pair.$H$43]*([$pair.$G$43]/([$pair.$K$43]*([.A91]+1)))^([$pair.$H$43]+1))" office:value-type="float" office:value="0.00182206644318865" calcext:value-type="float">
            <text:p>0.00182206644318865</text:p>
          </table:table-cell>
          <table:table-cell table:style-name="ce6" table:formula="of:=[$pair.$L$44]*([$pair.$F$44]/[$pair.$G$44])*([$pair.$I$44]*([$pair.$G$44]/([$pair.$K$44]*([.A91]+1)))^([$pair.$I$44]+1)-[$pair.$H$44]*([$pair.$G$44]/([$pair.$K$44]*([.A91]+1)))^([$pair.$H$44]+1))" office:value-type="float" office:value="0.00121577232098046" calcext:value-type="float">
            <text:p>0.00121577232098046</text:p>
          </table:table-cell>
          <table:table-cell table:style-name="ce6" table:formula="of:=[$pair.$L$45]*([$pair.$F$45]/[$pair.$G$45])*([$pair.$I$45]*([$pair.$G$45]/([$pair.$K$45]*([.A91]+1)))^([$pair.$I$45]+1)-[$pair.$H$45]*([$pair.$G$45]/([$pair.$K$45]*([.A91]+1)))^([$pair.$H$45]+1))" office:value-type="float" office:value="0.00506129567552398" calcext:value-type="float">
            <text:p>0.00506129567552398</text:p>
          </table:table-cell>
          <table:table-cell table:number-columns-repeated="1011"/>
        </table:table-row>
        <table:table-row table:style-name="ro1">
          <table:table-cell table:style-name="ce6" table:formula="of:=[.A91]+0.01" office:value-type="float" office:value="0.59" calcext:value-type="float">
            <text:p>0.59</text:p>
          </table:table-cell>
          <table:table-cell table:style-name="ce6" table:formula="of:=[$bonded.$E$2]*[$bonded.$F$2]*[.A92]" office:value-type="float" office:value="88.5" calcext:value-type="float">
            <text:p>88.5</text:p>
          </table:table-cell>
          <table:table-cell table:style-name="ce6" table:formula="of:=[$bonded.$E$3]*[$bonded.$F$3]*[.A92]" office:value-type="float" office:value="44.25" calcext:value-type="float">
            <text:p>44.25</text:p>
          </table:table-cell>
          <table:table-cell table:style-name="ce6" table:formula="of:=[$bonded.$E$4]*[$bonded.$F$4]*[.A92]" office:value-type="float" office:value="53.1" calcext:value-type="float">
            <text:p>53.1</text:p>
          </table:table-cell>
          <table:table-cell table:style-name="ce6" table:formula="of:=([$bonded.$E$7]*(([$bonded.$K$7]*([.A92]+1))/(1-(([$bonded.$K$7]*([.A92]+1))/[$bonded.$F$7])^2)))+24*([$bonded.$G$7]/[$bonded.$H$7])*(([$bonded.$H$7]/([$bonded.$K$7]*([.A92]+1)))^7-2*([$bonded.$H$7]/([$bonded.$K$7]*([.A92]+1)))^13)" office:value-type="float" office:value="18.8496079427362" calcext:value-type="float">
            <text:p>18.8496079427362</text:p>
          </table:table-cell>
          <table:table-cell table:style-name="ce6" table:formula="of:=2*[$bonded.$F$10]*[$bonded.$E$10]*(EXP(-[$bonded.$F$10]*[$bonded.$G$10]*[.A92])-EXP(-2*[$bonded.$F$10]*[$bonded.$G$10]*[.A92]))" office:value-type="float" office:value="0.120442201775889" calcext:value-type="float">
            <text:p>0.120442201775889</text:p>
          </table:table-cell>
          <table:table-cell table:style-name="ce6" table:formula="of:=2*[$bonded.$F$11]*[$bonded.$E$11]*(EXP(-[$bonded.$F$11]*[$bonded.$G$11]*[.A92])-EXP(-2*[$bonded.$F$11]*[$bonded.$G$11]*[.A92]))" office:value-type="float" office:value="0.0496439105581933" calcext:value-type="float">
            <text:p>0.0496439105581933</text:p>
          </table:table-cell>
          <table:table-cell table:style-name="ce6" table:formula="of:=2*[$bonded.$F$12]*[$bonded.$E$12]*(EXP(-[$bonded.$F$12]*[$bonded.$G$12]*[.A92])-EXP(-2*[$bonded.$F$12]*[$bonded.$G$12]*[.A92]))" office:value-type="float" office:value="0.0307633183859864" calcext:value-type="float">
            <text:p>0.0307633183859864</text:p>
          </table:table-cell>
          <table:table-cell table:style-name="ce6" table:formula="of:=2*[$bonded.$F$13]*[$bonded.$E$13]*(EXP(-[$bonded.$F$13]*[$bonded.$G$13]*[.A92])-EXP(-2*[$bonded.$F$13]*[$bonded.$G$13]*[.A92]))" office:value-type="float" office:value="0.0997593912934644" calcext:value-type="float">
            <text:p>0.0997593912934644</text:p>
          </table:table-cell>
          <table:table-cell table:style-name="ce6" table:formula="of:=[$pair.$L$42]*([$pair.$F$42]/[$pair.$G$42])*([$pair.$I$42]*([$pair.$G$42]/([$pair.$K$42]*([.A92]+1)))^([$pair.$I$42]+1)-[$pair.$H$42]*([$pair.$G$42]/([$pair.$K$42]*([.A92]+1)))^([$pair.$H$42]+1))" office:value-type="float" office:value="0.00877224576089887" calcext:value-type="float">
            <text:p>0.00877224576089887</text:p>
          </table:table-cell>
          <table:table-cell table:style-name="ce6" table:formula="of:=[$pair.$L$43]*([$pair.$F$43]/[$pair.$G$43])*([$pair.$I$43]*([$pair.$G$43]/([$pair.$K$43]*([.A92]+1)))^([$pair.$I$43]+1)-[$pair.$H$43]*([$pair.$G$43]/([$pair.$K$43]*([.A92]+1)))^([$pair.$H$43]+1))" office:value-type="float" office:value="0.00175444915217977" calcext:value-type="float">
            <text:p>0.00175444915217977</text:p>
          </table:table-cell>
          <table:table-cell table:style-name="ce6" table:formula="of:=[$pair.$L$44]*([$pair.$F$44]/[$pair.$G$44])*([$pair.$I$44]*([$pair.$G$44]/([$pair.$K$44]*([.A92]+1)))^([$pair.$I$44]+1)-[$pair.$H$44]*([$pair.$G$44]/([$pair.$K$44]*([.A92]+1)))^([$pair.$H$44]+1))" office:value-type="float" office:value="0.00120297372334525" calcext:value-type="float">
            <text:p>0.00120297372334525</text:p>
          </table:table-cell>
          <table:table-cell table:style-name="ce6" table:formula="of:=[$pair.$L$45]*([$pair.$F$45]/[$pair.$G$45])*([$pair.$I$45]*([$pair.$G$45]/([$pair.$K$45]*([.A92]+1)))^([$pair.$I$45]+1)-[$pair.$H$45]*([$pair.$G$45]/([$pair.$K$45]*([.A92]+1)))^([$pair.$H$45]+1))" office:value-type="float" office:value="0.00487346986716598" calcext:value-type="float">
            <text:p>0.00487346986716598</text:p>
          </table:table-cell>
          <table:table-cell table:number-columns-repeated="1011"/>
        </table:table-row>
        <table:table-row table:style-name="ro1">
          <table:table-cell table:style-name="ce6" table:formula="of:=[.A92]+0.01" office:value-type="float" office:value="0.6" calcext:value-type="float">
            <text:p>0.6</text:p>
          </table:table-cell>
          <table:table-cell table:style-name="ce6" table:formula="of:=[$bonded.$E$2]*[$bonded.$F$2]*[.A93]" office:value-type="float" office:value="90" calcext:value-type="float">
            <text:p>90</text:p>
          </table:table-cell>
          <table:table-cell table:style-name="ce6" table:formula="of:=[$bonded.$E$3]*[$bonded.$F$3]*[.A93]" office:value-type="float" office:value="45" calcext:value-type="float">
            <text:p>45</text:p>
          </table:table-cell>
          <table:table-cell table:style-name="ce6" table:formula="of:=[$bonded.$E$4]*[$bonded.$F$4]*[.A93]" office:value-type="float" office:value="54" calcext:value-type="float">
            <text:p>54</text:p>
          </table:table-cell>
          <table:table-cell table:style-name="ce6" table:formula="of:=([$bonded.$E$7]*(([$bonded.$K$7]*([.A93]+1))/(1-(([$bonded.$K$7]*([.A93]+1))/[$bonded.$F$7])^2)))+24*([$bonded.$G$7]/[$bonded.$H$7])*(([$bonded.$H$7]/([$bonded.$K$7]*([.A93]+1)))^7-2*([$bonded.$H$7]/([$bonded.$K$7]*([.A93]+1)))^13)" office:value-type="float" office:value="22.1614360206493" calcext:value-type="float">
            <text:p>22.1614360206493</text:p>
          </table:table-cell>
          <table:table-cell table:style-name="ce6" table:formula="of:=2*[$bonded.$F$10]*[$bonded.$E$10]*(EXP(-[$bonded.$F$10]*[$bonded.$G$10]*[.A93])-EXP(-2*[$bonded.$F$10]*[$bonded.$G$10]*[.A93]))" office:value-type="float" office:value="0.116472447135787" calcext:value-type="float">
            <text:p>0.116472447135787</text:p>
          </table:table-cell>
          <table:table-cell table:style-name="ce6" table:formula="of:=2*[$bonded.$F$11]*[$bonded.$E$11]*(EXP(-[$bonded.$F$11]*[$bonded.$G$11]*[.A93])-EXP(-2*[$bonded.$F$11]*[$bonded.$G$11]*[.A93]))" office:value-type="float" office:value="0.0480760469537208" calcext:value-type="float">
            <text:p>0.0480760469537208</text:p>
          </table:table-cell>
          <table:table-cell table:style-name="ce6" table:formula="of:=2*[$bonded.$F$12]*[$bonded.$E$12]*(EXP(-[$bonded.$F$12]*[$bonded.$G$12]*[.A93])-EXP(-2*[$bonded.$F$12]*[$bonded.$G$12]*[.A93]))" office:value-type="float" office:value="0.029840939677112" calcext:value-type="float">
            <text:p>0.029840939677112</text:p>
          </table:table-cell>
          <table:table-cell table:style-name="ce6" table:formula="of:=2*[$bonded.$F$13]*[$bonded.$E$13]*(EXP(-[$bonded.$F$13]*[$bonded.$G$13]*[.A93])-EXP(-2*[$bonded.$F$13]*[$bonded.$G$13]*[.A93]))" office:value-type="float" office:value="0.0964444964439033" calcext:value-type="float">
            <text:p>0.0964444964439033</text:p>
          </table:table-cell>
          <table:table-cell table:style-name="ce6" table:formula="of:=[$pair.$L$42]*([$pair.$F$42]/[$pair.$G$42])*([$pair.$I$42]*([$pair.$G$42]/([$pair.$K$42]*([.A93]+1)))^([$pair.$I$42]+1)-[$pair.$H$42]*([$pair.$G$42]/([$pair.$K$42]*([.A93]+1)))^([$pair.$H$42]+1))" office:value-type="float" office:value="0.00844738679006701" calcext:value-type="float">
            <text:p>0.00844738679006701</text:p>
          </table:table-cell>
          <table:table-cell table:style-name="ce6" table:formula="of:=[$pair.$L$43]*([$pair.$F$43]/[$pair.$G$43])*([$pair.$I$43]*([$pair.$G$43]/([$pair.$K$43]*([.A93]+1)))^([$pair.$I$43]+1)-[$pair.$H$43]*([$pair.$G$43]/([$pair.$K$43]*([.A93]+1)))^([$pair.$H$43]+1))" office:value-type="float" office:value="0.0016894773580134" calcext:value-type="float">
            <text:p>0.0016894773580134</text:p>
          </table:table-cell>
          <table:table-cell table:style-name="ce6" table:formula="of:=[$pair.$L$44]*([$pair.$F$44]/[$pair.$G$44])*([$pair.$I$44]*([$pair.$G$44]/([$pair.$K$44]*([.A93]+1)))^([$pair.$I$44]+1)-[$pair.$H$44]*([$pair.$G$44]/([$pair.$K$44]*([.A93]+1)))^([$pair.$H$44]+1))" office:value-type="float" office:value="0.001190185546875" calcext:value-type="float">
            <text:p>0.001190185546875</text:p>
          </table:table-cell>
          <table:table-cell table:style-name="ce6" table:formula="of:=[$pair.$L$45]*([$pair.$F$45]/[$pair.$G$45])*([$pair.$I$45]*([$pair.$G$45]/([$pair.$K$45]*([.A93]+1)))^([$pair.$I$45]+1)-[$pair.$H$45]*([$pair.$G$45]/([$pair.$K$45]*([.A93]+1)))^([$pair.$H$45]+1))" office:value-type="float" office:value="0.00469299266114829" calcext:value-type="float">
            <text:p>0.00469299266114829</text:p>
          </table:table-cell>
          <table:table-cell table:number-columns-repeated="1011"/>
        </table:table-row>
        <table:table-row table:style-name="ro1">
          <table:table-cell table:style-name="ce6" table:formula="of:=[.A93]+0.01" office:value-type="float" office:value="0.61" calcext:value-type="float">
            <text:p>0.61</text:p>
          </table:table-cell>
          <table:table-cell table:style-name="ce6" table:formula="of:=[$bonded.$E$2]*[$bonded.$F$2]*[.A94]" office:value-type="float" office:value="91.5" calcext:value-type="float">
            <text:p>91.5</text:p>
          </table:table-cell>
          <table:table-cell table:style-name="ce6" table:formula="of:=[$bonded.$E$3]*[$bonded.$F$3]*[.A94]" office:value-type="float" office:value="45.75" calcext:value-type="float">
            <text:p>45.75</text:p>
          </table:table-cell>
          <table:table-cell table:style-name="ce6" table:formula="of:=[$bonded.$E$4]*[$bonded.$F$4]*[.A94]" office:value-type="float" office:value="54.9" calcext:value-type="float">
            <text:p>54.9</text:p>
          </table:table-cell>
          <table:table-cell table:style-name="ce6" table:formula="of:=([$bonded.$E$7]*(([$bonded.$K$7]*([.A94]+1))/(1-(([$bonded.$K$7]*([.A94]+1))/[$bonded.$F$7])^2)))+24*([$bonded.$G$7]/[$bonded.$H$7])*(([$bonded.$H$7]/([$bonded.$K$7]*([.A94]+1)))^7-2*([$bonded.$H$7]/([$bonded.$K$7]*([.A94]+1)))^13)" office:value-type="float" office:value="26.8523276289976" calcext:value-type="float">
            <text:p>26.8523276289976</text:p>
          </table:table-cell>
          <table:table-cell table:style-name="ce6" table:formula="of:=2*[$bonded.$F$10]*[$bonded.$E$10]*(EXP(-[$bonded.$F$10]*[$bonded.$G$10]*[.A94])-EXP(-2*[$bonded.$F$10]*[$bonded.$G$10]*[.A94]))" office:value-type="float" office:value="0.112612866918726" calcext:value-type="float">
            <text:p>0.112612866918726</text:p>
          </table:table-cell>
          <table:table-cell table:style-name="ce6" table:formula="of:=2*[$bonded.$F$11]*[$bonded.$E$11]*(EXP(-[$bonded.$F$11]*[$bonded.$G$11]*[.A94])-EXP(-2*[$bonded.$F$11]*[$bonded.$G$11]*[.A94]))" office:value-type="float" office:value="0.0465489406454707" calcext:value-type="float">
            <text:p>0.0465489406454707</text:p>
          </table:table-cell>
          <table:table-cell table:style-name="ce6" table:formula="of:=2*[$bonded.$F$12]*[$bonded.$E$12]*(EXP(-[$bonded.$F$12]*[$bonded.$G$12]*[.A94])-EXP(-2*[$bonded.$F$12]*[$bonded.$G$12]*[.A94]))" office:value-type="float" office:value="0.0289406168307326" calcext:value-type="float">
            <text:p>0.0289406168307326</text:p>
          </table:table-cell>
          <table:table-cell table:style-name="ce6" table:formula="of:=2*[$bonded.$F$13]*[$bonded.$E$13]*(EXP(-[$bonded.$F$13]*[$bonded.$G$13]*[.A94])-EXP(-2*[$bonded.$F$13]*[$bonded.$G$13]*[.A94]))" office:value-type="float" office:value="0.0932227276062955" calcext:value-type="float">
            <text:p>0.0932227276062955</text:p>
          </table:table-cell>
          <table:table-cell table:style-name="ce6" table:formula="of:=[$pair.$L$42]*([$pair.$F$42]/[$pair.$G$42])*([$pair.$I$42]*([$pair.$G$42]/([$pair.$K$42]*([.A94]+1)))^([$pair.$I$42]+1)-[$pair.$H$42]*([$pair.$G$42]/([$pair.$K$42]*([.A94]+1)))^([$pair.$H$42]+1))" office:value-type="float" office:value="0.00813525228998151" calcext:value-type="float">
            <text:p>0.00813525228998151</text:p>
          </table:table-cell>
          <table:table-cell table:style-name="ce6" table:formula="of:=[$pair.$L$43]*([$pair.$F$43]/[$pair.$G$43])*([$pair.$I$43]*([$pair.$G$43]/([$pair.$K$43]*([.A94]+1)))^([$pair.$I$43]+1)-[$pair.$H$43]*([$pair.$G$43]/([$pair.$K$43]*([.A94]+1)))^([$pair.$H$43]+1))" office:value-type="float" office:value="0.0016270504579963" calcext:value-type="float">
            <text:p>0.0016270504579963</text:p>
          </table:table-cell>
          <table:table-cell table:style-name="ce6" table:formula="of:=[$pair.$L$44]*([$pair.$F$44]/[$pair.$G$44])*([$pair.$I$44]*([$pair.$G$44]/([$pair.$K$44]*([.A94]+1)))^([$pair.$I$44]+1)-[$pair.$H$44]*([$pair.$G$44]/([$pair.$K$44]*([.A94]+1)))^([$pair.$H$44]+1))" office:value-type="float" office:value="0.00117741875448981" calcext:value-type="float">
            <text:p>0.00117741875448981</text:p>
          </table:table-cell>
          <table:table-cell table:style-name="ce6" table:formula="of:=[$pair.$L$45]*([$pair.$F$45]/[$pair.$G$45])*([$pair.$I$45]*([$pair.$G$45]/([$pair.$K$45]*([.A94]+1)))^([$pair.$I$45]+1)-[$pair.$H$45]*([$pair.$G$45]/([$pair.$K$45]*([.A94]+1)))^([$pair.$H$45]+1))" office:value-type="float" office:value="0.00451958460554524" calcext:value-type="float">
            <text:p>0.00451958460554524</text:p>
          </table:table-cell>
          <table:table-cell table:number-columns-repeated="1011"/>
        </table:table-row>
        <table:table-row table:style-name="ro1">
          <table:table-cell table:style-name="ce6" table:formula="of:=[.A94]+0.01" office:value-type="float" office:value="0.62" calcext:value-type="float">
            <text:p>0.62</text:p>
          </table:table-cell>
          <table:table-cell table:style-name="ce6" table:formula="of:=[$bonded.$E$2]*[$bonded.$F$2]*[.A95]" office:value-type="float" office:value="93" calcext:value-type="float">
            <text:p>93</text:p>
          </table:table-cell>
          <table:table-cell table:style-name="ce6" table:formula="of:=[$bonded.$E$3]*[$bonded.$F$3]*[.A95]" office:value-type="float" office:value="46.5" calcext:value-type="float">
            <text:p>46.5</text:p>
          </table:table-cell>
          <table:table-cell table:style-name="ce6" table:formula="of:=[$bonded.$E$4]*[$bonded.$F$4]*[.A95]" office:value-type="float" office:value="55.8" calcext:value-type="float">
            <text:p>55.8</text:p>
          </table:table-cell>
          <table:table-cell table:style-name="ce6" table:formula="of:=([$bonded.$E$7]*(([$bonded.$K$7]*([.A95]+1))/(1-(([$bonded.$K$7]*([.A95]+1))/[$bonded.$F$7])^2)))+24*([$bonded.$G$7]/[$bonded.$H$7])*(([$bonded.$H$7]/([$bonded.$K$7]*([.A95]+1)))^7-2*([$bonded.$H$7]/([$bonded.$K$7]*([.A95]+1)))^13)" office:value-type="float" office:value="34.0100983934324" calcext:value-type="float">
            <text:p>34.0100983934324</text:p>
          </table:table-cell>
          <table:table-cell table:style-name="ce6" table:formula="of:=2*[$bonded.$F$10]*[$bonded.$E$10]*(EXP(-[$bonded.$F$10]*[$bonded.$G$10]*[.A95])-EXP(-2*[$bonded.$F$10]*[$bonded.$G$10]*[.A95]))" office:value-type="float" office:value="0.108862109942237" calcext:value-type="float">
            <text:p>0.108862109942237</text:p>
          </table:table-cell>
          <table:table-cell table:style-name="ce6" table:formula="of:=2*[$bonded.$F$11]*[$bonded.$E$11]*(EXP(-[$bonded.$F$11]*[$bonded.$G$11]*[.A95])-EXP(-2*[$bonded.$F$11]*[$bonded.$G$11]*[.A95]))" office:value-type="float" office:value="0.0450622410156798" calcext:value-type="float">
            <text:p>0.0450622410156798</text:p>
          </table:table-cell>
          <table:table-cell table:style-name="ce6" table:formula="of:=2*[$bonded.$F$12]*[$bonded.$E$12]*(EXP(-[$bonded.$F$12]*[$bonded.$G$12]*[.A95])-EXP(-2*[$bonded.$F$12]*[$bonded.$G$12]*[.A95]))" office:value-type="float" office:value="0.0280622653670836" calcext:value-type="float">
            <text:p>0.0280622653670836</text:p>
          </table:table-cell>
          <table:table-cell table:style-name="ce6" table:formula="of:=2*[$bonded.$F$13]*[$bonded.$E$13]*(EXP(-[$bonded.$F$13]*[$bonded.$G$13]*[.A95])-EXP(-2*[$bonded.$F$13]*[$bonded.$G$13]*[.A95]))" office:value-type="float" office:value="0.0900928798039627" calcext:value-type="float">
            <text:p>0.0900928798039627</text:p>
          </table:table-cell>
          <table:table-cell table:style-name="ce6" table:formula="of:=[$pair.$L$42]*([$pair.$F$42]/[$pair.$G$42])*([$pair.$I$42]*([$pair.$G$42]/([$pair.$K$42]*([.A95]+1)))^([$pair.$I$42]+1)-[$pair.$H$42]*([$pair.$G$42]/([$pair.$K$42]*([.A95]+1)))^([$pair.$H$42]+1))" office:value-type="float" office:value="0.00783535372772051" calcext:value-type="float">
            <text:p>0.00783535372772051</text:p>
          </table:table-cell>
          <table:table-cell table:style-name="ce6" table:formula="of:=[$pair.$L$43]*([$pair.$F$43]/[$pair.$G$43])*([$pair.$I$43]*([$pair.$G$43]/([$pair.$K$43]*([.A95]+1)))^([$pair.$I$43]+1)-[$pair.$H$43]*([$pair.$G$43]/([$pair.$K$43]*([.A95]+1)))^([$pair.$H$43]+1))" office:value-type="float" office:value="0.0015670707455441" calcext:value-type="float">
            <text:p>0.0015670707455441</text:p>
          </table:table-cell>
          <table:table-cell table:style-name="ce6" table:formula="of:=[$pair.$L$44]*([$pair.$F$44]/[$pair.$G$44])*([$pair.$I$44]*([$pair.$G$44]/([$pair.$K$44]*([.A95]+1)))^([$pair.$I$44]+1)-[$pair.$H$44]*([$pair.$G$44]/([$pair.$K$44]*([.A95]+1)))^([$pair.$H$44]+1))" office:value-type="float" office:value="0.00116468342546081" calcext:value-type="float">
            <text:p>0.00116468342546081</text:p>
          </table:table-cell>
          <table:table-cell table:style-name="ce6" table:formula="of:=[$pair.$L$45]*([$pair.$F$45]/[$pair.$G$45])*([$pair.$I$45]*([$pair.$G$45]/([$pair.$K$45]*([.A95]+1)))^([$pair.$I$45]+1)-[$pair.$H$45]*([$pair.$G$45]/([$pair.$K$45]*([.A95]+1)))^([$pair.$H$45]+1))" office:value-type="float" office:value="0.00435297429317801" calcext:value-type="float">
            <text:p>0.00435297429317801</text:p>
          </table:table-cell>
          <table:table-cell table:number-columns-repeated="1011"/>
        </table:table-row>
        <table:table-row table:style-name="ro1">
          <table:table-cell table:style-name="ce6" table:formula="of:=[.A95]+0.01" office:value-type="float" office:value="0.63" calcext:value-type="float">
            <text:p>0.63</text:p>
          </table:table-cell>
          <table:table-cell table:style-name="ce6" table:formula="of:=[$bonded.$E$2]*[$bonded.$F$2]*[.A96]" office:value-type="float" office:value="94.5" calcext:value-type="float">
            <text:p>94.5</text:p>
          </table:table-cell>
          <table:table-cell table:style-name="ce6" table:formula="of:=[$bonded.$E$3]*[$bonded.$F$3]*[.A96]" office:value-type="float" office:value="47.25" calcext:value-type="float">
            <text:p>47.25</text:p>
          </table:table-cell>
          <table:table-cell table:style-name="ce6" table:formula="of:=[$bonded.$E$4]*[$bonded.$F$4]*[.A96]" office:value-type="float" office:value="56.7" calcext:value-type="float">
            <text:p>56.7</text:p>
          </table:table-cell>
          <table:table-cell table:style-name="ce6" table:formula="of:=([$bonded.$E$7]*(([$bonded.$K$7]*([.A96]+1))/(1-(([$bonded.$K$7]*([.A96]+1))/[$bonded.$F$7])^2)))+24*([$bonded.$G$7]/[$bonded.$H$7])*(([$bonded.$H$7]/([$bonded.$K$7]*([.A96]+1)))^7-2*([$bonded.$H$7]/([$bonded.$K$7]*([.A96]+1)))^13)" office:value-type="float" office:value="46.2748639768" calcext:value-type="float">
            <text:p>46.2748639768</text:p>
          </table:table-cell>
          <table:table-cell table:style-name="ce6" table:formula="of:=2*[$bonded.$F$10]*[$bonded.$E$10]*(EXP(-[$bonded.$F$10]*[$bonded.$G$10]*[.A96])-EXP(-2*[$bonded.$F$10]*[$bonded.$G$10]*[.A96]))" office:value-type="float" office:value="0.105218674254178" calcext:value-type="float">
            <text:p>0.105218674254178</text:p>
          </table:table-cell>
          <table:table-cell table:style-name="ce6" table:formula="of:=2*[$bonded.$F$11]*[$bonded.$E$11]*(EXP(-[$bonded.$F$11]*[$bonded.$G$11]*[.A96])-EXP(-2*[$bonded.$F$11]*[$bonded.$G$11]*[.A96]))" office:value-type="float" office:value="0.0436155307633046" calcext:value-type="float">
            <text:p>0.0436155307633046</text:p>
          </table:table-cell>
          <table:table-cell table:style-name="ce6" table:formula="of:=2*[$bonded.$F$12]*[$bonded.$E$12]*(EXP(-[$bonded.$F$12]*[$bonded.$G$12]*[.A96])-EXP(-2*[$bonded.$F$12]*[$bonded.$G$12]*[.A96]))" office:value-type="float" office:value="0.0272057572031009" calcext:value-type="float">
            <text:p>0.0272057572031009</text:p>
          </table:table-cell>
          <table:table-cell table:style-name="ce6" table:formula="of:=2*[$bonded.$F$13]*[$bonded.$E$13]*(EXP(-[$bonded.$F$13]*[$bonded.$G$13]*[.A96])-EXP(-2*[$bonded.$F$13]*[$bonded.$G$13]*[.A96]))" office:value-type="float" office:value="0.0870536252816942" calcext:value-type="float">
            <text:p>0.0870536252816942</text:p>
          </table:table-cell>
          <table:table-cell table:style-name="ce6" table:formula="of:=[$pair.$L$42]*([$pair.$F$42]/[$pair.$G$42])*([$pair.$I$42]*([$pair.$G$42]/([$pair.$K$42]*([.A96]+1)))^([$pair.$I$42]+1)-[$pair.$H$42]*([$pair.$G$42]/([$pair.$K$42]*([.A96]+1)))^([$pair.$H$42]+1))" office:value-type="float" office:value="0.00754721732900526" calcext:value-type="float">
            <text:p>0.00754721732900526</text:p>
          </table:table-cell>
          <table:table-cell table:style-name="ce6" table:formula="of:=[$pair.$L$43]*([$pair.$F$43]/[$pair.$G$43])*([$pair.$I$43]*([$pair.$G$43]/([$pair.$K$43]*([.A96]+1)))^([$pair.$I$43]+1)-[$pair.$H$43]*([$pair.$G$43]/([$pair.$K$43]*([.A96]+1)))^([$pair.$H$43]+1))" office:value-type="float" office:value="0.00150944346580105" calcext:value-type="float">
            <text:p>0.00150944346580105</text:p>
          </table:table-cell>
          <table:table-cell table:style-name="ce6" table:formula="of:=[$pair.$L$44]*([$pair.$F$44]/[$pair.$G$44])*([$pair.$I$44]*([$pair.$G$44]/([$pair.$K$44]*([.A96]+1)))^([$pair.$I$44]+1)-[$pair.$H$44]*([$pair.$G$44]/([$pair.$K$44]*([.A96]+1)))^([$pair.$H$44]+1))" office:value-type="float" office:value="0.00115198881632988" calcext:value-type="float">
            <text:p>0.00115198881632988</text:p>
          </table:table-cell>
          <table:table-cell table:style-name="ce6" table:formula="of:=[$pair.$L$45]*([$pair.$F$45]/[$pair.$G$45])*([$pair.$I$45]*([$pair.$G$45]/([$pair.$K$45]*([.A96]+1)))^([$pair.$I$45]+1)-[$pair.$H$45]*([$pair.$G$45]/([$pair.$K$45]*([.A96]+1)))^([$pair.$H$45]+1))" office:value-type="float" office:value="0.00419289851611399" calcext:value-type="float">
            <text:p>0.00419289851611399</text:p>
          </table:table-cell>
          <table:table-cell table:number-columns-repeated="1011"/>
        </table:table-row>
        <table:table-row table:style-name="ro1">
          <table:table-cell table:style-name="ce6" table:formula="of:=[.A96]+0.01" office:value-type="float" office:value="0.64" calcext:value-type="float">
            <text:p>0.64</text:p>
          </table:table-cell>
          <table:table-cell table:style-name="ce6" table:formula="of:=[$bonded.$E$2]*[$bonded.$F$2]*[.A97]" office:value-type="float" office:value="96" calcext:value-type="float">
            <text:p>96</text:p>
          </table:table-cell>
          <table:table-cell table:style-name="ce6" table:formula="of:=[$bonded.$E$3]*[$bonded.$F$3]*[.A97]" office:value-type="float" office:value="48" calcext:value-type="float">
            <text:p>48</text:p>
          </table:table-cell>
          <table:table-cell table:style-name="ce6" table:formula="of:=[$bonded.$E$4]*[$bonded.$F$4]*[.A97]" office:value-type="float" office:value="57.6" calcext:value-type="float">
            <text:p>57.6</text:p>
          </table:table-cell>
          <table:table-cell table:style-name="ce6" table:formula="of:=([$bonded.$E$7]*(([$bonded.$K$7]*([.A97]+1))/(1-(([$bonded.$K$7]*([.A97]+1))/[$bonded.$F$7])^2)))+24*([$bonded.$G$7]/[$bonded.$H$7])*(([$bonded.$H$7]/([$bonded.$K$7]*([.A97]+1)))^7-2*([$bonded.$H$7]/([$bonded.$K$7]*([.A97]+1)))^13)" office:value-type="float" office:value="72.1435504333414" calcext:value-type="float">
            <text:p>72.1435504333414</text:p>
          </table:table-cell>
          <table:table-cell table:style-name="ce6" table:formula="of:=2*[$bonded.$F$10]*[$bonded.$E$10]*(EXP(-[$bonded.$F$10]*[$bonded.$G$10]*[.A97])-EXP(-2*[$bonded.$F$10]*[$bonded.$G$10]*[.A97]))" office:value-type="float" office:value="0.101680927443216" calcext:value-type="float">
            <text:p>0.101680927443216</text:p>
          </table:table-cell>
          <table:table-cell table:style-name="ce6" table:formula="of:=2*[$bonded.$F$11]*[$bonded.$E$11]*(EXP(-[$bonded.$F$11]*[$bonded.$G$11]*[.A97])-EXP(-2*[$bonded.$F$11]*[$bonded.$G$11]*[.A97]))" office:value-type="float" office:value="0.0422083339302987" calcext:value-type="float">
            <text:p>0.0422083339302987</text:p>
          </table:table-cell>
          <table:table-cell table:style-name="ce6" table:formula="of:=2*[$bonded.$F$12]*[$bonded.$E$12]*(EXP(-[$bonded.$F$12]*[$bonded.$G$12]*[.A97])-EXP(-2*[$bonded.$F$12]*[$bonded.$G$12]*[.A97]))" office:value-type="float" office:value="0.0263709253441743" calcext:value-type="float">
            <text:p>0.0263709253441743</text:p>
          </table:table-cell>
          <table:table-cell table:style-name="ce6" table:formula="of:=2*[$bonded.$F$13]*[$bonded.$E$13]*(EXP(-[$bonded.$F$13]*[$bonded.$G$13]*[.A97])-EXP(-2*[$bonded.$F$13]*[$bonded.$G$13]*[.A97]))" office:value-type="float" office:value="0.084103530451854" calcext:value-type="float">
            <text:p>0.084103530451854</text:p>
          </table:table-cell>
          <table:table-cell table:style-name="ce6" table:formula="of:=[$pair.$L$42]*([$pair.$F$42]/[$pair.$G$42])*([$pair.$I$42]*([$pair.$G$42]/([$pair.$K$42]*([.A97]+1)))^([$pair.$I$42]+1)-[$pair.$H$42]*([$pair.$G$42]/([$pair.$K$42]*([.A97]+1)))^([$pair.$H$42]+1))" office:value-type="float" office:value="0.00727038423385958" calcext:value-type="float">
            <text:p>0.00727038423385958</text:p>
          </table:table-cell>
          <table:table-cell table:style-name="ce6" table:formula="of:=[$pair.$L$43]*([$pair.$F$43]/[$pair.$G$43])*([$pair.$I$43]*([$pair.$G$43]/([$pair.$K$43]*([.A97]+1)))^([$pair.$I$43]+1)-[$pair.$H$43]*([$pair.$G$43]/([$pair.$K$43]*([.A97]+1)))^([$pair.$H$43]+1))" office:value-type="float" office:value="0.00145407684677192" calcext:value-type="float">
            <text:p>0.00145407684677192</text:p>
          </table:table-cell>
          <table:table-cell table:style-name="ce6" table:formula="of:=[$pair.$L$44]*([$pair.$F$44]/[$pair.$G$44])*([$pair.$I$44]*([$pair.$G$44]/([$pair.$K$44]*([.A97]+1)))^([$pair.$I$44]+1)-[$pair.$H$44]*([$pair.$G$44]/([$pair.$K$44]*([.A97]+1)))^([$pair.$H$44]+1))" office:value-type="float" office:value="0.00113934341762164" calcext:value-type="float">
            <text:p>0.00113934341762164</text:p>
          </table:table-cell>
          <table:table-cell table:style-name="ce6" table:formula="of:=[$pair.$L$45]*([$pair.$F$45]/[$pair.$G$45])*([$pair.$I$45]*([$pair.$G$45]/([$pair.$K$45]*([.A97]+1)))^([$pair.$I$45]+1)-[$pair.$H$45]*([$pair.$G$45]/([$pair.$K$45]*([.A97]+1)))^([$pair.$H$45]+1))" office:value-type="float" office:value="0.00403910235214417" calcext:value-type="float">
            <text:p>0.00403910235214417</text:p>
          </table:table-cell>
          <table:table-cell table:number-columns-repeated="1011"/>
        </table:table-row>
        <table:table-row table:style-name="ro1">
          <table:table-cell table:style-name="ce6" table:formula="of:=[.A97]+0.01" office:value-type="float" office:value="0.65" calcext:value-type="float">
            <text:p>0.65</text:p>
          </table:table-cell>
          <table:table-cell table:style-name="ce6" table:formula="of:=[$bonded.$E$2]*[$bonded.$F$2]*[.A98]" office:value-type="float" office:value="97.5" calcext:value-type="float">
            <text:p>97.5</text:p>
          </table:table-cell>
          <table:table-cell table:style-name="ce6" table:formula="of:=[$bonded.$E$3]*[$bonded.$F$3]*[.A98]" office:value-type="float" office:value="48.75" calcext:value-type="float">
            <text:p>48.75</text:p>
          </table:table-cell>
          <table:table-cell table:style-name="ce6" table:formula="of:=[$bonded.$E$4]*[$bonded.$F$4]*[.A98]" office:value-type="float" office:value="58.5" calcext:value-type="float">
            <text:p>58.5</text:p>
          </table:table-cell>
          <table:table-cell table:style-name="ce6" table:formula="of:=([$bonded.$E$7]*(([$bonded.$K$7]*([.A98]+1))/(1-(([$bonded.$K$7]*([.A98]+1))/[$bonded.$F$7])^2)))+24*([$bonded.$G$7]/[$bonded.$H$7])*(([$bonded.$H$7]/([$bonded.$K$7]*([.A98]+1)))^7-2*([$bonded.$H$7]/([$bonded.$K$7]*([.A98]+1)))^13)" office:value-type="float" office:value="162.433262445266" calcext:value-type="float">
            <text:p>162.433262445266</text:p>
          </table:table-cell>
          <table:table-cell table:style-name="ce6" table:formula="of:=2*[$bonded.$F$10]*[$bonded.$E$10]*(EXP(-[$bonded.$F$10]*[$bonded.$G$10]*[.A98])-EXP(-2*[$bonded.$F$10]*[$bonded.$G$10]*[.A98]))" office:value-type="float" office:value="0.0982471251189181" calcext:value-type="float">
            <text:p>0.0982471251189181</text:p>
          </table:table-cell>
          <table:table-cell table:style-name="ce6" table:formula="of:=2*[$bonded.$F$11]*[$bonded.$E$11]*(EXP(-[$bonded.$F$11]*[$bonded.$G$11]*[.A98])-EXP(-2*[$bonded.$F$11]*[$bonded.$G$11]*[.A98]))" office:value-type="float" office:value="0.0408401232401194" calcext:value-type="float">
            <text:p>0.0408401232401194</text:p>
          </table:table-cell>
          <table:table-cell table:style-name="ce6" table:formula="of:=2*[$bonded.$F$12]*[$bonded.$E$12]*(EXP(-[$bonded.$F$12]*[$bonded.$G$12]*[.A98])-EXP(-2*[$bonded.$F$12]*[$bonded.$G$12]*[.A98]))" office:value-type="float" office:value="0.0255575681960263" calcext:value-type="float">
            <text:p>0.0255575681960263</text:p>
          </table:table-cell>
          <table:table-cell table:style-name="ce6" table:formula="of:=2*[$bonded.$F$13]*[$bonded.$E$13]*(EXP(-[$bonded.$F$13]*[$bonded.$G$13]*[.A98])-EXP(-2*[$bonded.$F$13]*[$bonded.$G$13]*[.A98]))" office:value-type="float" office:value="0.081241071297865" calcext:value-type="float">
            <text:p>0.081241071297865</text:p>
          </table:table-cell>
          <table:table-cell table:style-name="ce6" table:formula="of:=[$pair.$L$42]*([$pair.$F$42]/[$pair.$G$42])*([$pair.$I$42]*([$pair.$G$42]/([$pair.$K$42]*([.A98]+1)))^([$pair.$I$42]+1)-[$pair.$H$42]*([$pair.$G$42]/([$pair.$K$42]*([.A98]+1)))^([$pair.$H$42]+1))" office:value-type="float" office:value="0.00700441054833863" calcext:value-type="float">
            <text:p>0.00700441054833863</text:p>
          </table:table-cell>
          <table:table-cell table:style-name="ce6" table:formula="of:=[$pair.$L$43]*([$pair.$F$43]/[$pair.$G$43])*([$pair.$I$43]*([$pair.$G$43]/([$pair.$K$43]*([.A98]+1)))^([$pair.$I$43]+1)-[$pair.$H$43]*([$pair.$G$43]/([$pair.$K$43]*([.A98]+1)))^([$pair.$H$43]+1))" office:value-type="float" office:value="0.00140088210966773" calcext:value-type="float">
            <text:p>0.00140088210966773</text:p>
          </table:table-cell>
          <table:table-cell table:style-name="ce6" table:formula="of:=[$pair.$L$44]*([$pair.$F$44]/[$pair.$G$44])*([$pair.$I$44]*([$pair.$G$44]/([$pair.$K$44]*([.A98]+1)))^([$pair.$I$44]+1)-[$pair.$H$44]*([$pair.$G$44]/([$pair.$K$44]*([.A98]+1)))^([$pair.$H$44]+1))" office:value-type="float" office:value="0.00112675500665089" calcext:value-type="float">
            <text:p>0.00112675500665089</text:p>
          </table:table-cell>
          <table:table-cell table:style-name="ce6" table:formula="of:=[$pair.$L$45]*([$pair.$F$45]/[$pair.$G$45])*([$pair.$I$45]*([$pair.$G$45]/([$pair.$K$45]*([.A98]+1)))^([$pair.$I$45]+1)-[$pair.$H$45]*([$pair.$G$45]/([$pair.$K$45]*([.A98]+1)))^([$pair.$H$45]+1))" office:value-type="float" office:value="0.00389133919352142" calcext:value-type="float">
            <text:p>0.00389133919352142</text:p>
          </table:table-cell>
          <table:table-cell table:number-columns-repeated="1011"/>
        </table:table-row>
        <table:table-row table:style-name="ro1">
          <table:table-cell table:style-name="ce6" table:formula="of:=[.A98]+0.01" office:value-type="float" office:value="0.66" calcext:value-type="float">
            <text:p>0.66</text:p>
          </table:table-cell>
          <table:table-cell table:style-name="ce6" table:formula="of:=[$bonded.$E$2]*[$bonded.$F$2]*[.A99]" office:value-type="float" office:value="99" calcext:value-type="float">
            <text:p>99</text:p>
          </table:table-cell>
          <table:table-cell table:style-name="ce6" table:formula="of:=[$bonded.$E$3]*[$bonded.$F$3]*[.A99]" office:value-type="float" office:value="49.5" calcext:value-type="float">
            <text:p>49.5</text:p>
          </table:table-cell>
          <table:table-cell table:style-name="ce6" table:formula="of:=[$bonded.$E$4]*[$bonded.$F$4]*[.A99]" office:value-type="float" office:value="59.4" calcext:value-type="float">
            <text:p>59.4</text:p>
          </table:table-cell>
          <table:table-cell table:style-name="ce6" table:formula="of:=([$bonded.$E$7]*(([$bonded.$K$7]*([.A99]+1))/(1-(([$bonded.$K$7]*([.A99]+1))/[$bonded.$F$7])^2)))+24*([$bonded.$G$7]/[$bonded.$H$7])*(([$bonded.$H$7]/([$bonded.$K$7]*([.A99]+1)))^7-2*([$bonded.$H$7]/([$bonded.$K$7]*([.A99]+1)))^13)" office:value-type="float" office:value="-664.428516929834" calcext:value-type="float">
            <text:p>-664.428516929834</text:p>
          </table:table-cell>
          <table:table-cell table:style-name="ce6" table:formula="of:=2*[$bonded.$F$10]*[$bonded.$E$10]*(EXP(-[$bonded.$F$10]*[$bonded.$G$10]*[.A99])-EXP(-2*[$bonded.$F$10]*[$bonded.$G$10]*[.A99]))" office:value-type="float" office:value="0.0949154277081147" calcext:value-type="float">
            <text:p>0.0949154277081147</text:p>
          </table:table-cell>
          <table:table-cell table:style-name="ce6" table:formula="of:=2*[$bonded.$F$11]*[$bonded.$E$11]*(EXP(-[$bonded.$F$11]*[$bonded.$G$11]*[.A99])-EXP(-2*[$bonded.$F$11]*[$bonded.$G$11]*[.A99]))" office:value-type="float" office:value="0.0395103268014856" calcext:value-type="float">
            <text:p>0.0395103268014856</text:p>
          </table:table-cell>
          <table:table-cell table:style-name="ce6" table:formula="of:=2*[$bonded.$F$12]*[$bonded.$E$12]*(EXP(-[$bonded.$F$12]*[$bonded.$G$12]*[.A99])-EXP(-2*[$bonded.$F$12]*[$bonded.$G$12]*[.A99]))" office:value-type="float" office:value="0.0247654535247191" calcext:value-type="float">
            <text:p>0.0247654535247191</text:p>
          </table:table-cell>
          <table:table-cell table:style-name="ce6" table:formula="of:=2*[$bonded.$F$13]*[$bonded.$E$13]*(EXP(-[$bonded.$F$13]*[$bonded.$G$13]*[.A99])-EXP(-2*[$bonded.$F$13]*[$bonded.$G$13]*[.A99]))" office:value-type="float" office:value="0.0784646473596015" calcext:value-type="float">
            <text:p>0.0784646473596015</text:p>
          </table:table-cell>
          <table:table-cell table:style-name="ce6" table:formula="of:=[$pair.$L$42]*([$pair.$F$42]/[$pair.$G$42])*([$pair.$I$42]*([$pair.$G$42]/([$pair.$K$42]*([.A99]+1)))^([$pair.$I$42]+1)-[$pair.$H$42]*([$pair.$G$42]/([$pair.$K$42]*([.A99]+1)))^([$pair.$H$42]+1))" office:value-type="float" office:value="0.00674886730845666" calcext:value-type="float">
            <text:p>0.00674886730845666</text:p>
          </table:table-cell>
          <table:table-cell table:style-name="ce6" table:formula="of:=[$pair.$L$43]*([$pair.$F$43]/[$pair.$G$43])*([$pair.$I$43]*([$pair.$G$43]/([$pair.$K$43]*([.A99]+1)))^([$pair.$I$43]+1)-[$pair.$H$43]*([$pair.$G$43]/([$pair.$K$43]*([.A99]+1)))^([$pair.$H$43]+1))" office:value-type="float" office:value="0.00134977346169133" calcext:value-type="float">
            <text:p>0.00134977346169133</text:p>
          </table:table-cell>
          <table:table-cell table:style-name="ce6" table:formula="of:=[$pair.$L$44]*([$pair.$F$44]/[$pair.$G$44])*([$pair.$I$44]*([$pair.$G$44]/([$pair.$K$44]*([.A99]+1)))^([$pair.$I$44]+1)-[$pair.$H$44]*([$pair.$G$44]/([$pair.$K$44]*([.A99]+1)))^([$pair.$H$44]+1))" office:value-type="float" office:value="0.0011142306967052" calcext:value-type="float">
            <text:p>0.0011142306967052</text:p>
          </table:table-cell>
          <table:table-cell table:style-name="ce6" table:formula="of:=[$pair.$L$45]*([$pair.$F$45]/[$pair.$G$45])*([$pair.$I$45]*([$pair.$G$45]/([$pair.$K$45]*([.A99]+1)))^([$pair.$I$45]+1)-[$pair.$H$45]*([$pair.$G$45]/([$pair.$K$45]*([.A99]+1)))^([$pair.$H$45]+1))" office:value-type="float" office:value="0.00374937072692032" calcext:value-type="float">
            <text:p>0.00374937072692032</text:p>
          </table:table-cell>
          <table:table-cell table:number-columns-repeated="1011"/>
        </table:table-row>
        <table:table-row table:style-name="ro1">
          <table:table-cell table:style-name="ce6" table:formula="of:=[.A99]+0.01" office:value-type="float" office:value="0.67" calcext:value-type="float">
            <text:p>0.67</text:p>
          </table:table-cell>
          <table:table-cell table:style-name="ce6" table:formula="of:=[$bonded.$E$2]*[$bonded.$F$2]*[.A100]" office:value-type="float" office:value="100.5" calcext:value-type="float">
            <text:p>100.5</text:p>
          </table:table-cell>
          <table:table-cell table:style-name="ce6" table:formula="of:=[$bonded.$E$3]*[$bonded.$F$3]*[.A100]" office:value-type="float" office:value="50.25" calcext:value-type="float">
            <text:p>50.25</text:p>
          </table:table-cell>
          <table:table-cell table:style-name="ce6" table:formula="of:=[$bonded.$E$4]*[$bonded.$F$4]*[.A100]" office:value-type="float" office:value="60.3" calcext:value-type="float">
            <text:p>60.3</text:p>
          </table:table-cell>
          <table:table-cell table:style-name="ce6" table:formula="of:=([$bonded.$E$7]*(([$bonded.$K$7]*([.A100]+1))/(1-(([$bonded.$K$7]*([.A100]+1))/[$bonded.$F$7])^2)))+24*([$bonded.$G$7]/[$bonded.$H$7])*(([$bonded.$H$7]/([$bonded.$K$7]*([.A100]+1)))^7-2*([$bonded.$H$7]/([$bonded.$K$7]*([.A100]+1)))^13)" office:value-type="float" office:value="-109.607455060162" calcext:value-type="float">
            <text:p>-109.607455060162</text:p>
          </table:table-cell>
          <table:table-cell table:style-name="ce6" table:formula="of:=2*[$bonded.$F$10]*[$bonded.$E$10]*(EXP(-[$bonded.$F$10]*[$bonded.$G$10]*[.A100])-EXP(-2*[$bonded.$F$10]*[$bonded.$G$10]*[.A100]))" office:value-type="float" office:value="0.0916839157029891" calcext:value-type="float">
            <text:p>0.0916839157029891</text:p>
          </table:table-cell>
          <table:table-cell table:style-name="ce6" table:formula="of:=2*[$bonded.$F$11]*[$bonded.$E$11]*(EXP(-[$bonded.$F$11]*[$bonded.$G$11]*[.A100])-EXP(-2*[$bonded.$F$11]*[$bonded.$G$11]*[.A100]))" office:value-type="float" office:value="0.0382183342265029" calcext:value-type="float">
            <text:p>0.0382183342265029</text:p>
          </table:table-cell>
          <table:table-cell table:style-name="ce6" table:formula="of:=2*[$bonded.$F$12]*[$bonded.$E$12]*(EXP(-[$bonded.$F$12]*[$bonded.$G$12]*[.A100])-EXP(-2*[$bonded.$F$12]*[$bonded.$G$12]*[.A100]))" office:value-type="float" office:value="0.0239943220908086" calcext:value-type="float">
            <text:p>0.0239943220908086</text:p>
          </table:table-cell>
          <table:table-cell table:style-name="ce6" table:formula="of:=2*[$bonded.$F$13]*[$bonded.$E$13]*(EXP(-[$bonded.$F$13]*[$bonded.$G$13]*[.A100])-EXP(-2*[$bonded.$F$13]*[$bonded.$G$13]*[.A100]))" office:value-type="float" office:value="0.0757725944156556" calcext:value-type="float">
            <text:p>0.0757725944156556</text:p>
          </table:table-cell>
          <table:table-cell table:style-name="ce6" table:formula="of:=[$pair.$L$42]*([$pair.$F$42]/[$pair.$G$42])*([$pair.$I$42]*([$pair.$G$42]/([$pair.$K$42]*([.A100]+1)))^([$pair.$I$42]+1)-[$pair.$H$42]*([$pair.$G$42]/([$pair.$K$42]*([.A100]+1)))^([$pair.$H$42]+1))" office:value-type="float" office:value="0.0065033403703603" calcext:value-type="float">
            <text:p>0.0065033403703603</text:p>
          </table:table-cell>
          <table:table-cell table:style-name="ce6" table:formula="of:=[$pair.$L$43]*([$pair.$F$43]/[$pair.$G$43])*([$pair.$I$43]*([$pair.$G$43]/([$pair.$K$43]*([.A100]+1)))^([$pair.$I$43]+1)-[$pair.$H$43]*([$pair.$G$43]/([$pair.$K$43]*([.A100]+1)))^([$pair.$H$43]+1))" office:value-type="float" office:value="0.00130066807407206" calcext:value-type="float">
            <text:p>0.00130066807407206</text:p>
          </table:table-cell>
          <table:table-cell table:style-name="ce6" table:formula="of:=[$pair.$L$44]*([$pair.$F$44]/[$pair.$G$44])*([$pair.$I$44]*([$pair.$G$44]/([$pair.$K$44]*([.A100]+1)))^([$pair.$I$44]+1)-[$pair.$H$44]*([$pair.$G$44]/([$pair.$K$44]*([.A100]+1)))^([$pair.$H$44]+1))" office:value-type="float" office:value="0.00110177698286173" calcext:value-type="float">
            <text:p>0.00110177698286173</text:p>
          </table:table-cell>
          <table:table-cell table:style-name="ce6" table:formula="of:=[$pair.$L$45]*([$pair.$F$45]/[$pair.$G$45])*([$pair.$I$45]*([$pair.$G$45]/([$pair.$K$45]*([.A100]+1)))^([$pair.$I$45]+1)-[$pair.$H$45]*([$pair.$G$45]/([$pair.$K$45]*([.A100]+1)))^([$pair.$H$45]+1))" office:value-type="float" office:value="0.00361296687242235" calcext:value-type="float">
            <text:p>0.00361296687242235</text:p>
          </table:table-cell>
          <table:table-cell table:number-columns-repeated="1011"/>
        </table:table-row>
        <table:table-row table:style-name="ro1">
          <table:table-cell table:style-name="ce6" table:formula="of:=[.A100]+0.01" office:value-type="float" office:value="0.68" calcext:value-type="float">
            <text:p>0.68</text:p>
          </table:table-cell>
          <table:table-cell table:style-name="ce6" table:formula="of:=[$bonded.$E$2]*[$bonded.$F$2]*[.A101]" office:value-type="float" office:value="102" calcext:value-type="float">
            <text:p>102</text:p>
          </table:table-cell>
          <table:table-cell table:style-name="ce6" table:formula="of:=[$bonded.$E$3]*[$bonded.$F$3]*[.A101]" office:value-type="float" office:value="51" calcext:value-type="float">
            <text:p>51</text:p>
          </table:table-cell>
          <table:table-cell table:style-name="ce6" table:formula="of:=[$bonded.$E$4]*[$bonded.$F$4]*[.A101]" office:value-type="float" office:value="61.2" calcext:value-type="float">
            <text:p>61.2</text:p>
          </table:table-cell>
          <table:table-cell table:style-name="ce6" table:formula="of:=([$bonded.$E$7]*(([$bonded.$K$7]*([.A101]+1))/(1-(([$bonded.$K$7]*([.A101]+1))/[$bonded.$F$7])^2)))+24*([$bonded.$G$7]/[$bonded.$H$7])*(([$bonded.$H$7]/([$bonded.$K$7]*([.A101]+1)))^7-2*([$bonded.$H$7]/([$bonded.$K$7]*([.A101]+1)))^13)" office:value-type="float" office:value="-59.8826759880648" calcext:value-type="float">
            <text:p>-59.8826759880648</text:p>
          </table:table-cell>
          <table:table-cell table:style-name="ce6" table:formula="of:=2*[$bonded.$F$10]*[$bonded.$E$10]*(EXP(-[$bonded.$F$10]*[$bonded.$G$10]*[.A101])-EXP(-2*[$bonded.$F$10]*[$bonded.$G$10]*[.A101]))" office:value-type="float" office:value="0.0885506034859985" calcext:value-type="float">
            <text:p>0.0885506034859985</text:p>
          </table:table-cell>
          <table:table-cell table:style-name="ce6" table:formula="of:=2*[$bonded.$F$11]*[$bonded.$E$11]*(EXP(-[$bonded.$F$11]*[$bonded.$G$11]*[.A101])-EXP(-2*[$bonded.$F$11]*[$bonded.$G$11]*[.A101]))" office:value-type="float" office:value="0.0369635022086393" calcext:value-type="float">
            <text:p>0.0369635022086393</text:p>
          </table:table-cell>
          <table:table-cell table:style-name="ce6" table:formula="of:=2*[$bonded.$F$12]*[$bonded.$E$12]*(EXP(-[$bonded.$F$12]*[$bonded.$G$12]*[.A101])-EXP(-2*[$bonded.$F$12]*[$bonded.$G$12]*[.A101]))" office:value-type="float" office:value="0.0232438909818195" calcext:value-type="float">
            <text:p>0.0232438909818195</text:p>
          </table:table-cell>
          <table:table-cell table:style-name="ce6" table:formula="of:=2*[$bonded.$F$13]*[$bonded.$E$13]*(EXP(-[$bonded.$F$13]*[$bonded.$G$13]*[.A101])-EXP(-2*[$bonded.$F$13]*[$bonded.$G$13]*[.A101]))" office:value-type="float" office:value="0.0731631959685836" calcext:value-type="float">
            <text:p>0.0731631959685836</text:p>
          </table:table-cell>
          <table:table-cell table:style-name="ce6" table:formula="of:=[$pair.$L$42]*([$pair.$F$42]/[$pair.$G$42])*([$pair.$I$42]*([$pair.$G$42]/([$pair.$K$42]*([.A101]+1)))^([$pair.$I$42]+1)-[$pair.$H$42]*([$pair.$G$42]/([$pair.$K$42]*([.A101]+1)))^([$pair.$H$42]+1))" office:value-type="float" office:value="0.00626743023896479" calcext:value-type="float">
            <text:p>0.00626743023896479</text:p>
          </table:table-cell>
          <table:table-cell table:style-name="ce6" table:formula="of:=[$pair.$L$43]*([$pair.$F$43]/[$pair.$G$43])*([$pair.$I$43]*([$pair.$G$43]/([$pair.$K$43]*([.A101]+1)))^([$pair.$I$43]+1)-[$pair.$H$43]*([$pair.$G$43]/([$pair.$K$43]*([.A101]+1)))^([$pair.$H$43]+1))" office:value-type="float" office:value="0.00125348604779296" calcext:value-type="float">
            <text:p>0.00125348604779296</text:p>
          </table:table-cell>
          <table:table-cell table:style-name="ce6" table:formula="of:=[$pair.$L$44]*([$pair.$F$44]/[$pair.$G$44])*([$pair.$I$44]*([$pair.$G$44]/([$pair.$K$44]*([.A101]+1)))^([$pair.$I$44]+1)-[$pair.$H$44]*([$pair.$G$44]/([$pair.$K$44]*([.A101]+1)))^([$pair.$H$44]+1))" office:value-type="float" office:value="0.00108939978467722" calcext:value-type="float">
            <text:p>0.00108939978467722</text:p>
          </table:table-cell>
          <table:table-cell table:style-name="ce6" table:formula="of:=[$pair.$L$45]*([$pair.$F$45]/[$pair.$G$45])*([$pair.$I$45]*([$pair.$G$45]/([$pair.$K$45]*([.A101]+1)))^([$pair.$I$45]+1)-[$pair.$H$45]*([$pair.$G$45]/([$pair.$K$45]*([.A101]+1)))^([$pair.$H$45]+1))" office:value-type="float" office:value="0.00348190568831373" calcext:value-type="float">
            <text:p>0.00348190568831373</text:p>
          </table:table-cell>
          <table:table-cell table:number-columns-repeated="1011"/>
        </table:table-row>
        <table:table-row table:style-name="ro1">
          <table:table-cell table:style-name="ce6" table:formula="of:=[.A101]+0.01" office:value-type="float" office:value="0.69" calcext:value-type="float">
            <text:p>0.69</text:p>
          </table:table-cell>
          <table:table-cell table:style-name="ce6" table:formula="of:=[$bonded.$E$2]*[$bonded.$F$2]*[.A102]" office:value-type="float" office:value="103.5" calcext:value-type="float">
            <text:p>103.5</text:p>
          </table:table-cell>
          <table:table-cell table:style-name="ce6" table:formula="of:=[$bonded.$E$3]*[$bonded.$F$3]*[.A102]" office:value-type="float" office:value="51.75" calcext:value-type="float">
            <text:p>51.75</text:p>
          </table:table-cell>
          <table:table-cell table:style-name="ce6" table:formula="of:=[$bonded.$E$4]*[$bonded.$F$4]*[.A102]" office:value-type="float" office:value="62.1" calcext:value-type="float">
            <text:p>62.1</text:p>
          </table:table-cell>
          <table:table-cell table:style-name="ce6" table:formula="of:=([$bonded.$E$7]*(([$bonded.$K$7]*([.A102]+1))/(1-(([$bonded.$K$7]*([.A102]+1))/[$bonded.$F$7])^2)))+24*([$bonded.$G$7]/[$bonded.$H$7])*(([$bonded.$H$7]/([$bonded.$K$7]*([.A102]+1)))^7-2*([$bonded.$H$7]/([$bonded.$K$7]*([.A102]+1)))^13)" office:value-type="float" office:value="-41.265908421893" calcext:value-type="float">
            <text:p>-41.265908421893</text:p>
          </table:table-cell>
          <table:table-cell table:style-name="ce6" table:formula="of:=2*[$bonded.$F$10]*[$bonded.$E$10]*(EXP(-[$bonded.$F$10]*[$bonded.$G$10]*[.A102])-EXP(-2*[$bonded.$F$10]*[$bonded.$G$10]*[.A102]))" office:value-type="float" office:value="0.0855134518471328" calcext:value-type="float">
            <text:p>0.0855134518471328</text:p>
          </table:table-cell>
          <table:table-cell table:style-name="ce6" table:formula="of:=2*[$bonded.$F$11]*[$bonded.$E$11]*(EXP(-[$bonded.$F$11]*[$bonded.$G$11]*[.A102])-EXP(-2*[$bonded.$F$11]*[$bonded.$G$11]*[.A102]))" office:value-type="float" office:value="0.0357451596026704" calcext:value-type="float">
            <text:p>0.0357451596026704</text:p>
          </table:table-cell>
          <table:table-cell table:style-name="ce6" table:formula="of:=2*[$bonded.$F$12]*[$bonded.$E$12]*(EXP(-[$bonded.$F$12]*[$bonded.$G$12]*[.A102])-EXP(-2*[$bonded.$F$12]*[$bonded.$G$12]*[.A102]))" office:value-type="float" office:value="0.0225138566654988" calcext:value-type="float">
            <text:p>0.0225138566654988</text:p>
          </table:table-cell>
          <table:table-cell table:style-name="ce6" table:formula="of:=2*[$bonded.$F$13]*[$bonded.$E$13]*(EXP(-[$bonded.$F$13]*[$bonded.$G$13]*[.A102])-EXP(-2*[$bonded.$F$13]*[$bonded.$G$13]*[.A102]))" office:value-type="float" office:value="0.0706346936310568" calcext:value-type="float">
            <text:p>0.0706346936310568</text:p>
          </table:table-cell>
          <table:table-cell table:style-name="ce6" table:formula="of:=[$pair.$L$42]*([$pair.$F$42]/[$pair.$G$42])*([$pair.$I$42]*([$pair.$G$42]/([$pair.$K$42]*([.A102]+1)))^([$pair.$I$42]+1)-[$pair.$H$42]*([$pair.$G$42]/([$pair.$K$42]*([.A102]+1)))^([$pair.$H$42]+1))" office:value-type="float" office:value="0.0060407518456699" calcext:value-type="float">
            <text:p>0.0060407518456699</text:p>
          </table:table-cell>
          <table:table-cell table:style-name="ce6" table:formula="of:=[$pair.$L$43]*([$pair.$F$43]/[$pair.$G$43])*([$pair.$I$43]*([$pair.$G$43]/([$pair.$K$43]*([.A102]+1)))^([$pair.$I$43]+1)-[$pair.$H$43]*([$pair.$G$43]/([$pair.$K$43]*([.A102]+1)))^([$pair.$H$43]+1))" office:value-type="float" office:value="0.00120815036913398" calcext:value-type="float">
            <text:p>0.00120815036913398</text:p>
          </table:table-cell>
          <table:table-cell table:style-name="ce6" table:formula="of:=[$pair.$L$44]*([$pair.$F$44]/[$pair.$G$44])*([$pair.$I$44]*([$pair.$G$44]/([$pair.$K$44]*([.A102]+1)))^([$pair.$I$44]+1)-[$pair.$H$44]*([$pair.$G$44]/([$pair.$K$44]*([.A102]+1)))^([$pair.$H$44]+1))" office:value-type="float" office:value="0.00107710448597278" calcext:value-type="float">
            <text:p>0.00107710448597278</text:p>
          </table:table-cell>
          <table:table-cell table:style-name="ce6" table:formula="of:=[$pair.$L$45]*([$pair.$F$45]/[$pair.$G$45])*([$pair.$I$45]*([$pair.$G$45]/([$pair.$K$45]*([.A102]+1)))^([$pair.$I$45]+1)-[$pair.$H$45]*([$pair.$G$45]/([$pair.$K$45]*([.A102]+1)))^([$pair.$H$45]+1))" office:value-type="float" office:value="0.00335597324759435" calcext:value-type="float">
            <text:p>0.00335597324759435</text:p>
          </table:table-cell>
          <table:table-cell table:number-columns-repeated="1011"/>
        </table:table-row>
        <table:table-row table:style-name="ro1">
          <table:table-cell table:style-name="ce6" table:formula="of:=[.A102]+0.01" office:value-type="float" office:value="0.7" calcext:value-type="float">
            <text:p>0.7</text:p>
          </table:table-cell>
          <table:table-cell table:style-name="ce6" table:formula="of:=[$bonded.$E$2]*[$bonded.$F$2]*[.A103]" office:value-type="float" office:value="105" calcext:value-type="float">
            <text:p>105</text:p>
          </table:table-cell>
          <table:table-cell table:style-name="ce6" table:formula="of:=[$bonded.$E$3]*[$bonded.$F$3]*[.A103]" office:value-type="float" office:value="52.5" calcext:value-type="float">
            <text:p>52.5</text:p>
          </table:table-cell>
          <table:table-cell table:style-name="ce6" table:formula="of:=[$bonded.$E$4]*[$bonded.$F$4]*[.A103]" office:value-type="float" office:value="63" calcext:value-type="float">
            <text:p>63</text:p>
          </table:table-cell>
          <table:table-cell table:style-name="ce6" table:formula="of:=([$bonded.$E$7]*(([$bonded.$K$7]*([.A103]+1))/(1-(([$bonded.$K$7]*([.A103]+1))/[$bonded.$F$7])^2)))+24*([$bonded.$G$7]/[$bonded.$H$7])*(([$bonded.$H$7]/([$bonded.$K$7]*([.A103]+1)))^7-2*([$bonded.$H$7]/([$bonded.$K$7]*([.A103]+1)))^13)" office:value-type="float" office:value="-31.5206665899116" calcext:value-type="float">
            <text:p>-31.5206665899116</text:p>
          </table:table-cell>
          <table:table-cell table:style-name="ce6" table:formula="of:=2*[$bonded.$F$10]*[$bonded.$E$10]*(EXP(-[$bonded.$F$10]*[$bonded.$G$10]*[.A103])-EXP(-2*[$bonded.$F$10]*[$bonded.$G$10]*[.A103]))" office:value-type="float" office:value="0.0825703793001533" calcext:value-type="float">
            <text:p>0.0825703793001533</text:p>
          </table:table-cell>
          <table:table-cell table:style-name="ce6" table:formula="of:=2*[$bonded.$F$11]*[$bonded.$E$11]*(EXP(-[$bonded.$F$11]*[$bonded.$G$11]*[.A103])-EXP(-2*[$bonded.$F$11]*[$bonded.$G$11]*[.A103]))" office:value-type="float" office:value="0.0345626120455877" calcext:value-type="float">
            <text:p>0.0345626120455877</text:p>
          </table:table-cell>
          <table:table-cell table:style-name="ce6" table:formula="of:=2*[$bonded.$F$12]*[$bonded.$E$12]*(EXP(-[$bonded.$F$12]*[$bonded.$G$12]*[.A103])-EXP(-2*[$bonded.$F$12]*[$bonded.$G$12]*[.A103]))" office:value-type="float" office:value="0.0218038977847042" calcext:value-type="float">
            <text:p>0.0218038977847042</text:p>
          </table:table-cell>
          <table:table-cell table:style-name="ce6" table:formula="of:=2*[$bonded.$F$13]*[$bonded.$E$13]*(EXP(-[$bonded.$F$13]*[$bonded.$G$13]*[.A103])-EXP(-2*[$bonded.$F$13]*[$bonded.$G$13]*[.A103]))" office:value-type="float" office:value="0.0681852965032646" calcext:value-type="float">
            <text:p>0.0681852965032646</text:p>
          </table:table-cell>
          <table:table-cell table:style-name="ce6" table:formula="of:=[$pair.$L$42]*([$pair.$F$42]/[$pair.$G$42])*([$pair.$I$42]*([$pair.$G$42]/([$pair.$K$42]*([.A103]+1)))^([$pair.$I$42]+1)-[$pair.$H$42]*([$pair.$G$42]/([$pair.$K$42]*([.A103]+1)))^([$pair.$H$42]+1))" office:value-type="float" office:value="0.00582293428436741" calcext:value-type="float">
            <text:p>0.00582293428436741</text:p>
          </table:table-cell>
          <table:table-cell table:style-name="ce6" table:formula="of:=[$pair.$L$43]*([$pair.$F$43]/[$pair.$G$43])*([$pair.$I$43]*([$pair.$G$43]/([$pair.$K$43]*([.A103]+1)))^([$pair.$I$43]+1)-[$pair.$H$43]*([$pair.$G$43]/([$pair.$K$43]*([.A103]+1)))^([$pair.$H$43]+1))" office:value-type="float" office:value="0.00116458685687348" calcext:value-type="float">
            <text:p>0.00116458685687348</text:p>
          </table:table-cell>
          <table:table-cell table:style-name="ce6" table:formula="of:=[$pair.$L$44]*([$pair.$F$44]/[$pair.$G$44])*([$pair.$I$44]*([$pair.$G$44]/([$pair.$K$44]*([.A103]+1)))^([$pair.$I$44]+1)-[$pair.$H$44]*([$pair.$G$44]/([$pair.$K$44]*([.A103]+1)))^([$pair.$H$44]+1))" office:value-type="float" office:value="0.0010648959719183" calcext:value-type="float">
            <text:p>0.0010648959719183</text:p>
          </table:table-cell>
          <table:table-cell table:style-name="ce6" table:formula="of:=[$pair.$L$45]*([$pair.$F$45]/[$pair.$G$45])*([$pair.$I$45]*([$pair.$G$45]/([$pair.$K$45]*([.A103]+1)))^([$pair.$I$45]+1)-[$pair.$H$45]*([$pair.$G$45]/([$pair.$K$45]*([.A103]+1)))^([$pair.$H$45]+1))" office:value-type="float" office:value="0.0032349634913152" calcext:value-type="float">
            <text:p>0.0032349634913152</text:p>
          </table:table-cell>
          <table:table-cell table:number-columns-repeated="1011"/>
        </table:table-row>
        <table:table-row table:style-name="ro1">
          <table:table-cell table:style-name="ce6" table:formula="of:=[.A103]+0.01" office:value-type="float" office:value="0.71" calcext:value-type="float">
            <text:p>0.71</text:p>
          </table:table-cell>
          <table:table-cell table:style-name="ce6" table:formula="of:=[$bonded.$E$2]*[$bonded.$F$2]*[.A104]" office:value-type="float" office:value="106.5" calcext:value-type="float">
            <text:p>106.5</text:p>
          </table:table-cell>
          <table:table-cell table:style-name="ce6" table:formula="of:=[$bonded.$E$3]*[$bonded.$F$3]*[.A104]" office:value-type="float" office:value="53.25" calcext:value-type="float">
            <text:p>53.25</text:p>
          </table:table-cell>
          <table:table-cell table:style-name="ce6" table:formula="of:=[$bonded.$E$4]*[$bonded.$F$4]*[.A104]" office:value-type="float" office:value="63.9" calcext:value-type="float">
            <text:p>63.9</text:p>
          </table:table-cell>
          <table:table-cell table:style-name="ce6" table:formula="of:=([$bonded.$E$7]*(([$bonded.$K$7]*([.A104]+1))/(1-(([$bonded.$K$7]*([.A104]+1))/[$bonded.$F$7])^2)))+24*([$bonded.$G$7]/[$bonded.$H$7])*(([$bonded.$H$7]/([$bonded.$K$7]*([.A104]+1)))^7-2*([$bonded.$H$7]/([$bonded.$K$7]*([.A104]+1)))^13)" office:value-type="float" office:value="-25.5256868922418" calcext:value-type="float">
            <text:p>-25.5256868922418</text:p>
          </table:table-cell>
          <table:table-cell table:style-name="ce6" table:formula="of:=2*[$bonded.$F$10]*[$bonded.$E$10]*(EXP(-[$bonded.$F$10]*[$bonded.$G$10]*[.A104])-EXP(-2*[$bonded.$F$10]*[$bonded.$G$10]*[.A104]))" office:value-type="float" office:value="0.0797192722962451" calcext:value-type="float">
            <text:p>0.0797192722962451</text:p>
          </table:table-cell>
          <table:table-cell table:style-name="ce6" table:formula="of:=2*[$bonded.$F$11]*[$bonded.$E$11]*(EXP(-[$bonded.$F$11]*[$bonded.$G$11]*[.A104])-EXP(-2*[$bonded.$F$11]*[$bonded.$G$11]*[.A104]))" office:value-type="float" office:value="0.0334151461545704" calcext:value-type="float">
            <text:p>0.0334151461545704</text:p>
          </table:table-cell>
          <table:table-cell table:style-name="ce6" table:formula="of:=2*[$bonded.$F$12]*[$bonded.$E$12]*(EXP(-[$bonded.$F$12]*[$bonded.$G$12]*[.A104])-EXP(-2*[$bonded.$F$12]*[$bonded.$G$12]*[.A104]))" office:value-type="float" office:value="0.0211136777133028" calcext:value-type="float">
            <text:p>0.0211136777133028</text:p>
          </table:table-cell>
          <table:table-cell table:style-name="ce6" table:formula="of:=2*[$bonded.$F$13]*[$bonded.$E$13]*(EXP(-[$bonded.$F$13]*[$bonded.$G$13]*[.A104])-EXP(-2*[$bonded.$F$13]*[$bonded.$G$13]*[.A104]))" office:value-type="float" office:value="0.065813189624923" calcext:value-type="float">
            <text:p>0.065813189624923</text:p>
          </table:table-cell>
          <table:table-cell table:style-name="ce6" table:formula="of:=[$pair.$L$42]*([$pair.$F$42]/[$pair.$G$42])*([$pair.$I$42]*([$pair.$G$42]/([$pair.$K$42]*([.A104]+1)))^([$pair.$I$42]+1)-[$pair.$H$42]*([$pair.$G$42]/([$pair.$K$42]*([.A104]+1)))^([$pair.$H$42]+1))" office:value-type="float" office:value="0.00561362051372187" calcext:value-type="float">
            <text:p>0.00561362051372187</text:p>
          </table:table-cell>
          <table:table-cell table:style-name="ce6" table:formula="of:=[$pair.$L$43]*([$pair.$F$43]/[$pair.$G$43])*([$pair.$I$43]*([$pair.$G$43]/([$pair.$K$43]*([.A104]+1)))^([$pair.$I$43]+1)-[$pair.$H$43]*([$pair.$G$43]/([$pair.$K$43]*([.A104]+1)))^([$pair.$H$43]+1))" office:value-type="float" office:value="0.00112272410274438" calcext:value-type="float">
            <text:p>0.00112272410274438</text:p>
          </table:table-cell>
          <table:table-cell table:style-name="ce6" table:formula="of:=[$pair.$L$44]*([$pair.$F$44]/[$pair.$G$44])*([$pair.$I$44]*([$pair.$G$44]/([$pair.$K$44]*([.A104]+1)))^([$pair.$I$44]+1)-[$pair.$H$44]*([$pair.$G$44]/([$pair.$K$44]*([.A104]+1)))^([$pair.$H$44]+1))" office:value-type="float" office:value="0.00105277866360596" calcext:value-type="float">
            <text:p>0.00105277866360596</text:p>
          </table:table-cell>
          <table:table-cell table:style-name="ce6" table:formula="of:=[$pair.$L$45]*([$pair.$F$45]/[$pair.$G$45])*([$pair.$I$45]*([$pair.$G$45]/([$pair.$K$45]*([.A104]+1)))^([$pair.$I$45]+1)-[$pair.$H$45]*([$pair.$G$45]/([$pair.$K$45]*([.A104]+1)))^([$pair.$H$45]+1))" office:value-type="float" office:value="0.00311867806317879" calcext:value-type="float">
            <text:p>0.00311867806317879</text:p>
          </table:table-cell>
          <table:table-cell table:number-columns-repeated="1011"/>
        </table:table-row>
        <table:table-row table:style-name="ro1">
          <table:table-cell table:style-name="ce6" table:formula="of:=[.A104]+0.01" office:value-type="float" office:value="0.72" calcext:value-type="float">
            <text:p>0.72</text:p>
          </table:table-cell>
          <table:table-cell table:style-name="ce6" table:formula="of:=[$bonded.$E$2]*[$bonded.$F$2]*[.A105]" office:value-type="float" office:value="108" calcext:value-type="float">
            <text:p>108</text:p>
          </table:table-cell>
          <table:table-cell table:style-name="ce6" table:formula="of:=[$bonded.$E$3]*[$bonded.$F$3]*[.A105]" office:value-type="float" office:value="54" calcext:value-type="float">
            <text:p>54</text:p>
          </table:table-cell>
          <table:table-cell table:style-name="ce6" table:formula="of:=[$bonded.$E$4]*[$bonded.$F$4]*[.A105]" office:value-type="float" office:value="64.8" calcext:value-type="float">
            <text:p>64.8</text:p>
          </table:table-cell>
          <table:table-cell table:style-name="ce6" table:formula="of:=([$bonded.$E$7]*(([$bonded.$K$7]*([.A105]+1))/(1-(([$bonded.$K$7]*([.A105]+1))/[$bonded.$F$7])^2)))+24*([$bonded.$G$7]/[$bonded.$H$7])*(([$bonded.$H$7]/([$bonded.$K$7]*([.A105]+1)))^7-2*([$bonded.$H$7]/([$bonded.$K$7]*([.A105]+1)))^13)" office:value-type="float" office:value="-21.4654049812547" calcext:value-type="float">
            <text:p>-21.4654049812547</text:p>
          </table:table-cell>
          <table:table-cell table:style-name="ce6" table:formula="of:=2*[$bonded.$F$10]*[$bonded.$E$10]*(EXP(-[$bonded.$F$10]*[$bonded.$G$10]*[.A105])-EXP(-2*[$bonded.$F$10]*[$bonded.$G$10]*[.A105]))" office:value-type="float" office:value="0.0769579944259277" calcext:value-type="float">
            <text:p>0.0769579944259277</text:p>
          </table:table-cell>
          <table:table-cell table:style-name="ce6" table:formula="of:=2*[$bonded.$F$11]*[$bonded.$E$11]*(EXP(-[$bonded.$F$11]*[$bonded.$G$11]*[.A105])-EXP(-2*[$bonded.$F$11]*[$bonded.$G$11]*[.A105]))" office:value-type="float" office:value="0.0323020333354312" calcext:value-type="float">
            <text:p>0.0323020333354312</text:p>
          </table:table-cell>
          <table:table-cell table:style-name="ce6" table:formula="of:=2*[$bonded.$F$12]*[$bonded.$E$12]*(EXP(-[$bonded.$F$12]*[$bonded.$G$12]*[.A105])-EXP(-2*[$bonded.$F$12]*[$bonded.$G$12]*[.A105]))" office:value-type="float" office:value="0.0204428468910665" calcext:value-type="float">
            <text:p>0.0204428468910665</text:p>
          </table:table-cell>
          <table:table-cell table:style-name="ce6" table:formula="of:=2*[$bonded.$F$13]*[$bonded.$E$13]*(EXP(-[$bonded.$F$13]*[$bonded.$G$13]*[.A105])-EXP(-2*[$bonded.$F$13]*[$bonded.$G$13]*[.A105]))" office:value-type="float" office:value="0.0635165415787636" calcext:value-type="float">
            <text:p>0.0635165415787636</text:p>
          </table:table-cell>
          <table:table-cell table:style-name="ce6" table:formula="of:=[$pair.$L$42]*([$pair.$F$42]/[$pair.$G$42])*([$pair.$I$42]*([$pair.$G$42]/([$pair.$K$42]*([.A105]+1)))^([$pair.$I$42]+1)-[$pair.$H$42]*([$pair.$G$42]/([$pair.$K$42]*([.A105]+1)))^([$pair.$H$42]+1))" office:value-type="float" office:value="0.00541246703262808" calcext:value-type="float">
            <text:p>0.00541246703262808</text:p>
          </table:table-cell>
          <table:table-cell table:style-name="ce6" table:formula="of:=[$pair.$L$43]*([$pair.$F$43]/[$pair.$G$43])*([$pair.$I$43]*([$pair.$G$43]/([$pair.$K$43]*([.A105]+1)))^([$pair.$I$43]+1)-[$pair.$H$43]*([$pair.$G$43]/([$pair.$K$43]*([.A105]+1)))^([$pair.$H$43]+1))" office:value-type="float" office:value="0.00108249340652561" calcext:value-type="float">
            <text:p>0.00108249340652561</text:p>
          </table:table-cell>
          <table:table-cell table:style-name="ce6" table:formula="of:=[$pair.$L$44]*([$pair.$F$44]/[$pair.$G$44])*([$pair.$I$44]*([$pair.$G$44]/([$pair.$K$44]*([.A105]+1)))^([$pair.$I$44]+1)-[$pair.$H$44]*([$pair.$G$44]/([$pair.$K$44]*([.A105]+1)))^([$pair.$H$44]+1))" office:value-type="float" office:value="0.00104075655028875" calcext:value-type="float">
            <text:p>0.00104075655028875</text:p>
          </table:table-cell>
          <table:table-cell table:style-name="ce6" table:formula="of:=[$pair.$L$45]*([$pair.$F$45]/[$pair.$G$45])*([$pair.$I$45]*([$pair.$G$45]/([$pair.$K$45]*([.A105]+1)))^([$pair.$I$45]+1)-[$pair.$H$45]*([$pair.$G$45]/([$pair.$K$45]*([.A105]+1)))^([$pair.$H$45]+1))" office:value-type="float" office:value="0.00300692612923779" calcext:value-type="float">
            <text:p>0.00300692612923779</text:p>
          </table:table-cell>
          <table:table-cell table:number-columns-repeated="1011"/>
        </table:table-row>
        <table:table-row table:style-name="ro1">
          <table:table-cell table:style-name="ce6" table:formula="of:=[.A105]+0.01" office:value-type="float" office:value="0.73" calcext:value-type="float">
            <text:p>0.73</text:p>
          </table:table-cell>
          <table:table-cell table:style-name="ce6" table:formula="of:=[$bonded.$E$2]*[$bonded.$F$2]*[.A106]" office:value-type="float" office:value="109.5" calcext:value-type="float">
            <text:p>109.5</text:p>
          </table:table-cell>
          <table:table-cell table:style-name="ce6" table:formula="of:=[$bonded.$E$3]*[$bonded.$F$3]*[.A106]" office:value-type="float" office:value="54.75" calcext:value-type="float">
            <text:p>54.75</text:p>
          </table:table-cell>
          <table:table-cell table:style-name="ce6" table:formula="of:=[$bonded.$E$4]*[$bonded.$F$4]*[.A106]" office:value-type="float" office:value="65.7" calcext:value-type="float">
            <text:p>65.7</text:p>
          </table:table-cell>
          <table:table-cell table:style-name="ce6" table:formula="of:=([$bonded.$E$7]*(([$bonded.$K$7]*([.A106]+1))/(1-(([$bonded.$K$7]*([.A106]+1))/[$bonded.$F$7])^2)))+24*([$bonded.$G$7]/[$bonded.$H$7])*(([$bonded.$H$7]/([$bonded.$K$7]*([.A106]+1)))^7-2*([$bonded.$H$7]/([$bonded.$K$7]*([.A106]+1)))^13)" office:value-type="float" office:value="-18.5333396362541" calcext:value-type="float">
            <text:p>-18.5333396362541</text:p>
          </table:table-cell>
          <table:table-cell table:style-name="ce6" table:formula="of:=2*[$bonded.$F$10]*[$bonded.$E$10]*(EXP(-[$bonded.$F$10]*[$bonded.$G$10]*[.A106])-EXP(-2*[$bonded.$F$10]*[$bonded.$G$10]*[.A106]))" office:value-type="float" office:value="0.0742843946930436" calcext:value-type="float">
            <text:p>0.0742843946930436</text:p>
          </table:table-cell>
          <table:table-cell table:style-name="ce6" table:formula="of:=2*[$bonded.$F$11]*[$bonded.$E$11]*(EXP(-[$bonded.$F$11]*[$bonded.$G$11]*[.A106])-EXP(-2*[$bonded.$F$11]*[$bonded.$G$11]*[.A106]))" office:value-type="float" office:value="0.0312225332324568" calcext:value-type="float">
            <text:p>0.0312225332324568</text:p>
          </table:table-cell>
          <table:table-cell table:style-name="ce6" table:formula="of:=2*[$bonded.$F$12]*[$bonded.$E$12]*(EXP(-[$bonded.$F$12]*[$bonded.$G$12]*[.A106])-EXP(-2*[$bonded.$F$12]*[$bonded.$G$12]*[.A106]))" office:value-type="float" office:value="0.0197910449542695" calcext:value-type="float">
            <text:p>0.0197910449542695</text:p>
          </table:table-cell>
          <table:table-cell table:style-name="ce6" table:formula="of:=2*[$bonded.$F$13]*[$bonded.$E$13]*(EXP(-[$bonded.$F$13]*[$bonded.$G$13]*[.A106])-EXP(-2*[$bonded.$F$13]*[$bonded.$G$13]*[.A106]))" office:value-type="float" office:value="0.0612935113164" calcext:value-type="float">
            <text:p>0.0612935113164</text:p>
          </table:table-cell>
          <table:table-cell table:style-name="ce6" table:formula="of:=[$pair.$L$42]*([$pair.$F$42]/[$pair.$G$42])*([$pair.$I$42]*([$pair.$G$42]/([$pair.$K$42]*([.A106]+1)))^([$pair.$I$42]+1)-[$pair.$H$42]*([$pair.$G$42]/([$pair.$K$42]*([.A106]+1)))^([$pair.$H$42]+1))" office:value-type="float" office:value="0.00521914353480487" calcext:value-type="float">
            <text:p>0.00521914353480487</text:p>
          </table:table-cell>
          <table:table-cell table:style-name="ce6" table:formula="of:=[$pair.$L$43]*([$pair.$F$43]/[$pair.$G$43])*([$pair.$I$43]*([$pair.$G$43]/([$pair.$K$43]*([.A106]+1)))^([$pair.$I$43]+1)-[$pair.$H$43]*([$pair.$G$43]/([$pair.$K$43]*([.A106]+1)))^([$pair.$H$43]+1))" office:value-type="float" office:value="0.00104382870696098" calcext:value-type="float">
            <text:p>0.00104382870696098</text:p>
          </table:table-cell>
          <table:table-cell table:style-name="ce6" table:formula="of:=[$pair.$L$44]*([$pair.$F$44]/[$pair.$G$44])*([$pair.$I$44]*([$pair.$G$44]/([$pair.$K$44]*([.A106]+1)))^([$pair.$I$44]+1)-[$pair.$H$44]*([$pair.$G$44]/([$pair.$K$44]*([.A106]+1)))^([$pair.$H$44]+1))" office:value-type="float" office:value="0.00102883321944649" calcext:value-type="float">
            <text:p>0.00102883321944649</text:p>
          </table:table-cell>
          <table:table-cell table:style-name="ce6" table:formula="of:=[$pair.$L$45]*([$pair.$F$45]/[$pair.$G$45])*([$pair.$I$45]*([$pair.$G$45]/([$pair.$K$45]*([.A106]+1)))^([$pair.$I$45]+1)-[$pair.$H$45]*([$pair.$G$45]/([$pair.$K$45]*([.A106]+1)))^([$pair.$H$45]+1))" office:value-type="float" office:value="0.00289952418600267" calcext:value-type="float">
            <text:p>0.00289952418600267</text:p>
          </table:table-cell>
          <table:table-cell table:number-columns-repeated="1011"/>
        </table:table-row>
        <table:table-row table:style-name="ro1">
          <table:table-cell table:style-name="ce6" table:formula="of:=[.A106]+0.01" office:value-type="float" office:value="0.74" calcext:value-type="float">
            <text:p>0.74</text:p>
          </table:table-cell>
          <table:table-cell table:style-name="ce6" table:formula="of:=[$bonded.$E$2]*[$bonded.$F$2]*[.A107]" office:value-type="float" office:value="111" calcext:value-type="float">
            <text:p>111</text:p>
          </table:table-cell>
          <table:table-cell table:style-name="ce6" table:formula="of:=[$bonded.$E$3]*[$bonded.$F$3]*[.A107]" office:value-type="float" office:value="55.5" calcext:value-type="float">
            <text:p>55.5</text:p>
          </table:table-cell>
          <table:table-cell table:style-name="ce6" table:formula="of:=[$bonded.$E$4]*[$bonded.$F$4]*[.A107]" office:value-type="float" office:value="66.6" calcext:value-type="float">
            <text:p>66.6</text:p>
          </table:table-cell>
          <table:table-cell table:style-name="ce6" table:formula="of:=([$bonded.$E$7]*(([$bonded.$K$7]*([.A107]+1))/(1-(([$bonded.$K$7]*([.A107]+1))/[$bonded.$F$7])^2)))+24*([$bonded.$G$7]/[$bonded.$H$7])*(([$bonded.$H$7]/([$bonded.$K$7]*([.A107]+1)))^7-2*([$bonded.$H$7]/([$bonded.$K$7]*([.A107]+1)))^13)" office:value-type="float" office:value="-16.3165647989068" calcext:value-type="float">
            <text:p>-16.3165647989068</text:p>
          </table:table-cell>
          <table:table-cell table:style-name="ce6" table:formula="of:=2*[$bonded.$F$10]*[$bonded.$E$10]*(EXP(-[$bonded.$F$10]*[$bonded.$G$10]*[.A107])-EXP(-2*[$bonded.$F$10]*[$bonded.$G$10]*[.A107]))" office:value-type="float" office:value="0.0716963149381549" calcext:value-type="float">
            <text:p>0.0716963149381549</text:p>
          </table:table-cell>
          <table:table-cell table:style-name="ce6" table:formula="of:=2*[$bonded.$F$11]*[$bonded.$E$11]*(EXP(-[$bonded.$F$11]*[$bonded.$G$11]*[.A107])-EXP(-2*[$bonded.$F$11]*[$bonded.$G$11]*[.A107]))" office:value-type="float" office:value="0.0301758968482529" calcext:value-type="float">
            <text:p>0.0301758968482529</text:p>
          </table:table-cell>
          <table:table-cell table:style-name="ce6" table:formula="of:=2*[$bonded.$F$12]*[$bonded.$E$12]*(EXP(-[$bonded.$F$12]*[$bonded.$G$12]*[.A107])-EXP(-2*[$bonded.$F$12]*[$bonded.$G$12]*[.A107]))" office:value-type="float" office:value="0.0191579026774945" calcext:value-type="float">
            <text:p>0.0191579026774945</text:p>
          </table:table-cell>
          <table:table-cell table:style-name="ce6" table:formula="of:=2*[$bonded.$F$13]*[$bonded.$E$13]*(EXP(-[$bonded.$F$13]*[$bonded.$G$13]*[.A107])-EXP(-2*[$bonded.$F$13]*[$bonded.$G$13]*[.A107]))" office:value-type="float" office:value="0.059142254271933" calcext:value-type="float">
            <text:p>0.059142254271933</text:p>
          </table:table-cell>
          <table:table-cell table:style-name="ce6" table:formula="of:=[$pair.$L$42]*([$pair.$F$42]/[$pair.$G$42])*([$pair.$I$42]*([$pair.$G$42]/([$pair.$K$42]*([.A107]+1)))^([$pair.$I$42]+1)-[$pair.$H$42]*([$pair.$G$42]/([$pair.$K$42]*([.A107]+1)))^([$pair.$H$42]+1))" office:value-type="float" office:value="0.00503333254765772" calcext:value-type="float">
            <text:p>0.00503333254765772</text:p>
          </table:table-cell>
          <table:table-cell table:style-name="ce6" table:formula="of:=[$pair.$L$43]*([$pair.$F$43]/[$pair.$G$43])*([$pair.$I$43]*([$pair.$G$43]/([$pair.$K$43]*([.A107]+1)))^([$pair.$I$43]+1)-[$pair.$H$43]*([$pair.$G$43]/([$pair.$K$43]*([.A107]+1)))^([$pair.$H$43]+1))" office:value-type="float" office:value="0.00100666650953155" calcext:value-type="float">
            <text:p>0.00100666650953155</text:p>
          </table:table-cell>
          <table:table-cell table:style-name="ce6" table:formula="of:=[$pair.$L$44]*([$pair.$F$44]/[$pair.$G$44])*([$pair.$I$44]*([$pair.$G$44]/([$pair.$K$44]*([.A107]+1)))^([$pair.$I$44]+1)-[$pair.$H$44]*([$pair.$G$44]/([$pair.$K$44]*([.A107]+1)))^([$pair.$H$44]+1))" office:value-type="float" office:value="0.00101701188483038" calcext:value-type="float">
            <text:p>0.00101701188483038</text:p>
          </table:table-cell>
          <table:table-cell table:style-name="ce6" table:formula="of:=[$pair.$L$45]*([$pair.$F$45]/[$pair.$G$45])*([$pair.$I$45]*([$pair.$G$45]/([$pair.$K$45]*([.A107]+1)))^([$pair.$I$45]+1)-[$pair.$H$45]*([$pair.$G$45]/([$pair.$K$45]*([.A107]+1)))^([$pair.$H$45]+1))" office:value-type="float" office:value="0.00279629585980981" calcext:value-type="float">
            <text:p>0.00279629585980981</text:p>
          </table:table-cell>
          <table:table-cell table:number-columns-repeated="1011"/>
        </table:table-row>
        <table:table-row table:style-name="ro1">
          <table:table-cell table:style-name="ce6" table:formula="of:=[.A107]+0.01" office:value-type="float" office:value="0.75" calcext:value-type="float">
            <text:p>0.75</text:p>
          </table:table-cell>
          <table:table-cell table:style-name="ce6" table:formula="of:=[$bonded.$E$2]*[$bonded.$F$2]*[.A108]" office:value-type="float" office:value="112.5" calcext:value-type="float">
            <text:p>112.5</text:p>
          </table:table-cell>
          <table:table-cell table:style-name="ce6" table:formula="of:=[$bonded.$E$3]*[$bonded.$F$3]*[.A108]" office:value-type="float" office:value="56.25" calcext:value-type="float">
            <text:p>56.25</text:p>
          </table:table-cell>
          <table:table-cell table:style-name="ce6" table:formula="of:=[$bonded.$E$4]*[$bonded.$F$4]*[.A108]" office:value-type="float" office:value="67.5" calcext:value-type="float">
            <text:p>67.5</text:p>
          </table:table-cell>
          <table:table-cell table:style-name="ce6" table:formula="of:=([$bonded.$E$7]*(([$bonded.$K$7]*([.A108]+1))/(1-(([$bonded.$K$7]*([.A108]+1))/[$bonded.$F$7])^2)))+24*([$bonded.$G$7]/[$bonded.$H$7])*(([$bonded.$H$7]/([$bonded.$K$7]*([.A108]+1)))^7-2*([$bonded.$H$7]/([$bonded.$K$7]*([.A108]+1)))^13)" office:value-type="float" office:value="-14.5817485837993" calcext:value-type="float">
            <text:p>-14.5817485837993</text:p>
          </table:table-cell>
          <table:table-cell table:style-name="ce6" table:formula="of:=2*[$bonded.$F$10]*[$bonded.$E$10]*(EXP(-[$bonded.$F$10]*[$bonded.$G$10]*[.A108])-EXP(-2*[$bonded.$F$10]*[$bonded.$G$10]*[.A108]))" office:value-type="float" office:value="0.0691915964826693" calcext:value-type="float">
            <text:p>0.0691915964826693</text:p>
          </table:table-cell>
          <table:table-cell table:style-name="ce6" table:formula="of:=2*[$bonded.$F$11]*[$bonded.$E$11]*(EXP(-[$bonded.$F$11]*[$bonded.$G$11]*[.A108])-EXP(-2*[$bonded.$F$11]*[$bonded.$G$11]*[.A108]))" office:value-type="float" office:value="0.0291613693600615" calcext:value-type="float">
            <text:p>0.0291613693600615</text:p>
          </table:table-cell>
          <table:table-cell table:style-name="ce6" table:formula="of:=2*[$bonded.$F$12]*[$bonded.$E$12]*(EXP(-[$bonded.$F$12]*[$bonded.$G$12]*[.A108])-EXP(-2*[$bonded.$F$12]*[$bonded.$G$12]*[.A108]))" office:value-type="float" office:value="0.0185430437410401" calcext:value-type="float">
            <text:p>0.0185430437410401</text:p>
          </table:table-cell>
          <table:table-cell table:style-name="ce6" table:formula="of:=2*[$bonded.$F$13]*[$bonded.$E$13]*(EXP(-[$bonded.$F$13]*[$bonded.$G$13]*[.A108])-EXP(-2*[$bonded.$F$13]*[$bonded.$G$13]*[.A108]))" office:value-type="float" office:value="0.0570609278235468" calcext:value-type="float">
            <text:p>0.0570609278235468</text:p>
          </table:table-cell>
          <table:table-cell table:style-name="ce6" table:formula="of:=[$pair.$L$42]*([$pair.$F$42]/[$pair.$G$42])*([$pair.$I$42]*([$pair.$G$42]/([$pair.$K$42]*([.A108]+1)))^([$pair.$I$42]+1)-[$pair.$H$42]*([$pair.$G$42]/([$pair.$K$42]*([.A108]+1)))^([$pair.$H$42]+1))" office:value-type="float" office:value="0.00485472905981936" calcext:value-type="float">
            <text:p>0.00485472905981936</text:p>
          </table:table-cell>
          <table:table-cell table:style-name="ce6" table:formula="of:=[$pair.$L$43]*([$pair.$F$43]/[$pair.$G$43])*([$pair.$I$43]*([$pair.$G$43]/([$pair.$K$43]*([.A108]+1)))^([$pair.$I$43]+1)-[$pair.$H$43]*([$pair.$G$43]/([$pair.$K$43]*([.A108]+1)))^([$pair.$H$43]+1))" office:value-type="float" office:value="0.000970945811963872" calcext:value-type="float">
            <text:p>0.000970945811963872</text:p>
          </table:table-cell>
          <table:table-cell table:style-name="ce6" table:formula="of:=[$pair.$L$44]*([$pair.$F$44]/[$pair.$G$44])*([$pair.$I$44]*([$pair.$G$44]/([$pair.$K$44]*([.A108]+1)))^([$pair.$I$44]+1)-[$pair.$H$44]*([$pair.$G$44]/([$pair.$K$44]*([.A108]+1)))^([$pair.$H$44]+1))" office:value-type="float" office:value="0.00100529541262569" calcext:value-type="float">
            <text:p>0.00100529541262569</text:p>
          </table:table-cell>
          <table:table-cell table:style-name="ce6" table:formula="of:=[$pair.$L$45]*([$pair.$F$45]/[$pair.$G$45])*([$pair.$I$45]*([$pair.$G$45]/([$pair.$K$45]*([.A108]+1)))^([$pair.$I$45]+1)-[$pair.$H$45]*([$pair.$G$45]/([$pair.$K$45]*([.A108]+1)))^([$pair.$H$45]+1))" office:value-type="float" office:value="0.00269707169989961" calcext:value-type="float">
            <text:p>0.00269707169989961</text:p>
          </table:table-cell>
          <table:table-cell table:number-columns-repeated="1011"/>
        </table:table-row>
        <table:table-row table:style-name="ro1">
          <table:table-cell table:style-name="ce6" table:formula="of:=[.A108]+0.01" office:value-type="float" office:value="0.76" calcext:value-type="float">
            <text:p>0.76</text:p>
          </table:table-cell>
          <table:table-cell table:style-name="ce6" table:formula="of:=[$bonded.$E$2]*[$bonded.$F$2]*[.A109]" office:value-type="float" office:value="114" calcext:value-type="float">
            <text:p>114</text:p>
          </table:table-cell>
          <table:table-cell table:style-name="ce6" table:formula="of:=[$bonded.$E$3]*[$bonded.$F$3]*[.A109]" office:value-type="float" office:value="57" calcext:value-type="float">
            <text:p>57</text:p>
          </table:table-cell>
          <table:table-cell table:style-name="ce6" table:formula="of:=[$bonded.$E$4]*[$bonded.$F$4]*[.A109]" office:value-type="float" office:value="68.4" calcext:value-type="float">
            <text:p>68.4</text:p>
          </table:table-cell>
          <table:table-cell table:style-name="ce6" table:formula="of:=([$bonded.$E$7]*(([$bonded.$K$7]*([.A109]+1))/(1-(([$bonded.$K$7]*([.A109]+1))/[$bonded.$F$7])^2)))+24*([$bonded.$G$7]/[$bonded.$H$7])*(([$bonded.$H$7]/([$bonded.$K$7]*([.A109]+1)))^7-2*([$bonded.$H$7]/([$bonded.$K$7]*([.A109]+1)))^13)" office:value-type="float" office:value="-13.1870900655388" calcext:value-type="float">
            <text:p>-13.1870900655388</text:p>
          </table:table-cell>
          <table:table-cell table:style-name="ce6" table:formula="of:=2*[$bonded.$F$10]*[$bonded.$E$10]*(EXP(-[$bonded.$F$10]*[$bonded.$G$10]*[.A109])-EXP(-2*[$bonded.$F$10]*[$bonded.$G$10]*[.A109]))" office:value-type="float" office:value="0.066768086059463" calcext:value-type="float">
            <text:p>0.066768086059463</text:p>
          </table:table-cell>
          <table:table-cell table:style-name="ce6" table:formula="of:=2*[$bonded.$F$11]*[$bonded.$E$11]*(EXP(-[$bonded.$F$11]*[$bonded.$G$11]*[.A109])-EXP(-2*[$bonded.$F$11]*[$bonded.$G$11]*[.A109]))" office:value-type="float" office:value="0.0281781926570298" calcext:value-type="float">
            <text:p>0.0281781926570298</text:p>
          </table:table-cell>
          <table:table-cell table:style-name="ce6" table:formula="of:=2*[$bonded.$F$12]*[$bonded.$E$12]*(EXP(-[$bonded.$F$12]*[$bonded.$G$12]*[.A109])-EXP(-2*[$bonded.$F$12]*[$bonded.$G$12]*[.A109]))" office:value-type="float" office:value="0.0179460863372908" calcext:value-type="float">
            <text:p>0.0179460863372908</text:p>
          </table:table-cell>
          <table:table-cell table:style-name="ce6" table:formula="of:=2*[$bonded.$F$13]*[$bonded.$E$13]*(EXP(-[$bonded.$F$13]*[$bonded.$G$13]*[.A109])-EXP(-2*[$bonded.$F$13]*[$bonded.$G$13]*[.A109]))" office:value-type="float" office:value="0.0550476961586201" calcext:value-type="float">
            <text:p>0.0550476961586201</text:p>
          </table:table-cell>
          <table:table-cell table:style-name="ce6" table:formula="of:=[$pair.$L$42]*([$pair.$F$42]/[$pair.$G$42])*([$pair.$I$42]*([$pair.$G$42]/([$pair.$K$42]*([.A109]+1)))^([$pair.$I$42]+1)-[$pair.$H$42]*([$pair.$G$42]/([$pair.$K$42]*([.A109]+1)))^([$pair.$H$42]+1))" office:value-type="float" office:value="0.0046830401411447" calcext:value-type="float">
            <text:p>0.0046830401411447</text:p>
          </table:table-cell>
          <table:table-cell table:style-name="ce6" table:formula="of:=[$pair.$L$43]*([$pair.$F$43]/[$pair.$G$43])*([$pair.$I$43]*([$pair.$G$43]/([$pair.$K$43]*([.A109]+1)))^([$pair.$I$43]+1)-[$pair.$H$43]*([$pair.$G$43]/([$pair.$K$43]*([.A109]+1)))^([$pair.$H$43]+1))" office:value-type="float" office:value="0.000936608028228941" calcext:value-type="float">
            <text:p>0.000936608028228941</text:p>
          </table:table-cell>
          <table:table-cell table:style-name="ce6" table:formula="of:=[$pair.$L$44]*([$pair.$F$44]/[$pair.$G$44])*([$pair.$I$44]*([$pair.$G$44]/([$pair.$K$44]*([.A109]+1)))^([$pair.$I$44]+1)-[$pair.$H$44]*([$pair.$G$44]/([$pair.$K$44]*([.A109]+1)))^([$pair.$H$44]+1))" office:value-type="float" office:value="0.000993686345862491" calcext:value-type="float">
            <text:p>0.000993686345862491</text:p>
          </table:table-cell>
          <table:table-cell table:style-name="ce6" table:formula="of:=[$pair.$L$45]*([$pair.$F$45]/[$pair.$G$45])*([$pair.$I$45]*([$pair.$G$45]/([$pair.$K$45]*([.A109]+1)))^([$pair.$I$45]+1)-[$pair.$H$45]*([$pair.$G$45]/([$pair.$K$45]*([.A109]+1)))^([$pair.$H$45]+1))" office:value-type="float" office:value="0.00260168896730258" calcext:value-type="float">
            <text:p>0.00260168896730258</text:p>
          </table:table-cell>
          <table:table-cell table:number-columns-repeated="1011"/>
        </table:table-row>
        <table:table-row table:style-name="ro1">
          <table:table-cell table:style-name="ce6" table:formula="of:=[.A109]+0.01" office:value-type="float" office:value="0.77" calcext:value-type="float">
            <text:p>0.77</text:p>
          </table:table-cell>
          <table:table-cell table:style-name="ce6" table:formula="of:=[$bonded.$E$2]*[$bonded.$F$2]*[.A110]" office:value-type="float" office:value="115.5" calcext:value-type="float">
            <text:p>115.5</text:p>
          </table:table-cell>
          <table:table-cell table:style-name="ce6" table:formula="of:=[$bonded.$E$3]*[$bonded.$F$3]*[.A110]" office:value-type="float" office:value="57.75" calcext:value-type="float">
            <text:p>57.75</text:p>
          </table:table-cell>
          <table:table-cell table:style-name="ce6" table:formula="of:=[$bonded.$E$4]*[$bonded.$F$4]*[.A110]" office:value-type="float" office:value="69.3" calcext:value-type="float">
            <text:p>69.3</text:p>
          </table:table-cell>
          <table:table-cell table:style-name="ce6" table:formula="of:=([$bonded.$E$7]*(([$bonded.$K$7]*([.A110]+1))/(1-(([$bonded.$K$7]*([.A110]+1))/[$bonded.$F$7])^2)))+24*([$bonded.$G$7]/[$bonded.$H$7])*(([$bonded.$H$7]/([$bonded.$K$7]*([.A110]+1)))^7-2*([$bonded.$H$7]/([$bonded.$K$7]*([.A110]+1)))^13)" office:value-type="float" office:value="-12.0414458851457" calcext:value-type="float">
            <text:p>-12.0414458851457</text:p>
          </table:table-cell>
          <table:table-cell table:style-name="ce6" table:formula="of:=2*[$bonded.$F$10]*[$bonded.$E$10]*(EXP(-[$bonded.$F$10]*[$bonded.$G$10]*[.A110])-EXP(-2*[$bonded.$F$10]*[$bonded.$G$10]*[.A110]))" office:value-type="float" office:value="0.0644236410906367" calcext:value-type="float">
            <text:p>0.0644236410906367</text:p>
          </table:table-cell>
          <table:table-cell table:style-name="ce6" table:formula="of:=2*[$bonded.$F$11]*[$bonded.$E$11]*(EXP(-[$bonded.$F$11]*[$bonded.$G$11]*[.A110])-EXP(-2*[$bonded.$F$11]*[$bonded.$G$11]*[.A110]))" office:value-type="float" office:value="0.027225607621071" calcext:value-type="float">
            <text:p>0.027225607621071</text:p>
          </table:table-cell>
          <table:table-cell table:style-name="ce6" table:formula="of:=2*[$bonded.$F$12]*[$bonded.$E$12]*(EXP(-[$bonded.$F$12]*[$bonded.$G$12]*[.A110])-EXP(-2*[$bonded.$F$12]*[$bonded.$G$12]*[.A110]))" office:value-type="float" office:value="0.0173666446284441" calcext:value-type="float">
            <text:p>0.0173666446284441</text:p>
          </table:table-cell>
          <table:table-cell table:style-name="ce6" table:formula="of:=2*[$bonded.$F$13]*[$bonded.$E$13]*(EXP(-[$bonded.$F$13]*[$bonded.$G$13]*[.A110])-EXP(-2*[$bonded.$F$13]*[$bonded.$G$13]*[.A110]))" office:value-type="float" office:value="0.0531007345935121" calcext:value-type="float">
            <text:p>0.0531007345935121</text:p>
          </table:table-cell>
          <table:table-cell table:style-name="ce6" table:formula="of:=[$pair.$L$42]*([$pair.$F$42]/[$pair.$G$42])*([$pair.$I$42]*([$pair.$G$42]/([$pair.$K$42]*([.A110]+1)))^([$pair.$I$42]+1)-[$pair.$H$42]*([$pair.$G$42]/([$pair.$K$42]*([.A110]+1)))^([$pair.$H$42]+1))" office:value-type="float" office:value="0.00451798455838322" calcext:value-type="float">
            <text:p>0.00451798455838322</text:p>
          </table:table-cell>
          <table:table-cell table:style-name="ce6" table:formula="of:=[$pair.$L$43]*([$pair.$F$43]/[$pair.$G$43])*([$pair.$I$43]*([$pair.$G$43]/([$pair.$K$43]*([.A110]+1)))^([$pair.$I$43]+1)-[$pair.$H$43]*([$pair.$G$43]/([$pair.$K$43]*([.A110]+1)))^([$pair.$H$43]+1))" office:value-type="float" office:value="0.000903596911676645" calcext:value-type="float">
            <text:p>0.000903596911676645</text:p>
          </table:table-cell>
          <table:table-cell table:style-name="ce6" table:formula="of:=[$pair.$L$44]*([$pair.$F$44]/[$pair.$G$44])*([$pair.$I$44]*([$pair.$G$44]/([$pair.$K$44]*([.A110]+1)))^([$pair.$I$44]+1)-[$pair.$H$44]*([$pair.$G$44]/([$pair.$K$44]*([.A110]+1)))^([$pair.$H$44]+1))" office:value-type="float" office:value="0.000982186927194544" calcext:value-type="float">
            <text:p>0.000982186927194544</text:p>
          </table:table-cell>
          <table:table-cell table:style-name="ce6" table:formula="of:=[$pair.$L$45]*([$pair.$F$45]/[$pair.$G$45])*([$pair.$I$45]*([$pair.$G$45]/([$pair.$K$45]*([.A110]+1)))^([$pair.$I$45]+1)-[$pair.$H$45]*([$pair.$G$45]/([$pair.$K$45]*([.A110]+1)))^([$pair.$H$45]+1))" office:value-type="float" office:value="0.00250999142132398" calcext:value-type="float">
            <text:p>0.00250999142132398</text:p>
          </table:table-cell>
          <table:table-cell table:number-columns-repeated="1011"/>
        </table:table-row>
        <table:table-row table:style-name="ro1">
          <table:table-cell table:style-name="ce6" table:formula="of:=[.A110]+0.01" office:value-type="float" office:value="0.78" calcext:value-type="float">
            <text:p>0.78</text:p>
          </table:table-cell>
          <table:table-cell table:style-name="ce6" table:formula="of:=[$bonded.$E$2]*[$bonded.$F$2]*[.A111]" office:value-type="float" office:value="117" calcext:value-type="float">
            <text:p>117</text:p>
          </table:table-cell>
          <table:table-cell table:style-name="ce6" table:formula="of:=[$bonded.$E$3]*[$bonded.$F$3]*[.A111]" office:value-type="float" office:value="58.5" calcext:value-type="float">
            <text:p>58.5</text:p>
          </table:table-cell>
          <table:table-cell table:style-name="ce6" table:formula="of:=[$bonded.$E$4]*[$bonded.$F$4]*[.A111]" office:value-type="float" office:value="70.2" calcext:value-type="float">
            <text:p>70.2</text:p>
          </table:table-cell>
          <table:table-cell table:style-name="ce6" table:formula="of:=([$bonded.$E$7]*(([$bonded.$K$7]*([.A111]+1))/(1-(([$bonded.$K$7]*([.A111]+1))/[$bonded.$F$7])^2)))+24*([$bonded.$G$7]/[$bonded.$H$7])*(([$bonded.$H$7]/([$bonded.$K$7]*([.A111]+1)))^7-2*([$bonded.$H$7]/([$bonded.$K$7]*([.A111]+1)))^13)" office:value-type="float" office:value="-11.0835636487793" calcext:value-type="float">
            <text:p>-11.0835636487793</text:p>
          </table:table-cell>
          <table:table-cell table:style-name="ce6" table:formula="of:=2*[$bonded.$F$10]*[$bonded.$E$10]*(EXP(-[$bonded.$F$10]*[$bonded.$G$10]*[.A111])-EXP(-2*[$bonded.$F$10]*[$bonded.$G$10]*[.A111]))" office:value-type="float" office:value="0.0621561343682877" calcext:value-type="float">
            <text:p>0.0621561343682877</text:p>
          </table:table-cell>
          <table:table-cell table:style-name="ce6" table:formula="of:=2*[$bonded.$F$11]*[$bonded.$E$11]*(EXP(-[$bonded.$F$11]*[$bonded.$G$11]*[.A111])-EXP(-2*[$bonded.$F$11]*[$bonded.$G$11]*[.A111]))" office:value-type="float" office:value="0.0263028561722478" calcext:value-type="float">
            <text:p>0.0263028561722478</text:p>
          </table:table-cell>
          <table:table-cell table:style-name="ce6" table:formula="of:=2*[$bonded.$F$12]*[$bonded.$E$12]*(EXP(-[$bonded.$F$12]*[$bonded.$G$12]*[.A111])-EXP(-2*[$bonded.$F$12]*[$bonded.$G$12]*[.A111]))" office:value-type="float" office:value="0.0168043300670973" calcext:value-type="float">
            <text:p>0.0168043300670973</text:p>
          </table:table-cell>
          <table:table-cell table:style-name="ce6" table:formula="of:=2*[$bonded.$F$13]*[$bonded.$E$13]*(EXP(-[$bonded.$F$13]*[$bonded.$G$13]*[.A111])-EXP(-2*[$bonded.$F$13]*[$bonded.$G$13]*[.A111]))" office:value-type="float" office:value="0.0512182333951468" calcext:value-type="float">
            <text:p>0.0512182333951468</text:p>
          </table:table-cell>
          <table:table-cell table:style-name="ce6" table:formula="of:=[$pair.$L$42]*([$pair.$F$42]/[$pair.$G$42])*([$pair.$I$42]*([$pair.$G$42]/([$pair.$K$42]*([.A111]+1)))^([$pair.$I$42]+1)-[$pair.$H$42]*([$pair.$G$42]/([$pair.$K$42]*([.A111]+1)))^([$pair.$H$42]+1))" office:value-type="float" office:value="0.00435929238926842" calcext:value-type="float">
            <text:p>0.00435929238926842</text:p>
          </table:table-cell>
          <table:table-cell table:style-name="ce6" table:formula="of:=[$pair.$L$43]*([$pair.$F$43]/[$pair.$G$43])*([$pair.$I$43]*([$pair.$G$43]/([$pair.$K$43]*([.A111]+1)))^([$pair.$I$43]+1)-[$pair.$H$43]*([$pair.$G$43]/([$pair.$K$43]*([.A111]+1)))^([$pair.$H$43]+1))" office:value-type="float" office:value="0.000871858477853684" calcext:value-type="float">
            <text:p>0.000871858477853684</text:p>
          </table:table-cell>
          <table:table-cell table:style-name="ce6" table:formula="of:=[$pair.$L$44]*([$pair.$F$44]/[$pair.$G$44])*([$pair.$I$44]*([$pair.$G$44]/([$pair.$K$44]*([.A111]+1)))^([$pair.$I$44]+1)-[$pair.$H$44]*([$pair.$G$44]/([$pair.$K$44]*([.A111]+1)))^([$pair.$H$44]+1))" office:value-type="float" office:value="0.00097079912015815" calcext:value-type="float">
            <text:p>0.00097079912015815</text:p>
          </table:table-cell>
          <table:table-cell table:style-name="ce6" table:formula="of:=[$pair.$L$45]*([$pair.$F$45]/[$pair.$G$45])*([$pair.$I$45]*([$pair.$G$45]/([$pair.$K$45]*([.A111]+1)))^([$pair.$I$45]+1)-[$pair.$H$45]*([$pair.$G$45]/([$pair.$K$45]*([.A111]+1)))^([$pair.$H$45]+1))" office:value-type="float" office:value="0.00242182910514909" calcext:value-type="float">
            <text:p>0.00242182910514909</text:p>
          </table:table-cell>
          <table:table-cell table:number-columns-repeated="1011"/>
        </table:table-row>
        <table:table-row table:style-name="ro1">
          <table:table-cell table:style-name="ce6" table:formula="of:=[.A111]+0.01" office:value-type="float" office:value="0.790000000000001" calcext:value-type="float">
            <text:p>0.790000000000001</text:p>
          </table:table-cell>
          <table:table-cell table:style-name="ce6" table:formula="of:=[$bonded.$E$2]*[$bonded.$F$2]*[.A112]" office:value-type="float" office:value="118.5" calcext:value-type="float">
            <text:p>118.5</text:p>
          </table:table-cell>
          <table:table-cell table:style-name="ce6" table:formula="of:=[$bonded.$E$3]*[$bonded.$F$3]*[.A112]" office:value-type="float" office:value="59.25" calcext:value-type="float">
            <text:p>59.25</text:p>
          </table:table-cell>
          <table:table-cell table:style-name="ce6" table:formula="of:=[$bonded.$E$4]*[$bonded.$F$4]*[.A112]" office:value-type="float" office:value="71.1000000000001" calcext:value-type="float">
            <text:p>71.1000000000001</text:p>
          </table:table-cell>
          <table:table-cell table:style-name="ce6" table:formula="of:=([$bonded.$E$7]*(([$bonded.$K$7]*([.A112]+1))/(1-(([$bonded.$K$7]*([.A112]+1))/[$bonded.$F$7])^2)))+24*([$bonded.$G$7]/[$bonded.$H$7])*(([$bonded.$H$7]/([$bonded.$K$7]*([.A112]+1)))^7-2*([$bonded.$H$7]/([$bonded.$K$7]*([.A112]+1)))^13)" office:value-type="float" office:value="-10.2707569142038" calcext:value-type="float">
            <text:p>-10.2707569142038</text:p>
          </table:table-cell>
          <table:table-cell table:style-name="ce6" table:formula="of:=2*[$bonded.$F$10]*[$bonded.$E$10]*(EXP(-[$bonded.$F$10]*[$bonded.$G$10]*[.A112])-EXP(-2*[$bonded.$F$10]*[$bonded.$G$10]*[.A112]))" office:value-type="float" office:value="0.0599634581897984" calcext:value-type="float">
            <text:p>0.0599634581897984</text:p>
          </table:table-cell>
          <table:table-cell table:style-name="ce6" table:formula="of:=2*[$bonded.$F$11]*[$bonded.$E$11]*(EXP(-[$bonded.$F$11]*[$bonded.$G$11]*[.A112])-EXP(-2*[$bonded.$F$11]*[$bonded.$G$11]*[.A112]))" office:value-type="float" office:value="0.0254091830980272" calcext:value-type="float">
            <text:p>0.0254091830980272</text:p>
          </table:table-cell>
          <table:table-cell table:style-name="ce6" table:formula="of:=2*[$bonded.$F$12]*[$bonded.$E$12]*(EXP(-[$bonded.$F$12]*[$bonded.$G$12]*[.A112])-EXP(-2*[$bonded.$F$12]*[$bonded.$G$12]*[.A112]))" office:value-type="float" office:value="0.0162587525903639" calcext:value-type="float">
            <text:p>0.0162587525903639</text:p>
          </table:table-cell>
          <table:table-cell table:style-name="ce6" table:formula="of:=2*[$bonded.$F$13]*[$bonded.$E$13]*(EXP(-[$bonded.$F$13]*[$bonded.$G$13]*[.A112])-EXP(-2*[$bonded.$F$13]*[$bonded.$G$13]*[.A112]))" office:value-type="float" office:value="0.0493984011477906" calcext:value-type="float">
            <text:p>0.0493984011477906</text:p>
          </table:table-cell>
          <table:table-cell table:style-name="ce6" table:formula="of:=[$pair.$L$42]*([$pair.$F$42]/[$pair.$G$42])*([$pair.$I$42]*([$pair.$G$42]/([$pair.$K$42]*([.A112]+1)))^([$pair.$I$42]+1)-[$pair.$H$42]*([$pair.$G$42]/([$pair.$K$42]*([.A112]+1)))^([$pair.$H$42]+1))" office:value-type="float" office:value="0.00420670463734239" calcext:value-type="float">
            <text:p>0.00420670463734239</text:p>
          </table:table-cell>
          <table:table-cell table:style-name="ce6" table:formula="of:=[$pair.$L$43]*([$pair.$F$43]/[$pair.$G$43])*([$pair.$I$43]*([$pair.$G$43]/([$pair.$K$43]*([.A112]+1)))^([$pair.$I$43]+1)-[$pair.$H$43]*([$pair.$G$43]/([$pair.$K$43]*([.A112]+1)))^([$pair.$H$43]+1))" office:value-type="float" office:value="0.000841340927468477" calcext:value-type="float">
            <text:p>0.000841340927468477</text:p>
          </table:table-cell>
          <table:table-cell table:style-name="ce6" table:formula="of:=[$pair.$L$44]*([$pair.$F$44]/[$pair.$G$44])*([$pair.$I$44]*([$pair.$G$44]/([$pair.$K$44]*([.A112]+1)))^([$pair.$I$44]+1)-[$pair.$H$44]*([$pair.$G$44]/([$pair.$K$44]*([.A112]+1)))^([$pair.$H$44]+1))" office:value-type="float" office:value="0.000959524629014539" calcext:value-type="float">
            <text:p>0.000959524629014539</text:p>
          </table:table-cell>
          <table:table-cell table:style-name="ce6" table:formula="of:=[$pair.$L$45]*([$pair.$F$45]/[$pair.$G$45])*([$pair.$I$45]*([$pair.$G$45]/([$pair.$K$45]*([.A112]+1)))^([$pair.$I$45]+1)-[$pair.$H$45]*([$pair.$G$45]/([$pair.$K$45]*([.A112]+1)))^([$pair.$H$45]+1))" office:value-type="float" office:value="0.00233705813185685" calcext:value-type="float">
            <text:p>0.00233705813185685</text:p>
          </table:table-cell>
          <table:table-cell table:number-columns-repeated="1011"/>
        </table:table-row>
        <table:table-row table:style-name="ro1">
          <table:table-cell table:style-name="ce6" table:formula="of:=[.A112]+0.01" office:value-type="float" office:value="0.8" calcext:value-type="float">
            <text:p>0.8</text:p>
          </table:table-cell>
          <table:table-cell table:style-name="ce6" table:formula="of:=[$bonded.$E$2]*[$bonded.$F$2]*[.A113]" office:value-type="float" office:value="120" calcext:value-type="float">
            <text:p>120</text:p>
          </table:table-cell>
          <table:table-cell table:style-name="ce6" table:formula="of:=[$bonded.$E$3]*[$bonded.$F$3]*[.A113]" office:value-type="float" office:value="60" calcext:value-type="float">
            <text:p>60</text:p>
          </table:table-cell>
          <table:table-cell table:style-name="ce6" table:formula="of:=[$bonded.$E$4]*[$bonded.$F$4]*[.A113]" office:value-type="float" office:value="72" calcext:value-type="float">
            <text:p>72</text:p>
          </table:table-cell>
          <table:table-cell table:style-name="ce6" table:formula="of:=([$bonded.$E$7]*(([$bonded.$K$7]*([.A113]+1))/(1-(([$bonded.$K$7]*([.A113]+1))/[$bonded.$F$7])^2)))+24*([$bonded.$G$7]/[$bonded.$H$7])*(([$bonded.$H$7]/([$bonded.$K$7]*([.A113]+1)))^7-2*([$bonded.$H$7]/([$bonded.$K$7]*([.A113]+1)))^13)" office:value-type="float" office:value="-9.57236644208703" calcext:value-type="float">
            <text:p>-9.57236644208703</text:p>
          </table:table-cell>
          <table:table-cell table:style-name="ce6" table:formula="of:=2*[$bonded.$F$10]*[$bonded.$E$10]*(EXP(-[$bonded.$F$10]*[$bonded.$G$10]*[.A113])-EXP(-2*[$bonded.$F$10]*[$bonded.$G$10]*[.A113]))" office:value-type="float" office:value="0.05784352799508" calcext:value-type="float">
            <text:p>0.05784352799508</text:p>
          </table:table-cell>
          <table:table-cell table:style-name="ce6" table:formula="of:=2*[$bonded.$F$11]*[$bonded.$E$11]*(EXP(-[$bonded.$F$11]*[$bonded.$G$11]*[.A113])-EXP(-2*[$bonded.$F$11]*[$bonded.$G$11]*[.A113]))" office:value-type="float" office:value="0.0245438376842887" calcext:value-type="float">
            <text:p>0.0245438376842887</text:p>
          </table:table-cell>
          <table:table-cell table:style-name="ce6" table:formula="of:=2*[$bonded.$F$12]*[$bonded.$E$12]*(EXP(-[$bonded.$F$12]*[$bonded.$G$12]*[.A113])-EXP(-2*[$bonded.$F$12]*[$bonded.$G$12]*[.A113]))" office:value-type="float" office:value="0.0157295216974135" calcext:value-type="float">
            <text:p>0.0157295216974135</text:p>
          </table:table-cell>
          <table:table-cell table:style-name="ce6" table:formula="of:=2*[$bonded.$F$13]*[$bonded.$E$13]*(EXP(-[$bonded.$F$13]*[$bonded.$G$13]*[.A113])-EXP(-2*[$bonded.$F$13]*[$bonded.$G$13]*[.A113]))" office:value-type="float" office:value="0.0476394677049762" calcext:value-type="float">
            <text:p>0.0476394677049762</text:p>
          </table:table-cell>
          <table:table-cell table:style-name="ce6" table:formula="of:=[$pair.$L$42]*([$pair.$F$42]/[$pair.$G$42])*([$pair.$I$42]*([$pair.$G$42]/([$pair.$K$42]*([.A113]+1)))^([$pair.$I$42]+1)-[$pair.$H$42]*([$pair.$G$42]/([$pair.$K$42]*([.A113]+1)))^([$pair.$H$42]+1))" office:value-type="float" office:value="0.00405997284946557" calcext:value-type="float">
            <text:p>0.00405997284946557</text:p>
          </table:table-cell>
          <table:table-cell table:style-name="ce6" table:formula="of:=[$pair.$L$43]*([$pair.$F$43]/[$pair.$G$43])*([$pair.$I$43]*([$pair.$G$43]/([$pair.$K$43]*([.A113]+1)))^([$pair.$I$43]+1)-[$pair.$H$43]*([$pair.$G$43]/([$pair.$K$43]*([.A113]+1)))^([$pair.$H$43]+1))" office:value-type="float" office:value="0.000811994569893115" calcext:value-type="float">
            <text:p>0.000811994569893115</text:p>
          </table:table-cell>
          <table:table-cell table:style-name="ce6" table:formula="of:=[$pair.$L$44]*([$pair.$F$44]/[$pair.$G$44])*([$pair.$I$44]*([$pair.$G$44]/([$pair.$K$44]*([.A113]+1)))^([$pair.$I$44]+1)-[$pair.$H$44]*([$pair.$G$44]/([$pair.$K$44]*([.A113]+1)))^([$pair.$H$44]+1))" office:value-type="float" office:value="0.000948364917272097" calcext:value-type="float">
            <text:p>0.000948364917272097</text:p>
          </table:table-cell>
          <table:table-cell table:style-name="ce6" table:formula="of:=[$pair.$L$45]*([$pair.$F$45]/[$pair.$G$45])*([$pair.$I$45]*([$pair.$G$45]/([$pair.$K$45]*([.A113]+1)))^([$pair.$I$45]+1)-[$pair.$H$45]*([$pair.$G$45]/([$pair.$K$45]*([.A113]+1)))^([$pair.$H$45]+1))" office:value-type="float" office:value="0.0022555404719253" calcext:value-type="float">
            <text:p>0.0022555404719253</text:p>
          </table:table-cell>
          <table:table-cell table:number-columns-repeated="1011"/>
        </table:table-row>
        <table:table-row table:style-name="ro1">
          <table:table-cell table:style-name="ce6" table:formula="of:=[.A113]+0.01" office:value-type="float" office:value="0.810000000000001" calcext:value-type="float">
            <text:p>0.810000000000001</text:p>
          </table:table-cell>
          <table:table-cell table:style-name="ce6" table:formula="of:=[$bonded.$E$2]*[$bonded.$F$2]*[.A114]" office:value-type="float" office:value="121.5" calcext:value-type="float">
            <text:p>121.5</text:p>
          </table:table-cell>
          <table:table-cell table:style-name="ce6" table:formula="of:=[$bonded.$E$3]*[$bonded.$F$3]*[.A114]" office:value-type="float" office:value="60.75" calcext:value-type="float">
            <text:p>60.75</text:p>
          </table:table-cell>
          <table:table-cell table:style-name="ce6" table:formula="of:=[$bonded.$E$4]*[$bonded.$F$4]*[.A114]" office:value-type="float" office:value="72.9000000000001" calcext:value-type="float">
            <text:p>72.9000000000001</text:p>
          </table:table-cell>
          <table:table-cell table:style-name="ce6" table:formula="of:=([$bonded.$E$7]*(([$bonded.$K$7]*([.A114]+1))/(1-(([$bonded.$K$7]*([.A114]+1))/[$bonded.$F$7])^2)))+24*([$bonded.$G$7]/[$bonded.$H$7])*(([$bonded.$H$7]/([$bonded.$K$7]*([.A114]+1)))^7-2*([$bonded.$H$7]/([$bonded.$K$7]*([.A114]+1)))^13)" office:value-type="float" office:value="-8.96580306039034" calcext:value-type="float">
            <text:p>-8.96580306039034</text:p>
          </table:table-cell>
          <table:table-cell table:style-name="ce6" table:formula="of:=2*[$bonded.$F$10]*[$bonded.$E$10]*(EXP(-[$bonded.$F$10]*[$bonded.$G$10]*[.A114])-EXP(-2*[$bonded.$F$10]*[$bonded.$G$10]*[.A114]))" office:value-type="float" office:value="0.0557942855494624" calcext:value-type="float">
            <text:p>0.0557942855494624</text:p>
          </table:table-cell>
          <table:table-cell table:style-name="ce6" table:formula="of:=2*[$bonded.$F$11]*[$bonded.$E$11]*(EXP(-[$bonded.$F$11]*[$bonded.$G$11]*[.A114])-EXP(-2*[$bonded.$F$11]*[$bonded.$G$11]*[.A114]))" office:value-type="float" office:value="0.0237060751646072" calcext:value-type="float">
            <text:p>0.0237060751646072</text:p>
          </table:table-cell>
          <table:table-cell table:style-name="ce6" table:formula="of:=2*[$bonded.$F$12]*[$bonded.$E$12]*(EXP(-[$bonded.$F$12]*[$bonded.$G$12]*[.A114])-EXP(-2*[$bonded.$F$12]*[$bonded.$G$12]*[.A114]))" office:value-type="float" office:value="0.0152162474196124" calcext:value-type="float">
            <text:p>0.0152162474196124</text:p>
          </table:table-cell>
          <table:table-cell table:style-name="ce6" table:formula="of:=2*[$bonded.$F$13]*[$bonded.$E$13]*(EXP(-[$bonded.$F$13]*[$bonded.$G$13]*[.A114])-EXP(-2*[$bonded.$F$13]*[$bonded.$G$13]*[.A114]))" office:value-type="float" office:value="0.0459396867633405" calcext:value-type="float">
            <text:p>0.0459396867633405</text:p>
          </table:table-cell>
          <table:table-cell table:style-name="ce6" table:formula="of:=[$pair.$L$42]*([$pair.$F$42]/[$pair.$G$42])*([$pair.$I$42]*([$pair.$G$42]/([$pair.$K$42]*([.A114]+1)))^([$pair.$I$42]+1)-[$pair.$H$42]*([$pair.$G$42]/([$pair.$K$42]*([.A114]+1)))^([$pair.$H$42]+1))" office:value-type="float" office:value="0.00391885873764092" calcext:value-type="float">
            <text:p>0.00391885873764092</text:p>
          </table:table-cell>
          <table:table-cell table:style-name="ce6" table:formula="of:=[$pair.$L$43]*([$pair.$F$43]/[$pair.$G$43])*([$pair.$I$43]*([$pair.$G$43]/([$pair.$K$43]*([.A114]+1)))^([$pair.$I$43]+1)-[$pair.$H$43]*([$pair.$G$43]/([$pair.$K$43]*([.A114]+1)))^([$pair.$H$43]+1))" office:value-type="float" office:value="0.000783771747528184" calcext:value-type="float">
            <text:p>0.000783771747528184</text:p>
          </table:table-cell>
          <table:table-cell table:style-name="ce6" table:formula="of:=[$pair.$L$44]*([$pair.$F$44]/[$pair.$G$44])*([$pair.$I$44]*([$pair.$G$44]/([$pair.$K$44]*([.A114]+1)))^([$pair.$I$44]+1)-[$pair.$H$44]*([$pair.$G$44]/([$pair.$K$44]*([.A114]+1)))^([$pair.$H$44]+1))" office:value-type="float" office:value="0.000937321224977837" calcext:value-type="float">
            <text:p>0.000937321224977837</text:p>
          </table:table-cell>
          <table:table-cell table:style-name="ce6" table:formula="of:=[$pair.$L$45]*([$pair.$F$45]/[$pair.$G$45])*([$pair.$I$45]*([$pair.$G$45]/([$pair.$K$45]*([.A114]+1)))^([$pair.$I$45]+1)-[$pair.$H$45]*([$pair.$G$45]/([$pair.$K$45]*([.A114]+1)))^([$pair.$H$45]+1))" office:value-type="float" office:value="0.00217714374313382" calcext:value-type="float">
            <text:p>0.00217714374313382</text:p>
          </table:table-cell>
          <table:table-cell table:number-columns-repeated="1011"/>
        </table:table-row>
        <table:table-row table:style-name="ro1">
          <table:table-cell table:style-name="ce6" table:formula="of:=[.A114]+0.01" office:value-type="float" office:value="0.82" calcext:value-type="float">
            <text:p>0.82</text:p>
          </table:table-cell>
          <table:table-cell table:style-name="ce6" table:formula="of:=[$bonded.$E$2]*[$bonded.$F$2]*[.A115]" office:value-type="float" office:value="123" calcext:value-type="float">
            <text:p>123</text:p>
          </table:table-cell>
          <table:table-cell table:style-name="ce6" table:formula="of:=[$bonded.$E$3]*[$bonded.$F$3]*[.A115]" office:value-type="float" office:value="61.5" calcext:value-type="float">
            <text:p>61.5</text:p>
          </table:table-cell>
          <table:table-cell table:style-name="ce6" table:formula="of:=[$bonded.$E$4]*[$bonded.$F$4]*[.A115]" office:value-type="float" office:value="73.8" calcext:value-type="float">
            <text:p>73.8</text:p>
          </table:table-cell>
          <table:table-cell table:style-name="ce6" table:formula="of:=([$bonded.$E$7]*(([$bonded.$K$7]*([.A115]+1))/(1-(([$bonded.$K$7]*([.A115]+1))/[$bonded.$F$7])^2)))+24*([$bonded.$G$7]/[$bonded.$H$7])*(([$bonded.$H$7]/([$bonded.$K$7]*([.A115]+1)))^7-2*([$bonded.$H$7]/([$bonded.$K$7]*([.A115]+1)))^13)" office:value-type="float" office:value="-8.43405641596984" calcext:value-type="float">
            <text:p>-8.43405641596984</text:p>
          </table:table-cell>
          <table:table-cell table:style-name="ce6" table:formula="of:=2*[$bonded.$F$10]*[$bonded.$E$10]*(EXP(-[$bonded.$F$10]*[$bonded.$G$10]*[.A115])-EXP(-2*[$bonded.$F$10]*[$bonded.$G$10]*[.A115]))" office:value-type="float" office:value="0.0538137017124608" calcext:value-type="float">
            <text:p>0.0538137017124608</text:p>
          </table:table-cell>
          <table:table-cell table:style-name="ce6" table:formula="of:=2*[$bonded.$F$11]*[$bonded.$E$11]*(EXP(-[$bonded.$F$11]*[$bonded.$G$11]*[.A115])-EXP(-2*[$bonded.$F$11]*[$bonded.$G$11]*[.A115]))" office:value-type="float" office:value="0.0228951580030743" calcext:value-type="float">
            <text:p>0.0228951580030743</text:p>
          </table:table-cell>
          <table:table-cell table:style-name="ce6" table:formula="of:=2*[$bonded.$F$12]*[$bonded.$E$12]*(EXP(-[$bonded.$F$12]*[$bonded.$G$12]*[.A115])-EXP(-2*[$bonded.$F$12]*[$bonded.$G$12]*[.A115]))" office:value-type="float" office:value="0.0147185411917735" calcext:value-type="float">
            <text:p>0.0147185411917735</text:p>
          </table:table-cell>
          <table:table-cell table:style-name="ce6" table:formula="of:=2*[$bonded.$F$13]*[$bonded.$E$13]*(EXP(-[$bonded.$F$13]*[$bonded.$G$13]*[.A115])-EXP(-2*[$bonded.$F$13]*[$bonded.$G$13]*[.A115]))" office:value-type="float" office:value="0.0442973380922128" calcext:value-type="float">
            <text:p>0.0442973380922128</text:p>
          </table:table-cell>
          <table:table-cell table:style-name="ce6" table:formula="of:=[$pair.$L$42]*([$pair.$F$42]/[$pair.$G$42])*([$pair.$I$42]*([$pair.$G$42]/([$pair.$K$42]*([.A115]+1)))^([$pair.$I$42]+1)-[$pair.$H$42]*([$pair.$G$42]/([$pair.$K$42]*([.A115]+1)))^([$pair.$H$42]+1))" office:value-type="float" office:value="0.0037831338065036" calcext:value-type="float">
            <text:p>0.0037831338065036</text:p>
          </table:table-cell>
          <table:table-cell table:style-name="ce6" table:formula="of:=[$pair.$L$43]*([$pair.$F$43]/[$pair.$G$43])*([$pair.$I$43]*([$pair.$G$43]/([$pair.$K$43]*([.A115]+1)))^([$pair.$I$43]+1)-[$pair.$H$43]*([$pair.$G$43]/([$pair.$K$43]*([.A115]+1)))^([$pair.$H$43]+1))" office:value-type="float" office:value="0.00075662676130072" calcext:value-type="float">
            <text:p>0.00075662676130072</text:p>
          </table:table-cell>
          <table:table-cell table:style-name="ce6" table:formula="of:=[$pair.$L$44]*([$pair.$F$44]/[$pair.$G$44])*([$pair.$I$44]*([$pair.$G$44]/([$pair.$K$44]*([.A115]+1)))^([$pair.$I$44]+1)-[$pair.$H$44]*([$pair.$G$44]/([$pair.$K$44]*([.A115]+1)))^([$pair.$H$44]+1))" office:value-type="float" office:value="0.000926394584861267" calcext:value-type="float">
            <text:p>0.000926394584861267</text:p>
          </table:table-cell>
          <table:table-cell table:style-name="ce6" table:formula="of:=[$pair.$L$45]*([$pair.$F$45]/[$pair.$G$45])*([$pair.$I$45]*([$pair.$G$45]/([$pair.$K$45]*([.A115]+1)))^([$pair.$I$45]+1)-[$pair.$H$45]*([$pair.$G$45]/([$pair.$K$45]*([.A115]+1)))^([$pair.$H$45]+1))" office:value-type="float" office:value="0.00210174100361309" calcext:value-type="float">
            <text:p>0.00210174100361309</text:p>
          </table:table-cell>
          <table:table-cell table:number-columns-repeated="1011"/>
        </table:table-row>
        <table:table-row table:style-name="ro1">
          <table:table-cell table:style-name="ce6" table:formula="of:=[.A115]+0.01" office:value-type="float" office:value="0.83" calcext:value-type="float">
            <text:p>0.83</text:p>
          </table:table-cell>
          <table:table-cell table:style-name="ce6" table:formula="of:=[$bonded.$E$2]*[$bonded.$F$2]*[.A116]" office:value-type="float" office:value="124.5" calcext:value-type="float">
            <text:p>124.5</text:p>
          </table:table-cell>
          <table:table-cell table:style-name="ce6" table:formula="of:=[$bonded.$E$3]*[$bonded.$F$3]*[.A116]" office:value-type="float" office:value="62.25" calcext:value-type="float">
            <text:p>62.25</text:p>
          </table:table-cell>
          <table:table-cell table:style-name="ce6" table:formula="of:=[$bonded.$E$4]*[$bonded.$F$4]*[.A116]" office:value-type="float" office:value="74.7" calcext:value-type="float">
            <text:p>74.7</text:p>
          </table:table-cell>
          <table:table-cell table:style-name="ce6" table:formula="of:=([$bonded.$E$7]*(([$bonded.$K$7]*([.A116]+1))/(1-(([$bonded.$K$7]*([.A116]+1))/[$bonded.$F$7])^2)))+24*([$bonded.$G$7]/[$bonded.$H$7])*(([$bonded.$H$7]/([$bonded.$K$7]*([.A116]+1)))^7-2*([$bonded.$H$7]/([$bonded.$K$7]*([.A116]+1)))^13)" office:value-type="float" office:value="-7.96407292357812" calcext:value-type="float">
            <text:p>-7.96407292357812</text:p>
          </table:table-cell>
          <table:table-cell table:style-name="ce6" table:formula="of:=2*[$bonded.$F$10]*[$bonded.$E$10]*(EXP(-[$bonded.$F$10]*[$bonded.$G$10]*[.A116])-EXP(-2*[$bonded.$F$10]*[$bonded.$G$10]*[.A116]))" office:value-type="float" office:value="0.0518997788294379" calcext:value-type="float">
            <text:p>0.0518997788294379</text:p>
          </table:table-cell>
          <table:table-cell table:style-name="ce6" table:formula="of:=2*[$bonded.$F$11]*[$bonded.$E$11]*(EXP(-[$bonded.$F$11]*[$bonded.$G$11]*[.A116])-EXP(-2*[$bonded.$F$11]*[$bonded.$G$11]*[.A116]))" office:value-type="float" office:value="0.0221103570247509" calcext:value-type="float">
            <text:p>0.0221103570247509</text:p>
          </table:table-cell>
          <table:table-cell table:style-name="ce6" table:formula="of:=2*[$bonded.$F$12]*[$bonded.$E$12]*(EXP(-[$bonded.$F$12]*[$bonded.$G$12]*[.A116])-EXP(-2*[$bonded.$F$12]*[$bonded.$G$12]*[.A116]))" office:value-type="float" office:value="0.0142360166323976" calcext:value-type="float">
            <text:p>0.0142360166323976</text:p>
          </table:table-cell>
          <table:table-cell table:style-name="ce6" table:formula="of:=2*[$bonded.$F$13]*[$bonded.$E$13]*(EXP(-[$bonded.$F$13]*[$bonded.$G$13]*[.A116])-EXP(-2*[$bonded.$F$13]*[$bonded.$G$13]*[.A116]))" office:value-type="float" office:value="0.0427107294500648" calcext:value-type="float">
            <text:p>0.0427107294500648</text:p>
          </table:table-cell>
          <table:table-cell table:style-name="ce6" table:formula="of:=[$pair.$L$42]*([$pair.$F$42]/[$pair.$G$42])*([$pair.$I$42]*([$pair.$G$42]/([$pair.$K$42]*([.A116]+1)))^([$pair.$I$42]+1)-[$pair.$H$42]*([$pair.$G$42]/([$pair.$K$42]*([.A116]+1)))^([$pair.$H$42]+1))" office:value-type="float" office:value="0.00365257898758397" calcext:value-type="float">
            <text:p>0.00365257898758397</text:p>
          </table:table-cell>
          <table:table-cell table:style-name="ce6" table:formula="of:=[$pair.$L$43]*([$pair.$F$43]/[$pair.$G$43])*([$pair.$I$43]*([$pair.$G$43]/([$pair.$K$43]*([.A116]+1)))^([$pair.$I$43]+1)-[$pair.$H$43]*([$pair.$G$43]/([$pair.$K$43]*([.A116]+1)))^([$pair.$H$43]+1))" office:value-type="float" office:value="0.000730515797516794" calcext:value-type="float">
            <text:p>0.000730515797516794</text:p>
          </table:table-cell>
          <table:table-cell table:style-name="ce6" table:formula="of:=[$pair.$L$44]*([$pair.$F$44]/[$pair.$G$44])*([$pair.$I$44]*([$pair.$G$44]/([$pair.$K$44]*([.A116]+1)))^([$pair.$I$44]+1)-[$pair.$H$44]*([$pair.$G$44]/([$pair.$K$44]*([.A116]+1)))^([$pair.$H$44]+1))" office:value-type="float" office:value="0.000915585837407823" calcext:value-type="float">
            <text:p>0.000915585837407823</text:p>
          </table:table-cell>
          <table:table-cell table:style-name="ce6" table:formula="of:=[$pair.$L$45]*([$pair.$F$45]/[$pair.$G$45])*([$pair.$I$45]*([$pair.$G$45]/([$pair.$K$45]*([.A116]+1)))^([$pair.$I$45]+1)-[$pair.$H$45]*([$pair.$G$45]/([$pair.$K$45]*([.A116]+1)))^([$pair.$H$45]+1))" office:value-type="float" office:value="0.00202921054865774" calcext:value-type="float">
            <text:p>0.00202921054865774</text:p>
          </table:table-cell>
          <table:table-cell table:number-columns-repeated="1011"/>
        </table:table-row>
        <table:table-row table:style-name="ro1">
          <table:table-cell table:style-name="ce6" table:formula="of:=[.A116]+0.01" office:value-type="float" office:value="0.84" calcext:value-type="float">
            <text:p>0.84</text:p>
          </table:table-cell>
          <table:table-cell table:style-name="ce6" table:formula="of:=[$bonded.$E$2]*[$bonded.$F$2]*[.A117]" office:value-type="float" office:value="126" calcext:value-type="float">
            <text:p>126</text:p>
          </table:table-cell>
          <table:table-cell table:style-name="ce6" table:formula="of:=[$bonded.$E$3]*[$bonded.$F$3]*[.A117]" office:value-type="float" office:value="63" calcext:value-type="float">
            <text:p>63</text:p>
          </table:table-cell>
          <table:table-cell table:style-name="ce6" table:formula="of:=[$bonded.$E$4]*[$bonded.$F$4]*[.A117]" office:value-type="float" office:value="75.6" calcext:value-type="float">
            <text:p>75.6</text:p>
          </table:table-cell>
          <table:table-cell table:style-name="ce6" table:formula="of:=([$bonded.$E$7]*(([$bonded.$K$7]*([.A117]+1))/(1-(([$bonded.$K$7]*([.A117]+1))/[$bonded.$F$7])^2)))+24*([$bonded.$G$7]/[$bonded.$H$7])*(([$bonded.$H$7]/([$bonded.$K$7]*([.A117]+1)))^7-2*([$bonded.$H$7]/([$bonded.$K$7]*([.A117]+1)))^13)" office:value-type="float" office:value="-7.54566854849576" calcext:value-type="float">
            <text:p>-7.54566854849576</text:p>
          </table:table-cell>
          <table:table-cell table:style-name="ce6" table:formula="of:=2*[$bonded.$F$10]*[$bonded.$E$10]*(EXP(-[$bonded.$F$10]*[$bonded.$G$10]*[.A117])-EXP(-2*[$bonded.$F$10]*[$bonded.$G$10]*[.A117]))" office:value-type="float" office:value="0.0500505527802366" calcext:value-type="float">
            <text:p>0.0500505527802366</text:p>
          </table:table-cell>
          <table:table-cell table:style-name="ce6" table:formula="of:=2*[$bonded.$F$11]*[$bonded.$E$11]*(EXP(-[$bonded.$F$11]*[$bonded.$G$11]*[.A117])-EXP(-2*[$bonded.$F$11]*[$bonded.$G$11]*[.A117]))" office:value-type="float" office:value="0.0213509524067661" calcext:value-type="float">
            <text:p>0.0213509524067661</text:p>
          </table:table-cell>
          <table:table-cell table:style-name="ce6" table:formula="of:=2*[$bonded.$F$12]*[$bonded.$E$12]*(EXP(-[$bonded.$F$12]*[$bonded.$G$12]*[.A117])-EXP(-2*[$bonded.$F$12]*[$bonded.$G$12]*[.A117]))" office:value-type="float" office:value="0.0137682902402194" calcext:value-type="float">
            <text:p>0.0137682902402194</text:p>
          </table:table-cell>
          <table:table-cell table:style-name="ce6" table:formula="of:=2*[$bonded.$F$13]*[$bonded.$E$13]*(EXP(-[$bonded.$F$13]*[$bonded.$G$13]*[.A117])-EXP(-2*[$bonded.$F$13]*[$bonded.$G$13]*[.A117]))" office:value-type="float" office:value="0.0411781982164434" calcext:value-type="float">
            <text:p>0.0411781982164434</text:p>
          </table:table-cell>
          <table:table-cell table:style-name="ce6" table:formula="of:=[$pair.$L$42]*([$pair.$F$42]/[$pair.$G$42])*([$pair.$I$42]*([$pair.$G$42]/([$pair.$K$42]*([.A117]+1)))^([$pair.$I$42]+1)-[$pair.$H$42]*([$pair.$G$42]/([$pair.$K$42]*([.A117]+1)))^([$pair.$H$42]+1))" office:value-type="float" office:value="0.00352698428124258" calcext:value-type="float">
            <text:p>0.00352698428124258</text:p>
          </table:table-cell>
          <table:table-cell table:style-name="ce6" table:formula="of:=[$pair.$L$43]*([$pair.$F$43]/[$pair.$G$43])*([$pair.$I$43]*([$pair.$G$43]/([$pair.$K$43]*([.A117]+1)))^([$pair.$I$43]+1)-[$pair.$H$43]*([$pair.$G$43]/([$pair.$K$43]*([.A117]+1)))^([$pair.$H$43]+1))" office:value-type="float" office:value="0.000705396856248516" calcext:value-type="float">
            <text:p>0.000705396856248516</text:p>
          </table:table-cell>
          <table:table-cell table:style-name="ce6" table:formula="of:=[$pair.$L$44]*([$pair.$F$44]/[$pair.$G$44])*([$pair.$I$44]*([$pair.$G$44]/([$pair.$K$44]*([.A117]+1)))^([$pair.$I$44]+1)-[$pair.$H$44]*([$pair.$G$44]/([$pair.$K$44]*([.A117]+1)))^([$pair.$H$44]+1))" office:value-type="float" office:value="0.000904895644933778" calcext:value-type="float">
            <text:p>0.000904895644933778</text:p>
          </table:table-cell>
          <table:table-cell table:style-name="ce6" table:formula="of:=[$pair.$L$45]*([$pair.$F$45]/[$pair.$G$45])*([$pair.$I$45]*([$pair.$G$45]/([$pair.$K$45]*([.A117]+1)))^([$pair.$I$45]+1)-[$pair.$H$45]*([$pair.$G$45]/([$pair.$K$45]*([.A117]+1)))^([$pair.$H$45]+1))" office:value-type="float" office:value="0.00195943571180141" calcext:value-type="float">
            <text:p>0.00195943571180141</text:p>
          </table:table-cell>
          <table:table-cell table:number-columns-repeated="1011"/>
        </table:table-row>
        <table:table-row table:style-name="ro1">
          <table:table-cell table:style-name="ce6" table:formula="of:=[.A117]+0.01" office:value-type="float" office:value="0.850000000000001" calcext:value-type="float">
            <text:p>0.850000000000001</text:p>
          </table:table-cell>
          <table:table-cell table:style-name="ce6" table:formula="of:=[$bonded.$E$2]*[$bonded.$F$2]*[.A118]" office:value-type="float" office:value="127.5" calcext:value-type="float">
            <text:p>127.5</text:p>
          </table:table-cell>
          <table:table-cell table:style-name="ce6" table:formula="of:=[$bonded.$E$3]*[$bonded.$F$3]*[.A118]" office:value-type="float" office:value="63.75" calcext:value-type="float">
            <text:p>63.75</text:p>
          </table:table-cell>
          <table:table-cell table:style-name="ce6" table:formula="of:=[$bonded.$E$4]*[$bonded.$F$4]*[.A118]" office:value-type="float" office:value="76.5000000000001" calcext:value-type="float">
            <text:p>76.5000000000001</text:p>
          </table:table-cell>
          <table:table-cell table:style-name="ce6" table:formula="of:=([$bonded.$E$7]*(([$bonded.$K$7]*([.A118]+1))/(1-(([$bonded.$K$7]*([.A118]+1))/[$bonded.$F$7])^2)))+24*([$bonded.$G$7]/[$bonded.$H$7])*(([$bonded.$H$7]/([$bonded.$K$7]*([.A118]+1)))^7-2*([$bonded.$H$7]/([$bonded.$K$7]*([.A118]+1)))^13)" office:value-type="float" office:value="-7.17078139980943" calcext:value-type="float">
            <text:p>-7.17078139980943</text:p>
          </table:table-cell>
          <table:table-cell table:style-name="ce6" table:formula="of:=2*[$bonded.$F$10]*[$bonded.$E$10]*(EXP(-[$bonded.$F$10]*[$bonded.$G$10]*[.A118])-EXP(-2*[$bonded.$F$10]*[$bonded.$G$10]*[.A118]))" office:value-type="float" office:value="0.048264094716112" calcext:value-type="float">
            <text:p>0.048264094716112</text:p>
          </table:table-cell>
          <table:table-cell table:style-name="ce6" table:formula="of:=2*[$bonded.$F$11]*[$bonded.$E$11]*(EXP(-[$bonded.$F$11]*[$bonded.$G$11]*[.A118])-EXP(-2*[$bonded.$F$11]*[$bonded.$G$11]*[.A118]))" office:value-type="float" office:value="0.0206162345420713" calcext:value-type="float">
            <text:p>0.0206162345420713</text:p>
          </table:table-cell>
          <table:table-cell table:style-name="ce6" table:formula="of:=2*[$bonded.$F$12]*[$bonded.$E$12]*(EXP(-[$bonded.$F$12]*[$bonded.$G$12]*[.A118])-EXP(-2*[$bonded.$F$12]*[$bonded.$G$12]*[.A118]))" office:value-type="float" office:value="0.0133149820138245" calcext:value-type="float">
            <text:p>0.0133149820138245</text:p>
          </table:table-cell>
          <table:table-cell table:style-name="ce6" table:formula="of:=2*[$bonded.$F$13]*[$bonded.$E$13]*(EXP(-[$bonded.$F$13]*[$bonded.$G$13]*[.A118])-EXP(-2*[$bonded.$F$13]*[$bonded.$G$13]*[.A118]))" office:value-type="float" office:value="0.0396981127656785" calcext:value-type="float">
            <text:p>0.0396981127656785</text:p>
          </table:table-cell>
          <table:table-cell table:style-name="ce6" table:formula="of:=[$pair.$L$42]*([$pair.$F$42]/[$pair.$G$42])*([$pair.$I$42]*([$pair.$G$42]/([$pair.$K$42]*([.A118]+1)))^([$pair.$I$42]+1)-[$pair.$H$42]*([$pair.$G$42]/([$pair.$K$42]*([.A118]+1)))^([$pair.$H$42]+1))" office:value-type="float" office:value="0.00340614840699249" calcext:value-type="float">
            <text:p>0.00340614840699249</text:p>
          </table:table-cell>
          <table:table-cell table:style-name="ce6" table:formula="of:=[$pair.$L$43]*([$pair.$F$43]/[$pair.$G$43])*([$pair.$I$43]*([$pair.$G$43]/([$pair.$K$43]*([.A118]+1)))^([$pair.$I$43]+1)-[$pair.$H$43]*([$pair.$G$43]/([$pair.$K$43]*([.A118]+1)))^([$pair.$H$43]+1))" office:value-type="float" office:value="0.000681229681398499" calcext:value-type="float">
            <text:p>0.000681229681398499</text:p>
          </table:table-cell>
          <table:table-cell table:style-name="ce6" table:formula="of:=[$pair.$L$44]*([$pair.$F$44]/[$pair.$G$44])*([$pair.$I$44]*([$pair.$G$44]/([$pair.$K$44]*([.A118]+1)))^([$pair.$I$44]+1)-[$pair.$H$44]*([$pair.$G$44]/([$pair.$K$44]*([.A118]+1)))^([$pair.$H$44]+1))" office:value-type="float" office:value="0.000894324504729373" calcext:value-type="float">
            <text:p>0.000894324504729373</text:p>
          </table:table-cell>
          <table:table-cell table:style-name="ce6" table:formula="of:=[$pair.$L$45]*([$pair.$F$45]/[$pair.$G$45])*([$pair.$I$45]*([$pair.$G$45]/([$pair.$K$45]*([.A118]+1)))^([$pair.$I$45]+1)-[$pair.$H$45]*([$pair.$G$45]/([$pair.$K$45]*([.A118]+1)))^([$pair.$H$45]+1))" office:value-type="float" office:value="0.00189230467055136" calcext:value-type="float">
            <text:p>0.00189230467055136</text:p>
          </table:table-cell>
          <table:table-cell table:number-columns-repeated="1011"/>
        </table:table-row>
        <table:table-row table:style-name="ro1">
          <table:table-cell table:style-name="ce6" table:formula="of:=[.A118]+0.01" office:value-type="float" office:value="0.860000000000001" calcext:value-type="float">
            <text:p>0.860000000000001</text:p>
          </table:table-cell>
          <table:table-cell table:style-name="ce6" table:formula="of:=[$bonded.$E$2]*[$bonded.$F$2]*[.A119]" office:value-type="float" office:value="129" calcext:value-type="float">
            <text:p>129</text:p>
          </table:table-cell>
          <table:table-cell table:style-name="ce6" table:formula="of:=[$bonded.$E$3]*[$bonded.$F$3]*[.A119]" office:value-type="float" office:value="64.5" calcext:value-type="float">
            <text:p>64.5</text:p>
          </table:table-cell>
          <table:table-cell table:style-name="ce6" table:formula="of:=[$bonded.$E$4]*[$bonded.$F$4]*[.A119]" office:value-type="float" office:value="77.4000000000001" calcext:value-type="float">
            <text:p>77.4000000000001</text:p>
          </table:table-cell>
          <table:table-cell table:style-name="ce6" table:formula="of:=([$bonded.$E$7]*(([$bonded.$K$7]*([.A119]+1))/(1-(([$bonded.$K$7]*([.A119]+1))/[$bonded.$F$7])^2)))+24*([$bonded.$G$7]/[$bonded.$H$7])*(([$bonded.$H$7]/([$bonded.$K$7]*([.A119]+1)))^7-2*([$bonded.$H$7]/([$bonded.$K$7]*([.A119]+1)))^13)" office:value-type="float" office:value="-6.83294636006568" calcext:value-type="float">
            <text:p>-6.83294636006568</text:p>
          </table:table-cell>
          <table:table-cell table:style-name="ce6" table:formula="of:=2*[$bonded.$F$10]*[$bonded.$E$10]*(EXP(-[$bonded.$F$10]*[$bonded.$G$10]*[.A119])-EXP(-2*[$bonded.$F$10]*[$bonded.$G$10]*[.A119]))" office:value-type="float" office:value="0.0465385125137806" calcext:value-type="float">
            <text:p>0.0465385125137806</text:p>
          </table:table-cell>
          <table:table-cell table:style-name="ce6" table:formula="of:=2*[$bonded.$F$11]*[$bonded.$E$11]*(EXP(-[$bonded.$F$11]*[$bonded.$G$11]*[.A119])-EXP(-2*[$bonded.$F$11]*[$bonded.$G$11]*[.A119]))" office:value-type="float" office:value="0.0199055047869355" calcext:value-type="float">
            <text:p>0.0199055047869355</text:p>
          </table:table-cell>
          <table:table-cell table:style-name="ce6" table:formula="of:=2*[$bonded.$F$12]*[$bonded.$E$12]*(EXP(-[$bonded.$F$12]*[$bonded.$G$12]*[.A119])-EXP(-2*[$bonded.$F$12]*[$bonded.$G$12]*[.A119]))" office:value-type="float" office:value="0.012875716000612" calcext:value-type="float">
            <text:p>0.012875716000612</text:p>
          </table:table-cell>
          <table:table-cell table:style-name="ce6" table:formula="of:=2*[$bonded.$F$13]*[$bonded.$E$13]*(EXP(-[$bonded.$F$13]*[$bonded.$G$13]*[.A119])-EXP(-2*[$bonded.$F$13]*[$bonded.$G$13]*[.A119]))" office:value-type="float" office:value="0.0382688736065357" calcext:value-type="float">
            <text:p>0.0382688736065357</text:p>
          </table:table-cell>
          <table:table-cell table:style-name="ce6" table:formula="of:=[$pair.$L$42]*([$pair.$F$42]/[$pair.$G$42])*([$pair.$I$42]*([$pair.$G$42]/([$pair.$K$42]*([.A119]+1)))^([$pair.$I$42]+1)-[$pair.$H$42]*([$pair.$G$42]/([$pair.$K$42]*([.A119]+1)))^([$pair.$H$42]+1))" office:value-type="float" office:value="0.00328987846276817" calcext:value-type="float">
            <text:p>0.00328987846276817</text:p>
          </table:table-cell>
          <table:table-cell table:style-name="ce6" table:formula="of:=[$pair.$L$43]*([$pair.$F$43]/[$pair.$G$43])*([$pair.$I$43]*([$pair.$G$43]/([$pair.$K$43]*([.A119]+1)))^([$pair.$I$43]+1)-[$pair.$H$43]*([$pair.$G$43]/([$pair.$K$43]*([.A119]+1)))^([$pair.$H$43]+1))" office:value-type="float" office:value="0.000657975692553634" calcext:value-type="float">
            <text:p>0.000657975692553634</text:p>
          </table:table-cell>
          <table:table-cell table:style-name="ce6" table:formula="of:=[$pair.$L$44]*([$pair.$F$44]/[$pair.$G$44])*([$pair.$I$44]*([$pair.$G$44]/([$pair.$K$44]*([.A119]+1)))^([$pair.$I$44]+1)-[$pair.$H$44]*([$pair.$G$44]/([$pair.$K$44]*([.A119]+1)))^([$pair.$H$44]+1))" office:value-type="float" office:value="0.000883872761332363" calcext:value-type="float">
            <text:p>0.000883872761332363</text:p>
          </table:table-cell>
          <table:table-cell table:style-name="ce6" table:formula="of:=[$pair.$L$45]*([$pair.$F$45]/[$pair.$G$45])*([$pair.$I$45]*([$pair.$G$45]/([$pair.$K$45]*([.A119]+1)))^([$pair.$I$45]+1)-[$pair.$H$45]*([$pair.$G$45]/([$pair.$K$45]*([.A119]+1)))^([$pair.$H$45]+1))" office:value-type="float" office:value="0.00182771025709341" calcext:value-type="float">
            <text:p>0.00182771025709341</text:p>
          </table:table-cell>
          <table:table-cell table:number-columns-repeated="1011"/>
        </table:table-row>
        <table:table-row table:style-name="ro1">
          <table:table-cell table:style-name="ce6" table:formula="of:=[.A119]+0.01" office:value-type="float" office:value="0.87" calcext:value-type="float">
            <text:p>0.87</text:p>
          </table:table-cell>
          <table:table-cell table:style-name="ce6" table:formula="of:=[$bonded.$E$2]*[$bonded.$F$2]*[.A120]" office:value-type="float" office:value="130.5" calcext:value-type="float">
            <text:p>130.5</text:p>
          </table:table-cell>
          <table:table-cell table:style-name="ce6" table:formula="of:=[$bonded.$E$3]*[$bonded.$F$3]*[.A120]" office:value-type="float" office:value="65.25" calcext:value-type="float">
            <text:p>65.25</text:p>
          </table:table-cell>
          <table:table-cell table:style-name="ce6" table:formula="of:=[$bonded.$E$4]*[$bonded.$F$4]*[.A120]" office:value-type="float" office:value="78.3" calcext:value-type="float">
            <text:p>78.3</text:p>
          </table:table-cell>
          <table:table-cell table:style-name="ce6" table:formula="of:=([$bonded.$E$7]*(([$bonded.$K$7]*([.A120]+1))/(1-(([$bonded.$K$7]*([.A120]+1))/[$bonded.$F$7])^2)))+24*([$bonded.$G$7]/[$bonded.$H$7])*(([$bonded.$H$7]/([$bonded.$K$7]*([.A120]+1)))^7-2*([$bonded.$H$7]/([$bonded.$K$7]*([.A120]+1)))^13)" office:value-type="float" office:value="-6.52691842666054" calcext:value-type="float">
            <text:p>-6.52691842666054</text:p>
          </table:table-cell>
          <table:table-cell table:style-name="ce6" table:formula="of:=2*[$bonded.$F$10]*[$bonded.$E$10]*(EXP(-[$bonded.$F$10]*[$bonded.$G$10]*[.A120])-EXP(-2*[$bonded.$F$10]*[$bonded.$G$10]*[.A120]))" office:value-type="float" office:value="0.0448719519730623" calcext:value-type="float">
            <text:p>0.0448719519730623</text:p>
          </table:table-cell>
          <table:table-cell table:style-name="ce6" table:formula="of:=2*[$bonded.$F$11]*[$bonded.$E$11]*(EXP(-[$bonded.$F$11]*[$bonded.$G$11]*[.A120])-EXP(-2*[$bonded.$F$11]*[$bonded.$G$11]*[.A120]))" office:value-type="float" office:value="0.0192180761024021" calcext:value-type="float">
            <text:p>0.0192180761024021</text:p>
          </table:table-cell>
          <table:table-cell table:style-name="ce6" table:formula="of:=2*[$bonded.$F$12]*[$bonded.$E$12]*(EXP(-[$bonded.$F$12]*[$bonded.$G$12]*[.A120])-EXP(-2*[$bonded.$F$12]*[$bonded.$G$12]*[.A120]))" office:value-type="float" office:value="0.0124501207809113" calcext:value-type="float">
            <text:p>0.0124501207809113</text:p>
          </table:table-cell>
          <table:table-cell table:style-name="ce6" table:formula="of:=2*[$bonded.$F$13]*[$bonded.$E$13]*(EXP(-[$bonded.$F$13]*[$bonded.$G$13]*[.A120])-EXP(-2*[$bonded.$F$13]*[$bonded.$G$13]*[.A120]))" office:value-type="float" office:value="0.0368889143100036" calcext:value-type="float">
            <text:p>0.0368889143100036</text:p>
          </table:table-cell>
          <table:table-cell table:style-name="ce6" table:formula="of:=[$pair.$L$42]*([$pair.$F$42]/[$pair.$G$42])*([$pair.$I$42]*([$pair.$G$42]/([$pair.$K$42]*([.A120]+1)))^([$pair.$I$42]+1)-[$pair.$H$42]*([$pair.$G$42]/([$pair.$K$42]*([.A120]+1)))^([$pair.$H$42]+1))" office:value-type="float" office:value="0.00317798959356321" calcext:value-type="float">
            <text:p>0.00317798959356321</text:p>
          </table:table-cell>
          <table:table-cell table:style-name="ce6" table:formula="of:=[$pair.$L$43]*([$pair.$F$43]/[$pair.$G$43])*([$pair.$I$43]*([$pair.$G$43]/([$pair.$K$43]*([.A120]+1)))^([$pair.$I$43]+1)-[$pair.$H$43]*([$pair.$G$43]/([$pair.$K$43]*([.A120]+1)))^([$pair.$H$43]+1))" office:value-type="float" office:value="0.000635597918712642" calcext:value-type="float">
            <text:p>0.000635597918712642</text:p>
          </table:table-cell>
          <table:table-cell table:style-name="ce6" table:formula="of:=[$pair.$L$44]*([$pair.$F$44]/[$pair.$G$44])*([$pair.$I$44]*([$pair.$G$44]/([$pair.$K$44]*([.A120]+1)))^([$pair.$I$44]+1)-[$pair.$H$44]*([$pair.$G$44]/([$pair.$K$44]*([.A120]+1)))^([$pair.$H$44]+1))" office:value-type="float" office:value="0.000873540617989786" calcext:value-type="float">
            <text:p>0.000873540617989786</text:p>
          </table:table-cell>
          <table:table-cell table:style-name="ce6" table:formula="of:=[$pair.$L$45]*([$pair.$F$45]/[$pair.$G$45])*([$pair.$I$45]*([$pair.$G$45]/([$pair.$K$45]*([.A120]+1)))^([$pair.$I$45]+1)-[$pair.$H$45]*([$pair.$G$45]/([$pair.$K$45]*([.A120]+1)))^([$pair.$H$45]+1))" office:value-type="float" office:value="0.00176554977420176" calcext:value-type="float">
            <text:p>0.00176554977420176</text:p>
          </table:table-cell>
          <table:table-cell table:number-columns-repeated="1011"/>
        </table:table-row>
        <table:table-row table:style-name="ro1">
          <table:table-cell table:style-name="ce6" table:formula="of:=[.A120]+0.01" office:value-type="float" office:value="0.88" calcext:value-type="float">
            <text:p>0.88</text:p>
          </table:table-cell>
          <table:table-cell table:style-name="ce6" table:formula="of:=[$bonded.$E$2]*[$bonded.$F$2]*[.A121]" office:value-type="float" office:value="132" calcext:value-type="float">
            <text:p>132</text:p>
          </table:table-cell>
          <table:table-cell table:style-name="ce6" table:formula="of:=[$bonded.$E$3]*[$bonded.$F$3]*[.A121]" office:value-type="float" office:value="66" calcext:value-type="float">
            <text:p>66</text:p>
          </table:table-cell>
          <table:table-cell table:style-name="ce6" table:formula="of:=[$bonded.$E$4]*[$bonded.$F$4]*[.A121]" office:value-type="float" office:value="79.2" calcext:value-type="float">
            <text:p>79.2</text:p>
          </table:table-cell>
          <table:table-cell table:style-name="ce6" table:formula="of:=([$bonded.$E$7]*(([$bonded.$K$7]*([.A121]+1))/(1-(([$bonded.$K$7]*([.A121]+1))/[$bonded.$F$7])^2)))+24*([$bonded.$G$7]/[$bonded.$H$7])*(([$bonded.$H$7]/([$bonded.$K$7]*([.A121]+1)))^7-2*([$bonded.$H$7]/([$bonded.$K$7]*([.A121]+1)))^13)" office:value-type="float" office:value="-6.24839786731891" calcext:value-type="float">
            <text:p>-6.24839786731891</text:p>
          </table:table-cell>
          <table:table-cell table:style-name="ce6" table:formula="of:=2*[$bonded.$F$10]*[$bonded.$E$10]*(EXP(-[$bonded.$F$10]*[$bonded.$G$10]*[.A121])-EXP(-2*[$bonded.$F$10]*[$bonded.$G$10]*[.A121]))" office:value-type="float" office:value="0.0432625977824509" calcext:value-type="float">
            <text:p>0.0432625977824509</text:p>
          </table:table-cell>
          <table:table-cell table:style-name="ce6" table:formula="of:=2*[$bonded.$F$11]*[$bonded.$E$11]*(EXP(-[$bonded.$F$11]*[$bonded.$G$11]*[.A121])-EXP(-2*[$bonded.$F$11]*[$bonded.$G$11]*[.A121]))" office:value-type="float" office:value="0.0185532735991375" calcext:value-type="float">
            <text:p>0.0185532735991375</text:p>
          </table:table-cell>
          <table:table-cell table:style-name="ce6" table:formula="of:=2*[$bonded.$F$12]*[$bonded.$E$12]*(EXP(-[$bonded.$F$12]*[$bonded.$G$12]*[.A121])-EXP(-2*[$bonded.$F$12]*[$bonded.$G$12]*[.A121]))" office:value-type="float" office:value="0.0120378298926291" calcext:value-type="float">
            <text:p>0.0120378298926291</text:p>
          </table:table-cell>
          <table:table-cell table:style-name="ce6" table:formula="of:=2*[$bonded.$F$13]*[$bonded.$E$13]*(EXP(-[$bonded.$F$13]*[$bonded.$G$13]*[.A121])-EXP(-2*[$bonded.$F$13]*[$bonded.$G$13]*[.A121]))" office:value-type="float" office:value="0.0355567022455935" calcext:value-type="float">
            <text:p>0.0355567022455935</text:p>
          </table:table-cell>
          <table:table-cell table:style-name="ce6" table:formula="of:=[$pair.$L$42]*([$pair.$F$42]/[$pair.$G$42])*([$pair.$I$42]*([$pair.$G$42]/([$pair.$K$42]*([.A121]+1)))^([$pair.$I$42]+1)-[$pair.$H$42]*([$pair.$G$42]/([$pair.$K$42]*([.A121]+1)))^([$pair.$H$42]+1))" office:value-type="float" office:value="0.00307030466974352" calcext:value-type="float">
            <text:p>0.00307030466974352</text:p>
          </table:table-cell>
          <table:table-cell table:style-name="ce6" table:formula="of:=[$pair.$L$43]*([$pair.$F$43]/[$pair.$G$43])*([$pair.$I$43]*([$pair.$G$43]/([$pair.$K$43]*([.A121]+1)))^([$pair.$I$43]+1)-[$pair.$H$43]*([$pair.$G$43]/([$pair.$K$43]*([.A121]+1)))^([$pair.$H$43]+1))" office:value-type="float" office:value="0.000614060933948705" calcext:value-type="float">
            <text:p>0.000614060933948705</text:p>
          </table:table-cell>
          <table:table-cell table:style-name="ce6" table:formula="of:=[$pair.$L$44]*([$pair.$F$44]/[$pair.$G$44])*([$pair.$I$44]*([$pair.$G$44]/([$pair.$K$44]*([.A121]+1)))^([$pair.$I$44]+1)-[$pair.$H$44]*([$pair.$G$44]/([$pair.$K$44]*([.A121]+1)))^([$pair.$H$44]+1))" office:value-type="float" office:value="0.000863328147361849" calcext:value-type="float">
            <text:p>0.000863328147361849</text:p>
          </table:table-cell>
          <table:table-cell table:style-name="ce6" table:formula="of:=[$pair.$L$45]*([$pair.$F$45]/[$pair.$G$45])*([$pair.$I$45]*([$pair.$G$45]/([$pair.$K$45]*([.A121]+1)))^([$pair.$I$45]+1)-[$pair.$H$45]*([$pair.$G$45]/([$pair.$K$45]*([.A121]+1)))^([$pair.$H$45]+1))" office:value-type="float" office:value="0.00170572481652416" calcext:value-type="float">
            <text:p>0.00170572481652416</text:p>
          </table:table-cell>
          <table:table-cell table:number-columns-repeated="1011"/>
        </table:table-row>
        <table:table-row table:style-name="ro1">
          <table:table-cell table:style-name="ce6" table:formula="of:=[.A121]+0.01" office:value-type="float" office:value="0.890000000000001" calcext:value-type="float">
            <text:p>0.890000000000001</text:p>
          </table:table-cell>
          <table:table-cell table:style-name="ce6" table:formula="of:=[$bonded.$E$2]*[$bonded.$F$2]*[.A122]" office:value-type="float" office:value="133.5" calcext:value-type="float">
            <text:p>133.5</text:p>
          </table:table-cell>
          <table:table-cell table:style-name="ce6" table:formula="of:=[$bonded.$E$3]*[$bonded.$F$3]*[.A122]" office:value-type="float" office:value="66.75" calcext:value-type="float">
            <text:p>66.75</text:p>
          </table:table-cell>
          <table:table-cell table:style-name="ce6" table:formula="of:=[$bonded.$E$4]*[$bonded.$F$4]*[.A122]" office:value-type="float" office:value="80.1000000000001" calcext:value-type="float">
            <text:p>80.1000000000001</text:p>
          </table:table-cell>
          <table:table-cell table:style-name="ce6" table:formula="of:=([$bonded.$E$7]*(([$bonded.$K$7]*([.A122]+1))/(1-(([$bonded.$K$7]*([.A122]+1))/[$bonded.$F$7])^2)))+24*([$bonded.$G$7]/[$bonded.$H$7])*(([$bonded.$H$7]/([$bonded.$K$7]*([.A122]+1)))^7-2*([$bonded.$H$7]/([$bonded.$K$7]*([.A122]+1)))^13)" office:value-type="float" office:value="-5.99382646578214" calcext:value-type="float">
            <text:p>-5.99382646578214</text:p>
          </table:table-cell>
          <table:table-cell table:style-name="ce6" table:formula="of:=2*[$bonded.$F$10]*[$bonded.$E$10]*(EXP(-[$bonded.$F$10]*[$bonded.$G$10]*[.A122])-EXP(-2*[$bonded.$F$10]*[$bonded.$G$10]*[.A122]))" office:value-type="float" office:value="0.0417086742749533" calcext:value-type="float">
            <text:p>0.0417086742749533</text:p>
          </table:table-cell>
          <table:table-cell table:style-name="ce6" table:formula="of:=2*[$bonded.$F$11]*[$bonded.$E$11]*(EXP(-[$bonded.$F$11]*[$bonded.$G$11]*[.A122])-EXP(-2*[$bonded.$F$11]*[$bonded.$G$11]*[.A122]))" office:value-type="float" office:value="0.0179104349943592" calcext:value-type="float">
            <text:p>0.0179104349943592</text:p>
          </table:table-cell>
          <table:table-cell table:style-name="ce6" table:formula="of:=2*[$bonded.$F$12]*[$bonded.$E$12]*(EXP(-[$bonded.$F$12]*[$bonded.$G$12]*[.A122])-EXP(-2*[$bonded.$F$12]*[$bonded.$G$12]*[.A122]))" office:value-type="float" office:value="0.0116384822014061" calcext:value-type="float">
            <text:p>0.0116384822014061</text:p>
          </table:table-cell>
          <table:table-cell table:style-name="ce6" table:formula="of:=2*[$bonded.$F$13]*[$bonded.$E$13]*(EXP(-[$bonded.$F$13]*[$bonded.$G$13]*[.A122])-EXP(-2*[$bonded.$F$13]*[$bonded.$G$13]*[.A122]))" office:value-type="float" office:value="0.0342707391448492" calcext:value-type="float">
            <text:p>0.0342707391448492</text:p>
          </table:table-cell>
          <table:table-cell table:style-name="ce6" table:formula="of:=[$pair.$L$42]*([$pair.$F$42]/[$pair.$G$42])*([$pair.$I$42]*([$pair.$G$42]/([$pair.$K$42]*([.A122]+1)))^([$pair.$I$42]+1)-[$pair.$H$42]*([$pair.$G$42]/([$pair.$K$42]*([.A122]+1)))^([$pair.$H$42]+1))" office:value-type="float" office:value="0.00296665397524172" calcext:value-type="float">
            <text:p>0.00296665397524172</text:p>
          </table:table-cell>
          <table:table-cell table:style-name="ce6" table:formula="of:=[$pair.$L$43]*([$pair.$F$43]/[$pair.$G$43])*([$pair.$I$43]*([$pair.$G$43]/([$pair.$K$43]*([.A122]+1)))^([$pair.$I$43]+1)-[$pair.$H$43]*([$pair.$G$43]/([$pair.$K$43]*([.A122]+1)))^([$pair.$H$43]+1))" office:value-type="float" office:value="0.000593330795048344" calcext:value-type="float">
            <text:p>0.000593330795048344</text:p>
          </table:table-cell>
          <table:table-cell table:style-name="ce6" table:formula="of:=[$pair.$L$44]*([$pair.$F$44]/[$pair.$G$44])*([$pair.$I$44]*([$pair.$G$44]/([$pair.$K$44]*([.A122]+1)))^([$pair.$I$44]+1)-[$pair.$H$44]*([$pair.$G$44]/([$pair.$K$44]*([.A122]+1)))^([$pair.$H$44]+1))" office:value-type="float" office:value="0.000853235301518029" calcext:value-type="float">
            <text:p>0.000853235301518029</text:p>
          </table:table-cell>
          <table:table-cell table:style-name="ce6" table:formula="of:=[$pair.$L$45]*([$pair.$F$45]/[$pair.$G$45])*([$pair.$I$45]*([$pair.$G$45]/([$pair.$K$45]*([.A122]+1)))^([$pair.$I$45]+1)-[$pair.$H$45]*([$pair.$G$45]/([$pair.$K$45]*([.A122]+1)))^([$pair.$H$45]+1))" office:value-type="float" office:value="0.00164814109735649" calcext:value-type="float">
            <text:p>0.00164814109735649</text:p>
          </table:table-cell>
          <table:table-cell table:number-columns-repeated="1011"/>
        </table:table-row>
        <table:table-row table:style-name="ro1">
          <table:table-cell table:style-name="ce6" table:formula="of:=[.A122]+0.01" office:value-type="float" office:value="0.900000000000001" calcext:value-type="float">
            <text:p>0.900000000000001</text:p>
          </table:table-cell>
          <table:table-cell table:style-name="ce6" table:formula="of:=[$bonded.$E$2]*[$bonded.$F$2]*[.A123]" office:value-type="float" office:value="135" calcext:value-type="float">
            <text:p>135</text:p>
          </table:table-cell>
          <table:table-cell table:style-name="ce6" table:formula="of:=[$bonded.$E$3]*[$bonded.$F$3]*[.A123]" office:value-type="float" office:value="67.5" calcext:value-type="float">
            <text:p>67.5</text:p>
          </table:table-cell>
          <table:table-cell table:style-name="ce6" table:formula="of:=[$bonded.$E$4]*[$bonded.$F$4]*[.A123]" office:value-type="float" office:value="81.0000000000001" calcext:value-type="float">
            <text:p>81.0000000000001</text:p>
          </table:table-cell>
          <table:table-cell table:style-name="ce6" table:formula="of:=([$bonded.$E$7]*(([$bonded.$K$7]*([.A123]+1))/(1-(([$bonded.$K$7]*([.A123]+1))/[$bonded.$F$7])^2)))+24*([$bonded.$G$7]/[$bonded.$H$7])*(([$bonded.$H$7]/([$bonded.$K$7]*([.A123]+1)))^7-2*([$bonded.$H$7]/([$bonded.$K$7]*([.A123]+1)))^13)" office:value-type="float" office:value="-5.76023429178064" calcext:value-type="float">
            <text:p>-5.76023429178064</text:p>
          </table:table-cell>
          <table:table-cell table:style-name="ce6" table:formula="of:=2*[$bonded.$F$10]*[$bonded.$E$10]*(EXP(-[$bonded.$F$10]*[$bonded.$G$10]*[.A123])-EXP(-2*[$bonded.$F$10]*[$bonded.$G$10]*[.A123]))" office:value-type="float" office:value="0.0402084459947092" calcext:value-type="float">
            <text:p>0.0402084459947092</text:p>
          </table:table-cell>
          <table:table-cell table:style-name="ce6" table:formula="of:=2*[$bonded.$F$11]*[$bonded.$E$11]*(EXP(-[$bonded.$F$11]*[$bonded.$G$11]*[.A123])-EXP(-2*[$bonded.$F$11]*[$bonded.$G$11]*[.A123]))" office:value-type="float" office:value="0.0172889109888544" calcext:value-type="float">
            <text:p>0.0172889109888544</text:p>
          </table:table-cell>
          <table:table-cell table:style-name="ce6" table:formula="of:=2*[$bonded.$F$12]*[$bonded.$E$12]*(EXP(-[$bonded.$F$12]*[$bonded.$G$12]*[.A123])-EXP(-2*[$bonded.$F$12]*[$bonded.$G$12]*[.A123]))" office:value-type="float" office:value="0.0112517222208885" calcext:value-type="float">
            <text:p>0.0112517222208885</text:p>
          </table:table-cell>
          <table:table-cell table:style-name="ce6" table:formula="of:=2*[$bonded.$F$13]*[$bonded.$E$13]*(EXP(-[$bonded.$F$13]*[$bonded.$G$13]*[.A123])-EXP(-2*[$bonded.$F$13]*[$bonded.$G$13]*[.A123]))" office:value-type="float" office:value="0.0330295615092136" calcext:value-type="float">
            <text:p>0.0330295615092136</text:p>
          </table:table-cell>
          <table:table-cell table:style-name="ce6" table:formula="of:=[$pair.$L$42]*([$pair.$F$42]/[$pair.$G$42])*([$pair.$I$42]*([$pair.$G$42]/([$pair.$K$42]*([.A123]+1)))^([$pair.$I$42]+1)-[$pair.$H$42]*([$pair.$G$42]/([$pair.$K$42]*([.A123]+1)))^([$pair.$H$42]+1))" office:value-type="float" office:value="0.00286687490575323" calcext:value-type="float">
            <text:p>0.00286687490575323</text:p>
          </table:table-cell>
          <table:table-cell table:style-name="ce6" table:formula="of:=[$pair.$L$43]*([$pair.$F$43]/[$pair.$G$43])*([$pair.$I$43]*([$pair.$G$43]/([$pair.$K$43]*([.A123]+1)))^([$pair.$I$43]+1)-[$pair.$H$43]*([$pair.$G$43]/([$pair.$K$43]*([.A123]+1)))^([$pair.$H$43]+1))" office:value-type="float" office:value="0.000573374981150646" calcext:value-type="float">
            <text:p>0.000573374981150646</text:p>
          </table:table-cell>
          <table:table-cell table:style-name="ce6" table:formula="of:=[$pair.$L$44]*([$pair.$F$44]/[$pair.$G$44])*([$pair.$I$44]*([$pair.$G$44]/([$pair.$K$44]*([.A123]+1)))^([$pair.$I$44]+1)-[$pair.$H$44]*([$pair.$G$44]/([$pair.$K$44]*([.A123]+1)))^([$pair.$H$44]+1))" office:value-type="float" office:value="0.00084326192127213" calcext:value-type="float">
            <text:p>0.00084326192127213</text:p>
          </table:table-cell>
          <table:table-cell table:style-name="ce6" table:formula="of:=[$pair.$L$45]*([$pair.$F$45]/[$pair.$G$45])*([$pair.$I$45]*([$pair.$G$45]/([$pair.$K$45]*([.A123]+1)))^([$pair.$I$45]+1)-[$pair.$H$45]*([$pair.$G$45]/([$pair.$K$45]*([.A123]+1)))^([$pair.$H$45]+1))" office:value-type="float" office:value="0.001592708280974" calcext:value-type="float">
            <text:p>0.001592708280974</text:p>
          </table:table-cell>
          <table:table-cell table:number-columns-repeated="1011"/>
        </table:table-row>
        <table:table-row table:style-name="ro1" table:number-rows-repeated="99">
          <table:table-cell table:style-name="ce6"/>
          <table:table-cell table:number-columns-repeated="1023"/>
        </table:table-row>
        <table:table-row table:style-name="ro1" table:number-rows-repeated="10483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ngevin" table:style-name="ta8">
        <table:table-column table:style-name="co12" table:default-cell-style-name="Default"/>
        <table:table-column table:style-name="co29" table:default-cell-style-name="Default"/>
        <table:table-column table:style-name="co35" table:number-columns-repeated="2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Types</text:p>
          </table:table-cell>
          <table:table-cell office:value-type="string" calcext:value-type="string">
            <text:p>m (in kg)</text:p>
          </table:table-cell>
          <table:table-cell office:value-type="string" calcext:value-type="string">
            <text:p>d (in m)</text:p>
          </table:table-cell>
          <table:table-cell office:value-type="string" calcext:value-type="string">
            <text:p>eta (in Pa-s)</text:p>
          </table:table-cell>
          <table:table-cell office:value-type="string" calcext:value-type="string">
            <text:p>tau_t (in s)</text:p>
          </table:table-cell>
          <table:table-cell office:value-type="string" calcext:value-type="string">
            <text:p>tau_t (reduced)</text:p>
          </table:table-cell>
          <table:table-cell table:style-name="ce6" office:value-type="string" calcext:value-type="string">
            <text:p>tau_t (used with 1/10x viscosity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olayer</text:p>
          </table:table-cell>
          <table:table-cell office:value-type="string" calcext:value-type="string">
            <text:p>1 2</text:p>
          </table:table-cell>
          <table:table-cell table:style-name="ce41" table:formula="of:=[$masses.H19]*[$units.B9]" office:value-type="float" office:value="4.10608249340578E-021" calcext:value-type="float">
            <text:p>4.11E-21</text:p>
          </table:table-cell>
          <table:table-cell table:style-name="ce41" table:formula="of:=[$masses.J19]*(10^-9)" office:value-type="float" office:value="0.00000003" calcext:value-type="float">
            <text:p>3.00E-08</text:p>
          </table:table-cell>
          <table:table-cell table:style-name="ce41" table:formula="of:=10^-4" office:value-type="float" office:value="0.0001" calcext:value-type="float">
            <office:annotation draw:style-name="gr12" draw:text-style-name="P5" svg:width="1.2709in" svg:height="0.8366in" svg:x="3.3736in" svg:y="0.0602in" draw:caption-point-x="-0.1039in" draw:caption-point-y="0.1354in">
              <dc:creator>PS</dc:creator>
              <dc:date>2022-07-09T00:00:00</dc:date>
              <text:p text:style-name="P4"><text:span text:style-name="T1">Pranjal Singh:</text:span></text:p>
              <text:p text:style-name="P4"><text:span text:style-name="T3">monolayer has its own viscosity, hence very small external viscosity on it</text:span></text:p>
            </office:annotation>
            <text:p>1.00E-04</text:p>
          </table:table-cell>
          <table:table-cell table:style-name="ce41" table:formula="of:=[.C2]/(3*PI()*[.D2]*[.E2])" office:value-type="float" office:value="0.00000000014522296124" calcext:value-type="float">
            <text:p>1.45E-10</text:p>
          </table:table-cell>
          <table:table-cell table:style-name="ce48" table:formula="of:=[.F2]/([$units.$B$10]*(10^-9))" office:value-type="float" office:value="0.0338134360107967" calcext:value-type="float">
            <text:p>0.033813</text:p>
          </table:table-cell>
          <table:table-cell table:style-name="ce66" table:formula="of:=[.G2]*10" office:value-type="float" office:value="0.338134360107967" calcext:value-type="float">
            <text:p>0.33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shwork</text:p>
          </table:table-cell>
          <table:table-cell office:value-type="string" calcext:value-type="string">
            <text:p>3 4</text:p>
          </table:table-cell>
          <table:table-cell table:style-name="ce41" table:formula="of:=(([$masses.H21]+[$masses.H22])/2)*[$units.B9]" office:value-type="float" office:value="2.287646E-022" calcext:value-type="float">
            <text:p>2.29E-22</text:p>
          </table:table-cell>
          <table:table-cell table:style-name="ce41" table:formula="of:=[$masses.J21]*(10^-9)" office:value-type="float" office:value="0.000000012" calcext:value-type="float">
            <text:p>1.20E-08</text:p>
          </table:table-cell>
          <table:table-cell table:style-name="ce41" table:formula="of:=10^-3" office:value-type="float" office:value="0.001" calcext:value-type="float">
            <text:p>1.00E-03</text:p>
          </table:table-cell>
          <table:table-cell table:style-name="ce41" table:formula="of:=[.C3]/(3*PI()*[.D3]*[.E3])" office:value-type="float" office:value="0.00000000000202272316" calcext:value-type="float">
            <text:p>2.02E-12</text:p>
          </table:table-cell>
          <table:table-cell table:style-name="ce48" table:formula="of:=[.F3]/([$units.$B$10]*(10^-9))" office:value-type="float" office:value="0.000470966984714637" calcext:value-type="float">
            <text:p>0.000471</text:p>
          </table:table-cell>
          <table:table-cell table:style-name="ce66" table:formula="of:=[.G3]*10" office:value-type="float" office:value="0.00470966984714637" calcext:value-type="float">
            <text:p>0.00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5 6</text:p>
          </table:table-cell>
          <table:table-cell table:style-name="ce41" table:formula="of:=[$masses.H23]*[$units.B9]" office:value-type="float" office:value="1.4857E-020" calcext:value-type="float">
            <text:p>1.49E-20</text:p>
          </table:table-cell>
          <table:table-cell table:style-name="ce41" table:formula="of:=[$masses.J23]*(10^-9)" office:value-type="float" office:value="0.00000007000357133747" calcext:value-type="float">
            <text:p>7.00E-08</text:p>
          </table:table-cell>
          <table:table-cell table:style-name="ce41" table:formula="of:=10^-3" office:value-type="float" office:value="0.001" calcext:value-type="float">
            <text:p>1.00E-03</text:p>
          </table:table-cell>
          <table:table-cell table:style-name="ce41" table:formula="of:=[.C4]/(3*PI()*[.D4]*[.E4])" office:value-type="float" office:value="0.00000000002251851769" calcext:value-type="float">
            <text:p>2.25E-11</text:p>
          </table:table-cell>
          <table:table-cell table:style-name="ce48" table:formula="of:=[.F4]/([$units.$B$10]*(10^-9))" office:value-type="float" office:value="0.00524316850829749" calcext:value-type="float">
            <text:p>0.005243</text:p>
          </table:table-cell>
          <table:table-cell table:style-name="ce66" table:formula="of:=[.G4]*10" office:value-type="float" office:value="0.0524316850829749" calcext:value-type="float">
            <text:p>0.05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7" calcext:value-type="float">
            <text:p>7</text:p>
          </table:table-cell>
          <table:table-cell table:style-name="ce41" table:formula="of:=[$masses.G25]*[$units.B9]" office:value-type="float" office:value="1.320696E-020" calcext:value-type="float">
            <text:p>1.32E-20</text:p>
          </table:table-cell>
          <table:table-cell table:style-name="ce41" table:formula="of:=[$masses.J25]*(10^-9)" office:value-type="float" office:value="0.000000008" calcext:value-type="float">
            <text:p>8.00E-09</text:p>
          </table:table-cell>
          <table:table-cell table:style-name="ce41" table:formula="of:=10^-3" office:value-type="float" office:value="0.001" calcext:value-type="float">
            <text:p>1.00E-03</text:p>
          </table:table-cell>
          <table:table-cell table:style-name="ce41" table:formula="of:=[.C5]/(3*PI()*[.D5]*[.E5])" office:value-type="float" office:value="0.00000000017516274727" calcext:value-type="float">
            <text:p>1.75E-10</text:p>
          </table:table-cell>
          <table:table-cell table:style-name="ce48" table:formula="of:=[.F5]/([$units.$B$10]*(10^-9))" office:value-type="float" office:value="0.0407845584179992" calcext:value-type="float">
            <text:p>0.040785</text:p>
          </table:table-cell>
          <table:table-cell table:style-name="ce66" table:formula="of:=[.G5]*10" office:value-type="float" office:value="0.407845584179992" calcext:value-type="float">
            <text:p>0.40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</text:p>
          </table:table-cell>
          <table:table-cell office:value-type="float" office:value="8" calcext:value-type="float">
            <text:p>8</text:p>
          </table:table-cell>
          <table:table-cell table:style-name="ce41" table:formula="of:=[$masses.G26]*[$units.B9]" office:value-type="float" office:value="8.25186E-021" calcext:value-type="float">
            <text:p>8.25E-21</text:p>
          </table:table-cell>
          <table:table-cell table:style-name="ce41" table:formula="of:=[$masses.J26]*(10^-9)" office:value-type="float" office:value="0.000000024" calcext:value-type="float">
            <text:p>2.40E-08</text:p>
          </table:table-cell>
          <table:table-cell table:style-name="ce41" table:formula="of:=10^-3" office:value-type="float" office:value="0.001" calcext:value-type="float">
            <text:p>1.00E-03</text:p>
          </table:table-cell>
          <table:table-cell table:style-name="ce41" table:formula="of:=[.C6]/(3*PI()*[.D6]*[.E6])" office:value-type="float" office:value="0.0000000000364812308" calcext:value-type="float">
            <text:p>3.65E-11</text:p>
          </table:table-cell>
          <table:table-cell table:style-name="ce48" table:formula="of:=[.F6]/([$units.$B$10]*(10^-9))" office:value-type="float" office:value="0.00849421987162201" calcext:value-type="float">
            <text:p>0.008494</text:p>
          </table:table-cell>
          <table:table-cell table:style-name="ce66" table:formula="of:=[.G6]*10" office:value-type="float" office:value="0.0849421987162201" calcext:value-type="float">
            <text:p>0.0849</text:p>
          </table:table-cell>
          <table:table-cell table:number-columns-repeated="1016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3" number:min-decimal-places="3" number:min-integer-digits="1"/>
    </number:number-style>
    <number:number-style style:name="N161">
      <number:number number:decimal-places="6" number:min-decimal-places="6" number:min-integer-digits="1"/>
    </number:number-style>
    <number:number-style style:name="N162">
      <number:number number:decimal-places="1" number:min-decimal-places="1" number:min-integer-digits="1"/>
    </number:number-style>
    <number:number-style style:name="N163">
      <number:number number:decimal-places="4" number:min-decimal-places="4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pair" style:display-name="PageStyle_pair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versible" style:display-name="PageStyle_reversible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nits" style:display-name="PageStyle_unit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orce-strain" style:display-name="PageStyle_force-strain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sses" style:display-name="PageStyle_mass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angevin" style:display-name="PageStyle_langevin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nded" style:display-name="PageStyle_bonded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eader" style:display-name="PageStyle_header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creator>Pranjal Singh</dc:creator>
    <meta:creation-date>2021-07-14T22:48:55</meta:creation-date>
    <dc:date>2022-07-09T14:49:51.435000000</dc:date>
    <meta:generator>LibreOffice/7.3.4.2$Windows_X86_64 LibreOffice_project/728fec16bd5f605073805c3c9e7c4212a0120dc5</meta:generator>
    <meta:editing-duration>PT6M19S</meta:editing-duration>
    <meta:editing-cycles>5</meta:editing-cycles>
    <meta:document-statistic meta:table-count="8" meta:cell-count="2841" meta:object-count="2"/>
    <meta:user-defined meta:name="AppVersion">16.0300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axis-label-position="outside-start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fo:language="en" fo:country="US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minimum="-10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fo:language="en" fo:country="US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30a0" svg:stroke-linecap="round" draw:fill-color="#7030a0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ff0000" svg:stroke-linecap="round" draw:fill-color="#ff0000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00b050" svg:stroke-linecap="round" draw:fill-color="#00b050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0070c0" svg:stroke-linecap="round" draw:fill-color="#0070c0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ffc000" svg:stroke-linecap="round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000000" svg:stroke-linecap="round" draw:fill-color="#000000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808080" svg:stroke-linecap="round" draw:fill-color="#808080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00b0f0" svg:stroke-linecap="round" draw:fill-color="#00b0f0" fo:wrap-option="wrap"/>
      <style:text-properties fo:color="#000000" style:text-position="0% 100%" fo:font-family="Calibri" fo:font-size="10pt" style:font-size-asian="10pt" style:font-size-complex="10pt"/>
    </style:style>
    <style:style style:name="ch1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-dash="msLineDash_20_1" svg:stroke-width="0.079cm" svg:stroke-color="#ffc000" svg:stroke-linecap="round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-dash="msLineDash_20_2" svg:stroke-width="0.079cm" svg:stroke-color="#000000" svg:stroke-linecap="round" draw:fill-color="#000000" fo:wrap-option="wrap"/>
      <style:text-properties fo:color="#000000" style:text-position="0% 100%" fo:font-family="Calibri" fo:font-size="10pt" style:font-size-asian="10pt" style:font-size-complex="10pt"/>
    </style:style>
    <style:style style:name="ch1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-dash="msLineDash_20_3" svg:stroke-width="0.079cm" svg:stroke-color="#808080" svg:stroke-linecap="round" draw:fill-color="#808080" fo:wrap-option="wrap"/>
      <style:text-properties fo:color="#000000" style:text-position="0% 100%" fo:font-family="Calibri" fo:font-size="10pt" style:font-size-asian="10pt" style:font-size-complex="10pt"/>
    </style:style>
    <style:style style:name="ch1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-dash="msLineDash_20_4" svg:stroke-width="0.079cm" svg:stroke-color="#00b0f0" svg:stroke-linecap="round" draw:fill-color="#00b0f0" fo:wrap-option="wrap"/>
      <style:text-properties fo:color="#000000" style:text-position="0% 100%" fo:font-family="Calibri" fo:font-size="10pt" style:font-size-asian="10pt" style:font-size-complex="10pt"/>
    </style:style>
    <style:style style:name="ch20" style:family="chart">
      <style:graphic-properties draw:stroke="solid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15.065cm" svg:height="14.605cm" xlink:href=".." xlink:type="simple" chart:class="chart:line" chart:style-name="ch1">
        <chart:legend chart:legend-position="bottom" svg:x="2.929cm" svg:y="13.666cm" style:legend-expansion="wide" chart:style-name="ch2"/>
        <chart:plot-area chart:style-name="ch3" table:cell-range-address="'force-strain'.A3:'force-strain'.M123 'force-strain'.B2:'force-strain'.M2" chart:data-source-has-labels="both" svg:x="1.324cm" svg:y="0.292cm" svg:width="13.44cm" svg:height="11.905cm">
          <chart:coordinate-region svg:x="2.039cm" svg:y="0.452cm" svg:width="12.725cm" svg:height="11.177cm"/>
          <chart:axis chart:dimension="x" chart:name="primary-x" chart:style-name="ch4" chartooo:axis-type="auto">
            <chartooo:date-scale/>
            <chart:title svg:x="7.133cm" svg:y="12.489cm" chart:style-name="ch5">
              <text:p>Bond strain</text:p>
            </chart:title>
            <chart:categories table:cell-range-address="'force-strain'.A3:'force-strain'.A123"/>
          </chart:axis>
          <chart:axis chart:dimension="y" chart:name="primary-y" chart:style-name="ch6">
            <chart:title svg:x="0.451cm" svg:y="6.71cm" chart:style-name="ch7">
              <text:p>Force</text:p>
            </chart:title>
          </chart:axis>
          <chart:series chart:style-name="ch8" chart:values-cell-range-address="'force-strain'.B3:'force-strain'.B123" chart:label-cell-address="'force-strain'.B2:'force-strain'.B2" chart:class="chart:line">
            <chart:data-point chart:repeated="121"/>
          </chart:series>
          <chart:series chart:style-name="ch9" chart:values-cell-range-address="'force-strain'.C3:'force-strain'.C123" chart:label-cell-address="'force-strain'.C2:'force-strain'.C2" chart:class="chart:line">
            <chart:data-point chart:repeated="121"/>
          </chart:series>
          <chart:series chart:style-name="ch10" chart:values-cell-range-address="'force-strain'.D3:'force-strain'.D123" chart:label-cell-address="'force-strain'.D2:'force-strain'.D2" chart:class="chart:line">
            <chart:data-point chart:repeated="121"/>
          </chart:series>
          <chart:series chart:style-name="ch11" chart:values-cell-range-address="'force-strain'.E3:'force-strain'.E123" chart:label-cell-address="'force-strain'.E2:'force-strain'.E2" chart:class="chart:line">
            <chart:data-point chart:repeated="121"/>
          </chart:series>
          <chart:series chart:style-name="ch12" chart:values-cell-range-address="'force-strain'.F3:'force-strain'.F123" chart:label-cell-address="'force-strain'.F2:'force-strain'.F2" chart:class="chart:line">
            <chart:data-point chart:repeated="121"/>
          </chart:series>
          <chart:series chart:style-name="ch13" chart:values-cell-range-address="'force-strain'.G3:'force-strain'.G123" chart:label-cell-address="'force-strain'.G2:'force-strain'.G2" chart:class="chart:line">
            <chart:data-point chart:repeated="121"/>
          </chart:series>
          <chart:series chart:style-name="ch14" chart:values-cell-range-address="'force-strain'.H3:'force-strain'.H123" chart:label-cell-address="'force-strain'.H2:'force-strain'.H2" chart:class="chart:line">
            <chart:data-point chart:repeated="121"/>
          </chart:series>
          <chart:series chart:style-name="ch15" chart:values-cell-range-address="'force-strain'.I3:'force-strain'.I123" chart:label-cell-address="'force-strain'.I2:'force-strain'.I2" chart:class="chart:line">
            <chart:data-point chart:repeated="121"/>
          </chart:series>
          <chart:series chart:style-name="ch16" chart:values-cell-range-address="'force-strain'.J3:'force-strain'.J123" chart:label-cell-address="'force-strain'.J2:'force-strain'.J2" chart:class="chart:line">
            <chart:data-point chart:repeated="121"/>
          </chart:series>
          <chart:series chart:style-name="ch17" chart:values-cell-range-address="'force-strain'.K3:'force-strain'.K123" chart:label-cell-address="'force-strain'.K2:'force-strain'.K2" chart:class="chart:line">
            <chart:data-point chart:repeated="121"/>
          </chart:series>
          <chart:series chart:style-name="ch18" chart:values-cell-range-address="'force-strain'.L3:'force-strain'.L123" chart:label-cell-address="'force-strain'.L2:'force-strain'.L2" chart:class="chart:line">
            <chart:data-point chart:repeated="121"/>
          </chart:series>
          <chart:series chart:style-name="ch19" chart:values-cell-range-address="'force-strain'.M3:'force-strain'.M123" chart:label-cell-address="'force-strain'.M2:'force-strain'.M2" chart:class="chart:line">
            <chart:data-point chart:repeated="12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L</text:p>
                <draw:g>
                  <svg:desc>'force-strain'.B2:'force-strain'.B2</svg:desc>
                </draw:g>
              </table:table-cell>
              <table:table-cell office:value-type="string">
                <text:p>FA</text:p>
                <draw:g>
                  <svg:desc>'force-strain'.C2:'force-strain'.C2</svg:desc>
                </draw:g>
              </table:table-cell>
              <table:table-cell office:value-type="string">
                <text:p>MT</text:p>
                <draw:g>
                  <svg:desc>'force-strain'.D2:'force-strain'.D2</svg:desc>
                </draw:g>
              </table:table-cell>
              <table:table-cell office:value-type="string">
                <text:p>PC</text:p>
                <draw:g>
                  <svg:desc>'force-strain'.E2:'force-strain'.E2</svg:desc>
                </draw:g>
              </table:table-cell>
              <table:table-cell office:value-type="string">
                <text:p>CL</text:p>
                <draw:g>
                  <svg:desc>'force-strain'.F2:'force-strain'.F2</svg:desc>
                </draw:g>
              </table:table-cell>
              <table:table-cell office:value-type="string">
                <text:p>IL-A</text:p>
                <draw:g>
                  <svg:desc>'force-strain'.G2:'force-strain'.G2</svg:desc>
                </draw:g>
              </table:table-cell>
              <table:table-cell office:value-type="string">
                <text:p>IL-B</text:p>
                <draw:g>
                  <svg:desc>'force-strain'.H2:'force-strain'.H2</svg:desc>
                </draw:g>
              </table:table-cell>
              <table:table-cell office:value-type="string">
                <text:p>OL</text:p>
                <draw:g>
                  <svg:desc>'force-strain'.I2:'force-strain'.I2</svg:desc>
                </draw:g>
              </table:table-cell>
              <table:table-cell office:value-type="string">
                <text:p>cl</text:p>
                <draw:g>
                  <svg:desc>'force-strain'.J2:'force-strain'.J2</svg:desc>
                </draw:g>
              </table:table-cell>
              <table:table-cell office:value-type="string">
                <text:p>il-a</text:p>
                <draw:g>
                  <svg:desc>'force-strain'.K2:'force-strain'.K2</svg:desc>
                </draw:g>
              </table:table-cell>
              <table:table-cell office:value-type="string">
                <text:p>il-b</text:p>
                <draw:g>
                  <svg:desc>'force-strain'.L2:'force-strain'.L2</svg:desc>
                </draw:g>
              </table:table-cell>
              <table:table-cell office:value-type="string">
                <text:p>ol</text:p>
                <draw:g>
                  <svg:desc>'force-strain'.M2:'force-strain'.M2</svg:desc>
                </draw:g>
              </table:table-cell>
            </table:table-row>
          </table:table-header-rows>
          <table:table-rows>
            <table:table-row>
              <table:table-cell office:value-type="float" office:value="-0.3">
                <text:p>-0.3</text:p>
                <draw:g>
                  <svg:desc>'force-strain'.A3:'force-strain'.A123</svg:desc>
                </draw:g>
              </table:table-cell>
              <table:table-cell office:value-type="float" office:value="-45">
                <text:p>-45</text:p>
                <draw:g>
                  <svg:desc>'force-strain'.B3:'force-strain'.B123</svg:desc>
                </draw:g>
              </table:table-cell>
              <table:table-cell office:value-type="float" office:value="-22.5">
                <text:p>-22.5</text:p>
                <draw:g>
                  <svg:desc>'force-strain'.C3:'force-strain'.C123</svg:desc>
                </draw:g>
              </table:table-cell>
              <table:table-cell office:value-type="float" office:value="-27">
                <text:p>-27</text:p>
                <draw:g>
                  <svg:desc>'force-strain'.D3:'force-strain'.D123</svg:desc>
                </draw:g>
              </table:table-cell>
              <table:table-cell office:value-type="float" office:value="-245.569470028967">
                <text:p>-245.569470028967</text:p>
                <draw:g>
                  <svg:desc>'force-strain'.E3:'force-strain'.E123</svg:desc>
                </draw:g>
              </table:table-cell>
              <table:table-cell office:value-type="float" office:value="-8.37877366616909">
                <text:p>-8.37877366616909</text:p>
                <draw:g>
                  <svg:desc>'force-strain'.F3:'force-strain'.F123</svg:desc>
                </draw:g>
              </table:table-cell>
              <table:table-cell office:value-type="float" office:value="-2.96637753869053">
                <text:p>-2.96637753869053</text:p>
                <draw:g>
                  <svg:desc>'force-strain'.G3:'force-strain'.G123</svg:desc>
                </draw:g>
              </table:table-cell>
              <table:table-cell office:value-type="float" office:value="-1.54258670473123">
                <text:p>-1.54258670473123</text:p>
                <draw:g>
                  <svg:desc>'force-strain'.H3:'force-strain'.H123</svg:desc>
                </draw:g>
              </table:table-cell>
              <table:table-cell office:value-type="float" office:value="-7.1499319435076">
                <text:p>-7.1499319435076</text:p>
                <draw:g>
                  <svg:desc>'force-strain'.I3:'force-strain'.I123</svg:desc>
                </draw:g>
              </table:table-cell>
              <table:table-cell office:value-type="float" office:value="-6.97760248721836">
                <text:p>-6.97760248721836</text:p>
                <draw:g>
                  <svg:desc>'force-strain'.J3:'force-strain'.J123</svg:desc>
                </draw:g>
              </table:table-cell>
              <table:table-cell office:value-type="float" office:value="-1.39552049744368">
                <text:p>-1.39552049744368</text:p>
                <draw:g>
                  <svg:desc>'force-strain'.K3:'force-strain'.K123</svg:desc>
                </draw:g>
              </table:table-cell>
              <table:table-cell office:value-type="float" office:value="-0.0242755994526091">
                <text:p>-0.0242755994526091</text:p>
                <draw:g>
                  <svg:desc>'force-strain'.L3:'force-strain'.L123</svg:desc>
                </draw:g>
              </table:table-cell>
              <table:table-cell office:value-type="float" office:value="-3.87644582623234">
                <text:p>-3.87644582623234</text:p>
                <draw:g>
                  <svg:desc>'force-strain'.M3:'force-strain'.M123</svg:desc>
                </draw:g>
              </table:table-cell>
            </table:table-row>
            <table:table-row>
              <table:table-cell office:value-type="float" office:value="-0.29">
                <text:p>-0.29</text:p>
              </table:table-cell>
              <table:table-cell office:value-type="float" office:value="-43.5">
                <text:p>-43.5</text:p>
              </table:table-cell>
              <table:table-cell office:value-type="float" office:value="-21.75">
                <text:p>-21.75</text:p>
              </table:table-cell>
              <table:table-cell office:value-type="float" office:value="-26.1">
                <text:p>-26.1</text:p>
              </table:table-cell>
              <table:table-cell office:value-type="float" office:value="-203.155355396827">
                <text:p>-203.155355396827</text:p>
              </table:table-cell>
              <table:table-cell office:value-type="float" office:value="-7.6248361238957">
                <text:p>-7.6248361238957</text:p>
              </table:table-cell>
              <table:table-cell office:value-type="float" office:value="-2.70491621558181">
                <text:p>-2.70491621558181</text:p>
              </table:table-cell>
              <table:table-cell office:value-type="float" office:value="-1.40988414076846">
                <text:p>-1.40988414076846</text:p>
              </table:table-cell>
              <table:table-cell office:value-type="float" office:value="-6.50398446689462">
                <text:p>-6.50398446689462</text:p>
              </table:table-cell>
              <table:table-cell office:value-type="float" office:value="-5.91742820411221">
                <text:p>-5.91742820411221</text:p>
              </table:table-cell>
              <table:table-cell office:value-type="float" office:value="-1.18348564082244">
                <text:p>-1.18348564082244</text:p>
              </table:table-cell>
              <table:table-cell office:value-type="float" office:value="-0.0219883353399676">
                <text:p>-0.0219883353399676</text:p>
              </table:table-cell>
              <table:table-cell office:value-type="float" office:value="-3.2874601133956">
                <text:p>-3.2874601133956</text:p>
              </table:table-cell>
            </table:table-row>
            <table:table-row>
              <table:table-cell office:value-type="float" office:value="-0.28">
                <text:p>-0.28</text:p>
              </table:table-cell>
              <table:table-cell office:value-type="float" office:value="-42">
                <text:p>-42</text:p>
              </table:table-cell>
              <table:table-cell office:value-type="float" office:value="-21">
                <text:p>-21</text:p>
              </table:table-cell>
              <table:table-cell office:value-type="float" office:value="-25.2">
                <text:p>-25.2</text:p>
              </table:table-cell>
              <table:table-cell office:value-type="float" office:value="-168.414309349484">
                <text:p>-168.414309349484</text:p>
              </table:table-cell>
              <table:table-cell office:value-type="float" office:value="-6.9312723518824">
                <text:p>-6.9312723518824</text:p>
              </table:table-cell>
              <table:table-cell office:value-type="float" office:value="-2.46382980992412">
                <text:p>-2.46382980992412</text:p>
              </table:table-cell>
              <table:table-cell office:value-type="float" office:value="-1.28719253808595">
                <text:p>-1.28719253808595</text:p>
              </table:table-cell>
              <table:table-cell office:value-type="float" office:value="-5.91003503198196">
                <text:p>-5.91003503198196</text:p>
              </table:table-cell>
              <table:table-cell office:value-type="float" office:value="-5.02217704758002">
                <text:p>-5.02217704758002</text:p>
              </table:table-cell>
              <table:table-cell office:value-type="float" office:value="-1.004435409516">
                <text:p>-1.004435409516</text:p>
              </table:table-cell>
              <table:table-cell office:value-type="float" office:value="-0.019911958712256">
                <text:p>-0.019911958712256</text:p>
              </table:table-cell>
              <table:table-cell office:value-type="float" office:value="-2.79009835976662">
                <text:p>-2.79009835976662</text:p>
              </table:table-cell>
            </table:table-row>
            <table:table-row>
              <table:table-cell office:value-type="float" office:value="-0.27">
                <text:p>-0.27</text:p>
              </table:table-cell>
              <table:table-cell office:value-type="float" office:value="-40.5">
                <text:p>-40.5</text:p>
              </table:table-cell>
              <table:table-cell office:value-type="float" office:value="-20.25">
                <text:p>-20.25</text:p>
              </table:table-cell>
              <table:table-cell office:value-type="float" office:value="-24.3">
                <text:p>-24.3</text:p>
              </table:table-cell>
              <table:table-cell office:value-type="float" office:value="-139.884678450862">
                <text:p>-139.884678450862</text:p>
              </table:table-cell>
              <table:table-cell office:value-type="float" office:value="-6.29347357645008">
                <text:p>-6.29347357645008</text:p>
              </table:table-cell>
              <table:table-cell office:value-type="float" office:value="-2.24160800930091">
                <text:p>-2.24160800930091</text:p>
              </table:table-cell>
              <table:table-cell office:value-type="float" office:value="-1.17379540813991">
                <text:p>-1.17379540813991</text:p>
              </table:table-cell>
              <table:table-cell office:value-type="float" office:value="-5.36409173449265">
                <text:p>-5.36409173449265</text:p>
              </table:table-cell>
              <table:table-cell office:value-type="float" office:value="-4.26502695355975">
                <text:p>-4.26502695355975</text:p>
              </table:table-cell>
              <table:table-cell office:value-type="float" office:value="-0.853005390711949">
                <text:p>-0.853005390711949</text:p>
              </table:table-cell>
              <table:table-cell office:value-type="float" office:value="-0.0180254266790294">
                <text:p>-0.0180254266790294</text:p>
              </table:table-cell>
              <table:table-cell office:value-type="float" office:value="-2.36945941864425">
                <text:p>-2.36945941864425</text:p>
              </table:table-cell>
            </table:table-row>
            <table:table-row>
              <table:table-cell office:value-type="float" office:value="-0.26">
                <text:p>-0.26</text:p>
              </table:table-cell>
              <table:table-cell office:value-type="float" office:value="-39">
                <text:p>-39</text:p>
              </table:table-cell>
              <table:table-cell office:value-type="float" office:value="-19.5">
                <text:p>-19.5</text:p>
              </table:table-cell>
              <table:table-cell office:value-type="float" office:value="-23.4">
                <text:p>-23.4</text:p>
              </table:table-cell>
              <table:table-cell office:value-type="float" office:value="-116.397297519712">
                <text:p>-116.397297519712</text:p>
              </table:table-cell>
              <table:table-cell office:value-type="float" office:value="-5.70717517049159">
                <text:p>-5.70717517049159</text:p>
              </table:table-cell>
              <table:table-cell office:value-type="float" office:value="-2.03684991466905">
                <text:p>-2.03684991466905</text:p>
              </table:table-cell>
              <table:table-cell office:value-type="float" office:value="-1.06902632427373">
                <text:p>-1.06902632427373</text:p>
              </table:table-cell>
              <table:table-cell office:value-type="float" office:value="-4.86246249559303">
                <text:p>-4.86246249559303</text:p>
              </table:table-cell>
              <table:table-cell office:value-type="float" office:value="-3.62374386627193">
                <text:p>-3.62374386627193</text:p>
              </table:table-cell>
              <table:table-cell office:value-type="float" office:value="-0.724748773254387">
                <text:p>-0.724748773254387</text:p>
              </table:table-cell>
              <table:table-cell office:value-type="float" office:value="-0.0163100008844319">
                <text:p>-0.0163100008844319</text:p>
              </table:table-cell>
              <table:table-cell office:value-type="float" office:value="-2.01319103681769">
                <text:p>-2.01319103681769</text:p>
              </table:table-cell>
            </table:table-row>
            <table:table-row>
              <table:table-cell office:value-type="float" office:value="-0.25">
                <text:p>-0.25</text:p>
              </table:table-cell>
              <table:table-cell office:value-type="float" office:value="-37.5">
                <text:p>-37.5</text:p>
              </table:table-cell>
              <table:table-cell office:value-type="float" office:value="-18.75">
                <text:p>-18.75</text:p>
              </table:table-cell>
              <table:table-cell office:value-type="float" office:value="-22.5">
                <text:p>-22.5</text:p>
              </table:table-cell>
              <table:table-cell office:value-type="float" office:value="-97.0141608452345">
                <text:p>-97.0141608452345</text:p>
              </table:table-cell>
              <table:table-cell office:value-type="float" office:value="-5.16843122895951">
                <text:p>-5.16843122895951</text:p>
              </table:table-cell>
              <table:table-cell office:value-type="float" office:value="-1.8482562015811">
                <text:p>-1.8482562015811</text:p>
              </table:table-cell>
              <table:table-cell office:value-type="float" office:value="-0.972265464177308">
                <text:p>-0.972265464177308</text:p>
              </table:table-cell>
              <table:table-cell office:value-type="float" office:value="-4.40173278052465">
                <text:p>-4.40173278052465</text:p>
              </table:table-cell>
              <table:table-cell office:value-type="float" office:value="-3.07985571305192">
                <text:p>-3.07985571305192</text:p>
              </table:table-cell>
              <table:table-cell office:value-type="float" office:value="-0.615971142610384">
                <text:p>-0.615971142610384</text:p>
              </table:table-cell>
              <table:table-cell office:value-type="float" office:value="-0.0147489711934157">
                <text:p>-0.0147489711934157</text:p>
              </table:table-cell>
              <table:table-cell office:value-type="float" office:value="-1.71103095169547">
                <text:p>-1.71103095169547</text:p>
              </table:table-cell>
            </table:table-row>
            <table:table-row>
              <table:table-cell office:value-type="float" office:value="-0.24">
                <text:p>-0.24</text:p>
              </table:table-cell>
              <table:table-cell office:value-type="float" office:value="-36">
                <text:p>-36</text:p>
              </table:table-cell>
              <table:table-cell office:value-type="float" office:value="-18">
                <text:p>-18</text:p>
              </table:table-cell>
              <table:table-cell office:value-type="float" office:value="-21.6">
                <text:p>-21.6</text:p>
              </table:table-cell>
              <table:table-cell office:value-type="float" office:value="-80.9805311506632">
                <text:p>-80.9805311506632</text:p>
              </table:table-cell>
              <table:table-cell office:value-type="float" office:value="-4.6735910126683">
                <text:p>-4.6735910126683</text:p>
              </table:table-cell>
              <table:table-cell office:value-type="float" office:value="-1.67462183991637">
                <text:p>-1.67462183991637</text:p>
              </table:table-cell>
              <table:table-cell office:value-type="float" office:value="-0.882936389773217">
                <text:p>-0.882936389773217</text:p>
              </table:table-cell>
              <table:table-cell office:value-type="float" office:value="-3.9787449643345">
                <text:p>-3.9787449643345</text:p>
              </table:table-cell>
              <table:table-cell office:value-type="float" office:value="-2.6179826992087">
                <text:p>-2.6179826992087</text:p>
              </table:table-cell>
              <table:table-cell office:value-type="float" office:value="-0.523596539841739">
                <text:p>-0.523596539841739</text:p>
              </table:table-cell>
              <table:table-cell office:value-type="float" office:value="-0.0133274154224044">
                <text:p>-0.0133274154224044</text:p>
              </table:table-cell>
              <table:table-cell office:value-type="float" office:value="-1.45443483289368">
                <text:p>-1.45443483289368</text:p>
              </table:table-cell>
            </table:table-row>
            <table:table-row>
              <table:table-cell office:value-type="float" office:value="-0.23">
                <text:p>-0.23</text:p>
              </table:table-cell>
              <table:table-cell office:value-type="float" office:value="-34.5">
                <text:p>-34.5</text:p>
              </table:table-cell>
              <table:table-cell office:value-type="float" office:value="-17.25">
                <text:p>-17.25</text:p>
              </table:table-cell>
              <table:table-cell office:value-type="float" office:value="-20.7">
                <text:p>-20.7</text:p>
              </table:table-cell>
              <table:table-cell office:value-type="float" office:value="-67.6874175788063">
                <text:p>-67.6874175788063</text:p>
              </table:table-cell>
              <table:table-cell office:value-type="float" office:value="-4.21927712348531">
                <text:p>-4.21927712348531</text:p>
              </table:table-cell>
              <table:table-cell office:value-type="float" office:value="-1.51482933243753">
                <text:p>-1.51482933243753</text:p>
              </table:table-cell>
              <table:table-cell office:value-type="float" office:value="-0.800503048273022">
                <text:p>-0.800503048273022</text:p>
              </table:table-cell>
              <table:table-cell office:value-type="float" office:value="-3.59057922326929">
                <text:p>-3.59057922326929</text:p>
              </table:table-cell>
              <table:table-cell office:value-type="float" office:value="-2.22529289505718">
                <text:p>-2.22529289505718</text:p>
              </table:table-cell>
              <table:table-cell office:value-type="float" office:value="-0.445058579011436">
                <text:p>-0.445058579011436</text:p>
              </table:table-cell>
              <table:table-cell office:value-type="float" office:value="-0.0120319900335519">
                <text:p>-0.0120319900335519</text:p>
              </table:table-cell>
              <table:table-cell office:value-type="float" office:value="-1.23627383058729">
                <text:p>-1.23627383058729</text:p>
              </table:table-cell>
            </table:table-row>
            <table:table-row>
              <table:table-cell office:value-type="float" office:value="-0.22">
                <text:p>-0.22</text:p>
              </table:table-cell>
              <table:table-cell office:value-type="float" office:value="-33">
                <text:p>-33</text:p>
              </table:table-cell>
              <table:table-cell office:value-type="float" office:value="-16.5">
                <text:p>-16.5</text:p>
              </table:table-cell>
              <table:table-cell office:value-type="float" office:value="-19.8">
                <text:p>-19.8</text:p>
              </table:table-cell>
              <table:table-cell office:value-type="float" office:value="-56.6420825859377">
                <text:p>-56.6420825859377</text:p>
              </table:table-cell>
              <table:table-cell office:value-type="float" office:value="-3.80236528400697">
                <text:p>-3.80236528400697</text:p>
              </table:table-cell>
              <table:table-cell office:value-type="float" office:value="-1.36784243530522">
                <text:p>-1.36784243530522</text:p>
              </table:table-cell>
              <table:table-cell office:value-type="float" office:value="-0.724466979258132">
                <text:p>-0.724466979258132</text:p>
              </table:table-cell>
              <table:table-cell office:value-type="float" office:value="-3.23453583934026">
                <text:p>-3.23453583934026</text:p>
              </table:table-cell>
              <table:table-cell office:value-type="float" office:value="-1.89105853122042">
                <text:p>-1.89105853122042</text:p>
              </table:table-cell>
              <table:table-cell office:value-type="float" office:value="-0.378211706244085">
                <text:p>-0.378211706244085</text:p>
              </table:table-cell>
              <table:table-cell office:value-type="float" office:value="-0.0108507474807286">
                <text:p>-0.0108507474807286</text:p>
              </table:table-cell>
              <table:table-cell office:value-type="float" office:value="-1.05058807290021">
                <text:p>-1.05058807290021</text:p>
              </table:table-cell>
            </table:table-row>
            <table:table-row>
              <table:table-cell office:value-type="float" office:value="-0.21">
                <text:p>-0.21</text:p>
              </table:table-cell>
              <table:table-cell office:value-type="float" office:value="-31.5">
                <text:p>-31.5</text:p>
              </table:table-cell>
              <table:table-cell office:value-type="float" office:value="-15.75">
                <text:p>-15.75</text:p>
              </table:table-cell>
              <table:table-cell office:value-type="float" office:value="-18.9">
                <text:p>-18.9</text:p>
              </table:table-cell>
              <table:table-cell office:value-type="float" office:value="-47.4447867845586">
                <text:p>-47.4447867845586</text:p>
              </table:table-cell>
              <table:table-cell office:value-type="float" office:value="-3.41996560410457">
                <text:p>-3.41996560410457</text:p>
              </table:table-cell>
              <table:table-cell office:value-type="float" office:value="-1.232700326299">
                <text:p>-1.232700326299</text:p>
              </table:table-cell>
              <table:table-cell office:value-type="float" office:value="-0.654364713675433">
                <text:p>-0.654364713675433</text:p>
              </table:table-cell>
              <table:table-cell office:value-type="float" office:value="-2.90811881384798">
                <text:p>-2.90811881384798</text:p>
              </table:table-cell>
              <table:table-cell office:value-type="float" office:value="-1.60629346538665">
                <text:p>-1.60629346538665</text:p>
              </table:table-cell>
              <table:table-cell office:value-type="float" office:value="-0.32125869307733">
                <text:p>-0.32125869307733</text:p>
              </table:table-cell>
              <table:table-cell office:value-type="float" office:value="-0.00977297654010278">
                <text:p>-0.00977297654010278</text:p>
              </table:table-cell>
              <table:table-cell office:value-type="float" office:value="-0.892385258548116">
                <text:p>-0.892385258548116</text:p>
              </table:table-cell>
            </table:table-row>
            <table:table-row>
              <table:table-cell office:value-type="float" office:value="-0.2">
                <text:p>-0.2</text:p>
              </table:table-cell>
              <table:table-cell office:value-type="float" office:value="-30">
                <text:p>-30</text:p>
              </table:table-cell>
              <table:table-cell office:value-type="float" office:value="-15">
                <text:p>-15</text:p>
              </table:table-cell>
              <table:table-cell office:value-type="float" office:value="-18">
                <text:p>-18</text:p>
              </table:table-cell>
              <table:table-cell office:value-type="float" office:value="-39.7703962288787">
                <text:p>-39.7703962288787</text:p>
              </table:table-cell>
              <table:table-cell office:value-type="float" office:value="-3.06940522533335">
                <text:p>-3.06940522533335</text:p>
              </table:table-cell>
              <table:table-cell office:value-type="float" office:value="-1.1085121889236">
                <text:p>-1.1085121889236</text:p>
              </table:table-cell>
              <table:table-cell office:value-type="float" office:value="-0.589765351602635">
                <text:p>-0.589765351602635</text:p>
              </table:table-cell>
              <table:table-cell office:value-type="float" office:value="-2.60902069333027">
                <text:p>-2.60902069333027</text:p>
              </table:table-cell>
              <table:table-cell office:value-type="float" office:value="-1.36345624923708">
                <text:p>-1.36345624923708</text:p>
              </table:table-cell>
              <table:table-cell office:value-type="float" office:value="-0.272691249847416">
                <text:p>-0.272691249847416</text:p>
              </table:table-cell>
              <table:table-cell office:value-type="float" office:value="-0.00878906250000005">
                <text:p>-0.00878906250000005</text:p>
              </table:table-cell>
              <table:table-cell office:value-type="float" office:value="-0.757475694020581">
                <text:p>-0.757475694020581</text:p>
              </table:table-cell>
            </table:table-row>
            <table:table-row>
              <table:table-cell office:value-type="float" office:value="-0.19">
                <text:p>-0.19</text:p>
              </table:table-cell>
              <table:table-cell office:value-type="float" office:value="-28.5">
                <text:p>-28.5</text:p>
              </table:table-cell>
              <table:table-cell office:value-type="float" office:value="-14.25">
                <text:p>-14.25</text:p>
              </table:table-cell>
              <table:table-cell office:value-type="float" office:value="-17.1">
                <text:p>-17.1</text:p>
              </table:table-cell>
              <table:table-cell office:value-type="float" office:value="-33.3537920917697">
                <text:p>-33.3537920917697</text:p>
              </table:table-cell>
              <table:table-cell office:value-type="float" office:value="-2.74821224217794">
                <text:p>-2.74821224217794</text:p>
              </table:table-cell>
              <table:table-cell office:value-type="float" office:value="-0.994452182837441">
                <text:p>-0.994452182837441</text:p>
              </table:table-cell>
              <table:table-cell office:value-type="float" office:value="-0.530268306537199">
                <text:p>-0.530268306537199</text:p>
              </table:table-cell>
              <table:table-cell office:value-type="float" office:value="-2.33510851850508">
                <text:p>-2.33510851850508</text:p>
              </table:table-cell>
              <table:table-cell office:value-type="float" office:value="-1.15620634959391">
                <text:p>-1.15620634959391</text:p>
              </table:table-cell>
              <table:table-cell office:value-type="float" office:value="-0.231241269918783">
                <text:p>-0.231241269918783</text:p>
              </table:table-cell>
              <table:table-cell office:value-type="float" office:value="-0.00789036454106819">
                <text:p>-0.00789036454106819</text:p>
              </table:table-cell>
              <table:table-cell office:value-type="float" office:value="-0.642336860885489">
                <text:p>-0.642336860885489</text:p>
              </table:table-cell>
            </table:table-row>
            <table:table-row>
              <table:table-cell office:value-type="float" office:value="-0.18">
                <text:p>-0.18</text:p>
              </table:table-cell>
              <table:table-cell office:value-type="float" office:value="-27">
                <text:p>-27</text:p>
              </table:table-cell>
              <table:table-cell office:value-type="float" office:value="-13.5">
                <text:p>-13.5</text:p>
              </table:table-cell>
              <table:table-cell office:value-type="float" office:value="-16.2">
                <text:p>-16.2</text:p>
              </table:table-cell>
              <table:table-cell office:value-type="float" office:value="-27.9782630616234">
                <text:p>-27.9782630616234</text:p>
              </table:table-cell>
              <table:table-cell office:value-type="float" office:value="-2.45410080650291">
                <text:p>-2.45410080650291</text:p>
              </table:table-cell>
              <table:table-cell office:value-type="float" office:value="-0.889754773138658">
                <text:p>-0.889754773138658</text:p>
              </table:table-cell>
              <table:table-cell office:value-type="float" office:value="-0.475501204800182">
                <text:p>-0.475501204800182</text:p>
              </table:table-cell>
              <table:table-cell office:value-type="float" office:value="-2.08441081336626">
                <text:p>-2.08441081336626</text:p>
              </table:table-cell>
              <table:table-cell office:value-type="float" office:value="-0.979203548365331">
                <text:p>-0.979203548365331</text:p>
              </table:table-cell>
              <table:table-cell office:value-type="float" office:value="-0.195840709673067">
                <text:p>-0.195840709673067</text:p>
              </table:table-cell>
              <table:table-cell office:value-type="float" office:value="-0.00706910802297068">
                <text:p>-0.00706910802297068</text:p>
              </table:table-cell>
              <table:table-cell office:value-type="float" office:value="-0.544001971314059">
                <text:p>-0.544001971314059</text:p>
              </table:table-cell>
            </table:table-row>
            <table:table-row>
              <table:table-cell office:value-type="float" office:value="-0.17">
                <text:p>-0.17</text:p>
              </table:table-cell>
              <table:table-cell office:value-type="float" office:value="-25.5">
                <text:p>-25.5</text:p>
              </table:table-cell>
              <table:table-cell office:value-type="float" office:value="-12.75">
                <text:p>-12.75</text:p>
              </table:table-cell>
              <table:table-cell office:value-type="float" office:value="-15.3">
                <text:p>-15.3</text:p>
              </table:table-cell>
              <table:table-cell office:value-type="float" office:value="-23.4662445952314">
                <text:p>-23.4662445952314</text:p>
              </table:table-cell>
              <table:table-cell office:value-type="float" office:value="-2.18495732843201">
                <text:p>-2.18495732843201</text:p>
              </table:table-cell>
              <table:table-cell office:value-type="float" office:value="-0.793710392992947">
                <text:p>-0.793710392992947</text:p>
              </table:table-cell>
              <table:table-cell office:value-type="float" office:value="-0.425117929426601">
                <text:p>-0.425117929426601</text:p>
              </table:table-cell>
              <table:table-cell office:value-type="float" office:value="-1.85510553769106">
                <text:p>-1.85510553769106</text:p>
              </table:table-cell>
              <table:table-cell office:value-type="float" office:value="-0.827942504470344">
                <text:p>-0.827942504470344</text:p>
              </table:table-cell>
              <table:table-cell office:value-type="float" office:value="-0.165588500894069">
                <text:p>-0.165588500894069</text:p>
              </table:table-cell>
              <table:table-cell office:value-type="float" office:value="-0.00631828971966263">
                <text:p>-0.00631828971966263</text:p>
              </table:table-cell>
              <table:table-cell office:value-type="float" office:value="-0.459968058039067">
                <text:p>-0.459968058039067</text:p>
              </table:table-cell>
            </table:table-row>
            <table:table-row>
              <table:table-cell office:value-type="float" office:value="-0.16">
                <text:p>-0.16</text:p>
              </table:table-cell>
              <table:table-cell office:value-type="float" office:value="-24">
                <text:p>-24</text:p>
              </table:table-cell>
              <table:table-cell office:value-type="float" office:value="-12">
                <text:p>-12</text:p>
              </table:table-cell>
              <table:table-cell office:value-type="float" office:value="-14.4">
                <text:p>-14.4</text:p>
              </table:table-cell>
              <table:table-cell office:value-type="float" office:value="-19.6719101879233">
                <text:p>-19.6719101879233</text:p>
              </table:table-cell>
              <table:table-cell office:value-type="float" office:value="-1.93882769323303">
                <text:p>-1.93882769323303</text:p>
              </table:table-cell>
              <table:table-cell office:value-type="float" office:value="-0.705661415898632">
                <text:p>-0.705661415898632</text:p>
              </table:table-cell>
              <table:table-cell office:value-type="float" office:value="-0.37879679864084">
                <text:p>-0.37879679864084</text:p>
              </table:table-cell>
              <table:table-cell office:value-type="float" office:value="-1.64550893187086">
                <text:p>-1.64550893187086</text:p>
              </table:table-cell>
              <table:table-cell office:value-type="float" office:value="-0.698616018092655">
                <text:p>-0.698616018092655</text:p>
              </table:table-cell>
              <table:table-cell office:value-type="float" office:value="-0.139723203618531">
                <text:p>-0.139723203618531</text:p>
              </table:table-cell>
              <table:table-cell office:value-type="float" office:value="-0.00563159432149208">
                <text:p>-0.00563159432149208</text:p>
              </table:table-cell>
              <table:table-cell office:value-type="float" office:value="-0.388120010051464">
                <text:p>-0.388120010051464</text:p>
              </table:table-cell>
            </table:table-row>
            <table:table-row>
              <table:table-cell office:value-type="float" office:value="-0.15">
                <text:p>-0.15</text:p>
              </table:table-cell>
              <table:table-cell office:value-type="float" office:value="-22.5">
                <text:p>-22.5</text:p>
              </table:table-cell>
              <table:table-cell office:value-type="float" office:value="-11.25">
                <text:p>-11.25</text:p>
              </table:table-cell>
              <table:table-cell office:value-type="float" office:value="-13.5">
                <text:p>-13.5</text:p>
              </table:table-cell>
              <table:table-cell office:value-type="float" office:value="-16.4752283795286">
                <text:p>-16.4752283795286</text:p>
              </table:table-cell>
              <table:table-cell office:value-type="float" office:value="-1.71390541967364">
                <text:p>-1.71390541967364</text:p>
              </table:table-cell>
              <table:table-cell office:value-type="float" office:value="-0.624998415567054">
                <text:p>-0.624998415567054</text:p>
              </table:table-cell>
              <table:table-cell office:value-type="float" office:value="-0.336238869692898">
                <text:p>-0.336238869692898</text:p>
              </table:table-cell>
              <table:table-cell office:value-type="float" office:value="-1.4540651882124">
                <text:p>-1.4540651882124</text:p>
              </table:table-cell>
              <table:table-cell office:value-type="float" office:value="-0.5880017790411">
                <text:p>-0.5880017790411</text:p>
              </table:table-cell>
              <table:table-cell office:value-type="float" office:value="-0.11760035580822">
                <text:p>-0.11760035580822</text:p>
              </table:table-cell>
              <table:table-cell office:value-type="float" office:value="-0.00500332075694949">
                <text:p>-0.00500332075694949</text:p>
              </table:table-cell>
              <table:table-cell office:value-type="float" office:value="-0.326667655022825">
                <text:p>-0.326667655022825</text:p>
              </table:table-cell>
            </table:table-row>
            <table:table-row>
              <table:table-cell office:value-type="float" office:value="-0.14">
                <text:p>-0.14</text:p>
              </table:table-cell>
              <table:table-cell office:value-type="float" office:value="-21">
                <text:p>-21</text:p>
              </table:table-cell>
              <table:table-cell office:value-type="float" office:value="-10.5">
                <text:p>-10.5</text:p>
              </table:table-cell>
              <table:table-cell office:value-type="float" office:value="-12.6">
                <text:p>-12.6</text:p>
              </table:table-cell>
              <table:table-cell office:value-type="float" office:value="-13.7771830479042">
                <text:p>-13.7771830479042</text:p>
              </table:table-cell>
              <table:table-cell office:value-type="float" office:value="-1.50852069077176">
                <text:p>-1.50852069077176</text:p>
              </table:table-cell>
              <table:table-cell office:value-type="float" office:value="-0.551156692959576">
                <text:p>-0.551156692959576</text:p>
              </table:table-cell>
              <table:table-cell office:value-type="float" office:value="-0.29716635946226">
                <text:p>-0.29716635946226</text:p>
              </table:table-cell>
              <table:table-cell office:value-type="float" office:value="-1.27933688770819">
                <text:p>-1.27933688770819</text:p>
              </table:table-cell>
              <table:table-cell office:value-type="float" office:value="-0.493368373369103">
                <text:p>-0.493368373369103</text:p>
              </table:table-cell>
              <table:table-cell office:value-type="float" office:value="-0.0986736746738205">
                <text:p>-0.0986736746738205</text:p>
              </table:table-cell>
              <table:table-cell office:value-type="float" office:value="-0.00442831708652274">
                <text:p>-0.00442831708652274</text:p>
              </table:table-cell>
              <table:table-cell office:value-type="float" office:value="-0.274093540760605">
                <text:p>-0.274093540760605</text:p>
              </table:table-cell>
            </table:table-row>
            <table:table-row>
              <table:table-cell office:value-type="float" office:value="-0.13">
                <text:p>-0.13</text:p>
              </table:table-cell>
              <table:table-cell office:value-type="float" office:value="-19.5">
                <text:p>-19.5</text:p>
              </table:table-cell>
              <table:table-cell office:value-type="float" office:value="-9.74999999999999">
                <text:p>-9.74999999999999</text:p>
              </table:table-cell>
              <table:table-cell office:value-type="float" office:value="-11.7">
                <text:p>-11.7</text:p>
              </table:table-cell>
              <table:table-cell office:value-type="float" office:value="-11.4959194847819">
                <text:p>-11.4959194847819</text:p>
              </table:table-cell>
              <table:table-cell office:value-type="float" office:value="-1.32113019292204">
                <text:p>-1.32113019292204</text:p>
              </table:table-cell>
              <table:table-cell office:value-type="float" office:value="-0.483613051474957">
                <text:p>-0.483613051474957</text:p>
              </table:table-cell>
              <table:table-cell office:value-type="float" office:value="-0.261321173824032">
                <text:p>-0.261321173824032</text:p>
              </table:table-cell>
              <table:table-cell office:value-type="float" office:value="-1.11999614576841">
                <text:p>-1.11999614576841</text:p>
              </table:table-cell>
              <table:table-cell office:value-type="float" office:value="-0.412397117773505">
                <text:p>-0.412397117773505</text:p>
              </table:table-cell>
              <table:table-cell office:value-type="float" office:value="-0.0824794235547012">
                <text:p>-0.0824794235547012</text:p>
              </table:table-cell>
              <table:table-cell office:value-type="float" office:value="-0.00390192289133584">
                <text:p>-0.00390192289133584</text:p>
              </table:table-cell>
              <table:table-cell office:value-type="float" office:value="-0.229109509874163">
                <text:p>-0.229109509874163</text:p>
              </table:table-cell>
            </table:table-row>
            <table:table-row>
              <table:table-cell office:value-type="float" office:value="-0.12">
                <text:p>-0.12</text:p>
              </table:table-cell>
              <table:table-cell office:value-type="float" office:value="-18">
                <text:p>-18</text:p>
              </table:table-cell>
              <table:table-cell office:value-type="float" office:value="-8.99999999999999">
                <text:p>-8.99999999999999</text:p>
              </table:table-cell>
              <table:table-cell office:value-type="float" office:value="-10.8">
                <text:p>-10.8</text:p>
              </table:table-cell>
              <table:table-cell office:value-type="float" office:value="-9.56362921195315">
                <text:p>-9.56362921195315</text:p>
              </table:table-cell>
              <table:table-cell office:value-type="float" office:value="-1.15030770406895">
                <text:p>-1.15030770406895</text:p>
              </table:table-cell>
              <table:table-cell office:value-type="float" office:value="-0.421882802630265">
                <text:p>-0.421882802630265</text:p>
              </table:table-cell>
              <table:table-cell office:value-type="float" office:value="-0.228463538319677">
                <text:p>-0.228463538319677</text:p>
              </table:table-cell>
              <table:table-cell office:value-type="float" office:value="-0.974816414569928">
                <text:p>-0.974816414569928</text:p>
              </table:table-cell>
              <table:table-cell office:value-type="float" office:value="-0.343116930393722">
                <text:p>-0.343116930393722</text:p>
              </table:table-cell>
              <table:table-cell office:value-type="float" office:value="-0.0686233860787445">
                <text:p>-0.0686233860787445</text:p>
              </table:table-cell>
              <table:table-cell office:value-type="float" office:value="-0.00341991822466178">
                <text:p>-0.00341991822466178</text:p>
              </table:table-cell>
              <table:table-cell office:value-type="float" office:value="-0.190620516885395">
                <text:p>-0.190620516885395</text:p>
              </table:table-cell>
            </table:table-row>
            <table:table-row>
              <table:table-cell office:value-type="float" office:value="-0.11">
                <text:p>-0.11</text:p>
              </table:table-cell>
              <table:table-cell office:value-type="float" office:value="-16.5">
                <text:p>-16.5</text:p>
              </table:table-cell>
              <table:table-cell office:value-type="float" office:value="-8.24999999999999">
                <text:p>-8.24999999999999</text:p>
              </table:table-cell>
              <table:table-cell office:value-type="float" office:value="-9.9">
                <text:p>-9.9</text:p>
              </table:table-cell>
              <table:table-cell office:value-type="float" office:value="-7.92402582479504">
                <text:p>-7.92402582479504</text:p>
              </table:table-cell>
              <table:table-cell office:value-type="float" office:value="-0.994735375942052">
                <text:p>-0.994735375942052</text:p>
              </table:table-cell>
              <table:table-cell office:value-type="float" office:value="-0.365516985832179">
                <text:p>-0.365516985832179</text:p>
              </table:table-cell>
              <table:table-cell office:value-type="float" office:value="-0.198370723184933">
                <text:p>-0.198370723184933</text:p>
              </table:table-cell>
              <table:table-cell office:value-type="float" office:value="-0.842664893534763">
                <text:p>-0.842664893534763</text:p>
              </table:table-cell>
              <table:table-cell office:value-type="float" office:value="-0.283849961447902">
                <text:p>-0.283849961447902</text:p>
              </table:table-cell>
              <table:table-cell office:value-type="float" office:value="-0.0567699922895804">
                <text:p>-0.0567699922895804</text:p>
              </table:table-cell>
              <table:table-cell office:value-type="float" office:value="-0.00297847831884716">
                <text:p>-0.00297847831884716</text:p>
              </table:table-cell>
              <table:table-cell office:value-type="float" office:value="-0.157694423026607">
                <text:p>-0.157694423026607</text:p>
              </table:table-cell>
            </table:table-row>
            <table:table-row>
              <table:table-cell office:value-type="float" office:value="-0.0999999999999999">
                <text:p>-0.0999999999999999</text:p>
              </table:table-cell>
              <table:table-cell office:value-type="float" office:value="-15">
                <text:p>-15</text:p>
              </table:table-cell>
              <table:table-cell office:value-type="float" office:value="-7.49999999999999">
                <text:p>-7.49999999999999</text:p>
              </table:table-cell>
              <table:table-cell office:value-type="float" office:value="-8.99999999999999">
                <text:p>-8.99999999999999</text:p>
              </table:table-cell>
              <table:table-cell office:value-type="float" office:value="-6.53029489083487">
                <text:p>-6.53029489083487</text:p>
              </table:table-cell>
              <table:table-cell office:value-type="float" office:value="-0.853195659396897">
                <text:p>-0.853195659396897</text:p>
              </table:table-cell>
              <table:table-cell office:value-type="float" office:value="-0.314099787000337">
                <text:p>-0.314099787000337</text:p>
              </table:table-cell>
              <table:table-cell office:value-type="float" office:value="-0.170835856262888">
                <text:p>-0.170835856262888</text:p>
              </table:table-cell>
              <table:table-cell office:value-type="float" office:value="-0.722495503023374">
                <text:p>-0.722495503023374</text:p>
              </table:table-cell>
              <table:table-cell office:value-type="float" office:value="-0.23316612285143">
                <text:p>-0.23316612285143</text:p>
              </table:table-cell>
              <table:table-cell office:value-type="float" office:value="-0.0466332245702861">
                <text:p>-0.0466332245702861</text:p>
              </table:table-cell>
              <table:table-cell office:value-type="float" office:value="-0.00257413334688142">
                <text:p>-0.00257413334688142</text:p>
              </table:table-cell>
              <table:table-cell office:value-type="float" office:value="-0.129536734917456">
                <text:p>-0.129536734917456</text:p>
              </table:table-cell>
            </table:table-row>
            <table:table-row>
              <table:table-cell office:value-type="float" office:value="-0.0899999999999999">
                <text:p>-0.0899999999999999</text:p>
              </table:table-cell>
              <table:table-cell office:value-type="float" office:value="-13.5">
                <text:p>-13.5</text:p>
              </table:table-cell>
              <table:table-cell office:value-type="float" office:value="-6.74999999999999">
                <text:p>-6.74999999999999</text:p>
              </table:table-cell>
              <table:table-cell office:value-type="float" office:value="-8.09999999999999">
                <text:p>-8.09999999999999</text:p>
              </table:table-cell>
              <table:table-cell office:value-type="float" office:value="-5.34342502722505">
                <text:p>-5.34342502722505</text:p>
              </table:table-cell>
              <table:table-cell office:value-type="float" office:value="-0.724563825637348">
                <text:p>-0.724563825637348</text:p>
              </table:table-cell>
              <table:table-cell office:value-type="float" office:value="-0.267246141886519">
                <text:p>-0.267246141886519</text:p>
              </table:table-cell>
              <table:table-cell office:value-type="float" office:value="-0.145666817773084">
                <text:p>-0.145666817773084</text:p>
              </table:table-cell>
              <table:table-cell office:value-type="float" office:value="-0.613342379637815">
                <text:p>-0.613342379637815</text:p>
              </table:table-cell>
              <table:table-cell office:value-type="float" office:value="-0.189844992439628">
                <text:p>-0.189844992439628</text:p>
              </table:table-cell>
              <table:table-cell office:value-type="float" office:value="-0.0379689984879256">
                <text:p>-0.0379689984879256</text:p>
              </table:table-cell>
              <table:table-cell office:value-type="float" office:value="-0.00220373262947798">
                <text:p>-0.00220373262947798</text:p>
              </table:table-cell>
              <table:table-cell office:value-type="float" office:value="-0.105469440244234">
                <text:p>-0.105469440244234</text:p>
              </table:table-cell>
            </table:table-row>
            <table:table-row>
              <table:table-cell office:value-type="float" office:value="-0.0799999999999999">
                <text:p>-0.0799999999999999</text:p>
              </table:table-cell>
              <table:table-cell office:value-type="float" office:value="-12">
                <text:p>-12</text:p>
              </table:table-cell>
              <table:table-cell office:value-type="float" office:value="-5.99999999999999">
                <text:p>-5.99999999999999</text:p>
              </table:table-cell>
              <table:table-cell office:value-type="float" office:value="-7.19999999999999">
                <text:p>-7.19999999999999</text:p>
              </table:table-cell>
              <table:table-cell office:value-type="float" office:value="-4.33084622132349">
                <text:p>-4.33084622132349</text:p>
              </table:table-cell>
              <table:table-cell office:value-type="float" office:value="-0.607801039555254">
                <text:p>-0.607801039555254</text:p>
              </table:table-cell>
              <table:table-cell office:value-type="float" office:value="-0.224599510938889">
                <text:p>-0.224599510938889</text:p>
              </table:table-cell>
              <table:table-cell office:value-type="float" office:value="-0.122685211320128">
                <text:p>-0.122685211320128</text:p>
              </table:table-cell>
              <table:table-cell office:value-type="float" office:value="-0.514313854596304">
                <text:p>-0.514313854596304</text:p>
              </table:table-cell>
              <table:table-cell office:value-type="float" office:value="-0.152843841392296">
                <text:p>-0.152843841392296</text:p>
              </table:table-cell>
              <table:table-cell office:value-type="float" office:value="-0.0305687682784591">
                <text:p>-0.0305687682784591</text:p>
              </table:table-cell>
              <table:table-cell office:value-type="float" office:value="-0.0018644127573686">
                <text:p>-0.0018644127573686</text:p>
              </table:table-cell>
              <table:table-cell office:value-type="float" office:value="-0.0849132452179388">
                <text:p>-0.0849132452179388</text:p>
              </table:table-cell>
            </table:table-row>
            <table:table-row>
              <table:table-cell office:value-type="float" office:value="-0.0699999999999999">
                <text:p>-0.0699999999999999</text:p>
              </table:table-cell>
              <table:table-cell office:value-type="float" office:value="-10.5">
                <text:p>-10.5</text:p>
              </table:table-cell>
              <table:table-cell office:value-type="float" office:value="-5.24999999999999">
                <text:p>-5.24999999999999</text:p>
              </table:table-cell>
              <table:table-cell office:value-type="float" office:value="-6.29999999999999">
                <text:p>-6.29999999999999</text:p>
              </table:table-cell>
              <table:table-cell office:value-type="float" office:value="-3.46531638663632">
                <text:p>-3.46531638663632</text:p>
              </table:table-cell>
              <table:table-cell office:value-type="float" office:value="-0.501947944629634">
                <text:p>-0.501947944629634</text:p>
              </table:table-cell>
              <table:table-cell office:value-type="float" office:value="-0.18582981349457">
                <text:p>-0.18582981349457</text:p>
              </table:table-cell>
              <table:table-cell office:value-type="float" office:value="-0.101725405909703">
                <text:p>-0.101725405909703</text:p>
              </table:table-cell>
              <table:table-cell office:value-type="float" office:value="-0.42458687948115">
                <text:p>-0.42458687948115</text:p>
              </table:table-cell>
              <table:table-cell office:value-type="float" office:value="-0.121270755416806">
                <text:p>-0.121270755416806</text:p>
              </table:table-cell>
              <table:table-cell office:value-type="float" office:value="-0.0242541510833611">
                <text:p>-0.0242541510833611</text:p>
              </table:table-cell>
              <table:table-cell office:value-type="float" office:value="-0.00155356916644662">
                <text:p>-0.00155356916644662</text:p>
              </table:table-cell>
              <table:table-cell office:value-type="float" office:value="-0.0673726418982222">
                <text:p>-0.0673726418982222</text:p>
              </table:table-cell>
            </table:table-row>
            <table:table-row>
              <table:table-cell office:value-type="float" office:value="-0.0599999999999999">
                <text:p>-0.0599999999999999</text:p>
              </table:table-cell>
              <table:table-cell office:value-type="float" office:value="-8.99999999999999">
                <text:p>-8.99999999999999</text:p>
              </table:table-cell>
              <table:table-cell office:value-type="float" office:value="-4.49999999999999">
                <text:p>-4.49999999999999</text:p>
              </table:table-cell>
              <table:table-cell office:value-type="float" office:value="-5.39999999999999">
                <text:p>-5.39999999999999</text:p>
              </table:table-cell>
              <table:table-cell office:value-type="float" office:value="-2.72400894331365">
                <text:p>-2.72400894331365</text:p>
              </table:table-cell>
              <table:table-cell office:value-type="float" office:value="-0.406118721799493">
                <text:p>-0.406118721799493</text:p>
              </table:table-cell>
              <table:table-cell office:value-type="float" office:value="-0.150631509951656">
                <text:p>-0.150631509951656</text:p>
              </table:table-cell>
              <table:table-cell office:value-type="float" office:value="-0.0826336440980375">
                <text:p>-0.0826336440980375</text:p>
              </table:table-cell>
              <table:table-cell office:value-type="float" office:value="-0.343401866293493">
                <text:p>-0.343401866293493</text:p>
              </table:table-cell>
              <table:table-cell office:value-type="float" office:value="-0.0943620011209831">
                <text:p>-0.0943620011209831</text:p>
              </table:table-cell>
              <table:table-cell office:value-type="float" office:value="-0.0188724002241966">
                <text:p>-0.0188724002241966</text:p>
              </table:table-cell>
              <table:table-cell office:value-type="float" office:value="-0.00126883076203182">
                <text:p>-0.00126883076203182</text:p>
              </table:table-cell>
              <table:table-cell office:value-type="float" office:value="-0.0524233339560992">
                <text:p>-0.0524233339560992</text:p>
              </table:table-cell>
            </table:table-row>
            <table:table-row>
              <table:table-cell office:value-type="float" office:value="-0.0499999999999999">
                <text:p>-0.0499999999999999</text:p>
              </table:table-cell>
              <table:table-cell office:value-type="float" office:value="-7.49999999999999">
                <text:p>-7.49999999999999</text:p>
              </table:table-cell>
              <table:table-cell office:value-type="float" office:value="-3.74999999999999">
                <text:p>-3.74999999999999</text:p>
              </table:table-cell>
              <table:table-cell office:value-type="float" office:value="-4.49999999999999">
                <text:p>-4.49999999999999</text:p>
              </table:table-cell>
              <table:table-cell office:value-type="float" office:value="-2.0877635590953">
                <text:p>-2.0877635590953</text:p>
              </table:table-cell>
              <table:table-cell office:value-type="float" office:value="-0.319495587478759">
                <text:p>-0.319495587478759</text:p>
              </table:table-cell>
              <table:table-cell office:value-type="float" office:value="-0.118721821378011">
                <text:p>-0.118721821378011</text:p>
              </table:table-cell>
              <table:table-cell office:value-type="float" office:value="-0.0652672117345045">
                <text:p>-0.0652672117345045</text:p>
              </table:table-cell>
              <table:table-cell office:value-type="float" office:value="-0.270057911185977">
                <text:p>-0.270057911185977</text:p>
              </table:table-cell>
              <table:table-cell office:value-type="float" office:value="-0.0714629367188017">
                <text:p>-0.0714629367188017</text:p>
              </table:table-cell>
              <table:table-cell office:value-type="float" office:value="-0.0142925873437604">
                <text:p>-0.0142925873437604</text:p>
              </table:table-cell>
              <table:table-cell office:value-type="float" office:value="-0.00100803723922187">
                <text:p>-0.00100803723922187</text:p>
              </table:table-cell>
              <table:table-cell office:value-type="float" office:value="-0.0397016315104432">
                <text:p>-0.0397016315104432</text:p>
              </table:table-cell>
            </table:table-row>
            <table:table-row>
              <table:table-cell office:value-type="float" office:value="-0.0399999999999999">
                <text:p>-0.0399999999999999</text:p>
              </table:table-cell>
              <table:table-cell office:value-type="float" office:value="-5.99999999999999">
                <text:p>-5.99999999999999</text:p>
              </table:table-cell>
              <table:table-cell office:value-type="float" office:value="-2.99999999999999">
                <text:p>-2.99999999999999</text:p>
              </table:table-cell>
              <table:table-cell office:value-type="float" office:value="-3.59999999999999">
                <text:p>-3.59999999999999</text:p>
              </table:table-cell>
              <table:table-cell office:value-type="float" office:value="-1.54046961074225">
                <text:p>-1.54046961074225</text:p>
              </table:table-cell>
              <table:table-cell office:value-type="float" office:value="-0.241323698434643">
                <text:p>-0.241323698434643</text:p>
              </table:table-cell>
              <table:table-cell office:value-type="float" office:value="-0.0898390767632534">
                <text:p>-0.0898390767632534</text:p>
              </table:table-cell>
              <table:table-cell office:value-type="float" office:value="-0.0494936650678988">
                <text:p>-0.0494936650678988</text:p>
              </table:table-cell>
              <table:table-cell office:value-type="float" office:value="-0.203908373502733">
                <text:p>-0.203908373502733</text:p>
              </table:table-cell>
              <table:table-cell office:value-type="float" office:value="-0.0520118870946089">
                <text:p>-0.0520118870946089</text:p>
              </table:table-cell>
              <table:table-cell office:value-type="float" office:value="-0.0104023774189218">
                <text:p>-0.0104023774189218</text:p>
              </table:table-cell>
              <table:table-cell office:value-type="float" office:value="-0.000769218790187766">
                <text:p>-0.000769218790187766</text:p>
              </table:table-cell>
              <table:table-cell office:value-type="float" office:value="-0.0288954928303364">
                <text:p>-0.0288954928303364</text:p>
              </table:table-cell>
            </table:table-row>
            <table:table-row>
              <table:table-cell office:value-type="float" office:value="-0.0299999999999999">
                <text:p>-0.0299999999999999</text:p>
              </table:table-cell>
              <table:table-cell office:value-type="float" office:value="-4.49999999999999">
                <text:p>-4.49999999999999</text:p>
              </table:table-cell>
              <table:table-cell office:value-type="float" office:value="-2.24999999999999">
                <text:p>-2.24999999999999</text:p>
              </table:table-cell>
              <table:table-cell office:value-type="float" office:value="-2.69999999999999">
                <text:p>-2.69999999999999</text:p>
              </table:table-cell>
              <table:table-cell office:value-type="float" office:value="-1.06855783761973">
                <text:p>-1.06855783761973</text:p>
              </table:table-cell>
              <table:table-cell office:value-type="float" office:value="-0.170906433616653">
                <text:p>-0.170906433616653</text:p>
              </table:table-cell>
              <table:table-cell office:value-type="float" office:value="-0.0637411788162304">
                <text:p>-0.0637411788162304</text:p>
              </table:table-cell>
              <table:table-cell office:value-type="float" office:value="-0.0351901112765218">
                <text:p>-0.0351901112765218</text:p>
              </table:table-cell>
              <table:table-cell office:value-type="float" office:value="-0.144356783848002">
                <text:p>-0.144356783848002</text:p>
              </table:table-cell>
              <table:table-cell office:value-type="float" office:value="-0.0355265023810835">
                <text:p>-0.0355265023810835</text:p>
              </table:table-cell>
              <table:table-cell office:value-type="float" office:value="-0.00710530047621675">
                <text:p>-0.00710530047621675</text:p>
              </table:table-cell>
              <table:table-cell office:value-type="float" office:value="-0.000550577927332746">
                <text:p>-0.000550577927332746</text:p>
              </table:table-cell>
              <table:table-cell office:value-type="float" office:value="-0.0197369457672671">
                <text:p>-0.0197369457672671</text:p>
              </table:table-cell>
            </table:table-row>
            <table:table-row>
              <table:table-cell office:value-type="float" office:value="-0.0199999999999999">
                <text:p>-0.0199999999999999</text:p>
              </table:table-cell>
              <table:table-cell office:value-type="float" office:value="-2.99999999999998">
                <text:p>-2.99999999999998</text:p>
              </table:table-cell>
              <table:table-cell office:value-type="float" office:value="-1.49999999999999">
                <text:p>-1.49999999999999</text:p>
              </table:table-cell>
              <table:table-cell office:value-type="float" office:value="-1.79999999999999">
                <text:p>-1.79999999999999</text:p>
              </table:table-cell>
              <table:table-cell office:value-type="float" office:value="-0.66058037774948">
                <text:p>-0.66058037774948</text:p>
              </table:table-cell>
              <table:table-cell office:value-type="float" office:value="-0.107601025216314">
                <text:p>-0.107601025216314</text:p>
              </table:table-cell>
              <table:table-cell office:value-type="float" office:value="-0.0402041798568044">
                <text:p>-0.0402041798568044</text:p>
              </table:table-cell>
              <table:table-cell office:value-type="float" office:value="-0.0222425387519994">
                <text:p>-0.0222425387519994</text:p>
              </table:table-cell>
              <table:table-cell office:value-type="float" office:value="-0.0908530568426526">
                <text:p>-0.0908530568426526</text:p>
              </table:table-cell>
              <table:table-cell office:value-type="float" office:value="-0.0215922006598234">
                <text:p>-0.0215922006598234</text:p>
              </table:table-cell>
              <table:table-cell office:value-type="float" office:value="-0.00431844013196471">
                <text:p>-0.00431844013196471</text:p>
              </table:table-cell>
              <table:table-cell office:value-type="float" office:value="-0.000350473184289513">
                <text:p>-0.000350473184289513</text:p>
              </table:table-cell>
              <table:table-cell office:value-type="float" office:value="-0.0119956670332339">
                <text:p>-0.0119956670332339</text:p>
              </table:table-cell>
            </table:table-row>
            <table:table-row>
              <table:table-cell office:value-type="float" office:value="-0.00999999999999986">
                <text:p>-0.00999999999999986</text:p>
              </table:table-cell>
              <table:table-cell office:value-type="float" office:value="-1.49999999999998">
                <text:p>-1.49999999999998</text:p>
              </table:table-cell>
              <table:table-cell office:value-type="float" office:value="-0.749999999999989">
                <text:p>-0.749999999999989</text:p>
              </table:table-cell>
              <table:table-cell office:value-type="float" office:value="-0.899999999999987">
                <text:p>-0.899999999999987</text:p>
              </table:table-cell>
              <table:table-cell office:value-type="float" office:value="-0.306863151979419">
                <text:p>-0.306863151979419</text:p>
              </table:table-cell>
              <table:table-cell office:value-type="float" office:value="-0.0508145132698981">
                <text:p>-0.0508145132698981</text:p>
              </table:table-cell>
              <table:table-cell office:value-type="float" office:value="-0.0190209599514269">
                <text:p>-0.0190209599514269</text:p>
              </table:table-cell>
              <table:table-cell office:value-type="float" office:value="-0.0105451937181018">
                <text:p>-0.0105451937181018</text:p>
              </table:table-cell>
              <table:table-cell office:value-type="float" office:value="-0.0428899860230822">
                <text:p>-0.0428899860230822</text:p>
              </table:table-cell>
              <table:table-cell office:value-type="float" office:value="-0.00985236245412567">
                <text:p>-0.00985236245412567</text:p>
              </table:table-cell>
              <table:table-cell office:value-type="float" office:value="-0.00197047249082516">
                <text:p>-0.00197047249082516</text:p>
              </table:table-cell>
              <table:table-cell office:value-type="float" office:value="-0.000167404485479897">
                <text:p>-0.000167404485479897</text:p>
              </table:table-cell>
              <table:table-cell office:value-type="float" office:value="-0.00547353469673526">
                <text:p>-0.0054735346967352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782410501775965">
                <text:p>0.0007824105017759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08660933293769E-015">
                <text:p>-1.08660933293769E-015</text:p>
              </table:table-cell>
              <table:table-cell office:value-type="float" office:value="-2.2875985956583E-016">
                <text:p>-2.2875985956583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1.5">
                <text:p>1.5</text:p>
              </table:table-cell>
              <table:table-cell office:value-type="float" office:value="0.75">
                <text:p>0.75</text:p>
              </table:table-cell>
              <table:table-cell office:value-type="float" office:value="0.9">
                <text:p>0.9</text:p>
              </table:table-cell>
              <table:table-cell office:value-type="float" office:value="0.269298878656274">
                <text:p>0.269298878656274</text:p>
              </table:table-cell>
              <table:table-cell office:value-type="float" office:value="0.0453468181626051">
                <text:p>0.0453468181626051</text:p>
              </table:table-cell>
              <table:table-cell office:value-type="float" office:value="0.0170357570000549">
                <text:p>0.0170357570000549</text:p>
              </table:table-cell>
              <table:table-cell office:value-type="float" office:value="0.00948398102246583">
                <text:p>0.00948398102246583</text:p>
              </table:table-cell>
              <table:table-cell office:value-type="float" office:value="0.0382478394648555">
                <text:p>0.0382478394648555</text:p>
              </table:table-cell>
              <table:table-cell office:value-type="float" office:value="0.0082293300042446">
                <text:p>0.0082293300042446</text:p>
              </table:table-cell>
              <table:table-cell office:value-type="float" office:value="0.00164586600084895">
                <text:p>0.00164586600084895</text:p>
              </table:table-cell>
              <table:table-cell office:value-type="float" office:value="0.000152995682567154">
                <text:p>0.000152995682567154</text:p>
              </table:table-cell>
              <table:table-cell office:value-type="float" office:value="0.00457185000235908">
                <text:p>0.00457185000235908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3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1.8">
                <text:p>1.8</text:p>
              </table:table-cell>
              <table:table-cell office:value-type="float" office:value="0.504582171254851">
                <text:p>0.504582171254851</text:p>
              </table:table-cell>
              <table:table-cell office:value-type="float" office:value="0.0856908613175181">
                <text:p>0.0856908613175181</text:p>
              </table:table-cell>
              <table:table-cell office:value-type="float" office:value="0.0322499628049662">
                <text:p>0.0322499628049662</text:p>
              </table:table-cell>
              <table:table-cell office:value-type="float" office:value="0.0179910530406945">
                <text:p>0.0179910530406945</text:p>
              </table:table-cell>
              <table:table-cell office:value-type="float" office:value="0.0722506153789164">
                <text:p>0.0722506153789164</text:p>
              </table:table-cell>
              <table:table-cell office:value-type="float" office:value="0.0150635636216268">
                <text:p>0.0150635636216268</text:p>
              </table:table-cell>
              <table:table-cell office:value-type="float" office:value="0.00301271272432534">
                <text:p>0.00301271272432534</text:p>
              </table:table-cell>
              <table:table-cell office:value-type="float" office:value="0.000292732197737018">
                <text:p>0.000292732197737018</text:p>
              </table:table-cell>
              <table:table-cell office:value-type="float" office:value="0.00836864645646014">
                <text:p>0.00836864645646014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4.5">
                <text:p>4.5</text:p>
              </table:table-cell>
              <table:table-cell office:value-type="float" office:value="2.25">
                <text:p>2.25</text:p>
              </table:table-cell>
              <table:table-cell office:value-type="float" office:value="2.7">
                <text:p>2.7</text:p>
              </table:table-cell>
              <table:table-cell office:value-type="float" office:value="0.711647784457952">
                <text:p>0.711647784457952</text:p>
              </table:table-cell>
              <table:table-cell office:value-type="float" office:value="0.121460638535054">
                <text:p>0.121460638535054</text:p>
              </table:table-cell>
              <table:table-cell office:value-type="float" office:value="0.0457938447360256">
                <text:p>0.0457938447360256</text:p>
              </table:table-cell>
              <table:table-cell office:value-type="float" office:value="0.0255993525962746">
                <text:p>0.0255993525962746</text:p>
              </table:table-cell>
              <table:table-cell office:value-type="float" office:value="0.102374126028804">
                <text:p>0.102374126028804</text:p>
              </table:table-cell>
              <table:table-cell office:value-type="float" office:value="0.0206992789339879">
                <text:p>0.0206992789339879</text:p>
              </table:table-cell>
              <table:table-cell office:value-type="float" office:value="0.00413985578679757">
                <text:p>0.00413985578679757</text:p>
              </table:table-cell>
              <table:table-cell office:value-type="float" office:value="0.000420262999751957">
                <text:p>0.000420262999751957</text:p>
              </table:table-cell>
              <table:table-cell office:value-type="float" office:value="0.0114995994077717">
                <text:p>0.0114995994077717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.6">
                <text:p>3.6</text:p>
              </table:table-cell>
              <table:table-cell office:value-type="float" office:value="0.894769645954959">
                <text:p>0.894769645954959</text:p>
              </table:table-cell>
              <table:table-cell office:value-type="float" office:value="0.153050999550104">
                <text:p>0.153050999550104</text:p>
              </table:table-cell>
              <table:table-cell office:value-type="float" office:value="0.057807115880561">
                <text:p>0.057807115880561</text:p>
              </table:table-cell>
              <table:table-cell office:value-type="float" office:value="0.0323812844104565">
                <text:p>0.0323812844104565</text:p>
              </table:table-cell>
              <table:table-cell office:value-type="float" office:value="0.128955263448443">
                <text:p>0.128955263448443</text:p>
              </table:table-cell>
              <table:table-cell office:value-type="float" office:value="0.0253060933128788">
                <text:p>0.0253060933128788</text:p>
              </table:table-cell>
              <table:table-cell office:value-type="float" office:value="0.00506121866257575">
                <text:p>0.00506121866257575</text:p>
              </table:table-cell>
              <table:table-cell office:value-type="float" office:value="0.000536554015292496">
                <text:p>0.000536554015292496</text:p>
              </table:table-cell>
              <table:table-cell office:value-type="float" office:value="0.0140589407293776">
                <text:p>0.0140589407293776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7.5">
                <text:p>7.5</text:p>
              </table:table-cell>
              <table:table-cell office:value-type="float" office:value="3.75">
                <text:p>3.75</text:p>
              </table:table-cell>
              <table:table-cell office:value-type="float" office:value="4.5">
                <text:p>4.5</text:p>
              </table:table-cell>
              <table:table-cell office:value-type="float" office:value="1.05759630857743">
                <text:p>1.05759630857743</text:p>
              </table:table-cell>
              <table:table-cell office:value-type="float" office:value="0.180825681973454">
                <text:p>0.180825681973454</text:p>
              </table:table-cell>
              <table:table-cell office:value-type="float" office:value="0.0684188197256083">
                <text:p>0.0684188197256083</text:p>
              </table:table-cell>
              <table:table-cell office:value-type="float" office:value="0.0384039264973123">
                <text:p>0.0384039264973123</text:p>
              </table:table-cell>
              <table:table-cell office:value-type="float" office:value="0.152304214079187">
                <text:p>0.152304214079187</text:p>
              </table:table-cell>
              <table:table-cell office:value-type="float" office:value="0.0290304229768082">
                <text:p>0.0290304229768082</text:p>
              </table:table-cell>
              <table:table-cell office:value-type="float" office:value="0.00580608459536165">
                <text:p>0.00580608459536165</text:p>
              </table:table-cell>
              <table:table-cell office:value-type="float" office:value="0.000642491456504129">
                <text:p>0.000642491456504129</text:p>
              </table:table-cell>
              <table:table-cell office:value-type="float" office:value="0.0161280127648939">
                <text:p>0.0161280127648939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9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5.4">
                <text:p>5.4</text:p>
              </table:table-cell>
              <table:table-cell office:value-type="float" office:value="1.20324835339646">
                <text:p>1.20324835339646</text:p>
              </table:table-cell>
              <table:table-cell office:value-type="float" office:value="0.205119669090947">
                <text:p>0.205119669090947</text:p>
              </table:table-cell>
              <table:table-cell office:value-type="float" office:value="0.0777481139086598">
                <text:p>0.0777481139086598</text:p>
              </table:table-cell>
              <table:table-cell office:value-type="float" office:value="0.0437294071406719">
                <text:p>0.0437294071406719</text:p>
              </table:table-cell>
              <table:table-cell office:value-type="float" office:value="0.172706494805025">
                <text:p>0.172706494805025</text:p>
              </table:table-cell>
              <table:table-cell office:value-type="float" office:value="0.0319987010121651">
                <text:p>0.0319987010121651</text:p>
              </table:table-cell>
              <table:table-cell office:value-type="float" office:value="0.00639974020243302">
                <text:p>0.00639974020243302</text:p>
              </table:table-cell>
              <table:table-cell office:value-type="float" office:value="0.000738888881329952">
                <text:p>0.000738888881329952</text:p>
              </table:table-cell>
              <table:table-cell office:value-type="float" office:value="0.0177770561178699">
                <text:p>0.0177770561178699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10.5">
                <text:p>10.5</text:p>
              </table:table-cell>
              <table:table-cell office:value-type="float" office:value="5.25">
                <text:p>5.25</text:p>
              </table:table-cell>
              <table:table-cell office:value-type="float" office:value="6.3">
                <text:p>6.3</text:p>
              </table:table-cell>
              <table:table-cell office:value-type="float" office:value="1.33440018631126">
                <text:p>1.33440018631126</text:p>
              </table:table-cell>
              <table:table-cell office:value-type="float" office:value="0.22624137221478">
                <text:p>0.22624137221478</text:p>
              </table:table-cell>
              <table:table-cell office:value-type="float" office:value="0.0859049974365743">
                <text:p>0.0859049974365743</text:p>
              </table:table-cell>
              <table:table-cell office:value-type="float" office:value="0.0484152556723201">
                <text:p>0.0484152556723201</text:p>
              </table:table-cell>
              <table:table-cell office:value-type="float" office:value="0.190424836572587">
                <text:p>0.190424836572587</text:p>
              </table:table-cell>
              <table:table-cell office:value-type="float" office:value="0.0343201349249617">
                <text:p>0.0343201349249617</text:p>
              </table:table-cell>
              <table:table-cell office:value-type="float" office:value="0.00686402698499233">
                <text:p>0.00686402698499233</text:p>
              </table:table-cell>
              <table:table-cell office:value-type="float" office:value="0.000826493579257464">
                <text:p>0.000826493579257464</text:p>
              </table:table-cell>
              <table:table-cell office:value-type="float" office:value="0.019066741624979">
                <text:p>0.019066741624979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7.2">
                <text:p>7.2</text:p>
              </table:table-cell>
              <table:table-cell office:value-type="float" office:value="1.45334885277276">
                <text:p>1.45334885277276</text:p>
              </table:table-cell>
              <table:table-cell office:value-type="float" office:value="0.244474650526132">
                <text:p>0.244474650526132</text:p>
              </table:table-cell>
              <table:table-cell office:value-type="float" office:value="0.0929909854141061">
                <text:p>0.0929909854141061</text:p>
              </table:table-cell>
              <table:table-cell office:value-type="float" office:value="0.0525147288560907">
                <text:p>0.0525147288560907</text:p>
              </table:table-cell>
              <table:table-cell office:value-type="float" office:value="0.205700926903952">
                <text:p>0.205700926903952</text:p>
              </table:table-cell>
              <table:table-cell office:value-type="float" office:value="0.0360890721532346">
                <text:p>0.0360890721532346</text:p>
              </table:table-cell>
              <table:table-cell office:value-type="float" office:value="0.00721781443064692">
                <text:p>0.00721781443064692</text:p>
              </table:table-cell>
              <table:table-cell office:value-type="float" office:value="0.000905992351891327">
                <text:p>0.000905992351891327</text:p>
              </table:table-cell>
              <table:table-cell office:value-type="float" office:value="0.020049484529575">
                <text:p>0.020049484529575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13.5">
                <text:p>13.5</text:p>
              </table:table-cell>
              <table:table-cell office:value-type="float" office:value="6.75">
                <text:p>6.75</text:p>
              </table:table-cell>
              <table:table-cell office:value-type="float" office:value="8.1">
                <text:p>8.1</text:p>
              </table:table-cell>
              <table:table-cell office:value-type="float" office:value="1.56207203834969">
                <text:p>1.56207203834969</text:p>
              </table:table-cell>
              <table:table-cell office:value-type="float" office:value="0.260080680398285">
                <text:p>0.260080680398285</text:p>
              </table:table-cell>
              <table:table-cell office:value-type="float" office:value="0.0990997350358691">
                <text:p>0.0990997350358691</text:p>
              </table:table-cell>
              <table:table-cell office:value-type="float" office:value="0.0560771145587347">
                <text:p>0.0560771145587347</text:p>
              </table:table-cell>
              <table:table-cell office:value-type="float" office:value="0.218757021775054">
                <text:p>0.218757021775054</text:p>
              </table:table-cell>
              <table:table-cell office:value-type="float" office:value="0.0373870313842883">
                <text:p>0.0373870313842883</text:p>
              </table:table-cell>
              <table:table-cell office:value-type="float" office:value="0.00747740627685766">
                <text:p>0.00747740627685766</text:p>
              </table:table-cell>
              <table:table-cell office:value-type="float" office:value="0.000978016750101744">
                <text:p>0.000978016750101744</text:p>
              </table:table-cell>
              <table:table-cell office:value-type="float" office:value="0.0207705729912715">
                <text:p>0.020770572991271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5">
                <text:p>1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1.6622770489266">
                <text:p>1.6622770489266</text:p>
              </table:table-cell>
              <table:table-cell office:value-type="float" office:value="0.273299685309017">
                <text:p>0.273299685309017</text:p>
              </table:table-cell>
              <table:table-cell office:value-type="float" office:value="0.104317626328337">
                <text:p>0.104317626328337</text:p>
              </table:table-cell>
              <table:table-cell office:value-type="float" office:value="0.0591480142731513">
                <text:p>0.0591480142731513</text:p>
              </table:table-cell>
              <table:table-cell office:value-type="float" office:value="0.229797436558818">
                <text:p>0.229797436558818</text:p>
              </table:table-cell>
              <table:table-cell office:value-type="float" office:value="0.0382844486403524">
                <text:p>0.0382844486403524</text:p>
              </table:table-cell>
              <table:table-cell office:value-type="float" office:value="0.00765688972807048">
                <text:p>0.00765688972807048</text:p>
              </table:table-cell>
              <table:table-cell office:value-type="float" office:value="0.00104314782273938">
                <text:p>0.00104314782273938</text:p>
              </table:table-cell>
              <table:table-cell office:value-type="float" office:value="0.0212691381335292">
                <text:p>0.0212691381335292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16.5">
                <text:p>16.5</text:p>
              </table:table-cell>
              <table:table-cell office:value-type="float" office:value="8.25">
                <text:p>8.25</text:p>
              </table:table-cell>
              <table:table-cell office:value-type="float" office:value="9.9">
                <text:p>9.9</text:p>
              </table:table-cell>
              <table:table-cell office:value-type="float" office:value="1.7554422578322">
                <text:p>1.7554422578322</text:p>
              </table:table-cell>
              <table:table-cell office:value-type="float" office:value="0.284352536635116">
                <text:p>0.284352536635116</text:p>
              </table:table-cell>
              <table:table-cell office:value-type="float" office:value="0.108724300880241">
                <text:p>0.108724300880241</text:p>
              </table:table-cell>
              <table:table-cell office:value-type="float" office:value="0.0617696059521654">
                <text:p>0.0617696059521654</text:p>
              </table:table-cell>
              <table:table-cell office:value-type="float" office:value="0.239009925015469">
                <text:p>0.239009925015469</text:p>
              </table:table-cell>
              <table:table-cell office:value-type="float" office:value="0.0388421796349008">
                <text:p>0.0388421796349008</text:p>
              </table:table-cell>
              <table:table-cell office:value-type="float" office:value="0.00776843592698015">
                <text:p>0.00776843592698015</text:p>
              </table:table-cell>
              <table:table-cell office:value-type="float" office:value="0.00110192042593913">
                <text:p>0.00110192042593913</text:p>
              </table:table-cell>
              <table:table-cell office:value-type="float" office:value="0.0215789886860561">
                <text:p>0.0215789886860561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10.8">
                <text:p>10.8</text:p>
              </table:table-cell>
              <table:table-cell office:value-type="float" office:value="1.84285225558588">
                <text:p>1.84285225558588</text:p>
              </table:table-cell>
              <table:table-cell office:value-type="float" office:value="0.293442234865722">
                <text:p>0.293442234865722</text:p>
              </table:table-cell>
              <table:table-cell office:value-type="float" office:value="0.112393161569128">
                <text:p>0.112393161569128</text:p>
              </table:table-cell>
              <table:table-cell office:value-type="float" office:value="0.0639808885109881">
                <text:p>0.0639808885109881</text:p>
              </table:table-cell>
              <table:table-cell office:value-type="float" office:value="0.24656695464866">
                <text:p>0.24656695464866</text:p>
              </table:table-cell>
              <table:table-cell office:value-type="float" office:value="0.0391127936238592">
                <text:p>0.0391127936238592</text:p>
              </table:table-cell>
              <table:table-cell office:value-type="float" office:value="0.00782255872477183">
                <text:p>0.00782255872477183</text:p>
              </table:table-cell>
              <table:table-cell office:value-type="float" office:value="0.00115482713675849">
                <text:p>0.00115482713675849</text:p>
              </table:table-cell>
              <table:table-cell office:value-type="float" office:value="0.0217293297910329">
                <text:p>0.0217293297910329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19.5">
                <text:p>19.5</text:p>
              </table:table-cell>
              <table:table-cell office:value-type="float" office:value="9.75">
                <text:p>9.75</text:p>
              </table:table-cell>
              <table:table-cell office:value-type="float" office:value="11.7">
                <text:p>11.7</text:p>
              </table:table-cell>
              <table:table-cell office:value-type="float" office:value="1.92562773110427">
                <text:p>1.92562773110427</text:p>
              </table:table-cell>
              <table:table-cell office:value-type="float" office:value="0.300755280070501">
                <text:p>0.300755280070501</text:p>
              </table:table-cell>
              <table:table-cell office:value-type="float" office:value="0.115391836077596">
                <text:p>0.115391836077596</text:p>
              </table:table-cell>
              <table:table-cell office:value-type="float" office:value="0.0658179092632934">
                <text:p>0.0658179092632934</text:p>
              </table:table-cell>
              <table:table-cell office:value-type="float" office:value="0.25262688613115">
                <text:p>0.25262688613115</text:p>
              </table:table-cell>
              <table:table-cell office:value-type="float" office:value="0.0391416886860049">
                <text:p>0.0391416886860049</text:p>
              </table:table-cell>
              <table:table-cell office:value-type="float" office:value="0.00782833773720098">
                <text:p>0.00782833773720098</text:p>
              </table:table-cell>
              <table:table-cell office:value-type="float" office:value="0.00120232181022597">
                <text:p>0.00120232181022597</text:p>
              </table:table-cell>
              <table:table-cell office:value-type="float" office:value="0.0217453826033361">
                <text:p>0.0217453826033361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21">
                <text:p>21</text:p>
              </table:table-cell>
              <table:table-cell office:value-type="float" office:value="10.5">
                <text:p>10.5</text:p>
              </table:table-cell>
              <table:table-cell office:value-type="float" office:value="12.6">
                <text:p>12.6</text:p>
              </table:table-cell>
              <table:table-cell office:value-type="float" office:value="2.0047509429604">
                <text:p>2.0047509429604</text:p>
              </table:table-cell>
              <table:table-cell office:value-type="float" office:value="0.306462939809276">
                <text:p>0.306462939809276</text:p>
              </table:table-cell>
              <table:table-cell office:value-type="float" office:value="0.11778260679375">
                <text:p>0.11778260679375</text:p>
              </table:table-cell>
              <table:table-cell office:value-type="float" office:value="0.0673139754690171">
                <text:p>0.0673139754690171</text:p>
              </table:table-cell>
              <table:table-cell office:value-type="float" office:value="0.257335063934205">
                <text:p>0.257335063934205</text:p>
              </table:table-cell>
              <table:table-cell office:value-type="float" office:value="0.0389680539032906">
                <text:p>0.0389680539032906</text:p>
              </table:table-cell>
              <table:table-cell office:value-type="float" office:value="0.00779361078065812">
                <text:p>0.00779361078065812</text:p>
              </table:table-cell>
              <table:table-cell office:value-type="float" office:value="0.0012448228147376">
                <text:p>0.0012448228147376</text:p>
              </table:table-cell>
              <table:table-cell office:value-type="float" office:value="0.0216489188351614">
                <text:p>0.0216489188351614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22.5">
                <text:p>22.5</text:p>
              </table:table-cell>
              <table:table-cell office:value-type="float" office:value="11.25">
                <text:p>11.25</text:p>
              </table:table-cell>
              <table:table-cell office:value-type="float" office:value="13.5">
                <text:p>13.5</text:p>
              </table:table-cell>
              <table:table-cell office:value-type="float" office:value="2.08108749902907">
                <text:p>2.08108749902907</text:p>
              </table:table-cell>
              <table:table-cell office:value-type="float" office:value="0.310722422067932">
                <text:p>0.310722422067932</text:p>
              </table:table-cell>
              <table:table-cell office:value-type="float" office:value="0.119622809505518">
                <text:p>0.119622809505518</text:p>
              </table:table-cell>
              <table:table-cell office:value-type="float" office:value="0.0684998510911092">
                <text:p>0.0684998510911092</text:p>
              </table:table-cell>
              <table:table-cell office:value-type="float" office:value="0.260824824767335">
                <text:p>0.260824824767335</text:p>
              </table:table-cell>
              <table:table-cell office:value-type="float" office:value="0.038625700140368">
                <text:p>0.038625700140368</text:p>
              </table:table-cell>
              <table:table-cell office:value-type="float" office:value="0.00772514002807361">
                <text:p>0.00772514002807361</text:p>
              </table:table-cell>
              <table:table-cell office:value-type="float" office:value="0.00128271597706958">
                <text:p>0.00128271597706958</text:p>
              </table:table-cell>
              <table:table-cell office:value-type="float" office:value="0.0214587223002045">
                <text:p>0.0214587223002045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14.4">
                <text:p>14.4</text:p>
              </table:table-cell>
              <table:table-cell office:value-type="float" office:value="2.15540504723695">
                <text:p>2.15540504723695</text:p>
              </table:table-cell>
              <table:table-cell office:value-type="float" office:value="0.313677960247791">
                <text:p>0.313677960247791</text:p>
              </table:table-cell>
              <table:table-cell office:value-type="float" office:value="0.12096520312675">
                <text:p>0.12096520312675</text:p>
              </table:table-cell>
              <table:table-cell office:value-type="float" office:value="0.069403939783126">
                <text:p>0.069403939783126</text:p>
              </table:table-cell>
              <table:table-cell office:value-type="float" office:value="0.263218429946293">
                <text:p>0.263218429946293</text:p>
              </table:table-cell>
              <table:table-cell office:value-type="float" office:value="0.0381437779316697">
                <text:p>0.0381437779316697</text:p>
              </table:table-cell>
              <table:table-cell office:value-type="float" office:value="0.00762875558633394">
                <text:p>0.00762875558633394</text:p>
              </table:table-cell>
              <table:table-cell office:value-type="float" office:value="0.00131635726501718">
                <text:p>0.00131635726501718</text:p>
              </table:table-cell>
              <table:table-cell office:value-type="float" office:value="0.0211909877398165">
                <text:p>0.0211909877398165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25.5">
                <text:p>25.5</text:p>
              </table:table-cell>
              <table:table-cell office:value-type="float" office:value="12.75">
                <text:p>12.75</text:p>
              </table:table-cell>
              <table:table-cell office:value-type="float" office:value="15.3">
                <text:p>15.3</text:p>
              </table:table-cell>
              <table:table-cell office:value-type="float" office:value="2.22838938483086">
                <text:p>2.22838938483086</text:p>
              </table:table-cell>
              <table:table-cell office:value-type="float" office:value="0.315461816718829">
                <text:p>0.315461816718829</text:p>
              </table:table-cell>
              <table:table-cell office:value-type="float" office:value="0.121858312533507">
                <text:p>0.121858312533507</text:p>
              </table:table-cell>
              <table:table-cell office:value-type="float" office:value="0.0700524550593635">
                <text:p>0.0700524550593635</text:p>
              </table:table-cell>
              <table:table-cell office:value-type="float" office:value="0.264627927354668">
                <text:p>0.264627927354668</text:p>
              </table:table-cell>
              <table:table-cell office:value-type="float" office:value="0.0375473982811266">
                <text:p>0.0375473982811266</text:p>
              </table:table-cell>
              <table:table-cell office:value-type="float" office:value="0.00750947965622532">
                <text:p>0.00750947965622532</text:p>
              </table:table-cell>
              <table:table-cell office:value-type="float" office:value="0.0013460752327741">
                <text:p>0.0013460752327741</text:p>
              </table:table-cell>
              <table:table-cell office:value-type="float" office:value="0.020859665711737">
                <text:p>0.020859665711737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27">
                <text:p>27</text:p>
              </table:table-cell>
              <table:table-cell office:value-type="float" office:value="13.5">
                <text:p>13.5</text:p>
              </table:table-cell>
              <table:table-cell office:value-type="float" office:value="16.2">
                <text:p>16.2</text:p>
              </table:table-cell>
              <table:table-cell office:value-type="float" office:value="2.30065841507416">
                <text:p>2.30065841507416</text:p>
              </table:table-cell>
              <table:table-cell office:value-type="float" office:value="0.31619521096821">
                <text:p>0.31619521096821</text:p>
              </table:table-cell>
              <table:table-cell office:value-type="float" office:value="0.122346746440719">
                <text:p>0.122346746440719</text:p>
              </table:table-cell>
              <table:table-cell office:value-type="float" office:value="0.070469578533858">
                <text:p>0.070469578533858</text:p>
              </table:table-cell>
              <table:table-cell office:value-type="float" office:value="0.26515594824512">
                <text:p>0.26515594824512</text:p>
              </table:table-cell>
              <table:table-cell office:value-type="float" office:value="0.036858169886517">
                <text:p>0.036858169886517</text:p>
              </table:table-cell>
              <table:table-cell office:value-type="float" office:value="0.0073716339773034">
                <text:p>0.0073716339773034</text:p>
              </table:table-cell>
              <table:table-cell office:value-type="float" office:value="0.00137217325159065">
                <text:p>0.00137217325159065</text:p>
              </table:table-cell>
              <table:table-cell office:value-type="float" office:value="0.0204767610480649">
                <text:p>0.0204767610480649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28.5">
                <text:p>28.5</text:p>
              </table:table-cell>
              <table:table-cell office:value-type="float" office:value="14.25">
                <text:p>14.25</text:p>
              </table:table-cell>
              <table:table-cell office:value-type="float" office:value="17.1">
                <text:p>17.1</text:p>
              </table:table-cell>
              <table:table-cell office:value-type="float" office:value="2.37277431573765">
                <text:p>2.37277431573765</text:p>
              </table:table-cell>
              <table:table-cell office:value-type="float" office:value="0.315989177931862">
                <text:p>0.315989177931862</text:p>
              </table:table-cell>
              <table:table-cell office:value-type="float" office:value="0.122471492111782">
                <text:p>0.122471492111782</text:p>
              </table:table-cell>
              <table:table-cell office:value-type="float" office:value="0.0706776070536767">
                <text:p>0.0706776070536767</text:p>
              </table:table-cell>
              <table:table-cell office:value-type="float" office:value="0.264896443738026">
                <text:p>0.264896443738026</text:p>
              </table:table-cell>
              <table:table-cell office:value-type="float" office:value="0.0360946643528625">
                <text:p>0.0360946643528625</text:p>
              </table:table-cell>
              <table:table-cell office:value-type="float" office:value="0.00721893287057249">
                <text:p>0.00721893287057249</text:p>
              </table:table-cell>
              <table:table-cell office:value-type="float" office:value="0.00139493154595513">
                <text:p>0.00139493154595513</text:p>
              </table:table-cell>
              <table:table-cell office:value-type="float" office:value="0.0200525913071457">
                <text:p>0.0200525913071457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.44525423087516">
                <text:p>2.44525423087516</text:p>
              </table:table-cell>
              <table:table-cell office:value-type="float" office:value="0.31494536168553">
                <text:p>0.31494536168553</text:p>
              </table:table-cell>
              <table:table-cell office:value-type="float" office:value="0.122270188565734">
                <text:p>0.122270188565734</text:p>
              </table:table-cell>
              <table:table-cell office:value-type="float" office:value="0.0706970894951958">
                <text:p>0.0706970894951958</text:p>
              </table:table-cell>
              <table:table-cell office:value-type="float" office:value="0.263935365515615">
                <text:p>0.263935365515615</text:p>
              </table:table-cell>
              <table:table-cell office:value-type="float" office:value="0.0352728193031424">
                <text:p>0.0352728193031424</text:p>
              </table:table-cell>
              <table:table-cell office:value-type="float" office:value="0.00705456386062848">
                <text:p>0.00705456386062848</text:p>
              </table:table-cell>
              <table:table-cell office:value-type="float" office:value="0.00141460905349794">
                <text:p>0.00141460905349794</text:p>
              </table:table-cell>
              <table:table-cell office:value-type="float" office:value="0.0195960107239679">
                <text:p>0.0195960107239679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31.5">
                <text:p>31.5</text:p>
              </table:table-cell>
              <table:table-cell office:value-type="float" office:value="15.75">
                <text:p>15.75</text:p>
              </table:table-cell>
              <table:table-cell office:value-type="float" office:value="18.9">
                <text:p>18.9</text:p>
              </table:table-cell>
              <table:table-cell office:value-type="float" office:value="2.51857975432268">
                <text:p>2.51857975432268</text:p>
              </table:table-cell>
              <table:table-cell office:value-type="float" office:value="0.313156749290715">
                <text:p>0.313156749290715</text:p>
              </table:table-cell>
              <table:table-cell office:value-type="float" office:value="0.121777379827926">
                <text:p>0.121777379827926</text:p>
              </table:table-cell>
              <table:table-cell office:value-type="float" office:value="0.0705469539392144">
                <text:p>0.0705469539392144</text:p>
              </table:table-cell>
              <table:table-cell office:value-type="float" office:value="0.262351294876545">
                <text:p>0.262351294876545</text:p>
              </table:table-cell>
              <table:table-cell office:value-type="float" office:value="0.034406287884581">
                <text:p>0.034406287884581</text:p>
              </table:table-cell>
              <table:table-cell office:value-type="float" office:value="0.0068812575769162">
                <text:p>0.0068812575769162</text:p>
              </table:table-cell>
              <table:table-cell office:value-type="float" office:value="0.00143144512499396">
                <text:p>0.00143144512499396</text:p>
              </table:table-cell>
              <table:table-cell office:value-type="float" office:value="0.0191146043803227">
                <text:p>0.0191146043803227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33">
                <text:p>33</text:p>
              </table:table-cell>
              <table:table-cell office:value-type="float" office:value="16.5">
                <text:p>16.5</text:p>
              </table:table-cell>
              <table:table-cell office:value-type="float" office:value="19.8">
                <text:p>19.8</text:p>
              </table:table-cell>
              <table:table-cell office:value-type="float" office:value="2.59320543866829">
                <text:p>2.59320543866829</text:p>
              </table:table-cell>
              <table:table-cell office:value-type="float" office:value="0.310708349237749">
                <text:p>0.310708349237749</text:p>
              </table:table-cell>
              <table:table-cell office:value-type="float" office:value="0.121024749659725">
                <text:p>0.121024749659725</text:p>
              </table:table-cell>
              <table:table-cell office:value-type="float" office:value="0.0702446258915362">
                <text:p>0.0702446258915362</text:p>
              </table:table-cell>
              <table:table-cell office:value-type="float" office:value="0.260216024007329">
                <text:p>0.260216024007329</text:p>
              </table:table-cell>
              <table:table-cell office:value-type="float" office:value="0.0335067419668926">
                <text:p>0.0335067419668926</text:p>
              </table:table-cell>
              <table:table-cell office:value-type="float" office:value="0.00670134839337852">
                <text:p>0.00670134839337852</text:p>
              </table:table-cell>
              <table:table-cell office:value-type="float" office:value="0.00144566107920948">
                <text:p>0.00144566107920948</text:p>
              </table:table-cell>
              <table:table-cell office:value-type="float" office:value="0.0186148566482736">
                <text:p>0.0186148566482736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34.5">
                <text:p>34.5</text:p>
              </table:table-cell>
              <table:table-cell office:value-type="float" office:value="17.25">
                <text:p>17.25</text:p>
              </table:table-cell>
              <table:table-cell office:value-type="float" office:value="20.7">
                <text:p>20.7</text:p>
              </table:table-cell>
              <table:table-cell office:value-type="float" office:value="2.66956653596036">
                <text:p>2.66956653596036</text:p>
              </table:table-cell>
              <table:table-cell office:value-type="float" office:value="0.307677818601066">
                <text:p>0.307677818601066</text:p>
              </table:table-cell>
              <table:table-cell office:value-type="float" office:value="0.120041339100317">
                <text:p>0.120041339100317</text:p>
              </table:table-cell>
              <table:table-cell office:value-type="float" office:value="0.0698061381697951">
                <text:p>0.0698061381697951</text:p>
              </table:table-cell>
              <table:table-cell office:value-type="float" office:value="0.257595093041243">
                <text:p>0.257595093041243</text:p>
              </table:table-cell>
              <table:table-cell office:value-type="float" office:value="0.0325841353032475">
                <text:p>0.0325841353032475</text:p>
              </table:table-cell>
              <table:table-cell office:value-type="float" office:value="0.00651682706064949">
                <text:p>0.00651682706064949</text:p>
              </table:table-cell>
              <table:table-cell office:value-type="float" office:value="0.00145746162588388">
                <text:p>0.00145746162588388</text:p>
              </table:table-cell>
              <table:table-cell office:value-type="float" office:value="0.0181022973906929">
                <text:p>0.0181022973906929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21.6">
                <text:p>21.6</text:p>
              </table:table-cell>
              <table:table-cell office:value-type="float" office:value="2.74808615528183">
                <text:p>2.74808615528183</text:p>
              </table:table-cell>
              <table:table-cell office:value-type="float" office:value="0.304136042718497">
                <text:p>0.304136042718497</text:p>
              </table:table-cell>
              <table:table-cell office:value-type="float" office:value="0.118853748058475">
                <text:p>0.118853748058475</text:p>
              </table:table-cell>
              <table:table-cell office:value-type="float" office:value="0.0692462330345943">
                <text:p>0.0692462330345943</text:p>
              </table:table-cell>
              <table:table-cell office:value-type="float" office:value="0.254548286210671">
                <text:p>0.254548286210671</text:p>
              </table:table-cell>
              <table:table-cell office:value-type="float" office:value="0.0316469320485186">
                <text:p>0.0316469320485186</text:p>
              </table:table-cell>
              <table:table-cell office:value-type="float" office:value="0.00632938640970372">
                <text:p>0.00632938640970372</text:p>
              </table:table-cell>
              <table:table-cell office:value-type="float" office:value="0.00146703616883365">
                <text:p>0.00146703616883365</text:p>
              </table:table-cell>
              <table:table-cell office:value-type="float" office:value="0.0175816289158436">
                <text:p>0.0175816289158436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37.5">
                <text:p>37.5</text:p>
              </table:table-cell>
              <table:table-cell office:value-type="float" office:value="18.75">
                <text:p>18.75</text:p>
              </table:table-cell>
              <table:table-cell office:value-type="float" office:value="22.5">
                <text:p>22.5</text:p>
              </table:table-cell>
              <table:table-cell office:value-type="float" office:value="2.8291820068908">
                <text:p>2.8291820068908</text:p>
              </table:table-cell>
              <table:table-cell office:value-type="float" office:value="0.300147670925498">
                <text:p>0.300147670925498</text:p>
              </table:table-cell>
              <table:table-cell office:value-type="float" office:value="0.117486322103733">
                <text:p>0.117486322103733</text:p>
              </table:table-cell>
              <table:table-cell office:value-type="float" office:value="0.0685784571032499">
                <text:p>0.0685784571032499</text:p>
              </table:table-cell>
              <table:table-cell office:value-type="float" office:value="0.251130090153696">
                <text:p>0.251130090153696</text:p>
              </table:table-cell>
              <table:table-cell office:value-type="float" office:value="0.0307023052800001">
                <text:p>0.0307023052800001</text:p>
              </table:table-cell>
              <table:table-cell office:value-type="float" office:value="0.00614046105600002">
                <text:p>0.00614046105600002</text:p>
              </table:table-cell>
              <table:table-cell office:value-type="float" office:value="0.00147456">
                <text:p>0.00147456</text:p>
              </table:table-cell>
              <table:table-cell office:value-type="float" office:value="0.0170568362666666">
                <text:p>0.0170568362666666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39">
                <text:p>39</text:p>
              </table:table-cell>
              <table:table-cell office:value-type="float" office:value="19.5">
                <text:p>19.5</text:p>
              </table:table-cell>
              <table:table-cell office:value-type="float" office:value="23.4">
                <text:p>23.4</text:p>
              </table:table-cell>
              <table:table-cell office:value-type="float" office:value="2.91327289251454">
                <text:p>2.91327289251454</text:p>
              </table:table-cell>
              <table:table-cell office:value-type="float" office:value="0.295771611614847">
                <text:p>0.295771611614847</text:p>
              </table:table-cell>
              <table:table-cell office:value-type="float" office:value="0.115961325524252">
                <text:p>0.115961325524252</text:p>
              </table:table-cell>
              <table:table-cell office:value-type="float" office:value="0.067815249547369">
                <text:p>0.067815249547369</text:p>
              </table:table-cell>
              <table:table-cell office:value-type="float" office:value="0.247390117208719">
                <text:p>0.247390117208719</text:p>
              </table:table-cell>
              <table:table-cell office:value-type="float" office:value="0.029756309524205">
                <text:p>0.029756309524205</text:p>
              </table:table-cell>
              <table:table-cell office:value-type="float" office:value="0.00595126190484099">
                <text:p>0.00595126190484099</text:p>
              </table:table-cell>
              <table:table-cell office:value-type="float" office:value="0.00148019539421575">
                <text:p>0.00148019539421575</text:p>
              </table:table-cell>
              <table:table-cell office:value-type="float" office:value="0.0165312830690026">
                <text:p>0.0165312830690026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40.5">
                <text:p>40.5</text:p>
              </table:table-cell>
              <table:table-cell office:value-type="float" office:value="20.25">
                <text:p>20.25</text:p>
              </table:table-cell>
              <table:table-cell office:value-type="float" office:value="24.3">
                <text:p>24.3</text:p>
              </table:table-cell>
              <table:table-cell office:value-type="float" office:value="3.00078509640528">
                <text:p>3.00078509640528</text:p>
              </table:table-cell>
              <table:table-cell office:value-type="float" office:value="0.291061489651161">
                <text:p>0.291061489651161</text:p>
              </table:table-cell>
              <table:table-cell office:value-type="float" office:value="0.114299101642407">
                <text:p>0.114299101642407</text:p>
              </table:table-cell>
              <table:table-cell office:value-type="float" office:value="0.0669680240409857">
                <text:p>0.0669680240409857</text:p>
              </table:table-cell>
              <table:table-cell office:value-type="float" office:value="0.243373496320619">
                <text:p>0.243373496320619</text:p>
              </table:table-cell>
              <table:table-cell office:value-type="float" office:value="0.0288140307434747">
                <text:p>0.0288140307434747</text:p>
              </table:table-cell>
              <table:table-cell office:value-type="float" office:value="0.00576280614869494">
                <text:p>0.00576280614869494</text:p>
              </table:table-cell>
              <table:table-cell office:value-type="float" office:value="0.00148409261352987">
                <text:p>0.00148409261352987</text:p>
              </table:table-cell>
              <table:table-cell office:value-type="float" office:value="0.0160077948574858">
                <text:p>0.0160077948574858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42">
                <text:p>42</text:p>
              </table:table-cell>
              <table:table-cell office:value-type="float" office:value="21">
                <text:p>21</text:p>
              </table:table-cell>
              <table:table-cell office:value-type="float" office:value="25.2">
                <text:p>25.2</text:p>
              </table:table-cell>
              <table:table-cell office:value-type="float" office:value="3.09215883197576">
                <text:p>3.09215883197576</text:p>
              </table:table-cell>
              <table:table-cell office:value-type="float" office:value="0.286066068946043">
                <text:p>0.286066068946043</text:p>
              </table:table-cell>
              <table:table-cell office:value-type="float" office:value="0.112518221308226">
                <text:p>0.112518221308226</text:p>
              </table:table-cell>
              <table:table-cell office:value-type="float" office:value="0.0660472448938244">
                <text:p>0.0660472448938244</text:p>
              </table:table-cell>
              <table:table-cell office:value-type="float" office:value="0.239121233987212">
                <text:p>0.239121233987212</text:p>
              </table:table-cell>
              <table:table-cell office:value-type="float" office:value="0.0278797167643786">
                <text:p>0.0278797167643786</text:p>
              </table:table-cell>
              <table:table-cell office:value-type="float" office:value="0.00557594335287572">
                <text:p>0.00557594335287572</text:p>
              </table:table-cell>
              <table:table-cell office:value-type="float" office:value="0.0014863908290863">
                <text:p>0.0014863908290863</text:p>
              </table:table-cell>
              <table:table-cell office:value-type="float" office:value="0.0154887315357658">
                <text:p>0.0154887315357658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43.5">
                <text:p>43.5</text:p>
              </table:table-cell>
              <table:table-cell office:value-type="float" office:value="21.75">
                <text:p>21.75</text:p>
              </table:table-cell>
              <table:table-cell office:value-type="float" office:value="26.1">
                <text:p>26.1</text:p>
              </table:table-cell>
              <table:table-cell office:value-type="float" office:value="3.18785490453102">
                <text:p>3.18785490453102</text:p>
              </table:table-cell>
              <table:table-cell office:value-type="float" office:value="0.280829642792612">
                <text:p>0.280829642792612</text:p>
              </table:table-cell>
              <table:table-cell office:value-type="float" office:value="0.110635620425011">
                <text:p>0.110635620425011</text:p>
              </table:table-cell>
              <table:table-cell office:value-type="float" office:value="0.0650624977743207">
                <text:p>0.0650624977743207</text:p>
              </table:table-cell>
              <table:table-cell office:value-type="float" office:value="0.234670547494444">
                <text:p>0.234670547494444</text:p>
              </table:table-cell>
              <table:table-cell office:value-type="float" office:value="0.0269568907247391">
                <text:p>0.0269568907247391</text:p>
              </table:table-cell>
              <table:table-cell office:value-type="float" office:value="0.00539137814494783">
                <text:p>0.00539137814494783</text:p>
              </table:table-cell>
              <table:table-cell office:value-type="float" office:value="0.00148721896779743">
                <text:p>0.00148721896779743</text:p>
              </table:table-cell>
              <table:table-cell office:value-type="float" office:value="0.0149760504026327">
                <text:p>0.0149760504026327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45">
                <text:p>45</text:p>
              </table:table-cell>
              <table:table-cell office:value-type="float" office:value="22.5">
                <text:p>22.5</text:p>
              </table:table-cell>
              <table:table-cell office:value-type="float" office:value="27">
                <text:p>27</text:p>
              </table:table-cell>
              <table:table-cell office:value-type="float" office:value="3.28836176239563">
                <text:p>3.28836176239563</text:p>
              </table:table-cell>
              <table:table-cell office:value-type="float" office:value="0.275392394366227">
                <text:p>0.275392394366227</text:p>
              </table:table-cell>
              <table:table-cell office:value-type="float" office:value="0.108666727300342">
                <text:p>0.108666727300342</text:p>
              </table:table-cell>
              <table:table-cell office:value-type="float" office:value="0.064022555399138">
                <text:p>0.064022555399138</text:p>
              </table:table-cell>
              <table:table-cell office:value-type="float" office:value="0.230055172521698">
                <text:p>0.230055172521698</text:p>
              </table:table-cell>
              <table:table-cell office:value-type="float" office:value="0.0260484497678484">
                <text:p>0.0260484497678484</text:p>
              </table:table-cell>
              <table:table-cell office:value-type="float" office:value="0.00520968995356968">
                <text:p>0.00520968995356968</text:p>
              </table:table-cell>
              <table:table-cell office:value-type="float" office:value="0.00148669649037283">
                <text:p>0.00148669649037283</text:p>
              </table:table-cell>
              <table:table-cell office:value-type="float" office:value="0.0144713609821379">
                <text:p>0.0144713609821379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46.5">
                <text:p>46.5</text:p>
              </table:table-cell>
              <table:table-cell office:value-type="float" office:value="23.25">
                <text:p>23.25</text:p>
              </table:table-cell>
              <table:table-cell office:value-type="float" office:value="27.9">
                <text:p>27.9</text:p>
              </table:table-cell>
              <table:table-cell office:value-type="float" office:value="3.39420312755142">
                <text:p>3.39420312755142</text:p>
              </table:table-cell>
              <table:table-cell office:value-type="float" office:value="0.269790729620503">
                <text:p>0.269790729620503</text:p>
              </table:table-cell>
              <table:table-cell office:value-type="float" office:value="0.106625580558877">
                <text:p>0.106625580558877</text:p>
              </table:table-cell>
              <table:table-cell office:value-type="float" office:value="0.0629354385399445">
                <text:p>0.0629354385399445</text:p>
              </table:table-cell>
              <table:table-cell office:value-type="float" office:value="0.225305647043948">
                <text:p>0.225305647043948</text:p>
              </table:table-cell>
              <table:table-cell office:value-type="float" office:value="0.025156750912775">
                <text:p>0.025156750912775</text:p>
              </table:table-cell>
              <table:table-cell office:value-type="float" office:value="0.005031350182555">
                <text:p>0.005031350182555</text:p>
              </table:table-cell>
              <table:table-cell office:value-type="float" office:value="0.00148493410665206">
                <text:p>0.00148493410665206</text:p>
              </table:table-cell>
              <table:table-cell office:value-type="float" office:value="0.0139759727293193">
                <text:p>0.0139759727293193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48">
                <text:p>48</text:p>
              </table:table-cell>
              <table:table-cell office:value-type="float" office:value="24">
                <text:p>24</text:p>
              </table:table-cell>
              <table:table-cell office:value-type="float" office:value="28.8">
                <text:p>28.8</text:p>
              </table:table-cell>
              <table:table-cell office:value-type="float" office:value="3.50594642414953">
                <text:p>3.50594642414953</text:p>
              </table:table-cell>
              <table:table-cell office:value-type="float" office:value="0.264057584642915">
                <text:p>0.264057584642915</text:p>
              </table:table-cell>
              <table:table-cell office:value-type="float" office:value="0.10452493830063">
                <text:p>0.10452493830063</text:p>
              </table:table-cell>
              <table:table-cell office:value-type="float" office:value="0.0618084726740192">
                <text:p>0.0618084726740192</text:p>
              </table:table-cell>
              <table:table-cell office:value-type="float" office:value="0.220449573314214">
                <text:p>0.220449573314214</text:p>
              </table:table-cell>
              <table:table-cell office:value-type="float" office:value="0.0242836857715689">
                <text:p>0.0242836857715689</text:p>
              </table:table-cell>
              <table:table-cell office:value-type="float" office:value="0.00485673715431377">
                <text:p>0.00485673715431377</text:p>
              </table:table-cell>
              <table:table-cell office:value-type="float" office:value="0.00148203443363914">
                <text:p>0.00148203443363914</text:p>
              </table:table-cell>
              <table:table-cell office:value-type="float" office:value="0.0134909365397604">
                <text:p>0.0134909365397604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49.5">
                <text:p>49.5</text:p>
              </table:table-cell>
              <table:table-cell office:value-type="float" office:value="24.75">
                <text:p>24.75</text:p>
              </table:table-cell>
              <table:table-cell office:value-type="float" office:value="29.7">
                <text:p>29.7</text:p>
              </table:table-cell>
              <table:table-cell office:value-type="float" office:value="3.62421226093161">
                <text:p>3.62421226093161</text:p>
              </table:table-cell>
              <table:table-cell office:value-type="float" office:value="0.258222709381734">
                <text:p>0.258222709381734</text:p>
              </table:table-cell>
              <table:table-cell office:value-type="float" office:value="0.102376379139415">
                <text:p>0.102376379139415</text:p>
              </table:table-cell>
              <table:table-cell office:value-type="float" office:value="0.0606483405827226">
                <text:p>0.0606483405827226</text:p>
              </table:table-cell>
              <table:table-cell office:value-type="float" office:value="0.215511859577152">
                <text:p>0.215511859577152</text:p>
              </table:table-cell>
              <table:table-cell office:value-type="float" office:value="0.0234307455616943">
                <text:p>0.0234307455616943</text:p>
              </table:table-cell>
              <table:table-cell office:value-type="float" office:value="0.00468614911233887">
                <text:p>0.00468614911233887</text:p>
              </table:table-cell>
              <table:table-cell office:value-type="float" office:value="0.0014780926011401">
                <text:p>0.0014780926011401</text:p>
              </table:table-cell>
              <table:table-cell office:value-type="float" office:value="0.0130170808676078">
                <text:p>0.0130170808676078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51">
                <text:p>51</text:p>
              </table:table-cell>
              <table:table-cell office:value-type="float" office:value="25.5">
                <text:p>25.5</text:p>
              </table:table-cell>
              <table:table-cell office:value-type="float" office:value="30.6">
                <text:p>30.6</text:p>
              </table:table-cell>
              <table:table-cell office:value-type="float" office:value="3.74968527446769">
                <text:p>3.74968527446769</text:p>
              </table:table-cell>
              <table:table-cell office:value-type="float" office:value="0.252312929514604">
                <text:p>0.252312929514604</text:p>
              </table:table-cell>
              <table:table-cell office:value-type="float" office:value="0.100190395710696">
                <text:p>0.100190395710696</text:p>
              </table:table-cell>
              <table:table-cell office:value-type="float" office:value="0.059461131180881">
                <text:p>0.059461131180881</text:p>
              </table:table-cell>
              <table:table-cell office:value-type="float" office:value="0.210514943041735">
                <text:p>0.210514943041735</text:p>
              </table:table-cell>
              <table:table-cell office:value-type="float" office:value="0.0225990776700673">
                <text:p>0.0225990776700673</text:p>
              </table:table-cell>
              <table:table-cell office:value-type="float" office:value="0.00451981553401346">
                <text:p>0.00451981553401346</text:p>
              </table:table-cell>
              <table:table-cell office:value-type="float" office:value="0.00147319680945686">
                <text:p>0.00147319680945686</text:p>
              </table:table-cell>
              <table:table-cell office:value-type="float" office:value="0.0125550431500373">
                <text:p>0.0125550431500373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52.5">
                <text:p>52.5</text:p>
              </table:table-cell>
              <table:table-cell office:value-type="float" office:value="26.25">
                <text:p>26.25</text:p>
              </table:table-cell>
              <table:table-cell office:value-type="float" office:value="31.5">
                <text:p>31.5</text:p>
              </table:table-cell>
              <table:table-cell office:value-type="float" office:value="3.88312670805046">
                <text:p>3.88312670805046</text:p>
              </table:table-cell>
              <table:table-cell office:value-type="float" office:value="0.246352388098067">
                <text:p>0.246352388098067</text:p>
              </table:table-cell>
              <table:table-cell office:value-type="float" office:value="0.0979764811957759">
                <text:p>0.0979764811957759</text:p>
              </table:table-cell>
              <table:table-cell office:value-type="float" office:value="0.0582523848405878">
                <text:p>0.0582523848405878</text:p>
              </table:table-cell>
              <table:table-cell office:value-type="float" office:value="0.205478995527265">
                <text:p>0.205478995527265</text:p>
              </table:table-cell>
              <table:table-cell office:value-type="float" office:value="0.0217895348593142">
                <text:p>0.0217895348593142</text:p>
              </table:table-cell>
              <table:table-cell office:value-type="float" office:value="0.00435790697186284">
                <text:p>0.00435790697186284</text:p>
              </table:table-cell>
              <table:table-cell office:value-type="float" office:value="0.00146742884318645">
                <text:p>0.00146742884318645</text:p>
              </table:table-cell>
              <table:table-cell office:value-type="float" office:value="0.0121052971440634">
                <text:p>0.0121052971440634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54">
                <text:p>54</text:p>
              </table:table-cell>
              <table:table-cell office:value-type="float" office:value="27">
                <text:p>27</text:p>
              </table:table-cell>
              <table:table-cell office:value-type="float" office:value="32.4">
                <text:p>32.4</text:p>
              </table:table-cell>
              <table:table-cell office:value-type="float" office:value="4.02538919143569">
                <text:p>4.02538919143569</text:p>
              </table:table-cell>
              <table:table-cell office:value-type="float" office:value="0.24036276851601">
                <text:p>0.24036276851601</text:p>
              </table:table-cell>
              <table:table-cell office:value-type="float" office:value="0.0957432093700706">
                <text:p>0.0957432093700706</text:p>
              </table:table-cell>
              <table:table-cell office:value-type="float" office:value="0.0570271354547184">
                <text:p>0.0570271354547184</text:p>
              </table:table-cell>
              <table:table-cell office:value-type="float" office:value="0.200422113091569">
                <text:p>0.200422113091569</text:p>
              </table:table-cell>
              <table:table-cell office:value-type="float" office:value="0.0210027180636133">
                <text:p>0.0210027180636133</text:p>
              </table:table-cell>
              <table:table-cell office:value-type="float" office:value="0.00420054361272266">
                <text:p>0.00420054361272266</text:p>
              </table:table-cell>
              <table:table-cell office:value-type="float" office:value="0.00146086454480979">
                <text:p>0.00146086454480979</text:p>
              </table:table-cell>
              <table:table-cell office:value-type="float" office:value="0.0116681767020073">
                <text:p>0.0116681767020073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55.5">
                <text:p>55.5</text:p>
              </table:table-cell>
              <table:table-cell office:value-type="float" office:value="27.75">
                <text:p>27.75</text:p>
              </table:table-cell>
              <table:table-cell office:value-type="float" office:value="33.3">
                <text:p>33.3</text:p>
              </table:table-cell>
              <table:table-cell office:value-type="float" office:value="4.17743430685043">
                <text:p>4.17743430685043</text:p>
              </table:table-cell>
              <table:table-cell office:value-type="float" office:value="0.234363500132516">
                <text:p>0.234363500132516</text:p>
              </table:table-cell>
              <table:table-cell office:value-type="float" office:value="0.0934983086467514">
                <text:p>0.0934983086467514</text:p>
              </table:table-cell>
              <table:table-cell office:value-type="float" office:value="0.0557899494685059">
                <text:p>0.0557899494685059</text:p>
              </table:table-cell>
              <table:table-cell office:value-type="float" office:value="0.195360490852732">
                <text:p>0.195360490852732</text:p>
              </table:table-cell>
              <table:table-cell office:value-type="float" office:value="0.0202390135975638">
                <text:p>0.0202390135975638</text:p>
              </table:table-cell>
              <table:table-cell office:value-type="float" office:value="0.00404780271951277">
                <text:p>0.00404780271951277</text:p>
              </table:table-cell>
              <table:table-cell office:value-type="float" office:value="0.00145357425142369">
                <text:p>0.00145357425142369</text:p>
              </table:table-cell>
              <table:table-cell office:value-type="float" office:value="0.0112438964430909">
                <text:p>0.0112438964430909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57">
                <text:p>57</text:p>
              </table:table-cell>
              <table:table-cell office:value-type="float" office:value="28.5">
                <text:p>28.5</text:p>
              </table:table-cell>
              <table:table-cell office:value-type="float" office:value="34.2">
                <text:p>34.2</text:p>
              </table:table-cell>
              <table:table-cell office:value-type="float" office:value="4.34035368728036">
                <text:p>4.34035368728036</text:p>
              </table:table-cell>
              <table:table-cell office:value-type="float" office:value="0.228371947950494">
                <text:p>0.228371947950494</text:p>
              </table:table-cell>
              <table:table-cell office:value-type="float" office:value="0.0912487305532022">
                <text:p>0.0912487305532022</text:p>
              </table:table-cell>
              <table:table-cell office:value-type="float" office:value="0.0545449620917314">
                <text:p>0.0545449620917314</text:p>
              </table:table-cell>
              <table:table-cell office:value-type="float" office:value="0.190308584125375">
                <text:p>0.190308584125375</text:p>
              </table:table-cell>
              <table:table-cell office:value-type="float" office:value="0.0194986254942641">
                <text:p>0.0194986254942641</text:p>
              </table:table-cell>
              <table:table-cell office:value-type="float" office:value="0.00389972509885282">
                <text:p>0.00389972509885282</text:p>
              </table:table-cell>
              <table:table-cell office:value-type="float" office:value="0.0014456231976716">
                <text:p>0.0014456231976716</text:p>
              </table:table-cell>
              <table:table-cell office:value-type="float" office:value="0.0108325697190355">
                <text:p>0.0108325697190355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58.5">
                <text:p>58.5</text:p>
              </table:table-cell>
              <table:table-cell office:value-type="float" office:value="29.25">
                <text:p>29.25</text:p>
              </table:table-cell>
              <table:table-cell office:value-type="float" office:value="35.1">
                <text:p>35.1</text:p>
              </table:table-cell>
              <table:table-cell office:value-type="float" office:value="4.51539460881429">
                <text:p>4.51539460881429</text:p>
              </table:table-cell>
              <table:table-cell office:value-type="float" office:value="0.222403587480913">
                <text:p>0.222403587480913</text:p>
              </table:table-cell>
              <table:table-cell office:value-type="float" office:value="0.089000713046315">
                <text:p>0.089000713046315</text:p>
              </table:table-cell>
              <table:table-cell office:value-type="float" office:value="0.0532959108893804">
                <text:p>0.0532959108893804</text:p>
              </table:table-cell>
              <table:table-cell office:value-type="float" office:value="0.185279256908846">
                <text:p>0.185279256908846</text:p>
              </table:table-cell>
              <table:table-cell office:value-type="float" office:value="0.0187816035958503">
                <text:p>0.0187816035958503</text:p>
              </table:table-cell>
              <table:table-cell office:value-type="float" office:value="0.00375632071917006">
                <text:p>0.00375632071917006</text:p>
              </table:table-cell>
              <table:table-cell office:value-type="float" office:value="0.00143707188765829">
                <text:p>0.00143707188765829</text:p>
              </table:table-cell>
              <table:table-cell office:value-type="float" office:value="0.0104342242199167">
                <text:p>0.0104342242199167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36">
                <text:p>36</text:p>
              </table:table-cell>
              <table:table-cell office:value-type="float" office:value="4.70399133094482">
                <text:p>4.70399133094482</text:p>
              </table:table-cell>
              <table:table-cell office:value-type="float" office:value="0.21647216593811">
                <text:p>0.21647216593811</text:p>
              </table:table-cell>
              <table:table-cell office:value-type="float" office:value="0.0867598390434579">
                <text:p>0.0867598390434579</text:p>
              </table:table-cell>
              <table:table-cell office:value-type="float" office:value="0.0520461669349237">
                <text:p>0.0520461669349237</text:p>
              </table:table-cell>
              <table:table-cell office:value-type="float" office:value="0.180283918687272">
                <text:p>0.180283918687272</text:p>
              </table:table-cell>
              <table:table-cell office:value-type="float" office:value="0.0180878679391837">
                <text:p>0.0180878679391837</text:p>
              </table:table-cell>
              <table:table-cell office:value-type="float" office:value="0.00361757358783674">
                <text:p>0.00361757358783674</text:p>
              </table:table-cell>
              <table:table-cell office:value-type="float" office:value="0.00142797643838877">
                <text:p>0.00142797643838877</text:p>
              </table:table-cell>
              <table:table-cell office:value-type="float" office:value="0.0100488155217686">
                <text:p>0.0100488155217686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61.5">
                <text:p>61.5</text:p>
              </table:table-cell>
              <table:table-cell office:value-type="float" office:value="30.75">
                <text:p>30.75</text:p>
              </table:table-cell>
              <table:table-cell office:value-type="float" office:value="36.9">
                <text:p>36.9</text:p>
              </table:table-cell>
              <table:table-cell office:value-type="float" office:value="4.90780383780545">
                <text:p>4.90780383780545</text:p>
              </table:table-cell>
              <table:table-cell office:value-type="float" office:value="0.210589850793797">
                <text:p>0.210589850793797</text:p>
              </table:table-cell>
              <table:table-cell office:value-type="float" office:value="0.0845310905188528">
                <text:p>0.0845310905188528</text:p>
              </table:table-cell>
              <table:table-cell office:value-type="float" office:value="0.050798763697626">
                <text:p>0.050798763697626</text:p>
              </table:table-cell>
              <table:table-cell office:value-type="float" office:value="0.175332650429702">
                <text:p>0.175332650429702</text:p>
              </table:table-cell>
              <table:table-cell office:value-type="float" office:value="0.0174172299094719">
                <text:p>0.0174172299094719</text:p>
              </table:table-cell>
              <table:table-cell office:value-type="float" office:value="0.00348344598189439">
                <text:p>0.00348344598189439</text:p>
              </table:table-cell>
              <table:table-cell office:value-type="float" office:value="0.00141838889704991">
                <text:p>0.00141838889704991</text:p>
              </table:table-cell>
              <table:table-cell office:value-type="float" office:value="0.00967623883859544">
                <text:p>0.00967623883859544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63">
                <text:p>63</text:p>
              </table:table-cell>
              <table:table-cell office:value-type="float" office:value="31.5">
                <text:p>31.5</text:p>
              </table:table-cell>
              <table:table-cell office:value-type="float" office:value="37.8">
                <text:p>37.8</text:p>
              </table:table-cell>
              <table:table-cell office:value-type="float" office:value="5.1287661841432">
                <text:p>5.1287661841432</text:p>
              </table:table-cell>
              <table:table-cell office:value-type="float" office:value="0.204767366645724">
                <text:p>0.204767366645724</text:p>
              </table:table-cell>
              <table:table-cell office:value-type="float" office:value="0.0823188984899289">
                <text:p>0.0823188984899289</text:p>
              </table:table-cell>
              <table:table-cell office:value-type="float" office:value="0.0495564238234141">
                <text:p>0.0495564238234141</text:p>
              </table:table-cell>
              <table:table-cell office:value-type="float" office:value="0.170434320612189">
                <text:p>0.170434320612189</text:p>
              </table:table-cell>
              <table:table-cell office:value-type="float" office:value="0.0167694105739232">
                <text:p>0.0167694105739232</text:p>
              </table:table-cell>
              <table:table-cell office:value-type="float" office:value="0.00335388211478464">
                <text:p>0.00335388211478464</text:p>
              </table:table-cell>
              <table:table-cell office:value-type="float" office:value="0.00140835753425231">
                <text:p>0.00140835753425231</text:p>
              </table:table-cell>
              <table:table-cell office:value-type="float" office:value="0.00931633920773501">
                <text:p>0.00931633920773501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64.5">
                <text:p>64.5</text:p>
              </table:table-cell>
              <table:table-cell office:value-type="float" office:value="32.25">
                <text:p>32.25</text:p>
              </table:table-cell>
              <table:table-cell office:value-type="float" office:value="38.7">
                <text:p>38.7</text:p>
              </table:table-cell>
              <table:table-cell office:value-type="float" office:value="5.36914741878923">
                <text:p>5.36914741878923</text:p>
              </table:table-cell>
              <table:table-cell office:value-type="float" office:value="0.199014121285842">
                <text:p>0.199014121285842</text:p>
              </table:table-cell>
              <table:table-cell office:value-type="float" office:value="0.0801271891948512">
                <text:p>0.0801271891948512</text:p>
              </table:table-cell>
              <table:table-cell office:value-type="float" office:value="0.0483215839577727">
                <text:p>0.0483215839577727</text:p>
              </table:table-cell>
              <table:table-cell office:value-type="float" office:value="0.165596692022182">
                <text:p>0.165596692022182</text:p>
              </table:table-cell>
              <table:table-cell office:value-type="float" office:value="0.0161440565548023">
                <text:p>0.0161440565548023</text:p>
              </table:table-cell>
              <table:table-cell office:value-type="float" office:value="0.00322881131096046">
                <text:p>0.00322881131096046</text:p>
              </table:table-cell>
              <table:table-cell office:value-type="float" office:value="0.00139792711516675">
                <text:p>0.00139792711516675</text:p>
              </table:table-cell>
              <table:table-cell office:value-type="float" office:value="0.0089689203082234">
                <text:p>0.0089689203082234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66">
                <text:p>66</text:p>
              </table:table-cell>
              <table:table-cell office:value-type="float" office:value="33">
                <text:p>33</text:p>
              </table:table-cell>
              <table:table-cell office:value-type="float" office:value="39.6">
                <text:p>39.6</text:p>
              </table:table-cell>
              <table:table-cell office:value-type="float" office:value="5.63162914542722">
                <text:p>5.63162914542722</text:p>
              </table:table-cell>
              <table:table-cell office:value-type="float" office:value="0.193338321787051">
                <text:p>0.193338321787051</text:p>
              </table:table-cell>
              <table:table-cell office:value-type="float" office:value="0.0779594267407199">
                <text:p>0.0779594267407199</text:p>
              </table:table-cell>
              <table:table-cell office:value-type="float" office:value="0.0470964177488427">
                <text:p>0.0470964177488427</text:p>
              </table:table-cell>
              <table:table-cell office:value-type="float" office:value="0.160826520048717">
                <text:p>0.160826520048717</text:p>
              </table:table-cell>
              <table:table-cell office:value-type="float" office:value="0.0155407537554182">
                <text:p>0.0155407537554182</text:p>
              </table:table-cell>
              <table:table-cell office:value-type="float" office:value="0.00310815075108365">
                <text:p>0.00310815075108365</text:p>
              </table:table-cell>
              <table:table-cell office:value-type="float" office:value="0.00138713915032431">
                <text:p>0.00138713915032431</text:p>
              </table:table-cell>
              <table:table-cell office:value-type="float" office:value="0.00863375208634339">
                <text:p>0.00863375208634339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67.5">
                <text:p>67.5</text:p>
              </table:table-cell>
              <table:table-cell office:value-type="float" office:value="33.75">
                <text:p>33.75</text:p>
              </table:table-cell>
              <table:table-cell office:value-type="float" office:value="40.5">
                <text:p>40.5</text:p>
              </table:table-cell>
              <table:table-cell office:value-type="float" office:value="5.91940533836395">
                <text:p>5.91940533836395</text:p>
              </table:table-cell>
              <table:table-cell office:value-type="float" office:value="0.187747081366587">
                <text:p>0.187747081366587</text:p>
              </table:table-cell>
              <table:table-cell office:value-type="float" office:value="0.0758186524817896">
                <text:p>0.0758186524817896</text:p>
              </table:table-cell>
              <table:table-cell office:value-type="float" office:value="0.0458828571593041">
                <text:p>0.0458828571593041</text:p>
              </table:table-cell>
              <table:table-cell office:value-type="float" office:value="0.156129643109169">
                <text:p>0.156129643109169</text:p>
              </table:table-cell>
              <table:table-cell office:value-type="float" office:value="0.01495903921269">
                <text:p>0.01495903921269</text:p>
              </table:table-cell>
              <table:table-cell office:value-type="float" office:value="0.002991807842538">
                <text:p>0.002991807842538</text:p>
              </table:table-cell>
              <table:table-cell office:value-type="float" office:value="0.00137603212769797">
                <text:p>0.00137603212769797</text:p>
              </table:table-cell>
              <table:table-cell office:value-type="float" office:value="0.00831057734038327">
                <text:p>0.00831057734038327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69">
                <text:p>69</text:p>
              </table:table-cell>
              <table:table-cell office:value-type="float" office:value="34.5">
                <text:p>34.5</text:p>
              </table:table-cell>
              <table:table-cell office:value-type="float" office:value="41.4">
                <text:p>41.4</text:p>
              </table:table-cell>
              <table:table-cell office:value-type="float" office:value="6.2363122974568">
                <text:p>6.2363122974568</text:p>
              </table:table-cell>
              <table:table-cell office:value-type="float" office:value="0.182246517727698">
                <text:p>0.182246517727698</text:p>
              </table:table-cell>
              <table:table-cell office:value-type="float" office:value="0.0737075213683433">
                <text:p>0.0737075213683433</text:p>
              </table:table-cell>
              <table:table-cell office:value-type="float" office:value="0.0446826122066975">
                <text:p>0.0446826122066975</text:p>
              </table:table-cell>
              <table:table-cell office:value-type="float" office:value="0.151511065814589">
                <text:p>0.151511065814589</text:p>
              </table:table-cell>
              <table:table-cell office:value-type="float" office:value="0.0143984113152235">
                <text:p>0.0143984113152235</text:p>
              </table:table-cell>
              <table:table-cell office:value-type="float" office:value="0.00287968226304469">
                <text:p>0.00287968226304469</text:p>
              </table:table-cell>
              <table:table-cell office:value-type="float" office:value="0.00136464172754694">
                <text:p>0.00136464172754694</text:p>
              </table:table-cell>
              <table:table-cell office:value-type="float" office:value="0.0079991173973463">
                <text:p>0.0079991173973463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70.5">
                <text:p>70.5</text:p>
              </table:table-cell>
              <table:table-cell office:value-type="float" office:value="35.25">
                <text:p>35.25</text:p>
              </table:table-cell>
              <table:table-cell office:value-type="float" office:value="42.3">
                <text:p>42.3</text:p>
              </table:table-cell>
              <table:table-cell office:value-type="float" office:value="6.58699997809086">
                <text:p>6.58699997809086</text:p>
              </table:table-cell>
              <table:table-cell office:value-type="float" office:value="0.176841843528898">
                <text:p>0.176841843528898</text:p>
              </table:table-cell>
              <table:table-cell office:value-type="float" office:value="0.0716283354894883">
                <text:p>0.0716283354894883</text:p>
              </table:table-cell>
              <table:table-cell office:value-type="float" office:value="0.0434971892435245">
                <text:p>0.0434971892435245</text:p>
              </table:table-cell>
              <table:table-cell office:value-type="float" office:value="0.146975035430466">
                <text:p>0.146975035430466</text:p>
              </table:table-cell>
              <table:table-cell office:value-type="float" office:value="0.0138583385955932">
                <text:p>0.0138583385955932</text:p>
              </table:table-cell>
              <table:table-cell office:value-type="float" office:value="0.00277166771911865">
                <text:p>0.00277166771911865</text:p>
              </table:table-cell>
              <table:table-cell office:value-type="float" office:value="0.00135300102137983">
                <text:p>0.00135300102137983</text:p>
              </table:table-cell>
              <table:table-cell office:value-type="float" office:value="0.00769907699755172">
                <text:p>0.00769907699755172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72">
                <text:p>72</text:p>
              </table:table-cell>
              <table:table-cell office:value-type="float" office:value="36">
                <text:p>36</text:p>
              </table:table-cell>
              <table:table-cell office:value-type="float" office:value="43.2">
                <text:p>43.2</text:p>
              </table:table-cell>
              <table:table-cell office:value-type="float" office:value="6.97716097865461">
                <text:p>6.97716097865461</text:p>
              </table:table-cell>
              <table:table-cell office:value-type="float" office:value="0.171537449581675">
                <text:p>0.171537449581675</text:p>
              </table:table-cell>
              <table:table-cell office:value-type="float" office:value="0.0695830750170071">
                <text:p>0.0695830750170071</text:p>
              </table:table-cell>
              <table:table-cell office:value-type="float" office:value="0.042327907880725">
                <text:p>0.042327907880725</text:p>
              </table:table-cell>
              <table:table-cell office:value-type="float" office:value="0.142525112147977">
                <text:p>0.142525112147977</text:p>
              </table:table-cell>
              <table:table-cell office:value-type="float" office:value="0.0133382672791702">
                <text:p>0.0133382672791702</text:p>
              </table:table-cell>
              <table:table-cell office:value-type="float" office:value="0.00266765345583405">
                <text:p>0.00266765345583405</text:p>
              </table:table-cell>
              <table:table-cell office:value-type="float" office:value="0.00134114065627954">
                <text:p>0.00134114065627954</text:p>
              </table:table-cell>
              <table:table-cell office:value-type="float" office:value="0.00741014848842784">
                <text:p>0.00741014848842784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73.5">
                <text:p>73.5</text:p>
              </table:table-cell>
              <table:table-cell office:value-type="float" office:value="36.75">
                <text:p>36.75</text:p>
              </table:table-cell>
              <table:table-cell office:value-type="float" office:value="44.1">
                <text:p>44.1</text:p>
              </table:table-cell>
              <table:table-cell office:value-type="float" office:value="7.4138412179049">
                <text:p>7.4138412179049</text:p>
              </table:table-cell>
              <table:table-cell office:value-type="float" office:value="0.166336981332676">
                <text:p>0.166336981332676</text:p>
              </table:table-cell>
              <table:table-cell office:value-type="float" office:value="0.0675734267424233">
                <text:p>0.0675734267424233</text:p>
              </table:table-cell>
              <table:table-cell office:value-type="float" office:value="0.0411759166509197">
                <text:p>0.0411759166509197</text:p>
              </table:table-cell>
              <table:table-cell office:value-type="float" office:value="0.138164233642055">
                <text:p>0.138164233642055</text:p>
              </table:table-cell>
              <table:table-cell office:value-type="float" office:value="0.0128376277488554">
                <text:p>0.0128376277488554</text:p>
              </table:table-cell>
              <table:table-cell office:value-type="float" office:value="0.00256752554977109">
                <text:p>0.00256752554977109</text:p>
              </table:table-cell>
              <table:table-cell office:value-type="float" office:value="0.00132908902572907">
                <text:p>0.00132908902572907</text:p>
              </table:table-cell>
              <table:table-cell office:value-type="float" office:value="0.00713201541603071">
                <text:p>0.0071320154160307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75">
                <text:p>75</text:p>
              </table:table-cell>
              <table:table-cell office:value-type="float" office:value="37.5">
                <text:p>37.5</text:p>
              </table:table-cell>
              <table:table-cell office:value-type="float" office:value="45">
                <text:p>45</text:p>
              </table:table-cell>
              <table:table-cell office:value-type="float" office:value="7.90586849854691">
                <text:p>7.90586849854691</text:p>
              </table:table-cell>
              <table:table-cell office:value-type="float" office:value="0.1612434091448">
                <text:p>0.1612434091448</text:p>
              </table:table-cell>
              <table:table-cell office:value-type="float" office:value="0.065600810385538">
                <text:p>0.065600810385538</text:p>
              </table:table-cell>
              <table:table-cell office:value-type="float" office:value="0.0400422075010978">
                <text:p>0.0400422075010978</text:p>
              </table:table-cell>
              <table:table-cell office:value-type="float" office:value="0.133894774356832">
                <text:p>0.133894774356832</text:p>
              </table:table-cell>
              <table:table-cell office:value-type="float" office:value="0.0123558400650308">
                <text:p>0.0123558400650308</text:p>
              </table:table-cell>
              <table:table-cell office:value-type="float" office:value="0.00247116801300616">
                <text:p>0.00247116801300616</text:p>
              </table:table-cell>
              <table:table-cell office:value-type="float" office:value="0.00131687242798354">
                <text:p>0.00131687242798354</text:p>
              </table:table-cell>
              <table:table-cell office:value-type="float" office:value="0.00686435559168371">
                <text:p>0.00686435559168371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76.5">
                <text:p>76.5</text:p>
              </table:table-cell>
              <table:table-cell office:value-type="float" office:value="38.25">
                <text:p>38.25</text:p>
              </table:table-cell>
              <table:table-cell office:value-type="float" office:value="45.9">
                <text:p>45.9</text:p>
              </table:table-cell>
              <table:table-cell office:value-type="float" office:value="8.46445471303091">
                <text:p>8.46445471303091</text:p>
              </table:table-cell>
              <table:table-cell office:value-type="float" office:value="0.156259092853187">
                <text:p>0.156259092853187</text:p>
              </table:table-cell>
              <table:table-cell office:value-type="float" office:value="0.0636664028397835">
                <text:p>0.0636664028397835</text:p>
              </table:table-cell>
              <table:table-cell office:value-type="float" office:value="0.0389276291981777">
                <text:p>0.0389276291981777</text:p>
              </table:table-cell>
              <table:table-cell office:value-type="float" office:value="0.129718599925813">
                <text:p>0.129718599925813</text:p>
              </table:table-cell>
              <table:table-cell office:value-type="float" office:value="0.0118923186625379">
                <text:p>0.0118923186625379</text:p>
              </table:table-cell>
              <table:table-cell office:value-type="float" office:value="0.00237846373250759">
                <text:p>0.00237846373250759</text:p>
              </table:table-cell>
              <table:table-cell office:value-type="float" office:value="0.00130451521294718">
                <text:p>0.00130451521294718</text:p>
              </table:table-cell>
              <table:table-cell office:value-type="float" office:value="0.0066068437014099">
                <text:p>0.0066068437014099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78">
                <text:p>78</text:p>
              </table:table-cell>
              <table:table-cell office:value-type="float" office:value="39">
                <text:p>39</text:p>
              </table:table-cell>
              <table:table-cell office:value-type="float" office:value="46.8">
                <text:p>46.8</text:p>
              </table:table-cell>
              <table:table-cell office:value-type="float" office:value="9.10405976095967">
                <text:p>9.10405976095967</text:p>
              </table:table-cell>
              <table:table-cell office:value-type="float" office:value="0.15138584103645">
                <text:p>0.15138584103645</text:p>
              </table:table-cell>
              <table:table-cell office:value-type="float" office:value="0.0617711605077573">
                <text:p>0.0617711605077573</text:p>
              </table:table-cell>
              <table:table-cell office:value-type="float" office:value="0.0378328997250524">
                <text:p>0.0378328997250524</text:p>
              </table:table-cell>
              <table:table-cell office:value-type="float" office:value="0.125637117103477">
                <text:p>0.125637117103477</text:p>
              </table:table-cell>
              <table:table-cell office:value-type="float" office:value="0.011446476331209">
                <text:p>0.011446476331209</text:p>
              </table:table-cell>
              <table:table-cell office:value-type="float" office:value="0.00228929526624179">
                <text:p>0.00228929526624179</text:p>
              </table:table-cell>
              <table:table-cell office:value-type="float" office:value="0.00129203991843622">
                <text:p>0.00129203991843622</text:p>
              </table:table-cell>
              <table:table-cell office:value-type="float" office:value="0.00635915351733825">
                <text:p>0.00635915351733825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79.5">
                <text:p>79.5</text:p>
              </table:table-cell>
              <table:table-cell office:value-type="float" office:value="39.75">
                <text:p>39.75</text:p>
              </table:table-cell>
              <table:table-cell office:value-type="float" office:value="47.7">
                <text:p>47.7</text:p>
              </table:table-cell>
              <table:table-cell office:value-type="float" office:value="9.84366027598784">
                <text:p>9.84366027598784</text:p>
              </table:table-cell>
              <table:table-cell office:value-type="float" office:value="0.146624965410477">
                <text:p>0.146624965410477</text:p>
              </table:table-cell>
              <table:table-cell office:value-type="float" office:value="0.059915839869174">
                <text:p>0.059915839869174</text:p>
              </table:table-cell>
              <table:table-cell office:value-type="float" office:value="0.0367586177393159">
                <text:p>0.0367586177393159</text:p>
              </table:table-cell>
              <table:table-cell office:value-type="float" office:value="0.121651319556574">
                <text:p>0.121651319556574</text:p>
              </table:table-cell>
              <table:table-cell office:value-type="float" office:value="0.0110177275731217">
                <text:p>0.0110177275731217</text:p>
              </table:table-cell>
              <table:table-cell office:value-type="float" office:value="0.00220354551462434">
                <text:p>0.00220354551462434</text:p>
              </table:table-cell>
              <table:table-cell office:value-type="float" office:value="0.00127946739663638">
                <text:p>0.00127946739663638</text:p>
              </table:table-cell>
              <table:table-cell office:value-type="float" office:value="0.00612095976284532">
                <text:p>0.00612095976284532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81">
                <text:p>81</text:p>
              </table:table-cell>
              <table:table-cell office:value-type="float" office:value="40.5">
                <text:p>40.5</text:p>
              </table:table-cell>
              <table:table-cell office:value-type="float" office:value="48.6">
                <text:p>48.6</text:p>
              </table:table-cell>
              <table:table-cell office:value-type="float" office:value="10.7086632486447">
                <text:p>10.7086632486447</text:p>
              </table:table-cell>
              <table:table-cell office:value-type="float" office:value="0.141977330721599">
                <text:p>0.141977330721599</text:p>
              </table:table-cell>
              <table:table-cell office:value-type="float" office:value="0.0581010164131481">
                <text:p>0.0581010164131481</text:p>
              </table:table-cell>
              <table:table-cell office:value-type="float" office:value="0.0357052731618219">
                <text:p>0.0357052731618219</text:p>
              </table:table-cell>
              <table:table-cell office:value-type="float" office:value="0.11776182983712">
                <text:p>0.11776182983712</text:p>
              </table:table-cell>
              <table:table-cell office:value-type="float" office:value="0.0106054914180763">
                <text:p>0.0106054914180763</text:p>
              </table:table-cell>
              <table:table-cell office:value-type="float" office:value="0.00212109828361527">
                <text:p>0.00212109828361527</text:p>
              </table:table-cell>
              <table:table-cell office:value-type="float" office:value="0.00126681693149869">
                <text:p>0.00126681693149869</text:p>
              </table:table-cell>
              <table:table-cell office:value-type="float" office:value="0.00589193967670902">
                <text:p>0.00589193967670902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82.5">
                <text:p>82.5</text:p>
              </table:table-cell>
              <table:table-cell office:value-type="float" office:value="41.25">
                <text:p>41.25</text:p>
              </table:table-cell>
              <table:table-cell office:value-type="float" office:value="49.5">
                <text:p>49.5</text:p>
              </table:table-cell>
              <table:table-cell office:value-type="float" office:value="11.7338824208159">
                <text:p>11.7338824208159</text:p>
              </table:table-cell>
              <table:table-cell office:value-type="float" office:value="0.137443400487609">
                <text:p>0.137443400487609</text:p>
              </table:table-cell>
              <table:table-cell office:value-type="float" office:value="0.0563271020571279">
                <text:p>0.0563271020571279</text:p>
              </table:table-cell>
              <table:table-cell office:value-type="float" office:value="0.0346732569575344">
                <text:p>0.0346732569575344</text:p>
              </table:table-cell>
              <table:table-cell office:value-type="float" office:value="0.113968937834724">
                <text:p>0.113968937834724</text:p>
              </table:table-cell>
              <table:table-cell office:value-type="float" office:value="0.0102091937685846">
                <text:p>0.0102091937685846</text:p>
              </table:table-cell>
              <table:table-cell office:value-type="float" office:value="0.00204183875371692">
                <text:p>0.00204183875371692</text:p>
              </table:table-cell>
              <table:table-cell office:value-type="float" office:value="0.00125410634775722">
                <text:p>0.00125410634775722</text:p>
              </table:table-cell>
              <table:table-cell office:value-type="float" office:value="0.00567177431588026">
                <text:p>0.00567177431588026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84">
                <text:p>84</text:p>
              </table:table-cell>
              <table:table-cell office:value-type="float" office:value="42">
                <text:p>42</text:p>
              </table:table-cell>
              <table:table-cell office:value-type="float" office:value="50.4">
                <text:p>50.4</text:p>
              </table:table-cell>
              <table:table-cell office:value-type="float" office:value="12.9683363412455">
                <text:p>12.9683363412455</text:p>
              </table:table-cell>
              <table:table-cell office:value-type="float" office:value="0.133023278908929">
                <text:p>0.133023278908929</text:p>
              </table:table-cell>
              <table:table-cell office:value-type="float" office:value="0.054594361165909">
                <text:p>0.054594361165909</text:p>
              </table:table-cell>
              <table:table-cell office:value-type="float" office:value="0.0336628701667567">
                <text:p>0.0336628701667567</text:p>
              </table:table-cell>
              <table:table-cell office:value-type="float" office:value="0.11027263598341">
                <text:p>0.11027263598341</text:p>
              </table:table-cell>
              <table:table-cell office:value-type="float" office:value="0.0098282693367308">
                <text:p>0.0098282693367308</text:p>
              </table:table-cell>
              <table:table-cell office:value-type="float" office:value="0.00196565386734616">
                <text:p>0.00196565386734616</text:p>
              </table:table-cell>
              <table:table-cell office:value-type="float" office:value="0.00124135211219775">
                <text:p>0.00124135211219775</text:p>
              </table:table-cell>
              <table:table-cell office:value-type="float" office:value="0.00546014963151706">
                <text:p>0.00546014963151706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85.5">
                <text:p>85.5</text:p>
              </table:table-cell>
              <table:table-cell office:value-type="float" office:value="42.75">
                <text:p>42.75</text:p>
              </table:table-cell>
              <table:table-cell office:value-type="float" office:value="51.3">
                <text:p>51.3</text:p>
              </table:table-cell>
              <table:table-cell office:value-type="float" office:value="14.4833166260153">
                <text:p>14.4833166260153</text:p>
              </table:table-cell>
              <table:table-cell office:value-type="float" office:value="0.128716749247961">
                <text:p>0.128716749247961</text:p>
              </table:table-cell>
              <table:table-cell office:value-type="float" office:value="0.0529029252758912">
                <text:p>0.0529029252758912</text:p>
              </table:table-cell>
              <table:table-cell office:value-type="float" office:value="0.0326743322407621">
                <text:p>0.0326743322407621</text:p>
              </table:table-cell>
              <table:table-cell office:value-type="float" office:value="0.1066726514772">
                <text:p>0.1066726514772</text:p>
              </table:table-cell>
              <table:table-cell office:value-type="float" office:value="0.00946216322745228">
                <text:p>0.00946216322745228</text:p>
              </table:table-cell>
              <table:table-cell office:value-type="float" office:value="0.00189243264549046">
                <text:p>0.00189243264549046</text:p>
              </table:table-cell>
              <table:table-cell office:value-type="float" office:value="0.00122856942775626">
                <text:p>0.00122856942775626</text:p>
              </table:table-cell>
              <table:table-cell office:value-type="float" office:value="0.00525675734858454">
                <text:p>0.00525675734858454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87">
                <text:p>87</text:p>
              </table:table-cell>
              <table:table-cell office:value-type="float" office:value="43.5">
                <text:p>43.5</text:p>
              </table:table-cell>
              <table:table-cell office:value-type="float" office:value="52.2">
                <text:p>52.2</text:p>
              </table:table-cell>
              <table:table-cell office:value-type="float" office:value="16.3866600610078">
                <text:p>16.3866600610078</text:p>
              </table:table-cell>
              <table:table-cell office:value-type="float" office:value="0.124523308952199">
                <text:p>0.124523308952199</text:p>
              </table:table-cell>
              <table:table-cell office:value-type="float" office:value="0.0512528066220767">
                <text:p>0.0512528066220767</text:p>
              </table:table-cell>
              <table:table-cell office:value-type="float" office:value="0.0317077887320568">
                <text:p>0.0317077887320568</text:p>
              </table:table-cell>
              <table:table-cell office:value-type="float" office:value="0.103168475729506">
                <text:p>0.103168475729506</text:p>
              </table:table-cell>
              <table:table-cell office:value-type="float" office:value="0.00911033221594327">
                <text:p>0.00911033221594327</text:p>
              </table:table-cell>
              <table:table-cell office:value-type="float" office:value="0.00182206644318865">
                <text:p>0.00182206644318865</text:p>
              </table:table-cell>
              <table:table-cell office:value-type="float" office:value="0.00121577232098046">
                <text:p>0.00121577232098046</text:p>
              </table:table-cell>
              <table:table-cell office:value-type="float" office:value="0.00506129567552398">
                <text:p>0.00506129567552398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88.5">
                <text:p>88.5</text:p>
              </table:table-cell>
              <table:table-cell office:value-type="float" office:value="44.25">
                <text:p>44.25</text:p>
              </table:table-cell>
              <table:table-cell office:value-type="float" office:value="53.1">
                <text:p>53.1</text:p>
              </table:table-cell>
              <table:table-cell office:value-type="float" office:value="18.8496079427362">
                <text:p>18.8496079427362</text:p>
              </table:table-cell>
              <table:table-cell office:value-type="float" office:value="0.120442201775889">
                <text:p>0.120442201775889</text:p>
              </table:table-cell>
              <table:table-cell office:value-type="float" office:value="0.0496439105581933">
                <text:p>0.0496439105581933</text:p>
              </table:table-cell>
              <table:table-cell office:value-type="float" office:value="0.0307633183859864">
                <text:p>0.0307633183859864</text:p>
              </table:table-cell>
              <table:table-cell office:value-type="float" office:value="0.0997593912934644">
                <text:p>0.0997593912934644</text:p>
              </table:table-cell>
              <table:table-cell office:value-type="float" office:value="0.00877224576089887">
                <text:p>0.00877224576089887</text:p>
              </table:table-cell>
              <table:table-cell office:value-type="float" office:value="0.00175444915217977">
                <text:p>0.00175444915217977</text:p>
              </table:table-cell>
              <table:table-cell office:value-type="float" office:value="0.00120297372334525">
                <text:p>0.00120297372334525</text:p>
              </table:table-cell>
              <table:table-cell office:value-type="float" office:value="0.00487346986716598">
                <text:p>0.00487346986716598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90">
                <text:p>90</text:p>
              </table:table-cell>
              <table:table-cell office:value-type="float" office:value="45">
                <text:p>45</text:p>
              </table:table-cell>
              <table:table-cell office:value-type="float" office:value="54">
                <text:p>54</text:p>
              </table:table-cell>
              <table:table-cell office:value-type="float" office:value="22.1614360206493">
                <text:p>22.1614360206493</text:p>
              </table:table-cell>
              <table:table-cell office:value-type="float" office:value="0.116472447135787">
                <text:p>0.116472447135787</text:p>
              </table:table-cell>
              <table:table-cell office:value-type="float" office:value="0.0480760469537208">
                <text:p>0.0480760469537208</text:p>
              </table:table-cell>
              <table:table-cell office:value-type="float" office:value="0.029840939677112">
                <text:p>0.029840939677112</text:p>
              </table:table-cell>
              <table:table-cell office:value-type="float" office:value="0.0964444964439033">
                <text:p>0.0964444964439033</text:p>
              </table:table-cell>
              <table:table-cell office:value-type="float" office:value="0.00844738679006701">
                <text:p>0.00844738679006701</text:p>
              </table:table-cell>
              <table:table-cell office:value-type="float" office:value="0.0016894773580134">
                <text:p>0.0016894773580134</text:p>
              </table:table-cell>
              <table:table-cell office:value-type="float" office:value="0.001190185546875">
                <text:p>0.001190185546875</text:p>
              </table:table-cell>
              <table:table-cell office:value-type="float" office:value="0.00469299266114829">
                <text:p>0.00469299266114829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91.5">
                <text:p>91.5</text:p>
              </table:table-cell>
              <table:table-cell office:value-type="float" office:value="45.75">
                <text:p>45.75</text:p>
              </table:table-cell>
              <table:table-cell office:value-type="float" office:value="54.9">
                <text:p>54.9</text:p>
              </table:table-cell>
              <table:table-cell office:value-type="float" office:value="26.8523276289976">
                <text:p>26.8523276289976</text:p>
              </table:table-cell>
              <table:table-cell office:value-type="float" office:value="0.112612866918726">
                <text:p>0.112612866918726</text:p>
              </table:table-cell>
              <table:table-cell office:value-type="float" office:value="0.0465489406454707">
                <text:p>0.0465489406454707</text:p>
              </table:table-cell>
              <table:table-cell office:value-type="float" office:value="0.0289406168307326">
                <text:p>0.0289406168307326</text:p>
              </table:table-cell>
              <table:table-cell office:value-type="float" office:value="0.0932227276062955">
                <text:p>0.0932227276062955</text:p>
              </table:table-cell>
              <table:table-cell office:value-type="float" office:value="0.00813525228998151">
                <text:p>0.00813525228998151</text:p>
              </table:table-cell>
              <table:table-cell office:value-type="float" office:value="0.0016270504579963">
                <text:p>0.0016270504579963</text:p>
              </table:table-cell>
              <table:table-cell office:value-type="float" office:value="0.00117741875448981">
                <text:p>0.00117741875448981</text:p>
              </table:table-cell>
              <table:table-cell office:value-type="float" office:value="0.00451958460554524">
                <text:p>0.00451958460554524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93">
                <text:p>93</text:p>
              </table:table-cell>
              <table:table-cell office:value-type="float" office:value="46.5">
                <text:p>46.5</text:p>
              </table:table-cell>
              <table:table-cell office:value-type="float" office:value="55.8">
                <text:p>55.8</text:p>
              </table:table-cell>
              <table:table-cell office:value-type="float" office:value="34.0100983934324">
                <text:p>34.0100983934324</text:p>
              </table:table-cell>
              <table:table-cell office:value-type="float" office:value="0.108862109942237">
                <text:p>0.108862109942237</text:p>
              </table:table-cell>
              <table:table-cell office:value-type="float" office:value="0.0450622410156798">
                <text:p>0.0450622410156798</text:p>
              </table:table-cell>
              <table:table-cell office:value-type="float" office:value="0.0280622653670836">
                <text:p>0.0280622653670836</text:p>
              </table:table-cell>
              <table:table-cell office:value-type="float" office:value="0.0900928798039627">
                <text:p>0.0900928798039627</text:p>
              </table:table-cell>
              <table:table-cell office:value-type="float" office:value="0.00783535372772051">
                <text:p>0.00783535372772051</text:p>
              </table:table-cell>
              <table:table-cell office:value-type="float" office:value="0.0015670707455441">
                <text:p>0.0015670707455441</text:p>
              </table:table-cell>
              <table:table-cell office:value-type="float" office:value="0.00116468342546081">
                <text:p>0.00116468342546081</text:p>
              </table:table-cell>
              <table:table-cell office:value-type="float" office:value="0.00435297429317801">
                <text:p>0.00435297429317801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94.5">
                <text:p>94.5</text:p>
              </table:table-cell>
              <table:table-cell office:value-type="float" office:value="47.25">
                <text:p>47.25</text:p>
              </table:table-cell>
              <table:table-cell office:value-type="float" office:value="56.7">
                <text:p>56.7</text:p>
              </table:table-cell>
              <table:table-cell office:value-type="float" office:value="46.2748639768">
                <text:p>46.2748639768</text:p>
              </table:table-cell>
              <table:table-cell office:value-type="float" office:value="0.105218674254178">
                <text:p>0.105218674254178</text:p>
              </table:table-cell>
              <table:table-cell office:value-type="float" office:value="0.0436155307633046">
                <text:p>0.0436155307633046</text:p>
              </table:table-cell>
              <table:table-cell office:value-type="float" office:value="0.0272057572031009">
                <text:p>0.0272057572031009</text:p>
              </table:table-cell>
              <table:table-cell office:value-type="float" office:value="0.0870536252816942">
                <text:p>0.0870536252816942</text:p>
              </table:table-cell>
              <table:table-cell office:value-type="float" office:value="0.00754721732900526">
                <text:p>0.00754721732900526</text:p>
              </table:table-cell>
              <table:table-cell office:value-type="float" office:value="0.00150944346580105">
                <text:p>0.00150944346580105</text:p>
              </table:table-cell>
              <table:table-cell office:value-type="float" office:value="0.00115198881632988">
                <text:p>0.00115198881632988</text:p>
              </table:table-cell>
              <table:table-cell office:value-type="float" office:value="0.00419289851611399">
                <text:p>0.00419289851611399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96">
                <text:p>96</text:p>
              </table:table-cell>
              <table:table-cell office:value-type="float" office:value="48">
                <text:p>48</text:p>
              </table:table-cell>
              <table:table-cell office:value-type="float" office:value="57.6">
                <text:p>57.6</text:p>
              </table:table-cell>
              <table:table-cell office:value-type="float" office:value="72.1435504333414">
                <text:p>72.1435504333414</text:p>
              </table:table-cell>
              <table:table-cell office:value-type="float" office:value="0.101680927443216">
                <text:p>0.101680927443216</text:p>
              </table:table-cell>
              <table:table-cell office:value-type="float" office:value="0.0422083339302987">
                <text:p>0.0422083339302987</text:p>
              </table:table-cell>
              <table:table-cell office:value-type="float" office:value="0.0263709253441743">
                <text:p>0.0263709253441743</text:p>
              </table:table-cell>
              <table:table-cell office:value-type="float" office:value="0.084103530451854">
                <text:p>0.084103530451854</text:p>
              </table:table-cell>
              <table:table-cell office:value-type="float" office:value="0.00727038423385958">
                <text:p>0.00727038423385958</text:p>
              </table:table-cell>
              <table:table-cell office:value-type="float" office:value="0.00145407684677192">
                <text:p>0.00145407684677192</text:p>
              </table:table-cell>
              <table:table-cell office:value-type="float" office:value="0.00113934341762164">
                <text:p>0.00113934341762164</text:p>
              </table:table-cell>
              <table:table-cell office:value-type="float" office:value="0.00403910235214417">
                <text:p>0.00403910235214417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97.5">
                <text:p>97.5</text:p>
              </table:table-cell>
              <table:table-cell office:value-type="float" office:value="48.75">
                <text:p>48.75</text:p>
              </table:table-cell>
              <table:table-cell office:value-type="float" office:value="58.5">
                <text:p>58.5</text:p>
              </table:table-cell>
              <table:table-cell office:value-type="float" office:value="162.433262445266">
                <text:p>162.433262445266</text:p>
              </table:table-cell>
              <table:table-cell office:value-type="float" office:value="0.0982471251189181">
                <text:p>0.0982471251189181</text:p>
              </table:table-cell>
              <table:table-cell office:value-type="float" office:value="0.0408401232401194">
                <text:p>0.0408401232401194</text:p>
              </table:table-cell>
              <table:table-cell office:value-type="float" office:value="0.0255575681960263">
                <text:p>0.0255575681960263</text:p>
              </table:table-cell>
              <table:table-cell office:value-type="float" office:value="0.081241071297865">
                <text:p>0.081241071297865</text:p>
              </table:table-cell>
              <table:table-cell office:value-type="float" office:value="0.00700441054833863">
                <text:p>0.00700441054833863</text:p>
              </table:table-cell>
              <table:table-cell office:value-type="float" office:value="0.00140088210966773">
                <text:p>0.00140088210966773</text:p>
              </table:table-cell>
              <table:table-cell office:value-type="float" office:value="0.00112675500665089">
                <text:p>0.00112675500665089</text:p>
              </table:table-cell>
              <table:table-cell office:value-type="float" office:value="0.00389133919352142">
                <text:p>0.00389133919352142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99">
                <text:p>99</text:p>
              </table:table-cell>
              <table:table-cell office:value-type="float" office:value="49.5">
                <text:p>49.5</text:p>
              </table:table-cell>
              <table:table-cell office:value-type="float" office:value="59.4">
                <text:p>59.4</text:p>
              </table:table-cell>
              <table:table-cell office:value-type="float" office:value="-664.428516929834">
                <text:p>-664.428516929834</text:p>
              </table:table-cell>
              <table:table-cell office:value-type="float" office:value="0.0949154277081147">
                <text:p>0.0949154277081147</text:p>
              </table:table-cell>
              <table:table-cell office:value-type="float" office:value="0.0395103268014856">
                <text:p>0.0395103268014856</text:p>
              </table:table-cell>
              <table:table-cell office:value-type="float" office:value="0.0247654535247191">
                <text:p>0.0247654535247191</text:p>
              </table:table-cell>
              <table:table-cell office:value-type="float" office:value="0.0784646473596015">
                <text:p>0.0784646473596015</text:p>
              </table:table-cell>
              <table:table-cell office:value-type="float" office:value="0.00674886730845666">
                <text:p>0.00674886730845666</text:p>
              </table:table-cell>
              <table:table-cell office:value-type="float" office:value="0.00134977346169133">
                <text:p>0.00134977346169133</text:p>
              </table:table-cell>
              <table:table-cell office:value-type="float" office:value="0.0011142306967052">
                <text:p>0.0011142306967052</text:p>
              </table:table-cell>
              <table:table-cell office:value-type="float" office:value="0.00374937072692032">
                <text:p>0.00374937072692032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100.5">
                <text:p>100.5</text:p>
              </table:table-cell>
              <table:table-cell office:value-type="float" office:value="50.25">
                <text:p>50.25</text:p>
              </table:table-cell>
              <table:table-cell office:value-type="float" office:value="60.3">
                <text:p>60.3</text:p>
              </table:table-cell>
              <table:table-cell office:value-type="float" office:value="-109.607455060162">
                <text:p>-109.607455060162</text:p>
              </table:table-cell>
              <table:table-cell office:value-type="float" office:value="0.0916839157029891">
                <text:p>0.0916839157029891</text:p>
              </table:table-cell>
              <table:table-cell office:value-type="float" office:value="0.0382183342265029">
                <text:p>0.0382183342265029</text:p>
              </table:table-cell>
              <table:table-cell office:value-type="float" office:value="0.0239943220908086">
                <text:p>0.0239943220908086</text:p>
              </table:table-cell>
              <table:table-cell office:value-type="float" office:value="0.0757725944156556">
                <text:p>0.0757725944156556</text:p>
              </table:table-cell>
              <table:table-cell office:value-type="float" office:value="0.0065033403703603">
                <text:p>0.0065033403703603</text:p>
              </table:table-cell>
              <table:table-cell office:value-type="float" office:value="0.00130066807407206">
                <text:p>0.00130066807407206</text:p>
              </table:table-cell>
              <table:table-cell office:value-type="float" office:value="0.00110177698286173">
                <text:p>0.00110177698286173</text:p>
              </table:table-cell>
              <table:table-cell office:value-type="float" office:value="0.00361296687242235">
                <text:p>0.00361296687242235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102">
                <text:p>102</text:p>
              </table:table-cell>
              <table:table-cell office:value-type="float" office:value="51">
                <text:p>51</text:p>
              </table:table-cell>
              <table:table-cell office:value-type="float" office:value="61.2">
                <text:p>61.2</text:p>
              </table:table-cell>
              <table:table-cell office:value-type="float" office:value="-59.8826759880648">
                <text:p>-59.8826759880648</text:p>
              </table:table-cell>
              <table:table-cell office:value-type="float" office:value="0.0885506034859985">
                <text:p>0.0885506034859985</text:p>
              </table:table-cell>
              <table:table-cell office:value-type="float" office:value="0.0369635022086393">
                <text:p>0.0369635022086393</text:p>
              </table:table-cell>
              <table:table-cell office:value-type="float" office:value="0.0232438909818195">
                <text:p>0.0232438909818195</text:p>
              </table:table-cell>
              <table:table-cell office:value-type="float" office:value="0.0731631959685836">
                <text:p>0.0731631959685836</text:p>
              </table:table-cell>
              <table:table-cell office:value-type="float" office:value="0.00626743023896479">
                <text:p>0.00626743023896479</text:p>
              </table:table-cell>
              <table:table-cell office:value-type="float" office:value="0.00125348604779296">
                <text:p>0.00125348604779296</text:p>
              </table:table-cell>
              <table:table-cell office:value-type="float" office:value="0.00108939978467722">
                <text:p>0.00108939978467722</text:p>
              </table:table-cell>
              <table:table-cell office:value-type="float" office:value="0.00348190568831373">
                <text:p>0.00348190568831373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103.5">
                <text:p>103.5</text:p>
              </table:table-cell>
              <table:table-cell office:value-type="float" office:value="51.75">
                <text:p>51.75</text:p>
              </table:table-cell>
              <table:table-cell office:value-type="float" office:value="62.1">
                <text:p>62.1</text:p>
              </table:table-cell>
              <table:table-cell office:value-type="float" office:value="-41.265908421893">
                <text:p>-41.265908421893</text:p>
              </table:table-cell>
              <table:table-cell office:value-type="float" office:value="0.0855134518471328">
                <text:p>0.0855134518471328</text:p>
              </table:table-cell>
              <table:table-cell office:value-type="float" office:value="0.0357451596026704">
                <text:p>0.0357451596026704</text:p>
              </table:table-cell>
              <table:table-cell office:value-type="float" office:value="0.0225138566654988">
                <text:p>0.0225138566654988</text:p>
              </table:table-cell>
              <table:table-cell office:value-type="float" office:value="0.0706346936310568">
                <text:p>0.0706346936310568</text:p>
              </table:table-cell>
              <table:table-cell office:value-type="float" office:value="0.0060407518456699">
                <text:p>0.0060407518456699</text:p>
              </table:table-cell>
              <table:table-cell office:value-type="float" office:value="0.00120815036913398">
                <text:p>0.00120815036913398</text:p>
              </table:table-cell>
              <table:table-cell office:value-type="float" office:value="0.00107710448597278">
                <text:p>0.00107710448597278</text:p>
              </table:table-cell>
              <table:table-cell office:value-type="float" office:value="0.00335597324759435">
                <text:p>0.0033559732475943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05">
                <text:p>105</text:p>
              </table:table-cell>
              <table:table-cell office:value-type="float" office:value="52.5">
                <text:p>52.5</text:p>
              </table:table-cell>
              <table:table-cell office:value-type="float" office:value="63">
                <text:p>63</text:p>
              </table:table-cell>
              <table:table-cell office:value-type="float" office:value="-31.5206665899116">
                <text:p>-31.5206665899116</text:p>
              </table:table-cell>
              <table:table-cell office:value-type="float" office:value="0.0825703793001533">
                <text:p>0.0825703793001533</text:p>
              </table:table-cell>
              <table:table-cell office:value-type="float" office:value="0.0345626120455877">
                <text:p>0.0345626120455877</text:p>
              </table:table-cell>
              <table:table-cell office:value-type="float" office:value="0.0218038977847042">
                <text:p>0.0218038977847042</text:p>
              </table:table-cell>
              <table:table-cell office:value-type="float" office:value="0.0681852965032646">
                <text:p>0.0681852965032646</text:p>
              </table:table-cell>
              <table:table-cell office:value-type="float" office:value="0.00582293428436741">
                <text:p>0.00582293428436741</text:p>
              </table:table-cell>
              <table:table-cell office:value-type="float" office:value="0.00116458685687348">
                <text:p>0.00116458685687348</text:p>
              </table:table-cell>
              <table:table-cell office:value-type="float" office:value="0.0010648959719183">
                <text:p>0.0010648959719183</text:p>
              </table:table-cell>
              <table:table-cell office:value-type="float" office:value="0.0032349634913152">
                <text:p>0.0032349634913152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106.5">
                <text:p>106.5</text:p>
              </table:table-cell>
              <table:table-cell office:value-type="float" office:value="53.25">
                <text:p>53.25</text:p>
              </table:table-cell>
              <table:table-cell office:value-type="float" office:value="63.9">
                <text:p>63.9</text:p>
              </table:table-cell>
              <table:table-cell office:value-type="float" office:value="-25.5256868922418">
                <text:p>-25.5256868922418</text:p>
              </table:table-cell>
              <table:table-cell office:value-type="float" office:value="0.0797192722962451">
                <text:p>0.0797192722962451</text:p>
              </table:table-cell>
              <table:table-cell office:value-type="float" office:value="0.0334151461545704">
                <text:p>0.0334151461545704</text:p>
              </table:table-cell>
              <table:table-cell office:value-type="float" office:value="0.0211136777133028">
                <text:p>0.0211136777133028</text:p>
              </table:table-cell>
              <table:table-cell office:value-type="float" office:value="0.065813189624923">
                <text:p>0.065813189624923</text:p>
              </table:table-cell>
              <table:table-cell office:value-type="float" office:value="0.00561362051372187">
                <text:p>0.00561362051372187</text:p>
              </table:table-cell>
              <table:table-cell office:value-type="float" office:value="0.00112272410274438">
                <text:p>0.00112272410274438</text:p>
              </table:table-cell>
              <table:table-cell office:value-type="float" office:value="0.00105277866360596">
                <text:p>0.00105277866360596</text:p>
              </table:table-cell>
              <table:table-cell office:value-type="float" office:value="0.00311867806317879">
                <text:p>0.00311867806317879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108">
                <text:p>108</text:p>
              </table:table-cell>
              <table:table-cell office:value-type="float" office:value="54">
                <text:p>54</text:p>
              </table:table-cell>
              <table:table-cell office:value-type="float" office:value="64.8">
                <text:p>64.8</text:p>
              </table:table-cell>
              <table:table-cell office:value-type="float" office:value="-21.4654049812547">
                <text:p>-21.4654049812547</text:p>
              </table:table-cell>
              <table:table-cell office:value-type="float" office:value="0.0769579944259277">
                <text:p>0.0769579944259277</text:p>
              </table:table-cell>
              <table:table-cell office:value-type="float" office:value="0.0323020333354312">
                <text:p>0.0323020333354312</text:p>
              </table:table-cell>
              <table:table-cell office:value-type="float" office:value="0.0204428468910665">
                <text:p>0.0204428468910665</text:p>
              </table:table-cell>
              <table:table-cell office:value-type="float" office:value="0.0635165415787636">
                <text:p>0.0635165415787636</text:p>
              </table:table-cell>
              <table:table-cell office:value-type="float" office:value="0.00541246703262808">
                <text:p>0.00541246703262808</text:p>
              </table:table-cell>
              <table:table-cell office:value-type="float" office:value="0.00108249340652561">
                <text:p>0.00108249340652561</text:p>
              </table:table-cell>
              <table:table-cell office:value-type="float" office:value="0.00104075655028875">
                <text:p>0.00104075655028875</text:p>
              </table:table-cell>
              <table:table-cell office:value-type="float" office:value="0.00300692612923779">
                <text:p>0.00300692612923779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109.5">
                <text:p>109.5</text:p>
              </table:table-cell>
              <table:table-cell office:value-type="float" office:value="54.75">
                <text:p>54.75</text:p>
              </table:table-cell>
              <table:table-cell office:value-type="float" office:value="65.7">
                <text:p>65.7</text:p>
              </table:table-cell>
              <table:table-cell office:value-type="float" office:value="-18.5333396362541">
                <text:p>-18.5333396362541</text:p>
              </table:table-cell>
              <table:table-cell office:value-type="float" office:value="0.0742843946930436">
                <text:p>0.0742843946930436</text:p>
              </table:table-cell>
              <table:table-cell office:value-type="float" office:value="0.0312225332324568">
                <text:p>0.0312225332324568</text:p>
              </table:table-cell>
              <table:table-cell office:value-type="float" office:value="0.0197910449542695">
                <text:p>0.0197910449542695</text:p>
              </table:table-cell>
              <table:table-cell office:value-type="float" office:value="0.0612935113164">
                <text:p>0.0612935113164</text:p>
              </table:table-cell>
              <table:table-cell office:value-type="float" office:value="0.00521914353480487">
                <text:p>0.00521914353480487</text:p>
              </table:table-cell>
              <table:table-cell office:value-type="float" office:value="0.00104382870696098">
                <text:p>0.00104382870696098</text:p>
              </table:table-cell>
              <table:table-cell office:value-type="float" office:value="0.00102883321944649">
                <text:p>0.00102883321944649</text:p>
              </table:table-cell>
              <table:table-cell office:value-type="float" office:value="0.00289952418600267">
                <text:p>0.00289952418600267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111">
                <text:p>111</text:p>
              </table:table-cell>
              <table:table-cell office:value-type="float" office:value="55.5">
                <text:p>55.5</text:p>
              </table:table-cell>
              <table:table-cell office:value-type="float" office:value="66.6">
                <text:p>66.6</text:p>
              </table:table-cell>
              <table:table-cell office:value-type="float" office:value="-16.3165647989068">
                <text:p>-16.3165647989068</text:p>
              </table:table-cell>
              <table:table-cell office:value-type="float" office:value="0.0716963149381549">
                <text:p>0.0716963149381549</text:p>
              </table:table-cell>
              <table:table-cell office:value-type="float" office:value="0.0301758968482529">
                <text:p>0.0301758968482529</text:p>
              </table:table-cell>
              <table:table-cell office:value-type="float" office:value="0.0191579026774945">
                <text:p>0.0191579026774945</text:p>
              </table:table-cell>
              <table:table-cell office:value-type="float" office:value="0.059142254271933">
                <text:p>0.059142254271933</text:p>
              </table:table-cell>
              <table:table-cell office:value-type="float" office:value="0.00503333254765772">
                <text:p>0.00503333254765772</text:p>
              </table:table-cell>
              <table:table-cell office:value-type="float" office:value="0.00100666650953155">
                <text:p>0.00100666650953155</text:p>
              </table:table-cell>
              <table:table-cell office:value-type="float" office:value="0.00101701188483038">
                <text:p>0.00101701188483038</text:p>
              </table:table-cell>
              <table:table-cell office:value-type="float" office:value="0.00279629585980981">
                <text:p>0.00279629585980981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112.5">
                <text:p>112.5</text:p>
              </table:table-cell>
              <table:table-cell office:value-type="float" office:value="56.25">
                <text:p>56.25</text:p>
              </table:table-cell>
              <table:table-cell office:value-type="float" office:value="67.5">
                <text:p>67.5</text:p>
              </table:table-cell>
              <table:table-cell office:value-type="float" office:value="-14.5817485837993">
                <text:p>-14.5817485837993</text:p>
              </table:table-cell>
              <table:table-cell office:value-type="float" office:value="0.0691915964826693">
                <text:p>0.0691915964826693</text:p>
              </table:table-cell>
              <table:table-cell office:value-type="float" office:value="0.0291613693600615">
                <text:p>0.0291613693600615</text:p>
              </table:table-cell>
              <table:table-cell office:value-type="float" office:value="0.0185430437410401">
                <text:p>0.0185430437410401</text:p>
              </table:table-cell>
              <table:table-cell office:value-type="float" office:value="0.0570609278235468">
                <text:p>0.0570609278235468</text:p>
              </table:table-cell>
              <table:table-cell office:value-type="float" office:value="0.00485472905981936">
                <text:p>0.00485472905981936</text:p>
              </table:table-cell>
              <table:table-cell office:value-type="float" office:value="0.000970945811963872">
                <text:p>0.000970945811963872</text:p>
              </table:table-cell>
              <table:table-cell office:value-type="float" office:value="0.00100529541262569">
                <text:p>0.00100529541262569</text:p>
              </table:table-cell>
              <table:table-cell office:value-type="float" office:value="0.00269707169989961">
                <text:p>0.00269707169989961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114">
                <text:p>114</text:p>
              </table:table-cell>
              <table:table-cell office:value-type="float" office:value="57">
                <text:p>57</text:p>
              </table:table-cell>
              <table:table-cell office:value-type="float" office:value="68.4">
                <text:p>68.4</text:p>
              </table:table-cell>
              <table:table-cell office:value-type="float" office:value="-13.1870900655388">
                <text:p>-13.1870900655388</text:p>
              </table:table-cell>
              <table:table-cell office:value-type="float" office:value="0.066768086059463">
                <text:p>0.066768086059463</text:p>
              </table:table-cell>
              <table:table-cell office:value-type="float" office:value="0.0281781926570298">
                <text:p>0.0281781926570298</text:p>
              </table:table-cell>
              <table:table-cell office:value-type="float" office:value="0.0179460863372908">
                <text:p>0.0179460863372908</text:p>
              </table:table-cell>
              <table:table-cell office:value-type="float" office:value="0.0550476961586201">
                <text:p>0.0550476961586201</text:p>
              </table:table-cell>
              <table:table-cell office:value-type="float" office:value="0.0046830401411447">
                <text:p>0.0046830401411447</text:p>
              </table:table-cell>
              <table:table-cell office:value-type="float" office:value="0.000936608028228941">
                <text:p>0.000936608028228941</text:p>
              </table:table-cell>
              <table:table-cell office:value-type="float" office:value="0.000993686345862491">
                <text:p>0.000993686345862491</text:p>
              </table:table-cell>
              <table:table-cell office:value-type="float" office:value="0.00260168896730258">
                <text:p>0.00260168896730258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115.5">
                <text:p>115.5</text:p>
              </table:table-cell>
              <table:table-cell office:value-type="float" office:value="57.75">
                <text:p>57.75</text:p>
              </table:table-cell>
              <table:table-cell office:value-type="float" office:value="69.3">
                <text:p>69.3</text:p>
              </table:table-cell>
              <table:table-cell office:value-type="float" office:value="-12.0414458851457">
                <text:p>-12.0414458851457</text:p>
              </table:table-cell>
              <table:table-cell office:value-type="float" office:value="0.0644236410906367">
                <text:p>0.0644236410906367</text:p>
              </table:table-cell>
              <table:table-cell office:value-type="float" office:value="0.027225607621071">
                <text:p>0.027225607621071</text:p>
              </table:table-cell>
              <table:table-cell office:value-type="float" office:value="0.0173666446284441">
                <text:p>0.0173666446284441</text:p>
              </table:table-cell>
              <table:table-cell office:value-type="float" office:value="0.0531007345935121">
                <text:p>0.0531007345935121</text:p>
              </table:table-cell>
              <table:table-cell office:value-type="float" office:value="0.00451798455838322">
                <text:p>0.00451798455838322</text:p>
              </table:table-cell>
              <table:table-cell office:value-type="float" office:value="0.000903596911676645">
                <text:p>0.000903596911676645</text:p>
              </table:table-cell>
              <table:table-cell office:value-type="float" office:value="0.000982186927194544">
                <text:p>0.000982186927194544</text:p>
              </table:table-cell>
              <table:table-cell office:value-type="float" office:value="0.00250999142132398">
                <text:p>0.00250999142132398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117">
                <text:p>117</text:p>
              </table:table-cell>
              <table:table-cell office:value-type="float" office:value="58.5">
                <text:p>58.5</text:p>
              </table:table-cell>
              <table:table-cell office:value-type="float" office:value="70.2">
                <text:p>70.2</text:p>
              </table:table-cell>
              <table:table-cell office:value-type="float" office:value="-11.0835636487793">
                <text:p>-11.0835636487793</text:p>
              </table:table-cell>
              <table:table-cell office:value-type="float" office:value="0.0621561343682877">
                <text:p>0.0621561343682877</text:p>
              </table:table-cell>
              <table:table-cell office:value-type="float" office:value="0.0263028561722478">
                <text:p>0.0263028561722478</text:p>
              </table:table-cell>
              <table:table-cell office:value-type="float" office:value="0.0168043300670973">
                <text:p>0.0168043300670973</text:p>
              </table:table-cell>
              <table:table-cell office:value-type="float" office:value="0.0512182333951468">
                <text:p>0.0512182333951468</text:p>
              </table:table-cell>
              <table:table-cell office:value-type="float" office:value="0.00435929238926842">
                <text:p>0.00435929238926842</text:p>
              </table:table-cell>
              <table:table-cell office:value-type="float" office:value="0.000871858477853684">
                <text:p>0.000871858477853684</text:p>
              </table:table-cell>
              <table:table-cell office:value-type="float" office:value="0.00097079912015815">
                <text:p>0.00097079912015815</text:p>
              </table:table-cell>
              <table:table-cell office:value-type="float" office:value="0.00242182910514909">
                <text:p>0.00242182910514909</text:p>
              </table:table-cell>
            </table:table-row>
            <table:table-row>
              <table:table-cell office:value-type="float" office:value="0.790000000000001">
                <text:p>0.790000000000001</text:p>
              </table:table-cell>
              <table:table-cell office:value-type="float" office:value="118.5">
                <text:p>118.5</text:p>
              </table:table-cell>
              <table:table-cell office:value-type="float" office:value="59.25">
                <text:p>59.25</text:p>
              </table:table-cell>
              <table:table-cell office:value-type="float" office:value="71.1000000000001">
                <text:p>71.1000000000001</text:p>
              </table:table-cell>
              <table:table-cell office:value-type="float" office:value="-10.2707569142038">
                <text:p>-10.2707569142038</text:p>
              </table:table-cell>
              <table:table-cell office:value-type="float" office:value="0.0599634581897984">
                <text:p>0.0599634581897984</text:p>
              </table:table-cell>
              <table:table-cell office:value-type="float" office:value="0.0254091830980272">
                <text:p>0.0254091830980272</text:p>
              </table:table-cell>
              <table:table-cell office:value-type="float" office:value="0.0162587525903639">
                <text:p>0.0162587525903639</text:p>
              </table:table-cell>
              <table:table-cell office:value-type="float" office:value="0.0493984011477906">
                <text:p>0.0493984011477906</text:p>
              </table:table-cell>
              <table:table-cell office:value-type="float" office:value="0.00420670463734239">
                <text:p>0.00420670463734239</text:p>
              </table:table-cell>
              <table:table-cell office:value-type="float" office:value="0.000841340927468477">
                <text:p>0.000841340927468477</text:p>
              </table:table-cell>
              <table:table-cell office:value-type="float" office:value="0.000959524629014539">
                <text:p>0.000959524629014539</text:p>
              </table:table-cell>
              <table:table-cell office:value-type="float" office:value="0.00233705813185685">
                <text:p>0.0023370581318568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20">
                <text:p>120</text:p>
              </table:table-cell>
              <table:table-cell office:value-type="float" office:value="60">
                <text:p>60</text:p>
              </table:table-cell>
              <table:table-cell office:value-type="float" office:value="72">
                <text:p>72</text:p>
              </table:table-cell>
              <table:table-cell office:value-type="float" office:value="-9.57236644208703">
                <text:p>-9.57236644208703</text:p>
              </table:table-cell>
              <table:table-cell office:value-type="float" office:value="0.05784352799508">
                <text:p>0.05784352799508</text:p>
              </table:table-cell>
              <table:table-cell office:value-type="float" office:value="0.0245438376842887">
                <text:p>0.0245438376842887</text:p>
              </table:table-cell>
              <table:table-cell office:value-type="float" office:value="0.0157295216974135">
                <text:p>0.0157295216974135</text:p>
              </table:table-cell>
              <table:table-cell office:value-type="float" office:value="0.0476394677049762">
                <text:p>0.0476394677049762</text:p>
              </table:table-cell>
              <table:table-cell office:value-type="float" office:value="0.00405997284946557">
                <text:p>0.00405997284946557</text:p>
              </table:table-cell>
              <table:table-cell office:value-type="float" office:value="0.000811994569893115">
                <text:p>0.000811994569893115</text:p>
              </table:table-cell>
              <table:table-cell office:value-type="float" office:value="0.000948364917272097">
                <text:p>0.000948364917272097</text:p>
              </table:table-cell>
              <table:table-cell office:value-type="float" office:value="0.0022555404719253">
                <text:p>0.0022555404719253</text:p>
              </table:table-cell>
            </table:table-row>
            <table:table-row>
              <table:table-cell office:value-type="float" office:value="0.810000000000001">
                <text:p>0.810000000000001</text:p>
              </table:table-cell>
              <table:table-cell office:value-type="float" office:value="121.5">
                <text:p>121.5</text:p>
              </table:table-cell>
              <table:table-cell office:value-type="float" office:value="60.75">
                <text:p>60.75</text:p>
              </table:table-cell>
              <table:table-cell office:value-type="float" office:value="72.9000000000001">
                <text:p>72.9000000000001</text:p>
              </table:table-cell>
              <table:table-cell office:value-type="float" office:value="-8.96580306039034">
                <text:p>-8.96580306039034</text:p>
              </table:table-cell>
              <table:table-cell office:value-type="float" office:value="0.0557942855494624">
                <text:p>0.0557942855494624</text:p>
              </table:table-cell>
              <table:table-cell office:value-type="float" office:value="0.0237060751646072">
                <text:p>0.0237060751646072</text:p>
              </table:table-cell>
              <table:table-cell office:value-type="float" office:value="0.0152162474196124">
                <text:p>0.0152162474196124</text:p>
              </table:table-cell>
              <table:table-cell office:value-type="float" office:value="0.0459396867633405">
                <text:p>0.0459396867633405</text:p>
              </table:table-cell>
              <table:table-cell office:value-type="float" office:value="0.00391885873764092">
                <text:p>0.00391885873764092</text:p>
              </table:table-cell>
              <table:table-cell office:value-type="float" office:value="0.000783771747528184">
                <text:p>0.000783771747528184</text:p>
              </table:table-cell>
              <table:table-cell office:value-type="float" office:value="0.000937321224977837">
                <text:p>0.000937321224977837</text:p>
              </table:table-cell>
              <table:table-cell office:value-type="float" office:value="0.00217714374313382">
                <text:p>0.00217714374313382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123">
                <text:p>123</text:p>
              </table:table-cell>
              <table:table-cell office:value-type="float" office:value="61.5">
                <text:p>61.5</text:p>
              </table:table-cell>
              <table:table-cell office:value-type="float" office:value="73.8">
                <text:p>73.8</text:p>
              </table:table-cell>
              <table:table-cell office:value-type="float" office:value="-8.43405641596984">
                <text:p>-8.43405641596984</text:p>
              </table:table-cell>
              <table:table-cell office:value-type="float" office:value="0.0538137017124608">
                <text:p>0.0538137017124608</text:p>
              </table:table-cell>
              <table:table-cell office:value-type="float" office:value="0.0228951580030743">
                <text:p>0.0228951580030743</text:p>
              </table:table-cell>
              <table:table-cell office:value-type="float" office:value="0.0147185411917735">
                <text:p>0.0147185411917735</text:p>
              </table:table-cell>
              <table:table-cell office:value-type="float" office:value="0.0442973380922128">
                <text:p>0.0442973380922128</text:p>
              </table:table-cell>
              <table:table-cell office:value-type="float" office:value="0.0037831338065036">
                <text:p>0.0037831338065036</text:p>
              </table:table-cell>
              <table:table-cell office:value-type="float" office:value="0.00075662676130072">
                <text:p>0.00075662676130072</text:p>
              </table:table-cell>
              <table:table-cell office:value-type="float" office:value="0.000926394584861267">
                <text:p>0.000926394584861267</text:p>
              </table:table-cell>
              <table:table-cell office:value-type="float" office:value="0.00210174100361309">
                <text:p>0.00210174100361309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124.5">
                <text:p>124.5</text:p>
              </table:table-cell>
              <table:table-cell office:value-type="float" office:value="62.25">
                <text:p>62.25</text:p>
              </table:table-cell>
              <table:table-cell office:value-type="float" office:value="74.7">
                <text:p>74.7</text:p>
              </table:table-cell>
              <table:table-cell office:value-type="float" office:value="-7.96407292357812">
                <text:p>-7.96407292357812</text:p>
              </table:table-cell>
              <table:table-cell office:value-type="float" office:value="0.0518997788294379">
                <text:p>0.0518997788294379</text:p>
              </table:table-cell>
              <table:table-cell office:value-type="float" office:value="0.0221103570247509">
                <text:p>0.0221103570247509</text:p>
              </table:table-cell>
              <table:table-cell office:value-type="float" office:value="0.0142360166323976">
                <text:p>0.0142360166323976</text:p>
              </table:table-cell>
              <table:table-cell office:value-type="float" office:value="0.0427107294500648">
                <text:p>0.0427107294500648</text:p>
              </table:table-cell>
              <table:table-cell office:value-type="float" office:value="0.00365257898758397">
                <text:p>0.00365257898758397</text:p>
              </table:table-cell>
              <table:table-cell office:value-type="float" office:value="0.000730515797516794">
                <text:p>0.000730515797516794</text:p>
              </table:table-cell>
              <table:table-cell office:value-type="float" office:value="0.000915585837407823">
                <text:p>0.000915585837407823</text:p>
              </table:table-cell>
              <table:table-cell office:value-type="float" office:value="0.00202921054865774">
                <text:p>0.00202921054865774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126">
                <text:p>126</text:p>
              </table:table-cell>
              <table:table-cell office:value-type="float" office:value="63">
                <text:p>63</text:p>
              </table:table-cell>
              <table:table-cell office:value-type="float" office:value="75.6">
                <text:p>75.6</text:p>
              </table:table-cell>
              <table:table-cell office:value-type="float" office:value="-7.54566854849576">
                <text:p>-7.54566854849576</text:p>
              </table:table-cell>
              <table:table-cell office:value-type="float" office:value="0.0500505527802366">
                <text:p>0.0500505527802366</text:p>
              </table:table-cell>
              <table:table-cell office:value-type="float" office:value="0.0213509524067661">
                <text:p>0.0213509524067661</text:p>
              </table:table-cell>
              <table:table-cell office:value-type="float" office:value="0.0137682902402194">
                <text:p>0.0137682902402194</text:p>
              </table:table-cell>
              <table:table-cell office:value-type="float" office:value="0.0411781982164434">
                <text:p>0.0411781982164434</text:p>
              </table:table-cell>
              <table:table-cell office:value-type="float" office:value="0.00352698428124258">
                <text:p>0.00352698428124258</text:p>
              </table:table-cell>
              <table:table-cell office:value-type="float" office:value="0.000705396856248516">
                <text:p>0.000705396856248516</text:p>
              </table:table-cell>
              <table:table-cell office:value-type="float" office:value="0.000904895644933778">
                <text:p>0.000904895644933778</text:p>
              </table:table-cell>
              <table:table-cell office:value-type="float" office:value="0.00195943571180141">
                <text:p>0.00195943571180141</text:p>
              </table:table-cell>
            </table:table-row>
            <table:table-row>
              <table:table-cell office:value-type="float" office:value="0.850000000000001">
                <text:p>0.850000000000001</text:p>
              </table:table-cell>
              <table:table-cell office:value-type="float" office:value="127.5">
                <text:p>127.5</text:p>
              </table:table-cell>
              <table:table-cell office:value-type="float" office:value="63.75">
                <text:p>63.75</text:p>
              </table:table-cell>
              <table:table-cell office:value-type="float" office:value="76.5000000000001">
                <text:p>76.5000000000001</text:p>
              </table:table-cell>
              <table:table-cell office:value-type="float" office:value="-7.17078139980943">
                <text:p>-7.17078139980943</text:p>
              </table:table-cell>
              <table:table-cell office:value-type="float" office:value="0.048264094716112">
                <text:p>0.048264094716112</text:p>
              </table:table-cell>
              <table:table-cell office:value-type="float" office:value="0.0206162345420713">
                <text:p>0.0206162345420713</text:p>
              </table:table-cell>
              <table:table-cell office:value-type="float" office:value="0.0133149820138245">
                <text:p>0.0133149820138245</text:p>
              </table:table-cell>
              <table:table-cell office:value-type="float" office:value="0.0396981127656785">
                <text:p>0.0396981127656785</text:p>
              </table:table-cell>
              <table:table-cell office:value-type="float" office:value="0.00340614840699249">
                <text:p>0.00340614840699249</text:p>
              </table:table-cell>
              <table:table-cell office:value-type="float" office:value="0.000681229681398499">
                <text:p>0.000681229681398499</text:p>
              </table:table-cell>
              <table:table-cell office:value-type="float" office:value="0.000894324504729373">
                <text:p>0.000894324504729373</text:p>
              </table:table-cell>
              <table:table-cell office:value-type="float" office:value="0.00189230467055136">
                <text:p>0.00189230467055136</text:p>
              </table:table-cell>
            </table:table-row>
            <table:table-row>
              <table:table-cell office:value-type="float" office:value="0.860000000000001">
                <text:p>0.860000000000001</text:p>
              </table:table-cell>
              <table:table-cell office:value-type="float" office:value="129">
                <text:p>129</text:p>
              </table:table-cell>
              <table:table-cell office:value-type="float" office:value="64.5">
                <text:p>64.5</text:p>
              </table:table-cell>
              <table:table-cell office:value-type="float" office:value="77.4000000000001">
                <text:p>77.4000000000001</text:p>
              </table:table-cell>
              <table:table-cell office:value-type="float" office:value="-6.83294636006568">
                <text:p>-6.83294636006568</text:p>
              </table:table-cell>
              <table:table-cell office:value-type="float" office:value="0.0465385125137806">
                <text:p>0.0465385125137806</text:p>
              </table:table-cell>
              <table:table-cell office:value-type="float" office:value="0.0199055047869355">
                <text:p>0.0199055047869355</text:p>
              </table:table-cell>
              <table:table-cell office:value-type="float" office:value="0.012875716000612">
                <text:p>0.012875716000612</text:p>
              </table:table-cell>
              <table:table-cell office:value-type="float" office:value="0.0382688736065357">
                <text:p>0.0382688736065357</text:p>
              </table:table-cell>
              <table:table-cell office:value-type="float" office:value="0.00328987846276817">
                <text:p>0.00328987846276817</text:p>
              </table:table-cell>
              <table:table-cell office:value-type="float" office:value="0.000657975692553634">
                <text:p>0.000657975692553634</text:p>
              </table:table-cell>
              <table:table-cell office:value-type="float" office:value="0.000883872761332363">
                <text:p>0.000883872761332363</text:p>
              </table:table-cell>
              <table:table-cell office:value-type="float" office:value="0.00182771025709341">
                <text:p>0.00182771025709341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130.5">
                <text:p>130.5</text:p>
              </table:table-cell>
              <table:table-cell office:value-type="float" office:value="65.25">
                <text:p>65.25</text:p>
              </table:table-cell>
              <table:table-cell office:value-type="float" office:value="78.3">
                <text:p>78.3</text:p>
              </table:table-cell>
              <table:table-cell office:value-type="float" office:value="-6.52691842666054">
                <text:p>-6.52691842666054</text:p>
              </table:table-cell>
              <table:table-cell office:value-type="float" office:value="0.0448719519730623">
                <text:p>0.0448719519730623</text:p>
              </table:table-cell>
              <table:table-cell office:value-type="float" office:value="0.0192180761024021">
                <text:p>0.0192180761024021</text:p>
              </table:table-cell>
              <table:table-cell office:value-type="float" office:value="0.0124501207809113">
                <text:p>0.0124501207809113</text:p>
              </table:table-cell>
              <table:table-cell office:value-type="float" office:value="0.0368889143100036">
                <text:p>0.0368889143100036</text:p>
              </table:table-cell>
              <table:table-cell office:value-type="float" office:value="0.00317798959356321">
                <text:p>0.00317798959356321</text:p>
              </table:table-cell>
              <table:table-cell office:value-type="float" office:value="0.000635597918712642">
                <text:p>0.000635597918712642</text:p>
              </table:table-cell>
              <table:table-cell office:value-type="float" office:value="0.000873540617989786">
                <text:p>0.000873540617989786</text:p>
              </table:table-cell>
              <table:table-cell office:value-type="float" office:value="0.00176554977420176">
                <text:p>0.00176554977420176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132">
                <text:p>132</text:p>
              </table:table-cell>
              <table:table-cell office:value-type="float" office:value="66">
                <text:p>66</text:p>
              </table:table-cell>
              <table:table-cell office:value-type="float" office:value="79.2">
                <text:p>79.2</text:p>
              </table:table-cell>
              <table:table-cell office:value-type="float" office:value="-6.24839786731891">
                <text:p>-6.24839786731891</text:p>
              </table:table-cell>
              <table:table-cell office:value-type="float" office:value="0.0432625977824509">
                <text:p>0.0432625977824509</text:p>
              </table:table-cell>
              <table:table-cell office:value-type="float" office:value="0.0185532735991375">
                <text:p>0.0185532735991375</text:p>
              </table:table-cell>
              <table:table-cell office:value-type="float" office:value="0.0120378298926291">
                <text:p>0.0120378298926291</text:p>
              </table:table-cell>
              <table:table-cell office:value-type="float" office:value="0.0355567022455935">
                <text:p>0.0355567022455935</text:p>
              </table:table-cell>
              <table:table-cell office:value-type="float" office:value="0.00307030466974352">
                <text:p>0.00307030466974352</text:p>
              </table:table-cell>
              <table:table-cell office:value-type="float" office:value="0.000614060933948705">
                <text:p>0.000614060933948705</text:p>
              </table:table-cell>
              <table:table-cell office:value-type="float" office:value="0.000863328147361849">
                <text:p>0.000863328147361849</text:p>
              </table:table-cell>
              <table:table-cell office:value-type="float" office:value="0.00170572481652416">
                <text:p>0.00170572481652416</text:p>
              </table:table-cell>
            </table:table-row>
            <table:table-row>
              <table:table-cell office:value-type="float" office:value="0.890000000000001">
                <text:p>0.890000000000001</text:p>
              </table:table-cell>
              <table:table-cell office:value-type="float" office:value="133.5">
                <text:p>133.5</text:p>
              </table:table-cell>
              <table:table-cell office:value-type="float" office:value="66.75">
                <text:p>66.75</text:p>
              </table:table-cell>
              <table:table-cell office:value-type="float" office:value="80.1000000000001">
                <text:p>80.1000000000001</text:p>
              </table:table-cell>
              <table:table-cell office:value-type="float" office:value="-5.99382646578214">
                <text:p>-5.99382646578214</text:p>
              </table:table-cell>
              <table:table-cell office:value-type="float" office:value="0.0417086742749533">
                <text:p>0.0417086742749533</text:p>
              </table:table-cell>
              <table:table-cell office:value-type="float" office:value="0.0179104349943592">
                <text:p>0.0179104349943592</text:p>
              </table:table-cell>
              <table:table-cell office:value-type="float" office:value="0.0116384822014061">
                <text:p>0.0116384822014061</text:p>
              </table:table-cell>
              <table:table-cell office:value-type="float" office:value="0.0342707391448492">
                <text:p>0.0342707391448492</text:p>
              </table:table-cell>
              <table:table-cell office:value-type="float" office:value="0.00296665397524172">
                <text:p>0.00296665397524172</text:p>
              </table:table-cell>
              <table:table-cell office:value-type="float" office:value="0.000593330795048344">
                <text:p>0.000593330795048344</text:p>
              </table:table-cell>
              <table:table-cell office:value-type="float" office:value="0.000853235301518029">
                <text:p>0.000853235301518029</text:p>
              </table:table-cell>
              <table:table-cell office:value-type="float" office:value="0.00164814109735649">
                <text:p>0.00164814109735649</text:p>
              </table:table-cell>
            </table:table-row>
            <table:table-row>
              <table:table-cell office:value-type="float" office:value="0.900000000000001">
                <text:p>0.900000000000001</text:p>
              </table:table-cell>
              <table:table-cell office:value-type="float" office:value="135">
                <text:p>135</text:p>
              </table:table-cell>
              <table:table-cell office:value-type="float" office:value="67.5">
                <text:p>67.5</text:p>
              </table:table-cell>
              <table:table-cell office:value-type="float" office:value="81.0000000000001">
                <text:p>81.0000000000001</text:p>
              </table:table-cell>
              <table:table-cell office:value-type="float" office:value="-5.76023429178064">
                <text:p>-5.76023429178064</text:p>
              </table:table-cell>
              <table:table-cell office:value-type="float" office:value="0.0402084459947092">
                <text:p>0.0402084459947092</text:p>
              </table:table-cell>
              <table:table-cell office:value-type="float" office:value="0.0172889109888544">
                <text:p>0.0172889109888544</text:p>
              </table:table-cell>
              <table:table-cell office:value-type="float" office:value="0.0112517222208885">
                <text:p>0.0112517222208885</text:p>
              </table:table-cell>
              <table:table-cell office:value-type="float" office:value="0.0330295615092136">
                <text:p>0.0330295615092136</text:p>
              </table:table-cell>
              <table:table-cell office:value-type="float" office:value="0.00286687490575323">
                <text:p>0.00286687490575323</text:p>
              </table:table-cell>
              <table:table-cell office:value-type="float" office:value="0.000573374981150646">
                <text:p>0.000573374981150646</text:p>
              </table:table-cell>
              <table:table-cell office:value-type="float" office:value="0.00084326192127213">
                <text:p>0.00084326192127213</text:p>
              </table:table-cell>
              <table:table-cell office:value-type="float" office:value="0.001592708280974">
                <text:p>0.0015927082809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msLineDash_20_1" draw:display-name="msLineDash 1" draw:style="round" draw:dots1="1" draw:dots1-length="301%" draw:distance="399%"/>
    <draw:stroke-dash draw:name="msLineDash_20_1_20_-1" draw:display-name="msLineDash 1 -1" draw:style="round" draw:dots1="1" draw:dots1-length="301%" draw:distance="399%"/>
    <draw:stroke-dash draw:name="msLineDash_20_2" draw:display-name="msLineDash 2" draw:style="round" draw:dots1="1" draw:dots1-length="301%" draw:distance="399%"/>
    <draw:stroke-dash draw:name="msLineDash_20_2_20_-1" draw:display-name="msLineDash 2 -1" draw:style="round" draw:dots1="1" draw:dots1-length="301%" draw:distance="399%"/>
    <draw:stroke-dash draw:name="msLineDash_20_3" draw:display-name="msLineDash 3" draw:style="round" draw:dots1="1" draw:dots1-length="301%" draw:distance="399%"/>
    <draw:stroke-dash draw:name="msLineDash_20_3_20_-1" draw:display-name="msLineDash 3 -1" draw:style="round" draw:dots1="1" draw:dots1-length="301%" draw:distance="399%"/>
    <draw:stroke-dash draw:name="msLineDash_20_4" draw:display-name="msLineDash 4" draw:style="round" draw:dots1="1" draw:dots1-length="301%" draw:distance="399%"/>
    <draw:stroke-dash draw:name="msLineDash_20_4_20_-1" draw:display-name="msLineDash 4 -1" draw:style="round" draw:dots1="1" draw:dots1-length="301%" draw:distance="399%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axis-label-position="outside-start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fo:language="en" fo:country="US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minimum="-0.02" chart:maximum="0.25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fo:language="en" fo:country="US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30a0" svg:stroke-linecap="round" draw:fill-color="#7030a0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ff0000" svg:stroke-linecap="round" draw:fill-color="#ff0000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00b050" svg:stroke-linecap="round" draw:fill-color="#00b050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0070c0" svg:stroke-linecap="round" draw:fill-color="#0070c0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ffc000" svg:stroke-linecap="round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000000" svg:stroke-linecap="round" draw:fill-color="#000000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808080" svg:stroke-linecap="round" draw:fill-color="#808080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00b0f0" svg:stroke-linecap="round" draw:fill-color="#00b0f0" fo:wrap-option="wrap"/>
      <style:text-properties fo:color="#000000" style:text-position="0% 100%" fo:font-family="Calibri" fo:font-size="10pt" style:font-size-asian="10pt" style:font-size-complex="10pt"/>
    </style:style>
    <style:style style:name="ch1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_20_-1" svg:stroke-width="0.079cm" svg:stroke-color="#ffc000" svg:stroke-linecap="round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2_20_-1" svg:stroke-width="0.079cm" svg:stroke-color="#000000" svg:stroke-linecap="round" draw:fill-color="#000000" fo:wrap-option="wrap"/>
      <style:text-properties fo:color="#000000" style:text-position="0% 100%" fo:font-family="Calibri" fo:font-size="10pt" style:font-size-asian="10pt" style:font-size-complex="10pt"/>
    </style:style>
    <style:style style:name="ch1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3_20_-1" svg:stroke-width="0.079cm" svg:stroke-color="#808080" svg:stroke-linecap="round" draw:fill-color="#808080" fo:wrap-option="wrap"/>
      <style:text-properties fo:color="#000000" style:text-position="0% 100%" fo:font-family="Calibri" fo:font-size="10pt" style:font-size-asian="10pt" style:font-size-complex="10pt"/>
    </style:style>
    <style:style style:name="ch1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4_20_-1" svg:stroke-width="0.079cm" svg:stroke-color="#00b0f0" svg:stroke-linecap="round" draw:fill-color="#00b0f0" fo:wrap-option="wrap"/>
      <style:text-properties fo:color="#000000" style:text-position="0% 100%" fo:font-family="Calibri" fo:font-size="10pt" style:font-size-asian="10pt" style:font-size-complex="10pt"/>
    </style:style>
    <style:style style:name="ch20" style:family="chart">
      <style:graphic-properties draw:stroke="solid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15.065cm" svg:height="15.082cm" xlink:href=".." xlink:type="simple" chart:class="chart:line" chart:style-name="ch1">
        <chart:legend chart:legend-position="bottom" svg:x="0.529cm" svg:y="14.143cm" style:legend-expansion="wide" chart:style-name="ch2"/>
        <chart:plot-area chart:style-name="ch3" table:cell-range-address="'force-strain'.A3:'force-strain'.M123 'force-strain'.B2:'force-strain'.M2" chart:data-source-has-labels="both" svg:x="1.324cm" svg:y="0.301cm" svg:width="13.44cm" svg:height="12.364cm">
          <chart:coordinate-region svg:x="2.124cm" svg:y="0.301cm" svg:width="12.64cm" svg:height="11.796cm"/>
          <chart:axis chart:dimension="x" chart:name="primary-x" chart:style-name="ch4" chartooo:axis-type="auto">
            <chartooo:date-scale/>
            <chart:title svg:x="7.133cm" svg:y="12.966cm" chart:style-name="ch5">
              <text:p>Bond strain</text:p>
            </chart:title>
            <chart:categories table:cell-range-address="'force-strain'.A3:'force-strain'.A123"/>
          </chart:axis>
          <chart:axis chart:dimension="y" chart:name="primary-y" chart:style-name="ch6">
            <chart:title svg:x="0.451cm" svg:y="6.949cm" chart:style-name="ch7">
              <text:p>Force</text:p>
            </chart:title>
          </chart:axis>
          <chart:series chart:style-name="ch8" chart:values-cell-range-address="'force-strain'.B3:'force-strain'.B123" chart:label-cell-address="'force-strain'.B2:'force-strain'.B2" chart:class="chart:line">
            <chart:data-point chart:repeated="121"/>
          </chart:series>
          <chart:series chart:style-name="ch9" chart:values-cell-range-address="'force-strain'.C3:'force-strain'.C123" chart:label-cell-address="'force-strain'.C2:'force-strain'.C2" chart:class="chart:line">
            <chart:data-point chart:repeated="121"/>
          </chart:series>
          <chart:series chart:style-name="ch10" chart:values-cell-range-address="'force-strain'.D3:'force-strain'.D123" chart:label-cell-address="'force-strain'.D2:'force-strain'.D2" chart:class="chart:line">
            <chart:data-point chart:repeated="121"/>
          </chart:series>
          <chart:series chart:style-name="ch11" chart:values-cell-range-address="'force-strain'.E3:'force-strain'.E123" chart:label-cell-address="'force-strain'.E2:'force-strain'.E2" chart:class="chart:line">
            <chart:data-point chart:repeated="121"/>
          </chart:series>
          <chart:series chart:style-name="ch12" chart:values-cell-range-address="'force-strain'.F3:'force-strain'.F123" chart:label-cell-address="'force-strain'.F2:'force-strain'.F2" chart:class="chart:line">
            <chart:data-point chart:repeated="121"/>
          </chart:series>
          <chart:series chart:style-name="ch13" chart:values-cell-range-address="'force-strain'.G3:'force-strain'.G123" chart:label-cell-address="'force-strain'.G2:'force-strain'.G2" chart:class="chart:line">
            <chart:data-point chart:repeated="121"/>
          </chart:series>
          <chart:series chart:style-name="ch14" chart:values-cell-range-address="'force-strain'.H3:'force-strain'.H123" chart:label-cell-address="'force-strain'.H2:'force-strain'.H2" chart:class="chart:line">
            <chart:data-point chart:repeated="121"/>
          </chart:series>
          <chart:series chart:style-name="ch15" chart:values-cell-range-address="'force-strain'.I3:'force-strain'.I123" chart:label-cell-address="'force-strain'.I2:'force-strain'.I2" chart:class="chart:line">
            <chart:data-point chart:repeated="121"/>
          </chart:series>
          <chart:series chart:style-name="ch16" chart:values-cell-range-address="'force-strain'.J3:'force-strain'.J123" chart:label-cell-address="'force-strain'.J2:'force-strain'.J2" chart:class="chart:line">
            <chart:data-point chart:repeated="121"/>
          </chart:series>
          <chart:series chart:style-name="ch17" chart:values-cell-range-address="'force-strain'.K3:'force-strain'.K123" chart:label-cell-address="'force-strain'.K2:'force-strain'.K2" chart:class="chart:line">
            <chart:data-point chart:repeated="121"/>
          </chart:series>
          <chart:series chart:style-name="ch18" chart:values-cell-range-address="'force-strain'.L3:'force-strain'.L123" chart:label-cell-address="'force-strain'.L2:'force-strain'.L2" chart:class="chart:line">
            <chart:data-point chart:repeated="121"/>
          </chart:series>
          <chart:series chart:style-name="ch19" chart:values-cell-range-address="'force-strain'.M3:'force-strain'.M123" chart:label-cell-address="'force-strain'.M2:'force-strain'.M2" chart:class="chart:line">
            <chart:data-point chart:repeated="12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L</text:p>
                <draw:g>
                  <svg:desc>'force-strain'.B2:'force-strain'.B2</svg:desc>
                </draw:g>
              </table:table-cell>
              <table:table-cell office:value-type="string">
                <text:p>FA</text:p>
                <draw:g>
                  <svg:desc>'force-strain'.C2:'force-strain'.C2</svg:desc>
                </draw:g>
              </table:table-cell>
              <table:table-cell office:value-type="string">
                <text:p>MT</text:p>
                <draw:g>
                  <svg:desc>'force-strain'.D2:'force-strain'.D2</svg:desc>
                </draw:g>
              </table:table-cell>
              <table:table-cell office:value-type="string">
                <text:p>PC</text:p>
                <draw:g>
                  <svg:desc>'force-strain'.E2:'force-strain'.E2</svg:desc>
                </draw:g>
              </table:table-cell>
              <table:table-cell office:value-type="string">
                <text:p>CL</text:p>
                <draw:g>
                  <svg:desc>'force-strain'.F2:'force-strain'.F2</svg:desc>
                </draw:g>
              </table:table-cell>
              <table:table-cell office:value-type="string">
                <text:p>IL-A</text:p>
                <draw:g>
                  <svg:desc>'force-strain'.G2:'force-strain'.G2</svg:desc>
                </draw:g>
              </table:table-cell>
              <table:table-cell office:value-type="string">
                <text:p>IL-B</text:p>
                <draw:g>
                  <svg:desc>'force-strain'.H2:'force-strain'.H2</svg:desc>
                </draw:g>
              </table:table-cell>
              <table:table-cell office:value-type="string">
                <text:p>OL</text:p>
                <draw:g>
                  <svg:desc>'force-strain'.I2:'force-strain'.I2</svg:desc>
                </draw:g>
              </table:table-cell>
              <table:table-cell office:value-type="string">
                <text:p>cl</text:p>
                <draw:g>
                  <svg:desc>'force-strain'.J2:'force-strain'.J2</svg:desc>
                </draw:g>
              </table:table-cell>
              <table:table-cell office:value-type="string">
                <text:p>il-a</text:p>
                <draw:g>
                  <svg:desc>'force-strain'.K2:'force-strain'.K2</svg:desc>
                </draw:g>
              </table:table-cell>
              <table:table-cell office:value-type="string">
                <text:p>il-b</text:p>
                <draw:g>
                  <svg:desc>'force-strain'.L2:'force-strain'.L2</svg:desc>
                </draw:g>
              </table:table-cell>
              <table:table-cell office:value-type="string">
                <text:p>ol</text:p>
                <draw:g>
                  <svg:desc>'force-strain'.M2:'force-strain'.M2</svg:desc>
                </draw:g>
              </table:table-cell>
            </table:table-row>
          </table:table-header-rows>
          <table:table-rows>
            <table:table-row>
              <table:table-cell office:value-type="float" office:value="-0.3">
                <text:p>-0.3</text:p>
                <draw:g>
                  <svg:desc>'force-strain'.A3:'force-strain'.A123</svg:desc>
                </draw:g>
              </table:table-cell>
              <table:table-cell office:value-type="float" office:value="-45">
                <text:p>-45</text:p>
                <draw:g>
                  <svg:desc>'force-strain'.B3:'force-strain'.B123</svg:desc>
                </draw:g>
              </table:table-cell>
              <table:table-cell office:value-type="float" office:value="-22.5">
                <text:p>-22.5</text:p>
                <draw:g>
                  <svg:desc>'force-strain'.C3:'force-strain'.C123</svg:desc>
                </draw:g>
              </table:table-cell>
              <table:table-cell office:value-type="float" office:value="-27">
                <text:p>-27</text:p>
                <draw:g>
                  <svg:desc>'force-strain'.D3:'force-strain'.D123</svg:desc>
                </draw:g>
              </table:table-cell>
              <table:table-cell office:value-type="float" office:value="-245.569470028967">
                <text:p>-245.569470028967</text:p>
                <draw:g>
                  <svg:desc>'force-strain'.E3:'force-strain'.E123</svg:desc>
                </draw:g>
              </table:table-cell>
              <table:table-cell office:value-type="float" office:value="-8.37877366616909">
                <text:p>-8.37877366616909</text:p>
                <draw:g>
                  <svg:desc>'force-strain'.F3:'force-strain'.F123</svg:desc>
                </draw:g>
              </table:table-cell>
              <table:table-cell office:value-type="float" office:value="-2.96637753869053">
                <text:p>-2.96637753869053</text:p>
                <draw:g>
                  <svg:desc>'force-strain'.G3:'force-strain'.G123</svg:desc>
                </draw:g>
              </table:table-cell>
              <table:table-cell office:value-type="float" office:value="-1.54258670473123">
                <text:p>-1.54258670473123</text:p>
                <draw:g>
                  <svg:desc>'force-strain'.H3:'force-strain'.H123</svg:desc>
                </draw:g>
              </table:table-cell>
              <table:table-cell office:value-type="float" office:value="-7.1499319435076">
                <text:p>-7.1499319435076</text:p>
                <draw:g>
                  <svg:desc>'force-strain'.I3:'force-strain'.I123</svg:desc>
                </draw:g>
              </table:table-cell>
              <table:table-cell office:value-type="float" office:value="-6.97760248721836">
                <text:p>-6.97760248721836</text:p>
                <draw:g>
                  <svg:desc>'force-strain'.J3:'force-strain'.J123</svg:desc>
                </draw:g>
              </table:table-cell>
              <table:table-cell office:value-type="float" office:value="-1.39552049744368">
                <text:p>-1.39552049744368</text:p>
                <draw:g>
                  <svg:desc>'force-strain'.K3:'force-strain'.K123</svg:desc>
                </draw:g>
              </table:table-cell>
              <table:table-cell office:value-type="float" office:value="-0.0242755994526091">
                <text:p>-0.0242755994526091</text:p>
                <draw:g>
                  <svg:desc>'force-strain'.L3:'force-strain'.L123</svg:desc>
                </draw:g>
              </table:table-cell>
              <table:table-cell office:value-type="float" office:value="-3.87644582623234">
                <text:p>-3.87644582623234</text:p>
                <draw:g>
                  <svg:desc>'force-strain'.M3:'force-strain'.M123</svg:desc>
                </draw:g>
              </table:table-cell>
            </table:table-row>
            <table:table-row>
              <table:table-cell office:value-type="float" office:value="-0.29">
                <text:p>-0.29</text:p>
              </table:table-cell>
              <table:table-cell office:value-type="float" office:value="-43.5">
                <text:p>-43.5</text:p>
              </table:table-cell>
              <table:table-cell office:value-type="float" office:value="-21.75">
                <text:p>-21.75</text:p>
              </table:table-cell>
              <table:table-cell office:value-type="float" office:value="-26.1">
                <text:p>-26.1</text:p>
              </table:table-cell>
              <table:table-cell office:value-type="float" office:value="-203.155355396827">
                <text:p>-203.155355396827</text:p>
              </table:table-cell>
              <table:table-cell office:value-type="float" office:value="-7.6248361238957">
                <text:p>-7.6248361238957</text:p>
              </table:table-cell>
              <table:table-cell office:value-type="float" office:value="-2.70491621558181">
                <text:p>-2.70491621558181</text:p>
              </table:table-cell>
              <table:table-cell office:value-type="float" office:value="-1.40988414076846">
                <text:p>-1.40988414076846</text:p>
              </table:table-cell>
              <table:table-cell office:value-type="float" office:value="-6.50398446689462">
                <text:p>-6.50398446689462</text:p>
              </table:table-cell>
              <table:table-cell office:value-type="float" office:value="-5.91742820411221">
                <text:p>-5.91742820411221</text:p>
              </table:table-cell>
              <table:table-cell office:value-type="float" office:value="-1.18348564082244">
                <text:p>-1.18348564082244</text:p>
              </table:table-cell>
              <table:table-cell office:value-type="float" office:value="-0.0219883353399676">
                <text:p>-0.0219883353399676</text:p>
              </table:table-cell>
              <table:table-cell office:value-type="float" office:value="-3.2874601133956">
                <text:p>-3.2874601133956</text:p>
              </table:table-cell>
            </table:table-row>
            <table:table-row>
              <table:table-cell office:value-type="float" office:value="-0.28">
                <text:p>-0.28</text:p>
              </table:table-cell>
              <table:table-cell office:value-type="float" office:value="-42">
                <text:p>-42</text:p>
              </table:table-cell>
              <table:table-cell office:value-type="float" office:value="-21">
                <text:p>-21</text:p>
              </table:table-cell>
              <table:table-cell office:value-type="float" office:value="-25.2">
                <text:p>-25.2</text:p>
              </table:table-cell>
              <table:table-cell office:value-type="float" office:value="-168.414309349484">
                <text:p>-168.414309349484</text:p>
              </table:table-cell>
              <table:table-cell office:value-type="float" office:value="-6.9312723518824">
                <text:p>-6.9312723518824</text:p>
              </table:table-cell>
              <table:table-cell office:value-type="float" office:value="-2.46382980992412">
                <text:p>-2.46382980992412</text:p>
              </table:table-cell>
              <table:table-cell office:value-type="float" office:value="-1.28719253808595">
                <text:p>-1.28719253808595</text:p>
              </table:table-cell>
              <table:table-cell office:value-type="float" office:value="-5.91003503198196">
                <text:p>-5.91003503198196</text:p>
              </table:table-cell>
              <table:table-cell office:value-type="float" office:value="-5.02217704758002">
                <text:p>-5.02217704758002</text:p>
              </table:table-cell>
              <table:table-cell office:value-type="float" office:value="-1.004435409516">
                <text:p>-1.004435409516</text:p>
              </table:table-cell>
              <table:table-cell office:value-type="float" office:value="-0.019911958712256">
                <text:p>-0.019911958712256</text:p>
              </table:table-cell>
              <table:table-cell office:value-type="float" office:value="-2.79009835976662">
                <text:p>-2.79009835976662</text:p>
              </table:table-cell>
            </table:table-row>
            <table:table-row>
              <table:table-cell office:value-type="float" office:value="-0.27">
                <text:p>-0.27</text:p>
              </table:table-cell>
              <table:table-cell office:value-type="float" office:value="-40.5">
                <text:p>-40.5</text:p>
              </table:table-cell>
              <table:table-cell office:value-type="float" office:value="-20.25">
                <text:p>-20.25</text:p>
              </table:table-cell>
              <table:table-cell office:value-type="float" office:value="-24.3">
                <text:p>-24.3</text:p>
              </table:table-cell>
              <table:table-cell office:value-type="float" office:value="-139.884678450862">
                <text:p>-139.884678450862</text:p>
              </table:table-cell>
              <table:table-cell office:value-type="float" office:value="-6.29347357645008">
                <text:p>-6.29347357645008</text:p>
              </table:table-cell>
              <table:table-cell office:value-type="float" office:value="-2.24160800930091">
                <text:p>-2.24160800930091</text:p>
              </table:table-cell>
              <table:table-cell office:value-type="float" office:value="-1.17379540813991">
                <text:p>-1.17379540813991</text:p>
              </table:table-cell>
              <table:table-cell office:value-type="float" office:value="-5.36409173449265">
                <text:p>-5.36409173449265</text:p>
              </table:table-cell>
              <table:table-cell office:value-type="float" office:value="-4.26502695355975">
                <text:p>-4.26502695355975</text:p>
              </table:table-cell>
              <table:table-cell office:value-type="float" office:value="-0.853005390711949">
                <text:p>-0.853005390711949</text:p>
              </table:table-cell>
              <table:table-cell office:value-type="float" office:value="-0.0180254266790294">
                <text:p>-0.0180254266790294</text:p>
              </table:table-cell>
              <table:table-cell office:value-type="float" office:value="-2.36945941864425">
                <text:p>-2.36945941864425</text:p>
              </table:table-cell>
            </table:table-row>
            <table:table-row>
              <table:table-cell office:value-type="float" office:value="-0.26">
                <text:p>-0.26</text:p>
              </table:table-cell>
              <table:table-cell office:value-type="float" office:value="-39">
                <text:p>-39</text:p>
              </table:table-cell>
              <table:table-cell office:value-type="float" office:value="-19.5">
                <text:p>-19.5</text:p>
              </table:table-cell>
              <table:table-cell office:value-type="float" office:value="-23.4">
                <text:p>-23.4</text:p>
              </table:table-cell>
              <table:table-cell office:value-type="float" office:value="-116.397297519712">
                <text:p>-116.397297519712</text:p>
              </table:table-cell>
              <table:table-cell office:value-type="float" office:value="-5.70717517049159">
                <text:p>-5.70717517049159</text:p>
              </table:table-cell>
              <table:table-cell office:value-type="float" office:value="-2.03684991466905">
                <text:p>-2.03684991466905</text:p>
              </table:table-cell>
              <table:table-cell office:value-type="float" office:value="-1.06902632427373">
                <text:p>-1.06902632427373</text:p>
              </table:table-cell>
              <table:table-cell office:value-type="float" office:value="-4.86246249559303">
                <text:p>-4.86246249559303</text:p>
              </table:table-cell>
              <table:table-cell office:value-type="float" office:value="-3.62374386627193">
                <text:p>-3.62374386627193</text:p>
              </table:table-cell>
              <table:table-cell office:value-type="float" office:value="-0.724748773254387">
                <text:p>-0.724748773254387</text:p>
              </table:table-cell>
              <table:table-cell office:value-type="float" office:value="-0.0163100008844319">
                <text:p>-0.0163100008844319</text:p>
              </table:table-cell>
              <table:table-cell office:value-type="float" office:value="-2.01319103681769">
                <text:p>-2.01319103681769</text:p>
              </table:table-cell>
            </table:table-row>
            <table:table-row>
              <table:table-cell office:value-type="float" office:value="-0.25">
                <text:p>-0.25</text:p>
              </table:table-cell>
              <table:table-cell office:value-type="float" office:value="-37.5">
                <text:p>-37.5</text:p>
              </table:table-cell>
              <table:table-cell office:value-type="float" office:value="-18.75">
                <text:p>-18.75</text:p>
              </table:table-cell>
              <table:table-cell office:value-type="float" office:value="-22.5">
                <text:p>-22.5</text:p>
              </table:table-cell>
              <table:table-cell office:value-type="float" office:value="-97.0141608452345">
                <text:p>-97.0141608452345</text:p>
              </table:table-cell>
              <table:table-cell office:value-type="float" office:value="-5.16843122895951">
                <text:p>-5.16843122895951</text:p>
              </table:table-cell>
              <table:table-cell office:value-type="float" office:value="-1.8482562015811">
                <text:p>-1.8482562015811</text:p>
              </table:table-cell>
              <table:table-cell office:value-type="float" office:value="-0.972265464177308">
                <text:p>-0.972265464177308</text:p>
              </table:table-cell>
              <table:table-cell office:value-type="float" office:value="-4.40173278052465">
                <text:p>-4.40173278052465</text:p>
              </table:table-cell>
              <table:table-cell office:value-type="float" office:value="-3.07985571305192">
                <text:p>-3.07985571305192</text:p>
              </table:table-cell>
              <table:table-cell office:value-type="float" office:value="-0.615971142610384">
                <text:p>-0.615971142610384</text:p>
              </table:table-cell>
              <table:table-cell office:value-type="float" office:value="-0.0147489711934157">
                <text:p>-0.0147489711934157</text:p>
              </table:table-cell>
              <table:table-cell office:value-type="float" office:value="-1.71103095169547">
                <text:p>-1.71103095169547</text:p>
              </table:table-cell>
            </table:table-row>
            <table:table-row>
              <table:table-cell office:value-type="float" office:value="-0.24">
                <text:p>-0.24</text:p>
              </table:table-cell>
              <table:table-cell office:value-type="float" office:value="-36">
                <text:p>-36</text:p>
              </table:table-cell>
              <table:table-cell office:value-type="float" office:value="-18">
                <text:p>-18</text:p>
              </table:table-cell>
              <table:table-cell office:value-type="float" office:value="-21.6">
                <text:p>-21.6</text:p>
              </table:table-cell>
              <table:table-cell office:value-type="float" office:value="-80.9805311506632">
                <text:p>-80.9805311506632</text:p>
              </table:table-cell>
              <table:table-cell office:value-type="float" office:value="-4.6735910126683">
                <text:p>-4.6735910126683</text:p>
              </table:table-cell>
              <table:table-cell office:value-type="float" office:value="-1.67462183991637">
                <text:p>-1.67462183991637</text:p>
              </table:table-cell>
              <table:table-cell office:value-type="float" office:value="-0.882936389773217">
                <text:p>-0.882936389773217</text:p>
              </table:table-cell>
              <table:table-cell office:value-type="float" office:value="-3.9787449643345">
                <text:p>-3.9787449643345</text:p>
              </table:table-cell>
              <table:table-cell office:value-type="float" office:value="-2.6179826992087">
                <text:p>-2.6179826992087</text:p>
              </table:table-cell>
              <table:table-cell office:value-type="float" office:value="-0.523596539841739">
                <text:p>-0.523596539841739</text:p>
              </table:table-cell>
              <table:table-cell office:value-type="float" office:value="-0.0133274154224044">
                <text:p>-0.0133274154224044</text:p>
              </table:table-cell>
              <table:table-cell office:value-type="float" office:value="-1.45443483289368">
                <text:p>-1.45443483289368</text:p>
              </table:table-cell>
            </table:table-row>
            <table:table-row>
              <table:table-cell office:value-type="float" office:value="-0.23">
                <text:p>-0.23</text:p>
              </table:table-cell>
              <table:table-cell office:value-type="float" office:value="-34.5">
                <text:p>-34.5</text:p>
              </table:table-cell>
              <table:table-cell office:value-type="float" office:value="-17.25">
                <text:p>-17.25</text:p>
              </table:table-cell>
              <table:table-cell office:value-type="float" office:value="-20.7">
                <text:p>-20.7</text:p>
              </table:table-cell>
              <table:table-cell office:value-type="float" office:value="-67.6874175788063">
                <text:p>-67.6874175788063</text:p>
              </table:table-cell>
              <table:table-cell office:value-type="float" office:value="-4.21927712348531">
                <text:p>-4.21927712348531</text:p>
              </table:table-cell>
              <table:table-cell office:value-type="float" office:value="-1.51482933243753">
                <text:p>-1.51482933243753</text:p>
              </table:table-cell>
              <table:table-cell office:value-type="float" office:value="-0.800503048273022">
                <text:p>-0.800503048273022</text:p>
              </table:table-cell>
              <table:table-cell office:value-type="float" office:value="-3.59057922326929">
                <text:p>-3.59057922326929</text:p>
              </table:table-cell>
              <table:table-cell office:value-type="float" office:value="-2.22529289505718">
                <text:p>-2.22529289505718</text:p>
              </table:table-cell>
              <table:table-cell office:value-type="float" office:value="-0.445058579011436">
                <text:p>-0.445058579011436</text:p>
              </table:table-cell>
              <table:table-cell office:value-type="float" office:value="-0.0120319900335519">
                <text:p>-0.0120319900335519</text:p>
              </table:table-cell>
              <table:table-cell office:value-type="float" office:value="-1.23627383058729">
                <text:p>-1.23627383058729</text:p>
              </table:table-cell>
            </table:table-row>
            <table:table-row>
              <table:table-cell office:value-type="float" office:value="-0.22">
                <text:p>-0.22</text:p>
              </table:table-cell>
              <table:table-cell office:value-type="float" office:value="-33">
                <text:p>-33</text:p>
              </table:table-cell>
              <table:table-cell office:value-type="float" office:value="-16.5">
                <text:p>-16.5</text:p>
              </table:table-cell>
              <table:table-cell office:value-type="float" office:value="-19.8">
                <text:p>-19.8</text:p>
              </table:table-cell>
              <table:table-cell office:value-type="float" office:value="-56.6420825859377">
                <text:p>-56.6420825859377</text:p>
              </table:table-cell>
              <table:table-cell office:value-type="float" office:value="-3.80236528400697">
                <text:p>-3.80236528400697</text:p>
              </table:table-cell>
              <table:table-cell office:value-type="float" office:value="-1.36784243530522">
                <text:p>-1.36784243530522</text:p>
              </table:table-cell>
              <table:table-cell office:value-type="float" office:value="-0.724466979258132">
                <text:p>-0.724466979258132</text:p>
              </table:table-cell>
              <table:table-cell office:value-type="float" office:value="-3.23453583934026">
                <text:p>-3.23453583934026</text:p>
              </table:table-cell>
              <table:table-cell office:value-type="float" office:value="-1.89105853122042">
                <text:p>-1.89105853122042</text:p>
              </table:table-cell>
              <table:table-cell office:value-type="float" office:value="-0.378211706244085">
                <text:p>-0.378211706244085</text:p>
              </table:table-cell>
              <table:table-cell office:value-type="float" office:value="-0.0108507474807286">
                <text:p>-0.0108507474807286</text:p>
              </table:table-cell>
              <table:table-cell office:value-type="float" office:value="-1.05058807290021">
                <text:p>-1.05058807290021</text:p>
              </table:table-cell>
            </table:table-row>
            <table:table-row>
              <table:table-cell office:value-type="float" office:value="-0.21">
                <text:p>-0.21</text:p>
              </table:table-cell>
              <table:table-cell office:value-type="float" office:value="-31.5">
                <text:p>-31.5</text:p>
              </table:table-cell>
              <table:table-cell office:value-type="float" office:value="-15.75">
                <text:p>-15.75</text:p>
              </table:table-cell>
              <table:table-cell office:value-type="float" office:value="-18.9">
                <text:p>-18.9</text:p>
              </table:table-cell>
              <table:table-cell office:value-type="float" office:value="-47.4447867845586">
                <text:p>-47.4447867845586</text:p>
              </table:table-cell>
              <table:table-cell office:value-type="float" office:value="-3.41996560410457">
                <text:p>-3.41996560410457</text:p>
              </table:table-cell>
              <table:table-cell office:value-type="float" office:value="-1.232700326299">
                <text:p>-1.232700326299</text:p>
              </table:table-cell>
              <table:table-cell office:value-type="float" office:value="-0.654364713675433">
                <text:p>-0.654364713675433</text:p>
              </table:table-cell>
              <table:table-cell office:value-type="float" office:value="-2.90811881384798">
                <text:p>-2.90811881384798</text:p>
              </table:table-cell>
              <table:table-cell office:value-type="float" office:value="-1.60629346538665">
                <text:p>-1.60629346538665</text:p>
              </table:table-cell>
              <table:table-cell office:value-type="float" office:value="-0.32125869307733">
                <text:p>-0.32125869307733</text:p>
              </table:table-cell>
              <table:table-cell office:value-type="float" office:value="-0.00977297654010278">
                <text:p>-0.00977297654010278</text:p>
              </table:table-cell>
              <table:table-cell office:value-type="float" office:value="-0.892385258548116">
                <text:p>-0.892385258548116</text:p>
              </table:table-cell>
            </table:table-row>
            <table:table-row>
              <table:table-cell office:value-type="float" office:value="-0.2">
                <text:p>-0.2</text:p>
              </table:table-cell>
              <table:table-cell office:value-type="float" office:value="-30">
                <text:p>-30</text:p>
              </table:table-cell>
              <table:table-cell office:value-type="float" office:value="-15">
                <text:p>-15</text:p>
              </table:table-cell>
              <table:table-cell office:value-type="float" office:value="-18">
                <text:p>-18</text:p>
              </table:table-cell>
              <table:table-cell office:value-type="float" office:value="-39.7703962288787">
                <text:p>-39.7703962288787</text:p>
              </table:table-cell>
              <table:table-cell office:value-type="float" office:value="-3.06940522533335">
                <text:p>-3.06940522533335</text:p>
              </table:table-cell>
              <table:table-cell office:value-type="float" office:value="-1.1085121889236">
                <text:p>-1.1085121889236</text:p>
              </table:table-cell>
              <table:table-cell office:value-type="float" office:value="-0.589765351602635">
                <text:p>-0.589765351602635</text:p>
              </table:table-cell>
              <table:table-cell office:value-type="float" office:value="-2.60902069333027">
                <text:p>-2.60902069333027</text:p>
              </table:table-cell>
              <table:table-cell office:value-type="float" office:value="-1.36345624923708">
                <text:p>-1.36345624923708</text:p>
              </table:table-cell>
              <table:table-cell office:value-type="float" office:value="-0.272691249847416">
                <text:p>-0.272691249847416</text:p>
              </table:table-cell>
              <table:table-cell office:value-type="float" office:value="-0.00878906250000005">
                <text:p>-0.00878906250000005</text:p>
              </table:table-cell>
              <table:table-cell office:value-type="float" office:value="-0.757475694020581">
                <text:p>-0.757475694020581</text:p>
              </table:table-cell>
            </table:table-row>
            <table:table-row>
              <table:table-cell office:value-type="float" office:value="-0.19">
                <text:p>-0.19</text:p>
              </table:table-cell>
              <table:table-cell office:value-type="float" office:value="-28.5">
                <text:p>-28.5</text:p>
              </table:table-cell>
              <table:table-cell office:value-type="float" office:value="-14.25">
                <text:p>-14.25</text:p>
              </table:table-cell>
              <table:table-cell office:value-type="float" office:value="-17.1">
                <text:p>-17.1</text:p>
              </table:table-cell>
              <table:table-cell office:value-type="float" office:value="-33.3537920917697">
                <text:p>-33.3537920917697</text:p>
              </table:table-cell>
              <table:table-cell office:value-type="float" office:value="-2.74821224217794">
                <text:p>-2.74821224217794</text:p>
              </table:table-cell>
              <table:table-cell office:value-type="float" office:value="-0.994452182837441">
                <text:p>-0.994452182837441</text:p>
              </table:table-cell>
              <table:table-cell office:value-type="float" office:value="-0.530268306537199">
                <text:p>-0.530268306537199</text:p>
              </table:table-cell>
              <table:table-cell office:value-type="float" office:value="-2.33510851850508">
                <text:p>-2.33510851850508</text:p>
              </table:table-cell>
              <table:table-cell office:value-type="float" office:value="-1.15620634959391">
                <text:p>-1.15620634959391</text:p>
              </table:table-cell>
              <table:table-cell office:value-type="float" office:value="-0.231241269918783">
                <text:p>-0.231241269918783</text:p>
              </table:table-cell>
              <table:table-cell office:value-type="float" office:value="-0.00789036454106819">
                <text:p>-0.00789036454106819</text:p>
              </table:table-cell>
              <table:table-cell office:value-type="float" office:value="-0.642336860885489">
                <text:p>-0.642336860885489</text:p>
              </table:table-cell>
            </table:table-row>
            <table:table-row>
              <table:table-cell office:value-type="float" office:value="-0.18">
                <text:p>-0.18</text:p>
              </table:table-cell>
              <table:table-cell office:value-type="float" office:value="-27">
                <text:p>-27</text:p>
              </table:table-cell>
              <table:table-cell office:value-type="float" office:value="-13.5">
                <text:p>-13.5</text:p>
              </table:table-cell>
              <table:table-cell office:value-type="float" office:value="-16.2">
                <text:p>-16.2</text:p>
              </table:table-cell>
              <table:table-cell office:value-type="float" office:value="-27.9782630616234">
                <text:p>-27.9782630616234</text:p>
              </table:table-cell>
              <table:table-cell office:value-type="float" office:value="-2.45410080650291">
                <text:p>-2.45410080650291</text:p>
              </table:table-cell>
              <table:table-cell office:value-type="float" office:value="-0.889754773138658">
                <text:p>-0.889754773138658</text:p>
              </table:table-cell>
              <table:table-cell office:value-type="float" office:value="-0.475501204800182">
                <text:p>-0.475501204800182</text:p>
              </table:table-cell>
              <table:table-cell office:value-type="float" office:value="-2.08441081336626">
                <text:p>-2.08441081336626</text:p>
              </table:table-cell>
              <table:table-cell office:value-type="float" office:value="-0.979203548365331">
                <text:p>-0.979203548365331</text:p>
              </table:table-cell>
              <table:table-cell office:value-type="float" office:value="-0.195840709673067">
                <text:p>-0.195840709673067</text:p>
              </table:table-cell>
              <table:table-cell office:value-type="float" office:value="-0.00706910802297068">
                <text:p>-0.00706910802297068</text:p>
              </table:table-cell>
              <table:table-cell office:value-type="float" office:value="-0.544001971314059">
                <text:p>-0.544001971314059</text:p>
              </table:table-cell>
            </table:table-row>
            <table:table-row>
              <table:table-cell office:value-type="float" office:value="-0.17">
                <text:p>-0.17</text:p>
              </table:table-cell>
              <table:table-cell office:value-type="float" office:value="-25.5">
                <text:p>-25.5</text:p>
              </table:table-cell>
              <table:table-cell office:value-type="float" office:value="-12.75">
                <text:p>-12.75</text:p>
              </table:table-cell>
              <table:table-cell office:value-type="float" office:value="-15.3">
                <text:p>-15.3</text:p>
              </table:table-cell>
              <table:table-cell office:value-type="float" office:value="-23.4662445952314">
                <text:p>-23.4662445952314</text:p>
              </table:table-cell>
              <table:table-cell office:value-type="float" office:value="-2.18495732843201">
                <text:p>-2.18495732843201</text:p>
              </table:table-cell>
              <table:table-cell office:value-type="float" office:value="-0.793710392992947">
                <text:p>-0.793710392992947</text:p>
              </table:table-cell>
              <table:table-cell office:value-type="float" office:value="-0.425117929426601">
                <text:p>-0.425117929426601</text:p>
              </table:table-cell>
              <table:table-cell office:value-type="float" office:value="-1.85510553769106">
                <text:p>-1.85510553769106</text:p>
              </table:table-cell>
              <table:table-cell office:value-type="float" office:value="-0.827942504470344">
                <text:p>-0.827942504470344</text:p>
              </table:table-cell>
              <table:table-cell office:value-type="float" office:value="-0.165588500894069">
                <text:p>-0.165588500894069</text:p>
              </table:table-cell>
              <table:table-cell office:value-type="float" office:value="-0.00631828971966263">
                <text:p>-0.00631828971966263</text:p>
              </table:table-cell>
              <table:table-cell office:value-type="float" office:value="-0.459968058039067">
                <text:p>-0.459968058039067</text:p>
              </table:table-cell>
            </table:table-row>
            <table:table-row>
              <table:table-cell office:value-type="float" office:value="-0.16">
                <text:p>-0.16</text:p>
              </table:table-cell>
              <table:table-cell office:value-type="float" office:value="-24">
                <text:p>-24</text:p>
              </table:table-cell>
              <table:table-cell office:value-type="float" office:value="-12">
                <text:p>-12</text:p>
              </table:table-cell>
              <table:table-cell office:value-type="float" office:value="-14.4">
                <text:p>-14.4</text:p>
              </table:table-cell>
              <table:table-cell office:value-type="float" office:value="-19.6719101879233">
                <text:p>-19.6719101879233</text:p>
              </table:table-cell>
              <table:table-cell office:value-type="float" office:value="-1.93882769323303">
                <text:p>-1.93882769323303</text:p>
              </table:table-cell>
              <table:table-cell office:value-type="float" office:value="-0.705661415898632">
                <text:p>-0.705661415898632</text:p>
              </table:table-cell>
              <table:table-cell office:value-type="float" office:value="-0.37879679864084">
                <text:p>-0.37879679864084</text:p>
              </table:table-cell>
              <table:table-cell office:value-type="float" office:value="-1.64550893187086">
                <text:p>-1.64550893187086</text:p>
              </table:table-cell>
              <table:table-cell office:value-type="float" office:value="-0.698616018092655">
                <text:p>-0.698616018092655</text:p>
              </table:table-cell>
              <table:table-cell office:value-type="float" office:value="-0.139723203618531">
                <text:p>-0.139723203618531</text:p>
              </table:table-cell>
              <table:table-cell office:value-type="float" office:value="-0.00563159432149208">
                <text:p>-0.00563159432149208</text:p>
              </table:table-cell>
              <table:table-cell office:value-type="float" office:value="-0.388120010051464">
                <text:p>-0.388120010051464</text:p>
              </table:table-cell>
            </table:table-row>
            <table:table-row>
              <table:table-cell office:value-type="float" office:value="-0.15">
                <text:p>-0.15</text:p>
              </table:table-cell>
              <table:table-cell office:value-type="float" office:value="-22.5">
                <text:p>-22.5</text:p>
              </table:table-cell>
              <table:table-cell office:value-type="float" office:value="-11.25">
                <text:p>-11.25</text:p>
              </table:table-cell>
              <table:table-cell office:value-type="float" office:value="-13.5">
                <text:p>-13.5</text:p>
              </table:table-cell>
              <table:table-cell office:value-type="float" office:value="-16.4752283795286">
                <text:p>-16.4752283795286</text:p>
              </table:table-cell>
              <table:table-cell office:value-type="float" office:value="-1.71390541967364">
                <text:p>-1.71390541967364</text:p>
              </table:table-cell>
              <table:table-cell office:value-type="float" office:value="-0.624998415567054">
                <text:p>-0.624998415567054</text:p>
              </table:table-cell>
              <table:table-cell office:value-type="float" office:value="-0.336238869692898">
                <text:p>-0.336238869692898</text:p>
              </table:table-cell>
              <table:table-cell office:value-type="float" office:value="-1.4540651882124">
                <text:p>-1.4540651882124</text:p>
              </table:table-cell>
              <table:table-cell office:value-type="float" office:value="-0.5880017790411">
                <text:p>-0.5880017790411</text:p>
              </table:table-cell>
              <table:table-cell office:value-type="float" office:value="-0.11760035580822">
                <text:p>-0.11760035580822</text:p>
              </table:table-cell>
              <table:table-cell office:value-type="float" office:value="-0.00500332075694949">
                <text:p>-0.00500332075694949</text:p>
              </table:table-cell>
              <table:table-cell office:value-type="float" office:value="-0.326667655022825">
                <text:p>-0.326667655022825</text:p>
              </table:table-cell>
            </table:table-row>
            <table:table-row>
              <table:table-cell office:value-type="float" office:value="-0.14">
                <text:p>-0.14</text:p>
              </table:table-cell>
              <table:table-cell office:value-type="float" office:value="-21">
                <text:p>-21</text:p>
              </table:table-cell>
              <table:table-cell office:value-type="float" office:value="-10.5">
                <text:p>-10.5</text:p>
              </table:table-cell>
              <table:table-cell office:value-type="float" office:value="-12.6">
                <text:p>-12.6</text:p>
              </table:table-cell>
              <table:table-cell office:value-type="float" office:value="-13.7771830479042">
                <text:p>-13.7771830479042</text:p>
              </table:table-cell>
              <table:table-cell office:value-type="float" office:value="-1.50852069077176">
                <text:p>-1.50852069077176</text:p>
              </table:table-cell>
              <table:table-cell office:value-type="float" office:value="-0.551156692959576">
                <text:p>-0.551156692959576</text:p>
              </table:table-cell>
              <table:table-cell office:value-type="float" office:value="-0.29716635946226">
                <text:p>-0.29716635946226</text:p>
              </table:table-cell>
              <table:table-cell office:value-type="float" office:value="-1.27933688770819">
                <text:p>-1.27933688770819</text:p>
              </table:table-cell>
              <table:table-cell office:value-type="float" office:value="-0.493368373369103">
                <text:p>-0.493368373369103</text:p>
              </table:table-cell>
              <table:table-cell office:value-type="float" office:value="-0.0986736746738205">
                <text:p>-0.0986736746738205</text:p>
              </table:table-cell>
              <table:table-cell office:value-type="float" office:value="-0.00442831708652274">
                <text:p>-0.00442831708652274</text:p>
              </table:table-cell>
              <table:table-cell office:value-type="float" office:value="-0.274093540760605">
                <text:p>-0.274093540760605</text:p>
              </table:table-cell>
            </table:table-row>
            <table:table-row>
              <table:table-cell office:value-type="float" office:value="-0.13">
                <text:p>-0.13</text:p>
              </table:table-cell>
              <table:table-cell office:value-type="float" office:value="-19.5">
                <text:p>-19.5</text:p>
              </table:table-cell>
              <table:table-cell office:value-type="float" office:value="-9.74999999999999">
                <text:p>-9.74999999999999</text:p>
              </table:table-cell>
              <table:table-cell office:value-type="float" office:value="-11.7">
                <text:p>-11.7</text:p>
              </table:table-cell>
              <table:table-cell office:value-type="float" office:value="-11.4959194847819">
                <text:p>-11.4959194847819</text:p>
              </table:table-cell>
              <table:table-cell office:value-type="float" office:value="-1.32113019292204">
                <text:p>-1.32113019292204</text:p>
              </table:table-cell>
              <table:table-cell office:value-type="float" office:value="-0.483613051474957">
                <text:p>-0.483613051474957</text:p>
              </table:table-cell>
              <table:table-cell office:value-type="float" office:value="-0.261321173824032">
                <text:p>-0.261321173824032</text:p>
              </table:table-cell>
              <table:table-cell office:value-type="float" office:value="-1.11999614576841">
                <text:p>-1.11999614576841</text:p>
              </table:table-cell>
              <table:table-cell office:value-type="float" office:value="-0.412397117773505">
                <text:p>-0.412397117773505</text:p>
              </table:table-cell>
              <table:table-cell office:value-type="float" office:value="-0.0824794235547012">
                <text:p>-0.0824794235547012</text:p>
              </table:table-cell>
              <table:table-cell office:value-type="float" office:value="-0.00390192289133584">
                <text:p>-0.00390192289133584</text:p>
              </table:table-cell>
              <table:table-cell office:value-type="float" office:value="-0.229109509874163">
                <text:p>-0.229109509874163</text:p>
              </table:table-cell>
            </table:table-row>
            <table:table-row>
              <table:table-cell office:value-type="float" office:value="-0.12">
                <text:p>-0.12</text:p>
              </table:table-cell>
              <table:table-cell office:value-type="float" office:value="-18">
                <text:p>-18</text:p>
              </table:table-cell>
              <table:table-cell office:value-type="float" office:value="-8.99999999999999">
                <text:p>-8.99999999999999</text:p>
              </table:table-cell>
              <table:table-cell office:value-type="float" office:value="-10.8">
                <text:p>-10.8</text:p>
              </table:table-cell>
              <table:table-cell office:value-type="float" office:value="-9.56362921195315">
                <text:p>-9.56362921195315</text:p>
              </table:table-cell>
              <table:table-cell office:value-type="float" office:value="-1.15030770406895">
                <text:p>-1.15030770406895</text:p>
              </table:table-cell>
              <table:table-cell office:value-type="float" office:value="-0.421882802630265">
                <text:p>-0.421882802630265</text:p>
              </table:table-cell>
              <table:table-cell office:value-type="float" office:value="-0.228463538319677">
                <text:p>-0.228463538319677</text:p>
              </table:table-cell>
              <table:table-cell office:value-type="float" office:value="-0.974816414569928">
                <text:p>-0.974816414569928</text:p>
              </table:table-cell>
              <table:table-cell office:value-type="float" office:value="-0.343116930393722">
                <text:p>-0.343116930393722</text:p>
              </table:table-cell>
              <table:table-cell office:value-type="float" office:value="-0.0686233860787445">
                <text:p>-0.0686233860787445</text:p>
              </table:table-cell>
              <table:table-cell office:value-type="float" office:value="-0.00341991822466178">
                <text:p>-0.00341991822466178</text:p>
              </table:table-cell>
              <table:table-cell office:value-type="float" office:value="-0.190620516885395">
                <text:p>-0.190620516885395</text:p>
              </table:table-cell>
            </table:table-row>
            <table:table-row>
              <table:table-cell office:value-type="float" office:value="-0.11">
                <text:p>-0.11</text:p>
              </table:table-cell>
              <table:table-cell office:value-type="float" office:value="-16.5">
                <text:p>-16.5</text:p>
              </table:table-cell>
              <table:table-cell office:value-type="float" office:value="-8.24999999999999">
                <text:p>-8.24999999999999</text:p>
              </table:table-cell>
              <table:table-cell office:value-type="float" office:value="-9.9">
                <text:p>-9.9</text:p>
              </table:table-cell>
              <table:table-cell office:value-type="float" office:value="-7.92402582479504">
                <text:p>-7.92402582479504</text:p>
              </table:table-cell>
              <table:table-cell office:value-type="float" office:value="-0.994735375942052">
                <text:p>-0.994735375942052</text:p>
              </table:table-cell>
              <table:table-cell office:value-type="float" office:value="-0.365516985832179">
                <text:p>-0.365516985832179</text:p>
              </table:table-cell>
              <table:table-cell office:value-type="float" office:value="-0.198370723184933">
                <text:p>-0.198370723184933</text:p>
              </table:table-cell>
              <table:table-cell office:value-type="float" office:value="-0.842664893534763">
                <text:p>-0.842664893534763</text:p>
              </table:table-cell>
              <table:table-cell office:value-type="float" office:value="-0.283849961447902">
                <text:p>-0.283849961447902</text:p>
              </table:table-cell>
              <table:table-cell office:value-type="float" office:value="-0.0567699922895804">
                <text:p>-0.0567699922895804</text:p>
              </table:table-cell>
              <table:table-cell office:value-type="float" office:value="-0.00297847831884716">
                <text:p>-0.00297847831884716</text:p>
              </table:table-cell>
              <table:table-cell office:value-type="float" office:value="-0.157694423026607">
                <text:p>-0.157694423026607</text:p>
              </table:table-cell>
            </table:table-row>
            <table:table-row>
              <table:table-cell office:value-type="float" office:value="-0.0999999999999999">
                <text:p>-0.0999999999999999</text:p>
              </table:table-cell>
              <table:table-cell office:value-type="float" office:value="-15">
                <text:p>-15</text:p>
              </table:table-cell>
              <table:table-cell office:value-type="float" office:value="-7.49999999999999">
                <text:p>-7.49999999999999</text:p>
              </table:table-cell>
              <table:table-cell office:value-type="float" office:value="-8.99999999999999">
                <text:p>-8.99999999999999</text:p>
              </table:table-cell>
              <table:table-cell office:value-type="float" office:value="-6.53029489083487">
                <text:p>-6.53029489083487</text:p>
              </table:table-cell>
              <table:table-cell office:value-type="float" office:value="-0.853195659396897">
                <text:p>-0.853195659396897</text:p>
              </table:table-cell>
              <table:table-cell office:value-type="float" office:value="-0.314099787000337">
                <text:p>-0.314099787000337</text:p>
              </table:table-cell>
              <table:table-cell office:value-type="float" office:value="-0.170835856262888">
                <text:p>-0.170835856262888</text:p>
              </table:table-cell>
              <table:table-cell office:value-type="float" office:value="-0.722495503023374">
                <text:p>-0.722495503023374</text:p>
              </table:table-cell>
              <table:table-cell office:value-type="float" office:value="-0.23316612285143">
                <text:p>-0.23316612285143</text:p>
              </table:table-cell>
              <table:table-cell office:value-type="float" office:value="-0.0466332245702861">
                <text:p>-0.0466332245702861</text:p>
              </table:table-cell>
              <table:table-cell office:value-type="float" office:value="-0.00257413334688142">
                <text:p>-0.00257413334688142</text:p>
              </table:table-cell>
              <table:table-cell office:value-type="float" office:value="-0.129536734917456">
                <text:p>-0.129536734917456</text:p>
              </table:table-cell>
            </table:table-row>
            <table:table-row>
              <table:table-cell office:value-type="float" office:value="-0.0899999999999999">
                <text:p>-0.0899999999999999</text:p>
              </table:table-cell>
              <table:table-cell office:value-type="float" office:value="-13.5">
                <text:p>-13.5</text:p>
              </table:table-cell>
              <table:table-cell office:value-type="float" office:value="-6.74999999999999">
                <text:p>-6.74999999999999</text:p>
              </table:table-cell>
              <table:table-cell office:value-type="float" office:value="-8.09999999999999">
                <text:p>-8.09999999999999</text:p>
              </table:table-cell>
              <table:table-cell office:value-type="float" office:value="-5.34342502722505">
                <text:p>-5.34342502722505</text:p>
              </table:table-cell>
              <table:table-cell office:value-type="float" office:value="-0.724563825637348">
                <text:p>-0.724563825637348</text:p>
              </table:table-cell>
              <table:table-cell office:value-type="float" office:value="-0.267246141886519">
                <text:p>-0.267246141886519</text:p>
              </table:table-cell>
              <table:table-cell office:value-type="float" office:value="-0.145666817773084">
                <text:p>-0.145666817773084</text:p>
              </table:table-cell>
              <table:table-cell office:value-type="float" office:value="-0.613342379637815">
                <text:p>-0.613342379637815</text:p>
              </table:table-cell>
              <table:table-cell office:value-type="float" office:value="-0.189844992439628">
                <text:p>-0.189844992439628</text:p>
              </table:table-cell>
              <table:table-cell office:value-type="float" office:value="-0.0379689984879256">
                <text:p>-0.0379689984879256</text:p>
              </table:table-cell>
              <table:table-cell office:value-type="float" office:value="-0.00220373262947798">
                <text:p>-0.00220373262947798</text:p>
              </table:table-cell>
              <table:table-cell office:value-type="float" office:value="-0.105469440244234">
                <text:p>-0.105469440244234</text:p>
              </table:table-cell>
            </table:table-row>
            <table:table-row>
              <table:table-cell office:value-type="float" office:value="-0.0799999999999999">
                <text:p>-0.0799999999999999</text:p>
              </table:table-cell>
              <table:table-cell office:value-type="float" office:value="-12">
                <text:p>-12</text:p>
              </table:table-cell>
              <table:table-cell office:value-type="float" office:value="-5.99999999999999">
                <text:p>-5.99999999999999</text:p>
              </table:table-cell>
              <table:table-cell office:value-type="float" office:value="-7.19999999999999">
                <text:p>-7.19999999999999</text:p>
              </table:table-cell>
              <table:table-cell office:value-type="float" office:value="-4.33084622132349">
                <text:p>-4.33084622132349</text:p>
              </table:table-cell>
              <table:table-cell office:value-type="float" office:value="-0.607801039555254">
                <text:p>-0.607801039555254</text:p>
              </table:table-cell>
              <table:table-cell office:value-type="float" office:value="-0.224599510938889">
                <text:p>-0.224599510938889</text:p>
              </table:table-cell>
              <table:table-cell office:value-type="float" office:value="-0.122685211320128">
                <text:p>-0.122685211320128</text:p>
              </table:table-cell>
              <table:table-cell office:value-type="float" office:value="-0.514313854596304">
                <text:p>-0.514313854596304</text:p>
              </table:table-cell>
              <table:table-cell office:value-type="float" office:value="-0.152843841392296">
                <text:p>-0.152843841392296</text:p>
              </table:table-cell>
              <table:table-cell office:value-type="float" office:value="-0.0305687682784591">
                <text:p>-0.0305687682784591</text:p>
              </table:table-cell>
              <table:table-cell office:value-type="float" office:value="-0.0018644127573686">
                <text:p>-0.0018644127573686</text:p>
              </table:table-cell>
              <table:table-cell office:value-type="float" office:value="-0.0849132452179388">
                <text:p>-0.0849132452179388</text:p>
              </table:table-cell>
            </table:table-row>
            <table:table-row>
              <table:table-cell office:value-type="float" office:value="-0.0699999999999999">
                <text:p>-0.0699999999999999</text:p>
              </table:table-cell>
              <table:table-cell office:value-type="float" office:value="-10.5">
                <text:p>-10.5</text:p>
              </table:table-cell>
              <table:table-cell office:value-type="float" office:value="-5.24999999999999">
                <text:p>-5.24999999999999</text:p>
              </table:table-cell>
              <table:table-cell office:value-type="float" office:value="-6.29999999999999">
                <text:p>-6.29999999999999</text:p>
              </table:table-cell>
              <table:table-cell office:value-type="float" office:value="-3.46531638663632">
                <text:p>-3.46531638663632</text:p>
              </table:table-cell>
              <table:table-cell office:value-type="float" office:value="-0.501947944629634">
                <text:p>-0.501947944629634</text:p>
              </table:table-cell>
              <table:table-cell office:value-type="float" office:value="-0.18582981349457">
                <text:p>-0.18582981349457</text:p>
              </table:table-cell>
              <table:table-cell office:value-type="float" office:value="-0.101725405909703">
                <text:p>-0.101725405909703</text:p>
              </table:table-cell>
              <table:table-cell office:value-type="float" office:value="-0.42458687948115">
                <text:p>-0.42458687948115</text:p>
              </table:table-cell>
              <table:table-cell office:value-type="float" office:value="-0.121270755416806">
                <text:p>-0.121270755416806</text:p>
              </table:table-cell>
              <table:table-cell office:value-type="float" office:value="-0.0242541510833611">
                <text:p>-0.0242541510833611</text:p>
              </table:table-cell>
              <table:table-cell office:value-type="float" office:value="-0.00155356916644662">
                <text:p>-0.00155356916644662</text:p>
              </table:table-cell>
              <table:table-cell office:value-type="float" office:value="-0.0673726418982222">
                <text:p>-0.0673726418982222</text:p>
              </table:table-cell>
            </table:table-row>
            <table:table-row>
              <table:table-cell office:value-type="float" office:value="-0.0599999999999999">
                <text:p>-0.0599999999999999</text:p>
              </table:table-cell>
              <table:table-cell office:value-type="float" office:value="-8.99999999999999">
                <text:p>-8.99999999999999</text:p>
              </table:table-cell>
              <table:table-cell office:value-type="float" office:value="-4.49999999999999">
                <text:p>-4.49999999999999</text:p>
              </table:table-cell>
              <table:table-cell office:value-type="float" office:value="-5.39999999999999">
                <text:p>-5.39999999999999</text:p>
              </table:table-cell>
              <table:table-cell office:value-type="float" office:value="-2.72400894331365">
                <text:p>-2.72400894331365</text:p>
              </table:table-cell>
              <table:table-cell office:value-type="float" office:value="-0.406118721799493">
                <text:p>-0.406118721799493</text:p>
              </table:table-cell>
              <table:table-cell office:value-type="float" office:value="-0.150631509951656">
                <text:p>-0.150631509951656</text:p>
              </table:table-cell>
              <table:table-cell office:value-type="float" office:value="-0.0826336440980375">
                <text:p>-0.0826336440980375</text:p>
              </table:table-cell>
              <table:table-cell office:value-type="float" office:value="-0.343401866293493">
                <text:p>-0.343401866293493</text:p>
              </table:table-cell>
              <table:table-cell office:value-type="float" office:value="-0.0943620011209831">
                <text:p>-0.0943620011209831</text:p>
              </table:table-cell>
              <table:table-cell office:value-type="float" office:value="-0.0188724002241966">
                <text:p>-0.0188724002241966</text:p>
              </table:table-cell>
              <table:table-cell office:value-type="float" office:value="-0.00126883076203182">
                <text:p>-0.00126883076203182</text:p>
              </table:table-cell>
              <table:table-cell office:value-type="float" office:value="-0.0524233339560992">
                <text:p>-0.0524233339560992</text:p>
              </table:table-cell>
            </table:table-row>
            <table:table-row>
              <table:table-cell office:value-type="float" office:value="-0.0499999999999999">
                <text:p>-0.0499999999999999</text:p>
              </table:table-cell>
              <table:table-cell office:value-type="float" office:value="-7.49999999999999">
                <text:p>-7.49999999999999</text:p>
              </table:table-cell>
              <table:table-cell office:value-type="float" office:value="-3.74999999999999">
                <text:p>-3.74999999999999</text:p>
              </table:table-cell>
              <table:table-cell office:value-type="float" office:value="-4.49999999999999">
                <text:p>-4.49999999999999</text:p>
              </table:table-cell>
              <table:table-cell office:value-type="float" office:value="-2.0877635590953">
                <text:p>-2.0877635590953</text:p>
              </table:table-cell>
              <table:table-cell office:value-type="float" office:value="-0.319495587478759">
                <text:p>-0.319495587478759</text:p>
              </table:table-cell>
              <table:table-cell office:value-type="float" office:value="-0.118721821378011">
                <text:p>-0.118721821378011</text:p>
              </table:table-cell>
              <table:table-cell office:value-type="float" office:value="-0.0652672117345045">
                <text:p>-0.0652672117345045</text:p>
              </table:table-cell>
              <table:table-cell office:value-type="float" office:value="-0.270057911185977">
                <text:p>-0.270057911185977</text:p>
              </table:table-cell>
              <table:table-cell office:value-type="float" office:value="-0.0714629367188017">
                <text:p>-0.0714629367188017</text:p>
              </table:table-cell>
              <table:table-cell office:value-type="float" office:value="-0.0142925873437604">
                <text:p>-0.0142925873437604</text:p>
              </table:table-cell>
              <table:table-cell office:value-type="float" office:value="-0.00100803723922187">
                <text:p>-0.00100803723922187</text:p>
              </table:table-cell>
              <table:table-cell office:value-type="float" office:value="-0.0397016315104432">
                <text:p>-0.0397016315104432</text:p>
              </table:table-cell>
            </table:table-row>
            <table:table-row>
              <table:table-cell office:value-type="float" office:value="-0.0399999999999999">
                <text:p>-0.0399999999999999</text:p>
              </table:table-cell>
              <table:table-cell office:value-type="float" office:value="-5.99999999999999">
                <text:p>-5.99999999999999</text:p>
              </table:table-cell>
              <table:table-cell office:value-type="float" office:value="-2.99999999999999">
                <text:p>-2.99999999999999</text:p>
              </table:table-cell>
              <table:table-cell office:value-type="float" office:value="-3.59999999999999">
                <text:p>-3.59999999999999</text:p>
              </table:table-cell>
              <table:table-cell office:value-type="float" office:value="-1.54046961074225">
                <text:p>-1.54046961074225</text:p>
              </table:table-cell>
              <table:table-cell office:value-type="float" office:value="-0.241323698434643">
                <text:p>-0.241323698434643</text:p>
              </table:table-cell>
              <table:table-cell office:value-type="float" office:value="-0.0898390767632534">
                <text:p>-0.0898390767632534</text:p>
              </table:table-cell>
              <table:table-cell office:value-type="float" office:value="-0.0494936650678988">
                <text:p>-0.0494936650678988</text:p>
              </table:table-cell>
              <table:table-cell office:value-type="float" office:value="-0.203908373502733">
                <text:p>-0.203908373502733</text:p>
              </table:table-cell>
              <table:table-cell office:value-type="float" office:value="-0.0520118870946089">
                <text:p>-0.0520118870946089</text:p>
              </table:table-cell>
              <table:table-cell office:value-type="float" office:value="-0.0104023774189218">
                <text:p>-0.0104023774189218</text:p>
              </table:table-cell>
              <table:table-cell office:value-type="float" office:value="-0.000769218790187766">
                <text:p>-0.000769218790187766</text:p>
              </table:table-cell>
              <table:table-cell office:value-type="float" office:value="-0.0288954928303364">
                <text:p>-0.0288954928303364</text:p>
              </table:table-cell>
            </table:table-row>
            <table:table-row>
              <table:table-cell office:value-type="float" office:value="-0.0299999999999999">
                <text:p>-0.0299999999999999</text:p>
              </table:table-cell>
              <table:table-cell office:value-type="float" office:value="-4.49999999999999">
                <text:p>-4.49999999999999</text:p>
              </table:table-cell>
              <table:table-cell office:value-type="float" office:value="-2.24999999999999">
                <text:p>-2.24999999999999</text:p>
              </table:table-cell>
              <table:table-cell office:value-type="float" office:value="-2.69999999999999">
                <text:p>-2.69999999999999</text:p>
              </table:table-cell>
              <table:table-cell office:value-type="float" office:value="-1.06855783761973">
                <text:p>-1.06855783761973</text:p>
              </table:table-cell>
              <table:table-cell office:value-type="float" office:value="-0.170906433616653">
                <text:p>-0.170906433616653</text:p>
              </table:table-cell>
              <table:table-cell office:value-type="float" office:value="-0.0637411788162304">
                <text:p>-0.0637411788162304</text:p>
              </table:table-cell>
              <table:table-cell office:value-type="float" office:value="-0.0351901112765218">
                <text:p>-0.0351901112765218</text:p>
              </table:table-cell>
              <table:table-cell office:value-type="float" office:value="-0.144356783848002">
                <text:p>-0.144356783848002</text:p>
              </table:table-cell>
              <table:table-cell office:value-type="float" office:value="-0.0355265023810835">
                <text:p>-0.0355265023810835</text:p>
              </table:table-cell>
              <table:table-cell office:value-type="float" office:value="-0.00710530047621675">
                <text:p>-0.00710530047621675</text:p>
              </table:table-cell>
              <table:table-cell office:value-type="float" office:value="-0.000550577927332746">
                <text:p>-0.000550577927332746</text:p>
              </table:table-cell>
              <table:table-cell office:value-type="float" office:value="-0.0197369457672671">
                <text:p>-0.0197369457672671</text:p>
              </table:table-cell>
            </table:table-row>
            <table:table-row>
              <table:table-cell office:value-type="float" office:value="-0.0199999999999999">
                <text:p>-0.0199999999999999</text:p>
              </table:table-cell>
              <table:table-cell office:value-type="float" office:value="-2.99999999999998">
                <text:p>-2.99999999999998</text:p>
              </table:table-cell>
              <table:table-cell office:value-type="float" office:value="-1.49999999999999">
                <text:p>-1.49999999999999</text:p>
              </table:table-cell>
              <table:table-cell office:value-type="float" office:value="-1.79999999999999">
                <text:p>-1.79999999999999</text:p>
              </table:table-cell>
              <table:table-cell office:value-type="float" office:value="-0.66058037774948">
                <text:p>-0.66058037774948</text:p>
              </table:table-cell>
              <table:table-cell office:value-type="float" office:value="-0.107601025216314">
                <text:p>-0.107601025216314</text:p>
              </table:table-cell>
              <table:table-cell office:value-type="float" office:value="-0.0402041798568044">
                <text:p>-0.0402041798568044</text:p>
              </table:table-cell>
              <table:table-cell office:value-type="float" office:value="-0.0222425387519994">
                <text:p>-0.0222425387519994</text:p>
              </table:table-cell>
              <table:table-cell office:value-type="float" office:value="-0.0908530568426526">
                <text:p>-0.0908530568426526</text:p>
              </table:table-cell>
              <table:table-cell office:value-type="float" office:value="-0.0215922006598234">
                <text:p>-0.0215922006598234</text:p>
              </table:table-cell>
              <table:table-cell office:value-type="float" office:value="-0.00431844013196471">
                <text:p>-0.00431844013196471</text:p>
              </table:table-cell>
              <table:table-cell office:value-type="float" office:value="-0.000350473184289513">
                <text:p>-0.000350473184289513</text:p>
              </table:table-cell>
              <table:table-cell office:value-type="float" office:value="-0.0119956670332339">
                <text:p>-0.0119956670332339</text:p>
              </table:table-cell>
            </table:table-row>
            <table:table-row>
              <table:table-cell office:value-type="float" office:value="-0.00999999999999986">
                <text:p>-0.00999999999999986</text:p>
              </table:table-cell>
              <table:table-cell office:value-type="float" office:value="-1.49999999999998">
                <text:p>-1.49999999999998</text:p>
              </table:table-cell>
              <table:table-cell office:value-type="float" office:value="-0.749999999999989">
                <text:p>-0.749999999999989</text:p>
              </table:table-cell>
              <table:table-cell office:value-type="float" office:value="-0.899999999999987">
                <text:p>-0.899999999999987</text:p>
              </table:table-cell>
              <table:table-cell office:value-type="float" office:value="-0.306863151979419">
                <text:p>-0.306863151979419</text:p>
              </table:table-cell>
              <table:table-cell office:value-type="float" office:value="-0.0508145132698981">
                <text:p>-0.0508145132698981</text:p>
              </table:table-cell>
              <table:table-cell office:value-type="float" office:value="-0.0190209599514269">
                <text:p>-0.0190209599514269</text:p>
              </table:table-cell>
              <table:table-cell office:value-type="float" office:value="-0.0105451937181018">
                <text:p>-0.0105451937181018</text:p>
              </table:table-cell>
              <table:table-cell office:value-type="float" office:value="-0.0428899860230822">
                <text:p>-0.0428899860230822</text:p>
              </table:table-cell>
              <table:table-cell office:value-type="float" office:value="-0.00985236245412567">
                <text:p>-0.00985236245412567</text:p>
              </table:table-cell>
              <table:table-cell office:value-type="float" office:value="-0.00197047249082516">
                <text:p>-0.00197047249082516</text:p>
              </table:table-cell>
              <table:table-cell office:value-type="float" office:value="-0.000167404485479897">
                <text:p>-0.000167404485479897</text:p>
              </table:table-cell>
              <table:table-cell office:value-type="float" office:value="-0.00547353469673526">
                <text:p>-0.0054735346967352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782410501775965">
                <text:p>0.0007824105017759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08660933293769E-015">
                <text:p>-1.08660933293769E-015</text:p>
              </table:table-cell>
              <table:table-cell office:value-type="float" office:value="-2.2875985956583E-016">
                <text:p>-2.2875985956583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1.5">
                <text:p>1.5</text:p>
              </table:table-cell>
              <table:table-cell office:value-type="float" office:value="0.75">
                <text:p>0.75</text:p>
              </table:table-cell>
              <table:table-cell office:value-type="float" office:value="0.9">
                <text:p>0.9</text:p>
              </table:table-cell>
              <table:table-cell office:value-type="float" office:value="0.269298878656274">
                <text:p>0.269298878656274</text:p>
              </table:table-cell>
              <table:table-cell office:value-type="float" office:value="0.0453468181626051">
                <text:p>0.0453468181626051</text:p>
              </table:table-cell>
              <table:table-cell office:value-type="float" office:value="0.0170357570000549">
                <text:p>0.0170357570000549</text:p>
              </table:table-cell>
              <table:table-cell office:value-type="float" office:value="0.00948398102246583">
                <text:p>0.00948398102246583</text:p>
              </table:table-cell>
              <table:table-cell office:value-type="float" office:value="0.0382478394648555">
                <text:p>0.0382478394648555</text:p>
              </table:table-cell>
              <table:table-cell office:value-type="float" office:value="0.0082293300042446">
                <text:p>0.0082293300042446</text:p>
              </table:table-cell>
              <table:table-cell office:value-type="float" office:value="0.00164586600084895">
                <text:p>0.00164586600084895</text:p>
              </table:table-cell>
              <table:table-cell office:value-type="float" office:value="0.000152995682567154">
                <text:p>0.000152995682567154</text:p>
              </table:table-cell>
              <table:table-cell office:value-type="float" office:value="0.00457185000235908">
                <text:p>0.00457185000235908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3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1.8">
                <text:p>1.8</text:p>
              </table:table-cell>
              <table:table-cell office:value-type="float" office:value="0.504582171254851">
                <text:p>0.504582171254851</text:p>
              </table:table-cell>
              <table:table-cell office:value-type="float" office:value="0.0856908613175181">
                <text:p>0.0856908613175181</text:p>
              </table:table-cell>
              <table:table-cell office:value-type="float" office:value="0.0322499628049662">
                <text:p>0.0322499628049662</text:p>
              </table:table-cell>
              <table:table-cell office:value-type="float" office:value="0.0179910530406945">
                <text:p>0.0179910530406945</text:p>
              </table:table-cell>
              <table:table-cell office:value-type="float" office:value="0.0722506153789164">
                <text:p>0.0722506153789164</text:p>
              </table:table-cell>
              <table:table-cell office:value-type="float" office:value="0.0150635636216268">
                <text:p>0.0150635636216268</text:p>
              </table:table-cell>
              <table:table-cell office:value-type="float" office:value="0.00301271272432534">
                <text:p>0.00301271272432534</text:p>
              </table:table-cell>
              <table:table-cell office:value-type="float" office:value="0.000292732197737018">
                <text:p>0.000292732197737018</text:p>
              </table:table-cell>
              <table:table-cell office:value-type="float" office:value="0.00836864645646014">
                <text:p>0.00836864645646014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4.5">
                <text:p>4.5</text:p>
              </table:table-cell>
              <table:table-cell office:value-type="float" office:value="2.25">
                <text:p>2.25</text:p>
              </table:table-cell>
              <table:table-cell office:value-type="float" office:value="2.7">
                <text:p>2.7</text:p>
              </table:table-cell>
              <table:table-cell office:value-type="float" office:value="0.711647784457952">
                <text:p>0.711647784457952</text:p>
              </table:table-cell>
              <table:table-cell office:value-type="float" office:value="0.121460638535054">
                <text:p>0.121460638535054</text:p>
              </table:table-cell>
              <table:table-cell office:value-type="float" office:value="0.0457938447360256">
                <text:p>0.0457938447360256</text:p>
              </table:table-cell>
              <table:table-cell office:value-type="float" office:value="0.0255993525962746">
                <text:p>0.0255993525962746</text:p>
              </table:table-cell>
              <table:table-cell office:value-type="float" office:value="0.102374126028804">
                <text:p>0.102374126028804</text:p>
              </table:table-cell>
              <table:table-cell office:value-type="float" office:value="0.0206992789339879">
                <text:p>0.0206992789339879</text:p>
              </table:table-cell>
              <table:table-cell office:value-type="float" office:value="0.00413985578679757">
                <text:p>0.00413985578679757</text:p>
              </table:table-cell>
              <table:table-cell office:value-type="float" office:value="0.000420262999751957">
                <text:p>0.000420262999751957</text:p>
              </table:table-cell>
              <table:table-cell office:value-type="float" office:value="0.0114995994077717">
                <text:p>0.0114995994077717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.6">
                <text:p>3.6</text:p>
              </table:table-cell>
              <table:table-cell office:value-type="float" office:value="0.894769645954959">
                <text:p>0.894769645954959</text:p>
              </table:table-cell>
              <table:table-cell office:value-type="float" office:value="0.153050999550104">
                <text:p>0.153050999550104</text:p>
              </table:table-cell>
              <table:table-cell office:value-type="float" office:value="0.057807115880561">
                <text:p>0.057807115880561</text:p>
              </table:table-cell>
              <table:table-cell office:value-type="float" office:value="0.0323812844104565">
                <text:p>0.0323812844104565</text:p>
              </table:table-cell>
              <table:table-cell office:value-type="float" office:value="0.128955263448443">
                <text:p>0.128955263448443</text:p>
              </table:table-cell>
              <table:table-cell office:value-type="float" office:value="0.0253060933128788">
                <text:p>0.0253060933128788</text:p>
              </table:table-cell>
              <table:table-cell office:value-type="float" office:value="0.00506121866257575">
                <text:p>0.00506121866257575</text:p>
              </table:table-cell>
              <table:table-cell office:value-type="float" office:value="0.000536554015292496">
                <text:p>0.000536554015292496</text:p>
              </table:table-cell>
              <table:table-cell office:value-type="float" office:value="0.0140589407293776">
                <text:p>0.0140589407293776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7.5">
                <text:p>7.5</text:p>
              </table:table-cell>
              <table:table-cell office:value-type="float" office:value="3.75">
                <text:p>3.75</text:p>
              </table:table-cell>
              <table:table-cell office:value-type="float" office:value="4.5">
                <text:p>4.5</text:p>
              </table:table-cell>
              <table:table-cell office:value-type="float" office:value="1.05759630857743">
                <text:p>1.05759630857743</text:p>
              </table:table-cell>
              <table:table-cell office:value-type="float" office:value="0.180825681973454">
                <text:p>0.180825681973454</text:p>
              </table:table-cell>
              <table:table-cell office:value-type="float" office:value="0.0684188197256083">
                <text:p>0.0684188197256083</text:p>
              </table:table-cell>
              <table:table-cell office:value-type="float" office:value="0.0384039264973123">
                <text:p>0.0384039264973123</text:p>
              </table:table-cell>
              <table:table-cell office:value-type="float" office:value="0.152304214079187">
                <text:p>0.152304214079187</text:p>
              </table:table-cell>
              <table:table-cell office:value-type="float" office:value="0.0290304229768082">
                <text:p>0.0290304229768082</text:p>
              </table:table-cell>
              <table:table-cell office:value-type="float" office:value="0.00580608459536165">
                <text:p>0.00580608459536165</text:p>
              </table:table-cell>
              <table:table-cell office:value-type="float" office:value="0.000642491456504129">
                <text:p>0.000642491456504129</text:p>
              </table:table-cell>
              <table:table-cell office:value-type="float" office:value="0.0161280127648939">
                <text:p>0.0161280127648939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9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5.4">
                <text:p>5.4</text:p>
              </table:table-cell>
              <table:table-cell office:value-type="float" office:value="1.20324835339646">
                <text:p>1.20324835339646</text:p>
              </table:table-cell>
              <table:table-cell office:value-type="float" office:value="0.205119669090947">
                <text:p>0.205119669090947</text:p>
              </table:table-cell>
              <table:table-cell office:value-type="float" office:value="0.0777481139086598">
                <text:p>0.0777481139086598</text:p>
              </table:table-cell>
              <table:table-cell office:value-type="float" office:value="0.0437294071406719">
                <text:p>0.0437294071406719</text:p>
              </table:table-cell>
              <table:table-cell office:value-type="float" office:value="0.172706494805025">
                <text:p>0.172706494805025</text:p>
              </table:table-cell>
              <table:table-cell office:value-type="float" office:value="0.0319987010121651">
                <text:p>0.0319987010121651</text:p>
              </table:table-cell>
              <table:table-cell office:value-type="float" office:value="0.00639974020243302">
                <text:p>0.00639974020243302</text:p>
              </table:table-cell>
              <table:table-cell office:value-type="float" office:value="0.000738888881329952">
                <text:p>0.000738888881329952</text:p>
              </table:table-cell>
              <table:table-cell office:value-type="float" office:value="0.0177770561178699">
                <text:p>0.0177770561178699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10.5">
                <text:p>10.5</text:p>
              </table:table-cell>
              <table:table-cell office:value-type="float" office:value="5.25">
                <text:p>5.25</text:p>
              </table:table-cell>
              <table:table-cell office:value-type="float" office:value="6.3">
                <text:p>6.3</text:p>
              </table:table-cell>
              <table:table-cell office:value-type="float" office:value="1.33440018631126">
                <text:p>1.33440018631126</text:p>
              </table:table-cell>
              <table:table-cell office:value-type="float" office:value="0.22624137221478">
                <text:p>0.22624137221478</text:p>
              </table:table-cell>
              <table:table-cell office:value-type="float" office:value="0.0859049974365743">
                <text:p>0.0859049974365743</text:p>
              </table:table-cell>
              <table:table-cell office:value-type="float" office:value="0.0484152556723201">
                <text:p>0.0484152556723201</text:p>
              </table:table-cell>
              <table:table-cell office:value-type="float" office:value="0.190424836572587">
                <text:p>0.190424836572587</text:p>
              </table:table-cell>
              <table:table-cell office:value-type="float" office:value="0.0343201349249617">
                <text:p>0.0343201349249617</text:p>
              </table:table-cell>
              <table:table-cell office:value-type="float" office:value="0.00686402698499233">
                <text:p>0.00686402698499233</text:p>
              </table:table-cell>
              <table:table-cell office:value-type="float" office:value="0.000826493579257464">
                <text:p>0.000826493579257464</text:p>
              </table:table-cell>
              <table:table-cell office:value-type="float" office:value="0.019066741624979">
                <text:p>0.019066741624979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7.2">
                <text:p>7.2</text:p>
              </table:table-cell>
              <table:table-cell office:value-type="float" office:value="1.45334885277276">
                <text:p>1.45334885277276</text:p>
              </table:table-cell>
              <table:table-cell office:value-type="float" office:value="0.244474650526132">
                <text:p>0.244474650526132</text:p>
              </table:table-cell>
              <table:table-cell office:value-type="float" office:value="0.0929909854141061">
                <text:p>0.0929909854141061</text:p>
              </table:table-cell>
              <table:table-cell office:value-type="float" office:value="0.0525147288560907">
                <text:p>0.0525147288560907</text:p>
              </table:table-cell>
              <table:table-cell office:value-type="float" office:value="0.205700926903952">
                <text:p>0.205700926903952</text:p>
              </table:table-cell>
              <table:table-cell office:value-type="float" office:value="0.0360890721532346">
                <text:p>0.0360890721532346</text:p>
              </table:table-cell>
              <table:table-cell office:value-type="float" office:value="0.00721781443064692">
                <text:p>0.00721781443064692</text:p>
              </table:table-cell>
              <table:table-cell office:value-type="float" office:value="0.000905992351891327">
                <text:p>0.000905992351891327</text:p>
              </table:table-cell>
              <table:table-cell office:value-type="float" office:value="0.020049484529575">
                <text:p>0.020049484529575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13.5">
                <text:p>13.5</text:p>
              </table:table-cell>
              <table:table-cell office:value-type="float" office:value="6.75">
                <text:p>6.75</text:p>
              </table:table-cell>
              <table:table-cell office:value-type="float" office:value="8.1">
                <text:p>8.1</text:p>
              </table:table-cell>
              <table:table-cell office:value-type="float" office:value="1.56207203834969">
                <text:p>1.56207203834969</text:p>
              </table:table-cell>
              <table:table-cell office:value-type="float" office:value="0.260080680398285">
                <text:p>0.260080680398285</text:p>
              </table:table-cell>
              <table:table-cell office:value-type="float" office:value="0.0990997350358691">
                <text:p>0.0990997350358691</text:p>
              </table:table-cell>
              <table:table-cell office:value-type="float" office:value="0.0560771145587347">
                <text:p>0.0560771145587347</text:p>
              </table:table-cell>
              <table:table-cell office:value-type="float" office:value="0.218757021775054">
                <text:p>0.218757021775054</text:p>
              </table:table-cell>
              <table:table-cell office:value-type="float" office:value="0.0373870313842883">
                <text:p>0.0373870313842883</text:p>
              </table:table-cell>
              <table:table-cell office:value-type="float" office:value="0.00747740627685766">
                <text:p>0.00747740627685766</text:p>
              </table:table-cell>
              <table:table-cell office:value-type="float" office:value="0.000978016750101744">
                <text:p>0.000978016750101744</text:p>
              </table:table-cell>
              <table:table-cell office:value-type="float" office:value="0.0207705729912715">
                <text:p>0.020770572991271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5">
                <text:p>1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1.6622770489266">
                <text:p>1.6622770489266</text:p>
              </table:table-cell>
              <table:table-cell office:value-type="float" office:value="0.273299685309017">
                <text:p>0.273299685309017</text:p>
              </table:table-cell>
              <table:table-cell office:value-type="float" office:value="0.104317626328337">
                <text:p>0.104317626328337</text:p>
              </table:table-cell>
              <table:table-cell office:value-type="float" office:value="0.0591480142731513">
                <text:p>0.0591480142731513</text:p>
              </table:table-cell>
              <table:table-cell office:value-type="float" office:value="0.229797436558818">
                <text:p>0.229797436558818</text:p>
              </table:table-cell>
              <table:table-cell office:value-type="float" office:value="0.0382844486403524">
                <text:p>0.0382844486403524</text:p>
              </table:table-cell>
              <table:table-cell office:value-type="float" office:value="0.00765688972807048">
                <text:p>0.00765688972807048</text:p>
              </table:table-cell>
              <table:table-cell office:value-type="float" office:value="0.00104314782273938">
                <text:p>0.00104314782273938</text:p>
              </table:table-cell>
              <table:table-cell office:value-type="float" office:value="0.0212691381335292">
                <text:p>0.0212691381335292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16.5">
                <text:p>16.5</text:p>
              </table:table-cell>
              <table:table-cell office:value-type="float" office:value="8.25">
                <text:p>8.25</text:p>
              </table:table-cell>
              <table:table-cell office:value-type="float" office:value="9.9">
                <text:p>9.9</text:p>
              </table:table-cell>
              <table:table-cell office:value-type="float" office:value="1.7554422578322">
                <text:p>1.7554422578322</text:p>
              </table:table-cell>
              <table:table-cell office:value-type="float" office:value="0.284352536635116">
                <text:p>0.284352536635116</text:p>
              </table:table-cell>
              <table:table-cell office:value-type="float" office:value="0.108724300880241">
                <text:p>0.108724300880241</text:p>
              </table:table-cell>
              <table:table-cell office:value-type="float" office:value="0.0617696059521654">
                <text:p>0.0617696059521654</text:p>
              </table:table-cell>
              <table:table-cell office:value-type="float" office:value="0.239009925015469">
                <text:p>0.239009925015469</text:p>
              </table:table-cell>
              <table:table-cell office:value-type="float" office:value="0.0388421796349008">
                <text:p>0.0388421796349008</text:p>
              </table:table-cell>
              <table:table-cell office:value-type="float" office:value="0.00776843592698015">
                <text:p>0.00776843592698015</text:p>
              </table:table-cell>
              <table:table-cell office:value-type="float" office:value="0.00110192042593913">
                <text:p>0.00110192042593913</text:p>
              </table:table-cell>
              <table:table-cell office:value-type="float" office:value="0.0215789886860561">
                <text:p>0.0215789886860561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10.8">
                <text:p>10.8</text:p>
              </table:table-cell>
              <table:table-cell office:value-type="float" office:value="1.84285225558588">
                <text:p>1.84285225558588</text:p>
              </table:table-cell>
              <table:table-cell office:value-type="float" office:value="0.293442234865722">
                <text:p>0.293442234865722</text:p>
              </table:table-cell>
              <table:table-cell office:value-type="float" office:value="0.112393161569128">
                <text:p>0.112393161569128</text:p>
              </table:table-cell>
              <table:table-cell office:value-type="float" office:value="0.0639808885109881">
                <text:p>0.0639808885109881</text:p>
              </table:table-cell>
              <table:table-cell office:value-type="float" office:value="0.24656695464866">
                <text:p>0.24656695464866</text:p>
              </table:table-cell>
              <table:table-cell office:value-type="float" office:value="0.0391127936238592">
                <text:p>0.0391127936238592</text:p>
              </table:table-cell>
              <table:table-cell office:value-type="float" office:value="0.00782255872477183">
                <text:p>0.00782255872477183</text:p>
              </table:table-cell>
              <table:table-cell office:value-type="float" office:value="0.00115482713675849">
                <text:p>0.00115482713675849</text:p>
              </table:table-cell>
              <table:table-cell office:value-type="float" office:value="0.0217293297910329">
                <text:p>0.0217293297910329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19.5">
                <text:p>19.5</text:p>
              </table:table-cell>
              <table:table-cell office:value-type="float" office:value="9.75">
                <text:p>9.75</text:p>
              </table:table-cell>
              <table:table-cell office:value-type="float" office:value="11.7">
                <text:p>11.7</text:p>
              </table:table-cell>
              <table:table-cell office:value-type="float" office:value="1.92562773110427">
                <text:p>1.92562773110427</text:p>
              </table:table-cell>
              <table:table-cell office:value-type="float" office:value="0.300755280070501">
                <text:p>0.300755280070501</text:p>
              </table:table-cell>
              <table:table-cell office:value-type="float" office:value="0.115391836077596">
                <text:p>0.115391836077596</text:p>
              </table:table-cell>
              <table:table-cell office:value-type="float" office:value="0.0658179092632934">
                <text:p>0.0658179092632934</text:p>
              </table:table-cell>
              <table:table-cell office:value-type="float" office:value="0.25262688613115">
                <text:p>0.25262688613115</text:p>
              </table:table-cell>
              <table:table-cell office:value-type="float" office:value="0.0391416886860049">
                <text:p>0.0391416886860049</text:p>
              </table:table-cell>
              <table:table-cell office:value-type="float" office:value="0.00782833773720098">
                <text:p>0.00782833773720098</text:p>
              </table:table-cell>
              <table:table-cell office:value-type="float" office:value="0.00120232181022597">
                <text:p>0.00120232181022597</text:p>
              </table:table-cell>
              <table:table-cell office:value-type="float" office:value="0.0217453826033361">
                <text:p>0.0217453826033361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21">
                <text:p>21</text:p>
              </table:table-cell>
              <table:table-cell office:value-type="float" office:value="10.5">
                <text:p>10.5</text:p>
              </table:table-cell>
              <table:table-cell office:value-type="float" office:value="12.6">
                <text:p>12.6</text:p>
              </table:table-cell>
              <table:table-cell office:value-type="float" office:value="2.0047509429604">
                <text:p>2.0047509429604</text:p>
              </table:table-cell>
              <table:table-cell office:value-type="float" office:value="0.306462939809276">
                <text:p>0.306462939809276</text:p>
              </table:table-cell>
              <table:table-cell office:value-type="float" office:value="0.11778260679375">
                <text:p>0.11778260679375</text:p>
              </table:table-cell>
              <table:table-cell office:value-type="float" office:value="0.0673139754690171">
                <text:p>0.0673139754690171</text:p>
              </table:table-cell>
              <table:table-cell office:value-type="float" office:value="0.257335063934205">
                <text:p>0.257335063934205</text:p>
              </table:table-cell>
              <table:table-cell office:value-type="float" office:value="0.0389680539032906">
                <text:p>0.0389680539032906</text:p>
              </table:table-cell>
              <table:table-cell office:value-type="float" office:value="0.00779361078065812">
                <text:p>0.00779361078065812</text:p>
              </table:table-cell>
              <table:table-cell office:value-type="float" office:value="0.0012448228147376">
                <text:p>0.0012448228147376</text:p>
              </table:table-cell>
              <table:table-cell office:value-type="float" office:value="0.0216489188351614">
                <text:p>0.0216489188351614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22.5">
                <text:p>22.5</text:p>
              </table:table-cell>
              <table:table-cell office:value-type="float" office:value="11.25">
                <text:p>11.25</text:p>
              </table:table-cell>
              <table:table-cell office:value-type="float" office:value="13.5">
                <text:p>13.5</text:p>
              </table:table-cell>
              <table:table-cell office:value-type="float" office:value="2.08108749902907">
                <text:p>2.08108749902907</text:p>
              </table:table-cell>
              <table:table-cell office:value-type="float" office:value="0.310722422067932">
                <text:p>0.310722422067932</text:p>
              </table:table-cell>
              <table:table-cell office:value-type="float" office:value="0.119622809505518">
                <text:p>0.119622809505518</text:p>
              </table:table-cell>
              <table:table-cell office:value-type="float" office:value="0.0684998510911092">
                <text:p>0.0684998510911092</text:p>
              </table:table-cell>
              <table:table-cell office:value-type="float" office:value="0.260824824767335">
                <text:p>0.260824824767335</text:p>
              </table:table-cell>
              <table:table-cell office:value-type="float" office:value="0.038625700140368">
                <text:p>0.038625700140368</text:p>
              </table:table-cell>
              <table:table-cell office:value-type="float" office:value="0.00772514002807361">
                <text:p>0.00772514002807361</text:p>
              </table:table-cell>
              <table:table-cell office:value-type="float" office:value="0.00128271597706958">
                <text:p>0.00128271597706958</text:p>
              </table:table-cell>
              <table:table-cell office:value-type="float" office:value="0.0214587223002045">
                <text:p>0.0214587223002045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14.4">
                <text:p>14.4</text:p>
              </table:table-cell>
              <table:table-cell office:value-type="float" office:value="2.15540504723695">
                <text:p>2.15540504723695</text:p>
              </table:table-cell>
              <table:table-cell office:value-type="float" office:value="0.313677960247791">
                <text:p>0.313677960247791</text:p>
              </table:table-cell>
              <table:table-cell office:value-type="float" office:value="0.12096520312675">
                <text:p>0.12096520312675</text:p>
              </table:table-cell>
              <table:table-cell office:value-type="float" office:value="0.069403939783126">
                <text:p>0.069403939783126</text:p>
              </table:table-cell>
              <table:table-cell office:value-type="float" office:value="0.263218429946293">
                <text:p>0.263218429946293</text:p>
              </table:table-cell>
              <table:table-cell office:value-type="float" office:value="0.0381437779316697">
                <text:p>0.0381437779316697</text:p>
              </table:table-cell>
              <table:table-cell office:value-type="float" office:value="0.00762875558633394">
                <text:p>0.00762875558633394</text:p>
              </table:table-cell>
              <table:table-cell office:value-type="float" office:value="0.00131635726501718">
                <text:p>0.00131635726501718</text:p>
              </table:table-cell>
              <table:table-cell office:value-type="float" office:value="0.0211909877398165">
                <text:p>0.0211909877398165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25.5">
                <text:p>25.5</text:p>
              </table:table-cell>
              <table:table-cell office:value-type="float" office:value="12.75">
                <text:p>12.75</text:p>
              </table:table-cell>
              <table:table-cell office:value-type="float" office:value="15.3">
                <text:p>15.3</text:p>
              </table:table-cell>
              <table:table-cell office:value-type="float" office:value="2.22838938483086">
                <text:p>2.22838938483086</text:p>
              </table:table-cell>
              <table:table-cell office:value-type="float" office:value="0.315461816718829">
                <text:p>0.315461816718829</text:p>
              </table:table-cell>
              <table:table-cell office:value-type="float" office:value="0.121858312533507">
                <text:p>0.121858312533507</text:p>
              </table:table-cell>
              <table:table-cell office:value-type="float" office:value="0.0700524550593635">
                <text:p>0.0700524550593635</text:p>
              </table:table-cell>
              <table:table-cell office:value-type="float" office:value="0.264627927354668">
                <text:p>0.264627927354668</text:p>
              </table:table-cell>
              <table:table-cell office:value-type="float" office:value="0.0375473982811266">
                <text:p>0.0375473982811266</text:p>
              </table:table-cell>
              <table:table-cell office:value-type="float" office:value="0.00750947965622532">
                <text:p>0.00750947965622532</text:p>
              </table:table-cell>
              <table:table-cell office:value-type="float" office:value="0.0013460752327741">
                <text:p>0.0013460752327741</text:p>
              </table:table-cell>
              <table:table-cell office:value-type="float" office:value="0.020859665711737">
                <text:p>0.020859665711737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27">
                <text:p>27</text:p>
              </table:table-cell>
              <table:table-cell office:value-type="float" office:value="13.5">
                <text:p>13.5</text:p>
              </table:table-cell>
              <table:table-cell office:value-type="float" office:value="16.2">
                <text:p>16.2</text:p>
              </table:table-cell>
              <table:table-cell office:value-type="float" office:value="2.30065841507416">
                <text:p>2.30065841507416</text:p>
              </table:table-cell>
              <table:table-cell office:value-type="float" office:value="0.31619521096821">
                <text:p>0.31619521096821</text:p>
              </table:table-cell>
              <table:table-cell office:value-type="float" office:value="0.122346746440719">
                <text:p>0.122346746440719</text:p>
              </table:table-cell>
              <table:table-cell office:value-type="float" office:value="0.070469578533858">
                <text:p>0.070469578533858</text:p>
              </table:table-cell>
              <table:table-cell office:value-type="float" office:value="0.26515594824512">
                <text:p>0.26515594824512</text:p>
              </table:table-cell>
              <table:table-cell office:value-type="float" office:value="0.036858169886517">
                <text:p>0.036858169886517</text:p>
              </table:table-cell>
              <table:table-cell office:value-type="float" office:value="0.0073716339773034">
                <text:p>0.0073716339773034</text:p>
              </table:table-cell>
              <table:table-cell office:value-type="float" office:value="0.00137217325159065">
                <text:p>0.00137217325159065</text:p>
              </table:table-cell>
              <table:table-cell office:value-type="float" office:value="0.0204767610480649">
                <text:p>0.0204767610480649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28.5">
                <text:p>28.5</text:p>
              </table:table-cell>
              <table:table-cell office:value-type="float" office:value="14.25">
                <text:p>14.25</text:p>
              </table:table-cell>
              <table:table-cell office:value-type="float" office:value="17.1">
                <text:p>17.1</text:p>
              </table:table-cell>
              <table:table-cell office:value-type="float" office:value="2.37277431573765">
                <text:p>2.37277431573765</text:p>
              </table:table-cell>
              <table:table-cell office:value-type="float" office:value="0.315989177931862">
                <text:p>0.315989177931862</text:p>
              </table:table-cell>
              <table:table-cell office:value-type="float" office:value="0.122471492111782">
                <text:p>0.122471492111782</text:p>
              </table:table-cell>
              <table:table-cell office:value-type="float" office:value="0.0706776070536767">
                <text:p>0.0706776070536767</text:p>
              </table:table-cell>
              <table:table-cell office:value-type="float" office:value="0.264896443738026">
                <text:p>0.264896443738026</text:p>
              </table:table-cell>
              <table:table-cell office:value-type="float" office:value="0.0360946643528625">
                <text:p>0.0360946643528625</text:p>
              </table:table-cell>
              <table:table-cell office:value-type="float" office:value="0.00721893287057249">
                <text:p>0.00721893287057249</text:p>
              </table:table-cell>
              <table:table-cell office:value-type="float" office:value="0.00139493154595513">
                <text:p>0.00139493154595513</text:p>
              </table:table-cell>
              <table:table-cell office:value-type="float" office:value="0.0200525913071457">
                <text:p>0.0200525913071457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.44525423087516">
                <text:p>2.44525423087516</text:p>
              </table:table-cell>
              <table:table-cell office:value-type="float" office:value="0.31494536168553">
                <text:p>0.31494536168553</text:p>
              </table:table-cell>
              <table:table-cell office:value-type="float" office:value="0.122270188565734">
                <text:p>0.122270188565734</text:p>
              </table:table-cell>
              <table:table-cell office:value-type="float" office:value="0.0706970894951958">
                <text:p>0.0706970894951958</text:p>
              </table:table-cell>
              <table:table-cell office:value-type="float" office:value="0.263935365515615">
                <text:p>0.263935365515615</text:p>
              </table:table-cell>
              <table:table-cell office:value-type="float" office:value="0.0352728193031424">
                <text:p>0.0352728193031424</text:p>
              </table:table-cell>
              <table:table-cell office:value-type="float" office:value="0.00705456386062848">
                <text:p>0.00705456386062848</text:p>
              </table:table-cell>
              <table:table-cell office:value-type="float" office:value="0.00141460905349794">
                <text:p>0.00141460905349794</text:p>
              </table:table-cell>
              <table:table-cell office:value-type="float" office:value="0.0195960107239679">
                <text:p>0.0195960107239679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31.5">
                <text:p>31.5</text:p>
              </table:table-cell>
              <table:table-cell office:value-type="float" office:value="15.75">
                <text:p>15.75</text:p>
              </table:table-cell>
              <table:table-cell office:value-type="float" office:value="18.9">
                <text:p>18.9</text:p>
              </table:table-cell>
              <table:table-cell office:value-type="float" office:value="2.51857975432268">
                <text:p>2.51857975432268</text:p>
              </table:table-cell>
              <table:table-cell office:value-type="float" office:value="0.313156749290715">
                <text:p>0.313156749290715</text:p>
              </table:table-cell>
              <table:table-cell office:value-type="float" office:value="0.121777379827926">
                <text:p>0.121777379827926</text:p>
              </table:table-cell>
              <table:table-cell office:value-type="float" office:value="0.0705469539392144">
                <text:p>0.0705469539392144</text:p>
              </table:table-cell>
              <table:table-cell office:value-type="float" office:value="0.262351294876545">
                <text:p>0.262351294876545</text:p>
              </table:table-cell>
              <table:table-cell office:value-type="float" office:value="0.034406287884581">
                <text:p>0.034406287884581</text:p>
              </table:table-cell>
              <table:table-cell office:value-type="float" office:value="0.0068812575769162">
                <text:p>0.0068812575769162</text:p>
              </table:table-cell>
              <table:table-cell office:value-type="float" office:value="0.00143144512499396">
                <text:p>0.00143144512499396</text:p>
              </table:table-cell>
              <table:table-cell office:value-type="float" office:value="0.0191146043803227">
                <text:p>0.0191146043803227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33">
                <text:p>33</text:p>
              </table:table-cell>
              <table:table-cell office:value-type="float" office:value="16.5">
                <text:p>16.5</text:p>
              </table:table-cell>
              <table:table-cell office:value-type="float" office:value="19.8">
                <text:p>19.8</text:p>
              </table:table-cell>
              <table:table-cell office:value-type="float" office:value="2.59320543866829">
                <text:p>2.59320543866829</text:p>
              </table:table-cell>
              <table:table-cell office:value-type="float" office:value="0.310708349237749">
                <text:p>0.310708349237749</text:p>
              </table:table-cell>
              <table:table-cell office:value-type="float" office:value="0.121024749659725">
                <text:p>0.121024749659725</text:p>
              </table:table-cell>
              <table:table-cell office:value-type="float" office:value="0.0702446258915362">
                <text:p>0.0702446258915362</text:p>
              </table:table-cell>
              <table:table-cell office:value-type="float" office:value="0.260216024007329">
                <text:p>0.260216024007329</text:p>
              </table:table-cell>
              <table:table-cell office:value-type="float" office:value="0.0335067419668926">
                <text:p>0.0335067419668926</text:p>
              </table:table-cell>
              <table:table-cell office:value-type="float" office:value="0.00670134839337852">
                <text:p>0.00670134839337852</text:p>
              </table:table-cell>
              <table:table-cell office:value-type="float" office:value="0.00144566107920948">
                <text:p>0.00144566107920948</text:p>
              </table:table-cell>
              <table:table-cell office:value-type="float" office:value="0.0186148566482736">
                <text:p>0.0186148566482736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34.5">
                <text:p>34.5</text:p>
              </table:table-cell>
              <table:table-cell office:value-type="float" office:value="17.25">
                <text:p>17.25</text:p>
              </table:table-cell>
              <table:table-cell office:value-type="float" office:value="20.7">
                <text:p>20.7</text:p>
              </table:table-cell>
              <table:table-cell office:value-type="float" office:value="2.66956653596036">
                <text:p>2.66956653596036</text:p>
              </table:table-cell>
              <table:table-cell office:value-type="float" office:value="0.307677818601066">
                <text:p>0.307677818601066</text:p>
              </table:table-cell>
              <table:table-cell office:value-type="float" office:value="0.120041339100317">
                <text:p>0.120041339100317</text:p>
              </table:table-cell>
              <table:table-cell office:value-type="float" office:value="0.0698061381697951">
                <text:p>0.0698061381697951</text:p>
              </table:table-cell>
              <table:table-cell office:value-type="float" office:value="0.257595093041243">
                <text:p>0.257595093041243</text:p>
              </table:table-cell>
              <table:table-cell office:value-type="float" office:value="0.0325841353032475">
                <text:p>0.0325841353032475</text:p>
              </table:table-cell>
              <table:table-cell office:value-type="float" office:value="0.00651682706064949">
                <text:p>0.00651682706064949</text:p>
              </table:table-cell>
              <table:table-cell office:value-type="float" office:value="0.00145746162588388">
                <text:p>0.00145746162588388</text:p>
              </table:table-cell>
              <table:table-cell office:value-type="float" office:value="0.0181022973906929">
                <text:p>0.0181022973906929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21.6">
                <text:p>21.6</text:p>
              </table:table-cell>
              <table:table-cell office:value-type="float" office:value="2.74808615528183">
                <text:p>2.74808615528183</text:p>
              </table:table-cell>
              <table:table-cell office:value-type="float" office:value="0.304136042718497">
                <text:p>0.304136042718497</text:p>
              </table:table-cell>
              <table:table-cell office:value-type="float" office:value="0.118853748058475">
                <text:p>0.118853748058475</text:p>
              </table:table-cell>
              <table:table-cell office:value-type="float" office:value="0.0692462330345943">
                <text:p>0.0692462330345943</text:p>
              </table:table-cell>
              <table:table-cell office:value-type="float" office:value="0.254548286210671">
                <text:p>0.254548286210671</text:p>
              </table:table-cell>
              <table:table-cell office:value-type="float" office:value="0.0316469320485186">
                <text:p>0.0316469320485186</text:p>
              </table:table-cell>
              <table:table-cell office:value-type="float" office:value="0.00632938640970372">
                <text:p>0.00632938640970372</text:p>
              </table:table-cell>
              <table:table-cell office:value-type="float" office:value="0.00146703616883365">
                <text:p>0.00146703616883365</text:p>
              </table:table-cell>
              <table:table-cell office:value-type="float" office:value="0.0175816289158436">
                <text:p>0.0175816289158436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37.5">
                <text:p>37.5</text:p>
              </table:table-cell>
              <table:table-cell office:value-type="float" office:value="18.75">
                <text:p>18.75</text:p>
              </table:table-cell>
              <table:table-cell office:value-type="float" office:value="22.5">
                <text:p>22.5</text:p>
              </table:table-cell>
              <table:table-cell office:value-type="float" office:value="2.8291820068908">
                <text:p>2.8291820068908</text:p>
              </table:table-cell>
              <table:table-cell office:value-type="float" office:value="0.300147670925498">
                <text:p>0.300147670925498</text:p>
              </table:table-cell>
              <table:table-cell office:value-type="float" office:value="0.117486322103733">
                <text:p>0.117486322103733</text:p>
              </table:table-cell>
              <table:table-cell office:value-type="float" office:value="0.0685784571032499">
                <text:p>0.0685784571032499</text:p>
              </table:table-cell>
              <table:table-cell office:value-type="float" office:value="0.251130090153696">
                <text:p>0.251130090153696</text:p>
              </table:table-cell>
              <table:table-cell office:value-type="float" office:value="0.0307023052800001">
                <text:p>0.0307023052800001</text:p>
              </table:table-cell>
              <table:table-cell office:value-type="float" office:value="0.00614046105600002">
                <text:p>0.00614046105600002</text:p>
              </table:table-cell>
              <table:table-cell office:value-type="float" office:value="0.00147456">
                <text:p>0.00147456</text:p>
              </table:table-cell>
              <table:table-cell office:value-type="float" office:value="0.0170568362666666">
                <text:p>0.0170568362666666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39">
                <text:p>39</text:p>
              </table:table-cell>
              <table:table-cell office:value-type="float" office:value="19.5">
                <text:p>19.5</text:p>
              </table:table-cell>
              <table:table-cell office:value-type="float" office:value="23.4">
                <text:p>23.4</text:p>
              </table:table-cell>
              <table:table-cell office:value-type="float" office:value="2.91327289251454">
                <text:p>2.91327289251454</text:p>
              </table:table-cell>
              <table:table-cell office:value-type="float" office:value="0.295771611614847">
                <text:p>0.295771611614847</text:p>
              </table:table-cell>
              <table:table-cell office:value-type="float" office:value="0.115961325524252">
                <text:p>0.115961325524252</text:p>
              </table:table-cell>
              <table:table-cell office:value-type="float" office:value="0.067815249547369">
                <text:p>0.067815249547369</text:p>
              </table:table-cell>
              <table:table-cell office:value-type="float" office:value="0.247390117208719">
                <text:p>0.247390117208719</text:p>
              </table:table-cell>
              <table:table-cell office:value-type="float" office:value="0.029756309524205">
                <text:p>0.029756309524205</text:p>
              </table:table-cell>
              <table:table-cell office:value-type="float" office:value="0.00595126190484099">
                <text:p>0.00595126190484099</text:p>
              </table:table-cell>
              <table:table-cell office:value-type="float" office:value="0.00148019539421575">
                <text:p>0.00148019539421575</text:p>
              </table:table-cell>
              <table:table-cell office:value-type="float" office:value="0.0165312830690026">
                <text:p>0.0165312830690026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40.5">
                <text:p>40.5</text:p>
              </table:table-cell>
              <table:table-cell office:value-type="float" office:value="20.25">
                <text:p>20.25</text:p>
              </table:table-cell>
              <table:table-cell office:value-type="float" office:value="24.3">
                <text:p>24.3</text:p>
              </table:table-cell>
              <table:table-cell office:value-type="float" office:value="3.00078509640528">
                <text:p>3.00078509640528</text:p>
              </table:table-cell>
              <table:table-cell office:value-type="float" office:value="0.291061489651161">
                <text:p>0.291061489651161</text:p>
              </table:table-cell>
              <table:table-cell office:value-type="float" office:value="0.114299101642407">
                <text:p>0.114299101642407</text:p>
              </table:table-cell>
              <table:table-cell office:value-type="float" office:value="0.0669680240409857">
                <text:p>0.0669680240409857</text:p>
              </table:table-cell>
              <table:table-cell office:value-type="float" office:value="0.243373496320619">
                <text:p>0.243373496320619</text:p>
              </table:table-cell>
              <table:table-cell office:value-type="float" office:value="0.0288140307434747">
                <text:p>0.0288140307434747</text:p>
              </table:table-cell>
              <table:table-cell office:value-type="float" office:value="0.00576280614869494">
                <text:p>0.00576280614869494</text:p>
              </table:table-cell>
              <table:table-cell office:value-type="float" office:value="0.00148409261352987">
                <text:p>0.00148409261352987</text:p>
              </table:table-cell>
              <table:table-cell office:value-type="float" office:value="0.0160077948574858">
                <text:p>0.0160077948574858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42">
                <text:p>42</text:p>
              </table:table-cell>
              <table:table-cell office:value-type="float" office:value="21">
                <text:p>21</text:p>
              </table:table-cell>
              <table:table-cell office:value-type="float" office:value="25.2">
                <text:p>25.2</text:p>
              </table:table-cell>
              <table:table-cell office:value-type="float" office:value="3.09215883197576">
                <text:p>3.09215883197576</text:p>
              </table:table-cell>
              <table:table-cell office:value-type="float" office:value="0.286066068946043">
                <text:p>0.286066068946043</text:p>
              </table:table-cell>
              <table:table-cell office:value-type="float" office:value="0.112518221308226">
                <text:p>0.112518221308226</text:p>
              </table:table-cell>
              <table:table-cell office:value-type="float" office:value="0.0660472448938244">
                <text:p>0.0660472448938244</text:p>
              </table:table-cell>
              <table:table-cell office:value-type="float" office:value="0.239121233987212">
                <text:p>0.239121233987212</text:p>
              </table:table-cell>
              <table:table-cell office:value-type="float" office:value="0.0278797167643786">
                <text:p>0.0278797167643786</text:p>
              </table:table-cell>
              <table:table-cell office:value-type="float" office:value="0.00557594335287572">
                <text:p>0.00557594335287572</text:p>
              </table:table-cell>
              <table:table-cell office:value-type="float" office:value="0.0014863908290863">
                <text:p>0.0014863908290863</text:p>
              </table:table-cell>
              <table:table-cell office:value-type="float" office:value="0.0154887315357658">
                <text:p>0.0154887315357658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43.5">
                <text:p>43.5</text:p>
              </table:table-cell>
              <table:table-cell office:value-type="float" office:value="21.75">
                <text:p>21.75</text:p>
              </table:table-cell>
              <table:table-cell office:value-type="float" office:value="26.1">
                <text:p>26.1</text:p>
              </table:table-cell>
              <table:table-cell office:value-type="float" office:value="3.18785490453102">
                <text:p>3.18785490453102</text:p>
              </table:table-cell>
              <table:table-cell office:value-type="float" office:value="0.280829642792612">
                <text:p>0.280829642792612</text:p>
              </table:table-cell>
              <table:table-cell office:value-type="float" office:value="0.110635620425011">
                <text:p>0.110635620425011</text:p>
              </table:table-cell>
              <table:table-cell office:value-type="float" office:value="0.0650624977743207">
                <text:p>0.0650624977743207</text:p>
              </table:table-cell>
              <table:table-cell office:value-type="float" office:value="0.234670547494444">
                <text:p>0.234670547494444</text:p>
              </table:table-cell>
              <table:table-cell office:value-type="float" office:value="0.0269568907247391">
                <text:p>0.0269568907247391</text:p>
              </table:table-cell>
              <table:table-cell office:value-type="float" office:value="0.00539137814494783">
                <text:p>0.00539137814494783</text:p>
              </table:table-cell>
              <table:table-cell office:value-type="float" office:value="0.00148721896779743">
                <text:p>0.00148721896779743</text:p>
              </table:table-cell>
              <table:table-cell office:value-type="float" office:value="0.0149760504026327">
                <text:p>0.0149760504026327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45">
                <text:p>45</text:p>
              </table:table-cell>
              <table:table-cell office:value-type="float" office:value="22.5">
                <text:p>22.5</text:p>
              </table:table-cell>
              <table:table-cell office:value-type="float" office:value="27">
                <text:p>27</text:p>
              </table:table-cell>
              <table:table-cell office:value-type="float" office:value="3.28836176239563">
                <text:p>3.28836176239563</text:p>
              </table:table-cell>
              <table:table-cell office:value-type="float" office:value="0.275392394366227">
                <text:p>0.275392394366227</text:p>
              </table:table-cell>
              <table:table-cell office:value-type="float" office:value="0.108666727300342">
                <text:p>0.108666727300342</text:p>
              </table:table-cell>
              <table:table-cell office:value-type="float" office:value="0.064022555399138">
                <text:p>0.064022555399138</text:p>
              </table:table-cell>
              <table:table-cell office:value-type="float" office:value="0.230055172521698">
                <text:p>0.230055172521698</text:p>
              </table:table-cell>
              <table:table-cell office:value-type="float" office:value="0.0260484497678484">
                <text:p>0.0260484497678484</text:p>
              </table:table-cell>
              <table:table-cell office:value-type="float" office:value="0.00520968995356968">
                <text:p>0.00520968995356968</text:p>
              </table:table-cell>
              <table:table-cell office:value-type="float" office:value="0.00148669649037283">
                <text:p>0.00148669649037283</text:p>
              </table:table-cell>
              <table:table-cell office:value-type="float" office:value="0.0144713609821379">
                <text:p>0.0144713609821379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46.5">
                <text:p>46.5</text:p>
              </table:table-cell>
              <table:table-cell office:value-type="float" office:value="23.25">
                <text:p>23.25</text:p>
              </table:table-cell>
              <table:table-cell office:value-type="float" office:value="27.9">
                <text:p>27.9</text:p>
              </table:table-cell>
              <table:table-cell office:value-type="float" office:value="3.39420312755142">
                <text:p>3.39420312755142</text:p>
              </table:table-cell>
              <table:table-cell office:value-type="float" office:value="0.269790729620503">
                <text:p>0.269790729620503</text:p>
              </table:table-cell>
              <table:table-cell office:value-type="float" office:value="0.106625580558877">
                <text:p>0.106625580558877</text:p>
              </table:table-cell>
              <table:table-cell office:value-type="float" office:value="0.0629354385399445">
                <text:p>0.0629354385399445</text:p>
              </table:table-cell>
              <table:table-cell office:value-type="float" office:value="0.225305647043948">
                <text:p>0.225305647043948</text:p>
              </table:table-cell>
              <table:table-cell office:value-type="float" office:value="0.025156750912775">
                <text:p>0.025156750912775</text:p>
              </table:table-cell>
              <table:table-cell office:value-type="float" office:value="0.005031350182555">
                <text:p>0.005031350182555</text:p>
              </table:table-cell>
              <table:table-cell office:value-type="float" office:value="0.00148493410665206">
                <text:p>0.00148493410665206</text:p>
              </table:table-cell>
              <table:table-cell office:value-type="float" office:value="0.0139759727293193">
                <text:p>0.0139759727293193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48">
                <text:p>48</text:p>
              </table:table-cell>
              <table:table-cell office:value-type="float" office:value="24">
                <text:p>24</text:p>
              </table:table-cell>
              <table:table-cell office:value-type="float" office:value="28.8">
                <text:p>28.8</text:p>
              </table:table-cell>
              <table:table-cell office:value-type="float" office:value="3.50594642414953">
                <text:p>3.50594642414953</text:p>
              </table:table-cell>
              <table:table-cell office:value-type="float" office:value="0.264057584642915">
                <text:p>0.264057584642915</text:p>
              </table:table-cell>
              <table:table-cell office:value-type="float" office:value="0.10452493830063">
                <text:p>0.10452493830063</text:p>
              </table:table-cell>
              <table:table-cell office:value-type="float" office:value="0.0618084726740192">
                <text:p>0.0618084726740192</text:p>
              </table:table-cell>
              <table:table-cell office:value-type="float" office:value="0.220449573314214">
                <text:p>0.220449573314214</text:p>
              </table:table-cell>
              <table:table-cell office:value-type="float" office:value="0.0242836857715689">
                <text:p>0.0242836857715689</text:p>
              </table:table-cell>
              <table:table-cell office:value-type="float" office:value="0.00485673715431377">
                <text:p>0.00485673715431377</text:p>
              </table:table-cell>
              <table:table-cell office:value-type="float" office:value="0.00148203443363914">
                <text:p>0.00148203443363914</text:p>
              </table:table-cell>
              <table:table-cell office:value-type="float" office:value="0.0134909365397604">
                <text:p>0.0134909365397604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49.5">
                <text:p>49.5</text:p>
              </table:table-cell>
              <table:table-cell office:value-type="float" office:value="24.75">
                <text:p>24.75</text:p>
              </table:table-cell>
              <table:table-cell office:value-type="float" office:value="29.7">
                <text:p>29.7</text:p>
              </table:table-cell>
              <table:table-cell office:value-type="float" office:value="3.62421226093161">
                <text:p>3.62421226093161</text:p>
              </table:table-cell>
              <table:table-cell office:value-type="float" office:value="0.258222709381734">
                <text:p>0.258222709381734</text:p>
              </table:table-cell>
              <table:table-cell office:value-type="float" office:value="0.102376379139415">
                <text:p>0.102376379139415</text:p>
              </table:table-cell>
              <table:table-cell office:value-type="float" office:value="0.0606483405827226">
                <text:p>0.0606483405827226</text:p>
              </table:table-cell>
              <table:table-cell office:value-type="float" office:value="0.215511859577152">
                <text:p>0.215511859577152</text:p>
              </table:table-cell>
              <table:table-cell office:value-type="float" office:value="0.0234307455616943">
                <text:p>0.0234307455616943</text:p>
              </table:table-cell>
              <table:table-cell office:value-type="float" office:value="0.00468614911233887">
                <text:p>0.00468614911233887</text:p>
              </table:table-cell>
              <table:table-cell office:value-type="float" office:value="0.0014780926011401">
                <text:p>0.0014780926011401</text:p>
              </table:table-cell>
              <table:table-cell office:value-type="float" office:value="0.0130170808676078">
                <text:p>0.0130170808676078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51">
                <text:p>51</text:p>
              </table:table-cell>
              <table:table-cell office:value-type="float" office:value="25.5">
                <text:p>25.5</text:p>
              </table:table-cell>
              <table:table-cell office:value-type="float" office:value="30.6">
                <text:p>30.6</text:p>
              </table:table-cell>
              <table:table-cell office:value-type="float" office:value="3.74968527446769">
                <text:p>3.74968527446769</text:p>
              </table:table-cell>
              <table:table-cell office:value-type="float" office:value="0.252312929514604">
                <text:p>0.252312929514604</text:p>
              </table:table-cell>
              <table:table-cell office:value-type="float" office:value="0.100190395710696">
                <text:p>0.100190395710696</text:p>
              </table:table-cell>
              <table:table-cell office:value-type="float" office:value="0.059461131180881">
                <text:p>0.059461131180881</text:p>
              </table:table-cell>
              <table:table-cell office:value-type="float" office:value="0.210514943041735">
                <text:p>0.210514943041735</text:p>
              </table:table-cell>
              <table:table-cell office:value-type="float" office:value="0.0225990776700673">
                <text:p>0.0225990776700673</text:p>
              </table:table-cell>
              <table:table-cell office:value-type="float" office:value="0.00451981553401346">
                <text:p>0.00451981553401346</text:p>
              </table:table-cell>
              <table:table-cell office:value-type="float" office:value="0.00147319680945686">
                <text:p>0.00147319680945686</text:p>
              </table:table-cell>
              <table:table-cell office:value-type="float" office:value="0.0125550431500373">
                <text:p>0.0125550431500373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52.5">
                <text:p>52.5</text:p>
              </table:table-cell>
              <table:table-cell office:value-type="float" office:value="26.25">
                <text:p>26.25</text:p>
              </table:table-cell>
              <table:table-cell office:value-type="float" office:value="31.5">
                <text:p>31.5</text:p>
              </table:table-cell>
              <table:table-cell office:value-type="float" office:value="3.88312670805046">
                <text:p>3.88312670805046</text:p>
              </table:table-cell>
              <table:table-cell office:value-type="float" office:value="0.246352388098067">
                <text:p>0.246352388098067</text:p>
              </table:table-cell>
              <table:table-cell office:value-type="float" office:value="0.0979764811957759">
                <text:p>0.0979764811957759</text:p>
              </table:table-cell>
              <table:table-cell office:value-type="float" office:value="0.0582523848405878">
                <text:p>0.0582523848405878</text:p>
              </table:table-cell>
              <table:table-cell office:value-type="float" office:value="0.205478995527265">
                <text:p>0.205478995527265</text:p>
              </table:table-cell>
              <table:table-cell office:value-type="float" office:value="0.0217895348593142">
                <text:p>0.0217895348593142</text:p>
              </table:table-cell>
              <table:table-cell office:value-type="float" office:value="0.00435790697186284">
                <text:p>0.00435790697186284</text:p>
              </table:table-cell>
              <table:table-cell office:value-type="float" office:value="0.00146742884318645">
                <text:p>0.00146742884318645</text:p>
              </table:table-cell>
              <table:table-cell office:value-type="float" office:value="0.0121052971440634">
                <text:p>0.0121052971440634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54">
                <text:p>54</text:p>
              </table:table-cell>
              <table:table-cell office:value-type="float" office:value="27">
                <text:p>27</text:p>
              </table:table-cell>
              <table:table-cell office:value-type="float" office:value="32.4">
                <text:p>32.4</text:p>
              </table:table-cell>
              <table:table-cell office:value-type="float" office:value="4.02538919143569">
                <text:p>4.02538919143569</text:p>
              </table:table-cell>
              <table:table-cell office:value-type="float" office:value="0.24036276851601">
                <text:p>0.24036276851601</text:p>
              </table:table-cell>
              <table:table-cell office:value-type="float" office:value="0.0957432093700706">
                <text:p>0.0957432093700706</text:p>
              </table:table-cell>
              <table:table-cell office:value-type="float" office:value="0.0570271354547184">
                <text:p>0.0570271354547184</text:p>
              </table:table-cell>
              <table:table-cell office:value-type="float" office:value="0.200422113091569">
                <text:p>0.200422113091569</text:p>
              </table:table-cell>
              <table:table-cell office:value-type="float" office:value="0.0210027180636133">
                <text:p>0.0210027180636133</text:p>
              </table:table-cell>
              <table:table-cell office:value-type="float" office:value="0.00420054361272266">
                <text:p>0.00420054361272266</text:p>
              </table:table-cell>
              <table:table-cell office:value-type="float" office:value="0.00146086454480979">
                <text:p>0.00146086454480979</text:p>
              </table:table-cell>
              <table:table-cell office:value-type="float" office:value="0.0116681767020073">
                <text:p>0.0116681767020073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55.5">
                <text:p>55.5</text:p>
              </table:table-cell>
              <table:table-cell office:value-type="float" office:value="27.75">
                <text:p>27.75</text:p>
              </table:table-cell>
              <table:table-cell office:value-type="float" office:value="33.3">
                <text:p>33.3</text:p>
              </table:table-cell>
              <table:table-cell office:value-type="float" office:value="4.17743430685043">
                <text:p>4.17743430685043</text:p>
              </table:table-cell>
              <table:table-cell office:value-type="float" office:value="0.234363500132516">
                <text:p>0.234363500132516</text:p>
              </table:table-cell>
              <table:table-cell office:value-type="float" office:value="0.0934983086467514">
                <text:p>0.0934983086467514</text:p>
              </table:table-cell>
              <table:table-cell office:value-type="float" office:value="0.0557899494685059">
                <text:p>0.0557899494685059</text:p>
              </table:table-cell>
              <table:table-cell office:value-type="float" office:value="0.195360490852732">
                <text:p>0.195360490852732</text:p>
              </table:table-cell>
              <table:table-cell office:value-type="float" office:value="0.0202390135975638">
                <text:p>0.0202390135975638</text:p>
              </table:table-cell>
              <table:table-cell office:value-type="float" office:value="0.00404780271951277">
                <text:p>0.00404780271951277</text:p>
              </table:table-cell>
              <table:table-cell office:value-type="float" office:value="0.00145357425142369">
                <text:p>0.00145357425142369</text:p>
              </table:table-cell>
              <table:table-cell office:value-type="float" office:value="0.0112438964430909">
                <text:p>0.0112438964430909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57">
                <text:p>57</text:p>
              </table:table-cell>
              <table:table-cell office:value-type="float" office:value="28.5">
                <text:p>28.5</text:p>
              </table:table-cell>
              <table:table-cell office:value-type="float" office:value="34.2">
                <text:p>34.2</text:p>
              </table:table-cell>
              <table:table-cell office:value-type="float" office:value="4.34035368728036">
                <text:p>4.34035368728036</text:p>
              </table:table-cell>
              <table:table-cell office:value-type="float" office:value="0.228371947950494">
                <text:p>0.228371947950494</text:p>
              </table:table-cell>
              <table:table-cell office:value-type="float" office:value="0.0912487305532022">
                <text:p>0.0912487305532022</text:p>
              </table:table-cell>
              <table:table-cell office:value-type="float" office:value="0.0545449620917314">
                <text:p>0.0545449620917314</text:p>
              </table:table-cell>
              <table:table-cell office:value-type="float" office:value="0.190308584125375">
                <text:p>0.190308584125375</text:p>
              </table:table-cell>
              <table:table-cell office:value-type="float" office:value="0.0194986254942641">
                <text:p>0.0194986254942641</text:p>
              </table:table-cell>
              <table:table-cell office:value-type="float" office:value="0.00389972509885282">
                <text:p>0.00389972509885282</text:p>
              </table:table-cell>
              <table:table-cell office:value-type="float" office:value="0.0014456231976716">
                <text:p>0.0014456231976716</text:p>
              </table:table-cell>
              <table:table-cell office:value-type="float" office:value="0.0108325697190355">
                <text:p>0.0108325697190355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58.5">
                <text:p>58.5</text:p>
              </table:table-cell>
              <table:table-cell office:value-type="float" office:value="29.25">
                <text:p>29.25</text:p>
              </table:table-cell>
              <table:table-cell office:value-type="float" office:value="35.1">
                <text:p>35.1</text:p>
              </table:table-cell>
              <table:table-cell office:value-type="float" office:value="4.51539460881429">
                <text:p>4.51539460881429</text:p>
              </table:table-cell>
              <table:table-cell office:value-type="float" office:value="0.222403587480913">
                <text:p>0.222403587480913</text:p>
              </table:table-cell>
              <table:table-cell office:value-type="float" office:value="0.089000713046315">
                <text:p>0.089000713046315</text:p>
              </table:table-cell>
              <table:table-cell office:value-type="float" office:value="0.0532959108893804">
                <text:p>0.0532959108893804</text:p>
              </table:table-cell>
              <table:table-cell office:value-type="float" office:value="0.185279256908846">
                <text:p>0.185279256908846</text:p>
              </table:table-cell>
              <table:table-cell office:value-type="float" office:value="0.0187816035958503">
                <text:p>0.0187816035958503</text:p>
              </table:table-cell>
              <table:table-cell office:value-type="float" office:value="0.00375632071917006">
                <text:p>0.00375632071917006</text:p>
              </table:table-cell>
              <table:table-cell office:value-type="float" office:value="0.00143707188765829">
                <text:p>0.00143707188765829</text:p>
              </table:table-cell>
              <table:table-cell office:value-type="float" office:value="0.0104342242199167">
                <text:p>0.0104342242199167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36">
                <text:p>36</text:p>
              </table:table-cell>
              <table:table-cell office:value-type="float" office:value="4.70399133094482">
                <text:p>4.70399133094482</text:p>
              </table:table-cell>
              <table:table-cell office:value-type="float" office:value="0.21647216593811">
                <text:p>0.21647216593811</text:p>
              </table:table-cell>
              <table:table-cell office:value-type="float" office:value="0.0867598390434579">
                <text:p>0.0867598390434579</text:p>
              </table:table-cell>
              <table:table-cell office:value-type="float" office:value="0.0520461669349237">
                <text:p>0.0520461669349237</text:p>
              </table:table-cell>
              <table:table-cell office:value-type="float" office:value="0.180283918687272">
                <text:p>0.180283918687272</text:p>
              </table:table-cell>
              <table:table-cell office:value-type="float" office:value="0.0180878679391837">
                <text:p>0.0180878679391837</text:p>
              </table:table-cell>
              <table:table-cell office:value-type="float" office:value="0.00361757358783674">
                <text:p>0.00361757358783674</text:p>
              </table:table-cell>
              <table:table-cell office:value-type="float" office:value="0.00142797643838877">
                <text:p>0.00142797643838877</text:p>
              </table:table-cell>
              <table:table-cell office:value-type="float" office:value="0.0100488155217686">
                <text:p>0.0100488155217686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61.5">
                <text:p>61.5</text:p>
              </table:table-cell>
              <table:table-cell office:value-type="float" office:value="30.75">
                <text:p>30.75</text:p>
              </table:table-cell>
              <table:table-cell office:value-type="float" office:value="36.9">
                <text:p>36.9</text:p>
              </table:table-cell>
              <table:table-cell office:value-type="float" office:value="4.90780383780545">
                <text:p>4.90780383780545</text:p>
              </table:table-cell>
              <table:table-cell office:value-type="float" office:value="0.210589850793797">
                <text:p>0.210589850793797</text:p>
              </table:table-cell>
              <table:table-cell office:value-type="float" office:value="0.0845310905188528">
                <text:p>0.0845310905188528</text:p>
              </table:table-cell>
              <table:table-cell office:value-type="float" office:value="0.050798763697626">
                <text:p>0.050798763697626</text:p>
              </table:table-cell>
              <table:table-cell office:value-type="float" office:value="0.175332650429702">
                <text:p>0.175332650429702</text:p>
              </table:table-cell>
              <table:table-cell office:value-type="float" office:value="0.0174172299094719">
                <text:p>0.0174172299094719</text:p>
              </table:table-cell>
              <table:table-cell office:value-type="float" office:value="0.00348344598189439">
                <text:p>0.00348344598189439</text:p>
              </table:table-cell>
              <table:table-cell office:value-type="float" office:value="0.00141838889704991">
                <text:p>0.00141838889704991</text:p>
              </table:table-cell>
              <table:table-cell office:value-type="float" office:value="0.00967623883859544">
                <text:p>0.00967623883859544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63">
                <text:p>63</text:p>
              </table:table-cell>
              <table:table-cell office:value-type="float" office:value="31.5">
                <text:p>31.5</text:p>
              </table:table-cell>
              <table:table-cell office:value-type="float" office:value="37.8">
                <text:p>37.8</text:p>
              </table:table-cell>
              <table:table-cell office:value-type="float" office:value="5.1287661841432">
                <text:p>5.1287661841432</text:p>
              </table:table-cell>
              <table:table-cell office:value-type="float" office:value="0.204767366645724">
                <text:p>0.204767366645724</text:p>
              </table:table-cell>
              <table:table-cell office:value-type="float" office:value="0.0823188984899289">
                <text:p>0.0823188984899289</text:p>
              </table:table-cell>
              <table:table-cell office:value-type="float" office:value="0.0495564238234141">
                <text:p>0.0495564238234141</text:p>
              </table:table-cell>
              <table:table-cell office:value-type="float" office:value="0.170434320612189">
                <text:p>0.170434320612189</text:p>
              </table:table-cell>
              <table:table-cell office:value-type="float" office:value="0.0167694105739232">
                <text:p>0.0167694105739232</text:p>
              </table:table-cell>
              <table:table-cell office:value-type="float" office:value="0.00335388211478464">
                <text:p>0.00335388211478464</text:p>
              </table:table-cell>
              <table:table-cell office:value-type="float" office:value="0.00140835753425231">
                <text:p>0.00140835753425231</text:p>
              </table:table-cell>
              <table:table-cell office:value-type="float" office:value="0.00931633920773501">
                <text:p>0.00931633920773501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64.5">
                <text:p>64.5</text:p>
              </table:table-cell>
              <table:table-cell office:value-type="float" office:value="32.25">
                <text:p>32.25</text:p>
              </table:table-cell>
              <table:table-cell office:value-type="float" office:value="38.7">
                <text:p>38.7</text:p>
              </table:table-cell>
              <table:table-cell office:value-type="float" office:value="5.36914741878923">
                <text:p>5.36914741878923</text:p>
              </table:table-cell>
              <table:table-cell office:value-type="float" office:value="0.199014121285842">
                <text:p>0.199014121285842</text:p>
              </table:table-cell>
              <table:table-cell office:value-type="float" office:value="0.0801271891948512">
                <text:p>0.0801271891948512</text:p>
              </table:table-cell>
              <table:table-cell office:value-type="float" office:value="0.0483215839577727">
                <text:p>0.0483215839577727</text:p>
              </table:table-cell>
              <table:table-cell office:value-type="float" office:value="0.165596692022182">
                <text:p>0.165596692022182</text:p>
              </table:table-cell>
              <table:table-cell office:value-type="float" office:value="0.0161440565548023">
                <text:p>0.0161440565548023</text:p>
              </table:table-cell>
              <table:table-cell office:value-type="float" office:value="0.00322881131096046">
                <text:p>0.00322881131096046</text:p>
              </table:table-cell>
              <table:table-cell office:value-type="float" office:value="0.00139792711516675">
                <text:p>0.00139792711516675</text:p>
              </table:table-cell>
              <table:table-cell office:value-type="float" office:value="0.0089689203082234">
                <text:p>0.0089689203082234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66">
                <text:p>66</text:p>
              </table:table-cell>
              <table:table-cell office:value-type="float" office:value="33">
                <text:p>33</text:p>
              </table:table-cell>
              <table:table-cell office:value-type="float" office:value="39.6">
                <text:p>39.6</text:p>
              </table:table-cell>
              <table:table-cell office:value-type="float" office:value="5.63162914542722">
                <text:p>5.63162914542722</text:p>
              </table:table-cell>
              <table:table-cell office:value-type="float" office:value="0.193338321787051">
                <text:p>0.193338321787051</text:p>
              </table:table-cell>
              <table:table-cell office:value-type="float" office:value="0.0779594267407199">
                <text:p>0.0779594267407199</text:p>
              </table:table-cell>
              <table:table-cell office:value-type="float" office:value="0.0470964177488427">
                <text:p>0.0470964177488427</text:p>
              </table:table-cell>
              <table:table-cell office:value-type="float" office:value="0.160826520048717">
                <text:p>0.160826520048717</text:p>
              </table:table-cell>
              <table:table-cell office:value-type="float" office:value="0.0155407537554182">
                <text:p>0.0155407537554182</text:p>
              </table:table-cell>
              <table:table-cell office:value-type="float" office:value="0.00310815075108365">
                <text:p>0.00310815075108365</text:p>
              </table:table-cell>
              <table:table-cell office:value-type="float" office:value="0.00138713915032431">
                <text:p>0.00138713915032431</text:p>
              </table:table-cell>
              <table:table-cell office:value-type="float" office:value="0.00863375208634339">
                <text:p>0.00863375208634339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67.5">
                <text:p>67.5</text:p>
              </table:table-cell>
              <table:table-cell office:value-type="float" office:value="33.75">
                <text:p>33.75</text:p>
              </table:table-cell>
              <table:table-cell office:value-type="float" office:value="40.5">
                <text:p>40.5</text:p>
              </table:table-cell>
              <table:table-cell office:value-type="float" office:value="5.91940533836395">
                <text:p>5.91940533836395</text:p>
              </table:table-cell>
              <table:table-cell office:value-type="float" office:value="0.187747081366587">
                <text:p>0.187747081366587</text:p>
              </table:table-cell>
              <table:table-cell office:value-type="float" office:value="0.0758186524817896">
                <text:p>0.0758186524817896</text:p>
              </table:table-cell>
              <table:table-cell office:value-type="float" office:value="0.0458828571593041">
                <text:p>0.0458828571593041</text:p>
              </table:table-cell>
              <table:table-cell office:value-type="float" office:value="0.156129643109169">
                <text:p>0.156129643109169</text:p>
              </table:table-cell>
              <table:table-cell office:value-type="float" office:value="0.01495903921269">
                <text:p>0.01495903921269</text:p>
              </table:table-cell>
              <table:table-cell office:value-type="float" office:value="0.002991807842538">
                <text:p>0.002991807842538</text:p>
              </table:table-cell>
              <table:table-cell office:value-type="float" office:value="0.00137603212769797">
                <text:p>0.00137603212769797</text:p>
              </table:table-cell>
              <table:table-cell office:value-type="float" office:value="0.00831057734038327">
                <text:p>0.00831057734038327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69">
                <text:p>69</text:p>
              </table:table-cell>
              <table:table-cell office:value-type="float" office:value="34.5">
                <text:p>34.5</text:p>
              </table:table-cell>
              <table:table-cell office:value-type="float" office:value="41.4">
                <text:p>41.4</text:p>
              </table:table-cell>
              <table:table-cell office:value-type="float" office:value="6.2363122974568">
                <text:p>6.2363122974568</text:p>
              </table:table-cell>
              <table:table-cell office:value-type="float" office:value="0.182246517727698">
                <text:p>0.182246517727698</text:p>
              </table:table-cell>
              <table:table-cell office:value-type="float" office:value="0.0737075213683433">
                <text:p>0.0737075213683433</text:p>
              </table:table-cell>
              <table:table-cell office:value-type="float" office:value="0.0446826122066975">
                <text:p>0.0446826122066975</text:p>
              </table:table-cell>
              <table:table-cell office:value-type="float" office:value="0.151511065814589">
                <text:p>0.151511065814589</text:p>
              </table:table-cell>
              <table:table-cell office:value-type="float" office:value="0.0143984113152235">
                <text:p>0.0143984113152235</text:p>
              </table:table-cell>
              <table:table-cell office:value-type="float" office:value="0.00287968226304469">
                <text:p>0.00287968226304469</text:p>
              </table:table-cell>
              <table:table-cell office:value-type="float" office:value="0.00136464172754694">
                <text:p>0.00136464172754694</text:p>
              </table:table-cell>
              <table:table-cell office:value-type="float" office:value="0.0079991173973463">
                <text:p>0.0079991173973463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70.5">
                <text:p>70.5</text:p>
              </table:table-cell>
              <table:table-cell office:value-type="float" office:value="35.25">
                <text:p>35.25</text:p>
              </table:table-cell>
              <table:table-cell office:value-type="float" office:value="42.3">
                <text:p>42.3</text:p>
              </table:table-cell>
              <table:table-cell office:value-type="float" office:value="6.58699997809086">
                <text:p>6.58699997809086</text:p>
              </table:table-cell>
              <table:table-cell office:value-type="float" office:value="0.176841843528898">
                <text:p>0.176841843528898</text:p>
              </table:table-cell>
              <table:table-cell office:value-type="float" office:value="0.0716283354894883">
                <text:p>0.0716283354894883</text:p>
              </table:table-cell>
              <table:table-cell office:value-type="float" office:value="0.0434971892435245">
                <text:p>0.0434971892435245</text:p>
              </table:table-cell>
              <table:table-cell office:value-type="float" office:value="0.146975035430466">
                <text:p>0.146975035430466</text:p>
              </table:table-cell>
              <table:table-cell office:value-type="float" office:value="0.0138583385955932">
                <text:p>0.0138583385955932</text:p>
              </table:table-cell>
              <table:table-cell office:value-type="float" office:value="0.00277166771911865">
                <text:p>0.00277166771911865</text:p>
              </table:table-cell>
              <table:table-cell office:value-type="float" office:value="0.00135300102137983">
                <text:p>0.00135300102137983</text:p>
              </table:table-cell>
              <table:table-cell office:value-type="float" office:value="0.00769907699755172">
                <text:p>0.00769907699755172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72">
                <text:p>72</text:p>
              </table:table-cell>
              <table:table-cell office:value-type="float" office:value="36">
                <text:p>36</text:p>
              </table:table-cell>
              <table:table-cell office:value-type="float" office:value="43.2">
                <text:p>43.2</text:p>
              </table:table-cell>
              <table:table-cell office:value-type="float" office:value="6.97716097865461">
                <text:p>6.97716097865461</text:p>
              </table:table-cell>
              <table:table-cell office:value-type="float" office:value="0.171537449581675">
                <text:p>0.171537449581675</text:p>
              </table:table-cell>
              <table:table-cell office:value-type="float" office:value="0.0695830750170071">
                <text:p>0.0695830750170071</text:p>
              </table:table-cell>
              <table:table-cell office:value-type="float" office:value="0.042327907880725">
                <text:p>0.042327907880725</text:p>
              </table:table-cell>
              <table:table-cell office:value-type="float" office:value="0.142525112147977">
                <text:p>0.142525112147977</text:p>
              </table:table-cell>
              <table:table-cell office:value-type="float" office:value="0.0133382672791702">
                <text:p>0.0133382672791702</text:p>
              </table:table-cell>
              <table:table-cell office:value-type="float" office:value="0.00266765345583405">
                <text:p>0.00266765345583405</text:p>
              </table:table-cell>
              <table:table-cell office:value-type="float" office:value="0.00134114065627954">
                <text:p>0.00134114065627954</text:p>
              </table:table-cell>
              <table:table-cell office:value-type="float" office:value="0.00741014848842784">
                <text:p>0.00741014848842784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73.5">
                <text:p>73.5</text:p>
              </table:table-cell>
              <table:table-cell office:value-type="float" office:value="36.75">
                <text:p>36.75</text:p>
              </table:table-cell>
              <table:table-cell office:value-type="float" office:value="44.1">
                <text:p>44.1</text:p>
              </table:table-cell>
              <table:table-cell office:value-type="float" office:value="7.4138412179049">
                <text:p>7.4138412179049</text:p>
              </table:table-cell>
              <table:table-cell office:value-type="float" office:value="0.166336981332676">
                <text:p>0.166336981332676</text:p>
              </table:table-cell>
              <table:table-cell office:value-type="float" office:value="0.0675734267424233">
                <text:p>0.0675734267424233</text:p>
              </table:table-cell>
              <table:table-cell office:value-type="float" office:value="0.0411759166509197">
                <text:p>0.0411759166509197</text:p>
              </table:table-cell>
              <table:table-cell office:value-type="float" office:value="0.138164233642055">
                <text:p>0.138164233642055</text:p>
              </table:table-cell>
              <table:table-cell office:value-type="float" office:value="0.0128376277488554">
                <text:p>0.0128376277488554</text:p>
              </table:table-cell>
              <table:table-cell office:value-type="float" office:value="0.00256752554977109">
                <text:p>0.00256752554977109</text:p>
              </table:table-cell>
              <table:table-cell office:value-type="float" office:value="0.00132908902572907">
                <text:p>0.00132908902572907</text:p>
              </table:table-cell>
              <table:table-cell office:value-type="float" office:value="0.00713201541603071">
                <text:p>0.0071320154160307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75">
                <text:p>75</text:p>
              </table:table-cell>
              <table:table-cell office:value-type="float" office:value="37.5">
                <text:p>37.5</text:p>
              </table:table-cell>
              <table:table-cell office:value-type="float" office:value="45">
                <text:p>45</text:p>
              </table:table-cell>
              <table:table-cell office:value-type="float" office:value="7.90586849854691">
                <text:p>7.90586849854691</text:p>
              </table:table-cell>
              <table:table-cell office:value-type="float" office:value="0.1612434091448">
                <text:p>0.1612434091448</text:p>
              </table:table-cell>
              <table:table-cell office:value-type="float" office:value="0.065600810385538">
                <text:p>0.065600810385538</text:p>
              </table:table-cell>
              <table:table-cell office:value-type="float" office:value="0.0400422075010978">
                <text:p>0.0400422075010978</text:p>
              </table:table-cell>
              <table:table-cell office:value-type="float" office:value="0.133894774356832">
                <text:p>0.133894774356832</text:p>
              </table:table-cell>
              <table:table-cell office:value-type="float" office:value="0.0123558400650308">
                <text:p>0.0123558400650308</text:p>
              </table:table-cell>
              <table:table-cell office:value-type="float" office:value="0.00247116801300616">
                <text:p>0.00247116801300616</text:p>
              </table:table-cell>
              <table:table-cell office:value-type="float" office:value="0.00131687242798354">
                <text:p>0.00131687242798354</text:p>
              </table:table-cell>
              <table:table-cell office:value-type="float" office:value="0.00686435559168371">
                <text:p>0.00686435559168371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76.5">
                <text:p>76.5</text:p>
              </table:table-cell>
              <table:table-cell office:value-type="float" office:value="38.25">
                <text:p>38.25</text:p>
              </table:table-cell>
              <table:table-cell office:value-type="float" office:value="45.9">
                <text:p>45.9</text:p>
              </table:table-cell>
              <table:table-cell office:value-type="float" office:value="8.46445471303091">
                <text:p>8.46445471303091</text:p>
              </table:table-cell>
              <table:table-cell office:value-type="float" office:value="0.156259092853187">
                <text:p>0.156259092853187</text:p>
              </table:table-cell>
              <table:table-cell office:value-type="float" office:value="0.0636664028397835">
                <text:p>0.0636664028397835</text:p>
              </table:table-cell>
              <table:table-cell office:value-type="float" office:value="0.0389276291981777">
                <text:p>0.0389276291981777</text:p>
              </table:table-cell>
              <table:table-cell office:value-type="float" office:value="0.129718599925813">
                <text:p>0.129718599925813</text:p>
              </table:table-cell>
              <table:table-cell office:value-type="float" office:value="0.0118923186625379">
                <text:p>0.0118923186625379</text:p>
              </table:table-cell>
              <table:table-cell office:value-type="float" office:value="0.00237846373250759">
                <text:p>0.00237846373250759</text:p>
              </table:table-cell>
              <table:table-cell office:value-type="float" office:value="0.00130451521294718">
                <text:p>0.00130451521294718</text:p>
              </table:table-cell>
              <table:table-cell office:value-type="float" office:value="0.0066068437014099">
                <text:p>0.0066068437014099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78">
                <text:p>78</text:p>
              </table:table-cell>
              <table:table-cell office:value-type="float" office:value="39">
                <text:p>39</text:p>
              </table:table-cell>
              <table:table-cell office:value-type="float" office:value="46.8">
                <text:p>46.8</text:p>
              </table:table-cell>
              <table:table-cell office:value-type="float" office:value="9.10405976095967">
                <text:p>9.10405976095967</text:p>
              </table:table-cell>
              <table:table-cell office:value-type="float" office:value="0.15138584103645">
                <text:p>0.15138584103645</text:p>
              </table:table-cell>
              <table:table-cell office:value-type="float" office:value="0.0617711605077573">
                <text:p>0.0617711605077573</text:p>
              </table:table-cell>
              <table:table-cell office:value-type="float" office:value="0.0378328997250524">
                <text:p>0.0378328997250524</text:p>
              </table:table-cell>
              <table:table-cell office:value-type="float" office:value="0.125637117103477">
                <text:p>0.125637117103477</text:p>
              </table:table-cell>
              <table:table-cell office:value-type="float" office:value="0.011446476331209">
                <text:p>0.011446476331209</text:p>
              </table:table-cell>
              <table:table-cell office:value-type="float" office:value="0.00228929526624179">
                <text:p>0.00228929526624179</text:p>
              </table:table-cell>
              <table:table-cell office:value-type="float" office:value="0.00129203991843622">
                <text:p>0.00129203991843622</text:p>
              </table:table-cell>
              <table:table-cell office:value-type="float" office:value="0.00635915351733825">
                <text:p>0.00635915351733825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79.5">
                <text:p>79.5</text:p>
              </table:table-cell>
              <table:table-cell office:value-type="float" office:value="39.75">
                <text:p>39.75</text:p>
              </table:table-cell>
              <table:table-cell office:value-type="float" office:value="47.7">
                <text:p>47.7</text:p>
              </table:table-cell>
              <table:table-cell office:value-type="float" office:value="9.84366027598784">
                <text:p>9.84366027598784</text:p>
              </table:table-cell>
              <table:table-cell office:value-type="float" office:value="0.146624965410477">
                <text:p>0.146624965410477</text:p>
              </table:table-cell>
              <table:table-cell office:value-type="float" office:value="0.059915839869174">
                <text:p>0.059915839869174</text:p>
              </table:table-cell>
              <table:table-cell office:value-type="float" office:value="0.0367586177393159">
                <text:p>0.0367586177393159</text:p>
              </table:table-cell>
              <table:table-cell office:value-type="float" office:value="0.121651319556574">
                <text:p>0.121651319556574</text:p>
              </table:table-cell>
              <table:table-cell office:value-type="float" office:value="0.0110177275731217">
                <text:p>0.0110177275731217</text:p>
              </table:table-cell>
              <table:table-cell office:value-type="float" office:value="0.00220354551462434">
                <text:p>0.00220354551462434</text:p>
              </table:table-cell>
              <table:table-cell office:value-type="float" office:value="0.00127946739663638">
                <text:p>0.00127946739663638</text:p>
              </table:table-cell>
              <table:table-cell office:value-type="float" office:value="0.00612095976284532">
                <text:p>0.00612095976284532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81">
                <text:p>81</text:p>
              </table:table-cell>
              <table:table-cell office:value-type="float" office:value="40.5">
                <text:p>40.5</text:p>
              </table:table-cell>
              <table:table-cell office:value-type="float" office:value="48.6">
                <text:p>48.6</text:p>
              </table:table-cell>
              <table:table-cell office:value-type="float" office:value="10.7086632486447">
                <text:p>10.7086632486447</text:p>
              </table:table-cell>
              <table:table-cell office:value-type="float" office:value="0.141977330721599">
                <text:p>0.141977330721599</text:p>
              </table:table-cell>
              <table:table-cell office:value-type="float" office:value="0.0581010164131481">
                <text:p>0.0581010164131481</text:p>
              </table:table-cell>
              <table:table-cell office:value-type="float" office:value="0.0357052731618219">
                <text:p>0.0357052731618219</text:p>
              </table:table-cell>
              <table:table-cell office:value-type="float" office:value="0.11776182983712">
                <text:p>0.11776182983712</text:p>
              </table:table-cell>
              <table:table-cell office:value-type="float" office:value="0.0106054914180763">
                <text:p>0.0106054914180763</text:p>
              </table:table-cell>
              <table:table-cell office:value-type="float" office:value="0.00212109828361527">
                <text:p>0.00212109828361527</text:p>
              </table:table-cell>
              <table:table-cell office:value-type="float" office:value="0.00126681693149869">
                <text:p>0.00126681693149869</text:p>
              </table:table-cell>
              <table:table-cell office:value-type="float" office:value="0.00589193967670902">
                <text:p>0.00589193967670902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82.5">
                <text:p>82.5</text:p>
              </table:table-cell>
              <table:table-cell office:value-type="float" office:value="41.25">
                <text:p>41.25</text:p>
              </table:table-cell>
              <table:table-cell office:value-type="float" office:value="49.5">
                <text:p>49.5</text:p>
              </table:table-cell>
              <table:table-cell office:value-type="float" office:value="11.7338824208159">
                <text:p>11.7338824208159</text:p>
              </table:table-cell>
              <table:table-cell office:value-type="float" office:value="0.137443400487609">
                <text:p>0.137443400487609</text:p>
              </table:table-cell>
              <table:table-cell office:value-type="float" office:value="0.0563271020571279">
                <text:p>0.0563271020571279</text:p>
              </table:table-cell>
              <table:table-cell office:value-type="float" office:value="0.0346732569575344">
                <text:p>0.0346732569575344</text:p>
              </table:table-cell>
              <table:table-cell office:value-type="float" office:value="0.113968937834724">
                <text:p>0.113968937834724</text:p>
              </table:table-cell>
              <table:table-cell office:value-type="float" office:value="0.0102091937685846">
                <text:p>0.0102091937685846</text:p>
              </table:table-cell>
              <table:table-cell office:value-type="float" office:value="0.00204183875371692">
                <text:p>0.00204183875371692</text:p>
              </table:table-cell>
              <table:table-cell office:value-type="float" office:value="0.00125410634775722">
                <text:p>0.00125410634775722</text:p>
              </table:table-cell>
              <table:table-cell office:value-type="float" office:value="0.00567177431588026">
                <text:p>0.00567177431588026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84">
                <text:p>84</text:p>
              </table:table-cell>
              <table:table-cell office:value-type="float" office:value="42">
                <text:p>42</text:p>
              </table:table-cell>
              <table:table-cell office:value-type="float" office:value="50.4">
                <text:p>50.4</text:p>
              </table:table-cell>
              <table:table-cell office:value-type="float" office:value="12.9683363412455">
                <text:p>12.9683363412455</text:p>
              </table:table-cell>
              <table:table-cell office:value-type="float" office:value="0.133023278908929">
                <text:p>0.133023278908929</text:p>
              </table:table-cell>
              <table:table-cell office:value-type="float" office:value="0.054594361165909">
                <text:p>0.054594361165909</text:p>
              </table:table-cell>
              <table:table-cell office:value-type="float" office:value="0.0336628701667567">
                <text:p>0.0336628701667567</text:p>
              </table:table-cell>
              <table:table-cell office:value-type="float" office:value="0.11027263598341">
                <text:p>0.11027263598341</text:p>
              </table:table-cell>
              <table:table-cell office:value-type="float" office:value="0.0098282693367308">
                <text:p>0.0098282693367308</text:p>
              </table:table-cell>
              <table:table-cell office:value-type="float" office:value="0.00196565386734616">
                <text:p>0.00196565386734616</text:p>
              </table:table-cell>
              <table:table-cell office:value-type="float" office:value="0.00124135211219775">
                <text:p>0.00124135211219775</text:p>
              </table:table-cell>
              <table:table-cell office:value-type="float" office:value="0.00546014963151706">
                <text:p>0.00546014963151706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85.5">
                <text:p>85.5</text:p>
              </table:table-cell>
              <table:table-cell office:value-type="float" office:value="42.75">
                <text:p>42.75</text:p>
              </table:table-cell>
              <table:table-cell office:value-type="float" office:value="51.3">
                <text:p>51.3</text:p>
              </table:table-cell>
              <table:table-cell office:value-type="float" office:value="14.4833166260153">
                <text:p>14.4833166260153</text:p>
              </table:table-cell>
              <table:table-cell office:value-type="float" office:value="0.128716749247961">
                <text:p>0.128716749247961</text:p>
              </table:table-cell>
              <table:table-cell office:value-type="float" office:value="0.0529029252758912">
                <text:p>0.0529029252758912</text:p>
              </table:table-cell>
              <table:table-cell office:value-type="float" office:value="0.0326743322407621">
                <text:p>0.0326743322407621</text:p>
              </table:table-cell>
              <table:table-cell office:value-type="float" office:value="0.1066726514772">
                <text:p>0.1066726514772</text:p>
              </table:table-cell>
              <table:table-cell office:value-type="float" office:value="0.00946216322745228">
                <text:p>0.00946216322745228</text:p>
              </table:table-cell>
              <table:table-cell office:value-type="float" office:value="0.00189243264549046">
                <text:p>0.00189243264549046</text:p>
              </table:table-cell>
              <table:table-cell office:value-type="float" office:value="0.00122856942775626">
                <text:p>0.00122856942775626</text:p>
              </table:table-cell>
              <table:table-cell office:value-type="float" office:value="0.00525675734858454">
                <text:p>0.00525675734858454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87">
                <text:p>87</text:p>
              </table:table-cell>
              <table:table-cell office:value-type="float" office:value="43.5">
                <text:p>43.5</text:p>
              </table:table-cell>
              <table:table-cell office:value-type="float" office:value="52.2">
                <text:p>52.2</text:p>
              </table:table-cell>
              <table:table-cell office:value-type="float" office:value="16.3866600610078">
                <text:p>16.3866600610078</text:p>
              </table:table-cell>
              <table:table-cell office:value-type="float" office:value="0.124523308952199">
                <text:p>0.124523308952199</text:p>
              </table:table-cell>
              <table:table-cell office:value-type="float" office:value="0.0512528066220767">
                <text:p>0.0512528066220767</text:p>
              </table:table-cell>
              <table:table-cell office:value-type="float" office:value="0.0317077887320568">
                <text:p>0.0317077887320568</text:p>
              </table:table-cell>
              <table:table-cell office:value-type="float" office:value="0.103168475729506">
                <text:p>0.103168475729506</text:p>
              </table:table-cell>
              <table:table-cell office:value-type="float" office:value="0.00911033221594327">
                <text:p>0.00911033221594327</text:p>
              </table:table-cell>
              <table:table-cell office:value-type="float" office:value="0.00182206644318865">
                <text:p>0.00182206644318865</text:p>
              </table:table-cell>
              <table:table-cell office:value-type="float" office:value="0.00121577232098046">
                <text:p>0.00121577232098046</text:p>
              </table:table-cell>
              <table:table-cell office:value-type="float" office:value="0.00506129567552398">
                <text:p>0.00506129567552398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88.5">
                <text:p>88.5</text:p>
              </table:table-cell>
              <table:table-cell office:value-type="float" office:value="44.25">
                <text:p>44.25</text:p>
              </table:table-cell>
              <table:table-cell office:value-type="float" office:value="53.1">
                <text:p>53.1</text:p>
              </table:table-cell>
              <table:table-cell office:value-type="float" office:value="18.8496079427362">
                <text:p>18.8496079427362</text:p>
              </table:table-cell>
              <table:table-cell office:value-type="float" office:value="0.120442201775889">
                <text:p>0.120442201775889</text:p>
              </table:table-cell>
              <table:table-cell office:value-type="float" office:value="0.0496439105581933">
                <text:p>0.0496439105581933</text:p>
              </table:table-cell>
              <table:table-cell office:value-type="float" office:value="0.0307633183859864">
                <text:p>0.0307633183859864</text:p>
              </table:table-cell>
              <table:table-cell office:value-type="float" office:value="0.0997593912934644">
                <text:p>0.0997593912934644</text:p>
              </table:table-cell>
              <table:table-cell office:value-type="float" office:value="0.00877224576089887">
                <text:p>0.00877224576089887</text:p>
              </table:table-cell>
              <table:table-cell office:value-type="float" office:value="0.00175444915217977">
                <text:p>0.00175444915217977</text:p>
              </table:table-cell>
              <table:table-cell office:value-type="float" office:value="0.00120297372334525">
                <text:p>0.00120297372334525</text:p>
              </table:table-cell>
              <table:table-cell office:value-type="float" office:value="0.00487346986716598">
                <text:p>0.00487346986716598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90">
                <text:p>90</text:p>
              </table:table-cell>
              <table:table-cell office:value-type="float" office:value="45">
                <text:p>45</text:p>
              </table:table-cell>
              <table:table-cell office:value-type="float" office:value="54">
                <text:p>54</text:p>
              </table:table-cell>
              <table:table-cell office:value-type="float" office:value="22.1614360206493">
                <text:p>22.1614360206493</text:p>
              </table:table-cell>
              <table:table-cell office:value-type="float" office:value="0.116472447135787">
                <text:p>0.116472447135787</text:p>
              </table:table-cell>
              <table:table-cell office:value-type="float" office:value="0.0480760469537208">
                <text:p>0.0480760469537208</text:p>
              </table:table-cell>
              <table:table-cell office:value-type="float" office:value="0.029840939677112">
                <text:p>0.029840939677112</text:p>
              </table:table-cell>
              <table:table-cell office:value-type="float" office:value="0.0964444964439033">
                <text:p>0.0964444964439033</text:p>
              </table:table-cell>
              <table:table-cell office:value-type="float" office:value="0.00844738679006701">
                <text:p>0.00844738679006701</text:p>
              </table:table-cell>
              <table:table-cell office:value-type="float" office:value="0.0016894773580134">
                <text:p>0.0016894773580134</text:p>
              </table:table-cell>
              <table:table-cell office:value-type="float" office:value="0.001190185546875">
                <text:p>0.001190185546875</text:p>
              </table:table-cell>
              <table:table-cell office:value-type="float" office:value="0.00469299266114829">
                <text:p>0.00469299266114829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91.5">
                <text:p>91.5</text:p>
              </table:table-cell>
              <table:table-cell office:value-type="float" office:value="45.75">
                <text:p>45.75</text:p>
              </table:table-cell>
              <table:table-cell office:value-type="float" office:value="54.9">
                <text:p>54.9</text:p>
              </table:table-cell>
              <table:table-cell office:value-type="float" office:value="26.8523276289976">
                <text:p>26.8523276289976</text:p>
              </table:table-cell>
              <table:table-cell office:value-type="float" office:value="0.112612866918726">
                <text:p>0.112612866918726</text:p>
              </table:table-cell>
              <table:table-cell office:value-type="float" office:value="0.0465489406454707">
                <text:p>0.0465489406454707</text:p>
              </table:table-cell>
              <table:table-cell office:value-type="float" office:value="0.0289406168307326">
                <text:p>0.0289406168307326</text:p>
              </table:table-cell>
              <table:table-cell office:value-type="float" office:value="0.0932227276062955">
                <text:p>0.0932227276062955</text:p>
              </table:table-cell>
              <table:table-cell office:value-type="float" office:value="0.00813525228998151">
                <text:p>0.00813525228998151</text:p>
              </table:table-cell>
              <table:table-cell office:value-type="float" office:value="0.0016270504579963">
                <text:p>0.0016270504579963</text:p>
              </table:table-cell>
              <table:table-cell office:value-type="float" office:value="0.00117741875448981">
                <text:p>0.00117741875448981</text:p>
              </table:table-cell>
              <table:table-cell office:value-type="float" office:value="0.00451958460554524">
                <text:p>0.00451958460554524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93">
                <text:p>93</text:p>
              </table:table-cell>
              <table:table-cell office:value-type="float" office:value="46.5">
                <text:p>46.5</text:p>
              </table:table-cell>
              <table:table-cell office:value-type="float" office:value="55.8">
                <text:p>55.8</text:p>
              </table:table-cell>
              <table:table-cell office:value-type="float" office:value="34.0100983934324">
                <text:p>34.0100983934324</text:p>
              </table:table-cell>
              <table:table-cell office:value-type="float" office:value="0.108862109942237">
                <text:p>0.108862109942237</text:p>
              </table:table-cell>
              <table:table-cell office:value-type="float" office:value="0.0450622410156798">
                <text:p>0.0450622410156798</text:p>
              </table:table-cell>
              <table:table-cell office:value-type="float" office:value="0.0280622653670836">
                <text:p>0.0280622653670836</text:p>
              </table:table-cell>
              <table:table-cell office:value-type="float" office:value="0.0900928798039627">
                <text:p>0.0900928798039627</text:p>
              </table:table-cell>
              <table:table-cell office:value-type="float" office:value="0.00783535372772051">
                <text:p>0.00783535372772051</text:p>
              </table:table-cell>
              <table:table-cell office:value-type="float" office:value="0.0015670707455441">
                <text:p>0.0015670707455441</text:p>
              </table:table-cell>
              <table:table-cell office:value-type="float" office:value="0.00116468342546081">
                <text:p>0.00116468342546081</text:p>
              </table:table-cell>
              <table:table-cell office:value-type="float" office:value="0.00435297429317801">
                <text:p>0.00435297429317801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94.5">
                <text:p>94.5</text:p>
              </table:table-cell>
              <table:table-cell office:value-type="float" office:value="47.25">
                <text:p>47.25</text:p>
              </table:table-cell>
              <table:table-cell office:value-type="float" office:value="56.7">
                <text:p>56.7</text:p>
              </table:table-cell>
              <table:table-cell office:value-type="float" office:value="46.2748639768">
                <text:p>46.2748639768</text:p>
              </table:table-cell>
              <table:table-cell office:value-type="float" office:value="0.105218674254178">
                <text:p>0.105218674254178</text:p>
              </table:table-cell>
              <table:table-cell office:value-type="float" office:value="0.0436155307633046">
                <text:p>0.0436155307633046</text:p>
              </table:table-cell>
              <table:table-cell office:value-type="float" office:value="0.0272057572031009">
                <text:p>0.0272057572031009</text:p>
              </table:table-cell>
              <table:table-cell office:value-type="float" office:value="0.0870536252816942">
                <text:p>0.0870536252816942</text:p>
              </table:table-cell>
              <table:table-cell office:value-type="float" office:value="0.00754721732900526">
                <text:p>0.00754721732900526</text:p>
              </table:table-cell>
              <table:table-cell office:value-type="float" office:value="0.00150944346580105">
                <text:p>0.00150944346580105</text:p>
              </table:table-cell>
              <table:table-cell office:value-type="float" office:value="0.00115198881632988">
                <text:p>0.00115198881632988</text:p>
              </table:table-cell>
              <table:table-cell office:value-type="float" office:value="0.00419289851611399">
                <text:p>0.00419289851611399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96">
                <text:p>96</text:p>
              </table:table-cell>
              <table:table-cell office:value-type="float" office:value="48">
                <text:p>48</text:p>
              </table:table-cell>
              <table:table-cell office:value-type="float" office:value="57.6">
                <text:p>57.6</text:p>
              </table:table-cell>
              <table:table-cell office:value-type="float" office:value="72.1435504333414">
                <text:p>72.1435504333414</text:p>
              </table:table-cell>
              <table:table-cell office:value-type="float" office:value="0.101680927443216">
                <text:p>0.101680927443216</text:p>
              </table:table-cell>
              <table:table-cell office:value-type="float" office:value="0.0422083339302987">
                <text:p>0.0422083339302987</text:p>
              </table:table-cell>
              <table:table-cell office:value-type="float" office:value="0.0263709253441743">
                <text:p>0.0263709253441743</text:p>
              </table:table-cell>
              <table:table-cell office:value-type="float" office:value="0.084103530451854">
                <text:p>0.084103530451854</text:p>
              </table:table-cell>
              <table:table-cell office:value-type="float" office:value="0.00727038423385958">
                <text:p>0.00727038423385958</text:p>
              </table:table-cell>
              <table:table-cell office:value-type="float" office:value="0.00145407684677192">
                <text:p>0.00145407684677192</text:p>
              </table:table-cell>
              <table:table-cell office:value-type="float" office:value="0.00113934341762164">
                <text:p>0.00113934341762164</text:p>
              </table:table-cell>
              <table:table-cell office:value-type="float" office:value="0.00403910235214417">
                <text:p>0.00403910235214417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97.5">
                <text:p>97.5</text:p>
              </table:table-cell>
              <table:table-cell office:value-type="float" office:value="48.75">
                <text:p>48.75</text:p>
              </table:table-cell>
              <table:table-cell office:value-type="float" office:value="58.5">
                <text:p>58.5</text:p>
              </table:table-cell>
              <table:table-cell office:value-type="float" office:value="162.433262445266">
                <text:p>162.433262445266</text:p>
              </table:table-cell>
              <table:table-cell office:value-type="float" office:value="0.0982471251189181">
                <text:p>0.0982471251189181</text:p>
              </table:table-cell>
              <table:table-cell office:value-type="float" office:value="0.0408401232401194">
                <text:p>0.0408401232401194</text:p>
              </table:table-cell>
              <table:table-cell office:value-type="float" office:value="0.0255575681960263">
                <text:p>0.0255575681960263</text:p>
              </table:table-cell>
              <table:table-cell office:value-type="float" office:value="0.081241071297865">
                <text:p>0.081241071297865</text:p>
              </table:table-cell>
              <table:table-cell office:value-type="float" office:value="0.00700441054833863">
                <text:p>0.00700441054833863</text:p>
              </table:table-cell>
              <table:table-cell office:value-type="float" office:value="0.00140088210966773">
                <text:p>0.00140088210966773</text:p>
              </table:table-cell>
              <table:table-cell office:value-type="float" office:value="0.00112675500665089">
                <text:p>0.00112675500665089</text:p>
              </table:table-cell>
              <table:table-cell office:value-type="float" office:value="0.00389133919352142">
                <text:p>0.00389133919352142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99">
                <text:p>99</text:p>
              </table:table-cell>
              <table:table-cell office:value-type="float" office:value="49.5">
                <text:p>49.5</text:p>
              </table:table-cell>
              <table:table-cell office:value-type="float" office:value="59.4">
                <text:p>59.4</text:p>
              </table:table-cell>
              <table:table-cell office:value-type="float" office:value="-664.428516929834">
                <text:p>-664.428516929834</text:p>
              </table:table-cell>
              <table:table-cell office:value-type="float" office:value="0.0949154277081147">
                <text:p>0.0949154277081147</text:p>
              </table:table-cell>
              <table:table-cell office:value-type="float" office:value="0.0395103268014856">
                <text:p>0.0395103268014856</text:p>
              </table:table-cell>
              <table:table-cell office:value-type="float" office:value="0.0247654535247191">
                <text:p>0.0247654535247191</text:p>
              </table:table-cell>
              <table:table-cell office:value-type="float" office:value="0.0784646473596015">
                <text:p>0.0784646473596015</text:p>
              </table:table-cell>
              <table:table-cell office:value-type="float" office:value="0.00674886730845666">
                <text:p>0.00674886730845666</text:p>
              </table:table-cell>
              <table:table-cell office:value-type="float" office:value="0.00134977346169133">
                <text:p>0.00134977346169133</text:p>
              </table:table-cell>
              <table:table-cell office:value-type="float" office:value="0.0011142306967052">
                <text:p>0.0011142306967052</text:p>
              </table:table-cell>
              <table:table-cell office:value-type="float" office:value="0.00374937072692032">
                <text:p>0.00374937072692032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100.5">
                <text:p>100.5</text:p>
              </table:table-cell>
              <table:table-cell office:value-type="float" office:value="50.25">
                <text:p>50.25</text:p>
              </table:table-cell>
              <table:table-cell office:value-type="float" office:value="60.3">
                <text:p>60.3</text:p>
              </table:table-cell>
              <table:table-cell office:value-type="float" office:value="-109.607455060162">
                <text:p>-109.607455060162</text:p>
              </table:table-cell>
              <table:table-cell office:value-type="float" office:value="0.0916839157029891">
                <text:p>0.0916839157029891</text:p>
              </table:table-cell>
              <table:table-cell office:value-type="float" office:value="0.0382183342265029">
                <text:p>0.0382183342265029</text:p>
              </table:table-cell>
              <table:table-cell office:value-type="float" office:value="0.0239943220908086">
                <text:p>0.0239943220908086</text:p>
              </table:table-cell>
              <table:table-cell office:value-type="float" office:value="0.0757725944156556">
                <text:p>0.0757725944156556</text:p>
              </table:table-cell>
              <table:table-cell office:value-type="float" office:value="0.0065033403703603">
                <text:p>0.0065033403703603</text:p>
              </table:table-cell>
              <table:table-cell office:value-type="float" office:value="0.00130066807407206">
                <text:p>0.00130066807407206</text:p>
              </table:table-cell>
              <table:table-cell office:value-type="float" office:value="0.00110177698286173">
                <text:p>0.00110177698286173</text:p>
              </table:table-cell>
              <table:table-cell office:value-type="float" office:value="0.00361296687242235">
                <text:p>0.00361296687242235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102">
                <text:p>102</text:p>
              </table:table-cell>
              <table:table-cell office:value-type="float" office:value="51">
                <text:p>51</text:p>
              </table:table-cell>
              <table:table-cell office:value-type="float" office:value="61.2">
                <text:p>61.2</text:p>
              </table:table-cell>
              <table:table-cell office:value-type="float" office:value="-59.8826759880648">
                <text:p>-59.8826759880648</text:p>
              </table:table-cell>
              <table:table-cell office:value-type="float" office:value="0.0885506034859985">
                <text:p>0.0885506034859985</text:p>
              </table:table-cell>
              <table:table-cell office:value-type="float" office:value="0.0369635022086393">
                <text:p>0.0369635022086393</text:p>
              </table:table-cell>
              <table:table-cell office:value-type="float" office:value="0.0232438909818195">
                <text:p>0.0232438909818195</text:p>
              </table:table-cell>
              <table:table-cell office:value-type="float" office:value="0.0731631959685836">
                <text:p>0.0731631959685836</text:p>
              </table:table-cell>
              <table:table-cell office:value-type="float" office:value="0.00626743023896479">
                <text:p>0.00626743023896479</text:p>
              </table:table-cell>
              <table:table-cell office:value-type="float" office:value="0.00125348604779296">
                <text:p>0.00125348604779296</text:p>
              </table:table-cell>
              <table:table-cell office:value-type="float" office:value="0.00108939978467722">
                <text:p>0.00108939978467722</text:p>
              </table:table-cell>
              <table:table-cell office:value-type="float" office:value="0.00348190568831373">
                <text:p>0.00348190568831373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103.5">
                <text:p>103.5</text:p>
              </table:table-cell>
              <table:table-cell office:value-type="float" office:value="51.75">
                <text:p>51.75</text:p>
              </table:table-cell>
              <table:table-cell office:value-type="float" office:value="62.1">
                <text:p>62.1</text:p>
              </table:table-cell>
              <table:table-cell office:value-type="float" office:value="-41.265908421893">
                <text:p>-41.265908421893</text:p>
              </table:table-cell>
              <table:table-cell office:value-type="float" office:value="0.0855134518471328">
                <text:p>0.0855134518471328</text:p>
              </table:table-cell>
              <table:table-cell office:value-type="float" office:value="0.0357451596026704">
                <text:p>0.0357451596026704</text:p>
              </table:table-cell>
              <table:table-cell office:value-type="float" office:value="0.0225138566654988">
                <text:p>0.0225138566654988</text:p>
              </table:table-cell>
              <table:table-cell office:value-type="float" office:value="0.0706346936310568">
                <text:p>0.0706346936310568</text:p>
              </table:table-cell>
              <table:table-cell office:value-type="float" office:value="0.0060407518456699">
                <text:p>0.0060407518456699</text:p>
              </table:table-cell>
              <table:table-cell office:value-type="float" office:value="0.00120815036913398">
                <text:p>0.00120815036913398</text:p>
              </table:table-cell>
              <table:table-cell office:value-type="float" office:value="0.00107710448597278">
                <text:p>0.00107710448597278</text:p>
              </table:table-cell>
              <table:table-cell office:value-type="float" office:value="0.00335597324759435">
                <text:p>0.0033559732475943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05">
                <text:p>105</text:p>
              </table:table-cell>
              <table:table-cell office:value-type="float" office:value="52.5">
                <text:p>52.5</text:p>
              </table:table-cell>
              <table:table-cell office:value-type="float" office:value="63">
                <text:p>63</text:p>
              </table:table-cell>
              <table:table-cell office:value-type="float" office:value="-31.5206665899116">
                <text:p>-31.5206665899116</text:p>
              </table:table-cell>
              <table:table-cell office:value-type="float" office:value="0.0825703793001533">
                <text:p>0.0825703793001533</text:p>
              </table:table-cell>
              <table:table-cell office:value-type="float" office:value="0.0345626120455877">
                <text:p>0.0345626120455877</text:p>
              </table:table-cell>
              <table:table-cell office:value-type="float" office:value="0.0218038977847042">
                <text:p>0.0218038977847042</text:p>
              </table:table-cell>
              <table:table-cell office:value-type="float" office:value="0.0681852965032646">
                <text:p>0.0681852965032646</text:p>
              </table:table-cell>
              <table:table-cell office:value-type="float" office:value="0.00582293428436741">
                <text:p>0.00582293428436741</text:p>
              </table:table-cell>
              <table:table-cell office:value-type="float" office:value="0.00116458685687348">
                <text:p>0.00116458685687348</text:p>
              </table:table-cell>
              <table:table-cell office:value-type="float" office:value="0.0010648959719183">
                <text:p>0.0010648959719183</text:p>
              </table:table-cell>
              <table:table-cell office:value-type="float" office:value="0.0032349634913152">
                <text:p>0.0032349634913152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106.5">
                <text:p>106.5</text:p>
              </table:table-cell>
              <table:table-cell office:value-type="float" office:value="53.25">
                <text:p>53.25</text:p>
              </table:table-cell>
              <table:table-cell office:value-type="float" office:value="63.9">
                <text:p>63.9</text:p>
              </table:table-cell>
              <table:table-cell office:value-type="float" office:value="-25.5256868922418">
                <text:p>-25.5256868922418</text:p>
              </table:table-cell>
              <table:table-cell office:value-type="float" office:value="0.0797192722962451">
                <text:p>0.0797192722962451</text:p>
              </table:table-cell>
              <table:table-cell office:value-type="float" office:value="0.0334151461545704">
                <text:p>0.0334151461545704</text:p>
              </table:table-cell>
              <table:table-cell office:value-type="float" office:value="0.0211136777133028">
                <text:p>0.0211136777133028</text:p>
              </table:table-cell>
              <table:table-cell office:value-type="float" office:value="0.065813189624923">
                <text:p>0.065813189624923</text:p>
              </table:table-cell>
              <table:table-cell office:value-type="float" office:value="0.00561362051372187">
                <text:p>0.00561362051372187</text:p>
              </table:table-cell>
              <table:table-cell office:value-type="float" office:value="0.00112272410274438">
                <text:p>0.00112272410274438</text:p>
              </table:table-cell>
              <table:table-cell office:value-type="float" office:value="0.00105277866360596">
                <text:p>0.00105277866360596</text:p>
              </table:table-cell>
              <table:table-cell office:value-type="float" office:value="0.00311867806317879">
                <text:p>0.00311867806317879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108">
                <text:p>108</text:p>
              </table:table-cell>
              <table:table-cell office:value-type="float" office:value="54">
                <text:p>54</text:p>
              </table:table-cell>
              <table:table-cell office:value-type="float" office:value="64.8">
                <text:p>64.8</text:p>
              </table:table-cell>
              <table:table-cell office:value-type="float" office:value="-21.4654049812547">
                <text:p>-21.4654049812547</text:p>
              </table:table-cell>
              <table:table-cell office:value-type="float" office:value="0.0769579944259277">
                <text:p>0.0769579944259277</text:p>
              </table:table-cell>
              <table:table-cell office:value-type="float" office:value="0.0323020333354312">
                <text:p>0.0323020333354312</text:p>
              </table:table-cell>
              <table:table-cell office:value-type="float" office:value="0.0204428468910665">
                <text:p>0.0204428468910665</text:p>
              </table:table-cell>
              <table:table-cell office:value-type="float" office:value="0.0635165415787636">
                <text:p>0.0635165415787636</text:p>
              </table:table-cell>
              <table:table-cell office:value-type="float" office:value="0.00541246703262808">
                <text:p>0.00541246703262808</text:p>
              </table:table-cell>
              <table:table-cell office:value-type="float" office:value="0.00108249340652561">
                <text:p>0.00108249340652561</text:p>
              </table:table-cell>
              <table:table-cell office:value-type="float" office:value="0.00104075655028875">
                <text:p>0.00104075655028875</text:p>
              </table:table-cell>
              <table:table-cell office:value-type="float" office:value="0.00300692612923779">
                <text:p>0.00300692612923779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109.5">
                <text:p>109.5</text:p>
              </table:table-cell>
              <table:table-cell office:value-type="float" office:value="54.75">
                <text:p>54.75</text:p>
              </table:table-cell>
              <table:table-cell office:value-type="float" office:value="65.7">
                <text:p>65.7</text:p>
              </table:table-cell>
              <table:table-cell office:value-type="float" office:value="-18.5333396362541">
                <text:p>-18.5333396362541</text:p>
              </table:table-cell>
              <table:table-cell office:value-type="float" office:value="0.0742843946930436">
                <text:p>0.0742843946930436</text:p>
              </table:table-cell>
              <table:table-cell office:value-type="float" office:value="0.0312225332324568">
                <text:p>0.0312225332324568</text:p>
              </table:table-cell>
              <table:table-cell office:value-type="float" office:value="0.0197910449542695">
                <text:p>0.0197910449542695</text:p>
              </table:table-cell>
              <table:table-cell office:value-type="float" office:value="0.0612935113164">
                <text:p>0.0612935113164</text:p>
              </table:table-cell>
              <table:table-cell office:value-type="float" office:value="0.00521914353480487">
                <text:p>0.00521914353480487</text:p>
              </table:table-cell>
              <table:table-cell office:value-type="float" office:value="0.00104382870696098">
                <text:p>0.00104382870696098</text:p>
              </table:table-cell>
              <table:table-cell office:value-type="float" office:value="0.00102883321944649">
                <text:p>0.00102883321944649</text:p>
              </table:table-cell>
              <table:table-cell office:value-type="float" office:value="0.00289952418600267">
                <text:p>0.00289952418600267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111">
                <text:p>111</text:p>
              </table:table-cell>
              <table:table-cell office:value-type="float" office:value="55.5">
                <text:p>55.5</text:p>
              </table:table-cell>
              <table:table-cell office:value-type="float" office:value="66.6">
                <text:p>66.6</text:p>
              </table:table-cell>
              <table:table-cell office:value-type="float" office:value="-16.3165647989068">
                <text:p>-16.3165647989068</text:p>
              </table:table-cell>
              <table:table-cell office:value-type="float" office:value="0.0716963149381549">
                <text:p>0.0716963149381549</text:p>
              </table:table-cell>
              <table:table-cell office:value-type="float" office:value="0.0301758968482529">
                <text:p>0.0301758968482529</text:p>
              </table:table-cell>
              <table:table-cell office:value-type="float" office:value="0.0191579026774945">
                <text:p>0.0191579026774945</text:p>
              </table:table-cell>
              <table:table-cell office:value-type="float" office:value="0.059142254271933">
                <text:p>0.059142254271933</text:p>
              </table:table-cell>
              <table:table-cell office:value-type="float" office:value="0.00503333254765772">
                <text:p>0.00503333254765772</text:p>
              </table:table-cell>
              <table:table-cell office:value-type="float" office:value="0.00100666650953155">
                <text:p>0.00100666650953155</text:p>
              </table:table-cell>
              <table:table-cell office:value-type="float" office:value="0.00101701188483038">
                <text:p>0.00101701188483038</text:p>
              </table:table-cell>
              <table:table-cell office:value-type="float" office:value="0.00279629585980981">
                <text:p>0.00279629585980981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112.5">
                <text:p>112.5</text:p>
              </table:table-cell>
              <table:table-cell office:value-type="float" office:value="56.25">
                <text:p>56.25</text:p>
              </table:table-cell>
              <table:table-cell office:value-type="float" office:value="67.5">
                <text:p>67.5</text:p>
              </table:table-cell>
              <table:table-cell office:value-type="float" office:value="-14.5817485837993">
                <text:p>-14.5817485837993</text:p>
              </table:table-cell>
              <table:table-cell office:value-type="float" office:value="0.0691915964826693">
                <text:p>0.0691915964826693</text:p>
              </table:table-cell>
              <table:table-cell office:value-type="float" office:value="0.0291613693600615">
                <text:p>0.0291613693600615</text:p>
              </table:table-cell>
              <table:table-cell office:value-type="float" office:value="0.0185430437410401">
                <text:p>0.0185430437410401</text:p>
              </table:table-cell>
              <table:table-cell office:value-type="float" office:value="0.0570609278235468">
                <text:p>0.0570609278235468</text:p>
              </table:table-cell>
              <table:table-cell office:value-type="float" office:value="0.00485472905981936">
                <text:p>0.00485472905981936</text:p>
              </table:table-cell>
              <table:table-cell office:value-type="float" office:value="0.000970945811963872">
                <text:p>0.000970945811963872</text:p>
              </table:table-cell>
              <table:table-cell office:value-type="float" office:value="0.00100529541262569">
                <text:p>0.00100529541262569</text:p>
              </table:table-cell>
              <table:table-cell office:value-type="float" office:value="0.00269707169989961">
                <text:p>0.00269707169989961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114">
                <text:p>114</text:p>
              </table:table-cell>
              <table:table-cell office:value-type="float" office:value="57">
                <text:p>57</text:p>
              </table:table-cell>
              <table:table-cell office:value-type="float" office:value="68.4">
                <text:p>68.4</text:p>
              </table:table-cell>
              <table:table-cell office:value-type="float" office:value="-13.1870900655388">
                <text:p>-13.1870900655388</text:p>
              </table:table-cell>
              <table:table-cell office:value-type="float" office:value="0.066768086059463">
                <text:p>0.066768086059463</text:p>
              </table:table-cell>
              <table:table-cell office:value-type="float" office:value="0.0281781926570298">
                <text:p>0.0281781926570298</text:p>
              </table:table-cell>
              <table:table-cell office:value-type="float" office:value="0.0179460863372908">
                <text:p>0.0179460863372908</text:p>
              </table:table-cell>
              <table:table-cell office:value-type="float" office:value="0.0550476961586201">
                <text:p>0.0550476961586201</text:p>
              </table:table-cell>
              <table:table-cell office:value-type="float" office:value="0.0046830401411447">
                <text:p>0.0046830401411447</text:p>
              </table:table-cell>
              <table:table-cell office:value-type="float" office:value="0.000936608028228941">
                <text:p>0.000936608028228941</text:p>
              </table:table-cell>
              <table:table-cell office:value-type="float" office:value="0.000993686345862491">
                <text:p>0.000993686345862491</text:p>
              </table:table-cell>
              <table:table-cell office:value-type="float" office:value="0.00260168896730258">
                <text:p>0.00260168896730258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115.5">
                <text:p>115.5</text:p>
              </table:table-cell>
              <table:table-cell office:value-type="float" office:value="57.75">
                <text:p>57.75</text:p>
              </table:table-cell>
              <table:table-cell office:value-type="float" office:value="69.3">
                <text:p>69.3</text:p>
              </table:table-cell>
              <table:table-cell office:value-type="float" office:value="-12.0414458851457">
                <text:p>-12.0414458851457</text:p>
              </table:table-cell>
              <table:table-cell office:value-type="float" office:value="0.0644236410906367">
                <text:p>0.0644236410906367</text:p>
              </table:table-cell>
              <table:table-cell office:value-type="float" office:value="0.027225607621071">
                <text:p>0.027225607621071</text:p>
              </table:table-cell>
              <table:table-cell office:value-type="float" office:value="0.0173666446284441">
                <text:p>0.0173666446284441</text:p>
              </table:table-cell>
              <table:table-cell office:value-type="float" office:value="0.0531007345935121">
                <text:p>0.0531007345935121</text:p>
              </table:table-cell>
              <table:table-cell office:value-type="float" office:value="0.00451798455838322">
                <text:p>0.00451798455838322</text:p>
              </table:table-cell>
              <table:table-cell office:value-type="float" office:value="0.000903596911676645">
                <text:p>0.000903596911676645</text:p>
              </table:table-cell>
              <table:table-cell office:value-type="float" office:value="0.000982186927194544">
                <text:p>0.000982186927194544</text:p>
              </table:table-cell>
              <table:table-cell office:value-type="float" office:value="0.00250999142132398">
                <text:p>0.00250999142132398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117">
                <text:p>117</text:p>
              </table:table-cell>
              <table:table-cell office:value-type="float" office:value="58.5">
                <text:p>58.5</text:p>
              </table:table-cell>
              <table:table-cell office:value-type="float" office:value="70.2">
                <text:p>70.2</text:p>
              </table:table-cell>
              <table:table-cell office:value-type="float" office:value="-11.0835636487793">
                <text:p>-11.0835636487793</text:p>
              </table:table-cell>
              <table:table-cell office:value-type="float" office:value="0.0621561343682877">
                <text:p>0.0621561343682877</text:p>
              </table:table-cell>
              <table:table-cell office:value-type="float" office:value="0.0263028561722478">
                <text:p>0.0263028561722478</text:p>
              </table:table-cell>
              <table:table-cell office:value-type="float" office:value="0.0168043300670973">
                <text:p>0.0168043300670973</text:p>
              </table:table-cell>
              <table:table-cell office:value-type="float" office:value="0.0512182333951468">
                <text:p>0.0512182333951468</text:p>
              </table:table-cell>
              <table:table-cell office:value-type="float" office:value="0.00435929238926842">
                <text:p>0.00435929238926842</text:p>
              </table:table-cell>
              <table:table-cell office:value-type="float" office:value="0.000871858477853684">
                <text:p>0.000871858477853684</text:p>
              </table:table-cell>
              <table:table-cell office:value-type="float" office:value="0.00097079912015815">
                <text:p>0.00097079912015815</text:p>
              </table:table-cell>
              <table:table-cell office:value-type="float" office:value="0.00242182910514909">
                <text:p>0.00242182910514909</text:p>
              </table:table-cell>
            </table:table-row>
            <table:table-row>
              <table:table-cell office:value-type="float" office:value="0.790000000000001">
                <text:p>0.790000000000001</text:p>
              </table:table-cell>
              <table:table-cell office:value-type="float" office:value="118.5">
                <text:p>118.5</text:p>
              </table:table-cell>
              <table:table-cell office:value-type="float" office:value="59.25">
                <text:p>59.25</text:p>
              </table:table-cell>
              <table:table-cell office:value-type="float" office:value="71.1000000000001">
                <text:p>71.1000000000001</text:p>
              </table:table-cell>
              <table:table-cell office:value-type="float" office:value="-10.2707569142038">
                <text:p>-10.2707569142038</text:p>
              </table:table-cell>
              <table:table-cell office:value-type="float" office:value="0.0599634581897984">
                <text:p>0.0599634581897984</text:p>
              </table:table-cell>
              <table:table-cell office:value-type="float" office:value="0.0254091830980272">
                <text:p>0.0254091830980272</text:p>
              </table:table-cell>
              <table:table-cell office:value-type="float" office:value="0.0162587525903639">
                <text:p>0.0162587525903639</text:p>
              </table:table-cell>
              <table:table-cell office:value-type="float" office:value="0.0493984011477906">
                <text:p>0.0493984011477906</text:p>
              </table:table-cell>
              <table:table-cell office:value-type="float" office:value="0.00420670463734239">
                <text:p>0.00420670463734239</text:p>
              </table:table-cell>
              <table:table-cell office:value-type="float" office:value="0.000841340927468477">
                <text:p>0.000841340927468477</text:p>
              </table:table-cell>
              <table:table-cell office:value-type="float" office:value="0.000959524629014539">
                <text:p>0.000959524629014539</text:p>
              </table:table-cell>
              <table:table-cell office:value-type="float" office:value="0.00233705813185685">
                <text:p>0.0023370581318568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20">
                <text:p>120</text:p>
              </table:table-cell>
              <table:table-cell office:value-type="float" office:value="60">
                <text:p>60</text:p>
              </table:table-cell>
              <table:table-cell office:value-type="float" office:value="72">
                <text:p>72</text:p>
              </table:table-cell>
              <table:table-cell office:value-type="float" office:value="-9.57236644208703">
                <text:p>-9.57236644208703</text:p>
              </table:table-cell>
              <table:table-cell office:value-type="float" office:value="0.05784352799508">
                <text:p>0.05784352799508</text:p>
              </table:table-cell>
              <table:table-cell office:value-type="float" office:value="0.0245438376842887">
                <text:p>0.0245438376842887</text:p>
              </table:table-cell>
              <table:table-cell office:value-type="float" office:value="0.0157295216974135">
                <text:p>0.0157295216974135</text:p>
              </table:table-cell>
              <table:table-cell office:value-type="float" office:value="0.0476394677049762">
                <text:p>0.0476394677049762</text:p>
              </table:table-cell>
              <table:table-cell office:value-type="float" office:value="0.00405997284946557">
                <text:p>0.00405997284946557</text:p>
              </table:table-cell>
              <table:table-cell office:value-type="float" office:value="0.000811994569893115">
                <text:p>0.000811994569893115</text:p>
              </table:table-cell>
              <table:table-cell office:value-type="float" office:value="0.000948364917272097">
                <text:p>0.000948364917272097</text:p>
              </table:table-cell>
              <table:table-cell office:value-type="float" office:value="0.0022555404719253">
                <text:p>0.0022555404719253</text:p>
              </table:table-cell>
            </table:table-row>
            <table:table-row>
              <table:table-cell office:value-type="float" office:value="0.810000000000001">
                <text:p>0.810000000000001</text:p>
              </table:table-cell>
              <table:table-cell office:value-type="float" office:value="121.5">
                <text:p>121.5</text:p>
              </table:table-cell>
              <table:table-cell office:value-type="float" office:value="60.75">
                <text:p>60.75</text:p>
              </table:table-cell>
              <table:table-cell office:value-type="float" office:value="72.9000000000001">
                <text:p>72.9000000000001</text:p>
              </table:table-cell>
              <table:table-cell office:value-type="float" office:value="-8.96580306039034">
                <text:p>-8.96580306039034</text:p>
              </table:table-cell>
              <table:table-cell office:value-type="float" office:value="0.0557942855494624">
                <text:p>0.0557942855494624</text:p>
              </table:table-cell>
              <table:table-cell office:value-type="float" office:value="0.0237060751646072">
                <text:p>0.0237060751646072</text:p>
              </table:table-cell>
              <table:table-cell office:value-type="float" office:value="0.0152162474196124">
                <text:p>0.0152162474196124</text:p>
              </table:table-cell>
              <table:table-cell office:value-type="float" office:value="0.0459396867633405">
                <text:p>0.0459396867633405</text:p>
              </table:table-cell>
              <table:table-cell office:value-type="float" office:value="0.00391885873764092">
                <text:p>0.00391885873764092</text:p>
              </table:table-cell>
              <table:table-cell office:value-type="float" office:value="0.000783771747528184">
                <text:p>0.000783771747528184</text:p>
              </table:table-cell>
              <table:table-cell office:value-type="float" office:value="0.000937321224977837">
                <text:p>0.000937321224977837</text:p>
              </table:table-cell>
              <table:table-cell office:value-type="float" office:value="0.00217714374313382">
                <text:p>0.00217714374313382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123">
                <text:p>123</text:p>
              </table:table-cell>
              <table:table-cell office:value-type="float" office:value="61.5">
                <text:p>61.5</text:p>
              </table:table-cell>
              <table:table-cell office:value-type="float" office:value="73.8">
                <text:p>73.8</text:p>
              </table:table-cell>
              <table:table-cell office:value-type="float" office:value="-8.43405641596984">
                <text:p>-8.43405641596984</text:p>
              </table:table-cell>
              <table:table-cell office:value-type="float" office:value="0.0538137017124608">
                <text:p>0.0538137017124608</text:p>
              </table:table-cell>
              <table:table-cell office:value-type="float" office:value="0.0228951580030743">
                <text:p>0.0228951580030743</text:p>
              </table:table-cell>
              <table:table-cell office:value-type="float" office:value="0.0147185411917735">
                <text:p>0.0147185411917735</text:p>
              </table:table-cell>
              <table:table-cell office:value-type="float" office:value="0.0442973380922128">
                <text:p>0.0442973380922128</text:p>
              </table:table-cell>
              <table:table-cell office:value-type="float" office:value="0.0037831338065036">
                <text:p>0.0037831338065036</text:p>
              </table:table-cell>
              <table:table-cell office:value-type="float" office:value="0.00075662676130072">
                <text:p>0.00075662676130072</text:p>
              </table:table-cell>
              <table:table-cell office:value-type="float" office:value="0.000926394584861267">
                <text:p>0.000926394584861267</text:p>
              </table:table-cell>
              <table:table-cell office:value-type="float" office:value="0.00210174100361309">
                <text:p>0.00210174100361309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124.5">
                <text:p>124.5</text:p>
              </table:table-cell>
              <table:table-cell office:value-type="float" office:value="62.25">
                <text:p>62.25</text:p>
              </table:table-cell>
              <table:table-cell office:value-type="float" office:value="74.7">
                <text:p>74.7</text:p>
              </table:table-cell>
              <table:table-cell office:value-type="float" office:value="-7.96407292357812">
                <text:p>-7.96407292357812</text:p>
              </table:table-cell>
              <table:table-cell office:value-type="float" office:value="0.0518997788294379">
                <text:p>0.0518997788294379</text:p>
              </table:table-cell>
              <table:table-cell office:value-type="float" office:value="0.0221103570247509">
                <text:p>0.0221103570247509</text:p>
              </table:table-cell>
              <table:table-cell office:value-type="float" office:value="0.0142360166323976">
                <text:p>0.0142360166323976</text:p>
              </table:table-cell>
              <table:table-cell office:value-type="float" office:value="0.0427107294500648">
                <text:p>0.0427107294500648</text:p>
              </table:table-cell>
              <table:table-cell office:value-type="float" office:value="0.00365257898758397">
                <text:p>0.00365257898758397</text:p>
              </table:table-cell>
              <table:table-cell office:value-type="float" office:value="0.000730515797516794">
                <text:p>0.000730515797516794</text:p>
              </table:table-cell>
              <table:table-cell office:value-type="float" office:value="0.000915585837407823">
                <text:p>0.000915585837407823</text:p>
              </table:table-cell>
              <table:table-cell office:value-type="float" office:value="0.00202921054865774">
                <text:p>0.00202921054865774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126">
                <text:p>126</text:p>
              </table:table-cell>
              <table:table-cell office:value-type="float" office:value="63">
                <text:p>63</text:p>
              </table:table-cell>
              <table:table-cell office:value-type="float" office:value="75.6">
                <text:p>75.6</text:p>
              </table:table-cell>
              <table:table-cell office:value-type="float" office:value="-7.54566854849576">
                <text:p>-7.54566854849576</text:p>
              </table:table-cell>
              <table:table-cell office:value-type="float" office:value="0.0500505527802366">
                <text:p>0.0500505527802366</text:p>
              </table:table-cell>
              <table:table-cell office:value-type="float" office:value="0.0213509524067661">
                <text:p>0.0213509524067661</text:p>
              </table:table-cell>
              <table:table-cell office:value-type="float" office:value="0.0137682902402194">
                <text:p>0.0137682902402194</text:p>
              </table:table-cell>
              <table:table-cell office:value-type="float" office:value="0.0411781982164434">
                <text:p>0.0411781982164434</text:p>
              </table:table-cell>
              <table:table-cell office:value-type="float" office:value="0.00352698428124258">
                <text:p>0.00352698428124258</text:p>
              </table:table-cell>
              <table:table-cell office:value-type="float" office:value="0.000705396856248516">
                <text:p>0.000705396856248516</text:p>
              </table:table-cell>
              <table:table-cell office:value-type="float" office:value="0.000904895644933778">
                <text:p>0.000904895644933778</text:p>
              </table:table-cell>
              <table:table-cell office:value-type="float" office:value="0.00195943571180141">
                <text:p>0.00195943571180141</text:p>
              </table:table-cell>
            </table:table-row>
            <table:table-row>
              <table:table-cell office:value-type="float" office:value="0.850000000000001">
                <text:p>0.850000000000001</text:p>
              </table:table-cell>
              <table:table-cell office:value-type="float" office:value="127.5">
                <text:p>127.5</text:p>
              </table:table-cell>
              <table:table-cell office:value-type="float" office:value="63.75">
                <text:p>63.75</text:p>
              </table:table-cell>
              <table:table-cell office:value-type="float" office:value="76.5000000000001">
                <text:p>76.5000000000001</text:p>
              </table:table-cell>
              <table:table-cell office:value-type="float" office:value="-7.17078139980943">
                <text:p>-7.17078139980943</text:p>
              </table:table-cell>
              <table:table-cell office:value-type="float" office:value="0.048264094716112">
                <text:p>0.048264094716112</text:p>
              </table:table-cell>
              <table:table-cell office:value-type="float" office:value="0.0206162345420713">
                <text:p>0.0206162345420713</text:p>
              </table:table-cell>
              <table:table-cell office:value-type="float" office:value="0.0133149820138245">
                <text:p>0.0133149820138245</text:p>
              </table:table-cell>
              <table:table-cell office:value-type="float" office:value="0.0396981127656785">
                <text:p>0.0396981127656785</text:p>
              </table:table-cell>
              <table:table-cell office:value-type="float" office:value="0.00340614840699249">
                <text:p>0.00340614840699249</text:p>
              </table:table-cell>
              <table:table-cell office:value-type="float" office:value="0.000681229681398499">
                <text:p>0.000681229681398499</text:p>
              </table:table-cell>
              <table:table-cell office:value-type="float" office:value="0.000894324504729373">
                <text:p>0.000894324504729373</text:p>
              </table:table-cell>
              <table:table-cell office:value-type="float" office:value="0.00189230467055136">
                <text:p>0.00189230467055136</text:p>
              </table:table-cell>
            </table:table-row>
            <table:table-row>
              <table:table-cell office:value-type="float" office:value="0.860000000000001">
                <text:p>0.860000000000001</text:p>
              </table:table-cell>
              <table:table-cell office:value-type="float" office:value="129">
                <text:p>129</text:p>
              </table:table-cell>
              <table:table-cell office:value-type="float" office:value="64.5">
                <text:p>64.5</text:p>
              </table:table-cell>
              <table:table-cell office:value-type="float" office:value="77.4000000000001">
                <text:p>77.4000000000001</text:p>
              </table:table-cell>
              <table:table-cell office:value-type="float" office:value="-6.83294636006568">
                <text:p>-6.83294636006568</text:p>
              </table:table-cell>
              <table:table-cell office:value-type="float" office:value="0.0465385125137806">
                <text:p>0.0465385125137806</text:p>
              </table:table-cell>
              <table:table-cell office:value-type="float" office:value="0.0199055047869355">
                <text:p>0.0199055047869355</text:p>
              </table:table-cell>
              <table:table-cell office:value-type="float" office:value="0.012875716000612">
                <text:p>0.012875716000612</text:p>
              </table:table-cell>
              <table:table-cell office:value-type="float" office:value="0.0382688736065357">
                <text:p>0.0382688736065357</text:p>
              </table:table-cell>
              <table:table-cell office:value-type="float" office:value="0.00328987846276817">
                <text:p>0.00328987846276817</text:p>
              </table:table-cell>
              <table:table-cell office:value-type="float" office:value="0.000657975692553634">
                <text:p>0.000657975692553634</text:p>
              </table:table-cell>
              <table:table-cell office:value-type="float" office:value="0.000883872761332363">
                <text:p>0.000883872761332363</text:p>
              </table:table-cell>
              <table:table-cell office:value-type="float" office:value="0.00182771025709341">
                <text:p>0.00182771025709341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130.5">
                <text:p>130.5</text:p>
              </table:table-cell>
              <table:table-cell office:value-type="float" office:value="65.25">
                <text:p>65.25</text:p>
              </table:table-cell>
              <table:table-cell office:value-type="float" office:value="78.3">
                <text:p>78.3</text:p>
              </table:table-cell>
              <table:table-cell office:value-type="float" office:value="-6.52691842666054">
                <text:p>-6.52691842666054</text:p>
              </table:table-cell>
              <table:table-cell office:value-type="float" office:value="0.0448719519730623">
                <text:p>0.0448719519730623</text:p>
              </table:table-cell>
              <table:table-cell office:value-type="float" office:value="0.0192180761024021">
                <text:p>0.0192180761024021</text:p>
              </table:table-cell>
              <table:table-cell office:value-type="float" office:value="0.0124501207809113">
                <text:p>0.0124501207809113</text:p>
              </table:table-cell>
              <table:table-cell office:value-type="float" office:value="0.0368889143100036">
                <text:p>0.0368889143100036</text:p>
              </table:table-cell>
              <table:table-cell office:value-type="float" office:value="0.00317798959356321">
                <text:p>0.00317798959356321</text:p>
              </table:table-cell>
              <table:table-cell office:value-type="float" office:value="0.000635597918712642">
                <text:p>0.000635597918712642</text:p>
              </table:table-cell>
              <table:table-cell office:value-type="float" office:value="0.000873540617989786">
                <text:p>0.000873540617989786</text:p>
              </table:table-cell>
              <table:table-cell office:value-type="float" office:value="0.00176554977420176">
                <text:p>0.00176554977420176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132">
                <text:p>132</text:p>
              </table:table-cell>
              <table:table-cell office:value-type="float" office:value="66">
                <text:p>66</text:p>
              </table:table-cell>
              <table:table-cell office:value-type="float" office:value="79.2">
                <text:p>79.2</text:p>
              </table:table-cell>
              <table:table-cell office:value-type="float" office:value="-6.24839786731891">
                <text:p>-6.24839786731891</text:p>
              </table:table-cell>
              <table:table-cell office:value-type="float" office:value="0.0432625977824509">
                <text:p>0.0432625977824509</text:p>
              </table:table-cell>
              <table:table-cell office:value-type="float" office:value="0.0185532735991375">
                <text:p>0.0185532735991375</text:p>
              </table:table-cell>
              <table:table-cell office:value-type="float" office:value="0.0120378298926291">
                <text:p>0.0120378298926291</text:p>
              </table:table-cell>
              <table:table-cell office:value-type="float" office:value="0.0355567022455935">
                <text:p>0.0355567022455935</text:p>
              </table:table-cell>
              <table:table-cell office:value-type="float" office:value="0.00307030466974352">
                <text:p>0.00307030466974352</text:p>
              </table:table-cell>
              <table:table-cell office:value-type="float" office:value="0.000614060933948705">
                <text:p>0.000614060933948705</text:p>
              </table:table-cell>
              <table:table-cell office:value-type="float" office:value="0.000863328147361849">
                <text:p>0.000863328147361849</text:p>
              </table:table-cell>
              <table:table-cell office:value-type="float" office:value="0.00170572481652416">
                <text:p>0.00170572481652416</text:p>
              </table:table-cell>
            </table:table-row>
            <table:table-row>
              <table:table-cell office:value-type="float" office:value="0.890000000000001">
                <text:p>0.890000000000001</text:p>
              </table:table-cell>
              <table:table-cell office:value-type="float" office:value="133.5">
                <text:p>133.5</text:p>
              </table:table-cell>
              <table:table-cell office:value-type="float" office:value="66.75">
                <text:p>66.75</text:p>
              </table:table-cell>
              <table:table-cell office:value-type="float" office:value="80.1000000000001">
                <text:p>80.1000000000001</text:p>
              </table:table-cell>
              <table:table-cell office:value-type="float" office:value="-5.99382646578214">
                <text:p>-5.99382646578214</text:p>
              </table:table-cell>
              <table:table-cell office:value-type="float" office:value="0.0417086742749533">
                <text:p>0.0417086742749533</text:p>
              </table:table-cell>
              <table:table-cell office:value-type="float" office:value="0.0179104349943592">
                <text:p>0.0179104349943592</text:p>
              </table:table-cell>
              <table:table-cell office:value-type="float" office:value="0.0116384822014061">
                <text:p>0.0116384822014061</text:p>
              </table:table-cell>
              <table:table-cell office:value-type="float" office:value="0.0342707391448492">
                <text:p>0.0342707391448492</text:p>
              </table:table-cell>
              <table:table-cell office:value-type="float" office:value="0.00296665397524172">
                <text:p>0.00296665397524172</text:p>
              </table:table-cell>
              <table:table-cell office:value-type="float" office:value="0.000593330795048344">
                <text:p>0.000593330795048344</text:p>
              </table:table-cell>
              <table:table-cell office:value-type="float" office:value="0.000853235301518029">
                <text:p>0.000853235301518029</text:p>
              </table:table-cell>
              <table:table-cell office:value-type="float" office:value="0.00164814109735649">
                <text:p>0.00164814109735649</text:p>
              </table:table-cell>
            </table:table-row>
            <table:table-row>
              <table:table-cell office:value-type="float" office:value="0.900000000000001">
                <text:p>0.900000000000001</text:p>
              </table:table-cell>
              <table:table-cell office:value-type="float" office:value="135">
                <text:p>135</text:p>
              </table:table-cell>
              <table:table-cell office:value-type="float" office:value="67.5">
                <text:p>67.5</text:p>
              </table:table-cell>
              <table:table-cell office:value-type="float" office:value="81.0000000000001">
                <text:p>81.0000000000001</text:p>
              </table:table-cell>
              <table:table-cell office:value-type="float" office:value="-5.76023429178064">
                <text:p>-5.76023429178064</text:p>
              </table:table-cell>
              <table:table-cell office:value-type="float" office:value="0.0402084459947092">
                <text:p>0.0402084459947092</text:p>
              </table:table-cell>
              <table:table-cell office:value-type="float" office:value="0.0172889109888544">
                <text:p>0.0172889109888544</text:p>
              </table:table-cell>
              <table:table-cell office:value-type="float" office:value="0.0112517222208885">
                <text:p>0.0112517222208885</text:p>
              </table:table-cell>
              <table:table-cell office:value-type="float" office:value="0.0330295615092136">
                <text:p>0.0330295615092136</text:p>
              </table:table-cell>
              <table:table-cell office:value-type="float" office:value="0.00286687490575323">
                <text:p>0.00286687490575323</text:p>
              </table:table-cell>
              <table:table-cell office:value-type="float" office:value="0.000573374981150646">
                <text:p>0.000573374981150646</text:p>
              </table:table-cell>
              <table:table-cell office:value-type="float" office:value="0.00084326192127213">
                <text:p>0.00084326192127213</text:p>
              </table:table-cell>
              <table:table-cell office:value-type="float" office:value="0.001592708280974">
                <text:p>0.0015927082809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msLineDash_20_1" draw:display-name="msLineDash 1" draw:style="round" draw:dots1="1" draw:dots1-length="301%" draw:distance="399%"/>
    <draw:stroke-dash draw:name="msLineDash_20_1_20_-1" draw:display-name="msLineDash 1 -1" draw:style="round" draw:dots1="1" draw:dots1-length="301%" draw:distance="399%"/>
    <draw:stroke-dash draw:name="msLineDash_20_2" draw:display-name="msLineDash 2" draw:style="round" draw:dots1="1" draw:dots1-length="301%" draw:distance="399%"/>
    <draw:stroke-dash draw:name="msLineDash_20_2_20_-1" draw:display-name="msLineDash 2 -1" draw:style="round" draw:dots1="1" draw:dots1-length="301%" draw:distance="399%"/>
    <draw:stroke-dash draw:name="msLineDash_20_3" draw:display-name="msLineDash 3" draw:style="round" draw:dots1="1" draw:dots1-length="301%" draw:distance="399%"/>
    <draw:stroke-dash draw:name="msLineDash_20_3_20_-1" draw:display-name="msLineDash 3 -1" draw:style="round" draw:dots1="1" draw:dots1-length="301%" draw:distance="399%"/>
    <draw:stroke-dash draw:name="msLineDash_20_4" draw:display-name="msLineDash 4" draw:style="round" draw:dots1="1" draw:dots1-length="301%" draw:distance="399%"/>
    <draw:stroke-dash draw:name="msLineDash_20_4_20_-1" draw:display-name="msLineDash 4 -1" draw:style="round" draw:dots1="1" draw:dots1-length="301%" draw:distance="399%"/>
  </office:styles>
</office:document-styles>
</file>